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6.45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97.51pt"/>
    </style:style>
    <style:style style:name="co4" style:family="table-column">
      <style:table-column-properties fo:break-before="auto" style:column-width="24.89pt"/>
    </style:style>
    <style:style style:name="co5" style:family="table-column">
      <style:table-column-properties fo:break-before="auto" style:column-width="112.96pt"/>
    </style:style>
    <style:style style:name="co6" style:family="table-column">
      <style:table-column-properties fo:break-before="auto" style:column-width="25.71pt"/>
    </style:style>
    <style:style style:name="co7" style:family="table-column">
      <style:table-column-properties fo:break-before="auto" style:column-width="113.7pt"/>
    </style:style>
    <style:style style:name="co8" style:family="table-column">
      <style:table-column-properties fo:break-before="auto" style:column-width="28.8pt"/>
    </style:style>
    <style:style style:name="co9" style:family="table-column">
      <style:table-column-properties fo:break-before="auto" style:column-width="116.79pt"/>
    </style:style>
    <style:style style:name="co10" style:family="table-column">
      <style:table-column-properties fo:break-before="auto" style:column-width="32.66pt"/>
    </style:style>
    <style:style style:name="co11" style:family="table-column">
      <style:table-column-properties fo:break-before="auto" style:column-width="102.9pt"/>
    </style:style>
    <style:style style:name="co12" style:family="table-column">
      <style:table-column-properties fo:break-before="auto" style:column-width="115.99pt"/>
    </style:style>
    <style:style style:name="co13" style:family="table-column">
      <style:table-column-properties fo:break-before="auto" style:column-width="49.66pt"/>
    </style:style>
    <style:style style:name="co14" style:family="table-column">
      <style:table-column-properties fo:break-before="auto" style:column-width="132.24pt"/>
    </style:style>
    <style:style style:name="co15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129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la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('T: 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X: 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: 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V: 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W: 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x_e: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y_e: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0.0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44.581" calcext:value-type="float">
            <text:p>244.581</text:p>
          </table:table-cell>
          <table:table-cell office:value-type="string" calcext:value-type="string">
            <text:p><text:s/>X: '</text:p>
          </table:table-cell>
          <table:table-cell office:value-type="float" office:value="0.000318291723311471" calcext:value-type="float">
            <text:p>0.000318291723311</text:p>
          </table:table-cell>
          <table:table-cell office:value-type="string" calcext:value-type="string">
            <text:p><text:s/>Y: 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V: '</text:p>
          </table:table-cell>
          <table:table-cell office:value-type="float" office:value="0.00000130137550877407" calcext:value-type="float">
            <text:p>1.30137550877407E-06</text:p>
          </table:table-cell>
          <table:table-cell office:value-type="string" calcext:value-type="string">
            <text:p><text:s/>W: '</text:p>
          </table:table-cell>
          <table:table-cell office:value-type="float" office:value="0.000109471051013294" calcext:value-type="float">
            <text:p>0.000109471051013</text:p>
          </table:table-cell>
          <table:table-cell office:value-type="string" calcext:value-type="string">
            <text:p><text:s/>x_e: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y_e: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0.0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44.581" calcext:value-type="float">
            <text:p>244.581</text:p>
          </table:table-cell>
          <table:table-cell office:value-type="string" calcext:value-type="string">
            <text:p><text:s/>X: '</text:p>
          </table:table-cell>
          <table:table-cell office:value-type="float" office:value="0.000318291723311471" calcext:value-type="float">
            <text:p>0.000318291723311</text:p>
          </table:table-cell>
          <table:table-cell office:value-type="string" calcext:value-type="string">
            <text:p><text:s/>Y: 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V: '</text:p>
          </table:table-cell>
          <table:table-cell office:value-type="float" office:value="0.00000130137550877407" calcext:value-type="float">
            <text:p>1.30137550877407E-06</text:p>
          </table:table-cell>
          <table:table-cell office:value-type="string" calcext:value-type="string">
            <text:p><text:s/>W: '</text:p>
          </table:table-cell>
          <table:table-cell office:value-type="float" office:value="0.000109471051013294" calcext:value-type="float">
            <text:p>0.000109471051013</text:p>
          </table:table-cell>
          <table:table-cell office:value-type="string" calcext:value-type="string">
            <text:p><text:s/>x_e:'</text:p>
          </table:table-cell>
          <table:table-cell office:value-type="float" office:value="0.999681708276689" calcext:value-type="float">
            <text:p>0.999681708276689</text:p>
          </table:table-cell>
          <table:table-cell office:value-type="string" calcext:value-type="string">
            <text:p><text:s/>y_e: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0.0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44.681" calcext:value-type="float">
            <text:p>244.681</text:p>
          </table:table-cell>
          <table:table-cell office:value-type="string" calcext:value-type="string">
            <text:p><text:s/>X: '</text:p>
          </table:table-cell>
          <table:table-cell office:value-type="float" office:value="0.000318302882048717" calcext:value-type="float">
            <text:p>0.000318302882049</text:p>
          </table:table-cell>
          <table:table-cell office:value-type="string" calcext:value-type="string">
            <text:p><text:s/>Y: '</text:p>
          </table:table-cell>
          <table:table-cell office:value-type="float" office:value="0.000000000298841461161594" calcext:value-type="float">
            <text:p>2.98841461161594E-10</text:p>
          </table:table-cell>
          <table:table-cell office:value-type="string" calcext:value-type="string">
            <text:p><text:s/>V: '</text:p>
          </table:table-cell>
          <table:table-cell office:value-type="float" office:value="0.0000001116273815569" calcext:value-type="float">
            <text:p>1.116273815569E-07</text:p>
          </table:table-cell>
          <table:table-cell office:value-type="string" calcext:value-type="string">
            <text:p><text:s/>W: '</text:p>
          </table:table-cell>
          <table:table-cell office:value-type="float" office:value="0.0000205924336487113" calcext:value-type="float">
            <text:p>2.05924336487113E-05</text:p>
          </table:table-cell>
          <table:table-cell office:value-type="string" calcext:value-type="string">
            <text:p><text:s/>x_e:'</text:p>
          </table:table-cell>
          <table:table-cell office:value-type="float" office:value="0.999681708276689" calcext:value-type="float">
            <text:p>0.999681708276689</text:p>
          </table:table-cell>
          <table:table-cell office:value-type="string" calcext:value-type="string">
            <text:p><text:s/>y_e: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0.0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44.781" calcext:value-type="float">
            <text:p>244.781</text:p>
          </table:table-cell>
          <table:table-cell office:value-type="string" calcext:value-type="string">
            <text:p><text:s/>X: '</text:p>
          </table:table-cell>
          <table:table-cell office:value-type="float" office:value="0.000318500927445617" calcext:value-type="float">
            <text:p>0.000318500927446</text:p>
          </table:table-cell>
          <table:table-cell office:value-type="string" calcext:value-type="string">
            <text:p><text:s/>Y: '</text:p>
          </table:table-cell>
          <table:table-cell office:value-type="float" office:value="0.00000000560309126517338" calcext:value-type="float">
            <text:p>5.60309126517338E-09</text:p>
          </table:table-cell>
          <table:table-cell office:value-type="string" calcext:value-type="string">
            <text:p><text:s/>V: '</text:p>
          </table:table-cell>
          <table:table-cell office:value-type="float" office:value="0.00000198116416027005" calcext:value-type="float">
            <text:p>1.98116416027005E-06</text:p>
          </table:table-cell>
          <table:table-cell office:value-type="string" calcext:value-type="string">
            <text:p><text:s/>W: '</text:p>
          </table:table-cell>
          <table:table-cell office:value-type="float" office:value="-0.0000151817372548669" calcext:value-type="float">
            <text:p>-1.51817372548669E-05</text:p>
          </table:table-cell>
          <table:table-cell office:value-type="string" calcext:value-type="string">
            <text:p><text:s/>x_e:'</text:p>
          </table:table-cell>
          <table:table-cell office:value-type="float" office:value="0.999681697117951" calcext:value-type="float">
            <text:p>0.999681697117951</text:p>
          </table:table-cell>
          <table:table-cell office:value-type="string" calcext:value-type="string">
            <text:p><text:s/>y_e:'</text:p>
          </table:table-cell>
          <table:table-cell office:value-type="float" office:value="-0.000000000298841461161594" calcext:value-type="float">
            <text:p>-2.98841461161594E-10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9893661354723595e-10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44.881" calcext:value-type="float">
            <text:p>244.881</text:p>
          </table:table-cell>
          <table:table-cell office:value-type="string" calcext:value-type="string">
            <text:p><text:s/>X: '</text:p>
          </table:table-cell>
          <table:table-cell office:value-type="float" office:value="0.00774043311170781" calcext:value-type="float">
            <text:p>0.007740433111708</text:p>
          </table:table-cell>
          <table:table-cell office:value-type="string" calcext:value-type="string">
            <text:p><text:s/>Y: '</text:p>
          </table:table-cell>
          <table:table-cell office:value-type="float" office:value="0.000198775934625313" calcext:value-type="float">
            <text:p>0.000198775934625</text:p>
          </table:table-cell>
          <table:table-cell office:value-type="string" calcext:value-type="string">
            <text:p><text:s/>V: '</text:p>
          </table:table-cell>
          <table:table-cell office:value-type="float" office:value="0.0742459338903427" calcext:value-type="float">
            <text:p>0.074245933890343</text:p>
          </table:table-cell>
          <table:table-cell office:value-type="string" calcext:value-type="string">
            <text:p><text:s/>W: '</text:p>
          </table:table-cell>
          <table:table-cell office:value-type="float" office:value="0.0604968351053904" calcext:value-type="float">
            <text:p>0.060496835105391</text:p>
          </table:table-cell>
          <table:table-cell office:value-type="string" calcext:value-type="string">
            <text:p><text:s/>x_e:'</text:p>
          </table:table-cell>
          <table:table-cell office:value-type="float" office:value="0.999681499072554" calcext:value-type="float">
            <text:p>0.999681499072554</text:p>
          </table:table-cell>
          <table:table-cell office:value-type="string" calcext:value-type="string">
            <text:p><text:s/>y_e:'</text:p>
          </table:table-cell>
          <table:table-cell office:value-type="float" office:value="-0.00000000560309126517338" calcext:value-type="float">
            <text:p>-5.60309126517338E-09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5.604876423512487e-09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44.981" calcext:value-type="float">
            <text:p>244.981</text:p>
          </table:table-cell>
          <table:table-cell office:value-type="string" calcext:value-type="string">
            <text:p><text:s/>X: '</text:p>
          </table:table-cell>
          <table:table-cell office:value-type="float" office:value="0.0247980295103709" calcext:value-type="float">
            <text:p>0.024798029510371</text:p>
          </table:table-cell>
          <table:table-cell office:value-type="string" calcext:value-type="string">
            <text:p><text:s/>Y: '</text:p>
          </table:table-cell>
          <table:table-cell office:value-type="float" office:value="0.000758888687607223" calcext:value-type="float">
            <text:p>0.000758888687607</text:p>
          </table:table-cell>
          <table:table-cell office:value-type="string" calcext:value-type="string">
            <text:p><text:s/>V: '</text:p>
          </table:table-cell>
          <table:table-cell office:value-type="float" office:value="0.170667900085449" calcext:value-type="float">
            <text:p>0.170667900085449</text:p>
          </table:table-cell>
          <table:table-cell office:value-type="string" calcext:value-type="string">
            <text:p><text:s/>W: '</text:p>
          </table:table-cell>
          <table:table-cell office:value-type="float" office:value="0.0000998025917145143" calcext:value-type="float">
            <text:p>9.98025917145143E-05</text:p>
          </table:table-cell>
          <table:table-cell office:value-type="string" calcext:value-type="string">
            <text:p><text:s/>x_e:'</text:p>
          </table:table-cell>
          <table:table-cell office:value-type="float" office:value="0.992259566888292" calcext:value-type="float">
            <text:p>0.992259566888292</text:p>
          </table:table-cell>
          <table:table-cell office:value-type="string" calcext:value-type="string">
            <text:p><text:s/>y_e:'</text:p>
          </table:table-cell>
          <table:table-cell office:value-type="float" office:value="-0.000198775934625313" calcext:value-type="float">
            <text:p>-0.000198775934625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0.0002003265461976474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45.082" calcext:value-type="float">
            <text:p>245.082</text:p>
          </table:table-cell>
          <table:table-cell office:value-type="string" calcext:value-type="string">
            <text:p><text:s/>X: '</text:p>
          </table:table-cell>
          <table:table-cell office:value-type="float" office:value="0.0527035886856654" calcext:value-type="float">
            <text:p>0.052703588685665</text:p>
          </table:table-cell>
          <table:table-cell office:value-type="string" calcext:value-type="string">
            <text:p><text:s/>Y: '</text:p>
          </table:table-cell>
          <table:table-cell office:value-type="float" office:value="0.00167549000426477" calcext:value-type="float">
            <text:p>0.001675490004265</text:p>
          </table:table-cell>
          <table:table-cell office:value-type="string" calcext:value-type="string">
            <text:p><text:s/>V: '</text:p>
          </table:table-cell>
          <table:table-cell office:value-type="float" office:value="0.276441670417786" calcext:value-type="float">
            <text:p>0.276441670417786</text:p>
          </table:table-cell>
          <table:table-cell office:value-type="string" calcext:value-type="string">
            <text:p><text:s/>W: '</text:p>
          </table:table-cell>
          <table:table-cell office:value-type="float" office:value="0.0630221453057714" calcext:value-type="float">
            <text:p>0.063022145305772</text:p>
          </table:table-cell>
          <table:table-cell office:value-type="string" calcext:value-type="string">
            <text:p><text:s/>x_e:'</text:p>
          </table:table-cell>
          <table:table-cell office:value-type="float" office:value="0.975201970489629" calcext:value-type="float">
            <text:p>0.975201970489629</text:p>
          </table:table-cell>
          <table:table-cell office:value-type="string" calcext:value-type="string">
            <text:p><text:s/>y_e:'</text:p>
          </table:table-cell>
          <table:table-cell office:value-type="float" office:value="-0.000758888687607223" calcext:value-type="float">
            <text:p>-0.000758888687607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0.0007781860141633795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45.181" calcext:value-type="float">
            <text:p>245.181</text:p>
          </table:table-cell>
          <table:table-cell office:value-type="string" calcext:value-type="string">
            <text:p><text:s/>X: '</text:p>
          </table:table-cell>
          <table:table-cell office:value-type="float" office:value="0.0905800509344306" calcext:value-type="float">
            <text:p>0.090580050934431</text:p>
          </table:table-cell>
          <table:table-cell office:value-type="string" calcext:value-type="string">
            <text:p><text:s/>Y: '</text:p>
          </table:table-cell>
          <table:table-cell office:value-type="float" office:value="0.0031610075703589" calcext:value-type="float">
            <text:p>0.003161007570359</text:p>
          </table:table-cell>
          <table:table-cell office:value-type="string" calcext:value-type="string">
            <text:p><text:s/>V: '</text:p>
          </table:table-cell>
          <table:table-cell office:value-type="float" office:value="0.382884667754173" calcext:value-type="float">
            <text:p>0.382884667754173</text:p>
          </table:table-cell>
          <table:table-cell office:value-type="string" calcext:value-type="string">
            <text:p><text:s/>W: '</text:p>
          </table:table-cell>
          <table:table-cell office:value-type="float" office:value="0.000324503484978733" calcext:value-type="float">
            <text:p>0.000324503484979</text:p>
          </table:table-cell>
          <table:table-cell office:value-type="string" calcext:value-type="string">
            <text:p><text:s/>x_e:'</text:p>
          </table:table-cell>
          <table:table-cell office:value-type="float" office:value="0.947296411314335" calcext:value-type="float">
            <text:p>0.947296411314335</text:p>
          </table:table-cell>
          <table:table-cell office:value-type="string" calcext:value-type="string">
            <text:p><text:s/>y_e:'</text:p>
          </table:table-cell>
          <table:table-cell office:value-type="float" office:value="-0.00167549000426477" calcext:value-type="float">
            <text:p>-0.001675490004265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0.0017687053778491105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45.281" calcext:value-type="float">
            <text:p>245.281</text:p>
          </table:table-cell>
          <table:table-cell office:value-type="string" calcext:value-type="string">
            <text:p><text:s/>X: '</text:p>
          </table:table-cell>
          <table:table-cell office:value-type="float" office:value="0.138902406027857" calcext:value-type="float">
            <text:p>0.138902406027857</text:p>
          </table:table-cell>
          <table:table-cell office:value-type="string" calcext:value-type="string">
            <text:p><text:s/>Y: '</text:p>
          </table:table-cell>
          <table:table-cell office:value-type="float" office:value="0.00505776858942257" calcext:value-type="float">
            <text:p>0.005057768589423</text:p>
          </table:table-cell>
          <table:table-cell office:value-type="string" calcext:value-type="string">
            <text:p><text:s/>V: '</text:p>
          </table:table-cell>
          <table:table-cell office:value-type="float" office:value="0.483595668315888" calcext:value-type="float">
            <text:p>0.483595668315888</text:p>
          </table:table-cell>
          <table:table-cell office:value-type="string" calcext:value-type="string">
            <text:p><text:s/>W: '</text:p>
          </table:table-cell>
          <table:table-cell office:value-type="float" office:value="0.000518161130238728" calcext:value-type="float">
            <text:p>0.000518161130239</text:p>
          </table:table-cell>
          <table:table-cell office:value-type="string" calcext:value-type="string">
            <text:p><text:s/>x_e:'</text:p>
          </table:table-cell>
          <table:table-cell office:value-type="float" office:value="0.909419949065569" calcext:value-type="float">
            <text:p>0.909419949065569</text:p>
          </table:table-cell>
          <table:table-cell office:value-type="string" calcext:value-type="string">
            <text:p><text:s/>y_e:'</text:p>
          </table:table-cell>
          <table:table-cell office:value-type="float" office:value="-0.0031610075703589" calcext:value-type="float">
            <text:p>-0.003161007570359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0.0034758362665761214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45.381" calcext:value-type="float">
            <text:p>245.381</text:p>
          </table:table-cell>
          <table:table-cell office:value-type="string" calcext:value-type="string">
            <text:p><text:s/>X: '</text:p>
          </table:table-cell>
          <table:table-cell office:value-type="float" office:value="0.193933044987266" calcext:value-type="float">
            <text:p>0.193933044987266</text:p>
          </table:table-cell>
          <table:table-cell office:value-type="string" calcext:value-type="string">
            <text:p><text:s/>Y: '</text:p>
          </table:table-cell>
          <table:table-cell office:value-type="float" office:value="0.00722070069691825" calcext:value-type="float">
            <text:p>0.007220700696918</text:p>
          </table:table-cell>
          <table:table-cell office:value-type="string" calcext:value-type="string">
            <text:p><text:s/>V: '</text:p>
          </table:table-cell>
          <table:table-cell office:value-type="float" office:value="0.550731286525726" calcext:value-type="float">
            <text:p>0.550731286525726</text:p>
          </table:table-cell>
          <table:table-cell office:value-type="string" calcext:value-type="string">
            <text:p><text:s/>W: '</text:p>
          </table:table-cell>
          <table:table-cell office:value-type="float" office:value="0.000830914600785956" calcext:value-type="float">
            <text:p>0.000830914600786</text:p>
          </table:table-cell>
          <table:table-cell office:value-type="string" calcext:value-type="string">
            <text:p><text:s/>x_e:'</text:p>
          </table:table-cell>
          <table:table-cell office:value-type="float" office:value="0.861097593972143" calcext:value-type="float">
            <text:p>0.861097593972143</text:p>
          </table:table-cell>
          <table:table-cell office:value-type="string" calcext:value-type="string">
            <text:p><text:s/>y_e:'</text:p>
          </table:table-cell>
          <table:table-cell office:value-type="float" office:value="-0.00505776858942257" calcext:value-type="float">
            <text:p>-0.005057768589423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0.005873562372590289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45.481" calcext:value-type="float">
            <text:p>245.481</text:p>
          </table:table-cell>
          <table:table-cell office:value-type="string" calcext:value-type="string">
            <text:p><text:s/>X: '</text:p>
          </table:table-cell>
          <table:table-cell office:value-type="float" office:value="0.245767091121608" calcext:value-type="float">
            <text:p>0.245767091121608</text:p>
          </table:table-cell>
          <table:table-cell office:value-type="string" calcext:value-type="string">
            <text:p><text:s/>Y: '</text:p>
          </table:table-cell>
          <table:table-cell office:value-type="float" office:value="0.00926230709678809" calcext:value-type="float">
            <text:p>0.009262307096788</text:p>
          </table:table-cell>
          <table:table-cell office:value-type="string" calcext:value-type="string">
            <text:p><text:s/>V: '</text:p>
          </table:table-cell>
          <table:table-cell office:value-type="float" office:value="0.518742372989655" calcext:value-type="float">
            <text:p>0.518742372989655</text:p>
          </table:table-cell>
          <table:table-cell office:value-type="string" calcext:value-type="string">
            <text:p><text:s/>W: '</text:p>
          </table:table-cell>
          <table:table-cell office:value-type="float" office:value="0.0011105939566371" calcext:value-type="float">
            <text:p>0.001110593956637</text:p>
          </table:table-cell>
          <table:table-cell office:value-type="string" calcext:value-type="string">
            <text:p><text:s/>x_e:'</text:p>
          </table:table-cell>
          <table:table-cell office:value-type="float" office:value="0.806066955012734" calcext:value-type="float">
            <text:p>0.806066955012734</text:p>
          </table:table-cell>
          <table:table-cell office:value-type="string" calcext:value-type="string">
            <text:p><text:s/>y_e:'</text:p>
          </table:table-cell>
          <table:table-cell office:value-type="float" office:value="-0.00722070069691825" calcext:value-type="float">
            <text:p>-0.007220700696918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0.008957701987763184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45.581" calcext:value-type="float">
            <text:p>245.581</text:p>
          </table:table-cell>
          <table:table-cell office:value-type="string" calcext:value-type="string">
            <text:p><text:s/>X: '</text:p>
          </table:table-cell>
          <table:table-cell office:value-type="float" office:value="0.294801906440111" calcext:value-type="float">
            <text:p>0.294801906440111</text:p>
          </table:table-cell>
          <table:table-cell office:value-type="string" calcext:value-type="string">
            <text:p><text:s/>Y: '</text:p>
          </table:table-cell>
          <table:table-cell office:value-type="float" office:value="0.011199113425128" calcext:value-type="float">
            <text:p>0.011199113425128</text:p>
          </table:table-cell>
          <table:table-cell office:value-type="string" calcext:value-type="string">
            <text:p><text:s/>V: '</text:p>
          </table:table-cell>
          <table:table-cell office:value-type="float" office:value="0.490730509757996" calcext:value-type="float">
            <text:p>0.490730509757996</text:p>
          </table:table-cell>
          <table:table-cell office:value-type="string" calcext:value-type="string">
            <text:p><text:s/>W: '</text:p>
          </table:table-cell>
          <table:table-cell office:value-type="float" office:value="0.00180747135575995" calcext:value-type="float">
            <text:p>0.00180747135576</text:p>
          </table:table-cell>
          <table:table-cell office:value-type="string" calcext:value-type="string">
            <text:p><text:s/>x_e:'</text:p>
          </table:table-cell>
          <table:table-cell office:value-type="float" office:value="0.754232908878392" calcext:value-type="float">
            <text:p>0.754232908878392</text:p>
          </table:table-cell>
          <table:table-cell office:value-type="string" calcext:value-type="string">
            <text:p><text:s/>y_e:'</text:p>
          </table:table-cell>
          <table:table-cell office:value-type="float" office:value="-0.00926230709678809" calcext:value-type="float">
            <text:p>-0.009262307096788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0.012279816243302146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45.681" calcext:value-type="float">
            <text:p>245.681</text:p>
          </table:table-cell>
          <table:table-cell office:value-type="string" calcext:value-type="string">
            <text:p><text:s/>X: '</text:p>
          </table:table-cell>
          <table:table-cell office:value-type="float" office:value="0.340562223776042" calcext:value-type="float">
            <text:p>0.340562223776042</text:p>
          </table:table-cell>
          <table:table-cell office:value-type="string" calcext:value-type="string">
            <text:p><text:s/>Y: '</text:p>
          </table:table-cell>
          <table:table-cell office:value-type="float" office:value="0.0130148656921746" calcext:value-type="float">
            <text:p>0.013014865692175</text:p>
          </table:table-cell>
          <table:table-cell office:value-type="string" calcext:value-type="string">
            <text:p><text:s/>V: '</text:p>
          </table:table-cell>
          <table:table-cell office:value-type="float" office:value="0.457963273525238" calcext:value-type="float">
            <text:p>0.457963273525238</text:p>
          </table:table-cell>
          <table:table-cell office:value-type="string" calcext:value-type="string">
            <text:p><text:s/>W: '</text:p>
          </table:table-cell>
          <table:table-cell office:value-type="float" office:value="0.000930717192500471" calcext:value-type="float">
            <text:p>0.0009307171925</text:p>
          </table:table-cell>
          <table:table-cell office:value-type="string" calcext:value-type="string">
            <text:p><text:s/>x_e:'</text:p>
          </table:table-cell>
          <table:table-cell office:value-type="float" office:value="0.705198093559889" calcext:value-type="float">
            <text:p>0.705198093559889</text:p>
          </table:table-cell>
          <table:table-cell office:value-type="string" calcext:value-type="string">
            <text:p><text:s/>y_e:'</text:p>
          </table:table-cell>
          <table:table-cell office:value-type="float" office:value="-0.011199113425128" calcext:value-type="float">
            <text:p>-0.011199113425128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0.01587947017698304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45.781" calcext:value-type="float">
            <text:p>245.781</text:p>
          </table:table-cell>
          <table:table-cell office:value-type="string" calcext:value-type="string">
            <text:p><text:s/>X: '</text:p>
          </table:table-cell>
          <table:table-cell office:value-type="float" office:value="0.383594295021423" calcext:value-type="float">
            <text:p>0.383594295021423</text:p>
          </table:table-cell>
          <table:table-cell office:value-type="string" calcext:value-type="string">
            <text:p><text:s/>Y: '</text:p>
          </table:table-cell>
          <table:table-cell office:value-type="float" office:value="0.0147263735648885" calcext:value-type="float">
            <text:p>0.014726373564889</text:p>
          </table:table-cell>
          <table:table-cell office:value-type="string" calcext:value-type="string">
            <text:p><text:s/>V: '</text:p>
          </table:table-cell>
          <table:table-cell office:value-type="float" office:value="0.430660935640335" calcext:value-type="float">
            <text:p>0.430660935640335</text:p>
          </table:table-cell>
          <table:table-cell office:value-type="string" calcext:value-type="string">
            <text:p><text:s/>W: '</text:p>
          </table:table-cell>
          <table:table-cell office:value-type="float" office:value="0.00239381158208272" calcext:value-type="float">
            <text:p>0.002393811582083</text:p>
          </table:table-cell>
          <table:table-cell office:value-type="string" calcext:value-type="string">
            <text:p><text:s/>x_e:'</text:p>
          </table:table-cell>
          <table:table-cell office:value-type="float" office:value="0.659437776223957" calcext:value-type="float">
            <text:p>0.659437776223957</text:p>
          </table:table-cell>
          <table:table-cell office:value-type="string" calcext:value-type="string">
            <text:p><text:s/>y_e:'</text:p>
          </table:table-cell>
          <table:table-cell office:value-type="float" office:value="-0.0130148656921746" calcext:value-type="float">
            <text:p>-0.013014865692175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0.01973374395333324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45.881" calcext:value-type="float">
            <text:p>245.881</text:p>
          </table:table-cell>
          <table:table-cell office:value-type="string" calcext:value-type="string">
            <text:p><text:s/>X: '</text:p>
          </table:table-cell>
          <table:table-cell office:value-type="float" office:value="0.423444257953656" calcext:value-type="float">
            <text:p>0.423444257953656</text:p>
          </table:table-cell>
          <table:table-cell office:value-type="string" calcext:value-type="string">
            <text:p><text:s/>Y: '</text:p>
          </table:table-cell>
          <table:table-cell office:value-type="float" office:value="0.0163208744503824" calcext:value-type="float">
            <text:p>0.016320874450382</text:p>
          </table:table-cell>
          <table:table-cell office:value-type="string" calcext:value-type="string">
            <text:p><text:s/>V: '</text:p>
          </table:table-cell>
          <table:table-cell office:value-type="float" office:value="0.398818502426147" calcext:value-type="float">
            <text:p>0.398818502426147</text:p>
          </table:table-cell>
          <table:table-cell office:value-type="string" calcext:value-type="string">
            <text:p><text:s/>W: '</text:p>
          </table:table-cell>
          <table:table-cell office:value-type="float" office:value="-0.0129470652844532" calcext:value-type="float">
            <text:p>-0.012947065284453</text:p>
          </table:table-cell>
          <table:table-cell office:value-type="string" calcext:value-type="string">
            <text:p><text:s/>x_e:'</text:p>
          </table:table-cell>
          <table:table-cell office:value-type="float" office:value="0.616405704978577" calcext:value-type="float">
            <text:p>0.616405704978577</text:p>
          </table:table-cell>
          <table:table-cell office:value-type="string" calcext:value-type="string">
            <text:p><text:s/>y_e:'</text:p>
          </table:table-cell>
          <table:table-cell office:value-type="float" office:value="-0.0147263735648885" calcext:value-type="float">
            <text:p>-0.014726373564889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0.023886172098121022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45.981" calcext:value-type="float">
            <text:p>245.981</text:p>
          </table:table-cell>
          <table:table-cell office:value-type="string" calcext:value-type="string">
            <text:p><text:s/>X: '</text:p>
          </table:table-cell>
          <table:table-cell office:value-type="float" office:value="0.460775515899667" calcext:value-type="float">
            <text:p>0.460775515899667</text:p>
          </table:table-cell>
          <table:table-cell office:value-type="string" calcext:value-type="string">
            <text:p><text:s/>Y: '</text:p>
          </table:table-cell>
          <table:table-cell office:value-type="float" office:value="0.0177661874601319" calcext:value-type="float">
            <text:p>0.017766187460132</text:p>
          </table:table-cell>
          <table:table-cell office:value-type="string" calcext:value-type="string">
            <text:p><text:s/>V: '</text:p>
          </table:table-cell>
          <table:table-cell office:value-type="float" office:value="0.373592257618904" calcext:value-type="float">
            <text:p>0.373592257618904</text:p>
          </table:table-cell>
          <table:table-cell office:value-type="string" calcext:value-type="string">
            <text:p><text:s/>W: '</text:p>
          </table:table-cell>
          <table:table-cell office:value-type="float" office:value="-0.00514752175434526" calcext:value-type="float">
            <text:p>-0.005147521754345</text:p>
          </table:table-cell>
          <table:table-cell office:value-type="string" calcext:value-type="string">
            <text:p><text:s/>x_e:'</text:p>
          </table:table-cell>
          <table:table-cell office:value-type="float" office:value="0.576555742046344" calcext:value-type="float">
            <text:p>0.576555742046344</text:p>
          </table:table-cell>
          <table:table-cell office:value-type="string" calcext:value-type="string">
            <text:p><text:s/>y_e:'</text:p>
          </table:table-cell>
          <table:table-cell office:value-type="float" office:value="-0.0163208744503824" calcext:value-type="float">
            <text:p>-0.016320874450382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0.02829998204562187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46.084" calcext:value-type="float">
            <text:p>246.084</text:p>
          </table:table-cell>
          <table:table-cell office:value-type="string" calcext:value-type="string">
            <text:p><text:s/>X: '</text:p>
          </table:table-cell>
          <table:table-cell office:value-type="float" office:value="0.496719411763132" calcext:value-type="float">
            <text:p>0.496719411763132</text:p>
          </table:table-cell>
          <table:table-cell office:value-type="string" calcext:value-type="string">
            <text:p><text:s/>Y: '</text:p>
          </table:table-cell>
          <table:table-cell office:value-type="float" office:value="0.0191392579428684" calcext:value-type="float">
            <text:p>0.019139257942869</text:p>
          </table:table-cell>
          <table:table-cell office:value-type="string" calcext:value-type="string">
            <text:p><text:s/>V: '</text:p>
          </table:table-cell>
          <table:table-cell office:value-type="float" office:value="0.349224390387535" calcext:value-type="float">
            <text:p>0.349224390387535</text:p>
          </table:table-cell>
          <table:table-cell office:value-type="string" calcext:value-type="string">
            <text:p><text:s/>W: '</text:p>
          </table:table-cell>
          <table:table-cell office:value-type="float" office:value="-0.00916051433747073" calcext:value-type="float">
            <text:p>-0.009160514337471</text:p>
          </table:table-cell>
          <table:table-cell office:value-type="string" calcext:value-type="string">
            <text:p><text:s/>x_e:'</text:p>
          </table:table-cell>
          <table:table-cell office:value-type="float" office:value="0.539224484100333" calcext:value-type="float">
            <text:p>0.539224484100333</text:p>
          </table:table-cell>
          <table:table-cell office:value-type="string" calcext:value-type="string">
            <text:p><text:s/>y_e:'</text:p>
          </table:table-cell>
          <table:table-cell office:value-type="float" office:value="-0.0177661874601319" calcext:value-type="float">
            <text:p>-0.017766187460132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0.032935750287829094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46.181" calcext:value-type="float">
            <text:p>246.181</text:p>
          </table:table-cell>
          <table:table-cell office:value-type="string" calcext:value-type="string">
            <text:p><text:s/>X: '</text:p>
          </table:table-cell>
          <table:table-cell office:value-type="float" office:value="0.528614267778411" calcext:value-type="float">
            <text:p>0.528614267778411</text:p>
          </table:table-cell>
          <table:table-cell office:value-type="string" calcext:value-type="string">
            <text:p><text:s/>Y: '</text:p>
          </table:table-cell>
          <table:table-cell office:value-type="float" office:value="0.0203275168783582" calcext:value-type="float">
            <text:p>0.020327516878358</text:p>
          </table:table-cell>
          <table:table-cell office:value-type="string" calcext:value-type="string">
            <text:p><text:s/>V: '</text:p>
          </table:table-cell>
          <table:table-cell office:value-type="float" office:value="0.329041061162949" calcext:value-type="float">
            <text:p>0.329041061162949</text:p>
          </table:table-cell>
          <table:table-cell office:value-type="string" calcext:value-type="string">
            <text:p><text:s/>W: '</text:p>
          </table:table-cell>
          <table:table-cell office:value-type="float" office:value="-0.00464024026709867" calcext:value-type="float">
            <text:p>-0.004640240267099</text:p>
          </table:table-cell>
          <table:table-cell office:value-type="string" calcext:value-type="string">
            <text:p><text:s/>x_e:'</text:p>
          </table:table-cell>
          <table:table-cell office:value-type="float" office:value="0.503280588236868" calcext:value-type="float">
            <text:p>0.503280588236868</text:p>
          </table:table-cell>
          <table:table-cell office:value-type="string" calcext:value-type="string">
            <text:p><text:s/>y_e:'</text:p>
          </table:table-cell>
          <table:table-cell office:value-type="float" office:value="-0.0191392579428684" calcext:value-type="float">
            <text:p>-0.019139257942869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0.03801068421496261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46.281" calcext:value-type="float">
            <text:p>246.281</text:p>
          </table:table-cell>
          <table:table-cell office:value-type="string" calcext:value-type="string">
            <text:p><text:s/>X: '</text:p>
          </table:table-cell>
          <table:table-cell office:value-type="float" office:value="0.559164720972996" calcext:value-type="float">
            <text:p>0.559164720972996</text:p>
          </table:table-cell>
          <table:table-cell office:value-type="string" calcext:value-type="string">
            <text:p><text:s/>Y: '</text:p>
          </table:table-cell>
          <table:table-cell office:value-type="float" office:value="0.021451919693375" calcext:value-type="float">
            <text:p>0.021451919693375</text:p>
          </table:table-cell>
          <table:table-cell office:value-type="string" calcext:value-type="string">
            <text:p><text:s/>V: '</text:p>
          </table:table-cell>
          <table:table-cell office:value-type="float" office:value="0.305711378931999" calcext:value-type="float">
            <text:p>0.305711378931999</text:p>
          </table:table-cell>
          <table:table-cell office:value-type="string" calcext:value-type="string">
            <text:p><text:s/>W: '</text:p>
          </table:table-cell>
          <table:table-cell office:value-type="float" office:value="-0.00734491951494332" calcext:value-type="float">
            <text:p>-0.007344919514943</text:p>
          </table:table-cell>
          <table:table-cell office:value-type="string" calcext:value-type="string">
            <text:p><text:s/>x_e:'</text:p>
          </table:table-cell>
          <table:table-cell office:value-type="float" office:value="0.471385732221588" calcext:value-type="float">
            <text:p>0.471385732221588</text:p>
          </table:table-cell>
          <table:table-cell office:value-type="string" calcext:value-type="string">
            <text:p><text:s/>y_e:'</text:p>
          </table:table-cell>
          <table:table-cell office:value-type="float" office:value="-0.0203275168783582" calcext:value-type="float">
            <text:p>-0.020327516878358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0.043096193389588554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46.381" calcext:value-type="float">
            <text:p>246.381</text:p>
          </table:table-cell>
          <table:table-cell office:value-type="string" calcext:value-type="string">
            <text:p><text:s/>X: '</text:p>
          </table:table-cell>
          <table:table-cell office:value-type="float" office:value="0.587994640557515" calcext:value-type="float">
            <text:p>0.587994640557515</text:p>
          </table:table-cell>
          <table:table-cell office:value-type="string" calcext:value-type="string">
            <text:p><text:s/>Y: '</text:p>
          </table:table-cell>
          <table:table-cell office:value-type="float" office:value="0.0224917951829308" calcext:value-type="float">
            <text:p>0.022491795182931</text:p>
          </table:table-cell>
          <table:table-cell office:value-type="string" calcext:value-type="string">
            <text:p><text:s/>V: '</text:p>
          </table:table-cell>
          <table:table-cell office:value-type="float" office:value="0.288486672878265" calcext:value-type="float">
            <text:p>0.288486672878265</text:p>
          </table:table-cell>
          <table:table-cell office:value-type="string" calcext:value-type="string">
            <text:p><text:s/>W: '</text:p>
          </table:table-cell>
          <table:table-cell office:value-type="float" office:value="-0.00354937472975398" calcext:value-type="float">
            <text:p>-0.003549374729754</text:p>
          </table:table-cell>
          <table:table-cell office:value-type="string" calcext:value-type="string">
            <text:p><text:s/>x_e:'</text:p>
          </table:table-cell>
          <table:table-cell office:value-type="float" office:value="0.440835279027004" calcext:value-type="float">
            <text:p>0.440835279027004</text:p>
          </table:table-cell>
          <table:table-cell office:value-type="string" calcext:value-type="string">
            <text:p><text:s/>y_e:'</text:p>
          </table:table-cell>
          <table:table-cell office:value-type="float" office:value="-0.021451919693375" calcext:value-type="float">
            <text:p>-0.021451919693375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0.04862362904083246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46.481" calcext:value-type="float">
            <text:p>246.481</text:p>
          </table:table-cell>
          <table:table-cell office:value-type="string" calcext:value-type="string">
            <text:p><text:s/>X: '</text:p>
          </table:table-cell>
          <table:table-cell office:value-type="float" office:value="0.614834414436597" calcext:value-type="float">
            <text:p>0.614834414436597</text:p>
          </table:table-cell>
          <table:table-cell office:value-type="string" calcext:value-type="string">
            <text:p><text:s/>Y: '</text:p>
          </table:table-cell>
          <table:table-cell office:value-type="float" office:value="0.0234503487638172" calcext:value-type="float">
            <text:p>0.023450348763817</text:p>
          </table:table-cell>
          <table:table-cell office:value-type="string" calcext:value-type="string">
            <text:p><text:s/>V: '</text:p>
          </table:table-cell>
          <table:table-cell office:value-type="float" office:value="0.268568852782249" calcext:value-type="float">
            <text:p>0.268568852782249</text:p>
          </table:table-cell>
          <table:table-cell office:value-type="string" calcext:value-type="string">
            <text:p><text:s/>W: '</text:p>
          </table:table-cell>
          <table:table-cell office:value-type="float" office:value="-0.00292517334581858" calcext:value-type="float">
            <text:p>-0.002925173345819</text:p>
          </table:table-cell>
          <table:table-cell office:value-type="string" calcext:value-type="string">
            <text:p><text:s/>x_e:'</text:p>
          </table:table-cell>
          <table:table-cell office:value-type="float" office:value="0.412005359442485" calcext:value-type="float">
            <text:p>0.412005359442485</text:p>
          </table:table-cell>
          <table:table-cell office:value-type="string" calcext:value-type="string">
            <text:p><text:s/>y_e:'</text:p>
          </table:table-cell>
          <table:table-cell office:value-type="float" office:value="-0.0224917951829308" calcext:value-type="float">
            <text:p>-0.022491795182931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0.054536892142537215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46.581" calcext:value-type="float">
            <text:p>246.581</text:p>
          </table:table-cell>
          <table:table-cell office:value-type="string" calcext:value-type="string">
            <text:p><text:s/>X: '</text:p>
          </table:table-cell>
          <table:table-cell office:value-type="float" office:value="0.640036048431649" calcext:value-type="float">
            <text:p>0.640036048431649</text:p>
          </table:table-cell>
          <table:table-cell office:value-type="string" calcext:value-type="string">
            <text:p><text:s/>Y: '</text:p>
          </table:table-cell>
          <table:table-cell office:value-type="float" office:value="0.024343016704603" calcext:value-type="float">
            <text:p>0.024343016704603</text:p>
          </table:table-cell>
          <table:table-cell office:value-type="string" calcext:value-type="string">
            <text:p><text:s/>V: '</text:p>
          </table:table-cell>
          <table:table-cell office:value-type="float" office:value="0.252174386501312" calcext:value-type="float">
            <text:p>0.252174386501312</text:p>
          </table:table-cell>
          <table:table-cell office:value-type="string" calcext:value-type="string">
            <text:p><text:s/>W: '</text:p>
          </table:table-cell>
          <table:table-cell office:value-type="float" office:value="-0.0133512077561344" calcext:value-type="float">
            <text:p>-0.013351207756134</text:p>
          </table:table-cell>
          <table:table-cell office:value-type="string" calcext:value-type="string">
            <text:p><text:s/>x_e:'</text:p>
          </table:table-cell>
          <table:table-cell office:value-type="float" office:value="0.385165585563403" calcext:value-type="float">
            <text:p>0.385165585563403</text:p>
          </table:table-cell>
          <table:table-cell office:value-type="string" calcext:value-type="string">
            <text:p><text:s/>y_e:'</text:p>
          </table:table-cell>
          <table:table-cell office:value-type="float" office:value="-0.0234503487638172" calcext:value-type="float">
            <text:p>-0.023450348763817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0.06080874918376654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46.681" calcext:value-type="float">
            <text:p>246.681</text:p>
          </table:table-cell>
          <table:table-cell office:value-type="string" calcext:value-type="string">
            <text:p><text:s/>X: '</text:p>
          </table:table-cell>
          <table:table-cell office:value-type="float" office:value="0.663216660372995" calcext:value-type="float">
            <text:p>0.663216660372995</text:p>
          </table:table-cell>
          <table:table-cell office:value-type="string" calcext:value-type="string">
            <text:p><text:s/>Y: '</text:p>
          </table:table-cell>
          <table:table-cell office:value-type="float" office:value="0.0251331116543437" calcext:value-type="float">
            <text:p>0.025133111654344</text:p>
          </table:table-cell>
          <table:table-cell office:value-type="string" calcext:value-type="string">
            <text:p><text:s/>V: '</text:p>
          </table:table-cell>
          <table:table-cell office:value-type="float" office:value="0.231940729498863" calcext:value-type="float">
            <text:p>0.231940729498863</text:p>
          </table:table-cell>
          <table:table-cell office:value-type="string" calcext:value-type="string">
            <text:p><text:s/>W: '</text:p>
          </table:table-cell>
          <table:table-cell office:value-type="float" office:value="-0.024441045450877" calcext:value-type="float">
            <text:p>-0.024441045450877</text:p>
          </table:table-cell>
          <table:table-cell office:value-type="string" calcext:value-type="string">
            <text:p><text:s/>x_e:'</text:p>
          </table:table-cell>
          <table:table-cell office:value-type="float" office:value="0.359963951568351" calcext:value-type="float">
            <text:p>0.359963951568351</text:p>
          </table:table-cell>
          <table:table-cell office:value-type="string" calcext:value-type="string">
            <text:p><text:s/>y_e:'</text:p>
          </table:table-cell>
          <table:table-cell office:value-type="float" office:value="-0.024343016704603" calcext:value-type="float">
            <text:p>-0.024343016704603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0.06752345254693487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46.781" calcext:value-type="float">
            <text:p>246.781</text:p>
          </table:table-cell>
          <table:table-cell office:value-type="string" calcext:value-type="string">
            <text:p><text:s/>X: '</text:p>
          </table:table-cell>
          <table:table-cell office:value-type="float" office:value="0.684779280619511" calcext:value-type="float">
            <text:p>0.684779280619511</text:p>
          </table:table-cell>
          <table:table-cell office:value-type="string" calcext:value-type="string">
            <text:p><text:s/>Y: '</text:p>
          </table:table-cell>
          <table:table-cell office:value-type="float" office:value="0.0258153002551651" calcext:value-type="float">
            <text:p>0.025815300255165</text:p>
          </table:table-cell>
          <table:table-cell office:value-type="string" calcext:value-type="string">
            <text:p><text:s/>V: '</text:p>
          </table:table-cell>
          <table:table-cell office:value-type="float" office:value="0.215734089374542" calcext:value-type="float">
            <text:p>0.215734089374542</text:p>
          </table:table-cell>
          <table:table-cell office:value-type="string" calcext:value-type="string">
            <text:p><text:s/>W: '</text:p>
          </table:table-cell>
          <table:table-cell office:value-type="float" office:value="-0.0219368417579007" calcext:value-type="float">
            <text:p>-0.021936841757901</text:p>
          </table:table-cell>
          <table:table-cell office:value-type="string" calcext:value-type="string">
            <text:p><text:s/>x_e:'</text:p>
          </table:table-cell>
          <table:table-cell office:value-type="float" office:value="0.336783339627005" calcext:value-type="float">
            <text:p>0.336783339627005</text:p>
          </table:table-cell>
          <table:table-cell office:value-type="string" calcext:value-type="string">
            <text:p><text:s/>y_e:'</text:p>
          </table:table-cell>
          <table:table-cell office:value-type="float" office:value="-0.0251331116543437" calcext:value-type="float">
            <text:p>-0.025133111654344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0.07448886878128028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46.881" calcext:value-type="float">
            <text:p>246.881</text:p>
          </table:table-cell>
          <table:table-cell office:value-type="string" calcext:value-type="string">
            <text:p><text:s/>X: '</text:p>
          </table:table-cell>
          <table:table-cell office:value-type="float" office:value="0.704939172616625" calcext:value-type="float">
            <text:p>0.704939172616625</text:p>
          </table:table-cell>
          <table:table-cell office:value-type="string" calcext:value-type="string">
            <text:p><text:s/>Y: '</text:p>
          </table:table-cell>
          <table:table-cell office:value-type="float" office:value="0.0264088442620663" calcext:value-type="float">
            <text:p>0.026408844262066</text:p>
          </table:table-cell>
          <table:table-cell office:value-type="string" calcext:value-type="string">
            <text:p><text:s/>V: '</text:p>
          </table:table-cell>
          <table:table-cell office:value-type="float" office:value="0.201686276137829" calcext:value-type="float">
            <text:p>0.201686276137829</text:p>
          </table:table-cell>
          <table:table-cell office:value-type="string" calcext:value-type="string">
            <text:p><text:s/>W: '</text:p>
          </table:table-cell>
          <table:table-cell office:value-type="float" office:value="-0.0264294815350728" calcext:value-type="float">
            <text:p>-0.026429481535073</text:p>
          </table:table-cell>
          <table:table-cell office:value-type="string" calcext:value-type="string">
            <text:p><text:s/>x_e:'</text:p>
          </table:table-cell>
          <table:table-cell office:value-type="float" office:value="0.315220719380488" calcext:value-type="float">
            <text:p>0.315220719380488</text:p>
          </table:table-cell>
          <table:table-cell office:value-type="string" calcext:value-type="string">
            <text:p><text:s/>y_e:'</text:p>
          </table:table-cell>
          <table:table-cell office:value-type="float" office:value="-0.0258153002551651" calcext:value-type="float">
            <text:p>-0.025815300255165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0.08171359263006277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46.981" calcext:value-type="float">
            <text:p>246.981</text:p>
          </table:table-cell>
          <table:table-cell office:value-type="string" calcext:value-type="string">
            <text:p><text:s/>X: '</text:p>
          </table:table-cell>
          <table:table-cell office:value-type="float" office:value="0.724090969628627" calcext:value-type="float">
            <text:p>0.724090969628627</text:p>
          </table:table-cell>
          <table:table-cell office:value-type="string" calcext:value-type="string">
            <text:p><text:s/>Y: '</text:p>
          </table:table-cell>
          <table:table-cell office:value-type="float" office:value="0.0269220508543426" calcext:value-type="float">
            <text:p>0.026922050854343</text:p>
          </table:table-cell>
          <table:table-cell office:value-type="string" calcext:value-type="string">
            <text:p><text:s/>V: '</text:p>
          </table:table-cell>
          <table:table-cell office:value-type="float" office:value="0.191586719214916" calcext:value-type="float">
            <text:p>0.191586719214916</text:p>
          </table:table-cell>
          <table:table-cell office:value-type="string" calcext:value-type="string">
            <text:p><text:s/>W: '</text:p>
          </table:table-cell>
          <table:table-cell office:value-type="float" office:value="-0.0308431351041219" calcext:value-type="float">
            <text:p>-0.030843135104122</text:p>
          </table:table-cell>
          <table:table-cell office:value-type="string" calcext:value-type="string">
            <text:p><text:s/>x_e:'</text:p>
          </table:table-cell>
          <table:table-cell office:value-type="float" office:value="0.295060827383375" calcext:value-type="float">
            <text:p>0.295060827383375</text:p>
          </table:table-cell>
          <table:table-cell office:value-type="string" calcext:value-type="string">
            <text:p><text:s/>y_e:'</text:p>
          </table:table-cell>
          <table:table-cell office:value-type="float" office:value="-0.0264088442620663" calcext:value-type="float">
            <text:p>-0.026408844262066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0.08926519623746677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47.082" calcext:value-type="float">
            <text:p>247.082</text:p>
          </table:table-cell>
          <table:table-cell office:value-type="string" calcext:value-type="string">
            <text:p><text:s/>X: '</text:p>
          </table:table-cell>
          <table:table-cell office:value-type="float" office:value="0.74240542592605" calcext:value-type="float">
            <text:p>0.74240542592605</text:p>
          </table:table-cell>
          <table:table-cell office:value-type="string" calcext:value-type="string">
            <text:p><text:s/>Y: '</text:p>
          </table:table-cell>
          <table:table-cell office:value-type="float" office:value="0.0273562958128432" calcext:value-type="float">
            <text:p>0.027356295812843</text:p>
          </table:table-cell>
          <table:table-cell office:value-type="string" calcext:value-type="string">
            <text:p><text:s/>V: '</text:p>
          </table:table-cell>
          <table:table-cell office:value-type="float" office:value="0.181382214426994" calcext:value-type="float">
            <text:p>0.181382214426994</text:p>
          </table:table-cell>
          <table:table-cell office:value-type="string" calcext:value-type="string">
            <text:p><text:s/>W: '</text:p>
          </table:table-cell>
          <table:table-cell office:value-type="float" office:value="-0.038041324500578" calcext:value-type="float">
            <text:p>-0.038041324500578</text:p>
          </table:table-cell>
          <table:table-cell office:value-type="string" calcext:value-type="string">
            <text:p><text:s/>x_e:'</text:p>
          </table:table-cell>
          <table:table-cell office:value-type="float" office:value="0.275909030371373" calcext:value-type="float">
            <text:p>0.275909030371373</text:p>
          </table:table-cell>
          <table:table-cell office:value-type="string" calcext:value-type="string">
            <text:p><text:s/>y_e:'</text:p>
          </table:table-cell>
          <table:table-cell office:value-type="float" office:value="-0.0269220508543426" calcext:value-type="float">
            <text:p>-0.026922050854343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0.09726790614593332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47.181" calcext:value-type="float">
            <text:p>247.181</text:p>
          </table:table-cell>
          <table:table-cell office:value-type="string" calcext:value-type="string">
            <text:p><text:s/>X: '</text:p>
          </table:table-cell>
          <table:table-cell office:value-type="float" office:value="0.759025506251026" calcext:value-type="float">
            <text:p>0.759025506251026</text:p>
          </table:table-cell>
          <table:table-cell office:value-type="string" calcext:value-type="string">
            <text:p><text:s/>Y: '</text:p>
          </table:table-cell>
          <table:table-cell office:value-type="float" office:value="0.0276864786351764" calcext:value-type="float">
            <text:p>0.027686478635177</text:p>
          </table:table-cell>
          <table:table-cell office:value-type="string" calcext:value-type="string">
            <text:p><text:s/>V: '</text:p>
          </table:table-cell>
          <table:table-cell office:value-type="float" office:value="0.167912725150585" calcext:value-type="float">
            <text:p>0.167912725150585</text:p>
          </table:table-cell>
          <table:table-cell office:value-type="string" calcext:value-type="string">
            <text:p><text:s/>W: '</text:p>
          </table:table-cell>
          <table:table-cell office:value-type="float" office:value="-0.0268833802407046" calcext:value-type="float">
            <text:p>-0.026883380240705</text:p>
          </table:table-cell>
          <table:table-cell office:value-type="string" calcext:value-type="string">
            <text:p><text:s/>x_e:'</text:p>
          </table:table-cell>
          <table:table-cell office:value-type="float" office:value="0.25759457407395" calcext:value-type="float">
            <text:p>0.25759457407395</text:p>
          </table:table-cell>
          <table:table-cell office:value-type="string" calcext:value-type="string">
            <text:p><text:s/>y_e:'</text:p>
          </table:table-cell>
          <table:table-cell office:value-type="float" office:value="-0.0273562958128432" calcext:value-type="float">
            <text:p>-0.027356295812843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0.10580247160486735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47.281" calcext:value-type="float">
            <text:p>247.281</text:p>
          </table:table-cell>
          <table:table-cell office:value-type="string" calcext:value-type="string">
            <text:p><text:s/>X: '</text:p>
          </table:table-cell>
          <table:table-cell office:value-type="float" office:value="0.774505487819228" calcext:value-type="float">
            <text:p>0.774505487819228</text:p>
          </table:table-cell>
          <table:table-cell office:value-type="string" calcext:value-type="string">
            <text:p><text:s/>Y: '</text:p>
          </table:table-cell>
          <table:table-cell office:value-type="float" office:value="0.0279527982383273" calcext:value-type="float">
            <text:p>0.027952798238327</text:p>
          </table:table-cell>
          <table:table-cell office:value-type="string" calcext:value-type="string">
            <text:p><text:s/>V: '</text:p>
          </table:table-cell>
          <table:table-cell office:value-type="float" office:value="0.154822722971439" calcext:value-type="float">
            <text:p>0.154822722971439</text:p>
          </table:table-cell>
          <table:table-cell office:value-type="string" calcext:value-type="string">
            <text:p><text:s/>W: '</text:p>
          </table:table-cell>
          <table:table-cell office:value-type="float" office:value="-0.0200052699410772" calcext:value-type="float">
            <text:p>-0.020005269941077</text:p>
          </table:table-cell>
          <table:table-cell office:value-type="string" calcext:value-type="string">
            <text:p><text:s/>x_e:'</text:p>
          </table:table-cell>
          <table:table-cell office:value-type="float" office:value="0.240974493748973" calcext:value-type="float">
            <text:p>0.240974493748973</text:p>
          </table:table-cell>
          <table:table-cell office:value-type="string" calcext:value-type="string">
            <text:p><text:s/>y_e:'</text:p>
          </table:table-cell>
          <table:table-cell office:value-type="float" office:value="-0.0276864786351764" calcext:value-type="float">
            <text:p>-0.027686478635177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0.11439222536886469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47.381" calcext:value-type="float">
            <text:p>247.381</text:p>
          </table:table-cell>
          <table:table-cell office:value-type="string" calcext:value-type="string">
            <text:p><text:s/>X: '</text:p>
          </table:table-cell>
          <table:table-cell office:value-type="float" office:value="0.789220926271771" calcext:value-type="float">
            <text:p>0.789220926271771</text:p>
          </table:table-cell>
          <table:table-cell office:value-type="string" calcext:value-type="string">
            <text:p><text:s/>Y: '</text:p>
          </table:table-cell>
          <table:table-cell office:value-type="float" office:value="0.0281765181719471" calcext:value-type="float">
            <text:p>0.028176518171947</text:p>
          </table:table-cell>
          <table:table-cell office:value-type="string" calcext:value-type="string">
            <text:p><text:s/>V: '</text:p>
          </table:table-cell>
          <table:table-cell office:value-type="float" office:value="0.147171389698982" calcext:value-type="float">
            <text:p>0.147171389698982</text:p>
          </table:table-cell>
          <table:table-cell office:value-type="string" calcext:value-type="string">
            <text:p><text:s/>W: '</text:p>
          </table:table-cell>
          <table:table-cell office:value-type="float" office:value="-0.0170832154262497" calcext:value-type="float">
            <text:p>-0.01708321542625</text:p>
          </table:table-cell>
          <table:table-cell office:value-type="string" calcext:value-type="string">
            <text:p><text:s/>x_e:'</text:p>
          </table:table-cell>
          <table:table-cell office:value-type="float" office:value="0.225494512180772" calcext:value-type="float">
            <text:p>0.225494512180772</text:p>
          </table:table-cell>
          <table:table-cell office:value-type="string" calcext:value-type="string">
            <text:p><text:s/>y_e:'</text:p>
          </table:table-cell>
          <table:table-cell office:value-type="float" office:value="-0.0279527982383273" calcext:value-type="float">
            <text:p>-0.027952798238327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0.12333304109327872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47.482" calcext:value-type="float">
            <text:p>247.482</text:p>
          </table:table-cell>
          <table:table-cell office:value-type="string" calcext:value-type="string">
            <text:p><text:s/>X: '</text:p>
          </table:table-cell>
          <table:table-cell office:value-type="float" office:value="0.803456954029172" calcext:value-type="float">
            <text:p>0.803456954029172</text:p>
          </table:table-cell>
          <table:table-cell office:value-type="string" calcext:value-type="string">
            <text:p><text:s/>Y: '</text:p>
          </table:table-cell>
          <table:table-cell office:value-type="float" office:value="0.0283686248622807" calcext:value-type="float">
            <text:p>0.028368624862281</text:p>
          </table:table-cell>
          <table:table-cell office:value-type="string" calcext:value-type="string">
            <text:p><text:s/>V: '</text:p>
          </table:table-cell>
          <table:table-cell office:value-type="float" office:value="0.140963602781296" calcext:value-type="float">
            <text:p>0.140963602781296</text:p>
          </table:table-cell>
          <table:table-cell office:value-type="string" calcext:value-type="string">
            <text:p><text:s/>W: '</text:p>
          </table:table-cell>
          <table:table-cell office:value-type="float" office:value="-0.0277525186538696" calcext:value-type="float">
            <text:p>-0.02775251865387</text:p>
          </table:table-cell>
          <table:table-cell office:value-type="string" calcext:value-type="string">
            <text:p><text:s/>x_e:'</text:p>
          </table:table-cell>
          <table:table-cell office:value-type="float" office:value="0.210779073728229" calcext:value-type="float">
            <text:p>0.210779073728229</text:p>
          </table:table-cell>
          <table:table-cell office:value-type="string" calcext:value-type="string">
            <text:p><text:s/>y_e:'</text:p>
          </table:table-cell>
          <table:table-cell office:value-type="float" office:value="-0.0281765181719471" calcext:value-type="float">
            <text:p>-0.028176518171947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0.13289013137298583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47.581" calcext:value-type="float">
            <text:p>247.581</text:p>
          </table:table-cell>
          <table:table-cell office:value-type="string" calcext:value-type="string">
            <text:p><text:s/>X: '</text:p>
          </table:table-cell>
          <table:table-cell office:value-type="float" office:value="0.816415970607619" calcext:value-type="float">
            <text:p>0.816415970607619</text:p>
          </table:table-cell>
          <table:table-cell office:value-type="string" calcext:value-type="string">
            <text:p><text:s/>Y: '</text:p>
          </table:table-cell>
          <table:table-cell office:value-type="float" office:value="0.0285071695337479" calcext:value-type="float">
            <text:p>0.028507169533748</text:p>
          </table:table-cell>
          <table:table-cell office:value-type="string" calcext:value-type="string">
            <text:p><text:s/>V: '</text:p>
          </table:table-cell>
          <table:table-cell office:value-type="float" office:value="0.130906637847424" calcext:value-type="float">
            <text:p>0.130906637847424</text:p>
          </table:table-cell>
          <table:table-cell office:value-type="string" calcext:value-type="string">
            <text:p><text:s/>W: '</text:p>
          </table:table-cell>
          <table:table-cell office:value-type="float" office:value="-0.0304034524653331" calcext:value-type="float">
            <text:p>-0.030403452465333</text:p>
          </table:table-cell>
          <table:table-cell office:value-type="string" calcext:value-type="string">
            <text:p><text:s/>x_e:'</text:p>
          </table:table-cell>
          <table:table-cell office:value-type="float" office:value="0.196543045970829" calcext:value-type="float">
            <text:p>0.196543045970829</text:p>
          </table:table-cell>
          <table:table-cell office:value-type="string" calcext:value-type="string">
            <text:p><text:s/>y_e:'</text:p>
          </table:table-cell>
          <table:table-cell office:value-type="float" office:value="-0.0283686248622807" calcext:value-type="float">
            <text:p>-0.028368624862281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0.14334796632632502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47.681" calcext:value-type="float">
            <text:p>247.681</text:p>
          </table:table-cell>
          <table:table-cell office:value-type="string" calcext:value-type="string">
            <text:p><text:s/>X: '</text:p>
          </table:table-cell>
          <table:table-cell office:value-type="float" office:value="0.828500071556563" calcext:value-type="float">
            <text:p>0.828500071556563</text:p>
          </table:table-cell>
          <table:table-cell office:value-type="string" calcext:value-type="string">
            <text:p><text:s/>Y: '</text:p>
          </table:table-cell>
          <table:table-cell office:value-type="float" office:value="0.0285999849569481" calcext:value-type="float">
            <text:p>0.028599984956948</text:p>
          </table:table-cell>
          <table:table-cell office:value-type="string" calcext:value-type="string">
            <text:p><text:s/>V: '</text:p>
          </table:table-cell>
          <table:table-cell office:value-type="float" office:value="0.120844573915005" calcext:value-type="float">
            <text:p>0.120844573915005</text:p>
          </table:table-cell>
          <table:table-cell office:value-type="string" calcext:value-type="string">
            <text:p><text:s/>W: '</text:p>
          </table:table-cell>
          <table:table-cell office:value-type="float" office:value="-0.0365645217608257" calcext:value-type="float">
            <text:p>-0.036564521760826</text:p>
          </table:table-cell>
          <table:table-cell office:value-type="string" calcext:value-type="string">
            <text:p><text:s/>x_e:'</text:p>
          </table:table-cell>
          <table:table-cell office:value-type="float" office:value="0.183584029392381" calcext:value-type="float">
            <text:p>0.183584029392381</text:p>
          </table:table-cell>
          <table:table-cell office:value-type="string" calcext:value-type="string">
            <text:p><text:s/>y_e:'</text:p>
          </table:table-cell>
          <table:table-cell office:value-type="float" office:value="-0.0285071695337479" calcext:value-type="float">
            <text:p>-0.028507169533748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0.15405100358348922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47.781" calcext:value-type="float">
            <text:p>247.781</text:p>
          </table:table-cell>
          <table:table-cell office:value-type="string" calcext:value-type="string">
            <text:p><text:s/>X: '</text:p>
          </table:table-cell>
          <table:table-cell office:value-type="float" office:value="0.839586926967402" calcext:value-type="float">
            <text:p>0.839586926967402</text:p>
          </table:table-cell>
          <table:table-cell office:value-type="string" calcext:value-type="string">
            <text:p><text:s/>Y: '</text:p>
          </table:table-cell>
          <table:table-cell office:value-type="float" office:value="0.0286446007578497" calcext:value-type="float">
            <text:p>0.02864460075785</text:p>
          </table:table-cell>
          <table:table-cell office:value-type="string" calcext:value-type="string">
            <text:p><text:s/>V: '</text:p>
          </table:table-cell>
          <table:table-cell office:value-type="float" office:value="0.11086945182085" calcext:value-type="float">
            <text:p>0.11086945182085</text:p>
          </table:table-cell>
          <table:table-cell office:value-type="string" calcext:value-type="string">
            <text:p><text:s/>W: '</text:p>
          </table:table-cell>
          <table:table-cell office:value-type="float" office:value="-0.0383484930877226" calcext:value-type="float">
            <text:p>-0.038348493087723</text:p>
          </table:table-cell>
          <table:table-cell office:value-type="string" calcext:value-type="string">
            <text:p><text:s/>x_e:'</text:p>
          </table:table-cell>
          <table:table-cell office:value-type="float" office:value="0.171499928443437" calcext:value-type="float">
            <text:p>0.171499928443437</text:p>
          </table:table-cell>
          <table:table-cell office:value-type="string" calcext:value-type="string">
            <text:p><text:s/>y_e:'</text:p>
          </table:table-cell>
          <table:table-cell office:value-type="float" office:value="-0.0285999849569481" calcext:value-type="float">
            <text:p>-0.028599984956948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0.16524321347737642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47.881" calcext:value-type="float">
            <text:p>247.881</text:p>
          </table:table-cell>
          <table:table-cell office:value-type="string" calcext:value-type="string">
            <text:p><text:s/>X: '</text:p>
          </table:table-cell>
          <table:table-cell office:value-type="float" office:value="0.849651233496179" calcext:value-type="float">
            <text:p>0.849651233496179</text:p>
          </table:table-cell>
          <table:table-cell office:value-type="string" calcext:value-type="string">
            <text:p><text:s/>Y: '</text:p>
          </table:table-cell>
          <table:table-cell office:value-type="float" office:value="0.0286465062928683" calcext:value-type="float">
            <text:p>0.028646506292868</text:p>
          </table:table-cell>
          <table:table-cell office:value-type="string" calcext:value-type="string">
            <text:p><text:s/>V: '</text:p>
          </table:table-cell>
          <table:table-cell office:value-type="float" office:value="0.100643067091703" calcext:value-type="float">
            <text:p>0.100643067091703</text:p>
          </table:table-cell>
          <table:table-cell office:value-type="string" calcext:value-type="string">
            <text:p><text:s/>W: '</text:p>
          </table:table-cell>
          <table:table-cell office:value-type="float" office:value="-0.0444403315883085" calcext:value-type="float">
            <text:p>-0.044440331588309</text:p>
          </table:table-cell>
          <table:table-cell office:value-type="string" calcext:value-type="string">
            <text:p><text:s/>x_e:'</text:p>
          </table:table-cell>
          <table:table-cell office:value-type="float" office:value="0.160413073032598" calcext:value-type="float">
            <text:p>0.160413073032598</text:p>
          </table:table-cell>
          <table:table-cell office:value-type="string" calcext:value-type="string">
            <text:p><text:s/>y_e:'</text:p>
          </table:table-cell>
          <table:table-cell office:value-type="float" office:value="-0.0286446007578497" calcext:value-type="float">
            <text:p>-0.02864460075785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0.17670528655629525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47.982" calcext:value-type="float">
            <text:p>247.982</text:p>
          </table:table-cell>
          <table:table-cell office:value-type="string" calcext:value-type="string">
            <text:p><text:s/>X: '</text:p>
          </table:table-cell>
          <table:table-cell office:value-type="float" office:value="0.859815841674523" calcext:value-type="float">
            <text:p>0.859815841674523</text:p>
          </table:table-cell>
          <table:table-cell office:value-type="string" calcext:value-type="string">
            <text:p><text:s/>Y: '</text:p>
          </table:table-cell>
          <table:table-cell office:value-type="float" office:value="0.0286032587018179" calcext:value-type="float">
            <text:p>0.028603258701818</text:p>
          </table:table-cell>
          <table:table-cell office:value-type="string" calcext:value-type="string">
            <text:p><text:s/>V: '</text:p>
          </table:table-cell>
          <table:table-cell office:value-type="float" office:value="0.100640595853329" calcext:value-type="float">
            <text:p>0.100640595853329</text:p>
          </table:table-cell>
          <table:table-cell office:value-type="string" calcext:value-type="string">
            <text:p><text:s/>W: '</text:p>
          </table:table-cell>
          <table:table-cell office:value-type="float" office:value="-0.0455115049718374" calcext:value-type="float">
            <text:p>-0.045511504971838</text:p>
          </table:table-cell>
          <table:table-cell office:value-type="string" calcext:value-type="string">
            <text:p><text:s/>x_e:'</text:p>
          </table:table-cell>
          <table:table-cell office:value-type="float" office:value="0.150348766503821" calcext:value-type="float">
            <text:p>0.150348766503821</text:p>
          </table:table-cell>
          <table:table-cell office:value-type="string" calcext:value-type="string">
            <text:p><text:s/>y_e:'</text:p>
          </table:table-cell>
          <table:table-cell office:value-type="float" office:value="-0.0286465062928683" calcext:value-type="float">
            <text:p>-0.028646506292868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0.18827699770156825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48.081" calcext:value-type="float">
            <text:p>248.081</text:p>
          </table:table-cell>
          <table:table-cell office:value-type="string" calcext:value-type="string">
            <text:p><text:s/>X: '</text:p>
          </table:table-cell>
          <table:table-cell office:value-type="float" office:value="0.86877924112727" calcext:value-type="float">
            <text:p>0.86877924112727</text:p>
          </table:table-cell>
          <table:table-cell office:value-type="string" calcext:value-type="string">
            <text:p><text:s/>Y: '</text:p>
          </table:table-cell>
          <table:table-cell office:value-type="float" office:value="0.0285239183614477" calcext:value-type="float">
            <text:p>0.028523918361448</text:p>
          </table:table-cell>
          <table:table-cell office:value-type="string" calcext:value-type="string">
            <text:p><text:s/>V: '</text:p>
          </table:table-cell>
          <table:table-cell office:value-type="float" office:value="0.0905429352521897" calcext:value-type="float">
            <text:p>0.09054293525219</text:p>
          </table:table-cell>
          <table:table-cell office:value-type="string" calcext:value-type="string">
            <text:p><text:s/>W: '</text:p>
          </table:table-cell>
          <table:table-cell office:value-type="float" office:value="-0.0455002626740789" calcext:value-type="float">
            <text:p>-0.045500262674079</text:p>
          </table:table-cell>
          <table:table-cell office:value-type="string" calcext:value-type="string">
            <text:p><text:s/>x_e:'</text:p>
          </table:table-cell>
          <table:table-cell office:value-type="float" office:value="0.140184158325477" calcext:value-type="float">
            <text:p>0.140184158325477</text:p>
          </table:table-cell>
          <table:table-cell office:value-type="string" calcext:value-type="string">
            <text:p><text:s/>y_e:'</text:p>
          </table:table-cell>
          <table:table-cell office:value-type="float" office:value="-0.0286032587018179" calcext:value-type="float">
            <text:p>-0.028603258701818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0.20127770870370168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48.181" calcext:value-type="float">
            <text:p>248.181</text:p>
          </table:table-cell>
          <table:table-cell office:value-type="string" calcext:value-type="string">
            <text:p><text:s/>X: '</text:p>
          </table:table-cell>
          <table:table-cell office:value-type="float" office:value="0.877830666326701" calcext:value-type="float">
            <text:p>0.877830666326701</text:p>
          </table:table-cell>
          <table:table-cell office:value-type="string" calcext:value-type="string">
            <text:p><text:s/>Y: '</text:p>
          </table:table-cell>
          <table:table-cell office:value-type="float" office:value="0.0284030213768008" calcext:value-type="float">
            <text:p>0.028403021376801</text:p>
          </table:table-cell>
          <table:table-cell office:value-type="string" calcext:value-type="string">
            <text:p><text:s/>V: '</text:p>
          </table:table-cell>
          <table:table-cell office:value-type="float" office:value="0.0905223255455494" calcext:value-type="float">
            <text:p>0.090522325545549</text:p>
          </table:table-cell>
          <table:table-cell office:value-type="string" calcext:value-type="string">
            <text:p><text:s/>W: '</text:p>
          </table:table-cell>
          <table:table-cell office:value-type="float" office:value="-0.046859383942133" calcext:value-type="float">
            <text:p>-0.046859383942133</text:p>
          </table:table-cell>
          <table:table-cell office:value-type="string" calcext:value-type="string">
            <text:p><text:s/>x_e:'</text:p>
          </table:table-cell>
          <table:table-cell office:value-type="float" office:value="0.13122075887273" calcext:value-type="float">
            <text:p>0.13122075887273</text:p>
          </table:table-cell>
          <table:table-cell office:value-type="string" calcext:value-type="string">
            <text:p><text:s/>y_e:'</text:p>
          </table:table-cell>
          <table:table-cell office:value-type="float" office:value="-0.0285239183614477" calcext:value-type="float">
            <text:p>-0.028523918361448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0.21404370248351928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48.282" calcext:value-type="float">
            <text:p>248.282</text:p>
          </table:table-cell>
          <table:table-cell office:value-type="string" calcext:value-type="string">
            <text:p><text:s/>X: '</text:p>
          </table:table-cell>
          <table:table-cell office:value-type="float" office:value="0.885954782101857" calcext:value-type="float">
            <text:p>0.885954782101857</text:p>
          </table:table-cell>
          <table:table-cell office:value-type="string" calcext:value-type="string">
            <text:p><text:s/>Y: '</text:p>
          </table:table-cell>
          <table:table-cell office:value-type="float" office:value="0.0282564316072682" calcext:value-type="float">
            <text:p>0.028256431607268</text:p>
          </table:table-cell>
          <table:table-cell office:value-type="string" calcext:value-type="string">
            <text:p><text:s/>V: '</text:p>
          </table:table-cell>
          <table:table-cell office:value-type="float" office:value="0.0804498830139637" calcext:value-type="float">
            <text:p>0.080449883013964</text:p>
          </table:table-cell>
          <table:table-cell office:value-type="string" calcext:value-type="string">
            <text:p><text:s/>W: '</text:p>
          </table:table-cell>
          <table:table-cell office:value-type="float" office:value="-0.0491694222731763" calcext:value-type="float">
            <text:p>-0.049169422273176</text:p>
          </table:table-cell>
          <table:table-cell office:value-type="string" calcext:value-type="string">
            <text:p><text:s/>x_e:'</text:p>
          </table:table-cell>
          <table:table-cell office:value-type="float" office:value="0.122169333673299" calcext:value-type="float">
            <text:p>0.122169333673299</text:p>
          </table:table-cell>
          <table:table-cell office:value-type="string" calcext:value-type="string">
            <text:p><text:s/>y_e:'</text:p>
          </table:table-cell>
          <table:table-cell office:value-type="float" office:value="-0.0284030213768008" calcext:value-type="float">
            <text:p>-0.028403021376801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0.2284310086106218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48.381" calcext:value-type="float">
            <text:p>248.381</text:p>
          </table:table-cell>
          <table:table-cell office:value-type="string" calcext:value-type="string">
            <text:p><text:s/>X: '</text:p>
          </table:table-cell>
          <table:table-cell office:value-type="float" office:value="0.893570459067681" calcext:value-type="float">
            <text:p>0.893570459067681</text:p>
          </table:table-cell>
          <table:table-cell office:value-type="string" calcext:value-type="string">
            <text:p><text:s/>Y: '</text:p>
          </table:table-cell>
          <table:table-cell office:value-type="float" office:value="0.028081179679474" calcext:value-type="float">
            <text:p>0.028081179679474</text:p>
          </table:table-cell>
          <table:table-cell office:value-type="string" calcext:value-type="string">
            <text:p><text:s/>V: '</text:p>
          </table:table-cell>
          <table:table-cell office:value-type="float" office:value="0.0769463954269886" calcext:value-type="float">
            <text:p>0.076946395426989</text:p>
          </table:table-cell>
          <table:table-cell office:value-type="string" calcext:value-type="string">
            <text:p><text:s/>W: '</text:p>
          </table:table-cell>
          <table:table-cell office:value-type="float" office:value="-0.0629059144531388" calcext:value-type="float">
            <text:p>-0.062905914453139</text:p>
          </table:table-cell>
          <table:table-cell office:value-type="string" calcext:value-type="string">
            <text:p><text:s/>x_e:'</text:p>
          </table:table-cell>
          <table:table-cell office:value-type="float" office:value="0.114045217898143" calcext:value-type="float">
            <text:p>0.114045217898143</text:p>
          </table:table-cell>
          <table:table-cell office:value-type="string" calcext:value-type="string">
            <text:p><text:s/>y_e:'</text:p>
          </table:table-cell>
          <table:table-cell office:value-type="float" office:value="-0.0282564316072682" calcext:value-type="float">
            <text:p>-0.028256431607268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0.24287418034389424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48.481" calcext:value-type="float">
            <text:p>248.481</text:p>
          </table:table-cell>
          <table:table-cell office:value-type="string" calcext:value-type="string">
            <text:p><text:s/>X: '</text:p>
          </table:table-cell>
          <table:table-cell office:value-type="float" office:value="0.90060567045496" calcext:value-type="float">
            <text:p>0.90060567045496</text:p>
          </table:table-cell>
          <table:table-cell office:value-type="string" calcext:value-type="string">
            <text:p><text:s/>Y: '</text:p>
          </table:table-cell>
          <table:table-cell office:value-type="float" office:value="0.0278754422877468" calcext:value-type="float">
            <text:p>0.027875442287747</text:p>
          </table:table-cell>
          <table:table-cell office:value-type="string" calcext:value-type="string">
            <text:p><text:s/>V: '</text:p>
          </table:table-cell>
          <table:table-cell office:value-type="float" office:value="0.0703821903169155" calcext:value-type="float">
            <text:p>0.070382190316916</text:p>
          </table:table-cell>
          <table:table-cell office:value-type="string" calcext:value-type="string">
            <text:p><text:s/>W: '</text:p>
          </table:table-cell>
          <table:table-cell office:value-type="float" office:value="-0.0599364972258189" calcext:value-type="float">
            <text:p>-0.059936497225819</text:p>
          </table:table-cell>
          <table:table-cell office:value-type="string" calcext:value-type="string">
            <text:p><text:s/>x_e:'</text:p>
          </table:table-cell>
          <table:table-cell office:value-type="float" office:value="0.106429540932319" calcext:value-type="float">
            <text:p>0.106429540932319</text:p>
          </table:table-cell>
          <table:table-cell office:value-type="string" calcext:value-type="string">
            <text:p><text:s/>y_e:'</text:p>
          </table:table-cell>
          <table:table-cell office:value-type="float" office:value="-0.028081179679474" calcext:value-type="float">
            <text:p>-0.028081179679474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0.25796864710103484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48.581" calcext:value-type="float">
            <text:p>248.581</text:p>
          </table:table-cell>
          <table:table-cell office:value-type="string" calcext:value-type="string">
            <text:p><text:s/>X: '</text:p>
          </table:table-cell>
          <table:table-cell office:value-type="float" office:value="0.9073014173446" calcext:value-type="float">
            <text:p>0.9073014173446</text:p>
          </table:table-cell>
          <table:table-cell office:value-type="string" calcext:value-type="string">
            <text:p><text:s/>Y: '</text:p>
          </table:table-cell>
          <table:table-cell office:value-type="float" office:value="0.0276394583745158" calcext:value-type="float">
            <text:p>0.027639458374516</text:p>
          </table:table-cell>
          <table:table-cell office:value-type="string" calcext:value-type="string">
            <text:p><text:s/>V: '</text:p>
          </table:table-cell>
          <table:table-cell office:value-type="float" office:value="0.0669990409016609" calcext:value-type="float">
            <text:p>0.066999040901661</text:p>
          </table:table-cell>
          <table:table-cell office:value-type="string" calcext:value-type="string">
            <text:p><text:s/>W: '</text:p>
          </table:table-cell>
          <table:table-cell office:value-type="float" office:value="-0.071012662835868" calcext:value-type="float">
            <text:p>-0.071012662835868</text:p>
          </table:table-cell>
          <table:table-cell office:value-type="string" calcext:value-type="string">
            <text:p><text:s/>x_e:'</text:p>
          </table:table-cell>
          <table:table-cell office:value-type="float" office:value="0.0993943295450396" calcext:value-type="float">
            <text:p>0.09939432954504</text:p>
          </table:table-cell>
          <table:table-cell office:value-type="string" calcext:value-type="string">
            <text:p><text:s/>y_e:'</text:p>
          </table:table-cell>
          <table:table-cell office:value-type="float" office:value="-0.0278754422877468" calcext:value-type="float">
            <text:p>-0.027875442287747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0.273428761315228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48.681" calcext:value-type="float">
            <text:p>248.681</text:p>
          </table:table-cell>
          <table:table-cell office:value-type="string" calcext:value-type="string">
            <text:p><text:s/>X: '</text:p>
          </table:table-cell>
          <table:table-cell office:value-type="float" office:value="0.913317460203006" calcext:value-type="float">
            <text:p>0.913317460203006</text:p>
          </table:table-cell>
          <table:table-cell office:value-type="string" calcext:value-type="string">
            <text:p><text:s/>Y: '</text:p>
          </table:table-cell>
          <table:table-cell office:value-type="float" office:value="0.0273846438341729" calcext:value-type="float">
            <text:p>0.027384643834173</text:p>
          </table:table-cell>
          <table:table-cell office:value-type="string" calcext:value-type="string">
            <text:p><text:s/>V: '</text:p>
          </table:table-cell>
          <table:table-cell office:value-type="float" office:value="0.0602143688201904" calcext:value-type="float">
            <text:p>0.060214368820191</text:p>
          </table:table-cell>
          <table:table-cell office:value-type="string" calcext:value-type="string">
            <text:p><text:s/>W: '</text:p>
          </table:table-cell>
          <table:table-cell office:value-type="float" office:value="-0.0697761551443353" calcext:value-type="float">
            <text:p>-0.069776155144335</text:p>
          </table:table-cell>
          <table:table-cell office:value-type="string" calcext:value-type="string">
            <text:p><text:s/>x_e:'</text:p>
          </table:table-cell>
          <table:table-cell office:value-type="float" office:value="0.0926985826554002" calcext:value-type="float">
            <text:p>0.0926985826554</text:p>
          </table:table-cell>
          <table:table-cell office:value-type="string" calcext:value-type="string">
            <text:p><text:s/>y_e:'</text:p>
          </table:table-cell>
          <table:table-cell office:value-type="float" office:value="-0.0276394583745158" calcext:value-type="float">
            <text:p>-0.027639458374516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0.2897723152874495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48.781" calcext:value-type="float">
            <text:p>248.781</text:p>
          </table:table-cell>
          <table:table-cell office:value-type="string" calcext:value-type="string">
            <text:p><text:s/>X: '</text:p>
          </table:table-cell>
          <table:table-cell office:value-type="float" office:value="0.919339235866736" calcext:value-type="float">
            <text:p>0.919339235866736</text:p>
          </table:table-cell>
          <table:table-cell office:value-type="string" calcext:value-type="string">
            <text:p><text:s/>Y: '</text:p>
          </table:table-cell>
          <table:table-cell office:value-type="float" office:value="0.0270874803328926" calcext:value-type="float">
            <text:p>0.027087480332893</text:p>
          </table:table-cell>
          <table:table-cell office:value-type="string" calcext:value-type="string">
            <text:p><text:s/>V: '</text:p>
          </table:table-cell>
          <table:table-cell office:value-type="float" office:value="0.0602910344004631" calcext:value-type="float">
            <text:p>0.060291034400463</text:p>
          </table:table-cell>
          <table:table-cell office:value-type="string" calcext:value-type="string">
            <text:p><text:s/>W: '</text:p>
          </table:table-cell>
          <table:table-cell office:value-type="float" office:value="-0.065235427345138" calcext:value-type="float">
            <text:p>-0.065235427345138</text:p>
          </table:table-cell>
          <table:table-cell office:value-type="string" calcext:value-type="string">
            <text:p><text:s/>x_e:'</text:p>
          </table:table-cell>
          <table:table-cell office:value-type="float" office:value="0.0866825397969936" calcext:value-type="float">
            <text:p>0.086682539796994</text:p>
          </table:table-cell>
          <table:table-cell office:value-type="string" calcext:value-type="string">
            <text:p><text:s/>y_e:'</text:p>
          </table:table-cell>
          <table:table-cell office:value-type="float" office:value="-0.0273846438341729" calcext:value-type="float">
            <text:p>-0.027384643834173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0.30599646477677966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48.881" calcext:value-type="float">
            <text:p>248.881</text:p>
          </table:table-cell>
          <table:table-cell office:value-type="string" calcext:value-type="string">
            <text:p><text:s/>X: '</text:p>
          </table:table-cell>
          <table:table-cell office:value-type="float" office:value="0.924976723953236" calcext:value-type="float">
            <text:p>0.924976723953236</text:p>
          </table:table-cell>
          <table:table-cell office:value-type="string" calcext:value-type="string">
            <text:p><text:s/>Y: '</text:p>
          </table:table-cell>
          <table:table-cell office:value-type="float" office:value="0.0267724023644244" calcext:value-type="float">
            <text:p>0.026772402364424</text:p>
          </table:table-cell>
          <table:table-cell office:value-type="string" calcext:value-type="string">
            <text:p><text:s/>V: '</text:p>
          </table:table-cell>
          <table:table-cell office:value-type="float" office:value="0.0564628604054451" calcext:value-type="float">
            <text:p>0.056462860405445</text:p>
          </table:table-cell>
          <table:table-cell office:value-type="string" calcext:value-type="string">
            <text:p><text:s/>W: '</text:p>
          </table:table-cell>
          <table:table-cell office:value-type="float" office:value="-0.0741913318634033" calcext:value-type="float">
            <text:p>-0.074191331863403</text:p>
          </table:table-cell>
          <table:table-cell office:value-type="string" calcext:value-type="string">
            <text:p><text:s/>x_e:'</text:p>
          </table:table-cell>
          <table:table-cell office:value-type="float" office:value="0.0806607641332644" calcext:value-type="float">
            <text:p>0.080660764133264</text:p>
          </table:table-cell>
          <table:table-cell office:value-type="string" calcext:value-type="string">
            <text:p><text:s/>y_e:'</text:p>
          </table:table-cell>
          <table:table-cell office:value-type="float" office:value="-0.0270874803328926" calcext:value-type="float">
            <text:p>-0.027087480332893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0.32398668763616967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48.982" calcext:value-type="float">
            <text:p>248.982</text:p>
          </table:table-cell>
          <table:table-cell office:value-type="string" calcext:value-type="string">
            <text:p><text:s/>X: '</text:p>
          </table:table-cell>
          <table:table-cell office:value-type="float" office:value="0.930027348458508" calcext:value-type="float">
            <text:p>0.930027348458508</text:p>
          </table:table-cell>
          <table:table-cell office:value-type="string" calcext:value-type="string">
            <text:p><text:s/>Y: '</text:p>
          </table:table-cell>
          <table:table-cell office:value-type="float" office:value="0.0264525194858849" calcext:value-type="float">
            <text:p>0.026452519485885</text:p>
          </table:table-cell>
          <table:table-cell office:value-type="string" calcext:value-type="string">
            <text:p><text:s/>V: '</text:p>
          </table:table-cell>
          <table:table-cell office:value-type="float" office:value="0.0501063792854548" calcext:value-type="float">
            <text:p>0.050106379285455</text:p>
          </table:table-cell>
          <table:table-cell office:value-type="string" calcext:value-type="string">
            <text:p><text:s/>W: '</text:p>
          </table:table-cell>
          <table:table-cell office:value-type="float" office:value="-0.0683767973299486" calcext:value-type="float">
            <text:p>-0.068376797329949</text:p>
          </table:table-cell>
          <table:table-cell office:value-type="string" calcext:value-type="string">
            <text:p><text:s/>x_e:'</text:p>
          </table:table-cell>
          <table:table-cell office:value-type="float" office:value="0.0750232760467643" calcext:value-type="float">
            <text:p>0.075023276046764</text:p>
          </table:table-cell>
          <table:table-cell office:value-type="string" calcext:value-type="string">
            <text:p><text:s/>y_e:'</text:p>
          </table:table-cell>
          <table:table-cell office:value-type="float" office:value="-0.0267724023644244" calcext:value-type="float">
            <text:p>-0.026772402364424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0.34276828240283475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49.081" calcext:value-type="float">
            <text:p>249.081</text:p>
          </table:table-cell>
          <table:table-cell office:value-type="string" calcext:value-type="string">
            <text:p><text:s/>X: '</text:p>
          </table:table-cell>
          <table:table-cell office:value-type="float" office:value="0.934445476904216" calcext:value-type="float">
            <text:p>0.934445476904216</text:p>
          </table:table-cell>
          <table:table-cell office:value-type="string" calcext:value-type="string">
            <text:p><text:s/>Y: '</text:p>
          </table:table-cell>
          <table:table-cell office:value-type="float" office:value="0.0261420478110786" calcext:value-type="float">
            <text:p>0.026142047811079</text:p>
          </table:table-cell>
          <table:table-cell office:value-type="string" calcext:value-type="string">
            <text:p><text:s/>V: '</text:p>
          </table:table-cell>
          <table:table-cell office:value-type="float" office:value="0.0447376139163971" calcext:value-type="float">
            <text:p>0.044737613916397</text:p>
          </table:table-cell>
          <table:table-cell office:value-type="string" calcext:value-type="string">
            <text:p><text:s/>W: '</text:p>
          </table:table-cell>
          <table:table-cell office:value-type="float" office:value="-0.0946610900292914" calcext:value-type="float">
            <text:p>-0.094661090029291</text:p>
          </table:table-cell>
          <table:table-cell office:value-type="string" calcext:value-type="string">
            <text:p><text:s/>x_e:'</text:p>
          </table:table-cell>
          <table:table-cell office:value-type="float" office:value="0.0699726515414917" calcext:value-type="float">
            <text:p>0.069972651541492</text:p>
          </table:table-cell>
          <table:table-cell office:value-type="string" calcext:value-type="string">
            <text:p><text:s/>y_e:'</text:p>
          </table:table-cell>
          <table:table-cell office:value-type="float" office:value="-0.0264525194858849" calcext:value-type="float">
            <text:p>-0.026452519485885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0.3614339373353028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49.181" calcext:value-type="float">
            <text:p>249.181</text:p>
          </table:table-cell>
          <table:table-cell office:value-type="string" calcext:value-type="string">
            <text:p><text:s/>X: '</text:p>
          </table:table-cell>
          <table:table-cell office:value-type="float" office:value="0.938826578750859" calcext:value-type="float">
            <text:p>0.938826578750859</text:p>
          </table:table-cell>
          <table:table-cell office:value-type="string" calcext:value-type="string">
            <text:p><text:s/>Y: '</text:p>
          </table:table-cell>
          <table:table-cell office:value-type="float" office:value="0.0257928896620166" calcext:value-type="float">
            <text:p>0.025792889662017</text:p>
          </table:table-cell>
          <table:table-cell office:value-type="string" calcext:value-type="string">
            <text:p><text:s/>V: '</text:p>
          </table:table-cell>
          <table:table-cell office:value-type="float" office:value="0.0439499315172434" calcext:value-type="float">
            <text:p>0.043949931517243</text:p>
          </table:table-cell>
          <table:table-cell office:value-type="string" calcext:value-type="string">
            <text:p><text:s/>W: '</text:p>
          </table:table-cell>
          <table:table-cell office:value-type="float" office:value="-0.0859124608427645" calcext:value-type="float">
            <text:p>-0.085912460842765</text:p>
          </table:table-cell>
          <table:table-cell office:value-type="string" calcext:value-type="string">
            <text:p><text:s/>x_e:'</text:p>
          </table:table-cell>
          <table:table-cell office:value-type="float" office:value="0.0655545230957834" calcext:value-type="float">
            <text:p>0.065554523095783</text:p>
          </table:table-cell>
          <table:table-cell office:value-type="string" calcext:value-type="string">
            <text:p><text:s/>y_e:'</text:p>
          </table:table-cell>
          <table:table-cell office:value-type="float" office:value="-0.0261420478110786" calcext:value-type="float">
            <text:p>-0.026142047811079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0.3794570416365035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49.281" calcext:value-type="float">
            <text:p>249.281</text:p>
          </table:table-cell>
          <table:table-cell office:value-type="string" calcext:value-type="string">
            <text:p><text:s/>X: '</text:p>
          </table:table-cell>
          <table:table-cell office:value-type="float" office:value="0.943241056609652" calcext:value-type="float">
            <text:p>0.943241056609652</text:p>
          </table:table-cell>
          <table:table-cell office:value-type="string" calcext:value-type="string">
            <text:p><text:s/>Y: '</text:p>
          </table:table-cell>
          <table:table-cell office:value-type="float" office:value="0.0254028777209408" calcext:value-type="float">
            <text:p>0.025402877720941</text:p>
          </table:table-cell>
          <table:table-cell office:value-type="string" calcext:value-type="string">
            <text:p><text:s/>V: '</text:p>
          </table:table-cell>
          <table:table-cell office:value-type="float" office:value="0.0443167283087969" calcext:value-type="float">
            <text:p>0.044316728308797</text:p>
          </table:table-cell>
          <table:table-cell office:value-type="string" calcext:value-type="string">
            <text:p><text:s/>W: '</text:p>
          </table:table-cell>
          <table:table-cell office:value-type="float" office:value="-0.0731148455875466" calcext:value-type="float">
            <text:p>-0.073114845587547</text:p>
          </table:table-cell>
          <table:table-cell office:value-type="string" calcext:value-type="string">
            <text:p><text:s/>x_e:'</text:p>
          </table:table-cell>
          <table:table-cell office:value-type="float" office:value="0.0611734212491406" calcext:value-type="float">
            <text:p>0.061173421249141</text:p>
          </table:table-cell>
          <table:table-cell office:value-type="string" calcext:value-type="string">
            <text:p><text:s/>y_e:'</text:p>
          </table:table-cell>
          <table:table-cell office:value-type="float" office:value="-0.0257928896620166" calcext:value-type="float">
            <text:p>-0.025792889662017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0.3990174877958434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49.381" calcext:value-type="float">
            <text:p>249.381</text:p>
          </table:table-cell>
          <table:table-cell office:value-type="string" calcext:value-type="string">
            <text:p><text:s/>X: '</text:p>
          </table:table-cell>
          <table:table-cell office:value-type="float" office:value="0.947232680510106" calcext:value-type="float">
            <text:p>0.947232680510106</text:p>
          </table:table-cell>
          <table:table-cell office:value-type="string" calcext:value-type="string">
            <text:p><text:s/>Y: '</text:p>
          </table:table-cell>
          <table:table-cell office:value-type="float" office:value="0.0250207922074632" calcext:value-type="float">
            <text:p>0.025020792207463</text:p>
          </table:table-cell>
          <table:table-cell office:value-type="string" calcext:value-type="string">
            <text:p><text:s/>V: '</text:p>
          </table:table-cell>
          <table:table-cell office:value-type="float" office:value="0.0400986916273832" calcext:value-type="float">
            <text:p>0.040098691627383</text:p>
          </table:table-cell>
          <table:table-cell office:value-type="string" calcext:value-type="string">
            <text:p><text:s/>W: '</text:p>
          </table:table-cell>
          <table:table-cell office:value-type="float" office:value="-0.0843472791364394" calcext:value-type="float">
            <text:p>-0.084347279136439</text:p>
          </table:table-cell>
          <table:table-cell office:value-type="string" calcext:value-type="string">
            <text:p><text:s/>x_e:'</text:p>
          </table:table-cell>
          <table:table-cell office:value-type="float" office:value="0.0567589433903477" calcext:value-type="float">
            <text:p>0.056758943390348</text:p>
          </table:table-cell>
          <table:table-cell office:value-type="string" calcext:value-type="string">
            <text:p><text:s/>y_e:'</text:p>
          </table:table-cell>
          <table:table-cell office:value-type="float" office:value="-0.0254028777209408" calcext:value-type="float">
            <text:p>-0.025402877720941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0.4208206935620692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49.481" calcext:value-type="float">
            <text:p>249.481</text:p>
          </table:table-cell>
          <table:table-cell office:value-type="string" calcext:value-type="string">
            <text:p><text:s/>X: '</text:p>
          </table:table-cell>
          <table:table-cell office:value-type="float" office:value="0.950822023985392" calcext:value-type="float">
            <text:p>0.950822023985392</text:p>
          </table:table-cell>
          <table:table-cell office:value-type="string" calcext:value-type="string">
            <text:p><text:s/>Y: '</text:p>
          </table:table-cell>
          <table:table-cell office:value-type="float" office:value="0.0246466357593296" calcext:value-type="float">
            <text:p>0.02464663575933</text:p>
          </table:table-cell>
          <table:table-cell office:value-type="string" calcext:value-type="string">
            <text:p><text:s/>V: '</text:p>
          </table:table-cell>
          <table:table-cell office:value-type="float" office:value="0.0360879199057818" calcext:value-type="float">
            <text:p>0.036087919905782</text:p>
          </table:table-cell>
          <table:table-cell office:value-type="string" calcext:value-type="string">
            <text:p><text:s/>W: '</text:p>
          </table:table-cell>
          <table:table-cell office:value-type="float" office:value="-0.088262826383832" calcext:value-type="float">
            <text:p>-0.088262826383832</text:p>
          </table:table-cell>
          <table:table-cell office:value-type="string" calcext:value-type="string">
            <text:p><text:s/>x_e:'</text:p>
          </table:table-cell>
          <table:table-cell office:value-type="float" office:value="0.0527673194898946" calcext:value-type="float">
            <text:p>0.052767319489895</text:p>
          </table:table-cell>
          <table:table-cell office:value-type="string" calcext:value-type="string">
            <text:p><text:s/>y_e:'</text:p>
          </table:table-cell>
          <table:table-cell office:value-type="float" office:value="-0.0250207922074632" calcext:value-type="float">
            <text:p>-0.025020792207463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0.44277265103804486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49.581" calcext:value-type="float">
            <text:p>249.581</text:p>
          </table:table-cell>
          <table:table-cell office:value-type="string" calcext:value-type="string">
            <text:p><text:s/>X: '</text:p>
          </table:table-cell>
          <table:table-cell office:value-type="float" office:value="0.954467698507399" calcext:value-type="float">
            <text:p>0.954467698507399</text:p>
          </table:table-cell>
          <table:table-cell office:value-type="string" calcext:value-type="string">
            <text:p><text:s/>Y: '</text:p>
          </table:table-cell>
          <table:table-cell office:value-type="float" office:value="0.0242340491077527" calcext:value-type="float">
            <text:p>0.024234049107753</text:p>
          </table:table-cell>
          <table:table-cell office:value-type="string" calcext:value-type="string">
            <text:p><text:s/>V: '</text:p>
          </table:table-cell>
          <table:table-cell office:value-type="float" office:value="0.0366894677877426" calcext:value-type="float">
            <text:p>0.036689467787743</text:p>
          </table:table-cell>
          <table:table-cell office:value-type="string" calcext:value-type="string">
            <text:p><text:s/>W: '</text:p>
          </table:table-cell>
          <table:table-cell office:value-type="float" office:value="-0.0937574631478413" calcext:value-type="float">
            <text:p>-0.093757463147841</text:p>
          </table:table-cell>
          <table:table-cell office:value-type="string" calcext:value-type="string">
            <text:p><text:s/>x_e:'</text:p>
          </table:table-cell>
          <table:table-cell office:value-type="float" office:value="0.0491779760146084" calcext:value-type="float">
            <text:p>0.049177976014608</text:p>
          </table:table-cell>
          <table:table-cell office:value-type="string" calcext:value-type="string">
            <text:p><text:s/>y_e:'</text:p>
          </table:table-cell>
          <table:table-cell office:value-type="float" office:value="-0.0246466357593296" calcext:value-type="float">
            <text:p>-0.02464663575933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0.46458495082716245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49.681" calcext:value-type="float">
            <text:p>249.681</text:p>
          </table:table-cell>
          <table:table-cell office:value-type="string" calcext:value-type="string">
            <text:p><text:s/>X: '</text:p>
          </table:table-cell>
          <table:table-cell office:value-type="float" office:value="0.957763769449439" calcext:value-type="float">
            <text:p>0.957763769449439</text:p>
          </table:table-cell>
          <table:table-cell office:value-type="string" calcext:value-type="string">
            <text:p><text:s/>Y: '</text:p>
          </table:table-cell>
          <table:table-cell office:value-type="float" office:value="0.0238296945459577" calcext:value-type="float">
            <text:p>0.023829694545958</text:p>
          </table:table-cell>
          <table:table-cell office:value-type="string" calcext:value-type="string">
            <text:p><text:s/>V: '</text:p>
          </table:table-cell>
          <table:table-cell office:value-type="float" office:value="0.0332078097239137" calcext:value-type="float">
            <text:p>0.033207809723914</text:p>
          </table:table-cell>
          <table:table-cell office:value-type="string" calcext:value-type="string">
            <text:p><text:s/>W: '</text:p>
          </table:table-cell>
          <table:table-cell office:value-type="float" office:value="-0.0973254692662193" calcext:value-type="float">
            <text:p>-0.097325469266219</text:p>
          </table:table-cell>
          <table:table-cell office:value-type="string" calcext:value-type="string">
            <text:p><text:s/>x_e:'</text:p>
          </table:table-cell>
          <table:table-cell office:value-type="float" office:value="0.0455323014926006" calcext:value-type="float">
            <text:p>0.045532301492601</text:p>
          </table:table-cell>
          <table:table-cell office:value-type="string" calcext:value-type="string">
            <text:p><text:s/>y_e:'</text:p>
          </table:table-cell>
          <table:table-cell office:value-type="float" office:value="-0.0242340491077527" calcext:value-type="float">
            <text:p>-0.024234049107753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0.4891046499158801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49.781" calcext:value-type="float">
            <text:p>249.781</text:p>
          </table:table-cell>
          <table:table-cell office:value-type="string" calcext:value-type="string">
            <text:p><text:s/>X: '</text:p>
          </table:table-cell>
          <table:table-cell office:value-type="float" office:value="0.961119228515946" calcext:value-type="float">
            <text:p>0.961119228515946</text:p>
          </table:table-cell>
          <table:table-cell office:value-type="string" calcext:value-type="string">
            <text:p><text:s/>Y: '</text:p>
          </table:table-cell>
          <table:table-cell office:value-type="float" office:value="0.0233848650603122" calcext:value-type="float">
            <text:p>0.023384865060312</text:p>
          </table:table-cell>
          <table:table-cell office:value-type="string" calcext:value-type="string">
            <text:p><text:s/>V: '</text:p>
          </table:table-cell>
          <table:table-cell office:value-type="float" office:value="0.0338481592088938" calcext:value-type="float">
            <text:p>0.033848159208894</text:p>
          </table:table-cell>
          <table:table-cell office:value-type="string" calcext:value-type="string">
            <text:p><text:s/>W: '</text:p>
          </table:table-cell>
          <table:table-cell office:value-type="float" office:value="-0.100757624909102" calcext:value-type="float">
            <text:p>-0.100757624909102</text:p>
          </table:table-cell>
          <table:table-cell office:value-type="string" calcext:value-type="string">
            <text:p><text:s/>x_e:'</text:p>
          </table:table-cell>
          <table:table-cell office:value-type="float" office:value="0.042236230550561" calcext:value-type="float">
            <text:p>0.042236230550561</text:p>
          </table:table-cell>
          <table:table-cell office:value-type="string" calcext:value-type="string">
            <text:p><text:s/>y_e:'</text:p>
          </table:table-cell>
          <table:table-cell office:value-type="float" office:value="-0.0238296945459577" calcext:value-type="float">
            <text:p>-0.023829694545958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0.5136801551628571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49.881" calcext:value-type="float">
            <text:p>249.881</text:p>
          </table:table-cell>
          <table:table-cell office:value-type="string" calcext:value-type="string">
            <text:p><text:s/>X: '</text:p>
          </table:table-cell>
          <table:table-cell office:value-type="float" office:value="0.963847528000196" calcext:value-type="float">
            <text:p>0.963847528000196</text:p>
          </table:table-cell>
          <table:table-cell office:value-type="string" calcext:value-type="string">
            <text:p><text:s/>Y: '</text:p>
          </table:table-cell>
          <table:table-cell office:value-type="float" office:value="0.0229951662457146" calcext:value-type="float">
            <text:p>0.022995166245715</text:p>
          </table:table-cell>
          <table:table-cell office:value-type="string" calcext:value-type="string">
            <text:p><text:s/>V: '</text:p>
          </table:table-cell>
          <table:table-cell office:value-type="float" office:value="0.0275599042847753" calcext:value-type="float">
            <text:p>0.027559904284775</text:p>
          </table:table-cell>
          <table:table-cell office:value-type="string" calcext:value-type="string">
            <text:p><text:s/>W: '</text:p>
          </table:table-cell>
          <table:table-cell office:value-type="float" office:value="-0.117254835564688" calcext:value-type="float">
            <text:p>-0.117254835564688</text:p>
          </table:table-cell>
          <table:table-cell office:value-type="string" calcext:value-type="string">
            <text:p><text:s/>x_e:'</text:p>
          </table:table-cell>
          <table:table-cell office:value-type="float" office:value="0.0388807714840538" calcext:value-type="float">
            <text:p>0.038880771484054</text:p>
          </table:table-cell>
          <table:table-cell office:value-type="string" calcext:value-type="string">
            <text:p><text:s/>y_e:'</text:p>
          </table:table-cell>
          <table:table-cell office:value-type="float" office:value="-0.0233848650603122" calcext:value-type="float">
            <text:p>-0.023384865060312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0.5414854678849692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49.981" calcext:value-type="float">
            <text:p>249.981</text:p>
          </table:table-cell>
          <table:table-cell office:value-type="string" calcext:value-type="string">
            <text:p><text:s/>X: '</text:p>
          </table:table-cell>
          <table:table-cell office:value-type="float" office:value="0.966136568305159" calcext:value-type="float">
            <text:p>0.966136568305159</text:p>
          </table:table-cell>
          <table:table-cell office:value-type="string" calcext:value-type="string">
            <text:p><text:s/>Y: '</text:p>
          </table:table-cell>
          <table:table-cell office:value-type="float" office:value="0.0226407744596151" calcext:value-type="float">
            <text:p>0.022640774459615</text:p>
          </table:table-cell>
          <table:table-cell office:value-type="string" calcext:value-type="string">
            <text:p><text:s/>V: '</text:p>
          </table:table-cell>
          <table:table-cell office:value-type="float" office:value="0.02316311519593" calcext:value-type="float">
            <text:p>0.02316311519593</text:p>
          </table:table-cell>
          <table:table-cell office:value-type="string" calcext:value-type="string">
            <text:p><text:s/>W: '</text:p>
          </table:table-cell>
          <table:table-cell office:value-type="float" office:value="-0.110369163913181" calcext:value-type="float">
            <text:p>-0.110369163913181</text:p>
          </table:table-cell>
          <table:table-cell office:value-type="string" calcext:value-type="string">
            <text:p><text:s/>x_e:'</text:p>
          </table:table-cell>
          <table:table-cell office:value-type="float" office:value="0.0361524719998035" calcext:value-type="float">
            <text:p>0.036152471999804</text:p>
          </table:table-cell>
          <table:table-cell office:value-type="string" calcext:value-type="string">
            <text:p><text:s/>y_e:'</text:p>
          </table:table-cell>
          <table:table-cell office:value-type="float" office:value="-0.0229951662457146" calcext:value-type="float">
            <text:p>-0.022995166245715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0.5665135606242289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50.081" calcext:value-type="float">
            <text:p>250.081</text:p>
          </table:table-cell>
          <table:table-cell office:value-type="string" calcext:value-type="string">
            <text:p><text:s/>X: '</text:p>
          </table:table-cell>
          <table:table-cell office:value-type="float" office:value="0.968499698298002" calcext:value-type="float">
            <text:p>0.968499698298002</text:p>
          </table:table-cell>
          <table:table-cell office:value-type="string" calcext:value-type="string">
            <text:p><text:s/>Y: '</text:p>
          </table:table-cell>
          <table:table-cell office:value-type="float" office:value="0.0222481583886661" calcext:value-type="float">
            <text:p>0.022248158388666</text:p>
          </table:table-cell>
          <table:table-cell office:value-type="string" calcext:value-type="string">
            <text:p><text:s/>V: '</text:p>
          </table:table-cell>
          <table:table-cell office:value-type="float" office:value="0.0239552306234837" calcext:value-type="float">
            <text:p>0.023955230623484</text:p>
          </table:table-cell>
          <table:table-cell office:value-type="string" calcext:value-type="string">
            <text:p><text:s/>W: '</text:p>
          </table:table-cell>
          <table:table-cell office:value-type="float" office:value="-0.110425185008221" calcext:value-type="float">
            <text:p>-0.110425185008221</text:p>
          </table:table-cell>
          <table:table-cell office:value-type="string" calcext:value-type="string">
            <text:p><text:s/>x_e:'</text:p>
          </table:table-cell>
          <table:table-cell office:value-type="float" office:value="0.0338634316948408" calcext:value-type="float">
            <text:p>0.033863431694841</text:p>
          </table:table-cell>
          <table:table-cell office:value-type="string" calcext:value-type="string">
            <text:p><text:s/>y_e:'</text:p>
          </table:table-cell>
          <table:table-cell office:value-type="float" office:value="-0.0226407744596151" calcext:value-type="float">
            <text:p>-0.022640774459615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0.5893334227736597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50.181" calcext:value-type="float">
            <text:p>250.181</text:p>
          </table:table-cell>
          <table:table-cell office:value-type="string" calcext:value-type="string">
            <text:p><text:s/>X: '</text:p>
          </table:table-cell>
          <table:table-cell office:value-type="float" office:value="0.970848901955053" calcext:value-type="float">
            <text:p>0.970848901955053</text:p>
          </table:table-cell>
          <table:table-cell office:value-type="string" calcext:value-type="string">
            <text:p><text:s/>Y: '</text:p>
          </table:table-cell>
          <table:table-cell office:value-type="float" office:value="0.0218311488035945" calcext:value-type="float">
            <text:p>0.021831148803595</text:p>
          </table:table-cell>
          <table:table-cell office:value-type="string" calcext:value-type="string">
            <text:p><text:s/>V: '</text:p>
          </table:table-cell>
          <table:table-cell office:value-type="float" office:value="0.0238592850193381" calcext:value-type="float">
            <text:p>0.023859285019338</text:p>
          </table:table-cell>
          <table:table-cell office:value-type="string" calcext:value-type="string">
            <text:p><text:s/>W: '</text:p>
          </table:table-cell>
          <table:table-cell office:value-type="float" office:value="-0.110295617526554" calcext:value-type="float">
            <text:p>-0.110295617526554</text:p>
          </table:table-cell>
          <table:table-cell office:value-type="string" calcext:value-type="string">
            <text:p><text:s/>x_e:'</text:p>
          </table:table-cell>
          <table:table-cell office:value-type="float" office:value="0.0315003017019977" calcext:value-type="float">
            <text:p>0.031500301701998</text:p>
          </table:table-cell>
          <table:table-cell office:value-type="string" calcext:value-type="string">
            <text:p><text:s/>y_e:'</text:p>
          </table:table-cell>
          <table:table-cell office:value-type="float" office:value="-0.0222481583886661" calcext:value-type="float">
            <text:p>-0.022248158388666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0.6149309603039872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50.281" calcext:value-type="float">
            <text:p>250.281</text:p>
          </table:table-cell>
          <table:table-cell office:value-type="string" calcext:value-type="string">
            <text:p><text:s/>X: '</text:p>
          </table:table-cell>
          <table:table-cell office:value-type="float" office:value="0.973193495961902" calcext:value-type="float">
            <text:p>0.973193495961902</text:p>
          </table:table-cell>
          <table:table-cell office:value-type="string" calcext:value-type="string">
            <text:p><text:s/>Y: '</text:p>
          </table:table-cell>
          <table:table-cell office:value-type="float" office:value="0.0213882293758892" calcext:value-type="float">
            <text:p>0.021388229375889</text:p>
          </table:table-cell>
          <table:table-cell office:value-type="string" calcext:value-type="string">
            <text:p><text:s/>V: '</text:p>
          </table:table-cell>
          <table:table-cell office:value-type="float" office:value="0.0238606342673302" calcext:value-type="float">
            <text:p>0.02386063426733</text:p>
          </table:table-cell>
          <table:table-cell office:value-type="string" calcext:value-type="string">
            <text:p><text:s/>W: '</text:p>
          </table:table-cell>
          <table:table-cell office:value-type="float" office:value="-0.11033981607621" calcext:value-type="float">
            <text:p>-0.11033981607621</text:p>
          </table:table-cell>
          <table:table-cell office:value-type="string" calcext:value-type="string">
            <text:p><text:s/>x_e:'</text:p>
          </table:table-cell>
          <table:table-cell office:value-type="float" office:value="0.0291510980449469" calcext:value-type="float">
            <text:p>0.029151098044947</text:p>
          </table:table-cell>
          <table:table-cell office:value-type="string" calcext:value-type="string">
            <text:p><text:s/>y_e:'</text:p>
          </table:table-cell>
          <table:table-cell office:value-type="float" office:value="-0.0218311488035945" calcext:value-type="float">
            <text:p>-0.021831148803595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0.6427943519200014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50.381" calcext:value-type="float">
            <text:p>250.381</text:p>
          </table:table-cell>
          <table:table-cell office:value-type="string" calcext:value-type="string">
            <text:p><text:s/>X: '</text:p>
          </table:table-cell>
          <table:table-cell office:value-type="float" office:value="0.97514335734755" calcext:value-type="float">
            <text:p>0.97514335734755</text:p>
          </table:table-cell>
          <table:table-cell office:value-type="string" calcext:value-type="string">
            <text:p><text:s/>Y: '</text:p>
          </table:table-cell>
          <table:table-cell office:value-type="float" office:value="0.0209975492636206" calcext:value-type="float">
            <text:p>0.020997549263621</text:p>
          </table:table-cell>
          <table:table-cell office:value-type="string" calcext:value-type="string">
            <text:p><text:s/>V: '</text:p>
          </table:table-cell>
          <table:table-cell office:value-type="float" office:value="0.0198861518986523" calcext:value-type="float">
            <text:p>0.019886151898652</text:p>
          </table:table-cell>
          <table:table-cell office:value-type="string" calcext:value-type="string">
            <text:p><text:s/>W: '</text:p>
          </table:table-cell>
          <table:table-cell office:value-type="float" office:value="-0.121692537677934" calcext:value-type="float">
            <text:p>-0.121692537677934</text:p>
          </table:table-cell>
          <table:table-cell office:value-type="string" calcext:value-type="string">
            <text:p><text:s/>x_e:'</text:p>
          </table:table-cell>
          <table:table-cell office:value-type="float" office:value="0.0268065040380976" calcext:value-type="float">
            <text:p>0.026806504038098</text:p>
          </table:table-cell>
          <table:table-cell office:value-type="string" calcext:value-type="string">
            <text:p><text:s/>y_e:'</text:p>
          </table:table-cell>
          <table:table-cell office:value-type="float" office:value="-0.0213882293758892" calcext:value-type="float">
            <text:p>-0.021388229375889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0.673443638011925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50.482" calcext:value-type="float">
            <text:p>250.482</text:p>
          </table:table-cell>
          <table:table-cell office:value-type="string" calcext:value-type="string">
            <text:p><text:s/>X: '</text:p>
          </table:table-cell>
          <table:table-cell office:value-type="float" office:value="0.977109296546762" calcext:value-type="float">
            <text:p>0.977109296546762</text:p>
          </table:table-cell>
          <table:table-cell office:value-type="string" calcext:value-type="string">
            <text:p><text:s/>Y: '</text:p>
          </table:table-cell>
          <table:table-cell office:value-type="float" office:value="0.0205787012437348" calcext:value-type="float">
            <text:p>0.020578701243735</text:p>
          </table:table-cell>
          <table:table-cell office:value-type="string" calcext:value-type="string">
            <text:p><text:s/>V: '</text:p>
          </table:table-cell>
          <table:table-cell office:value-type="float" office:value="0.0199016072973609" calcext:value-type="float">
            <text:p>0.019901607297361</text:p>
          </table:table-cell>
          <table:table-cell office:value-type="string" calcext:value-type="string">
            <text:p><text:s/>W: '</text:p>
          </table:table-cell>
          <table:table-cell office:value-type="float" office:value="-0.133575007229684" calcext:value-type="float">
            <text:p>-0.133575007229684</text:p>
          </table:table-cell>
          <table:table-cell office:value-type="string" calcext:value-type="string">
            <text:p><text:s/>x_e:'</text:p>
          </table:table-cell>
          <table:table-cell office:value-type="float" office:value="0.0248566426524499" calcext:value-type="float">
            <text:p>0.02485664265245</text:p>
          </table:table-cell>
          <table:table-cell office:value-type="string" calcext:value-type="string">
            <text:p><text:s/>y_e:'</text:p>
          </table:table-cell>
          <table:table-cell office:value-type="float" office:value="-0.0209975492636206" calcext:value-type="float">
            <text:p>-0.020997549263621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0.7014359227864756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50.581" calcext:value-type="float">
            <text:p>250.581</text:p>
          </table:table-cell>
          <table:table-cell office:value-type="string" calcext:value-type="string">
            <text:p><text:s/>X: '</text:p>
          </table:table-cell>
          <table:table-cell office:value-type="float" office:value="0.979029860944985" calcext:value-type="float">
            <text:p>0.979029860944985</text:p>
          </table:table-cell>
          <table:table-cell office:value-type="string" calcext:value-type="string">
            <text:p><text:s/>Y: '</text:p>
          </table:table-cell>
          <table:table-cell office:value-type="float" office:value="0.0201423541100545" calcext:value-type="float">
            <text:p>0.020142354110055</text:p>
          </table:table-cell>
          <table:table-cell office:value-type="string" calcext:value-type="string">
            <text:p><text:s/>V: '</text:p>
          </table:table-cell>
          <table:table-cell office:value-type="float" office:value="0.0198940321691334" calcext:value-type="float">
            <text:p>0.019894032169134</text:p>
          </table:table-cell>
          <table:table-cell office:value-type="string" calcext:value-type="string">
            <text:p><text:s/>W: '</text:p>
          </table:table-cell>
          <table:table-cell office:value-type="float" office:value="-0.142415936587446" calcext:value-type="float">
            <text:p>-0.142415936587446</text:p>
          </table:table-cell>
          <table:table-cell office:value-type="string" calcext:value-type="string">
            <text:p><text:s/>x_e:'</text:p>
          </table:table-cell>
          <table:table-cell office:value-type="float" office:value="0.022890703453238" calcext:value-type="float">
            <text:p>0.022890703453238</text:p>
          </table:table-cell>
          <table:table-cell office:value-type="string" calcext:value-type="string">
            <text:p><text:s/>y_e:'</text:p>
          </table:table-cell>
          <table:table-cell office:value-type="float" office:value="-0.0205787012437348" calcext:value-type="float">
            <text:p>-0.020578701243735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0.7322613463637236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50.681" calcext:value-type="float">
            <text:p>250.681</text:p>
          </table:table-cell>
          <table:table-cell office:value-type="string" calcext:value-type="string">
            <text:p><text:s/>X: '</text:p>
          </table:table-cell>
          <table:table-cell office:value-type="float" office:value="0.980950907142771" calcext:value-type="float">
            <text:p>0.980950907142771</text:p>
          </table:table-cell>
          <table:table-cell office:value-type="string" calcext:value-type="string">
            <text:p><text:s/>Y: '</text:p>
          </table:table-cell>
          <table:table-cell office:value-type="float" office:value="0.0196773208082524" calcext:value-type="float">
            <text:p>0.019677320808252</text:p>
          </table:table-cell>
          <table:table-cell office:value-type="string" calcext:value-type="string">
            <text:p><text:s/>V: '</text:p>
          </table:table-cell>
          <table:table-cell office:value-type="float" office:value="0.0197653091698885" calcext:value-type="float">
            <text:p>0.019765309169889</text:p>
          </table:table-cell>
          <table:table-cell office:value-type="string" calcext:value-type="string">
            <text:p><text:s/>W: '</text:p>
          </table:table-cell>
          <table:table-cell office:value-type="float" office:value="-0.148278201021344" calcext:value-type="float">
            <text:p>-0.148278201021344</text:p>
          </table:table-cell>
          <table:table-cell office:value-type="string" calcext:value-type="string">
            <text:p><text:s/>x_e:'</text:p>
          </table:table-cell>
          <table:table-cell office:value-type="float" office:value="0.0209701390550154" calcext:value-type="float">
            <text:p>0.020970139055016</text:p>
          </table:table-cell>
          <table:table-cell office:value-type="string" calcext:value-type="string">
            <text:p><text:s/>y_e:'</text:p>
          </table:table-cell>
          <table:table-cell office:value-type="float" office:value="-0.0201423541100545" calcext:value-type="float">
            <text:p>-0.020142354110055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0.7652662510234102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50.781" calcext:value-type="float">
            <text:p>250.781</text:p>
          </table:table-cell>
          <table:table-cell office:value-type="string" calcext:value-type="string">
            <text:p><text:s/>X: '</text:p>
          </table:table-cell>
          <table:table-cell office:value-type="float" office:value="0.982883796166339" calcext:value-type="float">
            <text:p>0.982883796166339</text:p>
          </table:table-cell>
          <table:table-cell office:value-type="string" calcext:value-type="string">
            <text:p><text:s/>Y: '</text:p>
          </table:table-cell>
          <table:table-cell office:value-type="float" office:value="0.0191789691257908" calcext:value-type="float">
            <text:p>0.019178969125791</text:p>
          </table:table-cell>
          <table:table-cell office:value-type="string" calcext:value-type="string">
            <text:p><text:s/>V: '</text:p>
          </table:table-cell>
          <table:table-cell office:value-type="float" office:value="0.0199609979130328" calcext:value-type="float">
            <text:p>0.019960997913033</text:p>
          </table:table-cell>
          <table:table-cell office:value-type="string" calcext:value-type="string">
            <text:p><text:s/>W: '</text:p>
          </table:table-cell>
          <table:table-cell office:value-type="float" office:value="-0.153252985777266" calcext:value-type="float">
            <text:p>-0.153252985777266</text:p>
          </table:table-cell>
          <table:table-cell office:value-type="string" calcext:value-type="string">
            <text:p><text:s/>x_e:'</text:p>
          </table:table-cell>
          <table:table-cell office:value-type="float" office:value="0.019049092857229" calcext:value-type="float">
            <text:p>0.019049092857229</text:p>
          </table:table-cell>
          <table:table-cell office:value-type="string" calcext:value-type="string">
            <text:p><text:s/>y_e:'</text:p>
          </table:table-cell>
          <table:table-cell office:value-type="float" office:value="-0.0196773208082524" calcext:value-type="float">
            <text:p>-0.019677320808252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0.8016189489569954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50.881" calcext:value-type="float">
            <text:p>250.881</text:p>
          </table:table-cell>
          <table:table-cell office:value-type="string" calcext:value-type="string">
            <text:p><text:s/>X: '</text:p>
          </table:table-cell>
          <table:table-cell office:value-type="float" office:value="0.984809552895087" calcext:value-type="float">
            <text:p>0.984809552895087</text:p>
          </table:table-cell>
          <table:table-cell office:value-type="string" calcext:value-type="string">
            <text:p><text:s/>Y: '</text:p>
          </table:table-cell>
          <table:table-cell office:value-type="float" office:value="0.0186508543430573" calcext:value-type="float">
            <text:p>0.018650854343057</text:p>
          </table:table-cell>
          <table:table-cell office:value-type="string" calcext:value-type="string">
            <text:p><text:s/>V: '</text:p>
          </table:table-cell>
          <table:table-cell office:value-type="float" office:value="0.0199685858339071" calcext:value-type="float">
            <text:p>0.019968585833907</text:p>
          </table:table-cell>
          <table:table-cell office:value-type="string" calcext:value-type="string">
            <text:p><text:s/>W: '</text:p>
          </table:table-cell>
          <table:table-cell office:value-type="float" office:value="-0.158593299338617" calcext:value-type="float">
            <text:p>-0.158593299338617</text:p>
          </table:table-cell>
          <table:table-cell office:value-type="string" calcext:value-type="string">
            <text:p><text:s/>x_e:'</text:p>
          </table:table-cell>
          <table:table-cell office:value-type="float" office:value="0.0171162038336614" calcext:value-type="float">
            <text:p>0.017116203833662</text:p>
          </table:table-cell>
          <table:table-cell office:value-type="string" calcext:value-type="string">
            <text:p><text:s/>y_e:'</text:p>
          </table:table-cell>
          <table:table-cell office:value-type="float" office:value="-0.0191789691257908" calcext:value-type="float">
            <text:p>-0.019178969125791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0.8421701391430889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50.982" calcext:value-type="float">
            <text:p>250.982</text:p>
          </table:table-cell>
          <table:table-cell office:value-type="string" calcext:value-type="string">
            <text:p><text:s/>X: '</text:p>
          </table:table-cell>
          <table:table-cell office:value-type="float" office:value="0.986147159207388" calcext:value-type="float">
            <text:p>0.986147159207388</text:p>
          </table:table-cell>
          <table:table-cell office:value-type="string" calcext:value-type="string">
            <text:p><text:s/>Y: '</text:p>
          </table:table-cell>
          <table:table-cell office:value-type="float" office:value="0.0182611219882803" calcext:value-type="float">
            <text:p>0.01826112198828</text:p>
          </table:table-cell>
          <table:table-cell office:value-type="string" calcext:value-type="string">
            <text:p><text:s/>V: '</text:p>
          </table:table-cell>
          <table:table-cell office:value-type="float" office:value="0.013794328443706" calcext:value-type="float">
            <text:p>0.013794328443706</text:p>
          </table:table-cell>
          <table:table-cell office:value-type="string" calcext:value-type="string">
            <text:p><text:s/>W: '</text:p>
          </table:table-cell>
          <table:table-cell office:value-type="float" office:value="-0.174261680658323" calcext:value-type="float">
            <text:p>-0.174261680658323</text:p>
          </table:table-cell>
          <table:table-cell office:value-type="string" calcext:value-type="string">
            <text:p><text:s/>x_e:'</text:p>
          </table:table-cell>
          <table:table-cell office:value-type="float" office:value="0.0151904471049132" calcext:value-type="float">
            <text:p>0.015190447104913</text:p>
          </table:table-cell>
          <table:table-cell office:value-type="string" calcext:value-type="string">
            <text:p><text:s/>y_e:'</text:p>
          </table:table-cell>
          <table:table-cell office:value-type="float" office:value="-0.0186508543430573" calcext:value-type="float">
            <text:p>-0.018650854343057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0.8872979623285469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51.081" calcext:value-type="float">
            <text:p>251.081</text:p>
          </table:table-cell>
          <table:table-cell office:value-type="string" calcext:value-type="string">
            <text:p><text:s/>X: '</text:p>
          </table:table-cell>
          <table:table-cell office:value-type="float" office:value="0.987413392877656" calcext:value-type="float">
            <text:p>0.987413392877656</text:p>
          </table:table-cell>
          <table:table-cell office:value-type="string" calcext:value-type="string">
            <text:p><text:s/>Y: '</text:p>
          </table:table-cell>
          <table:table-cell office:value-type="float" office:value="0.0178678797854386" calcext:value-type="float">
            <text:p>0.017867879785439</text:p>
          </table:table-cell>
          <table:table-cell office:value-type="string" calcext:value-type="string">
            <text:p><text:s/>V: '</text:p>
          </table:table-cell>
          <table:table-cell office:value-type="float" office:value="0.0133928391225636" calcext:value-type="float">
            <text:p>0.013392839122564</text:p>
          </table:table-cell>
          <table:table-cell office:value-type="string" calcext:value-type="string">
            <text:p><text:s/>W: '</text:p>
          </table:table-cell>
          <table:table-cell office:value-type="float" office:value="-0.187699875693364" calcext:value-type="float">
            <text:p>-0.187699875693364</text:p>
          </table:table-cell>
          <table:table-cell office:value-type="string" calcext:value-type="string">
            <text:p><text:s/>x_e:'</text:p>
          </table:table-cell>
          <table:table-cell office:value-type="float" office:value="0.0138528407926121" calcext:value-type="float">
            <text:p>0.013852840792612</text:p>
          </table:table-cell>
          <table:table-cell office:value-type="string" calcext:value-type="string">
            <text:p><text:s/>y_e:'</text:p>
          </table:table-cell>
          <table:table-cell office:value-type="float" office:value="-0.0182611219882803" calcext:value-type="float">
            <text:p>-0.01826112198828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0.9218155109841638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51.181" calcext:value-type="float">
            <text:p>251.181</text:p>
          </table:table-cell>
          <table:table-cell office:value-type="string" calcext:value-type="string">
            <text:p><text:s/>X: '</text:p>
          </table:table-cell>
          <table:table-cell office:value-type="float" office:value="0.988842793445631" calcext:value-type="float">
            <text:p>0.988842793445631</text:p>
          </table:table-cell>
          <table:table-cell office:value-type="string" calcext:value-type="string">
            <text:p><text:s/>Y: '</text:p>
          </table:table-cell>
          <table:table-cell office:value-type="float" office:value="0.0173946686130881" calcext:value-type="float">
            <text:p>0.017394668613088</text:p>
          </table:table-cell>
          <table:table-cell office:value-type="string" calcext:value-type="string">
            <text:p><text:s/>V: '</text:p>
          </table:table-cell>
          <table:table-cell office:value-type="float" office:value="0.0150569412476907" calcext:value-type="float">
            <text:p>0.015056941247691</text:p>
          </table:table-cell>
          <table:table-cell office:value-type="string" calcext:value-type="string">
            <text:p><text:s/>W: '</text:p>
          </table:table-cell>
          <table:table-cell office:value-type="float" office:value="-0.181721602497463" calcext:value-type="float">
            <text:p>-0.181721602497463</text:p>
          </table:table-cell>
          <table:table-cell office:value-type="string" calcext:value-type="string">
            <text:p><text:s/>x_e:'</text:p>
          </table:table-cell>
          <table:table-cell office:value-type="float" office:value="0.0125866071223443" calcext:value-type="float">
            <text:p>0.012586607122344</text:p>
          </table:table-cell>
          <table:table-cell office:value-type="string" calcext:value-type="string">
            <text:p><text:s/>y_e:'</text:p>
          </table:table-cell>
          <table:table-cell office:value-type="float" office:value="-0.0178678797854386" calcext:value-type="float">
            <text:p>-0.017867879785439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0.9571057644453106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51.281" calcext:value-type="float">
            <text:p>251.281</text:p>
          </table:table-cell>
          <table:table-cell office:value-type="string" calcext:value-type="string">
            <text:p><text:s/>X: '</text:p>
          </table:table-cell>
          <table:table-cell office:value-type="float" office:value="0.990144177603963" calcext:value-type="float">
            <text:p>0.990144177603963</text:p>
          </table:table-cell>
          <table:table-cell office:value-type="string" calcext:value-type="string">
            <text:p><text:s/>Y: '</text:p>
          </table:table-cell>
          <table:table-cell office:value-type="float" office:value="0.0169374354186048" calcext:value-type="float">
            <text:p>0.016937435418605</text:p>
          </table:table-cell>
          <table:table-cell office:value-type="string" calcext:value-type="string">
            <text:p><text:s/>V: '</text:p>
          </table:table-cell>
          <table:table-cell office:value-type="float" office:value="0.0137937048021704" calcext:value-type="float">
            <text:p>0.01379370480217</text:p>
          </table:table-cell>
          <table:table-cell office:value-type="string" calcext:value-type="string">
            <text:p><text:s/>W: '</text:p>
          </table:table-cell>
          <table:table-cell office:value-type="float" office:value="-0.205261380624879" calcext:value-type="float">
            <text:p>-0.205261380624879</text:p>
          </table:table-cell>
          <table:table-cell office:value-type="string" calcext:value-type="string">
            <text:p><text:s/>x_e:'</text:p>
          </table:table-cell>
          <table:table-cell office:value-type="float" office:value="0.011157206554369" calcext:value-type="float">
            <text:p>0.011157206554369</text:p>
          </table:table-cell>
          <table:table-cell office:value-type="string" calcext:value-type="string">
            <text:p><text:s/>y_e:'</text:p>
          </table:table-cell>
          <table:table-cell office:value-type="float" office:value="-0.0173946686130881" calcext:value-type="float">
            <text:p>-0.017394668613088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1.0004797384263031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51.381" calcext:value-type="float">
            <text:p>251.381</text:p>
          </table:table-cell>
          <table:table-cell office:value-type="string" calcext:value-type="string">
            <text:p><text:s/>X: '</text:p>
          </table:table-cell>
          <table:table-cell office:value-type="float" office:value="0.99141476812004" calcext:value-type="float">
            <text:p>0.99141476812004</text:p>
          </table:table-cell>
          <table:table-cell office:value-type="string" calcext:value-type="string">
            <text:p><text:s/>Y: '</text:p>
          </table:table-cell>
          <table:table-cell office:value-type="float" office:value="0.0164615046316219" calcext:value-type="float">
            <text:p>0.016461504631622</text:p>
          </table:table-cell>
          <table:table-cell office:value-type="string" calcext:value-type="string">
            <text:p><text:s/>V: '</text:p>
          </table:table-cell>
          <table:table-cell office:value-type="float" office:value="0.0135680152326822" calcext:value-type="float">
            <text:p>0.013568015232682</text:p>
          </table:table-cell>
          <table:table-cell office:value-type="string" calcext:value-type="string">
            <text:p><text:s/>W: '</text:p>
          </table:table-cell>
          <table:table-cell office:value-type="float" office:value="-0.210665120238281" calcext:value-type="float">
            <text:p>-0.210665120238281</text:p>
          </table:table-cell>
          <table:table-cell office:value-type="string" calcext:value-type="string">
            <text:p><text:s/>x_e:'</text:p>
          </table:table-cell>
          <table:table-cell office:value-type="float" office:value="0.00985582239603733" calcext:value-type="float">
            <text:p>0.009855822396037</text:p>
          </table:table-cell>
          <table:table-cell office:value-type="string" calcext:value-type="string">
            <text:p><text:s/>y_e:'</text:p>
          </table:table-cell>
          <table:table-cell office:value-type="float" office:value="-0.0169374354186048" calcext:value-type="float">
            <text:p>-0.016937435418605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1.0437951192043498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51.481" calcext:value-type="float">
            <text:p>251.481</text:p>
          </table:table-cell>
          <table:table-cell office:value-type="string" calcext:value-type="string">
            <text:p><text:s/>X: '</text:p>
          </table:table-cell>
          <table:table-cell office:value-type="float" office:value="0.992674860982046" calcext:value-type="float">
            <text:p>0.992674860982046</text:p>
          </table:table-cell>
          <table:table-cell office:value-type="string" calcext:value-type="string">
            <text:p><text:s/>Y: '</text:p>
          </table:table-cell>
          <table:table-cell office:value-type="float" office:value="0.0159589903934461" calcext:value-type="float">
            <text:p>0.015958990393446</text:p>
          </table:table-cell>
          <table:table-cell office:value-type="string" calcext:value-type="string">
            <text:p><text:s/>V: '</text:p>
          </table:table-cell>
          <table:table-cell office:value-type="float" office:value="0.0135659669041634" calcext:value-type="float">
            <text:p>0.013565966904163</text:p>
          </table:table-cell>
          <table:table-cell office:value-type="string" calcext:value-type="string">
            <text:p><text:s/>W: '</text:p>
          </table:table-cell>
          <table:table-cell office:value-type="float" office:value="-0.214821959834501" calcext:value-type="float">
            <text:p>-0.214821959834501</text:p>
          </table:table-cell>
          <table:table-cell office:value-type="string" calcext:value-type="string">
            <text:p><text:s/>x_e:'</text:p>
          </table:table-cell>
          <table:table-cell office:value-type="float" office:value="0.00858523187996041" calcext:value-type="float">
            <text:p>0.00858523187996</text:p>
          </table:table-cell>
          <table:table-cell office:value-type="string" calcext:value-type="string">
            <text:p><text:s/>y_e:'</text:p>
          </table:table-cell>
          <table:table-cell office:value-type="float" office:value="-0.0164615046316219" calcext:value-type="float">
            <text:p>-0.016461504631622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1.0900704176672131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51.581" calcext:value-type="float">
            <text:p>251.581</text:p>
          </table:table-cell>
          <table:table-cell office:value-type="string" calcext:value-type="string">
            <text:p><text:s/>X: '</text:p>
          </table:table-cell>
          <table:table-cell office:value-type="float" office:value="0.993907948636592" calcext:value-type="float">
            <text:p>0.993907948636592</text:p>
          </table:table-cell>
          <table:table-cell office:value-type="string" calcext:value-type="string">
            <text:p><text:s/>Y: '</text:p>
          </table:table-cell>
          <table:table-cell office:value-type="float" office:value="0.0154362733324289" calcext:value-type="float">
            <text:p>0.015436273332429</text:p>
          </table:table-cell>
          <table:table-cell office:value-type="string" calcext:value-type="string">
            <text:p><text:s/>V: '</text:p>
          </table:table-cell>
          <table:table-cell office:value-type="float" office:value="0.0133930515181273" calcext:value-type="float">
            <text:p>0.013393051518127</text:p>
          </table:table-cell>
          <table:table-cell office:value-type="string" calcext:value-type="string">
            <text:p><text:s/>W: '</text:p>
          </table:table-cell>
          <table:table-cell office:value-type="float" office:value="-0.218097614079534" calcext:value-type="float">
            <text:p>-0.218097614079534</text:p>
          </table:table-cell>
          <table:table-cell office:value-type="string" calcext:value-type="string">
            <text:p><text:s/>x_e:'</text:p>
          </table:table-cell>
          <table:table-cell office:value-type="float" office:value="0.00732513901795417" calcext:value-type="float">
            <text:p>0.007325139017954</text:p>
          </table:table-cell>
          <table:table-cell office:value-type="string" calcext:value-type="string">
            <text:p><text:s/>y_e:'</text:p>
          </table:table-cell>
          <table:table-cell office:value-type="float" office:value="-0.0159589903934461" calcext:value-type="float">
            <text:p>-0.015958990393446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1.140485198896815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51.681" calcext:value-type="float">
            <text:p>251.681</text:p>
          </table:table-cell>
          <table:table-cell office:value-type="string" calcext:value-type="string">
            <text:p><text:s/>X: '</text:p>
          </table:table-cell>
          <table:table-cell office:value-type="float" office:value="0.994809577275583" calcext:value-type="float">
            <text:p>0.994809577275583</text:p>
          </table:table-cell>
          <table:table-cell office:value-type="string" calcext:value-type="string">
            <text:p><text:s/>Y: '</text:p>
          </table:table-cell>
          <table:table-cell office:value-type="float" office:value="0.0150306465774008" calcext:value-type="float">
            <text:p>0.015030646577401</text:p>
          </table:table-cell>
          <table:table-cell office:value-type="string" calcext:value-type="string">
            <text:p><text:s/>V: '</text:p>
          </table:table-cell>
          <table:table-cell office:value-type="float" office:value="0.00988669442757964" calcext:value-type="float">
            <text:p>0.00988669442758</text:p>
          </table:table-cell>
          <table:table-cell office:value-type="string" calcext:value-type="string">
            <text:p><text:s/>W: '</text:p>
          </table:table-cell>
          <table:table-cell office:value-type="float" office:value="-0.232064004448882" calcext:value-type="float">
            <text:p>-0.232064004448882</text:p>
          </table:table-cell>
          <table:table-cell office:value-type="string" calcext:value-type="string">
            <text:p><text:s/>x_e:'</text:p>
          </table:table-cell>
          <table:table-cell office:value-type="float" office:value="0.00609205136340829" calcext:value-type="float">
            <text:p>0.006092051363408</text:p>
          </table:table-cell>
          <table:table-cell office:value-type="string" calcext:value-type="string">
            <text:p><text:s/>y_e:'</text:p>
          </table:table-cell>
          <table:table-cell office:value-type="float" office:value="-0.0154362733324289" calcext:value-type="float">
            <text:p>-0.015436273332429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1.1949034421816955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51.782" calcext:value-type="float">
            <text:p>251.782</text:p>
          </table:table-cell>
          <table:table-cell office:value-type="string" calcext:value-type="string">
            <text:p><text:s/>X: '</text:p>
          </table:table-cell>
          <table:table-cell office:value-type="float" office:value="0.995714867910415" calcext:value-type="float">
            <text:p>0.995714867910415</text:p>
          </table:table-cell>
          <table:table-cell office:value-type="string" calcext:value-type="string">
            <text:p><text:s/>Y: '</text:p>
          </table:table-cell>
          <table:table-cell office:value-type="float" office:value="0.0145978406770146" calcext:value-type="float">
            <text:p>0.014597840677015</text:p>
          </table:table-cell>
          <table:table-cell office:value-type="string" calcext:value-type="string">
            <text:p><text:s/>V: '</text:p>
          </table:table-cell>
          <table:table-cell office:value-type="float" office:value="0.00993495205417276" calcext:value-type="float">
            <text:p>0.009934952054173</text:p>
          </table:table-cell>
          <table:table-cell office:value-type="string" calcext:value-type="string">
            <text:p><text:s/>W: '</text:p>
          </table:table-cell>
          <table:table-cell office:value-type="float" office:value="-0.245208163532507" calcext:value-type="float">
            <text:p>-0.245208163532507</text:p>
          </table:table-cell>
          <table:table-cell office:value-type="string" calcext:value-type="string">
            <text:p><text:s/>x_e:'</text:p>
          </table:table-cell>
          <table:table-cell office:value-type="float" office:value="0.00519042272441705" calcext:value-type="float">
            <text:p>0.005190422724417</text:p>
          </table:table-cell>
          <table:table-cell office:value-type="string" calcext:value-type="string">
            <text:p><text:s/>y_e:'</text:p>
          </table:table-cell>
          <table:table-cell office:value-type="float" office:value="-0.0150306465774008" calcext:value-type="float">
            <text:p>-0.015030646577401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1.2382944723589098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51.881" calcext:value-type="float">
            <text:p>251.881</text:p>
          </table:table-cell>
          <table:table-cell office:value-type="string" calcext:value-type="string">
            <text:p><text:s/>X: '</text:p>
          </table:table-cell>
          <table:table-cell office:value-type="float" office:value="0.996592833331526" calcext:value-type="float">
            <text:p>0.996592833331526</text:p>
          </table:table-cell>
          <table:table-cell office:value-type="string" calcext:value-type="string">
            <text:p><text:s/>Y: '</text:p>
          </table:table-cell>
          <table:table-cell office:value-type="float" office:value="0.0141510593005002" calcext:value-type="float">
            <text:p>0.0141510593005</text:p>
          </table:table-cell>
          <table:table-cell office:value-type="string" calcext:value-type="string">
            <text:p><text:s/>V: '</text:p>
          </table:table-cell>
          <table:table-cell office:value-type="float" office:value="0.00995058128237725" calcext:value-type="float">
            <text:p>0.009950581282377</text:p>
          </table:table-cell>
          <table:table-cell office:value-type="string" calcext:value-type="string">
            <text:p><text:s/>W: '</text:p>
          </table:table-cell>
          <table:table-cell office:value-type="float" office:value="-0.254977489092264" calcext:value-type="float">
            <text:p>-0.254977489092264</text:p>
          </table:table-cell>
          <table:table-cell office:value-type="string" calcext:value-type="string">
            <text:p><text:s/>x_e:'</text:p>
          </table:table-cell>
          <table:table-cell office:value-type="float" office:value="0.00428513208958536" calcext:value-type="float">
            <text:p>0.004285132089585</text:p>
          </table:table-cell>
          <table:table-cell office:value-type="string" calcext:value-type="string">
            <text:p><text:s/>y_e:'</text:p>
          </table:table-cell>
          <table:table-cell office:value-type="float" office:value="-0.0145978406770146" calcext:value-type="float">
            <text:p>-0.014597840677015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1.2852714565411738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51.981" calcext:value-type="float">
            <text:p>251.981</text:p>
          </table:table-cell>
          <table:table-cell office:value-type="string" calcext:value-type="string">
            <text:p><text:s/>X: '</text:p>
          </table:table-cell>
          <table:table-cell office:value-type="float" office:value="0.997464416360155" calcext:value-type="float">
            <text:p>0.997464416360155</text:p>
          </table:table-cell>
          <table:table-cell office:value-type="string" calcext:value-type="string">
            <text:p><text:s/>Y: '</text:p>
          </table:table-cell>
          <table:table-cell office:value-type="float" office:value="0.0136794607094941" calcext:value-type="float">
            <text:p>0.013679460709494</text:p>
          </table:table-cell>
          <table:table-cell office:value-type="string" calcext:value-type="string">
            <text:p><text:s/>V: '</text:p>
          </table:table-cell>
          <table:table-cell office:value-type="float" office:value="0.00990990518033505" calcext:value-type="float">
            <text:p>0.009909905180335</text:p>
          </table:table-cell>
          <table:table-cell office:value-type="string" calcext:value-type="string">
            <text:p><text:s/>W: '</text:p>
          </table:table-cell>
          <table:table-cell office:value-type="float" office:value="-0.262706042951848" calcext:value-type="float">
            <text:p>-0.262706042951848</text:p>
          </table:table-cell>
          <table:table-cell office:value-type="string" calcext:value-type="string">
            <text:p><text:s/>x_e:'</text:p>
          </table:table-cell>
          <table:table-cell office:value-type="float" office:value="0.00340716666847352" calcext:value-type="float">
            <text:p>0.003407166668474</text:p>
          </table:table-cell>
          <table:table-cell office:value-type="string" calcext:value-type="string">
            <text:p><text:s/>y_e:'</text:p>
          </table:table-cell>
          <table:table-cell office:value-type="float" office:value="-0.0141510593005002" calcext:value-type="float">
            <text:p>-0.0141510593005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1.334522333093021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52.081" calcext:value-type="float">
            <text:p>252.081</text:p>
          </table:table-cell>
          <table:table-cell office:value-type="string" calcext:value-type="string">
            <text:p><text:s/>X: '</text:p>
          </table:table-cell>
          <table:table-cell office:value-type="float" office:value="0.998327313061551" calcext:value-type="float">
            <text:p>0.998327313061551</text:p>
          </table:table-cell>
          <table:table-cell office:value-type="string" calcext:value-type="string">
            <text:p><text:s/>Y: '</text:p>
          </table:table-cell>
          <table:table-cell office:value-type="float" office:value="0.0131828270470949" calcext:value-type="float">
            <text:p>0.013182827047095</text:p>
          </table:table-cell>
          <table:table-cell office:value-type="string" calcext:value-type="string">
            <text:p><text:s/>V: '</text:p>
          </table:table-cell>
          <table:table-cell office:value-type="float" office:value="0.00995608212053776" calcext:value-type="float">
            <text:p>0.009956082120538</text:p>
          </table:table-cell>
          <table:table-cell office:value-type="string" calcext:value-type="string">
            <text:p><text:s/>W: '</text:p>
          </table:table-cell>
          <table:table-cell office:value-type="float" office:value="-0.268050413713398" calcext:value-type="float">
            <text:p>-0.268050413713398</text:p>
          </table:table-cell>
          <table:table-cell office:value-type="string" calcext:value-type="string">
            <text:p><text:s/>x_e:'</text:p>
          </table:table-cell>
          <table:table-cell office:value-type="float" office:value="0.00253558363984496" calcext:value-type="float">
            <text:p>0.002535583639845</text:p>
          </table:table-cell>
          <table:table-cell office:value-type="string" calcext:value-type="string">
            <text:p><text:s/>y_e:'</text:p>
          </table:table-cell>
          <table:table-cell office:value-type="float" office:value="-0.0136794607094941" calcext:value-type="float">
            <text:p>-0.013679460709494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1.387519407835911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52.181" calcext:value-type="float">
            <text:p>252.181</text:p>
          </table:table-cell>
          <table:table-cell office:value-type="string" calcext:value-type="string">
            <text:p><text:s/>X: '</text:p>
          </table:table-cell>
          <table:table-cell office:value-type="float" office:value="0.99916104820833" calcext:value-type="float">
            <text:p>0.99916104820833</text:p>
          </table:table-cell>
          <table:table-cell office:value-type="string" calcext:value-type="string">
            <text:p><text:s/>Y: '</text:p>
          </table:table-cell>
          <table:table-cell office:value-type="float" office:value="0.0126727524070885" calcext:value-type="float">
            <text:p>0.012672752407089</text:p>
          </table:table-cell>
          <table:table-cell office:value-type="string" calcext:value-type="string">
            <text:p><text:s/>V: '</text:p>
          </table:table-cell>
          <table:table-cell office:value-type="float" office:value="0.00977389601618052" calcext:value-type="float">
            <text:p>0.009773896016181</text:p>
          </table:table-cell>
          <table:table-cell office:value-type="string" calcext:value-type="string">
            <text:p><text:s/>W: '</text:p>
          </table:table-cell>
          <table:table-cell office:value-type="float" office:value="-0.272284852363259" calcext:value-type="float">
            <text:p>-0.272284852363259</text:p>
          </table:table-cell>
          <table:table-cell office:value-type="string" calcext:value-type="string">
            <text:p><text:s/>x_e:'</text:p>
          </table:table-cell>
          <table:table-cell office:value-type="float" office:value="0.00167268693844858" calcext:value-type="float">
            <text:p>0.001672686938449</text:p>
          </table:table-cell>
          <table:table-cell office:value-type="string" calcext:value-type="string">
            <text:p><text:s/>y_e:'</text:p>
          </table:table-cell>
          <table:table-cell office:value-type="float" office:value="-0.0131828270470949" calcext:value-type="float">
            <text:p>-0.013182827047095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1.444586964671557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52.281" calcext:value-type="float">
            <text:p>252.281</text:p>
          </table:table-cell>
          <table:table-cell office:value-type="string" calcext:value-type="string">
            <text:p><text:s/>X: '</text:p>
          </table:table-cell>
          <table:table-cell office:value-type="float" office:value="0.999998536430353" calcext:value-type="float">
            <text:p>0.999998536430353</text:p>
          </table:table-cell>
          <table:table-cell office:value-type="string" calcext:value-type="string">
            <text:p><text:s/>Y: '</text:p>
          </table:table-cell>
          <table:table-cell office:value-type="float" office:value="0.0121285040220256" calcext:value-type="float">
            <text:p>0.012128504022026</text:p>
          </table:table-cell>
          <table:table-cell office:value-type="string" calcext:value-type="string">
            <text:p><text:s/>V: '</text:p>
          </table:table-cell>
          <table:table-cell office:value-type="float" office:value="0.00998795688152313" calcext:value-type="float">
            <text:p>0.009987956881523</text:p>
          </table:table-cell>
          <table:table-cell office:value-type="string" calcext:value-type="string">
            <text:p><text:s/>W: '</text:p>
          </table:table-cell>
          <table:table-cell office:value-type="float" office:value="-0.275621611669839" calcext:value-type="float">
            <text:p>-0.275621611669839</text:p>
          </table:table-cell>
          <table:table-cell office:value-type="string" calcext:value-type="string">
            <text:p><text:s/>x_e:'</text:p>
          </table:table-cell>
          <table:table-cell office:value-type="float" office:value="0.00083895179167004" calcext:value-type="float">
            <text:p>0.00083895179167</text:p>
          </table:table-cell>
          <table:table-cell office:value-type="string" calcext:value-type="string">
            <text:p><text:s/>y_e:'</text:p>
          </table:table-cell>
          <table:table-cell office:value-type="float" office:value="-0.0126727524070885" calcext:value-type="float">
            <text:p>-0.012672752407089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1.5046915549190627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52.382" calcext:value-type="float">
            <text:p>252.382</text:p>
          </table:table-cell>
          <table:table-cell office:value-type="string" calcext:value-type="string">
            <text:p><text:s/>X: '</text:p>
          </table:table-cell>
          <table:table-cell office:value-type="float" office:value="1.00083192735334" calcext:value-type="float">
            <text:p>1.00083192735334</text:p>
          </table:table-cell>
          <table:table-cell office:value-type="string" calcext:value-type="string">
            <text:p><text:s/>Y: '</text:p>
          </table:table-cell>
          <table:table-cell office:value-type="float" office:value="0.0115536432042773" calcext:value-type="float">
            <text:p>0.011553643204277</text:p>
          </table:table-cell>
          <table:table-cell office:value-type="string" calcext:value-type="string">
            <text:p><text:s/>V: '</text:p>
          </table:table-cell>
          <table:table-cell office:value-type="float" office:value="0.0100240148380399" calcext:value-type="float">
            <text:p>0.01002401483804</text:p>
          </table:table-cell>
          <table:table-cell office:value-type="string" calcext:value-type="string">
            <text:p><text:s/>W: '</text:p>
          </table:table-cell>
          <table:table-cell office:value-type="float" office:value="-0.278506883924984" calcext:value-type="float">
            <text:p>-0.278506883924984</text:p>
          </table:table-cell>
          <table:table-cell office:value-type="string" calcext:value-type="string">
            <text:p><text:s/>x_e:'</text:p>
          </table:table-cell>
          <table:table-cell office:value-type="float" office:value="0.000001463569646587" calcext:value-type="float">
            <text:p>1.463569646587E-06</text:p>
          </table:table-cell>
          <table:table-cell office:value-type="string" calcext:value-type="string">
            <text:p><text:s/>y_e:'</text:p>
          </table:table-cell>
          <table:table-cell office:value-type="float" office:value="-0.0121285040220256" calcext:value-type="float">
            <text:p>-0.012128504022026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1.570675654893661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52.481" calcext:value-type="float">
            <text:p>252.481</text:p>
          </table:table-cell>
          <table:table-cell office:value-type="string" calcext:value-type="string">
            <text:p><text:s/>X: '</text:p>
          </table:table-cell>
          <table:table-cell office:value-type="float" office:value="1.00114445244304" calcext:value-type="float">
            <text:p>1.00114445244304</text:p>
          </table:table-cell>
          <table:table-cell office:value-type="string" calcext:value-type="string">
            <text:p><text:s/>Y: '</text:p>
          </table:table-cell>
          <table:table-cell office:value-type="float" office:value="0.0113248338048507" calcext:value-type="float">
            <text:p>0.011324833804851</text:p>
          </table:table-cell>
          <table:table-cell office:value-type="string" calcext:value-type="string">
            <text:p><text:s/>V: '</text:p>
          </table:table-cell>
          <table:table-cell office:value-type="float" office:value="0.00391243916004896" calcext:value-type="float">
            <text:p>0.003912439160049</text:p>
          </table:table-cell>
          <table:table-cell office:value-type="string" calcext:value-type="string">
            <text:p><text:s/>W: '</text:p>
          </table:table-cell>
          <table:table-cell office:value-type="float" office:value="-0.293852312108838" calcext:value-type="float">
            <text:p>-0.293852312108838</text:p>
          </table:table-cell>
          <table:table-cell office:value-type="string" calcext:value-type="string">
            <text:p><text:s/>x_e:'</text:p>
          </table:table-cell>
          <table:table-cell office:value-type="float" office:value="-0.000831927353341033" calcext:value-type="float">
            <text:p>-0.000831927353341</text:p>
          </table:table-cell>
          <table:table-cell office:value-type="string" calcext:value-type="string">
            <text:p><text:s/>y_e:'</text:p>
          </table:table-cell>
          <table:table-cell office:value-type="float" office:value="-0.0115536432042773" calcext:value-type="float">
            <text:p>-0.011553643204277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1.6426778969365836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52.581" calcext:value-type="float">
            <text:p>252.581</text:p>
          </table:table-cell>
          <table:table-cell office:value-type="string" calcext:value-type="string">
            <text:p><text:s/>X: '</text:p>
          </table:table-cell>
          <table:table-cell office:value-type="float" office:value="1.00163417693431" calcext:value-type="float">
            <text:p>1.00163417693431</text:p>
          </table:table-cell>
          <table:table-cell office:value-type="string" calcext:value-type="string">
            <text:p><text:s/>Y: '</text:p>
          </table:table-cell>
          <table:table-cell office:value-type="float" office:value="0.010943925246517" calcext:value-type="float">
            <text:p>0.010943925246517</text:p>
          </table:table-cell>
          <table:table-cell office:value-type="string" calcext:value-type="string">
            <text:p><text:s/>V: '</text:p>
          </table:table-cell>
          <table:table-cell office:value-type="float" office:value="0.00620420347154141" calcext:value-type="float">
            <text:p>0.006204203471541</text:p>
          </table:table-cell>
          <table:table-cell office:value-type="string" calcext:value-type="string">
            <text:p><text:s/>W: '</text:p>
          </table:table-cell>
          <table:table-cell office:value-type="float" office:value="-0.304585814296481" calcext:value-type="float">
            <text:p>-0.304585814296481</text:p>
          </table:table-cell>
          <table:table-cell office:value-type="string" calcext:value-type="string">
            <text:p><text:s/>x_e:'</text:p>
          </table:table-cell>
          <table:table-cell office:value-type="float" office:value="-0.00114445244303596" calcext:value-type="float">
            <text:p>-0.001144452443036</text:p>
          </table:table-cell>
          <table:table-cell office:value-type="string" calcext:value-type="string">
            <text:p><text:s/>y_e:'</text:p>
          </table:table-cell>
          <table:table-cell office:value-type="float" office:value="-0.0113248338048507" calcext:value-type="float">
            <text:p>-0.011324833804851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1.6715112915695225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52.681" calcext:value-type="float">
            <text:p>252.681</text:p>
          </table:table-cell>
          <table:table-cell office:value-type="string" calcext:value-type="string">
            <text:p><text:s/>X: '</text:p>
          </table:table-cell>
          <table:table-cell office:value-type="float" office:value="1.00193418295184" calcext:value-type="float">
            <text:p>1.00193418295184</text:p>
          </table:table-cell>
          <table:table-cell office:value-type="string" calcext:value-type="string">
            <text:p><text:s/>Y: '</text:p>
          </table:table-cell>
          <table:table-cell office:value-type="float" office:value="0.0106955535320666" calcext:value-type="float">
            <text:p>0.010695553532067</text:p>
          </table:table-cell>
          <table:table-cell office:value-type="string" calcext:value-type="string">
            <text:p><text:s/>V: '</text:p>
          </table:table-cell>
          <table:table-cell office:value-type="float" office:value="0.00389476724714041" calcext:value-type="float">
            <text:p>0.00389476724714</text:p>
          </table:table-cell>
          <table:table-cell office:value-type="string" calcext:value-type="string">
            <text:p><text:s/>W: '</text:p>
          </table:table-cell>
          <table:table-cell office:value-type="float" office:value="-0.315630274813577" calcext:value-type="float">
            <text:p>-0.315630274813577</text:p>
          </table:table-cell>
          <table:table-cell office:value-type="string" calcext:value-type="string">
            <text:p><text:s/>x_e:'</text:p>
          </table:table-cell>
          <table:table-cell office:value-type="float" office:value="-0.00163417693430734" calcext:value-type="float">
            <text:p>-0.001634176934307</text:p>
          </table:table-cell>
          <table:table-cell office:value-type="string" calcext:value-type="string">
            <text:p><text:s/>y_e:'</text:p>
          </table:table-cell>
          <table:table-cell office:value-type="float" office:value="-0.010943925246517" calcext:value-type="float">
            <text:p>-0.010943925246517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1.7190238544131897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52.783" calcext:value-type="float">
            <text:p>252.783</text:p>
          </table:table-cell>
          <table:table-cell office:value-type="string" calcext:value-type="string">
            <text:p><text:s/>X: '</text:p>
          </table:table-cell>
          <table:table-cell office:value-type="float" office:value="1.0021531020176" calcext:value-type="float">
            <text:p>1.0021531020176</text:p>
          </table:table-cell>
          <table:table-cell office:value-type="string" calcext:value-type="string">
            <text:p><text:s/>Y: '</text:p>
          </table:table-cell>
          <table:table-cell office:value-type="float" office:value="0.0105023505747808" calcext:value-type="float">
            <text:p>0.010502350574781</text:p>
          </table:table-cell>
          <table:table-cell office:value-type="string" calcext:value-type="string">
            <text:p><text:s/>V: '</text:p>
          </table:table-cell>
          <table:table-cell office:value-type="float" office:value="0.00286255942285061" calcext:value-type="float">
            <text:p>0.002862559422851</text:p>
          </table:table-cell>
          <table:table-cell office:value-type="string" calcext:value-type="string">
            <text:p><text:s/>W: '</text:p>
          </table:table-cell>
          <table:table-cell office:value-type="float" office:value="-0.335811912833926" calcext:value-type="float">
            <text:p>-0.335811912833926</text:p>
          </table:table-cell>
          <table:table-cell office:value-type="string" calcext:value-type="string">
            <text:p><text:s/>x_e:'</text:p>
          </table:table-cell>
          <table:table-cell office:value-type="float" office:value="-0.00193418295183867" calcext:value-type="float">
            <text:p>-0.001934182951839</text:p>
          </table:table-cell>
          <table:table-cell office:value-type="string" calcext:value-type="string">
            <text:p><text:s/>y_e:'</text:p>
          </table:table-cell>
          <table:table-cell office:value-type="float" office:value="-0.0106955535320666" calcext:value-type="float">
            <text:p>-0.010695553532067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1.7497026979179513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52.881" calcext:value-type="float">
            <text:p>252.881</text:p>
          </table:table-cell>
          <table:table-cell office:value-type="string" calcext:value-type="string">
            <text:p><text:s/>X: '</text:p>
          </table:table-cell>
          <table:table-cell office:value-type="float" office:value="1.0026966930024" calcext:value-type="float">
            <text:p>1.0026966930024</text:p>
          </table:table-cell>
          <table:table-cell office:value-type="string" calcext:value-type="string">
            <text:p><text:s/>Y: '</text:p>
          </table:table-cell>
          <table:table-cell office:value-type="float" office:value="0.0099884466607512" calcext:value-type="float">
            <text:p>0.009988446660751</text:p>
          </table:table-cell>
          <table:table-cell office:value-type="string" calcext:value-type="string">
            <text:p><text:s/>V: '</text:p>
          </table:table-cell>
          <table:table-cell office:value-type="float" office:value="0.0076332286670804" calcext:value-type="float">
            <text:p>0.00763322866708</text:p>
          </table:table-cell>
          <table:table-cell office:value-type="string" calcext:value-type="string">
            <text:p><text:s/>W: '</text:p>
          </table:table-cell>
          <table:table-cell office:value-type="float" office:value="-0.340315513851413" calcext:value-type="float">
            <text:p>-0.340315513851413</text:p>
          </table:table-cell>
          <table:table-cell office:value-type="string" calcext:value-type="string">
            <text:p><text:s/>x_e:'</text:p>
          </table:table-cell>
          <table:table-cell office:value-type="float" office:value="-0.00215310201760288" calcext:value-type="float">
            <text:p>-0.002153102017603</text:p>
          </table:table-cell>
          <table:table-cell office:value-type="string" calcext:value-type="string">
            <text:p><text:s/>y_e:'</text:p>
          </table:table-cell>
          <table:table-cell office:value-type="float" office:value="-0.0105023505747808" calcext:value-type="float">
            <text:p>-0.010502350574781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1.7730059025397709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52.981" calcext:value-type="float">
            <text:p>252.981</text:p>
          </table:table-cell>
          <table:table-cell office:value-type="string" calcext:value-type="string">
            <text:p><text:s/>X: '</text:p>
          </table:table-cell>
          <table:table-cell office:value-type="float" office:value="1.00297661348749" calcext:value-type="float">
            <text:p>1.00297661348749</text:p>
          </table:table-cell>
          <table:table-cell office:value-type="string" calcext:value-type="string">
            <text:p><text:s/>Y: '</text:p>
          </table:table-cell>
          <table:table-cell office:value-type="float" office:value="0.00970555151198765" calcext:value-type="float">
            <text:p>0.009705551511988</text:p>
          </table:table-cell>
          <table:table-cell office:value-type="string" calcext:value-type="string">
            <text:p><text:s/>V: '</text:p>
          </table:table-cell>
          <table:table-cell office:value-type="float" office:value="0.00397976309806109" calcext:value-type="float">
            <text:p>0.003979763098061</text:p>
          </table:table-cell>
          <table:table-cell office:value-type="string" calcext:value-type="string">
            <text:p><text:s/>W: '</text:p>
          </table:table-cell>
          <table:table-cell office:value-type="float" office:value="-0.333160081451916" calcext:value-type="float">
            <text:p>-0.333160081451916</text:p>
          </table:table-cell>
          <table:table-cell office:value-type="string" calcext:value-type="string">
            <text:p><text:s/>x_e:'</text:p>
          </table:table-cell>
          <table:table-cell office:value-type="float" office:value="-0.00269669300239794" calcext:value-type="float">
            <text:p>-0.002696693002398</text:p>
          </table:table-cell>
          <table:table-cell office:value-type="string" calcext:value-type="string">
            <text:p><text:s/>y_e:'</text:p>
          </table:table-cell>
          <table:table-cell office:value-type="float" office:value="-0.0099884466607512" calcext:value-type="float">
            <text:p>-0.009988446660751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1.8344906560023144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53.081" calcext:value-type="float">
            <text:p>253.081</text:p>
          </table:table-cell>
          <table:table-cell office:value-type="string" calcext:value-type="string">
            <text:p><text:s/>X: '</text:p>
          </table:table-cell>
          <table:table-cell office:value-type="float" office:value="1.00339102530076" calcext:value-type="float">
            <text:p>1.00339102530076</text:p>
          </table:table-cell>
          <table:table-cell office:value-type="string" calcext:value-type="string">
            <text:p><text:s/>Y: '</text:p>
          </table:table-cell>
          <table:table-cell office:value-type="float" office:value="0.0092578442565205" calcext:value-type="float">
            <text:p>0.009257844256521</text:p>
          </table:table-cell>
          <table:table-cell office:value-type="string" calcext:value-type="string">
            <text:p><text:s/>V: '</text:p>
          </table:table-cell>
          <table:table-cell office:value-type="float" office:value="0.00610064699500799" calcext:value-type="float">
            <text:p>0.006100646995008</text:p>
          </table:table-cell>
          <table:table-cell office:value-type="string" calcext:value-type="string">
            <text:p><text:s/>W: '</text:p>
          </table:table-cell>
          <table:table-cell office:value-type="float" office:value="-0.336152871778931" calcext:value-type="float">
            <text:p>-0.336152871778931</text:p>
          </table:table-cell>
          <table:table-cell office:value-type="string" calcext:value-type="string">
            <text:p><text:s/>x_e:'</text:p>
          </table:table-cell>
          <table:table-cell office:value-type="float" office:value="-0.00297661348748779" calcext:value-type="float">
            <text:p>-0.002976613487488</text:p>
          </table:table-cell>
          <table:table-cell office:value-type="string" calcext:value-type="string">
            <text:p><text:s/>y_e:'</text:p>
          </table:table-cell>
          <table:table-cell office:value-type="float" office:value="-0.00970555151198765" calcext:value-type="float">
            <text:p>-0.009705551511988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1.8683810641912213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53.181" calcext:value-type="float">
            <text:p>253.181</text:p>
          </table:table-cell>
          <table:table-cell office:value-type="string" calcext:value-type="string">
            <text:p><text:s/>X: '</text:p>
          </table:table-cell>
          <table:table-cell office:value-type="float" office:value="1.00360040107298" calcext:value-type="float">
            <text:p>1.00360040107298</text:p>
          </table:table-cell>
          <table:table-cell office:value-type="string" calcext:value-type="string">
            <text:p><text:s/>Y: '</text:p>
          </table:table-cell>
          <table:table-cell office:value-type="float" office:value="0.00901581259828705" calcext:value-type="float">
            <text:p>0.009015812598287</text:p>
          </table:table-cell>
          <table:table-cell office:value-type="string" calcext:value-type="string">
            <text:p><text:s/>V: '</text:p>
          </table:table-cell>
          <table:table-cell office:value-type="float" office:value="0.00320027401298285" calcext:value-type="float">
            <text:p>0.003200274012983</text:p>
          </table:table-cell>
          <table:table-cell office:value-type="string" calcext:value-type="string">
            <text:p><text:s/>W: '</text:p>
          </table:table-cell>
          <table:table-cell office:value-type="float" office:value="-0.339117320635951" calcext:value-type="float">
            <text:p>-0.339117320635951</text:p>
          </table:table-cell>
          <table:table-cell office:value-type="string" calcext:value-type="string">
            <text:p><text:s/>x_e:'</text:p>
          </table:table-cell>
          <table:table-cell office:value-type="float" office:value="-0.00339102530075941" calcext:value-type="float">
            <text:p>-0.003391025300759</text:p>
          </table:table-cell>
          <table:table-cell office:value-type="string" calcext:value-type="string">
            <text:p><text:s/>y_e:'</text:p>
          </table:table-cell>
          <table:table-cell office:value-type="float" office:value="-0.0092578442565205" calcext:value-type="float">
            <text:p>-0.009257844256521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1.9219061508521467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53.281" calcext:value-type="float">
            <text:p>253.281</text:p>
          </table:table-cell>
          <table:table-cell office:value-type="string" calcext:value-type="string">
            <text:p><text:s/>X: '</text:p>
          </table:table-cell>
          <table:table-cell office:value-type="float" office:value="1.00385620103158" calcext:value-type="float">
            <text:p>1.00385620103158</text:p>
          </table:table-cell>
          <table:table-cell office:value-type="string" calcext:value-type="string">
            <text:p><text:s/>Y: '</text:p>
          </table:table-cell>
          <table:table-cell office:value-type="float" office:value="0.00869901460726281" calcext:value-type="float">
            <text:p>0.008699014607263</text:p>
          </table:table-cell>
          <table:table-cell office:value-type="string" calcext:value-type="string">
            <text:p><text:s/>V: '</text:p>
          </table:table-cell>
          <table:table-cell office:value-type="float" office:value="0.0040717881321907" calcext:value-type="float">
            <text:p>0.004071788132191</text:p>
          </table:table-cell>
          <table:table-cell office:value-type="string" calcext:value-type="string">
            <text:p><text:s/>W: '</text:p>
          </table:table-cell>
          <table:table-cell office:value-type="float" office:value="-0.341078766139157" calcext:value-type="float">
            <text:p>-0.341078766139157</text:p>
          </table:table-cell>
          <table:table-cell office:value-type="string" calcext:value-type="string">
            <text:p><text:s/>x_e:'</text:p>
          </table:table-cell>
          <table:table-cell office:value-type="float" office:value="-0.00360040107298376" calcext:value-type="float">
            <text:p>-0.003600401072984</text:p>
          </table:table-cell>
          <table:table-cell office:value-type="string" calcext:value-type="string">
            <text:p><text:s/>y_e:'</text:p>
          </table:table-cell>
          <table:table-cell office:value-type="float" office:value="-0.00901581259828705" calcext:value-type="float">
            <text:p>-0.009015812598287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1.9507361410745496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53.381" calcext:value-type="float">
            <text:p>253.381</text:p>
          </table:table-cell>
          <table:table-cell office:value-type="string" calcext:value-type="string">
            <text:p><text:s/>X: '</text:p>
          </table:table-cell>
          <table:table-cell office:value-type="float" office:value="1.00407168055885" calcext:value-type="float">
            <text:p>1.00407168055885</text:p>
          </table:table-cell>
          <table:table-cell office:value-type="string" calcext:value-type="string">
            <text:p><text:s/>Y: '</text:p>
          </table:table-cell>
          <table:table-cell office:value-type="float" office:value="0.00841270049871071" calcext:value-type="float">
            <text:p>0.008412700498711</text:p>
          </table:table-cell>
          <table:table-cell office:value-type="string" calcext:value-type="string">
            <text:p><text:s/>V: '</text:p>
          </table:table-cell>
          <table:table-cell office:value-type="float" office:value="0.00358339497447014" calcext:value-type="float">
            <text:p>0.00358339497447</text:p>
          </table:table-cell>
          <table:table-cell office:value-type="string" calcext:value-type="string">
            <text:p><text:s/>W: '</text:p>
          </table:table-cell>
          <table:table-cell office:value-type="float" office:value="-0.359715268195394" calcext:value-type="float">
            <text:p>-0.359715268195394</text:p>
          </table:table-cell>
          <table:table-cell office:value-type="string" calcext:value-type="string">
            <text:p><text:s/>x_e:'</text:p>
          </table:table-cell>
          <table:table-cell office:value-type="float" office:value="-0.00385620103157924" calcext:value-type="float">
            <text:p>-0.003856201031579</text:p>
          </table:table-cell>
          <table:table-cell office:value-type="string" calcext:value-type="string">
            <text:p><text:s/>y_e:'</text:p>
          </table:table-cell>
          <table:table-cell office:value-type="float" office:value="-0.00869901460726281" calcext:value-type="float">
            <text:p>-0.008699014607263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1.9880576492145667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53.481" calcext:value-type="float">
            <text:p>253.481</text:p>
          </table:table-cell>
          <table:table-cell office:value-type="string" calcext:value-type="string">
            <text:p><text:s/>X: '</text:p>
          </table:table-cell>
          <table:table-cell office:value-type="float" office:value="1.00423529599962" calcext:value-type="float">
            <text:p>1.00423529599962</text:p>
          </table:table-cell>
          <table:table-cell office:value-type="string" calcext:value-type="string">
            <text:p><text:s/>Y: '</text:p>
          </table:table-cell>
          <table:table-cell office:value-type="float" office:value="0.00817819852190795" calcext:value-type="float">
            <text:p>0.008178198521908</text:p>
          </table:table-cell>
          <table:table-cell office:value-type="string" calcext:value-type="string">
            <text:p><text:s/>V: '</text:p>
          </table:table-cell>
          <table:table-cell office:value-type="float" office:value="0.00285939136147499" calcext:value-type="float">
            <text:p>0.002859391361475</text:p>
          </table:table-cell>
          <table:table-cell office:value-type="string" calcext:value-type="string">
            <text:p><text:s/>W: '</text:p>
          </table:table-cell>
          <table:table-cell office:value-type="float" office:value="-0.354350298643112" calcext:value-type="float">
            <text:p>-0.354350298643112</text:p>
          </table:table-cell>
          <table:table-cell office:value-type="string" calcext:value-type="string">
            <text:p><text:s/>x_e:'</text:p>
          </table:table-cell>
          <table:table-cell office:value-type="float" office:value="-0.0040716805588541" calcext:value-type="float">
            <text:p>-0.004071680558854</text:p>
          </table:table-cell>
          <table:table-cell office:value-type="string" calcext:value-type="string">
            <text:p><text:s/>y_e:'</text:p>
          </table:table-cell>
          <table:table-cell office:value-type="float" office:value="-0.00841270049871071" calcext:value-type="float">
            <text:p>-0.008412700498711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0215557979320264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53.582" calcext:value-type="float">
            <text:p>253.582</text:p>
          </table:table-cell>
          <table:table-cell office:value-type="string" calcext:value-type="string">
            <text:p><text:s/>X: '</text:p>
          </table:table-cell>
          <table:table-cell office:value-type="float" office:value="1.00446039375684" calcext:value-type="float">
            <text:p>1.00446039375684</text:p>
          </table:table-cell>
          <table:table-cell office:value-type="string" calcext:value-type="string">
            <text:p><text:s/>Y: '</text:p>
          </table:table-cell>
          <table:table-cell office:value-type="float" office:value="0.0078299007682975" calcext:value-type="float">
            <text:p>0.007829900768298</text:p>
          </table:table-cell>
          <table:table-cell office:value-type="string" calcext:value-type="string">
            <text:p><text:s/>V: '</text:p>
          </table:table-cell>
          <table:table-cell office:value-type="float" office:value="0.00410599115490913" calcext:value-type="float">
            <text:p>0.004105991154909</text:p>
          </table:table-cell>
          <table:table-cell office:value-type="string" calcext:value-type="string">
            <text:p><text:s/>W: '</text:p>
          </table:table-cell>
          <table:table-cell office:value-type="float" office:value="-0.344525437039065" calcext:value-type="float">
            <text:p>-0.344525437039065</text:p>
          </table:table-cell>
          <table:table-cell office:value-type="string" calcext:value-type="string">
            <text:p><text:s/>x_e:'</text:p>
          </table:table-cell>
          <table:table-cell office:value-type="float" office:value="-0.00423529599961792" calcext:value-type="float">
            <text:p>-0.004235295999618</text:p>
          </table:table-cell>
          <table:table-cell office:value-type="string" calcext:value-type="string">
            <text:p><text:s/>y_e:'</text:p>
          </table:table-cell>
          <table:table-cell office:value-type="float" office:value="-0.00817819852190795" calcext:value-type="float">
            <text:p>-0.008178198521908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048642565675195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53.681" calcext:value-type="float">
            <text:p>253.681</text:p>
          </table:table-cell>
          <table:table-cell office:value-type="string" calcext:value-type="string">
            <text:p><text:s/>X: '</text:p>
          </table:table-cell>
          <table:table-cell office:value-type="float" office:value="1.00477207628449" calcext:value-type="float">
            <text:p>1.00477207628449</text:p>
          </table:table-cell>
          <table:table-cell office:value-type="string" calcext:value-type="string">
            <text:p><text:s/>Y: '</text:p>
          </table:table-cell>
          <table:table-cell office:value-type="float" office:value="0.00730870523991356" calcext:value-type="float">
            <text:p>0.007308705239914</text:p>
          </table:table-cell>
          <table:table-cell office:value-type="string" calcext:value-type="string">
            <text:p><text:s/>V: '</text:p>
          </table:table-cell>
          <table:table-cell office:value-type="float" office:value="0.00613415620476008" calcext:value-type="float">
            <text:p>0.00613415620476</text:p>
          </table:table-cell>
          <table:table-cell office:value-type="string" calcext:value-type="string">
            <text:p><text:s/>W: '</text:p>
          </table:table-cell>
          <table:table-cell office:value-type="float" office:value="-0.345297266112035" calcext:value-type="float">
            <text:p>-0.345297266112035</text:p>
          </table:table-cell>
          <table:table-cell office:value-type="string" calcext:value-type="string">
            <text:p><text:s/>x_e:'</text:p>
          </table:table-cell>
          <table:table-cell office:value-type="float" office:value="-0.00446039375684371" calcext:value-type="float">
            <text:p>-0.004460393756844</text:p>
          </table:table-cell>
          <table:table-cell office:value-type="string" calcext:value-type="string">
            <text:p><text:s/>y_e:'</text:p>
          </table:table-cell>
          <table:table-cell office:value-type="float" office:value="-0.0078299007682975" calcext:value-type="float">
            <text:p>-0.007829900768298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0886093984495346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53.781" calcext:value-type="float">
            <text:p>253.781</text:p>
          </table:table-cell>
          <table:table-cell office:value-type="string" calcext:value-type="string">
            <text:p><text:s/>X: '</text:p>
          </table:table-cell>
          <table:table-cell office:value-type="float" office:value="1.0049947856974" calcext:value-type="float">
            <text:p>1.0049947856974</text:p>
          </table:table-cell>
          <table:table-cell office:value-type="string" calcext:value-type="string">
            <text:p><text:s/>Y: '</text:p>
          </table:table-cell>
          <table:table-cell office:value-type="float" office:value="0.00690562400021058" calcext:value-type="float">
            <text:p>0.006905624000211</text:p>
          </table:table-cell>
          <table:table-cell office:value-type="string" calcext:value-type="string">
            <text:p><text:s/>V: '</text:p>
          </table:table-cell>
          <table:table-cell office:value-type="float" office:value="0.00460514894872904" calcext:value-type="float">
            <text:p>0.004605148948729</text:p>
          </table:table-cell>
          <table:table-cell office:value-type="string" calcext:value-type="string">
            <text:p><text:s/>W: '</text:p>
          </table:table-cell>
          <table:table-cell office:value-type="float" office:value="-0.351621421255979" calcext:value-type="float">
            <text:p>-0.351621421255979</text:p>
          </table:table-cell>
          <table:table-cell office:value-type="string" calcext:value-type="string">
            <text:p><text:s/>x_e:'</text:p>
          </table:table-cell>
          <table:table-cell office:value-type="float" office:value="-0.00477207628449028" calcext:value-type="float">
            <text:p>-0.00477207628449</text:p>
          </table:table-cell>
          <table:table-cell office:value-type="string" calcext:value-type="string">
            <text:p><text:s/>y_e:'</text:p>
          </table:table-cell>
          <table:table-cell office:value-type="float" office:value="-0.00730870523991356" calcext:value-type="float">
            <text:p>-0.007308705239914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1492288679313627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53.881" calcext:value-type="float">
            <text:p>253.881</text:p>
          </table:table-cell>
          <table:table-cell office:value-type="string" calcext:value-type="string">
            <text:p><text:s/>X: '</text:p>
          </table:table-cell>
          <table:table-cell office:value-type="float" office:value="1.00516777236757" calcext:value-type="float">
            <text:p>1.00516777236757</text:p>
          </table:table-cell>
          <table:table-cell office:value-type="string" calcext:value-type="string">
            <text:p><text:s/>Y: '</text:p>
          </table:table-cell>
          <table:table-cell office:value-type="float" office:value="0.00656474852682751" calcext:value-type="float">
            <text:p>0.006564748526828</text:p>
          </table:table-cell>
          <table:table-cell office:value-type="string" calcext:value-type="string">
            <text:p><text:s/>V: '</text:p>
          </table:table-cell>
          <table:table-cell office:value-type="float" office:value="0.00382257081568241" calcext:value-type="float">
            <text:p>0.003822570815682</text:p>
          </table:table-cell>
          <table:table-cell office:value-type="string" calcext:value-type="string">
            <text:p><text:s/>W: '</text:p>
          </table:table-cell>
          <table:table-cell office:value-type="float" office:value="-0.346230802945344" calcext:value-type="float">
            <text:p>-0.346230802945344</text:p>
          </table:table-cell>
          <table:table-cell office:value-type="string" calcext:value-type="string">
            <text:p><text:s/>x_e:'</text:p>
          </table:table-cell>
          <table:table-cell office:value-type="float" office:value="-0.00499478569740153" calcext:value-type="float">
            <text:p>-0.004994785697402</text:p>
          </table:table-cell>
          <table:table-cell office:value-type="string" calcext:value-type="string">
            <text:p><text:s/>y_e:'</text:p>
          </table:table-cell>
          <table:table-cell office:value-type="float" office:value="-0.00690562400021058" calcext:value-type="float">
            <text:p>-0.006905624000211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1969843639479265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53.981" calcext:value-type="float">
            <text:p>253.981</text:p>
          </table:table-cell>
          <table:table-cell office:value-type="string" calcext:value-type="string">
            <text:p><text:s/>X: '</text:p>
          </table:table-cell>
          <table:table-cell office:value-type="float" office:value="1.00534528717285" calcext:value-type="float">
            <text:p>1.00534528717285</text:p>
          </table:table-cell>
          <table:table-cell office:value-type="string" calcext:value-type="string">
            <text:p><text:s/>Y: '</text:p>
          </table:table-cell>
          <table:table-cell office:value-type="float" office:value="0.00618272754172879" calcext:value-type="float">
            <text:p>0.006182727541729</text:p>
          </table:table-cell>
          <table:table-cell office:value-type="string" calcext:value-type="string">
            <text:p><text:s/>V: '</text:p>
          </table:table-cell>
          <table:table-cell office:value-type="float" office:value="0.0042124997228384" calcext:value-type="float">
            <text:p>0.004212499722838</text:p>
          </table:table-cell>
          <table:table-cell office:value-type="string" calcext:value-type="string">
            <text:p><text:s/>W: '</text:p>
          </table:table-cell>
          <table:table-cell office:value-type="float" office:value="-0.346287050699613" calcext:value-type="float">
            <text:p>-0.346287050699613</text:p>
          </table:table-cell>
          <table:table-cell office:value-type="string" calcext:value-type="string">
            <text:p><text:s/>x_e:'</text:p>
          </table:table-cell>
          <table:table-cell office:value-type="float" office:value="-0.00516777236756694" calcext:value-type="float">
            <text:p>-0.005167772367567</text:p>
          </table:table-cell>
          <table:table-cell office:value-type="string" calcext:value-type="string">
            <text:p><text:s/>y_e:'</text:p>
          </table:table-cell>
          <table:table-cell office:value-type="float" office:value="-0.00656474852682751" calcext:value-type="float">
            <text:p>-0.006564748526828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2376837322324117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54.081" calcext:value-type="float">
            <text:p>254.081</text:p>
          </table:table-cell>
          <table:table-cell office:value-type="string" calcext:value-type="string">
            <text:p><text:s/>X: '</text:p>
          </table:table-cell>
          <table:table-cell office:value-type="float" office:value="1.00549545217832" calcext:value-type="float">
            <text:p>1.00549545217832</text:p>
          </table:table-cell>
          <table:table-cell office:value-type="string" calcext:value-type="string">
            <text:p><text:s/>Y: '</text:p>
          </table:table-cell>
          <table:table-cell office:value-type="float" office:value="0.00582791008419992" calcext:value-type="float">
            <text:p>0.0058279100842</text:p>
          </table:table-cell>
          <table:table-cell office:value-type="string" calcext:value-type="string">
            <text:p><text:s/>V: '</text:p>
          </table:table-cell>
          <table:table-cell office:value-type="float" office:value="0.00385285552591085" calcext:value-type="float">
            <text:p>0.003852855525911</text:p>
          </table:table-cell>
          <table:table-cell office:value-type="string" calcext:value-type="string">
            <text:p><text:s/>W: '</text:p>
          </table:table-cell>
          <table:table-cell office:value-type="float" office:value="-0.346851259918816" calcext:value-type="float">
            <text:p>-0.346851259918816</text:p>
          </table:table-cell>
          <table:table-cell office:value-type="string" calcext:value-type="string">
            <text:p><text:s/>x_e:'</text:p>
          </table:table-cell>
          <table:table-cell office:value-type="float" office:value="-0.0053452871728461" calcext:value-type="float">
            <text:p>-0.005345287172846</text:p>
          </table:table-cell>
          <table:table-cell office:value-type="string" calcext:value-type="string">
            <text:p><text:s/>y_e:'</text:p>
          </table:table-cell>
          <table:table-cell office:value-type="float" office:value="-0.00618272754172879" calcext:value-type="float">
            <text:p>-0.006182727541729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2836779347224354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54.181" calcext:value-type="float">
            <text:p>254.181</text:p>
          </table:table-cell>
          <table:table-cell office:value-type="string" calcext:value-type="string">
            <text:p><text:s/>X: '</text:p>
          </table:table-cell>
          <table:table-cell office:value-type="float" office:value="1.00562725313374" calcext:value-type="float">
            <text:p>1.00562725313374</text:p>
          </table:table-cell>
          <table:table-cell office:value-type="string" calcext:value-type="string">
            <text:p><text:s/>Y: '</text:p>
          </table:table-cell>
          <table:table-cell office:value-type="float" office:value="0.00548368850211979" calcext:value-type="float">
            <text:p>0.00548368850212</text:p>
          </table:table-cell>
          <table:table-cell office:value-type="string" calcext:value-type="string">
            <text:p><text:s/>V: '</text:p>
          </table:table-cell>
          <table:table-cell office:value-type="float" office:value="0.00368591900914908" calcext:value-type="float">
            <text:p>0.003685919009149</text:p>
          </table:table-cell>
          <table:table-cell office:value-type="string" calcext:value-type="string">
            <text:p><text:s/>W: '</text:p>
          </table:table-cell>
          <table:table-cell office:value-type="float" office:value="-0.346884188971606" calcext:value-type="float">
            <text:p>-0.346884188971606</text:p>
          </table:table-cell>
          <table:table-cell office:value-type="string" calcext:value-type="string">
            <text:p><text:s/>x_e:'</text:p>
          </table:table-cell>
          <table:table-cell office:value-type="float" office:value="-0.00549545217831726" calcext:value-type="float">
            <text:p>-0.005495452178317</text:p>
          </table:table-cell>
          <table:table-cell office:value-type="string" calcext:value-type="string">
            <text:p><text:s/>y_e:'</text:p>
          </table:table-cell>
          <table:table-cell office:value-type="float" office:value="-0.00582791008419992" calcext:value-type="float">
            <text:p>-0.0058279100842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326842569979827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54.281" calcext:value-type="float">
            <text:p>254.281</text:p>
          </table:table-cell>
          <table:table-cell office:value-type="string" calcext:value-type="string">
            <text:p><text:s/>X: '</text:p>
          </table:table-cell>
          <table:table-cell office:value-type="float" office:value="1.00575395772363" calcext:value-type="float">
            <text:p>1.00575395772363</text:p>
          </table:table-cell>
          <table:table-cell office:value-type="string" calcext:value-type="string">
            <text:p><text:s/>Y: '</text:p>
          </table:table-cell>
          <table:table-cell office:value-type="float" office:value="0.00511496185619931" calcext:value-type="float">
            <text:p>0.005114961856199</text:p>
          </table:table-cell>
          <table:table-cell office:value-type="string" calcext:value-type="string">
            <text:p><text:s/>V: '</text:p>
          </table:table-cell>
          <table:table-cell office:value-type="float" office:value="0.00389888948947191" calcext:value-type="float">
            <text:p>0.003898889489472</text:p>
          </table:table-cell>
          <table:table-cell office:value-type="string" calcext:value-type="string">
            <text:p><text:s/>W: '</text:p>
          </table:table-cell>
          <table:table-cell office:value-type="float" office:value="-0.347276780888977" calcext:value-type="float">
            <text:p>-0.347276780888977</text:p>
          </table:table-cell>
          <table:table-cell office:value-type="string" calcext:value-type="string">
            <text:p><text:s/>x_e:'</text:p>
          </table:table-cell>
          <table:table-cell office:value-type="float" office:value="-0.00562725313374002" calcext:value-type="float">
            <text:p>-0.00562725313374</text:p>
          </table:table-cell>
          <table:table-cell office:value-type="string" calcext:value-type="string">
            <text:p><text:s/>y_e:'</text:p>
          </table:table-cell>
          <table:table-cell office:value-type="float" office:value="-0.00548368850211979" calcext:value-type="float">
            <text:p>-0.00548368850212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369114785125847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54.381" calcext:value-type="float">
            <text:p>254.381</text:p>
          </table:table-cell>
          <table:table-cell office:value-type="string" calcext:value-type="string">
            <text:p><text:s/>X: '</text:p>
          </table:table-cell>
          <table:table-cell office:value-type="float" office:value="1.00597247198717" calcext:value-type="float">
            <text:p>1.00597247198717</text:p>
          </table:table-cell>
          <table:table-cell office:value-type="string" calcext:value-type="string">
            <text:p><text:s/>Y: '</text:p>
          </table:table-cell>
          <table:table-cell office:value-type="float" office:value="0.00439908907277496" calcext:value-type="float">
            <text:p>0.004399089072775</text:p>
          </table:table-cell>
          <table:table-cell office:value-type="string" calcext:value-type="string">
            <text:p><text:s/>V: '</text:p>
          </table:table-cell>
          <table:table-cell office:value-type="float" office:value="0.00748480010032654" calcext:value-type="float">
            <text:p>0.007484800100327</text:p>
          </table:table-cell>
          <table:table-cell office:value-type="string" calcext:value-type="string">
            <text:p><text:s/>W: '</text:p>
          </table:table-cell>
          <table:table-cell office:value-type="float" office:value="-0.357560409838895" calcext:value-type="float">
            <text:p>-0.357560409838895</text:p>
          </table:table-cell>
          <table:table-cell office:value-type="string" calcext:value-type="string">
            <text:p><text:s/>x_e:'</text:p>
          </table:table-cell>
          <table:table-cell office:value-type="float" office:value="-0.00575395772363074" calcext:value-type="float">
            <text:p>-0.005753957723631</text:p>
          </table:table-cell>
          <table:table-cell office:value-type="string" calcext:value-type="string">
            <text:p><text:s/>y_e:'</text:p>
          </table:table-cell>
          <table:table-cell office:value-type="float" office:value="-0.00511496185619931" calcext:value-type="float">
            <text:p>-0.005114961856199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4149180071360914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54.481" calcext:value-type="float">
            <text:p>254.481</text:p>
          </table:table-cell>
          <table:table-cell office:value-type="string" calcext:value-type="string">
            <text:p><text:s/>X: '</text:p>
          </table:table-cell>
          <table:table-cell office:value-type="float" office:value="1.00609314635921" calcext:value-type="float">
            <text:p>1.00609314635921</text:p>
          </table:table-cell>
          <table:table-cell office:value-type="string" calcext:value-type="string">
            <text:p><text:s/>Y: '</text:p>
          </table:table-cell>
          <table:table-cell office:value-type="float" office:value="0.00394637897122474" calcext:value-type="float">
            <text:p>0.003946378971225</text:p>
          </table:table-cell>
          <table:table-cell office:value-type="string" calcext:value-type="string">
            <text:p><text:s/>V: '</text:p>
          </table:table-cell>
          <table:table-cell office:value-type="float" office:value="0.00468517598509789" calcext:value-type="float">
            <text:p>0.004685175985098</text:p>
          </table:table-cell>
          <table:table-cell office:value-type="string" calcext:value-type="string">
            <text:p><text:s/>W: '</text:p>
          </table:table-cell>
          <table:table-cell office:value-type="float" office:value="-0.354749037558774" calcext:value-type="float">
            <text:p>-0.354749037558774</text:p>
          </table:table-cell>
          <table:table-cell office:value-type="string" calcext:value-type="string">
            <text:p><text:s/>x_e:'</text:p>
          </table:table-cell>
          <table:table-cell office:value-type="float" office:value="-0.00597247198717144" calcext:value-type="float">
            <text:p>-0.005972471987171</text:p>
          </table:table-cell>
          <table:table-cell office:value-type="string" calcext:value-type="string">
            <text:p><text:s/>y_e:'</text:p>
          </table:table-cell>
          <table:table-cell office:value-type="float" office:value="-0.00439908907277496" calcext:value-type="float">
            <text:p>-0.004399089072775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5067482252310067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54.581" calcext:value-type="float">
            <text:p>254.581</text:p>
          </table:table-cell>
          <table:table-cell office:value-type="string" calcext:value-type="string">
            <text:p><text:s/>X: '</text:p>
          </table:table-cell>
          <table:table-cell office:value-type="float" office:value="1.00617635183435" calcext:value-type="float">
            <text:p>1.00617635183435</text:p>
          </table:table-cell>
          <table:table-cell office:value-type="string" calcext:value-type="string">
            <text:p><text:s/>Y: '</text:p>
          </table:table-cell>
          <table:table-cell office:value-type="float" office:value="0.00358288495310558" calcext:value-type="float">
            <text:p>0.003582884953106</text:p>
          </table:table-cell>
          <table:table-cell office:value-type="string" calcext:value-type="string">
            <text:p><text:s/>V: '</text:p>
          </table:table-cell>
          <table:table-cell office:value-type="float" office:value="0.00372895497828722" calcext:value-type="float">
            <text:p>0.003728954978287</text:p>
          </table:table-cell>
          <table:table-cell office:value-type="string" calcext:value-type="string">
            <text:p><text:s/>W: '</text:p>
          </table:table-cell>
          <table:table-cell office:value-type="float" office:value="-0.348165683986911" calcext:value-type="float">
            <text:p>-0.348165683986911</text:p>
          </table:table-cell>
          <table:table-cell office:value-type="string" calcext:value-type="string">
            <text:p><text:s/>x_e:'</text:p>
          </table:table-cell>
          <table:table-cell office:value-type="float" office:value="-0.00609314635921354" calcext:value-type="float">
            <text:p>-0.006093146359214</text:p>
          </table:table-cell>
          <table:table-cell office:value-type="string" calcext:value-type="string">
            <text:p><text:s/>y_e:'</text:p>
          </table:table-cell>
          <table:table-cell office:value-type="float" office:value="-0.00394637897122474" calcext:value-type="float">
            <text:p>-0.003946378971225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5668535696054167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54.681" calcext:value-type="float">
            <text:p>254.681</text:p>
          </table:table-cell>
          <table:table-cell office:value-type="string" calcext:value-type="string">
            <text:p><text:s/>X: '</text:p>
          </table:table-cell>
          <table:table-cell office:value-type="float" office:value="1.00618149304995" calcext:value-type="float">
            <text:p>1.00618149304995</text:p>
          </table:table-cell>
          <table:table-cell office:value-type="string" calcext:value-type="string">
            <text:p><text:s/>Y: '</text:p>
          </table:table-cell>
          <table:table-cell office:value-type="float" office:value="0.00355618273901701" calcext:value-type="float">
            <text:p>0.003556182739017</text:p>
          </table:table-cell>
          <table:table-cell office:value-type="string" calcext:value-type="string">
            <text:p><text:s/>V: '</text:p>
          </table:table-cell>
          <table:table-cell office:value-type="float" office:value="0.000271926522254944" calcext:value-type="float">
            <text:p>0.000271926522255</text:p>
          </table:table-cell>
          <table:table-cell office:value-type="string" calcext:value-type="string">
            <text:p><text:s/>W: '</text:p>
          </table:table-cell>
          <table:table-cell office:value-type="float" office:value="-0.358987964061369" calcext:value-type="float">
            <text:p>-0.358987964061369</text:p>
          </table:table-cell>
          <table:table-cell office:value-type="string" calcext:value-type="string">
            <text:p><text:s/>x_e:'</text:p>
          </table:table-cell>
          <table:table-cell office:value-type="float" office:value="-0.00617635183434895" calcext:value-type="float">
            <text:p>-0.006176351834349</text:p>
          </table:table-cell>
          <table:table-cell office:value-type="string" calcext:value-type="string">
            <text:p><text:s/>y_e:'</text:p>
          </table:table-cell>
          <table:table-cell office:value-type="float" office:value="-0.00358288495310558" calcext:value-type="float">
            <text:p>-0.003582884953106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6159360640318794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54.781" calcext:value-type="float">
            <text:p>254.781</text:p>
          </table:table-cell>
          <table:table-cell office:value-type="string" calcext:value-type="string">
            <text:p><text:s/>X: '</text:p>
          </table:table-cell>
          <table:table-cell office:value-type="float" office:value="1.00617526733355" calcext:value-type="float">
            <text:p>1.00617526733355</text:p>
          </table:table-cell>
          <table:table-cell office:value-type="string" calcext:value-type="string">
            <text:p><text:s/>Y: '</text:p>
          </table:table-cell>
          <table:table-cell office:value-type="float" office:value="0.00359620686379902" calcext:value-type="float">
            <text:p>0.003596206863799</text:p>
          </table:table-cell>
          <table:table-cell office:value-type="string" calcext:value-type="string">
            <text:p><text:s/>V: '</text:p>
          </table:table-cell>
          <table:table-cell office:value-type="float" office:value="-0.000405054330825806" calcext:value-type="float">
            <text:p>-0.000405054330826</text:p>
          </table:table-cell>
          <table:table-cell office:value-type="string" calcext:value-type="string">
            <text:p><text:s/>W: '</text:p>
          </table:table-cell>
          <table:table-cell office:value-type="float" office:value="-0.379865019795406" calcext:value-type="float">
            <text:p>-0.379865019795406</text:p>
          </table:table-cell>
          <table:table-cell office:value-type="string" calcext:value-type="string">
            <text:p><text:s/>x_e:'</text:p>
          </table:table-cell>
          <table:table-cell office:value-type="float" office:value="-0.00618149304994686" calcext:value-type="float">
            <text:p>-0.006181493049947</text:p>
          </table:table-cell>
          <table:table-cell office:value-type="string" calcext:value-type="string">
            <text:p><text:s/>y_e:'</text:p>
          </table:table-cell>
          <table:table-cell office:value-type="float" office:value="-0.00355618273901701" calcext:value-type="float">
            <text:p>-0.003556182739017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619536617252587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54.881" calcext:value-type="float">
            <text:p>254.881</text:p>
          </table:table-cell>
          <table:table-cell office:value-type="string" calcext:value-type="string">
            <text:p><text:s/>X: '</text:p>
          </table:table-cell>
          <table:table-cell office:value-type="float" office:value="1.00617844289256" calcext:value-type="float">
            <text:p>1.00617844289256</text:p>
          </table:table-cell>
          <table:table-cell office:value-type="string" calcext:value-type="string">
            <text:p><text:s/>Y: '</text:p>
          </table:table-cell>
          <table:table-cell office:value-type="float" office:value="0.0035690313106901" calcext:value-type="float">
            <text:p>0.00356903131069</text:p>
          </table:table-cell>
          <table:table-cell office:value-type="string" calcext:value-type="string">
            <text:p><text:s/>V: '</text:p>
          </table:table-cell>
          <table:table-cell office:value-type="float" office:value="0.000273604616522789" calcext:value-type="float">
            <text:p>0.000273604616523</text:p>
          </table:table-cell>
          <table:table-cell office:value-type="string" calcext:value-type="string">
            <text:p><text:s/>W: '</text:p>
          </table:table-cell>
          <table:table-cell office:value-type="float" office:value="-0.380763079926192" calcext:value-type="float">
            <text:p>-0.380763079926192</text:p>
          </table:table-cell>
          <table:table-cell office:value-type="string" calcext:value-type="string">
            <text:p><text:s/>x_e:'</text:p>
          </table:table-cell>
          <table:table-cell office:value-type="float" office:value="-0.00617526733355112" calcext:value-type="float">
            <text:p>-0.006175267333551</text:p>
          </table:table-cell>
          <table:table-cell office:value-type="string" calcext:value-type="string">
            <text:p><text:s/>y_e:'</text:p>
          </table:table-cell>
          <table:table-cell office:value-type="float" office:value="-0.00359620686379902" calcext:value-type="float">
            <text:p>-0.003596206863799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614247369090998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54.982" calcext:value-type="float">
            <text:p>254.982</text:p>
          </table:table-cell>
          <table:table-cell office:value-type="string" calcext:value-type="string">
            <text:p><text:s/>X: '</text:p>
          </table:table-cell>
          <table:table-cell office:value-type="float" office:value="1.00621170961008" calcext:value-type="float">
            <text:p>1.00621170961008</text:p>
          </table:table-cell>
          <table:table-cell office:value-type="string" calcext:value-type="string">
            <text:p><text:s/>Y: '</text:p>
          </table:table-cell>
          <table:table-cell office:value-type="float" office:value="0.00314476374108522" calcext:value-type="float">
            <text:p>0.003144763741085</text:p>
          </table:table-cell>
          <table:table-cell office:value-type="string" calcext:value-type="string">
            <text:p><text:s/>V: '</text:p>
          </table:table-cell>
          <table:table-cell office:value-type="float" office:value="0.00421356226503849" calcext:value-type="float">
            <text:p>0.004213562265039</text:p>
          </table:table-cell>
          <table:table-cell office:value-type="string" calcext:value-type="string">
            <text:p><text:s/>W: '</text:p>
          </table:table-cell>
          <table:table-cell office:value-type="float" office:value="-0.375764427953456" calcext:value-type="float">
            <text:p>-0.375764427953456</text:p>
          </table:table-cell>
          <table:table-cell office:value-type="string" calcext:value-type="string">
            <text:p><text:s/>x_e:'</text:p>
          </table:table-cell>
          <table:table-cell office:value-type="float" office:value="-0.00617844289256486" calcext:value-type="float">
            <text:p>-0.006178442892565</text:p>
          </table:table-cell>
          <table:table-cell office:value-type="string" calcext:value-type="string">
            <text:p><text:s/>y_e:'</text:p>
          </table:table-cell>
          <table:table-cell office:value-type="float" office:value="-0.0035690313106901" calcext:value-type="float">
            <text:p>-0.00356903131069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617762583187348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55.081" calcext:value-type="float">
            <text:p>255.081</text:p>
          </table:table-cell>
          <table:table-cell office:value-type="string" calcext:value-type="string">
            <text:p><text:s/>X: '</text:p>
          </table:table-cell>
          <table:table-cell office:value-type="float" office:value="1.00622652328671" calcext:value-type="float">
            <text:p>1.00622652328671</text:p>
          </table:table-cell>
          <table:table-cell office:value-type="string" calcext:value-type="string">
            <text:p><text:s/>Y: '</text:p>
          </table:table-cell>
          <table:table-cell office:value-type="float" office:value="0.00277735446763319" calcext:value-type="float">
            <text:p>0.002777354467633</text:p>
          </table:table-cell>
          <table:table-cell office:value-type="string" calcext:value-type="string">
            <text:p><text:s/>V: '</text:p>
          </table:table-cell>
          <table:table-cell office:value-type="float" office:value="0.00371422010660171" calcext:value-type="float">
            <text:p>0.003714220106602</text:p>
          </table:table-cell>
          <table:table-cell office:value-type="string" calcext:value-type="string">
            <text:p><text:s/>W: '</text:p>
          </table:table-cell>
          <table:table-cell office:value-type="float" office:value="-0.369623395333807" calcext:value-type="float">
            <text:p>-0.369623395333807</text:p>
          </table:table-cell>
          <table:table-cell office:value-type="string" calcext:value-type="string">
            <text:p><text:s/>x_e:'</text:p>
          </table:table-cell>
          <table:table-cell office:value-type="float" office:value="-0.006211709610082" calcext:value-type="float">
            <text:p>-0.006211709610082</text:p>
          </table:table-cell>
          <table:table-cell office:value-type="string" calcext:value-type="string">
            <text:p><text:s/>y_e:'</text:p>
          </table:table-cell>
          <table:table-cell office:value-type="float" office:value="-0.00314476374108522" calcext:value-type="float">
            <text:p>-0.003144763741085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6729465663341094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55.182" calcext:value-type="float">
            <text:p>255.182</text:p>
          </table:table-cell>
          <table:table-cell office:value-type="string" calcext:value-type="string">
            <text:p><text:s/>X: '</text:p>
          </table:table-cell>
          <table:table-cell office:value-type="float" office:value="1.00622801576257" calcext:value-type="float">
            <text:p>1.00622801576257</text:p>
          </table:table-cell>
          <table:table-cell office:value-type="string" calcext:value-type="string">
            <text:p><text:s/>Y: '</text:p>
          </table:table-cell>
          <table:table-cell office:value-type="float" office:value="0.00237449998735612" calcext:value-type="float">
            <text:p>0.002374499987356</text:p>
          </table:table-cell>
          <table:table-cell office:value-type="string" calcext:value-type="string">
            <text:p><text:s/>V: '</text:p>
          </table:table-cell>
          <table:table-cell office:value-type="float" office:value="0.003988685593009" calcext:value-type="float">
            <text:p>0.003988685593009</text:p>
          </table:table-cell>
          <table:table-cell office:value-type="string" calcext:value-type="string">
            <text:p><text:s/>W: '</text:p>
          </table:table-cell>
          <table:table-cell office:value-type="float" office:value="-0.365180239799511" calcext:value-type="float">
            <text:p>-0.365180239799511</text:p>
          </table:table-cell>
          <table:table-cell office:value-type="string" calcext:value-type="string">
            <text:p><text:s/>x_e:'</text:p>
          </table:table-cell>
          <table:table-cell office:value-type="float" office:value="-0.00622652328670914" calcext:value-type="float">
            <text:p>-0.006226523286709</text:p>
          </table:table-cell>
          <table:table-cell office:value-type="string" calcext:value-type="string">
            <text:p><text:s/>y_e:'</text:p>
          </table:table-cell>
          <table:table-cell office:value-type="float" office:value="-0.00277735446763319" calcext:value-type="float">
            <text:p>-0.002777354467633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722026559002154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55.281" calcext:value-type="float">
            <text:p>255.281</text:p>
          </table:table-cell>
          <table:table-cell office:value-type="string" calcext:value-type="string">
            <text:p><text:s/>X: '</text:p>
          </table:table-cell>
          <table:table-cell office:value-type="float" office:value="1.00621716259744" calcext:value-type="float">
            <text:p>1.00621716259744</text:p>
          </table:table-cell>
          <table:table-cell office:value-type="string" calcext:value-type="string">
            <text:p><text:s/>Y: '</text:p>
          </table:table-cell>
          <table:table-cell office:value-type="float" office:value="0.00204750532422393" calcext:value-type="float">
            <text:p>0.002047505324224</text:p>
          </table:table-cell>
          <table:table-cell office:value-type="string" calcext:value-type="string">
            <text:p><text:s/>V: '</text:p>
          </table:table-cell>
          <table:table-cell office:value-type="float" office:value="0.00330479520559311" calcext:value-type="float">
            <text:p>0.003304795205593</text:p>
          </table:table-cell>
          <table:table-cell office:value-type="string" calcext:value-type="string">
            <text:p><text:s/>W: '</text:p>
          </table:table-cell>
          <table:table-cell office:value-type="float" office:value="-0.36193351860506" calcext:value-type="float">
            <text:p>-0.36193351860506</text:p>
          </table:table-cell>
          <table:table-cell office:value-type="string" calcext:value-type="string">
            <text:p><text:s/>x_e:'</text:p>
          </table:table-cell>
          <table:table-cell office:value-type="float" office:value="-0.0062280157625727" calcext:value-type="float">
            <text:p>-0.006228015762573</text:p>
          </table:table-cell>
          <table:table-cell office:value-type="string" calcext:value-type="string">
            <text:p><text:s/>y_e:'</text:p>
          </table:table-cell>
          <table:table-cell office:value-type="float" office:value="-0.00237449998735612" calcext:value-type="float">
            <text:p>-0.002374499987356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7773441519770454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55.383" calcext:value-type="float">
            <text:p>255.383</text:p>
          </table:table-cell>
          <table:table-cell office:value-type="string" calcext:value-type="string">
            <text:p><text:s/>X: '</text:p>
          </table:table-cell>
          <table:table-cell office:value-type="float" office:value="1.00619668092621" calcext:value-type="float">
            <text:p>1.00619668092621</text:p>
          </table:table-cell>
          <table:table-cell office:value-type="string" calcext:value-type="string">
            <text:p><text:s/>Y: '</text:p>
          </table:table-cell>
          <table:table-cell office:value-type="float" office:value="0.00175118333532364" calcext:value-type="float">
            <text:p>0.001751183335324</text:p>
          </table:table-cell>
          <table:table-cell office:value-type="string" calcext:value-type="string">
            <text:p><text:s/>V: '</text:p>
          </table:table-cell>
          <table:table-cell office:value-type="float" office:value="0.00291204890608788" calcext:value-type="float">
            <text:p>0.002912048906088</text:p>
          </table:table-cell>
          <table:table-cell office:value-type="string" calcext:value-type="string">
            <text:p><text:s/>W: '</text:p>
          </table:table-cell>
          <table:table-cell office:value-type="float" office:value="-0.359738550631397" calcext:value-type="float">
            <text:p>-0.359738550631397</text:p>
          </table:table-cell>
          <table:table-cell office:value-type="string" calcext:value-type="string">
            <text:p><text:s/>x_e:'</text:p>
          </table:table-cell>
          <table:table-cell office:value-type="float" office:value="-0.00621716259744076" calcext:value-type="float">
            <text:p>-0.006217162597441</text:p>
          </table:table-cell>
          <table:table-cell office:value-type="string" calcext:value-type="string">
            <text:p><text:s/>y_e:'</text:p>
          </table:table-cell>
          <table:table-cell office:value-type="float" office:value="-0.00204750532422393" calcext:value-type="float">
            <text:p>-0.002047505324224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8234483761144227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55.481" calcext:value-type="float">
            <text:p>255.481</text:p>
          </table:table-cell>
          <table:table-cell office:value-type="string" calcext:value-type="string">
            <text:p><text:s/>X: '</text:p>
          </table:table-cell>
          <table:table-cell office:value-type="float" office:value="1.00617528639936" calcext:value-type="float">
            <text:p>1.00617528639936</text:p>
          </table:table-cell>
          <table:table-cell office:value-type="string" calcext:value-type="string">
            <text:p><text:s/>Y: '</text:p>
          </table:table-cell>
          <table:table-cell office:value-type="float" office:value="0.00154953587472641" calcext:value-type="float">
            <text:p>0.001549535874726</text:p>
          </table:table-cell>
          <table:table-cell office:value-type="string" calcext:value-type="string">
            <text:p><text:s/>V: '</text:p>
          </table:table-cell>
          <table:table-cell office:value-type="float" office:value="0.00206917601823807" calcext:value-type="float">
            <text:p>0.002069176018238</text:p>
          </table:table-cell>
          <table:table-cell office:value-type="string" calcext:value-type="string">
            <text:p><text:s/>W: '</text:p>
          </table:table-cell>
          <table:table-cell office:value-type="float" office:value="-0.371800194303674" calcext:value-type="float">
            <text:p>-0.371800194303674</text:p>
          </table:table-cell>
          <table:table-cell office:value-type="string" calcext:value-type="string">
            <text:p><text:s/>x_e:'</text:p>
          </table:table-cell>
          <table:table-cell office:value-type="float" office:value="-0.00619668092620618" calcext:value-type="float">
            <text:p>-0.006196680926206</text:p>
          </table:table-cell>
          <table:table-cell office:value-type="string" calcext:value-type="string">
            <text:p><text:s/>y_e:'</text:p>
          </table:table-cell>
          <table:table-cell office:value-type="float" office:value="-0.00175118333532364" calcext:value-type="float">
            <text:p>-0.001751183335324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8661744073205173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55.581" calcext:value-type="float">
            <text:p>255.581</text:p>
          </table:table-cell>
          <table:table-cell office:value-type="string" calcext:value-type="string">
            <text:p><text:s/>X: '</text:p>
          </table:table-cell>
          <table:table-cell office:value-type="float" office:value="1.00620205680801" calcext:value-type="float">
            <text:p>1.00620205680801</text:p>
          </table:table-cell>
          <table:table-cell office:value-type="string" calcext:value-type="string">
            <text:p><text:s/>Y: '</text:p>
          </table:table-cell>
          <table:table-cell office:value-type="float" office:value="0.00173660458169359" calcext:value-type="float">
            <text:p>0.001736604581694</text:p>
          </table:table-cell>
          <table:table-cell office:value-type="string" calcext:value-type="string">
            <text:p><text:s/>V: '</text:p>
          </table:table-cell>
          <table:table-cell office:value-type="float" office:value="-0.00188974484801292" calcext:value-type="float">
            <text:p>-0.001889744848013</text:p>
          </table:table-cell>
          <table:table-cell office:value-type="string" calcext:value-type="string">
            <text:p><text:s/>W: '</text:p>
          </table:table-cell>
          <table:table-cell office:value-type="float" office:value="-0.375372452549188" calcext:value-type="float">
            <text:p>-0.375372452549188</text:p>
          </table:table-cell>
          <table:table-cell office:value-type="string" calcext:value-type="string">
            <text:p><text:s/>x_e:'</text:p>
          </table:table-cell>
          <table:table-cell office:value-type="float" office:value="-0.0061752863993596" calcext:value-type="float">
            <text:p>-0.00617528639936</text:p>
          </table:table-cell>
          <table:table-cell office:value-type="string" calcext:value-type="string">
            <text:p><text:s/>y_e:'</text:p>
          </table:table-cell>
          <table:table-cell office:value-type="float" office:value="-0.00154953587472641" calcext:value-type="float">
            <text:p>-0.001549535874726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8957432666383363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55.682" calcext:value-type="float">
            <text:p>255.682</text:p>
          </table:table-cell>
          <table:table-cell office:value-type="string" calcext:value-type="string">
            <text:p><text:s/>X: '</text:p>
          </table:table-cell>
          <table:table-cell office:value-type="float" office:value="1.00616392150553" calcext:value-type="float">
            <text:p>1.00616392150553</text:p>
          </table:table-cell>
          <table:table-cell office:value-type="string" calcext:value-type="string">
            <text:p><text:s/>Y: '</text:p>
          </table:table-cell>
          <table:table-cell office:value-type="float" office:value="0.00152664973553355" calcext:value-type="float">
            <text:p>0.001526649735534</text:p>
          </table:table-cell>
          <table:table-cell office:value-type="string" calcext:value-type="string">
            <text:p><text:s/>V: '</text:p>
          </table:table-cell>
          <table:table-cell office:value-type="float" office:value="0.00211277335882187" calcext:value-type="float">
            <text:p>0.002112773358822</text:p>
          </table:table-cell>
          <table:table-cell office:value-type="string" calcext:value-type="string">
            <text:p><text:s/>W: '</text:p>
          </table:table-cell>
          <table:table-cell office:value-type="float" office:value="-0.386597596737276" calcext:value-type="float">
            <text:p>-0.386597596737276</text:p>
          </table:table-cell>
          <table:table-cell office:value-type="string" calcext:value-type="string">
            <text:p><text:s/>x_e:'</text:p>
          </table:table-cell>
          <table:table-cell office:value-type="float" office:value="-0.00620205680801433" calcext:value-type="float">
            <text:p>-0.006202056808014</text:p>
          </table:table-cell>
          <table:table-cell office:value-type="string" calcext:value-type="string">
            <text:p><text:s/>y_e:'</text:p>
          </table:table-cell>
          <table:table-cell office:value-type="float" office:value="-0.00173660458169359" calcext:value-type="float">
            <text:p>-0.001736604581694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8685796631021785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55.781" calcext:value-type="float">
            <text:p>255.781</text:p>
          </table:table-cell>
          <table:table-cell office:value-type="string" calcext:value-type="string">
            <text:p><text:s/>X: '</text:p>
          </table:table-cell>
          <table:table-cell office:value-type="float" office:value="1.00606527355244" calcext:value-type="float">
            <text:p>1.00606527355244</text:p>
          </table:table-cell>
          <table:table-cell office:value-type="string" calcext:value-type="string">
            <text:p><text:s/>Y: '</text:p>
          </table:table-cell>
          <table:table-cell office:value-type="float" office:value="0.00108284773694885" calcext:value-type="float">
            <text:p>0.001082847736949</text:p>
          </table:table-cell>
          <table:table-cell office:value-type="string" calcext:value-type="string">
            <text:p><text:s/>V: '</text:p>
          </table:table-cell>
          <table:table-cell office:value-type="float" office:value="0.00459225772321224" calcext:value-type="float">
            <text:p>0.004592257723212</text:p>
          </table:table-cell>
          <table:table-cell office:value-type="string" calcext:value-type="string">
            <text:p><text:s/>W: '</text:p>
          </table:table-cell>
          <table:table-cell office:value-type="float" office:value="-0.371386495878898" calcext:value-type="float">
            <text:p>-0.371386495878898</text:p>
          </table:table-cell>
          <table:table-cell office:value-type="string" calcext:value-type="string">
            <text:p><text:s/>x_e:'</text:p>
          </table:table-cell>
          <table:table-cell office:value-type="float" office:value="-0.00616392150552692" calcext:value-type="float">
            <text:p>-0.006163921505527</text:p>
          </table:table-cell>
          <table:table-cell office:value-type="string" calcext:value-type="string">
            <text:p><text:s/>y_e:'</text:p>
          </table:table-cell>
          <table:table-cell office:value-type="float" office:value="-0.00152664973553355" calcext:value-type="float">
            <text:p>-0.001526649735534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898803347147357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55.881" calcext:value-type="float">
            <text:p>255.881</text:p>
          </table:table-cell>
          <table:table-cell office:value-type="string" calcext:value-type="string">
            <text:p><text:s/>X: '</text:p>
          </table:table-cell>
          <table:table-cell office:value-type="float" office:value="1.00594409833114" calcext:value-type="float">
            <text:p>1.00594409833114</text:p>
          </table:table-cell>
          <table:table-cell office:value-type="string" calcext:value-type="string">
            <text:p><text:s/>Y: '</text:p>
          </table:table-cell>
          <table:table-cell office:value-type="float" office:value="0.000618927994893528" calcext:value-type="float">
            <text:p>0.000618927994894</text:p>
          </table:table-cell>
          <table:table-cell office:value-type="string" calcext:value-type="string">
            <text:p><text:s/>V: '</text:p>
          </table:table-cell>
          <table:table-cell office:value-type="float" office:value="0.00479484057426453" calcext:value-type="float">
            <text:p>0.004794840574265</text:p>
          </table:table-cell>
          <table:table-cell office:value-type="string" calcext:value-type="string">
            <text:p><text:s/>W: '</text:p>
          </table:table-cell>
          <table:table-cell office:value-type="float" office:value="-0.368732098714415" calcext:value-type="float">
            <text:p>-0.368732098714415</text:p>
          </table:table-cell>
          <table:table-cell office:value-type="string" calcext:value-type="string">
            <text:p><text:s/>x_e:'</text:p>
          </table:table-cell>
          <table:table-cell office:value-type="float" office:value="-0.00606527355244091" calcext:value-type="float">
            <text:p>-0.006065273552441</text:p>
          </table:table-cell>
          <table:table-cell office:value-type="string" calcext:value-type="string">
            <text:p><text:s/>y_e:'</text:p>
          </table:table-cell>
          <table:table-cell office:value-type="float" office:value="-0.00108284773694885" calcext:value-type="float">
            <text:p>-0.001082847736949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9649216373725737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55.981" calcext:value-type="float">
            <text:p>255.981</text:p>
          </table:table-cell>
          <table:table-cell office:value-type="string" calcext:value-type="string">
            <text:p><text:s/>X: '</text:p>
          </table:table-cell>
          <table:table-cell office:value-type="float" office:value="1.0058126056386" calcext:value-type="float">
            <text:p>1.0058126056386</text:p>
          </table:table-cell>
          <table:table-cell office:value-type="string" calcext:value-type="string">
            <text:p><text:s/>Y: '</text:p>
          </table:table-cell>
          <table:table-cell office:value-type="float" office:value="0.000182058957601318" calcext:value-type="float">
            <text:p>0.000182058957601</text:p>
          </table:table-cell>
          <table:table-cell office:value-type="string" calcext:value-type="string">
            <text:p><text:s/>V: '</text:p>
          </table:table-cell>
          <table:table-cell office:value-type="float" office:value="0.00456228981912136" calcext:value-type="float">
            <text:p>0.004562289819121</text:p>
          </table:table-cell>
          <table:table-cell office:value-type="string" calcext:value-type="string">
            <text:p><text:s/>W: '</text:p>
          </table:table-cell>
          <table:table-cell office:value-type="float" office:value="-0.362812249236796" calcext:value-type="float">
            <text:p>-0.362812249236796</text:p>
          </table:table-cell>
          <table:table-cell office:value-type="string" calcext:value-type="string">
            <text:p><text:s/>x_e:'</text:p>
          </table:table-cell>
          <table:table-cell office:value-type="float" office:value="-0.00594409833113962" calcext:value-type="float">
            <text:p>-0.00594409833114</text:p>
          </table:table-cell>
          <table:table-cell office:value-type="string" calcext:value-type="string">
            <text:p><text:s/>y_e:'</text:p>
          </table:table-cell>
          <table:table-cell office:value-type="float" office:value="-0.000618927994893528" calcext:value-type="float">
            <text:p>-0.000618927994894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3.037841739728455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56.081" calcext:value-type="float">
            <text:p>256.081</text:p>
          </table:table-cell>
          <table:table-cell office:value-type="string" calcext:value-type="string">
            <text:p><text:s/>X: '</text:p>
          </table:table-cell>
          <table:table-cell office:value-type="float" office:value="1.00576854822437" calcext:value-type="float">
            <text:p>1.00576854822437</text:p>
          </table:table-cell>
          <table:table-cell office:value-type="string" calcext:value-type="string">
            <text:p><text:s/>Y: '</text:p>
          </table:table-cell>
          <table:table-cell office:value-type="float" office:value="0.0000528626970999484" calcext:value-type="float">
            <text:p>5.28626970999484E-05</text:p>
          </table:table-cell>
          <table:table-cell office:value-type="string" calcext:value-type="string">
            <text:p><text:s/>V: '</text:p>
          </table:table-cell>
          <table:table-cell office:value-type="float" office:value="0.00136501756310463" calcext:value-type="float">
            <text:p>0.001365017563105</text:p>
          </table:table-cell>
          <table:table-cell office:value-type="string" calcext:value-type="string">
            <text:p><text:s/>W: '</text:p>
          </table:table-cell>
          <table:table-cell office:value-type="float" office:value="-0.367236292864903" calcext:value-type="float">
            <text:p>-0.367236292864903</text:p>
          </table:table-cell>
          <table:table-cell office:value-type="string" calcext:value-type="string">
            <text:p><text:s/>x_e:'</text:p>
          </table:table-cell>
          <table:table-cell office:value-type="float" office:value="-0.00581260563859765" calcext:value-type="float">
            <text:p>-0.005812605638598</text:p>
          </table:table-cell>
          <table:table-cell office:value-type="string" calcext:value-type="string">
            <text:p><text:s/>y_e:'</text:p>
          </table:table-cell>
          <table:table-cell office:value-type="float" office:value="-0.000182058957601318" calcext:value-type="float">
            <text:p>-0.000182058957601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3.1102814880260063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56.181" calcext:value-type="float">
            <text:p>256.181</text:p>
          </table:table-cell>
          <table:table-cell office:value-type="string" calcext:value-type="string">
            <text:p><text:s/>X: '</text:p>
          </table:table-cell>
          <table:table-cell office:value-type="float" office:value="1.00583443207573" calcext:value-type="float">
            <text:p>1.00583443207573</text:p>
          </table:table-cell>
          <table:table-cell office:value-type="string" calcext:value-type="string">
            <text:p><text:s/>Y: '</text:p>
          </table:table-cell>
          <table:table-cell office:value-type="float" office:value="0.000225088021672488" calcext:value-type="float">
            <text:p>0.000225088021672</text:p>
          </table:table-cell>
          <table:table-cell office:value-type="string" calcext:value-type="string">
            <text:p><text:s/>V: '</text:p>
          </table:table-cell>
          <table:table-cell office:value-type="float" office:value="-0.00184396974742413" calcext:value-type="float">
            <text:p>-0.001843969747424</text:p>
          </table:table-cell>
          <table:table-cell office:value-type="string" calcext:value-type="string">
            <text:p><text:s/>W: '</text:p>
          </table:table-cell>
          <table:table-cell office:value-type="float" office:value="-0.377636814512402" calcext:value-type="float">
            <text:p>-0.377636814512402</text:p>
          </table:table-cell>
          <table:table-cell office:value-type="string" calcext:value-type="string">
            <text:p><text:s/>x_e:'</text:p>
          </table:table-cell>
          <table:table-cell office:value-type="float" office:value="-0.00576854822437123" calcext:value-type="float">
            <text:p>-0.005768548224371</text:p>
          </table:table-cell>
          <table:table-cell office:value-type="string" calcext:value-type="string">
            <text:p><text:s/>y_e:'</text:p>
          </table:table-cell>
          <table:table-cell office:value-type="float" office:value="-0.0000528626970999484" calcext:value-type="float">
            <text:p>-5.28626970999484E-05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3.132428958436282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56.281" calcext:value-type="float">
            <text:p>256.281</text:p>
          </table:table-cell>
          <table:table-cell office:value-type="string" calcext:value-type="string">
            <text:p><text:s/>X: '</text:p>
          </table:table-cell>
          <table:table-cell office:value-type="float" office:value="1.00580407224458" calcext:value-type="float">
            <text:p>1.00580407224458</text:p>
          </table:table-cell>
          <table:table-cell office:value-type="string" calcext:value-type="string">
            <text:p><text:s/>Y: '</text:p>
          </table:table-cell>
          <table:table-cell office:value-type="float" office:value="0.000153902738878547" calcext:value-type="float">
            <text:p>0.000153902738879</text:p>
          </table:table-cell>
          <table:table-cell office:value-type="string" calcext:value-type="string">
            <text:p><text:s/>V: '</text:p>
          </table:table-cell>
          <table:table-cell office:value-type="float" office:value="0.000773890420794487" calcext:value-type="float">
            <text:p>0.000773890420794</text:p>
          </table:table-cell>
          <table:table-cell office:value-type="string" calcext:value-type="string">
            <text:p><text:s/>W: '</text:p>
          </table:table-cell>
          <table:table-cell office:value-type="float" office:value="-0.384614509810884" calcext:value-type="float">
            <text:p>-0.384614509810884</text:p>
          </table:table-cell>
          <table:table-cell office:value-type="string" calcext:value-type="string">
            <text:p><text:s/>x_e:'</text:p>
          </table:table-cell>
          <table:table-cell office:value-type="float" office:value="-0.00583443207573109" calcext:value-type="float">
            <text:p>-0.005834432075731</text:p>
          </table:table-cell>
          <table:table-cell office:value-type="string" calcext:value-type="string">
            <text:p><text:s/>y_e:'</text:p>
          </table:table-cell>
          <table:table-cell office:value-type="float" office:value="-0.000225088021672488" calcext:value-type="float">
            <text:p>-0.000225088021672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3.103032525062648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56.381" calcext:value-type="float">
            <text:p>256.381</text:p>
          </table:table-cell>
          <table:table-cell office:value-type="string" calcext:value-type="string">
            <text:p><text:s/>X: '</text:p>
          </table:table-cell>
          <table:table-cell office:value-type="float" office:value="1.00560509287706" calcext:value-type="float">
            <text:p>1.00560509287706</text:p>
          </table:table-cell>
          <table:table-cell office:value-type="string" calcext:value-type="string">
            <text:p><text:s/>Y: '</text:p>
          </table:table-cell>
          <table:table-cell office:value-type="float" office:value="-0.000267013695570391" calcext:value-type="float">
            <text:p>-0.00026701369557</text:p>
          </table:table-cell>
          <table:table-cell office:value-type="string" calcext:value-type="string">
            <text:p><text:s/>V: '</text:p>
          </table:table-cell>
          <table:table-cell office:value-type="float" office:value="0.00465578600764275" calcext:value-type="float">
            <text:p>0.004655786007643</text:p>
          </table:table-cell>
          <table:table-cell office:value-type="string" calcext:value-type="string">
            <text:p><text:s/>W: '</text:p>
          </table:table-cell>
          <table:table-cell office:value-type="float" office:value="-0.377163024192833" calcext:value-type="float">
            <text:p>-0.377163024192833</text:p>
          </table:table-cell>
          <table:table-cell office:value-type="string" calcext:value-type="string">
            <text:p><text:s/>x_e:'</text:p>
          </table:table-cell>
          <table:table-cell office:value-type="float" office:value="-0.00580407224458002" calcext:value-type="float">
            <text:p>-0.00580407224458</text:p>
          </table:table-cell>
          <table:table-cell office:value-type="string" calcext:value-type="string">
            <text:p><text:s/>y_e:'</text:p>
          </table:table-cell>
          <table:table-cell office:value-type="float" office:value="-0.000153902738878547" calcext:value-type="float">
            <text:p>-0.000153902738879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3.1150825280945713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56.481" calcext:value-type="float">
            <text:p>256.481</text:p>
          </table:table-cell>
          <table:table-cell office:value-type="string" calcext:value-type="string">
            <text:p><text:s/>X: '</text:p>
          </table:table-cell>
          <table:table-cell office:value-type="float" office:value="1.00538626395998" calcext:value-type="float">
            <text:p>1.00538626395998</text:p>
          </table:table-cell>
          <table:table-cell office:value-type="string" calcext:value-type="string">
            <text:p><text:s/>Y: '</text:p>
          </table:table-cell>
          <table:table-cell office:value-type="float" office:value="-0.000688053793847327" calcext:value-type="float">
            <text:p>-0.000688053793847</text:p>
          </table:table-cell>
          <table:table-cell office:value-type="string" calcext:value-type="string">
            <text:p><text:s/>V: '</text:p>
          </table:table-cell>
          <table:table-cell office:value-type="float" office:value="0.00474511179327965" calcext:value-type="float">
            <text:p>0.00474511179328</text:p>
          </table:table-cell>
          <table:table-cell office:value-type="string" calcext:value-type="string">
            <text:p><text:s/>W: '</text:p>
          </table:table-cell>
          <table:table-cell office:value-type="float" office:value="-0.370226961661534" calcext:value-type="float">
            <text:p>-0.370226961661534</text:p>
          </table:table-cell>
          <table:table-cell office:value-type="string" calcext:value-type="string">
            <text:p><text:s/>x_e:'</text:p>
          </table:table-cell>
          <table:table-cell office:value-type="float" office:value="-0.00560509287705591" calcext:value-type="float">
            <text:p>-0.005605092877056</text:p>
          </table:table-cell>
          <table:table-cell office:value-type="string" calcext:value-type="string">
            <text:p><text:s/>y_e:'</text:p>
          </table:table-cell>
          <table:table-cell office:value-type="float" office:value="0.000267013695570391" calcext:value-type="float">
            <text:p>0.00026701369557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3.0939909468019544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56.581" calcext:value-type="float">
            <text:p>256.581</text:p>
          </table:table-cell>
          <table:table-cell office:value-type="string" calcext:value-type="string">
            <text:p><text:s/>X: '</text:p>
          </table:table-cell>
          <table:table-cell office:value-type="float" office:value="1.00522283439293" calcext:value-type="float">
            <text:p>1.00522283439293</text:p>
          </table:table-cell>
          <table:table-cell office:value-type="string" calcext:value-type="string">
            <text:p><text:s/>Y: '</text:p>
          </table:table-cell>
          <table:table-cell office:value-type="float" office:value="-0.000975932701027155" calcext:value-type="float">
            <text:p>-0.000975932701027</text:p>
          </table:table-cell>
          <table:table-cell office:value-type="string" calcext:value-type="string">
            <text:p><text:s/>V: '</text:p>
          </table:table-cell>
          <table:table-cell office:value-type="float" office:value="0.00331033968925476" calcext:value-type="float">
            <text:p>0.003310339689255</text:p>
          </table:table-cell>
          <table:table-cell office:value-type="string" calcext:value-type="string">
            <text:p><text:s/>W: '</text:p>
          </table:table-cell>
          <table:table-cell office:value-type="float" office:value="-0.251805402248739" calcext:value-type="float">
            <text:p>-0.251805402248739</text:p>
          </table:table-cell>
          <table:table-cell office:value-type="string" calcext:value-type="string">
            <text:p><text:s/>x_e:'</text:p>
          </table:table-cell>
          <table:table-cell office:value-type="float" office:value="-0.00538626395997621" calcext:value-type="float">
            <text:p>-0.005386263959976</text:p>
          </table:table-cell>
          <table:table-cell office:value-type="string" calcext:value-type="string">
            <text:p><text:s/>y_e:'</text:p>
          </table:table-cell>
          <table:table-cell office:value-type="float" office:value="0.000688053793847327" calcext:value-type="float">
            <text:p>0.000688053793847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3.0145384572252034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56.681" calcext:value-type="float">
            <text:p>256.681</text:p>
          </table:table-cell>
          <table:table-cell office:value-type="string" calcext:value-type="string">
            <text:p><text:s/>X: '</text:p>
          </table:table-cell>
          <table:table-cell office:value-type="float" office:value="1.00535384926992" calcext:value-type="float">
            <text:p>1.00535384926992</text:p>
          </table:table-cell>
          <table:table-cell office:value-type="string" calcext:value-type="string">
            <text:p><text:s/>Y: '</text:p>
          </table:table-cell>
          <table:table-cell office:value-type="float" office:value="-0.000758114928958546" calcext:value-type="float">
            <text:p>-0.000758114928959</text:p>
          </table:table-cell>
          <table:table-cell office:value-type="string" calcext:value-type="string">
            <text:p><text:s/>V: '</text:p>
          </table:table-cell>
          <table:table-cell office:value-type="float" office:value="-0.00254183948785067" calcext:value-type="float">
            <text:p>-0.002541839487851</text:p>
          </table:table-cell>
          <table:table-cell office:value-type="string" calcext:value-type="string">
            <text:p><text:s/>W: '</text:p>
          </table:table-cell>
          <table:table-cell office:value-type="float" office:value="0.219539599695119" calcext:value-type="float">
            <text:p>0.219539599695119</text:p>
          </table:table-cell>
          <table:table-cell office:value-type="string" calcext:value-type="string">
            <text:p><text:s/>x_e:'</text:p>
          </table:table-cell>
          <table:table-cell office:value-type="float" office:value="-0.00522283439293414" calcext:value-type="float">
            <text:p>-0.005222834392934</text:p>
          </table:table-cell>
          <table:table-cell office:value-type="string" calcext:value-type="string">
            <text:p><text:s/>y_e:'</text:p>
          </table:table-cell>
          <table:table-cell office:value-type="float" office:value="0.000975932701027155" calcext:value-type="float">
            <text:p>0.000975932701027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2.9568641741129964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56.781" calcext:value-type="float">
            <text:p>256.781</text:p>
          </table:table-cell>
          <table:table-cell office:value-type="string" calcext:value-type="string">
            <text:p><text:s/>X: '</text:p>
          </table:table-cell>
          <table:table-cell office:value-type="float" office:value="1.00561524445636" calcext:value-type="float">
            <text:p>1.00561524445636</text:p>
          </table:table-cell>
          <table:table-cell office:value-type="string" calcext:value-type="string">
            <text:p><text:s/>Y: '</text:p>
          </table:table-cell>
          <table:table-cell office:value-type="float" office:value="-0.00030111178371714" calcext:value-type="float">
            <text:p>-0.000301111783717</text:p>
          </table:table-cell>
          <table:table-cell office:value-type="string" calcext:value-type="string">
            <text:p><text:s/>V: '</text:p>
          </table:table-cell>
          <table:table-cell office:value-type="float" office:value="-0.0052647822201252" calcext:value-type="float">
            <text:p>-0.005264782220125</text:p>
          </table:table-cell>
          <table:table-cell office:value-type="string" calcext:value-type="string">
            <text:p><text:s/>W: '</text:p>
          </table:table-cell>
          <table:table-cell office:value-type="float" office:value="0.511178031384227" calcext:value-type="float">
            <text:p>0.511178031384227</text:p>
          </table:table-cell>
          <table:table-cell office:value-type="string" calcext:value-type="string">
            <text:p><text:s/>x_e:'</text:p>
          </table:table-cell>
          <table:table-cell office:value-type="float" office:value="-0.00535384926991767" calcext:value-type="float">
            <text:p>-0.005353849269918</text:p>
          </table:table-cell>
          <table:table-cell office:value-type="string" calcext:value-type="string">
            <text:p><text:s/>y_e:'</text:p>
          </table:table-cell>
          <table:table-cell office:value-type="float" office:value="0.000758114928958546" calcext:value-type="float">
            <text:p>0.000758114928959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3.0009260075083533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56.881" calcext:value-type="float">
            <text:p>256.881</text:p>
          </table:table-cell>
          <table:table-cell office:value-type="string" calcext:value-type="string">
            <text:p><text:s/>X: '</text:p>
          </table:table-cell>
          <table:table-cell office:value-type="float" office:value="1.00567067871298" calcext:value-type="float">
            <text:p>1.00567067871298</text:p>
          </table:table-cell>
          <table:table-cell office:value-type="string" calcext:value-type="string">
            <text:p><text:s/>Y: '</text:p>
          </table:table-cell>
          <table:table-cell office:value-type="float" office:value="-0.000191559384468859" calcext:value-type="float">
            <text:p>-0.000191559384469</text:p>
          </table:table-cell>
          <table:table-cell office:value-type="string" calcext:value-type="string">
            <text:p><text:s/>V: '</text:p>
          </table:table-cell>
          <table:table-cell office:value-type="float" office:value="-0.00122779008746147" calcext:value-type="float">
            <text:p>-0.001227790087461</text:p>
          </table:table-cell>
          <table:table-cell office:value-type="string" calcext:value-type="string">
            <text:p><text:s/>W: '</text:p>
          </table:table-cell>
          <table:table-cell office:value-type="float" office:value="0.820246349257159" calcext:value-type="float">
            <text:p>0.820246349257159</text:p>
          </table:table-cell>
          <table:table-cell office:value-type="string" calcext:value-type="string">
            <text:p><text:s/>x_e:'</text:p>
          </table:table-cell>
          <table:table-cell office:value-type="float" office:value="-0.00561524445635575" calcext:value-type="float">
            <text:p>-0.005615244456356</text:p>
          </table:table-cell>
          <table:table-cell office:value-type="string" calcext:value-type="string">
            <text:p><text:s/>y_e:'</text:p>
          </table:table-cell>
          <table:table-cell office:value-type="float" office:value="0.00030111178371714" calcext:value-type="float">
            <text:p>0.000301111783717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3.088019979387868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56.981" calcext:value-type="float">
            <text:p>256.981</text:p>
          </table:table-cell>
          <table:table-cell office:value-type="string" calcext:value-type="string">
            <text:p><text:s/>X: '</text:p>
          </table:table-cell>
          <table:table-cell office:value-type="float" office:value="1.00544256773069" calcext:value-type="float">
            <text:p>1.00544256773069</text:p>
          </table:table-cell>
          <table:table-cell office:value-type="string" calcext:value-type="string">
            <text:p><text:s/>Y: '</text:p>
          </table:table-cell>
          <table:table-cell office:value-type="float" office:value="-0.000752204306075637" calcext:value-type="float">
            <text:p>-0.000752204306076</text:p>
          </table:table-cell>
          <table:table-cell office:value-type="string" calcext:value-type="string">
            <text:p><text:s/>V: '</text:p>
          </table:table-cell>
          <table:table-cell office:value-type="float" office:value="0.00605274605751038" calcext:value-type="float">
            <text:p>0.00605274605751</text:p>
          </table:table-cell>
          <table:table-cell office:value-type="string" calcext:value-type="string">
            <text:p><text:s/>W: '</text:p>
          </table:table-cell>
          <table:table-cell office:value-type="float" office:value="1.05693345400224" calcext:value-type="float">
            <text:p>1.05693345400224</text:p>
          </table:table-cell>
          <table:table-cell office:value-type="string" calcext:value-type="string">
            <text:p><text:s/>x_e:'</text:p>
          </table:table-cell>
          <table:table-cell office:value-type="float" office:value="-0.00567067871298121" calcext:value-type="float">
            <text:p>-0.005670678712981</text:p>
          </table:table-cell>
          <table:table-cell office:value-type="string" calcext:value-type="string">
            <text:p><text:s/>y_e:'</text:p>
          </table:table-cell>
          <table:table-cell office:value-type="float" office:value="0.000191559384468859" calcext:value-type="float">
            <text:p>0.000191559384469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3.1078248139693487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57.081" calcext:value-type="float">
            <text:p>257.081</text:p>
          </table:table-cell>
          <table:table-cell office:value-type="string" calcext:value-type="string">
            <text:p><text:s/>X: '</text:p>
          </table:table-cell>
          <table:table-cell office:value-type="float" office:value="1.00548346396067" calcext:value-type="float">
            <text:p>1.00548346396067</text:p>
          </table:table-cell>
          <table:table-cell office:value-type="string" calcext:value-type="string">
            <text:p><text:s/>Y: '</text:p>
          </table:table-cell>
          <table:table-cell office:value-type="float" office:value="-0.000610369872121474" calcext:value-type="float">
            <text:p>-0.000610369872121</text:p>
          </table:table-cell>
          <table:table-cell office:value-type="string" calcext:value-type="string">
            <text:p><text:s/>V: '</text:p>
          </table:table-cell>
          <table:table-cell office:value-type="float" office:value="-0.00147612696886063" calcext:value-type="float">
            <text:p>-0.001476126968861</text:p>
          </table:table-cell>
          <table:table-cell office:value-type="string" calcext:value-type="string">
            <text:p><text:s/>W: '</text:p>
          </table:table-cell>
          <table:table-cell office:value-type="float" office:value="1.23968752105552" calcext:value-type="float">
            <text:p>1.23968752105552</text:p>
          </table:table-cell>
          <table:table-cell office:value-type="string" calcext:value-type="string">
            <text:p><text:s/>x_e:'</text:p>
          </table:table-cell>
          <table:table-cell office:value-type="float" office:value="-0.00544256773068574" calcext:value-type="float">
            <text:p>-0.005442567730686</text:p>
          </table:table-cell>
          <table:table-cell office:value-type="string" calcext:value-type="string">
            <text:p><text:s/>y_e:'</text:p>
          </table:table-cell>
          <table:table-cell office:value-type="float" office:value="0.000752204306075637" calcext:value-type="float">
            <text:p>0.000752204306076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3.0042550725289177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57.181" calcext:value-type="float">
            <text:p>257.181</text:p>
          </table:table-cell>
          <table:table-cell office:value-type="string" calcext:value-type="string">
            <text:p><text:s/>X: '</text:p>
          </table:table-cell>
          <table:table-cell office:value-type="float" office:value="1.00542357870055" calcext:value-type="float">
            <text:p>1.00542357870055</text:p>
          </table:table-cell>
          <table:table-cell office:value-type="string" calcext:value-type="string">
            <text:p><text:s/>Y: '</text:p>
          </table:table-cell>
          <table:table-cell office:value-type="float" office:value="-0.000989267198572815" calcext:value-type="float">
            <text:p>-0.000989267198573</text:p>
          </table:table-cell>
          <table:table-cell office:value-type="string" calcext:value-type="string">
            <text:p><text:s/>V: '</text:p>
          </table:table-cell>
          <table:table-cell office:value-type="float" office:value="0.00383600610494614" calcext:value-type="float">
            <text:p>0.003836006104946</text:p>
          </table:table-cell>
          <table:table-cell office:value-type="string" calcext:value-type="string">
            <text:p><text:s/>W: '</text:p>
          </table:table-cell>
          <table:table-cell office:value-type="float" office:value="1.35243065026869" calcext:value-type="float">
            <text:p>1.35243065026869</text:p>
          </table:table-cell>
          <table:table-cell office:value-type="string" calcext:value-type="string">
            <text:p><text:s/>x_e:'</text:p>
          </table:table-cell>
          <table:table-cell office:value-type="float" office:value="-0.00548346396066957" calcext:value-type="float">
            <text:p>-0.00548346396067</text:p>
          </table:table-cell>
          <table:table-cell office:value-type="string" calcext:value-type="string">
            <text:p><text:s/>y_e:'</text:p>
          </table:table-cell>
          <table:table-cell office:value-type="float" office:value="0.000610369872121474" calcext:value-type="float">
            <text:p>0.000610369872121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3.030737982793529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57.281" calcext:value-type="float">
            <text:p>257.281</text:p>
          </table:table-cell>
          <table:table-cell office:value-type="string" calcext:value-type="string">
            <text:p><text:s/>X: '</text:p>
          </table:table-cell>
          <table:table-cell office:value-type="float" office:value="1.00542630346719" calcext:value-type="float">
            <text:p>1.00542630346719</text:p>
          </table:table-cell>
          <table:table-cell office:value-type="string" calcext:value-type="string">
            <text:p><text:s/>Y: '</text:p>
          </table:table-cell>
          <table:table-cell office:value-type="float" office:value="-0.000862622212384267" calcext:value-type="float">
            <text:p>-0.000862622212384</text:p>
          </table:table-cell>
          <table:table-cell office:value-type="string" calcext:value-type="string">
            <text:p><text:s/>V: '</text:p>
          </table:table-cell>
          <table:table-cell office:value-type="float" office:value="-0.00126674294471741" calcext:value-type="float">
            <text:p>-0.001266742944717</text:p>
          </table:table-cell>
          <table:table-cell office:value-type="string" calcext:value-type="string">
            <text:p><text:s/>W: '</text:p>
          </table:table-cell>
          <table:table-cell office:value-type="float" office:value="1.40261256838419" calcext:value-type="float">
            <text:p>1.40261256838419</text:p>
          </table:table-cell>
          <table:table-cell office:value-type="string" calcext:value-type="string">
            <text:p><text:s/>x_e:'</text:p>
          </table:table-cell>
          <table:table-cell office:value-type="float" office:value="-0.00542357870054855" calcext:value-type="float">
            <text:p>-0.005423578700549</text:p>
          </table:table-cell>
          <table:table-cell office:value-type="string" calcext:value-type="string">
            <text:p><text:s/>y_e:'</text:p>
          </table:table-cell>
          <table:table-cell office:value-type="float" office:value="0.000989267198572815" calcext:value-type="float">
            <text:p>0.000989267198573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2.961174861706672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57.381" calcext:value-type="float">
            <text:p>257.381</text:p>
          </table:table-cell>
          <table:table-cell office:value-type="string" calcext:value-type="string">
            <text:p><text:s/>X: '</text:p>
          </table:table-cell>
          <table:table-cell office:value-type="float" office:value="1.00547174903646" calcext:value-type="float">
            <text:p>1.00547174903646</text:p>
          </table:table-cell>
          <table:table-cell office:value-type="string" calcext:value-type="string">
            <text:p><text:s/>Y: '</text:p>
          </table:table-cell>
          <table:table-cell office:value-type="float" office:value="-0.001243522530482" calcext:value-type="float">
            <text:p>-0.001243522530482</text:p>
          </table:table-cell>
          <table:table-cell office:value-type="string" calcext:value-type="string">
            <text:p><text:s/>V: '</text:p>
          </table:table-cell>
          <table:table-cell office:value-type="float" office:value="0.00383601814508438" calcext:value-type="float">
            <text:p>0.003836018145084</text:p>
          </table:table-cell>
          <table:table-cell office:value-type="string" calcext:value-type="string">
            <text:p><text:s/>W: '</text:p>
          </table:table-cell>
          <table:table-cell office:value-type="float" office:value="1.41413244210094" calcext:value-type="float">
            <text:p>1.41413244210094</text:p>
          </table:table-cell>
          <table:table-cell office:value-type="string" calcext:value-type="string">
            <text:p><text:s/>x_e:'</text:p>
          </table:table-cell>
          <table:table-cell office:value-type="float" office:value="-0.00542630346718509" calcext:value-type="float">
            <text:p>-0.005426303467185</text:p>
          </table:table-cell>
          <table:table-cell office:value-type="string" calcext:value-type="string">
            <text:p><text:s/>y_e:'</text:p>
          </table:table-cell>
          <table:table-cell office:value-type="float" office:value="0.000862622212384267" calcext:value-type="float">
            <text:p>0.000862622212384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2.9839413483029493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57.482" calcext:value-type="float">
            <text:p>257.482</text:p>
          </table:table-cell>
          <table:table-cell office:value-type="string" calcext:value-type="string">
            <text:p><text:s/>X: '</text:p>
          </table:table-cell>
          <table:table-cell office:value-type="float" office:value="1.00556834839271" calcext:value-type="float">
            <text:p>1.00556834839271</text:p>
          </table:table-cell>
          <table:table-cell office:value-type="string" calcext:value-type="string">
            <text:p><text:s/>Y: '</text:p>
          </table:table-cell>
          <table:table-cell office:value-type="float" office:value="-0.00160641075901925" calcext:value-type="float">
            <text:p>-0.001606410759019</text:p>
          </table:table-cell>
          <table:table-cell office:value-type="string" calcext:value-type="string">
            <text:p><text:s/>V: '</text:p>
          </table:table-cell>
          <table:table-cell office:value-type="float" office:value="0.00371807295084" calcext:value-type="float">
            <text:p>0.00371807295084</text:p>
          </table:table-cell>
          <table:table-cell office:value-type="string" calcext:value-type="string">
            <text:p><text:s/>W: '</text:p>
          </table:table-cell>
          <table:table-cell office:value-type="float" office:value="1.43821590995214" calcext:value-type="float">
            <text:p>1.43821590995214</text:p>
          </table:table-cell>
          <table:table-cell office:value-type="string" calcext:value-type="string">
            <text:p><text:s/>x_e:'</text:p>
          </table:table-cell>
          <table:table-cell office:value-type="float" office:value="-0.00547174903646419" calcext:value-type="float">
            <text:p>-0.005471749036464</text:p>
          </table:table-cell>
          <table:table-cell office:value-type="string" calcext:value-type="string">
            <text:p><text:s/>y_e:'</text:p>
          </table:table-cell>
          <table:table-cell office:value-type="float" office:value="0.001243522530482" calcext:value-type="float">
            <text:p>0.001243522530482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2.918125922514677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57.582" calcext:value-type="float">
            <text:p>257.582</text:p>
          </table:table-cell>
          <table:table-cell office:value-type="string" calcext:value-type="string">
            <text:p><text:s/>X: '</text:p>
          </table:table-cell>
          <table:table-cell office:value-type="float" office:value="1.00571770764472" calcext:value-type="float">
            <text:p>1.00571770764472</text:p>
          </table:table-cell>
          <table:table-cell office:value-type="string" calcext:value-type="string">
            <text:p><text:s/>Y: '</text:p>
          </table:table-cell>
          <table:table-cell office:value-type="float" office:value="-0.00195440535677718" calcext:value-type="float">
            <text:p>-0.001954405356777</text:p>
          </table:table-cell>
          <table:table-cell office:value-type="string" calcext:value-type="string">
            <text:p><text:s/>V: '</text:p>
          </table:table-cell>
          <table:table-cell office:value-type="float" office:value="0.00378693050146103" calcext:value-type="float">
            <text:p>0.003786930501461</text:p>
          </table:table-cell>
          <table:table-cell office:value-type="string" calcext:value-type="string">
            <text:p><text:s/>W: '</text:p>
          </table:table-cell>
          <table:table-cell office:value-type="float" office:value="1.43524663778673" calcext:value-type="float">
            <text:p>1.43524663778673</text:p>
          </table:table-cell>
          <table:table-cell office:value-type="string" calcext:value-type="string">
            <text:p><text:s/>x_e:'</text:p>
          </table:table-cell>
          <table:table-cell office:value-type="float" office:value="-0.00556834839270914" calcext:value-type="float">
            <text:p>-0.005568348392709</text:p>
          </table:table-cell>
          <table:table-cell office:value-type="string" calcext:value-type="string">
            <text:p><text:s/>y_e:'</text:p>
          </table:table-cell>
          <table:table-cell office:value-type="float" office:value="0.00160641075901925" calcext:value-type="float">
            <text:p>0.001606410759019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2.8607289969706375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57.681" calcext:value-type="float">
            <text:p>257.681</text:p>
          </table:table-cell>
          <table:table-cell office:value-type="string" calcext:value-type="string">
            <text:p><text:s/>X: '</text:p>
          </table:table-cell>
          <table:table-cell office:value-type="float" office:value="1.00565596636394" calcext:value-type="float">
            <text:p>1.00565596636394</text:p>
          </table:table-cell>
          <table:table-cell office:value-type="string" calcext:value-type="string">
            <text:p><text:s/>Y: '</text:p>
          </table:table-cell>
          <table:table-cell office:value-type="float" office:value="-0.00185346445817918" calcext:value-type="float">
            <text:p>-0.001853464458179</text:p>
          </table:table-cell>
          <table:table-cell office:value-type="string" calcext:value-type="string">
            <text:p><text:s/>V: '</text:p>
          </table:table-cell>
          <table:table-cell office:value-type="float" office:value="-0.00119521248340607" calcext:value-type="float">
            <text:p>-0.001195212483406</text:p>
          </table:table-cell>
          <table:table-cell office:value-type="string" calcext:value-type="string">
            <text:p><text:s/>W: '</text:p>
          </table:table-cell>
          <table:table-cell office:value-type="float" office:value="1.40709846278271" calcext:value-type="float">
            <text:p>1.40709846278271</text:p>
          </table:table-cell>
          <table:table-cell office:value-type="string" calcext:value-type="string">
            <text:p><text:s/>x_e:'</text:p>
          </table:table-cell>
          <table:table-cell office:value-type="float" office:value="-0.00571770764471635" calcext:value-type="float">
            <text:p>-0.005717707644716</text:p>
          </table:table-cell>
          <table:table-cell office:value-type="string" calcext:value-type="string">
            <text:p><text:s/>y_e:'</text:p>
          </table:table-cell>
          <table:table-cell office:value-type="float" office:value="0.00195440535677718" calcext:value-type="float">
            <text:p>0.001954405356777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2.8122270057740497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57.783" calcext:value-type="float">
            <text:p>257.783</text:p>
          </table:table-cell>
          <table:table-cell office:value-type="string" calcext:value-type="string">
            <text:p><text:s/>X: '</text:p>
          </table:table-cell>
          <table:table-cell office:value-type="float" office:value="1.00591192451037" calcext:value-type="float">
            <text:p>1.00591192451037</text:p>
          </table:table-cell>
          <table:table-cell office:value-type="string" calcext:value-type="string">
            <text:p><text:s/>Y: '</text:p>
          </table:table-cell>
          <table:table-cell office:value-type="float" office:value="-0.00216469823788424" calcext:value-type="float">
            <text:p>-0.002164698237884</text:p>
          </table:table-cell>
          <table:table-cell office:value-type="string" calcext:value-type="string">
            <text:p><text:s/>V: '</text:p>
          </table:table-cell>
          <table:table-cell office:value-type="float" office:value="0.00395064026117325" calcext:value-type="float">
            <text:p>0.003950640261173</text:p>
          </table:table-cell>
          <table:table-cell office:value-type="string" calcext:value-type="string">
            <text:p><text:s/>W: '</text:p>
          </table:table-cell>
          <table:table-cell office:value-type="float" office:value="1.39850303710225" calcext:value-type="float">
            <text:p>1.39850303710225</text:p>
          </table:table-cell>
          <table:table-cell office:value-type="string" calcext:value-type="string">
            <text:p><text:s/>x_e:'</text:p>
          </table:table-cell>
          <table:table-cell office:value-type="float" office:value="-0.00565596636393995" calcext:value-type="float">
            <text:p>-0.00565596636394</text:p>
          </table:table-cell>
          <table:table-cell office:value-type="string" calcext:value-type="string">
            <text:p><text:s/>y_e:'</text:p>
          </table:table-cell>
          <table:table-cell office:value-type="float" office:value="0.00185346445817918" calcext:value-type="float">
            <text:p>0.001853464458179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2.824919954881419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57.881" calcext:value-type="float">
            <text:p>257.881</text:p>
          </table:table-cell>
          <table:table-cell office:value-type="string" calcext:value-type="string">
            <text:p><text:s/>X: '</text:p>
          </table:table-cell>
          <table:table-cell office:value-type="float" office:value="1.00576350005532" calcext:value-type="float">
            <text:p>1.00576350005532</text:p>
          </table:table-cell>
          <table:table-cell office:value-type="string" calcext:value-type="string">
            <text:p><text:s/>Y: '</text:p>
          </table:table-cell>
          <table:table-cell office:value-type="float" office:value="-0.00202920091453028" calcext:value-type="float">
            <text:p>-0.00202920091453</text:p>
          </table:table-cell>
          <table:table-cell office:value-type="string" calcext:value-type="string">
            <text:p><text:s/>V: '</text:p>
          </table:table-cell>
          <table:table-cell office:value-type="float" office:value="-0.00205072450637817" calcext:value-type="float">
            <text:p>-0.002050724506378</text:p>
          </table:table-cell>
          <table:table-cell office:value-type="string" calcext:value-type="string">
            <text:p><text:s/>W: '</text:p>
          </table:table-cell>
          <table:table-cell office:value-type="float" office:value="1.36336302326386" calcext:value-type="float">
            <text:p>1.36336302326386</text:p>
          </table:table-cell>
          <table:table-cell office:value-type="string" calcext:value-type="string">
            <text:p><text:s/>x_e:'</text:p>
          </table:table-cell>
          <table:table-cell office:value-type="float" office:value="-0.00591192451037381" calcext:value-type="float">
            <text:p>-0.005911924510374</text:p>
          </table:table-cell>
          <table:table-cell office:value-type="string" calcext:value-type="string">
            <text:p><text:s/>y_e:'</text:p>
          </table:table-cell>
          <table:table-cell office:value-type="float" office:value="0.00216469823788424" calcext:value-type="float">
            <text:p>0.002164698237884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2.7905963495871666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57.981" calcext:value-type="float">
            <text:p>257.981</text:p>
          </table:table-cell>
          <table:table-cell office:value-type="string" calcext:value-type="string">
            <text:p><text:s/>X: '</text:p>
          </table:table-cell>
          <table:table-cell office:value-type="float" office:value="1.00611084884218" calcext:value-type="float">
            <text:p>1.00611084884218</text:p>
          </table:table-cell>
          <table:table-cell office:value-type="string" calcext:value-type="string">
            <text:p><text:s/>Y: '</text:p>
          </table:table-cell>
          <table:table-cell office:value-type="float" office:value="-0.00227005601687723" calcext:value-type="float">
            <text:p>-0.002270056016877</text:p>
          </table:table-cell>
          <table:table-cell office:value-type="string" calcext:value-type="string">
            <text:p><text:s/>V: '</text:p>
          </table:table-cell>
          <table:table-cell office:value-type="float" office:value="0.00422684705257416" calcext:value-type="float">
            <text:p>0.004226847052574</text:p>
          </table:table-cell>
          <table:table-cell office:value-type="string" calcext:value-type="string">
            <text:p><text:s/>W: '</text:p>
          </table:table-cell>
          <table:table-cell office:value-type="float" office:value="1.32178624997656" calcext:value-type="float">
            <text:p>1.32178624997656</text:p>
          </table:table-cell>
          <table:table-cell office:value-type="string" calcext:value-type="string">
            <text:p><text:s/>x_e:'</text:p>
          </table:table-cell>
          <table:table-cell office:value-type="float" office:value="-0.00576350005531978" calcext:value-type="float">
            <text:p>-0.00576350005532</text:p>
          </table:table-cell>
          <table:table-cell office:value-type="string" calcext:value-type="string">
            <text:p><text:s/>y_e:'</text:p>
          </table:table-cell>
          <table:table-cell office:value-type="float" office:value="0.00202920091453028" calcext:value-type="float">
            <text:p>0.00202920091453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2.8030679116218415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58.081" calcext:value-type="float">
            <text:p>258.081</text:p>
          </table:table-cell>
          <table:table-cell office:value-type="string" calcext:value-type="string">
            <text:p><text:s/>X: '</text:p>
          </table:table-cell>
          <table:table-cell office:value-type="float" office:value="1.00652384473375" calcext:value-type="float">
            <text:p>1.00652384473375</text:p>
          </table:table-cell>
          <table:table-cell office:value-type="string" calcext:value-type="string">
            <text:p><text:s/>Y: '</text:p>
          </table:table-cell>
          <table:table-cell office:value-type="float" office:value="-0.00248198412513004" calcext:value-type="float">
            <text:p>-0.00248198412513</text:p>
          </table:table-cell>
          <table:table-cell office:value-type="string" calcext:value-type="string">
            <text:p><text:s/>V: '</text:p>
          </table:table-cell>
          <table:table-cell office:value-type="float" office:value="0.0046419729590416" calcext:value-type="float">
            <text:p>0.004641972959042</text:p>
          </table:table-cell>
          <table:table-cell office:value-type="string" calcext:value-type="string">
            <text:p><text:s/>W: '</text:p>
          </table:table-cell>
          <table:table-cell office:value-type="float" office:value="1.33421363098076" calcext:value-type="float">
            <text:p>1.33421363098076</text:p>
          </table:table-cell>
          <table:table-cell office:value-type="string" calcext:value-type="string">
            <text:p><text:s/>x_e:'</text:p>
          </table:table-cell>
          <table:table-cell office:value-type="float" office:value="-0.00611084884217839" calcext:value-type="float">
            <text:p>-0.006110848842178</text:p>
          </table:table-cell>
          <table:table-cell office:value-type="string" calcext:value-type="string">
            <text:p><text:s/>y_e:'</text:p>
          </table:table-cell>
          <table:table-cell office:value-type="float" office:value="0.00227005601687723" calcext:value-type="float">
            <text:p>0.002270056016877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2.785911879923288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58.181" calcext:value-type="float">
            <text:p>258.181</text:p>
          </table:table-cell>
          <table:table-cell office:value-type="string" calcext:value-type="string">
            <text:p><text:s/>X: '</text:p>
          </table:table-cell>
          <table:table-cell office:value-type="float" office:value="1.00694789127998" calcext:value-type="float">
            <text:p>1.00694789127998</text:p>
          </table:table-cell>
          <table:table-cell office:value-type="string" calcext:value-type="string">
            <text:p><text:s/>Y: '</text:p>
          </table:table-cell>
          <table:table-cell office:value-type="float" office:value="-0.00263231403056528" calcext:value-type="float">
            <text:p>-0.002632314030565</text:p>
          </table:table-cell>
          <table:table-cell office:value-type="string" calcext:value-type="string">
            <text:p><text:s/>V: '</text:p>
          </table:table-cell>
          <table:table-cell office:value-type="float" office:value="0.00449905049800873" calcext:value-type="float">
            <text:p>0.004499050498009</text:p>
          </table:table-cell>
          <table:table-cell office:value-type="string" calcext:value-type="string">
            <text:p><text:s/>W: '</text:p>
          </table:table-cell>
          <table:table-cell office:value-type="float" office:value="1.28455509622413" calcext:value-type="float">
            <text:p>1.28455509622413</text:p>
          </table:table-cell>
          <table:table-cell office:value-type="string" calcext:value-type="string">
            <text:p><text:s/>x_e:'</text:p>
          </table:table-cell>
          <table:table-cell office:value-type="float" office:value="-0.00652384473375256" calcext:value-type="float">
            <text:p>-0.006523844733753</text:p>
          </table:table-cell>
          <table:table-cell office:value-type="string" calcext:value-type="string">
            <text:p><text:s/>y_e:'</text:p>
          </table:table-cell>
          <table:table-cell office:value-type="float" office:value="0.00248198412513004" calcext:value-type="float">
            <text:p>0.00248198412513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2.7780541709419775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58.281" calcext:value-type="float">
            <text:p>258.281</text:p>
          </table:table-cell>
          <table:table-cell office:value-type="string" calcext:value-type="string">
            <text:p><text:s/>X: '</text:p>
          </table:table-cell>
          <table:table-cell office:value-type="float" office:value="1.00739929604231" calcext:value-type="float">
            <text:p>1.00739929604231</text:p>
          </table:table-cell>
          <table:table-cell office:value-type="string" calcext:value-type="string">
            <text:p><text:s/>Y: '</text:p>
          </table:table-cell>
          <table:table-cell office:value-type="float" office:value="-0.00272958225435228" calcext:value-type="float">
            <text:p>-0.002729582254352</text:p>
          </table:table-cell>
          <table:table-cell office:value-type="string" calcext:value-type="string">
            <text:p><text:s/>V: '</text:p>
          </table:table-cell>
          <table:table-cell office:value-type="float" office:value="0.00461765488982201" calcext:value-type="float">
            <text:p>0.004617654889822</text:p>
          </table:table-cell>
          <table:table-cell office:value-type="string" calcext:value-type="string">
            <text:p><text:s/>W: '</text:p>
          </table:table-cell>
          <table:table-cell office:value-type="float" office:value="1.23619047740856" calcext:value-type="float">
            <text:p>1.23619047740856</text:p>
          </table:table-cell>
          <table:table-cell office:value-type="string" calcext:value-type="string">
            <text:p><text:s/>x_e:'</text:p>
          </table:table-cell>
          <table:table-cell office:value-type="float" office:value="-0.00694789127998075" calcext:value-type="float">
            <text:p>-0.006947891279981</text:p>
          </table:table-cell>
          <table:table-cell office:value-type="string" calcext:value-type="string">
            <text:p><text:s/>y_e:'</text:p>
          </table:table-cell>
          <table:table-cell office:value-type="float" office:value="0.00263231403056528" calcext:value-type="float">
            <text:p>0.002632314030565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2.7794376521983306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58.381" calcext:value-type="float">
            <text:p>258.381</text:p>
          </table:table-cell>
          <table:table-cell office:value-type="string" calcext:value-type="string">
            <text:p><text:s/>X: '</text:p>
          </table:table-cell>
          <table:table-cell office:value-type="float" office:value="1.00786975516638" calcext:value-type="float">
            <text:p>1.00786975516638</text:p>
          </table:table-cell>
          <table:table-cell office:value-type="string" calcext:value-type="string">
            <text:p><text:s/>Y: '</text:p>
          </table:table-cell>
          <table:table-cell office:value-type="float" office:value="-0.00277138138926409" calcext:value-type="float">
            <text:p>-0.002771381389264</text:p>
          </table:table-cell>
          <table:table-cell office:value-type="string" calcext:value-type="string">
            <text:p><text:s/>V: '</text:p>
          </table:table-cell>
          <table:table-cell office:value-type="float" office:value="0.0047231234908104" calcext:value-type="float">
            <text:p>0.00472312349081</text:p>
          </table:table-cell>
          <table:table-cell office:value-type="string" calcext:value-type="string">
            <text:p><text:s/>W: '</text:p>
          </table:table-cell>
          <table:table-cell office:value-type="float" office:value="1.19774185533983" calcext:value-type="float">
            <text:p>1.19774185533983</text:p>
          </table:table-cell>
          <table:table-cell office:value-type="string" calcext:value-type="string">
            <text:p><text:s/>x_e:'</text:p>
          </table:table-cell>
          <table:table-cell office:value-type="float" office:value="-0.00739929604231326" calcext:value-type="float">
            <text:p>-0.007399296042313</text:p>
          </table:table-cell>
          <table:table-cell office:value-type="string" calcext:value-type="string">
            <text:p><text:s/>y_e:'</text:p>
          </table:table-cell>
          <table:table-cell office:value-type="float" office:value="0.00272958225435228" calcext:value-type="float">
            <text:p>0.002729582254352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2.7881827718672207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58.482" calcext:value-type="float">
            <text:p>258.482</text:p>
          </table:table-cell>
          <table:table-cell office:value-type="string" calcext:value-type="string">
            <text:p><text:s/>X: '</text:p>
          </table:table-cell>
          <table:table-cell office:value-type="float" office:value="1.00828301251191" calcext:value-type="float">
            <text:p>1.00828301251191</text:p>
          </table:table-cell>
          <table:table-cell office:value-type="string" calcext:value-type="string">
            <text:p><text:s/>Y: '</text:p>
          </table:table-cell>
          <table:table-cell office:value-type="float" office:value="-0.00275850039803839" calcext:value-type="float">
            <text:p>-0.002758500398038</text:p>
          </table:table-cell>
          <table:table-cell office:value-type="string" calcext:value-type="string">
            <text:p><text:s/>V: '</text:p>
          </table:table-cell>
          <table:table-cell office:value-type="float" office:value="0.00409364399313927" calcext:value-type="float">
            <text:p>0.004093643993139</text:p>
          </table:table-cell>
          <table:table-cell office:value-type="string" calcext:value-type="string">
            <text:p><text:s/>W: '</text:p>
          </table:table-cell>
          <table:table-cell office:value-type="float" office:value="1.13589779404273" calcext:value-type="float">
            <text:p>1.13589779404273</text:p>
          </table:table-cell>
          <table:table-cell office:value-type="string" calcext:value-type="string">
            <text:p><text:s/>x_e:'</text:p>
          </table:table-cell>
          <table:table-cell office:value-type="float" office:value="-0.00786975516637711" calcext:value-type="float">
            <text:p>-0.007869755166377</text:p>
          </table:table-cell>
          <table:table-cell office:value-type="string" calcext:value-type="string">
            <text:p><text:s/>y_e:'</text:p>
          </table:table-cell>
          <table:table-cell office:value-type="float" office:value="0.00277138138926409" calcext:value-type="float">
            <text:p>0.002771381389264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2.8029984267564685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58.581" calcext:value-type="float">
            <text:p>258.581</text:p>
          </table:table-cell>
          <table:table-cell office:value-type="string" calcext:value-type="string">
            <text:p><text:s/>X: '</text:p>
          </table:table-cell>
          <table:table-cell office:value-type="float" office:value="1.00872458617966" calcext:value-type="float">
            <text:p>1.00872458617966</text:p>
          </table:table-cell>
          <table:table-cell office:value-type="string" calcext:value-type="string">
            <text:p><text:s/>Y: '</text:p>
          </table:table-cell>
          <table:table-cell office:value-type="float" office:value="-0.00269362049831589" calcext:value-type="float">
            <text:p>-0.002693620498316</text:p>
          </table:table-cell>
          <table:table-cell office:value-type="string" calcext:value-type="string">
            <text:p><text:s/>V: '</text:p>
          </table:table-cell>
          <table:table-cell office:value-type="float" office:value="0.0045082280933857" calcext:value-type="float">
            <text:p>0.004508228093386</text:p>
          </table:table-cell>
          <table:table-cell office:value-type="string" calcext:value-type="string">
            <text:p><text:s/>W: '</text:p>
          </table:table-cell>
          <table:table-cell office:value-type="float" office:value="1.09191321069936" calcext:value-type="float">
            <text:p>1.09191321069936</text:p>
          </table:table-cell>
          <table:table-cell office:value-type="string" calcext:value-type="string">
            <text:p><text:s/>x_e:'</text:p>
          </table:table-cell>
          <table:table-cell office:value-type="float" office:value="-0.00828301251191443" calcext:value-type="float">
            <text:p>-0.008283012511914</text:p>
          </table:table-cell>
          <table:table-cell office:value-type="string" calcext:value-type="string">
            <text:p><text:s/>y_e:'</text:p>
          </table:table-cell>
          <table:table-cell office:value-type="float" office:value="0.00275850039803839" calcext:value-type="float">
            <text:p>0.002758500398038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2.8201141740747264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58.681" calcext:value-type="float">
            <text:p>258.681</text:p>
          </table:table-cell>
          <table:table-cell office:value-type="string" calcext:value-type="string">
            <text:p><text:s/>X: '</text:p>
          </table:table-cell>
          <table:table-cell office:value-type="float" office:value="1.00910824554482" calcext:value-type="float">
            <text:p>1.00910824554482</text:p>
          </table:table-cell>
          <table:table-cell office:value-type="string" calcext:value-type="string">
            <text:p><text:s/>Y: '</text:p>
          </table:table-cell>
          <table:table-cell office:value-type="float" office:value="-0.00259402618585085" calcext:value-type="float">
            <text:p>-0.002594026185851</text:p>
          </table:table-cell>
          <table:table-cell office:value-type="string" calcext:value-type="string">
            <text:p><text:s/>V: '</text:p>
          </table:table-cell>
          <table:table-cell office:value-type="float" office:value="0.00396375498175621" calcext:value-type="float">
            <text:p>0.003963754981756</text:p>
          </table:table-cell>
          <table:table-cell office:value-type="string" calcext:value-type="string">
            <text:p><text:s/>W: '</text:p>
          </table:table-cell>
          <table:table-cell office:value-type="float" office:value="1.01799430509648" calcext:value-type="float">
            <text:p>1.01799430509648</text:p>
          </table:table-cell>
          <table:table-cell office:value-type="string" calcext:value-type="string">
            <text:p><text:s/>x_e:'</text:p>
          </table:table-cell>
          <table:table-cell office:value-type="float" office:value="-0.00872458617965743" calcext:value-type="float">
            <text:p>-0.008724586179657</text:p>
          </table:table-cell>
          <table:table-cell office:value-type="string" calcext:value-type="string">
            <text:p><text:s/>y_e:'</text:p>
          </table:table-cell>
          <table:table-cell office:value-type="float" office:value="0.00269362049831589" calcext:value-type="float">
            <text:p>0.002693620498316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2.8421377851186302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58.781" calcext:value-type="float">
            <text:p>258.781</text:p>
          </table:table-cell>
          <table:table-cell office:value-type="string" calcext:value-type="string">
            <text:p><text:s/>X: '</text:p>
          </table:table-cell>
          <table:table-cell office:value-type="float" office:value="1.0095058010077" calcext:value-type="float">
            <text:p>1.0095058010077</text:p>
          </table:table-cell>
          <table:table-cell office:value-type="string" calcext:value-type="string">
            <text:p><text:s/>Y: '</text:p>
          </table:table-cell>
          <table:table-cell office:value-type="float" office:value="-0.0024462957863369" calcext:value-type="float">
            <text:p>-0.002446295786337</text:p>
          </table:table-cell>
          <table:table-cell office:value-type="string" calcext:value-type="string">
            <text:p><text:s/>V: '</text:p>
          </table:table-cell>
          <table:table-cell office:value-type="float" office:value="0.00424116277694702" calcext:value-type="float">
            <text:p>0.004241162776947</text:p>
          </table:table-cell>
          <table:table-cell office:value-type="string" calcext:value-type="string">
            <text:p><text:s/>W: '</text:p>
          </table:table-cell>
          <table:table-cell office:value-type="float" office:value="0.976350476942867" calcext:value-type="float">
            <text:p>0.976350476942867</text:p>
          </table:table-cell>
          <table:table-cell office:value-type="string" calcext:value-type="string">
            <text:p><text:s/>x_e:'</text:p>
          </table:table-cell>
          <table:table-cell office:value-type="float" office:value="-0.00910824554482192" calcext:value-type="float">
            <text:p>-0.009108245544822</text:p>
          </table:table-cell>
          <table:table-cell office:value-type="string" calcext:value-type="string">
            <text:p><text:s/>y_e:'</text:p>
          </table:table-cell>
          <table:table-cell office:value-type="float" office:value="0.00259402618585085" calcext:value-type="float">
            <text:p>0.002594026185851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2.864138699459462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58.881" calcext:value-type="float">
            <text:p>258.881</text:p>
          </table:table-cell>
          <table:table-cell office:value-type="string" calcext:value-type="string">
            <text:p><text:s/>X: '</text:p>
          </table:table-cell>
          <table:table-cell office:value-type="float" office:value="1.00989427163555" calcext:value-type="float">
            <text:p>1.00989427163555</text:p>
          </table:table-cell>
          <table:table-cell office:value-type="string" calcext:value-type="string">
            <text:p><text:s/>Y: '</text:p>
          </table:table-cell>
          <table:table-cell office:value-type="float" office:value="-0.00225700231469072" calcext:value-type="float">
            <text:p>-0.002257002314691</text:p>
          </table:table-cell>
          <table:table-cell office:value-type="string" calcext:value-type="string">
            <text:p><text:s/>V: '</text:p>
          </table:table-cell>
          <table:table-cell office:value-type="float" office:value="0.00432135912775993" calcext:value-type="float">
            <text:p>0.00432135912776</text:p>
          </table:table-cell>
          <table:table-cell office:value-type="string" calcext:value-type="string">
            <text:p><text:s/>W: '</text:p>
          </table:table-cell>
          <table:table-cell office:value-type="float" office:value="0.94094423824046" calcext:value-type="float">
            <text:p>0.94094423824046</text:p>
          </table:table-cell>
          <table:table-cell office:value-type="string" calcext:value-type="string">
            <text:p><text:s/>x_e:'</text:p>
          </table:table-cell>
          <table:table-cell office:value-type="float" office:value="-0.00950580100770115" calcext:value-type="float">
            <text:p>-0.009505801007701</text:p>
          </table:table-cell>
          <table:table-cell office:value-type="string" calcext:value-type="string">
            <text:p><text:s/>y_e:'</text:p>
          </table:table-cell>
          <table:table-cell office:value-type="float" office:value="0.0024462957863369" calcext:value-type="float">
            <text:p>0.002446295786337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2.8897105767634286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58.981" calcext:value-type="float">
            <text:p>258.981</text:p>
          </table:table-cell>
          <table:table-cell office:value-type="string" calcext:value-type="string">
            <text:p><text:s/>X: '</text:p>
          </table:table-cell>
          <table:table-cell office:value-type="float" office:value="1.01026873721503" calcext:value-type="float">
            <text:p>1.01026873721503</text:p>
          </table:table-cell>
          <table:table-cell office:value-type="string" calcext:value-type="string">
            <text:p><text:s/>Y: '</text:p>
          </table:table-cell>
          <table:table-cell office:value-type="float" office:value="-0.00202869477252182" calcext:value-type="float">
            <text:p>-0.002028694772522</text:p>
          </table:table-cell>
          <table:table-cell office:value-type="string" calcext:value-type="string">
            <text:p><text:s/>V: '</text:p>
          </table:table-cell>
          <table:table-cell office:value-type="float" office:value="0.00438575881719589" calcext:value-type="float">
            <text:p>0.004385758817196</text:p>
          </table:table-cell>
          <table:table-cell office:value-type="string" calcext:value-type="string">
            <text:p><text:s/>W: '</text:p>
          </table:table-cell>
          <table:table-cell office:value-type="float" office:value="0.914337454790092" calcext:value-type="float">
            <text:p>0.914337454790092</text:p>
          </table:table-cell>
          <table:table-cell office:value-type="string" calcext:value-type="string">
            <text:p><text:s/>x_e:'</text:p>
          </table:table-cell>
          <table:table-cell office:value-type="float" office:value="-0.0098942716355519" calcext:value-type="float">
            <text:p>-0.009894271635552</text:p>
          </table:table-cell>
          <table:table-cell office:value-type="string" calcext:value-type="string">
            <text:p><text:s/>y_e:'</text:p>
          </table:table-cell>
          <table:table-cell office:value-type="float" office:value="0.00225700231469072" calcext:value-type="float">
            <text:p>0.002257002314691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2.9173181248001345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59.081" calcext:value-type="float">
            <text:p>259.081</text:p>
          </table:table-cell>
          <table:table-cell office:value-type="string" calcext:value-type="string">
            <text:p><text:s/>X: '</text:p>
          </table:table-cell>
          <table:table-cell office:value-type="float" office:value="1.01062603755944" calcext:value-type="float">
            <text:p>1.01062603755944</text:p>
          </table:table-cell>
          <table:table-cell office:value-type="string" calcext:value-type="string">
            <text:p><text:s/>Y: '</text:p>
          </table:table-cell>
          <table:table-cell office:value-type="float" office:value="-0.00176325331821674" calcext:value-type="float">
            <text:p>-0.001763253318217</text:p>
          </table:table-cell>
          <table:table-cell office:value-type="string" calcext:value-type="string">
            <text:p><text:s/>V: '</text:p>
          </table:table-cell>
          <table:table-cell office:value-type="float" office:value="0.00445109763741493" calcext:value-type="float">
            <text:p>0.004451097637415</text:p>
          </table:table-cell>
          <table:table-cell office:value-type="string" calcext:value-type="string">
            <text:p><text:s/>W: '</text:p>
          </table:table-cell>
          <table:table-cell office:value-type="float" office:value="0.893564118319247" calcext:value-type="float">
            <text:p>0.893564118319247</text:p>
          </table:table-cell>
          <table:table-cell office:value-type="string" calcext:value-type="string">
            <text:p><text:s/>x_e:'</text:p>
          </table:table-cell>
          <table:table-cell office:value-type="float" office:value="-0.0102687372150314" calcext:value-type="float">
            <text:p>-0.010268737215032</text:p>
          </table:table-cell>
          <table:table-cell office:value-type="string" calcext:value-type="string">
            <text:p><text:s/>y_e:'</text:p>
          </table:table-cell>
          <table:table-cell office:value-type="float" office:value="0.00202869477252182" calcext:value-type="float">
            <text:p>0.002028694772522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2.9465440589762197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59.181" calcext:value-type="float">
            <text:p>259.181</text:p>
          </table:table-cell>
          <table:table-cell office:value-type="string" calcext:value-type="string">
            <text:p><text:s/>X: '</text:p>
          </table:table-cell>
          <table:table-cell office:value-type="float" office:value="1.01121066930853" calcext:value-type="float">
            <text:p>1.01121066930853</text:p>
          </table:table-cell>
          <table:table-cell office:value-type="string" calcext:value-type="string">
            <text:p><text:s/>Y: '</text:p>
          </table:table-cell>
          <table:table-cell office:value-type="float" office:value="-0.00124183959833793" calcext:value-type="float">
            <text:p>-0.001241839598338</text:p>
          </table:table-cell>
          <table:table-cell office:value-type="string" calcext:value-type="string">
            <text:p><text:s/>V: '</text:p>
          </table:table-cell>
          <table:table-cell office:value-type="float" office:value="0.00783368718624115" calcext:value-type="float">
            <text:p>0.007833687186241</text:p>
          </table:table-cell>
          <table:table-cell office:value-type="string" calcext:value-type="string">
            <text:p><text:s/>W: '</text:p>
          </table:table-cell>
          <table:table-cell office:value-type="float" office:value="0.866646902388837" calcext:value-type="float">
            <text:p>0.866646902388837</text:p>
          </table:table-cell>
          <table:table-cell office:value-type="string" calcext:value-type="string">
            <text:p><text:s/>x_e:'</text:p>
          </table:table-cell>
          <table:table-cell office:value-type="float" office:value="-0.01062603755944" calcext:value-type="float">
            <text:p>-0.01062603755944</text:p>
          </table:table-cell>
          <table:table-cell office:value-type="string" calcext:value-type="string">
            <text:p><text:s/>y_e:'</text:p>
          </table:table-cell>
          <table:table-cell office:value-type="float" office:value="0.00176325331821674" calcext:value-type="float">
            <text:p>0.001763253318217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2.977153958050241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59.281" calcext:value-type="float">
            <text:p>259.281</text:p>
          </table:table-cell>
          <table:table-cell office:value-type="string" calcext:value-type="string">
            <text:p><text:s/>X: '</text:p>
          </table:table-cell>
          <table:table-cell office:value-type="float" office:value="1.01196739335425" calcext:value-type="float">
            <text:p>1.01196739335425</text:p>
          </table:table-cell>
          <table:table-cell office:value-type="string" calcext:value-type="string">
            <text:p><text:s/>Y: '</text:p>
          </table:table-cell>
          <table:table-cell office:value-type="float" office:value="-0.000438985374478145" calcext:value-type="float">
            <text:p>-0.000438985374478</text:p>
          </table:table-cell>
          <table:table-cell office:value-type="string" calcext:value-type="string">
            <text:p><text:s/>V: '</text:p>
          </table:table-cell>
          <table:table-cell office:value-type="float" office:value="0.0110327067673206" calcext:value-type="float">
            <text:p>0.011032706767321</text:p>
          </table:table-cell>
          <table:table-cell office:value-type="string" calcext:value-type="string">
            <text:p><text:s/>W: '</text:p>
          </table:table-cell>
          <table:table-cell office:value-type="float" office:value="0.841105235987399" calcext:value-type="float">
            <text:p>0.841105235987399</text:p>
          </table:table-cell>
          <table:table-cell office:value-type="string" calcext:value-type="string">
            <text:p><text:s/>x_e:'</text:p>
          </table:table-cell>
          <table:table-cell office:value-type="float" office:value="-0.011210669308527" calcext:value-type="float">
            <text:p>-0.011210669308527</text:p>
          </table:table-cell>
          <table:table-cell office:value-type="string" calcext:value-type="string">
            <text:p><text:s/>y_e:'</text:p>
          </table:table-cell>
          <table:table-cell office:value-type="float" office:value="0.00124183959833793" calcext:value-type="float">
            <text:p>0.001241839598338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3.0312694214096942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59.381" calcext:value-type="float">
            <text:p>259.381</text:p>
          </table:table-cell>
          <table:table-cell office:value-type="string" calcext:value-type="string">
            <text:p><text:s/>X: '</text:p>
          </table:table-cell>
          <table:table-cell office:value-type="float" office:value="1.0126750041411" calcext:value-type="float">
            <text:p>1.0126750041411</text:p>
          </table:table-cell>
          <table:table-cell office:value-type="string" calcext:value-type="string">
            <text:p><text:s/>Y: '</text:p>
          </table:table-cell>
          <table:table-cell office:value-type="float" office:value="0.00045103093605831" calcext:value-type="float">
            <text:p>0.000451030936058</text:p>
          </table:table-cell>
          <table:table-cell office:value-type="string" calcext:value-type="string">
            <text:p><text:s/>V: '</text:p>
          </table:table-cell>
          <table:table-cell office:value-type="float" office:value="0.0113703212738037" calcext:value-type="float">
            <text:p>0.011370321273804</text:p>
          </table:table-cell>
          <table:table-cell office:value-type="string" calcext:value-type="string">
            <text:p><text:s/>W: '</text:p>
          </table:table-cell>
          <table:table-cell office:value-type="float" office:value="0.823907022734722" calcext:value-type="float">
            <text:p>0.823907022734722</text:p>
          </table:table-cell>
          <table:table-cell office:value-type="string" calcext:value-type="string">
            <text:p><text:s/>x_e:'</text:p>
          </table:table-cell>
          <table:table-cell office:value-type="float" office:value="-0.011967393354245" calcext:value-type="float">
            <text:p>-0.011967393354245</text:p>
          </table:table-cell>
          <table:table-cell office:value-type="string" calcext:value-type="string">
            <text:p><text:s/>y_e:'</text:p>
          </table:table-cell>
          <table:table-cell office:value-type="float" office:value="0.000438985374478145" calcext:value-type="float">
            <text:p>0.000438985374478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3.104927305712796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59.484" calcext:value-type="float">
            <text:p>259.484</text:p>
          </table:table-cell>
          <table:table-cell office:value-type="string" calcext:value-type="string">
            <text:p><text:s/>X: '</text:p>
          </table:table-cell>
          <table:table-cell office:value-type="float" office:value="1.01332227562386" calcext:value-type="float">
            <text:p>1.01332227562386</text:p>
          </table:table-cell>
          <table:table-cell office:value-type="string" calcext:value-type="string">
            <text:p><text:s/>Y: '</text:p>
          </table:table-cell>
          <table:table-cell office:value-type="float" office:value="0.00141915777375228" calcext:value-type="float">
            <text:p>0.001419157773752</text:p>
          </table:table-cell>
          <table:table-cell office:value-type="string" calcext:value-type="string">
            <text:p><text:s/>V: '</text:p>
          </table:table-cell>
          <table:table-cell office:value-type="float" office:value="0.0113065326213837" calcext:value-type="float">
            <text:p>0.011306532621384</text:p>
          </table:table-cell>
          <table:table-cell office:value-type="string" calcext:value-type="string">
            <text:p><text:s/>W: '</text:p>
          </table:table-cell>
          <table:table-cell office:value-type="float" office:value="0.810638572796282" calcext:value-type="float">
            <text:p>0.810638572796282</text:p>
          </table:table-cell>
          <table:table-cell office:value-type="string" calcext:value-type="string">
            <text:p><text:s/>x_e:'</text:p>
          </table:table-cell>
          <table:table-cell office:value-type="float" office:value="-0.0126750041410999" calcext:value-type="float">
            <text:p>-0.0126750041411</text:p>
          </table:table-cell>
          <table:table-cell office:value-type="string" calcext:value-type="string">
            <text:p><text:s/>y_e:'</text:p>
          </table:table-cell>
          <table:table-cell office:value-type="float" office:value="-0.00045103093605831" calcext:value-type="float">
            <text:p>-0.000451030936058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3.106023378485533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59.581" calcext:value-type="float">
            <text:p>259.581</text:p>
          </table:table-cell>
          <table:table-cell office:value-type="string" calcext:value-type="string">
            <text:p><text:s/>X: '</text:p>
          </table:table-cell>
          <table:table-cell office:value-type="float" office:value="1.01354988866411" calcext:value-type="float">
            <text:p>1.01354988866411</text:p>
          </table:table-cell>
          <table:table-cell office:value-type="string" calcext:value-type="string">
            <text:p><text:s/>Y: '</text:p>
          </table:table-cell>
          <table:table-cell office:value-type="float" office:value="0.00183008712851472" calcext:value-type="float">
            <text:p>0.001830087128515</text:p>
          </table:table-cell>
          <table:table-cell office:value-type="string" calcext:value-type="string">
            <text:p><text:s/>V: '</text:p>
          </table:table-cell>
          <table:table-cell office:value-type="float" office:value="0.00484284460544586" calcext:value-type="float">
            <text:p>0.004842844605446</text:p>
          </table:table-cell>
          <table:table-cell office:value-type="string" calcext:value-type="string">
            <text:p><text:s/>W: '</text:p>
          </table:table-cell>
          <table:table-cell office:value-type="float" office:value="0.695100753422243" calcext:value-type="float">
            <text:p>0.695100753422243</text:p>
          </table:table-cell>
          <table:table-cell office:value-type="string" calcext:value-type="string">
            <text:p><text:s/>x_e:'</text:p>
          </table:table-cell>
          <table:table-cell office:value-type="float" office:value="-0.0133222756238576" calcext:value-type="float">
            <text:p>-0.013322275623858</text:p>
          </table:table-cell>
          <table:table-cell office:value-type="string" calcext:value-type="string">
            <text:p><text:s/>y_e:'</text:p>
          </table:table-cell>
          <table:table-cell office:value-type="float" office:value="-0.00141915777375228" calcext:value-type="float">
            <text:p>-0.001419157773752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3.0354676903624074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59.684" calcext:value-type="float">
            <text:p>259.684</text:p>
          </table:table-cell>
          <table:table-cell office:value-type="string" calcext:value-type="string">
            <text:p><text:s/>X: '</text:p>
          </table:table-cell>
          <table:table-cell office:value-type="float" office:value="1.01397062667222" calcext:value-type="float">
            <text:p>1.01397062667222</text:p>
          </table:table-cell>
          <table:table-cell office:value-type="string" calcext:value-type="string">
            <text:p><text:s/>Y: '</text:p>
          </table:table-cell>
          <table:table-cell office:value-type="float" office:value="0.00272749847813734" calcext:value-type="float">
            <text:p>0.002727498478137</text:p>
          </table:table-cell>
          <table:table-cell office:value-type="string" calcext:value-type="string">
            <text:p><text:s/>V: '</text:p>
          </table:table-cell>
          <table:table-cell office:value-type="float" office:value="0.00962276302743703" calcext:value-type="float">
            <text:p>0.009622763027437</text:p>
          </table:table-cell>
          <table:table-cell office:value-type="string" calcext:value-type="string">
            <text:p><text:s/>W: '</text:p>
          </table:table-cell>
          <table:table-cell office:value-type="float" office:value="0.137351448041757" calcext:value-type="float">
            <text:p>0.137351448041757</text:p>
          </table:table-cell>
          <table:table-cell office:value-type="string" calcext:value-type="string">
            <text:p><text:s/>x_e:'</text:p>
          </table:table-cell>
          <table:table-cell office:value-type="float" office:value="-0.0135498886641057" calcext:value-type="float">
            <text:p>-0.013549888664106</text:p>
          </table:table-cell>
          <table:table-cell office:value-type="string" calcext:value-type="string">
            <text:p><text:s/>y_e:'</text:p>
          </table:table-cell>
          <table:table-cell office:value-type="float" office:value="-0.00183008712851472" calcext:value-type="float">
            <text:p>-0.001830087128515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3.0073421613464943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59.781" calcext:value-type="float">
            <text:p>259.781</text:p>
          </table:table-cell>
          <table:table-cell office:value-type="string" calcext:value-type="string">
            <text:p><text:s/>X: '</text:p>
          </table:table-cell>
          <table:table-cell office:value-type="float" office:value="1.01429638968772" calcext:value-type="float">
            <text:p>1.01429638968772</text:p>
          </table:table-cell>
          <table:table-cell office:value-type="string" calcext:value-type="string">
            <text:p><text:s/>Y: '</text:p>
          </table:table-cell>
          <table:table-cell office:value-type="float" office:value="0.00344870631052567" calcext:value-type="float">
            <text:p>0.003448706310526</text:p>
          </table:table-cell>
          <table:table-cell office:value-type="string" calcext:value-type="string">
            <text:p><text:s/>V: '</text:p>
          </table:table-cell>
          <table:table-cell office:value-type="float" office:value="0.00815842626988888" calcext:value-type="float">
            <text:p>0.008158426269889</text:p>
          </table:table-cell>
          <table:table-cell office:value-type="string" calcext:value-type="string">
            <text:p><text:s/>W: '</text:p>
          </table:table-cell>
          <table:table-cell office:value-type="float" office:value="-0.125240575118237" calcext:value-type="float">
            <text:p>-0.125240575118237</text:p>
          </table:table-cell>
          <table:table-cell office:value-type="string" calcext:value-type="string">
            <text:p><text:s/>x_e:'</text:p>
          </table:table-cell>
          <table:table-cell office:value-type="float" office:value="-0.013970626672223" calcext:value-type="float">
            <text:p>-0.013970626672223</text:p>
          </table:table-cell>
          <table:table-cell office:value-type="string" calcext:value-type="string">
            <text:p><text:s/>y_e:'</text:p>
          </table:table-cell>
          <table:table-cell office:value-type="float" office:value="-0.00272749847813734" calcext:value-type="float">
            <text:p>-0.002727498478137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9487869124528925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59.881" calcext:value-type="float">
            <text:p>259.881</text:p>
          </table:table-cell>
          <table:table-cell office:value-type="string" calcext:value-type="string">
            <text:p><text:s/>X: '</text:p>
          </table:table-cell>
          <table:table-cell office:value-type="float" office:value="1.01465831723441" calcext:value-type="float">
            <text:p>1.01465831723441</text:p>
          </table:table-cell>
          <table:table-cell office:value-type="string" calcext:value-type="string">
            <text:p><text:s/>Y: '</text:p>
          </table:table-cell>
          <table:table-cell office:value-type="float" office:value="0.00422471005145681" calcext:value-type="float">
            <text:p>0.004224710051457</text:p>
          </table:table-cell>
          <table:table-cell office:value-type="string" calcext:value-type="string">
            <text:p><text:s/>V: '</text:p>
          </table:table-cell>
          <table:table-cell office:value-type="float" office:value="0.00856255426257849" calcext:value-type="float">
            <text:p>0.008562554262578</text:p>
          </table:table-cell>
          <table:table-cell office:value-type="string" calcext:value-type="string">
            <text:p><text:s/>W: '</text:p>
          </table:table-cell>
          <table:table-cell office:value-type="float" office:value="-0.378043232642742" calcext:value-type="float">
            <text:p>-0.378043232642742</text:p>
          </table:table-cell>
          <table:table-cell office:value-type="string" calcext:value-type="string">
            <text:p><text:s/>x_e:'</text:p>
          </table:table-cell>
          <table:table-cell office:value-type="float" office:value="-0.01429638968772" calcext:value-type="float">
            <text:p>-0.01429638968772</text:p>
          </table:table-cell>
          <table:table-cell office:value-type="string" calcext:value-type="string">
            <text:p><text:s/>y_e:'</text:p>
          </table:table-cell>
          <table:table-cell office:value-type="float" office:value="-0.00344870631052567" calcext:value-type="float">
            <text:p>-0.003448706310526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9048857655997358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59.981" calcext:value-type="float">
            <text:p>259.981</text:p>
          </table:table-cell>
          <table:table-cell office:value-type="string" calcext:value-type="string">
            <text:p><text:s/>X: '</text:p>
          </table:table-cell>
          <table:table-cell office:value-type="float" office:value="1.01516997331804" calcext:value-type="float">
            <text:p>1.01516997331804</text:p>
          </table:table-cell>
          <table:table-cell office:value-type="string" calcext:value-type="string">
            <text:p><text:s/>Y: '</text:p>
          </table:table-cell>
          <table:table-cell office:value-type="float" office:value="0.00522155417382791" calcext:value-type="float">
            <text:p>0.005221554173828</text:p>
          </table:table-cell>
          <table:table-cell office:value-type="string" calcext:value-type="string">
            <text:p><text:s/>V: '</text:p>
          </table:table-cell>
          <table:table-cell office:value-type="float" office:value="0.011204865694046" calcext:value-type="float">
            <text:p>0.011204865694046</text:p>
          </table:table-cell>
          <table:table-cell office:value-type="string" calcext:value-type="string">
            <text:p><text:s/>W: '</text:p>
          </table:table-cell>
          <table:table-cell office:value-type="float" office:value="-0.635846083422741" calcext:value-type="float">
            <text:p>-0.635846083422741</text:p>
          </table:table-cell>
          <table:table-cell office:value-type="string" calcext:value-type="string">
            <text:p><text:s/>x_e:'</text:p>
          </table:table-cell>
          <table:table-cell office:value-type="float" office:value="-0.0146583172344146" calcext:value-type="float">
            <text:p>-0.014658317234415</text:p>
          </table:table-cell>
          <table:table-cell office:value-type="string" calcext:value-type="string">
            <text:p><text:s/>y_e:'</text:p>
          </table:table-cell>
          <table:table-cell office:value-type="float" office:value="-0.00422471005145681" calcext:value-type="float">
            <text:p>-0.004224710051457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8609848649103533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60.081" calcext:value-type="float">
            <text:p>260.081</text:p>
          </table:table-cell>
          <table:table-cell office:value-type="string" calcext:value-type="string">
            <text:p><text:s/>X: '</text:p>
          </table:table-cell>
          <table:table-cell office:value-type="float" office:value="1.01561202531486" calcext:value-type="float">
            <text:p>1.01561202531486</text:p>
          </table:table-cell>
          <table:table-cell office:value-type="string" calcext:value-type="string">
            <text:p><text:s/>Y: '</text:p>
          </table:table-cell>
          <table:table-cell office:value-type="float" office:value="0.0059627071591649" calcext:value-type="float">
            <text:p>0.005962707159165</text:p>
          </table:table-cell>
          <table:table-cell office:value-type="string" calcext:value-type="string">
            <text:p><text:s/>V: '</text:p>
          </table:table-cell>
          <table:table-cell office:value-type="float" office:value="0.00862970286607742" calcext:value-type="float">
            <text:p>0.008629702866077</text:p>
          </table:table-cell>
          <table:table-cell office:value-type="string" calcext:value-type="string">
            <text:p><text:s/>W: '</text:p>
          </table:table-cell>
          <table:table-cell office:value-type="float" office:value="-0.795829928064921" calcext:value-type="float">
            <text:p>-0.795829928064921</text:p>
          </table:table-cell>
          <table:table-cell office:value-type="string" calcext:value-type="string">
            <text:p><text:s/>x_e:'</text:p>
          </table:table-cell>
          <table:table-cell office:value-type="float" office:value="-0.0151699733180399" calcext:value-type="float">
            <text:p>-0.01516997331804</text:p>
          </table:table-cell>
          <table:table-cell office:value-type="string" calcext:value-type="string">
            <text:p><text:s/>y_e:'</text:p>
          </table:table-cell>
          <table:table-cell office:value-type="float" office:value="-0.00522155417382791" calcext:value-type="float">
            <text:p>-0.005221554173828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810091278154666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60.181" calcext:value-type="float">
            <text:p>260.181</text:p>
          </table:table-cell>
          <table:table-cell office:value-type="string" calcext:value-type="string">
            <text:p><text:s/>X: '</text:p>
          </table:table-cell>
          <table:table-cell office:value-type="float" office:value="1.01587938735037" calcext:value-type="float">
            <text:p>1.01587938735037</text:p>
          </table:table-cell>
          <table:table-cell office:value-type="string" calcext:value-type="string">
            <text:p><text:s/>Y: '</text:p>
          </table:table-cell>
          <table:table-cell office:value-type="float" office:value="0.00633929450012585" calcext:value-type="float">
            <text:p>0.006339294500126</text:p>
          </table:table-cell>
          <table:table-cell office:value-type="string" calcext:value-type="string">
            <text:p><text:s/>V: '</text:p>
          </table:table-cell>
          <table:table-cell office:value-type="float" office:value="0.00461844652891159" calcext:value-type="float">
            <text:p>0.004618446528912</text:p>
          </table:table-cell>
          <table:table-cell office:value-type="string" calcext:value-type="string">
            <text:p><text:s/>W: '</text:p>
          </table:table-cell>
          <table:table-cell office:value-type="float" office:value="-0.92975862342191" calcext:value-type="float">
            <text:p>-0.92975862342191</text:p>
          </table:table-cell>
          <table:table-cell office:value-type="string" calcext:value-type="string">
            <text:p><text:s/>x_e:'</text:p>
          </table:table-cell>
          <table:table-cell office:value-type="float" office:value="-0.0156120253148619" calcext:value-type="float">
            <text:p>-0.015612025314862</text:p>
          </table:table-cell>
          <table:table-cell office:value-type="string" calcext:value-type="string">
            <text:p><text:s/>y_e:'</text:p>
          </table:table-cell>
          <table:table-cell office:value-type="float" office:value="-0.0059627071591649" calcext:value-type="float">
            <text:p>-0.005962707159165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7767598982006736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60.281" calcext:value-type="float">
            <text:p>260.281</text:p>
          </table:table-cell>
          <table:table-cell office:value-type="string" calcext:value-type="string">
            <text:p><text:s/>X: '</text:p>
          </table:table-cell>
          <table:table-cell office:value-type="float" office:value="1.0164048625646" calcext:value-type="float">
            <text:p>1.0164048625646</text:p>
          </table:table-cell>
          <table:table-cell office:value-type="string" calcext:value-type="string">
            <text:p><text:s/>Y: '</text:p>
          </table:table-cell>
          <table:table-cell office:value-type="float" office:value="0.00695020800289356" calcext:value-type="float">
            <text:p>0.006950208002894</text:p>
          </table:table-cell>
          <table:table-cell office:value-type="string" calcext:value-type="string">
            <text:p><text:s/>V: '</text:p>
          </table:table-cell>
          <table:table-cell office:value-type="float" office:value="0.00805816051363945" calcext:value-type="float">
            <text:p>0.008058160513639</text:p>
          </table:table-cell>
          <table:table-cell office:value-type="string" calcext:value-type="string">
            <text:p><text:s/>W: '</text:p>
          </table:table-cell>
          <table:table-cell office:value-type="float" office:value="-1.01015552232064" calcext:value-type="float">
            <text:p>-1.01015552232064</text:p>
          </table:table-cell>
          <table:table-cell office:value-type="string" calcext:value-type="string">
            <text:p><text:s/>x_e:'</text:p>
          </table:table-cell>
          <table:table-cell office:value-type="float" office:value="-0.0158793873503718" calcext:value-type="float">
            <text:p>-0.015879387350372</text:p>
          </table:table-cell>
          <table:table-cell office:value-type="string" calcext:value-type="string">
            <text:p><text:s/>y_e:'</text:p>
          </table:table-cell>
          <table:table-cell office:value-type="float" office:value="-0.00633929450012585" calcext:value-type="float">
            <text:p>-0.006339294500126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761762918724074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60.381" calcext:value-type="float">
            <text:p>260.381</text:p>
          </table:table-cell>
          <table:table-cell office:value-type="string" calcext:value-type="string">
            <text:p><text:s/>X: '</text:p>
          </table:table-cell>
          <table:table-cell office:value-type="float" office:value="1.01699425225759" calcext:value-type="float">
            <text:p>1.01699425225759</text:p>
          </table:table-cell>
          <table:table-cell office:value-type="string" calcext:value-type="string">
            <text:p><text:s/>Y: '</text:p>
          </table:table-cell>
          <table:table-cell office:value-type="float" office:value="0.00750975012060853" calcext:value-type="float">
            <text:p>0.007509750120609</text:p>
          </table:table-cell>
          <table:table-cell office:value-type="string" calcext:value-type="string">
            <text:p><text:s/>V: '</text:p>
          </table:table-cell>
          <table:table-cell office:value-type="float" office:value="0.0081269157230854" calcext:value-type="float">
            <text:p>0.008126915723085</text:p>
          </table:table-cell>
          <table:table-cell office:value-type="string" calcext:value-type="string">
            <text:p><text:s/>W: '</text:p>
          </table:table-cell>
          <table:table-cell office:value-type="float" office:value="-1.06841854912689" calcext:value-type="float">
            <text:p>-1.06841854912689</text:p>
          </table:table-cell>
          <table:table-cell office:value-type="string" calcext:value-type="string">
            <text:p><text:s/>x_e:'</text:p>
          </table:table-cell>
          <table:table-cell office:value-type="float" office:value="-0.0164048625646038" calcext:value-type="float">
            <text:p>-0.016404862564604</text:p>
          </table:table-cell>
          <table:table-cell office:value-type="string" calcext:value-type="string">
            <text:p><text:s/>y_e:'</text:p>
          </table:table-cell>
          <table:table-cell office:value-type="float" office:value="-0.00695020800289356" calcext:value-type="float">
            <text:p>-0.006950208002894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7408511406822864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60.481" calcext:value-type="float">
            <text:p>260.481</text:p>
          </table:table-cell>
          <table:table-cell office:value-type="string" calcext:value-type="string">
            <text:p><text:s/>X: '</text:p>
          </table:table-cell>
          <table:table-cell office:value-type="float" office:value="1.01815019102519" calcext:value-type="float">
            <text:p>1.01815019102519</text:p>
          </table:table-cell>
          <table:table-cell office:value-type="string" calcext:value-type="string">
            <text:p><text:s/>Y: '</text:p>
          </table:table-cell>
          <table:table-cell office:value-type="float" office:value="0.00839322155730241" calcext:value-type="float">
            <text:p>0.008393221557302</text:p>
          </table:table-cell>
          <table:table-cell office:value-type="string" calcext:value-type="string">
            <text:p><text:s/>V: '</text:p>
          </table:table-cell>
          <table:table-cell office:value-type="float" office:value="0.0145489388406277" calcext:value-type="float">
            <text:p>0.014548938840628</text:p>
          </table:table-cell>
          <table:table-cell office:value-type="string" calcext:value-type="string">
            <text:p><text:s/>W: '</text:p>
          </table:table-cell>
          <table:table-cell office:value-type="float" office:value="-1.09940507792565" calcext:value-type="float">
            <text:p>-1.09940507792565</text:p>
          </table:table-cell>
          <table:table-cell office:value-type="string" calcext:value-type="string">
            <text:p><text:s/>x_e:'</text:p>
          </table:table-cell>
          <table:table-cell office:value-type="float" office:value="-0.0169942522575948" calcext:value-type="float">
            <text:p>-0.016994252257595</text:p>
          </table:table-cell>
          <table:table-cell office:value-type="string" calcext:value-type="string">
            <text:p><text:s/>y_e:'</text:p>
          </table:table-cell>
          <table:table-cell office:value-type="float" office:value="-0.00750975012060853" calcext:value-type="float">
            <text:p>-0.007509750120609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725495561364561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60.581" calcext:value-type="float">
            <text:p>260.581</text:p>
          </table:table-cell>
          <table:table-cell office:value-type="string" calcext:value-type="string">
            <text:p><text:s/>X: '</text:p>
          </table:table-cell>
          <table:table-cell office:value-type="float" office:value="1.01896618701392" calcext:value-type="float">
            <text:p>1.01896618701392</text:p>
          </table:table-cell>
          <table:table-cell office:value-type="string" calcext:value-type="string">
            <text:p><text:s/>Y: '</text:p>
          </table:table-cell>
          <table:table-cell office:value-type="float" office:value="0.00888529009980744" calcext:value-type="float">
            <text:p>0.008885290099807</text:p>
          </table:table-cell>
          <table:table-cell office:value-type="string" calcext:value-type="string">
            <text:p><text:s/>V: '</text:p>
          </table:table-cell>
          <table:table-cell office:value-type="float" office:value="0.00952880319952965" calcext:value-type="float">
            <text:p>0.00952880319953</text:p>
          </table:table-cell>
          <table:table-cell office:value-type="string" calcext:value-type="string">
            <text:p><text:s/>W: '</text:p>
          </table:table-cell>
          <table:table-cell office:value-type="float" office:value="-1.13349274016288" calcext:value-type="float">
            <text:p>-1.13349274016288</text:p>
          </table:table-cell>
          <table:table-cell office:value-type="string" calcext:value-type="string">
            <text:p><text:s/>x_e:'</text:p>
          </table:table-cell>
          <table:table-cell office:value-type="float" office:value="-0.0181501910251902" calcext:value-type="float">
            <text:p>-0.01815019102519</text:p>
          </table:table-cell>
          <table:table-cell office:value-type="string" calcext:value-type="string">
            <text:p><text:s/>y_e:'</text:p>
          </table:table-cell>
          <table:table-cell office:value-type="float" office:value="-0.00839322155730241" calcext:value-type="float">
            <text:p>-0.008393221557302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7084488481161593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60.681" calcext:value-type="float">
            <text:p>260.681</text:p>
          </table:table-cell>
          <table:table-cell office:value-type="string" calcext:value-type="string">
            <text:p><text:s/>X: '</text:p>
          </table:table-cell>
          <table:table-cell office:value-type="float" office:value="1.02001033303501" calcext:value-type="float">
            <text:p>1.02001033303501</text:p>
          </table:table-cell>
          <table:table-cell office:value-type="string" calcext:value-type="string">
            <text:p><text:s/>Y: '</text:p>
          </table:table-cell>
          <table:table-cell office:value-type="float" office:value="0.00936326526616421" calcext:value-type="float">
            <text:p>0.009363265266164</text:p>
          </table:table-cell>
          <table:table-cell office:value-type="string" calcext:value-type="string">
            <text:p><text:s/>V: '</text:p>
          </table:table-cell>
          <table:table-cell office:value-type="float" office:value="0.0114834714829922" calcext:value-type="float">
            <text:p>0.011483471482992</text:p>
          </table:table-cell>
          <table:table-cell office:value-type="string" calcext:value-type="string">
            <text:p><text:s/>W: '</text:p>
          </table:table-cell>
          <table:table-cell office:value-type="float" office:value="-1.14942039244146" calcext:value-type="float">
            <text:p>-1.14942039244146</text:p>
          </table:table-cell>
          <table:table-cell office:value-type="string" calcext:value-type="string">
            <text:p><text:s/>x_e:'</text:p>
          </table:table-cell>
          <table:table-cell office:value-type="float" office:value="-0.0189661870139248" calcext:value-type="float">
            <text:p>-0.018966187013925</text:p>
          </table:table-cell>
          <table:table-cell office:value-type="string" calcext:value-type="string">
            <text:p><text:s/>y_e:'</text:p>
          </table:table-cell>
          <table:table-cell office:value-type="float" office:value="-0.00888529009980744" calcext:value-type="float">
            <text:p>-0.008885290099807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7034770105123123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60.781" calcext:value-type="float">
            <text:p>260.781</text:p>
          </table:table-cell>
          <table:table-cell office:value-type="string" calcext:value-type="string">
            <text:p><text:s/>X: '</text:p>
          </table:table-cell>
          <table:table-cell office:value-type="float" office:value="1.02142382706361" calcext:value-type="float">
            <text:p>1.02142382706361</text:p>
          </table:table-cell>
          <table:table-cell office:value-type="string" calcext:value-type="string">
            <text:p><text:s/>Y: '</text:p>
          </table:table-cell>
          <table:table-cell office:value-type="float" office:value="0.00982283819060375" calcext:value-type="float">
            <text:p>0.009822838190604</text:p>
          </table:table-cell>
          <table:table-cell office:value-type="string" calcext:value-type="string">
            <text:p><text:s/>V: '</text:p>
          </table:table-cell>
          <table:table-cell office:value-type="float" office:value="0.014863285779953" calcext:value-type="float">
            <text:p>0.014863285779953</text:p>
          </table:table-cell>
          <table:table-cell office:value-type="string" calcext:value-type="string">
            <text:p><text:s/>W: '</text:p>
          </table:table-cell>
          <table:table-cell office:value-type="float" office:value="-1.1365588774164" calcext:value-type="float">
            <text:p>-1.1365588774164</text:p>
          </table:table-cell>
          <table:table-cell office:value-type="string" calcext:value-type="string">
            <text:p><text:s/>x_e:'</text:p>
          </table:table-cell>
          <table:table-cell office:value-type="float" office:value="-0.0200103330350121" calcext:value-type="float">
            <text:p>-0.020010333035012</text:p>
          </table:table-cell>
          <table:table-cell office:value-type="string" calcext:value-type="string">
            <text:p><text:s/>y_e:'</text:p>
          </table:table-cell>
          <table:table-cell office:value-type="float" office:value="-0.00936326526616421" calcext:value-type="float">
            <text:p>-0.009363265266164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7039355516758583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60.881" calcext:value-type="float">
            <text:p>260.881</text:p>
          </table:table-cell>
          <table:table-cell office:value-type="string" calcext:value-type="string">
            <text:p><text:s/>X: '</text:p>
          </table:table-cell>
          <table:table-cell office:value-type="float" office:value="1.02252243330495" calcext:value-type="float">
            <text:p>1.02252243330495</text:p>
          </table:table-cell>
          <table:table-cell office:value-type="string" calcext:value-type="string">
            <text:p><text:s/>Y: '</text:p>
          </table:table-cell>
          <table:table-cell office:value-type="float" office:value="0.0100463327459307" calcext:value-type="float">
            <text:p>0.010046332745931</text:p>
          </table:table-cell>
          <table:table-cell office:value-type="string" calcext:value-type="string">
            <text:p><text:s/>V: '</text:p>
          </table:table-cell>
          <table:table-cell office:value-type="float" office:value="0.0112110904455185" calcext:value-type="float">
            <text:p>0.011211090445519</text:p>
          </table:table-cell>
          <table:table-cell office:value-type="string" calcext:value-type="string">
            <text:p><text:s/>W: '</text:p>
          </table:table-cell>
          <table:table-cell office:value-type="float" office:value="-1.10979568096529" calcext:value-type="float">
            <text:p>-1.10979568096529</text:p>
          </table:table-cell>
          <table:table-cell office:value-type="string" calcext:value-type="string">
            <text:p><text:s/>x_e:'</text:p>
          </table:table-cell>
          <table:table-cell office:value-type="float" office:value="-0.0214238270636125" calcext:value-type="float">
            <text:p>-0.021423827063613</text:p>
          </table:table-cell>
          <table:table-cell office:value-type="string" calcext:value-type="string">
            <text:p><text:s/>y_e:'</text:p>
          </table:table-cell>
          <table:table-cell office:value-type="float" office:value="-0.00982283819060375" calcext:value-type="float">
            <text:p>-0.009822838190604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711692130062121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60.981" calcext:value-type="float">
            <text:p>260.981</text:p>
          </table:table-cell>
          <table:table-cell office:value-type="string" calcext:value-type="string">
            <text:p><text:s/>X: '</text:p>
          </table:table-cell>
          <table:table-cell office:value-type="float" office:value="1.02393258914686" calcext:value-type="float">
            <text:p>1.02393258914686</text:p>
          </table:table-cell>
          <table:table-cell office:value-type="string" calcext:value-type="string">
            <text:p><text:s/>Y: '</text:p>
          </table:table-cell>
          <table:table-cell office:value-type="float" office:value="0.01017318728669" calcext:value-type="float">
            <text:p>0.01017318728669</text:p>
          </table:table-cell>
          <table:table-cell office:value-type="string" calcext:value-type="string">
            <text:p><text:s/>V: '</text:p>
          </table:table-cell>
          <table:table-cell office:value-type="float" office:value="0.0141585012376308" calcext:value-type="float">
            <text:p>0.014158501237631</text:p>
          </table:table-cell>
          <table:table-cell office:value-type="string" calcext:value-type="string">
            <text:p><text:s/>W: '</text:p>
          </table:table-cell>
          <table:table-cell office:value-type="float" office:value="-1.06975543965776" calcext:value-type="float">
            <text:p>-1.06975543965776</text:p>
          </table:table-cell>
          <table:table-cell office:value-type="string" calcext:value-type="string">
            <text:p><text:s/>x_e:'</text:p>
          </table:table-cell>
          <table:table-cell office:value-type="float" office:value="-0.0225224333049539" calcext:value-type="float">
            <text:p>-0.022522433304954</text:p>
          </table:table-cell>
          <table:table-cell office:value-type="string" calcext:value-type="string">
            <text:p><text:s/>y_e:'</text:p>
          </table:table-cell>
          <table:table-cell office:value-type="float" office:value="-0.0100463327459307" calcext:value-type="float">
            <text:p>-0.010046332745931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722020944428115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61.081" calcext:value-type="float">
            <text:p>261.081</text:p>
          </table:table-cell>
          <table:table-cell office:value-type="string" calcext:value-type="string">
            <text:p><text:s/>X: '</text:p>
          </table:table-cell>
          <table:table-cell office:value-type="float" office:value="1.02535745097492" calcext:value-type="float">
            <text:p>1.02535745097492</text:p>
          </table:table-cell>
          <table:table-cell office:value-type="string" calcext:value-type="string">
            <text:p><text:s/>Y: '</text:p>
          </table:table-cell>
          <table:table-cell office:value-type="float" office:value="0.0101485928489588" calcext:value-type="float">
            <text:p>0.010148592848959</text:p>
          </table:table-cell>
          <table:table-cell office:value-type="string" calcext:value-type="string">
            <text:p><text:s/>V: '</text:p>
          </table:table-cell>
          <table:table-cell office:value-type="float" office:value="0.0142507407367229" calcext:value-type="float">
            <text:p>0.014250740736723</text:p>
          </table:table-cell>
          <table:table-cell office:value-type="string" calcext:value-type="string">
            <text:p><text:s/>W: '</text:p>
          </table:table-cell>
          <table:table-cell office:value-type="float" office:value="-1.04342822676682" calcext:value-type="float">
            <text:p>-1.04342822676682</text:p>
          </table:table-cell>
          <table:table-cell office:value-type="string" calcext:value-type="string">
            <text:p><text:s/>x_e:'</text:p>
          </table:table-cell>
          <table:table-cell office:value-type="float" office:value="-0.0239325891468556" calcext:value-type="float">
            <text:p>-0.023932589146856</text:p>
          </table:table-cell>
          <table:table-cell office:value-type="string" calcext:value-type="string">
            <text:p><text:s/>y_e:'</text:p>
          </table:table-cell>
          <table:table-cell office:value-type="float" office:value="-0.01017318728669" calcext:value-type="float">
            <text:p>-0.01017318728669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7396569974191998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61.181" calcext:value-type="float">
            <text:p>261.181</text:p>
          </table:table-cell>
          <table:table-cell office:value-type="string" calcext:value-type="string">
            <text:p><text:s/>X: '</text:p>
          </table:table-cell>
          <table:table-cell office:value-type="float" office:value="1.02677948466413" calcext:value-type="float">
            <text:p>1.02677948466413</text:p>
          </table:table-cell>
          <table:table-cell office:value-type="string" calcext:value-type="string">
            <text:p><text:s/>Y: '</text:p>
          </table:table-cell>
          <table:table-cell office:value-type="float" office:value="0.00997481324726671" calcext:value-type="float">
            <text:p>0.009974813247267</text:p>
          </table:table-cell>
          <table:table-cell office:value-type="string" calcext:value-type="string">
            <text:p><text:s/>V: '</text:p>
          </table:table-cell>
          <table:table-cell office:value-type="float" office:value="0.0143261270523071" calcext:value-type="float">
            <text:p>0.014326127052307</text:p>
          </table:table-cell>
          <table:table-cell office:value-type="string" calcext:value-type="string">
            <text:p><text:s/>W: '</text:p>
          </table:table-cell>
          <table:table-cell office:value-type="float" office:value="-0.9914005772177" calcext:value-type="float">
            <text:p>-0.9914005772177</text:p>
          </table:table-cell>
          <table:table-cell office:value-type="string" calcext:value-type="string">
            <text:p><text:s/>x_e:'</text:p>
          </table:table-cell>
          <table:table-cell office:value-type="float" office:value="-0.0253574509749241" calcext:value-type="float">
            <text:p>-0.025357450974924</text:p>
          </table:table-cell>
          <table:table-cell office:value-type="string" calcext:value-type="string">
            <text:p><text:s/>y_e:'</text:p>
          </table:table-cell>
          <table:table-cell office:value-type="float" office:value="-0.0101485928489588" calcext:value-type="float">
            <text:p>-0.010148592848959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76089548610901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61.281" calcext:value-type="float">
            <text:p>261.281</text:p>
          </table:table-cell>
          <table:table-cell office:value-type="string" calcext:value-type="string">
            <text:p><text:s/>X: '</text:p>
          </table:table-cell>
          <table:table-cell office:value-type="float" office:value="1.02857227272572" calcext:value-type="float">
            <text:p>1.02857227272572</text:p>
          </table:table-cell>
          <table:table-cell office:value-type="string" calcext:value-type="string">
            <text:p><text:s/>Y: '</text:p>
          </table:table-cell>
          <table:table-cell office:value-type="float" office:value="0.00957251383899064" calcext:value-type="float">
            <text:p>0.009572513838991</text:p>
          </table:table-cell>
          <table:table-cell office:value-type="string" calcext:value-type="string">
            <text:p><text:s/>V: '</text:p>
          </table:table-cell>
          <table:table-cell office:value-type="float" office:value="0.0183737145066261" calcext:value-type="float">
            <text:p>0.018373714506626</text:p>
          </table:table-cell>
          <table:table-cell office:value-type="string" calcext:value-type="string">
            <text:p><text:s/>W: '</text:p>
          </table:table-cell>
          <table:table-cell office:value-type="float" office:value="-0.964544178491615" calcext:value-type="float">
            <text:p>-0.964544178491615</text:p>
          </table:table-cell>
          <table:table-cell office:value-type="string" calcext:value-type="string">
            <text:p><text:s/>x_e:'</text:p>
          </table:table-cell>
          <table:table-cell office:value-type="float" office:value="-0.0267794846641252" calcext:value-type="float">
            <text:p>-0.026779484664125</text:p>
          </table:table-cell>
          <table:table-cell office:value-type="string" calcext:value-type="string">
            <text:p><text:s/>y_e:'</text:p>
          </table:table-cell>
          <table:table-cell office:value-type="float" office:value="-0.00997481324726671" calcext:value-type="float">
            <text:p>-0.009974813247267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7850334284080516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61.382" calcext:value-type="float">
            <text:p>261.382</text:p>
          </table:table-cell>
          <table:table-cell office:value-type="string" calcext:value-type="string">
            <text:p><text:s/>X: '</text:p>
          </table:table-cell>
          <table:table-cell office:value-type="float" office:value="1.03028173167054" calcext:value-type="float">
            <text:p>1.03028173167054</text:p>
          </table:table-cell>
          <table:table-cell office:value-type="string" calcext:value-type="string">
            <text:p><text:s/>Y: '</text:p>
          </table:table-cell>
          <table:table-cell office:value-type="float" office:value="0.00901133108128599" calcext:value-type="float">
            <text:p>0.009011331081286</text:p>
          </table:table-cell>
          <table:table-cell office:value-type="string" calcext:value-type="string">
            <text:p><text:s/>V: '</text:p>
          </table:table-cell>
          <table:table-cell office:value-type="float" office:value="0.0178140136301518" calcext:value-type="float">
            <text:p>0.017814013630152</text:p>
          </table:table-cell>
          <table:table-cell office:value-type="string" calcext:value-type="string">
            <text:p><text:s/>W: '</text:p>
          </table:table-cell>
          <table:table-cell office:value-type="float" office:value="-0.946593529129603" calcext:value-type="float">
            <text:p>-0.946593529129603</text:p>
          </table:table-cell>
          <table:table-cell office:value-type="string" calcext:value-type="string">
            <text:p><text:s/>x_e:'</text:p>
          </table:table-cell>
          <table:table-cell office:value-type="float" office:value="-0.0285722727257243" calcext:value-type="float">
            <text:p>-0.028572272725724</text:p>
          </table:table-cell>
          <table:table-cell office:value-type="string" calcext:value-type="string">
            <text:p><text:s/>y_e:'</text:p>
          </table:table-cell>
          <table:table-cell office:value-type="float" office:value="-0.00957251383899064" calcext:value-type="float">
            <text:p>-0.009572513838991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8183175982271553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61.481" calcext:value-type="float">
            <text:p>261.481</text:p>
          </table:table-cell>
          <table:table-cell office:value-type="string" calcext:value-type="string">
            <text:p><text:s/>X: '</text:p>
          </table:table-cell>
          <table:table-cell office:value-type="float" office:value="1.03159753823902" calcext:value-type="float">
            <text:p>1.03159753823902</text:p>
          </table:table-cell>
          <table:table-cell office:value-type="string" calcext:value-type="string">
            <text:p><text:s/>Y: '</text:p>
          </table:table-cell>
          <table:table-cell office:value-type="float" office:value="0.00843505105210094" calcext:value-type="float">
            <text:p>0.008435051052101</text:p>
          </table:table-cell>
          <table:table-cell office:value-type="string" calcext:value-type="string">
            <text:p><text:s/>V: '</text:p>
          </table:table-cell>
          <table:table-cell office:value-type="float" office:value="0.0145097963511944" calcext:value-type="float">
            <text:p>0.014509796351194</text:p>
          </table:table-cell>
          <table:table-cell office:value-type="string" calcext:value-type="string">
            <text:p><text:s/>W: '</text:p>
          </table:table-cell>
          <table:table-cell office:value-type="float" office:value="-0.921324615377978" calcext:value-type="float">
            <text:p>-0.921324615377978</text:p>
          </table:table-cell>
          <table:table-cell office:value-type="string" calcext:value-type="string">
            <text:p><text:s/>x_e:'</text:p>
          </table:table-cell>
          <table:table-cell office:value-type="float" office:value="-0.0302817316705404" calcext:value-type="float">
            <text:p>-0.03028173167054</text:p>
          </table:table-cell>
          <table:table-cell office:value-type="string" calcext:value-type="string">
            <text:p><text:s/>y_e:'</text:p>
          </table:table-cell>
          <table:table-cell office:value-type="float" office:value="-0.00901133108128599" calcext:value-type="float">
            <text:p>-0.009011331081286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852354686127663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61.581" calcext:value-type="float">
            <text:p>261.581</text:p>
          </table:table-cell>
          <table:table-cell office:value-type="string" calcext:value-type="string">
            <text:p><text:s/>X: '</text:p>
          </table:table-cell>
          <table:table-cell office:value-type="float" office:value="1.03287298445436" calcext:value-type="float">
            <text:p>1.03287298445436</text:p>
          </table:table-cell>
          <table:table-cell office:value-type="string" calcext:value-type="string">
            <text:p><text:s/>Y: '</text:p>
          </table:table-cell>
          <table:table-cell office:value-type="float" office:value="0.00773161005647796" calcext:value-type="float">
            <text:p>0.007731610056478</text:p>
          </table:table-cell>
          <table:table-cell office:value-type="string" calcext:value-type="string">
            <text:p><text:s/>V: '</text:p>
          </table:table-cell>
          <table:table-cell office:value-type="float" office:value="0.014565686672926" calcext:value-type="float">
            <text:p>0.014565686672926</text:p>
          </table:table-cell>
          <table:table-cell office:value-type="string" calcext:value-type="string">
            <text:p><text:s/>W: '</text:p>
          </table:table-cell>
          <table:table-cell office:value-type="float" office:value="-0.900150146470013" calcext:value-type="float">
            <text:p>-0.900150146470013</text:p>
          </table:table-cell>
          <table:table-cell office:value-type="string" calcext:value-type="string">
            <text:p><text:s/>x_e:'</text:p>
          </table:table-cell>
          <table:table-cell office:value-type="float" office:value="-0.0315975382390195" calcext:value-type="float">
            <text:p>-0.03159753823902</text:p>
          </table:table-cell>
          <table:table-cell office:value-type="string" calcext:value-type="string">
            <text:p><text:s/>y_e:'</text:p>
          </table:table-cell>
          <table:table-cell office:value-type="float" office:value="-0.00843505105210094" calcext:value-type="float">
            <text:p>-0.008435051052101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8807231514491525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61.681" calcext:value-type="float">
            <text:p>261.681</text:p>
          </table:table-cell>
          <table:table-cell office:value-type="string" calcext:value-type="string">
            <text:p><text:s/>X: '</text:p>
          </table:table-cell>
          <table:table-cell office:value-type="float" office:value="1.03464245194051" calcext:value-type="float">
            <text:p>1.03464245194051</text:p>
          </table:table-cell>
          <table:table-cell office:value-type="string" calcext:value-type="string">
            <text:p><text:s/>Y: '</text:p>
          </table:table-cell>
          <table:table-cell office:value-type="float" office:value="0.00653650089764354" calcext:value-type="float">
            <text:p>0.006536500897644</text:p>
          </table:table-cell>
          <table:table-cell office:value-type="string" calcext:value-type="string">
            <text:p><text:s/>V: '</text:p>
          </table:table-cell>
          <table:table-cell office:value-type="float" office:value="0.0213525199592114" calcext:value-type="float">
            <text:p>0.021352519959211</text:p>
          </table:table-cell>
          <table:table-cell office:value-type="string" calcext:value-type="string">
            <text:p><text:s/>W: '</text:p>
          </table:table-cell>
          <table:table-cell office:value-type="float" office:value="-0.869085574365524" calcext:value-type="float">
            <text:p>-0.869085574365524</text:p>
          </table:table-cell>
          <table:table-cell office:value-type="string" calcext:value-type="string">
            <text:p><text:s/>x_e:'</text:p>
          </table:table-cell>
          <table:table-cell office:value-type="float" office:value="-0.0328729844543561" calcext:value-type="float">
            <text:p>-0.032872984454356</text:p>
          </table:table-cell>
          <table:table-cell office:value-type="string" calcext:value-type="string">
            <text:p><text:s/>y_e:'</text:p>
          </table:table-cell>
          <table:table-cell office:value-type="float" office:value="-0.00773161005647796" calcext:value-type="float">
            <text:p>-0.007731610056478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9105945091034813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61.781" calcext:value-type="float">
            <text:p>261.781</text:p>
          </table:table-cell>
          <table:table-cell office:value-type="string" calcext:value-type="string">
            <text:p><text:s/>X: '</text:p>
          </table:table-cell>
          <table:table-cell office:value-type="float" office:value="1.03629547548187" calcext:value-type="float">
            <text:p>1.03629547548187</text:p>
          </table:table-cell>
          <table:table-cell office:value-type="string" calcext:value-type="string">
            <text:p><text:s/>Y: '</text:p>
          </table:table-cell>
          <table:table-cell office:value-type="float" office:value="0.00519720045514608" calcext:value-type="float">
            <text:p>0.005197200455146</text:p>
          </table:table-cell>
          <table:table-cell office:value-type="string" calcext:value-type="string">
            <text:p><text:s/>V: '</text:p>
          </table:table-cell>
          <table:table-cell office:value-type="float" office:value="0.0212748971879482" calcext:value-type="float">
            <text:p>0.021274897187948</text:p>
          </table:table-cell>
          <table:table-cell office:value-type="string" calcext:value-type="string">
            <text:p><text:s/>W: '</text:p>
          </table:table-cell>
          <table:table-cell office:value-type="float" office:value="-0.845676281725068" calcext:value-type="float">
            <text:p>-0.845676281725068</text:p>
          </table:table-cell>
          <table:table-cell office:value-type="string" calcext:value-type="string">
            <text:p><text:s/>x_e:'</text:p>
          </table:table-cell>
          <table:table-cell office:value-type="float" office:value="-0.0346424519405089" calcext:value-type="float">
            <text:p>-0.034642451940509</text:p>
          </table:table-cell>
          <table:table-cell office:value-type="string" calcext:value-type="string">
            <text:p><text:s/>y_e:'</text:p>
          </table:table-cell>
          <table:table-cell office:value-type="float" office:value="-0.00653650089764354" calcext:value-type="float">
            <text:p>-0.006536500897644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955100477866034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61.881" calcext:value-type="float">
            <text:p>261.881</text:p>
          </table:table-cell>
          <table:table-cell office:value-type="string" calcext:value-type="string">
            <text:p><text:s/>X: '</text:p>
          </table:table-cell>
          <table:table-cell office:value-type="float" office:value="1.03771995093715" calcext:value-type="float">
            <text:p>1.03771995093715</text:p>
          </table:table-cell>
          <table:table-cell office:value-type="string" calcext:value-type="string">
            <text:p><text:s/>Y: '</text:p>
          </table:table-cell>
          <table:table-cell office:value-type="float" office:value="0.00382830194565155" calcext:value-type="float">
            <text:p>0.003828301945652</text:p>
          </table:table-cell>
          <table:table-cell office:value-type="string" calcext:value-type="string">
            <text:p><text:s/>V: '</text:p>
          </table:table-cell>
          <table:table-cell office:value-type="float" office:value="0.0197560457885265" calcext:value-type="float">
            <text:p>0.019756045788527</text:p>
          </table:table-cell>
          <table:table-cell office:value-type="string" calcext:value-type="string">
            <text:p><text:s/>W: '</text:p>
          </table:table-cell>
          <table:table-cell office:value-type="float" office:value="-0.813246096832206" calcext:value-type="float">
            <text:p>-0.813246096832206</text:p>
          </table:table-cell>
          <table:table-cell office:value-type="string" calcext:value-type="string">
            <text:p><text:s/>x_e:'</text:p>
          </table:table-cell>
          <table:table-cell office:value-type="float" office:value="-0.0362954754818736" calcext:value-type="float">
            <text:p>-0.036295475481874</text:p>
          </table:table-cell>
          <table:table-cell office:value-type="string" calcext:value-type="string">
            <text:p><text:s/>y_e:'</text:p>
          </table:table-cell>
          <table:table-cell office:value-type="float" office:value="-0.00519720045514608" calcext:value-type="float">
            <text:p>-0.005197200455146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999368028631425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61.981" calcext:value-type="float">
            <text:p>261.981</text:p>
          </table:table-cell>
          <table:table-cell office:value-type="string" calcext:value-type="string">
            <text:p><text:s/>X: '</text:p>
          </table:table-cell>
          <table:table-cell office:value-type="float" office:value="1.03912279191151" calcext:value-type="float">
            <text:p>1.03912279191151</text:p>
          </table:table-cell>
          <table:table-cell office:value-type="string" calcext:value-type="string">
            <text:p><text:s/>Y: '</text:p>
          </table:table-cell>
          <table:table-cell office:value-type="float" office:value="0.0022415768406479" calcext:value-type="float">
            <text:p>0.002241576840648</text:p>
          </table:table-cell>
          <table:table-cell office:value-type="string" calcext:value-type="string">
            <text:p><text:s/>V: '</text:p>
          </table:table-cell>
          <table:table-cell office:value-type="float" office:value="0.0211793752461672" calcext:value-type="float">
            <text:p>0.021179375246167</text:p>
          </table:table-cell>
          <table:table-cell office:value-type="string" calcext:value-type="string">
            <text:p><text:s/>W: '</text:p>
          </table:table-cell>
          <table:table-cell office:value-type="float" office:value="-0.814394932733961" calcext:value-type="float">
            <text:p>-0.814394932733961</text:p>
          </table:table-cell>
          <table:table-cell office:value-type="string" calcext:value-type="string">
            <text:p><text:s/>x_e:'</text:p>
          </table:table-cell>
          <table:table-cell office:value-type="float" office:value="-0.03771995093715" calcext:value-type="float">
            <text:p>-0.03771995093715</text:p>
          </table:table-cell>
          <table:table-cell office:value-type="string" calcext:value-type="string">
            <text:p><text:s/>y_e:'</text:p>
          </table:table-cell>
          <table:table-cell office:value-type="float" office:value="-0.00382830194565155" calcext:value-type="float">
            <text:p>-0.003828301945652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3.0404462399148824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62.081" calcext:value-type="float">
            <text:p>262.081</text:p>
          </table:table-cell>
          <table:table-cell office:value-type="string" calcext:value-type="string">
            <text:p><text:s/>X: '</text:p>
          </table:table-cell>
          <table:table-cell office:value-type="float" office:value="1.04050220800661" calcext:value-type="float">
            <text:p>1.04050220800661</text:p>
          </table:table-cell>
          <table:table-cell office:value-type="string" calcext:value-type="string">
            <text:p><text:s/>Y: '</text:p>
          </table:table-cell>
          <table:table-cell office:value-type="float" office:value="0.000398619664491196" calcext:value-type="float">
            <text:p>0.000398619664491</text:p>
          </table:table-cell>
          <table:table-cell office:value-type="string" calcext:value-type="string">
            <text:p><text:s/>V: '</text:p>
          </table:table-cell>
          <table:table-cell office:value-type="float" office:value="0.0230201648920774" calcext:value-type="float">
            <text:p>0.023020164892078</text:p>
          </table:table-cell>
          <table:table-cell office:value-type="string" calcext:value-type="string">
            <text:p><text:s/>W: '</text:p>
          </table:table-cell>
          <table:table-cell office:value-type="float" office:value="-0.798856300223305" calcext:value-type="float">
            <text:p>-0.798856300223305</text:p>
          </table:table-cell>
          <table:table-cell office:value-type="string" calcext:value-type="string">
            <text:p><text:s/>x_e:'</text:p>
          </table:table-cell>
          <table:table-cell office:value-type="float" office:value="-0.0391227919115062" calcext:value-type="float">
            <text:p>-0.039122791911506</text:p>
          </table:table-cell>
          <table:table-cell office:value-type="string" calcext:value-type="string">
            <text:p><text:s/>y_e:'</text:p>
          </table:table-cell>
          <table:table-cell office:value-type="float" office:value="-0.0022415768406479" calcext:value-type="float">
            <text:p>-0.002241576840648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3.0843592954689254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62.181" calcext:value-type="float">
            <text:p>262.181</text:p>
          </table:table-cell>
          <table:table-cell office:value-type="string" calcext:value-type="string">
            <text:p><text:s/>X: '</text:p>
          </table:table-cell>
          <table:table-cell office:value-type="float" office:value="1.04191556140729" calcext:value-type="float">
            <text:p>1.04191556140729</text:p>
          </table:table-cell>
          <table:table-cell office:value-type="string" calcext:value-type="string">
            <text:p><text:s/>Y: '</text:p>
          </table:table-cell>
          <table:table-cell office:value-type="float" office:value="-0.0018425364758501" calcext:value-type="float">
            <text:p>-0.00184253647585</text:p>
          </table:table-cell>
          <table:table-cell office:value-type="string" calcext:value-type="string">
            <text:p><text:s/>V: '</text:p>
          </table:table-cell>
          <table:table-cell office:value-type="float" office:value="0.0264959405958652" calcext:value-type="float">
            <text:p>0.026495940595865</text:p>
          </table:table-cell>
          <table:table-cell office:value-type="string" calcext:value-type="string">
            <text:p><text:s/>W: '</text:p>
          </table:table-cell>
          <table:table-cell office:value-type="float" office:value="-0.778450750083808" calcext:value-type="float">
            <text:p>-0.778450750083808</text:p>
          </table:table-cell>
          <table:table-cell office:value-type="string" calcext:value-type="string">
            <text:p><text:s/>x_e:'</text:p>
          </table:table-cell>
          <table:table-cell office:value-type="float" office:value="-0.0405022080066129" calcext:value-type="float">
            <text:p>-0.040502208006613</text:p>
          </table:table-cell>
          <table:table-cell office:value-type="string" calcext:value-type="string">
            <text:p><text:s/>y_e:'</text:p>
          </table:table-cell>
          <table:table-cell office:value-type="float" office:value="-0.000398619664491196" calcext:value-type="float">
            <text:p>-0.000398619664491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3.131751047062754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62.281" calcext:value-type="float">
            <text:p>262.281</text:p>
          </table:table-cell>
          <table:table-cell office:value-type="string" calcext:value-type="string">
            <text:p><text:s/>X: '</text:p>
          </table:table-cell>
          <table:table-cell office:value-type="float" office:value="1.04314310652587" calcext:value-type="float">
            <text:p>1.04314310652587</text:p>
          </table:table-cell>
          <table:table-cell office:value-type="string" calcext:value-type="string">
            <text:p><text:s/>Y: '</text:p>
          </table:table-cell>
          <table:table-cell office:value-type="float" office:value="-0.00417306924548589" calcext:value-type="float">
            <text:p>-0.004173069245486</text:p>
          </table:table-cell>
          <table:table-cell office:value-type="string" calcext:value-type="string">
            <text:p><text:s/>V: '</text:p>
          </table:table-cell>
          <table:table-cell office:value-type="float" office:value="0.0263405580967665" calcext:value-type="float">
            <text:p>0.026340558096767</text:p>
          </table:table-cell>
          <table:table-cell office:value-type="string" calcext:value-type="string">
            <text:p><text:s/>W: '</text:p>
          </table:table-cell>
          <table:table-cell office:value-type="float" office:value="-0.762656754219388" calcext:value-type="float">
            <text:p>-0.762656754219388</text:p>
          </table:table-cell>
          <table:table-cell office:value-type="string" calcext:value-type="string">
            <text:p><text:s/>x_e:'</text:p>
          </table:table-cell>
          <table:table-cell office:value-type="float" office:value="-0.0419155614072886" calcext:value-type="float">
            <text:p>-0.041915561407289</text:p>
          </table:table-cell>
          <table:table-cell office:value-type="string" calcext:value-type="string">
            <text:p><text:s/>y_e:'</text:p>
          </table:table-cell>
          <table:table-cell office:value-type="float" office:value="0.0018425364758501" calcext:value-type="float">
            <text:p>0.00184253647585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3.0976626430861334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62.381" calcext:value-type="float">
            <text:p>262.381</text:p>
          </table:table-cell>
          <table:table-cell office:value-type="string" calcext:value-type="string">
            <text:p><text:s/>X: '</text:p>
          </table:table-cell>
          <table:table-cell office:value-type="float" office:value="1.04394275988968" calcext:value-type="float">
            <text:p>1.04394275988968</text:p>
          </table:table-cell>
          <table:table-cell office:value-type="string" calcext:value-type="string">
            <text:p><text:s/>Y: '</text:p>
          </table:table-cell>
          <table:table-cell office:value-type="float" office:value="-0.00602033064372223" calcext:value-type="float">
            <text:p>-0.006020330643722</text:p>
          </table:table-cell>
          <table:table-cell office:value-type="string" calcext:value-type="string">
            <text:p><text:s/>V: '</text:p>
          </table:table-cell>
          <table:table-cell office:value-type="float" office:value="0.0201291335523128" calcext:value-type="float">
            <text:p>0.020129133552313</text:p>
          </table:table-cell>
          <table:table-cell office:value-type="string" calcext:value-type="string">
            <text:p><text:s/>W: '</text:p>
          </table:table-cell>
          <table:table-cell office:value-type="float" office:value="-0.644827990287758" calcext:value-type="float">
            <text:p>-0.644827990287758</text:p>
          </table:table-cell>
          <table:table-cell office:value-type="string" calcext:value-type="string">
            <text:p><text:s/>x_e:'</text:p>
          </table:table-cell>
          <table:table-cell office:value-type="float" office:value="-0.0431431065258681" calcext:value-type="float">
            <text:p>-0.043143106525868</text:p>
          </table:table-cell>
          <table:table-cell office:value-type="string" calcext:value-type="string">
            <text:p><text:s/>y_e:'</text:p>
          </table:table-cell>
          <table:table-cell office:value-type="float" office:value="0.00417306924548589" calcext:value-type="float">
            <text:p>0.004173069245486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3.045166415505293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62.481" calcext:value-type="float">
            <text:p>262.481</text:p>
          </table:table-cell>
          <table:table-cell office:value-type="string" calcext:value-type="string">
            <text:p><text:s/>X: '</text:p>
          </table:table-cell>
          <table:table-cell office:value-type="float" office:value="1.04500906103659" calcext:value-type="float">
            <text:p>1.04500906103659</text:p>
          </table:table-cell>
          <table:table-cell office:value-type="string" calcext:value-type="string">
            <text:p><text:s/>Y: '</text:p>
          </table:table-cell>
          <table:table-cell office:value-type="float" office:value="-0.00899634623453348" calcext:value-type="float">
            <text:p>-0.008996346234533</text:p>
          </table:table-cell>
          <table:table-cell office:value-type="string" calcext:value-type="string">
            <text:p><text:s/>V: '</text:p>
          </table:table-cell>
          <table:table-cell office:value-type="float" office:value="0.0316127615571022" calcext:value-type="float">
            <text:p>0.031612761557102</text:p>
          </table:table-cell>
          <table:table-cell office:value-type="string" calcext:value-type="string">
            <text:p><text:s/>W: '</text:p>
          </table:table-cell>
          <table:table-cell office:value-type="float" office:value="-0.0113838056483901" calcext:value-type="float">
            <text:p>-0.01138380564839</text:p>
          </table:table-cell>
          <table:table-cell office:value-type="string" calcext:value-type="string">
            <text:p><text:s/>x_e:'</text:p>
          </table:table-cell>
          <table:table-cell office:value-type="float" office:value="-0.0439427598896773" calcext:value-type="float">
            <text:p>-0.043942759889677</text:p>
          </table:table-cell>
          <table:table-cell office:value-type="string" calcext:value-type="string">
            <text:p><text:s/>y_e:'</text:p>
          </table:table-cell>
          <table:table-cell office:value-type="float" office:value="0.00602033064372223" calcext:value-type="float">
            <text:p>0.006020330643722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3.0054363923491776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62.581" calcext:value-type="float">
            <text:p>262.581</text:p>
          </table:table-cell>
          <table:table-cell office:value-type="string" calcext:value-type="string">
            <text:p><text:s/>X: '</text:p>
          </table:table-cell>
          <table:table-cell office:value-type="float" office:value="1.04601440209493" calcext:value-type="float">
            <text:p>1.04601440209493</text:p>
          </table:table-cell>
          <table:table-cell office:value-type="string" calcext:value-type="string">
            <text:p><text:s/>Y: '</text:p>
          </table:table-cell>
          <table:table-cell office:value-type="float" office:value="-0.0118123153111069" calcext:value-type="float">
            <text:p>-0.011812315311107</text:p>
          </table:table-cell>
          <table:table-cell office:value-type="string" calcext:value-type="string">
            <text:p><text:s/>V: '</text:p>
          </table:table-cell>
          <table:table-cell office:value-type="float" office:value="0.0299004890993238" calcext:value-type="float">
            <text:p>0.029900489099324</text:p>
          </table:table-cell>
          <table:table-cell office:value-type="string" calcext:value-type="string">
            <text:p><text:s/>W: '</text:p>
          </table:table-cell>
          <table:table-cell office:value-type="float" office:value="0.13731305310166" calcext:value-type="float">
            <text:p>0.13731305310166</text:p>
          </table:table-cell>
          <table:table-cell office:value-type="string" calcext:value-type="string">
            <text:p><text:s/>x_e:'</text:p>
          </table:table-cell>
          <table:table-cell office:value-type="float" office:value="-0.0450090610365936" calcext:value-type="float">
            <text:p>-0.045009061036594</text:p>
          </table:table-cell>
          <table:table-cell office:value-type="string" calcext:value-type="string">
            <text:p><text:s/>y_e:'</text:p>
          </table:table-cell>
          <table:table-cell office:value-type="float" office:value="0.00899634623453348" calcext:value-type="float">
            <text:p>0.008996346234533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2.9443138672442717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62.681" calcext:value-type="float">
            <text:p>262.681</text:p>
          </table:table-cell>
          <table:table-cell office:value-type="string" calcext:value-type="string">
            <text:p><text:s/>X: '</text:p>
          </table:table-cell>
          <table:table-cell office:value-type="float" office:value="1.04691934263115" calcext:value-type="float">
            <text:p>1.04691934263115</text:p>
          </table:table-cell>
          <table:table-cell office:value-type="string" calcext:value-type="string">
            <text:p><text:s/>Y: '</text:p>
          </table:table-cell>
          <table:table-cell office:value-type="float" office:value="-0.0142412100327096" calcext:value-type="float">
            <text:p>-0.01424121003271</text:p>
          </table:table-cell>
          <table:table-cell office:value-type="string" calcext:value-type="string">
            <text:p><text:s/>V: '</text:p>
          </table:table-cell>
          <table:table-cell office:value-type="float" office:value="0.0259199670962989" calcext:value-type="float">
            <text:p>0.025919967096299</text:p>
          </table:table-cell>
          <table:table-cell office:value-type="string" calcext:value-type="string">
            <text:p><text:s/>W: '</text:p>
          </table:table-cell>
          <table:table-cell office:value-type="float" office:value="0.419420396213431" calcext:value-type="float">
            <text:p>0.419420396213431</text:p>
          </table:table-cell>
          <table:table-cell office:value-type="string" calcext:value-type="string">
            <text:p><text:s/>x_e:'</text:p>
          </table:table-cell>
          <table:table-cell office:value-type="float" office:value="-0.0460144020949285" calcext:value-type="float">
            <text:p>-0.046014402094929</text:p>
          </table:table-cell>
          <table:table-cell office:value-type="string" calcext:value-type="string">
            <text:p><text:s/>y_e:'</text:p>
          </table:table-cell>
          <table:table-cell office:value-type="float" office:value="0.0118123153111069" calcext:value-type="float">
            <text:p>0.011812315311107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2.89030958820371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62.781" calcext:value-type="float">
            <text:p>262.781</text:p>
          </table:table-cell>
          <table:table-cell office:value-type="string" calcext:value-type="string">
            <text:p><text:s/>X: '</text:p>
          </table:table-cell>
          <table:table-cell office:value-type="float" office:value="1.04807652355917" calcext:value-type="float">
            <text:p>1.04807652355917</text:p>
          </table:table-cell>
          <table:table-cell office:value-type="string" calcext:value-type="string">
            <text:p><text:s/>Y: '</text:p>
          </table:table-cell>
          <table:table-cell office:value-type="float" office:value="-0.0169890478466496" calcext:value-type="float">
            <text:p>-0.01698904784665</text:p>
          </table:table-cell>
          <table:table-cell office:value-type="string" calcext:value-type="string">
            <text:p><text:s/>V: '</text:p>
          </table:table-cell>
          <table:table-cell office:value-type="float" office:value="0.0298155669942498" calcext:value-type="float">
            <text:p>0.02981556699425</text:p>
          </table:table-cell>
          <table:table-cell office:value-type="string" calcext:value-type="string">
            <text:p><text:s/>W: '</text:p>
          </table:table-cell>
          <table:table-cell office:value-type="float" office:value="0.64806812023183" calcext:value-type="float">
            <text:p>0.64806812023183</text:p>
          </table:table-cell>
          <table:table-cell office:value-type="string" calcext:value-type="string">
            <text:p><text:s/>x_e:'</text:p>
          </table:table-cell>
          <table:table-cell office:value-type="float" office:value="-0.0469193426311507" calcext:value-type="float">
            <text:p>-0.046919342631151</text:p>
          </table:table-cell>
          <table:table-cell office:value-type="string" calcext:value-type="string">
            <text:p><text:s/>y_e:'</text:p>
          </table:table-cell>
          <table:table-cell office:value-type="float" office:value="0.0142412100327096" calcext:value-type="float">
            <text:p>0.01424121003271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2.8469047366934137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62.881" calcext:value-type="float">
            <text:p>262.881</text:p>
          </table:table-cell>
          <table:table-cell office:value-type="string" calcext:value-type="string">
            <text:p><text:s/>X: '</text:p>
          </table:table-cell>
          <table:table-cell office:value-type="float" office:value="1.04940768839145" calcext:value-type="float">
            <text:p>1.04940768839145</text:p>
          </table:table-cell>
          <table:table-cell office:value-type="string" calcext:value-type="string">
            <text:p><text:s/>Y: '</text:p>
          </table:table-cell>
          <table:table-cell office:value-type="float" office:value="-0.0196530928314424" calcext:value-type="float">
            <text:p>-0.019653092831443</text:p>
          </table:table-cell>
          <table:table-cell office:value-type="string" calcext:value-type="string">
            <text:p><text:s/>V: '</text:p>
          </table:table-cell>
          <table:table-cell office:value-type="float" office:value="0.0297810938209295" calcext:value-type="float">
            <text:p>0.02978109382093</text:p>
          </table:table-cell>
          <table:table-cell office:value-type="string" calcext:value-type="string">
            <text:p><text:s/>W: '</text:p>
          </table:table-cell>
          <table:table-cell office:value-type="float" office:value="0.799573268696486" calcext:value-type="float">
            <text:p>0.799573268696486</text:p>
          </table:table-cell>
          <table:table-cell office:value-type="string" calcext:value-type="string">
            <text:p><text:s/>x_e:'</text:p>
          </table:table-cell>
          <table:table-cell office:value-type="float" office:value="-0.04807652355917" calcext:value-type="float">
            <text:p>-0.04807652355917</text:p>
          </table:table-cell>
          <table:table-cell office:value-type="string" calcext:value-type="string">
            <text:p><text:s/>y_e:'</text:p>
          </table:table-cell>
          <table:table-cell office:value-type="float" office:value="0.0169890478466496" calcext:value-type="float">
            <text:p>0.01698904784665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2.8019142053195356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62.981" calcext:value-type="float">
            <text:p>262.981</text:p>
          </table:table-cell>
          <table:table-cell office:value-type="string" calcext:value-type="string">
            <text:p><text:s/>X: '</text:p>
          </table:table-cell>
          <table:table-cell office:value-type="float" office:value="1.05089031255578" calcext:value-type="float">
            <text:p>1.05089031255578</text:p>
          </table:table-cell>
          <table:table-cell office:value-type="string" calcext:value-type="string">
            <text:p><text:s/>Y: '</text:p>
          </table:table-cell>
          <table:table-cell office:value-type="float" office:value="-0.0221078137265916" calcext:value-type="float">
            <text:p>-0.022107813726592</text:p>
          </table:table-cell>
          <table:table-cell office:value-type="string" calcext:value-type="string">
            <text:p><text:s/>V: '</text:p>
          </table:table-cell>
          <table:table-cell office:value-type="float" office:value="0.0286772193312645" calcext:value-type="float">
            <text:p>0.028677219331265</text:p>
          </table:table-cell>
          <table:table-cell office:value-type="string" calcext:value-type="string">
            <text:p><text:s/>W: '</text:p>
          </table:table-cell>
          <table:table-cell office:value-type="float" office:value="0.938950688724058" calcext:value-type="float">
            <text:p>0.938950688724058</text:p>
          </table:table-cell>
          <table:table-cell office:value-type="string" calcext:value-type="string">
            <text:p><text:s/>x_e:'</text:p>
          </table:table-cell>
          <table:table-cell office:value-type="float" office:value="-0.0494076883914518" calcext:value-type="float">
            <text:p>-0.049407688391452</text:p>
          </table:table-cell>
          <table:table-cell office:value-type="string" calcext:value-type="string">
            <text:p><text:s/>y_e:'</text:p>
          </table:table-cell>
          <table:table-cell office:value-type="float" office:value="0.0196530928314424" calcext:value-type="float">
            <text:p>0.019653092831443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2.7630067313999067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63.082" calcext:value-type="float">
            <text:p>263.082</text:p>
          </table:table-cell>
          <table:table-cell office:value-type="string" calcext:value-type="string">
            <text:p><text:s/>X: '</text:p>
          </table:table-cell>
          <table:table-cell office:value-type="float" office:value="1.05287146304559" calcext:value-type="float">
            <text:p>1.05287146304559</text:p>
          </table:table-cell>
          <table:table-cell office:value-type="string" calcext:value-type="string">
            <text:p><text:s/>Y: '</text:p>
          </table:table-cell>
          <table:table-cell office:value-type="float" office:value="-0.0247840807993335" calcext:value-type="float">
            <text:p>-0.024784080799334</text:p>
          </table:table-cell>
          <table:table-cell office:value-type="string" calcext:value-type="string">
            <text:p><text:s/>V: '</text:p>
          </table:table-cell>
          <table:table-cell office:value-type="float" office:value="0.0329680115580559" calcext:value-type="float">
            <text:p>0.032968011558056</text:p>
          </table:table-cell>
          <table:table-cell office:value-type="string" calcext:value-type="string">
            <text:p><text:s/>W: '</text:p>
          </table:table-cell>
          <table:table-cell office:value-type="float" office:value="1.020531038922" calcext:value-type="float">
            <text:p>1.020531038922</text:p>
          </table:table-cell>
          <table:table-cell office:value-type="string" calcext:value-type="string">
            <text:p><text:s/>x_e:'</text:p>
          </table:table-cell>
          <table:table-cell office:value-type="float" office:value="-0.0508903125557823" calcext:value-type="float">
            <text:p>-0.050890312555782</text:p>
          </table:table-cell>
          <table:table-cell office:value-type="string" calcext:value-type="string">
            <text:p><text:s/>y_e:'</text:p>
          </table:table-cell>
          <table:table-cell office:value-type="float" office:value="0.0221078137265916" calcext:value-type="float">
            <text:p>0.022107813726592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2.731769583978263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63.181" calcext:value-type="float">
            <text:p>263.181</text:p>
          </table:table-cell>
          <table:table-cell office:value-type="string" calcext:value-type="string">
            <text:p><text:s/>X: '</text:p>
          </table:table-cell>
          <table:table-cell office:value-type="float" office:value="1.05482790208469" calcext:value-type="float">
            <text:p>1.05482790208469</text:p>
          </table:table-cell>
          <table:table-cell office:value-type="string" calcext:value-type="string">
            <text:p><text:s/>Y: '</text:p>
          </table:table-cell>
          <table:table-cell office:value-type="float" office:value="-0.02692537975917" calcext:value-type="float">
            <text:p>-0.02692537975917</text:p>
          </table:table-cell>
          <table:table-cell office:value-type="string" calcext:value-type="string">
            <text:p><text:s/>V: '</text:p>
          </table:table-cell>
          <table:table-cell office:value-type="float" office:value="0.0292978312671185" calcext:value-type="float">
            <text:p>0.029297831267119</text:p>
          </table:table-cell>
          <table:table-cell office:value-type="string" calcext:value-type="string">
            <text:p><text:s/>W: '</text:p>
          </table:table-cell>
          <table:table-cell office:value-type="float" office:value="1.08106548132667" calcext:value-type="float">
            <text:p>1.08106548132667</text:p>
          </table:table-cell>
          <table:table-cell office:value-type="string" calcext:value-type="string">
            <text:p><text:s/>x_e:'</text:p>
          </table:table-cell>
          <table:table-cell office:value-type="float" office:value="-0.0528714630455944" calcext:value-type="float">
            <text:p>-0.052871463045595</text:p>
          </table:table-cell>
          <table:table-cell office:value-type="string" calcext:value-type="string">
            <text:p><text:s/>y_e:'</text:p>
          </table:table-cell>
          <table:table-cell office:value-type="float" office:value="0.0247840807993335" calcext:value-type="float">
            <text:p>0.024784080799334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2.703247061234777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63.281" calcext:value-type="float">
            <text:p>263.281</text:p>
          </table:table-cell>
          <table:table-cell office:value-type="string" calcext:value-type="string">
            <text:p><text:s/>X: '</text:p>
          </table:table-cell>
          <table:table-cell office:value-type="float" office:value="1.05732940657686" calcext:value-type="float">
            <text:p>1.05732940657686</text:p>
          </table:table-cell>
          <table:table-cell office:value-type="string" calcext:value-type="string">
            <text:p><text:s/>Y: '</text:p>
          </table:table-cell>
          <table:table-cell office:value-type="float" office:value="-0.029134705725752" calcext:value-type="float">
            <text:p>-0.029134705725752</text:p>
          </table:table-cell>
          <table:table-cell office:value-type="string" calcext:value-type="string">
            <text:p><text:s/>V: '</text:p>
          </table:table-cell>
          <table:table-cell office:value-type="float" office:value="0.0333746100366116" calcext:value-type="float">
            <text:p>0.033374610036612</text:p>
          </table:table-cell>
          <table:table-cell office:value-type="string" calcext:value-type="string">
            <text:p><text:s/>W: '</text:p>
          </table:table-cell>
          <table:table-cell office:value-type="float" office:value="1.10911856825093" calcext:value-type="float">
            <text:p>1.10911856825093</text:p>
          </table:table-cell>
          <table:table-cell office:value-type="string" calcext:value-type="string">
            <text:p><text:s/>x_e:'</text:p>
          </table:table-cell>
          <table:table-cell office:value-type="float" office:value="-0.0548279020846889" calcext:value-type="float">
            <text:p>-0.054827902084689</text:p>
          </table:table-cell>
          <table:table-cell office:value-type="string" calcext:value-type="string">
            <text:p><text:s/>y_e:'</text:p>
          </table:table-cell>
          <table:table-cell office:value-type="float" office:value="0.02692537975917" calcext:value-type="float">
            <text:p>0.02692537975917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2.685099221082442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63.381" calcext:value-type="float">
            <text:p>263.381</text:p>
          </table:table-cell>
          <table:table-cell office:value-type="string" calcext:value-type="string">
            <text:p><text:s/>X: '</text:p>
          </table:table-cell>
          <table:table-cell office:value-type="float" office:value="1.06009122808825" calcext:value-type="float">
            <text:p>1.06009122808825</text:p>
          </table:table-cell>
          <table:table-cell office:value-type="string" calcext:value-type="string">
            <text:p><text:s/>Y: '</text:p>
          </table:table-cell>
          <table:table-cell office:value-type="float" office:value="-0.0310754673431043" calcext:value-type="float">
            <text:p>-0.031075467343104</text:p>
          </table:table-cell>
          <table:table-cell office:value-type="string" calcext:value-type="string">
            <text:p><text:s/>V: '</text:p>
          </table:table-cell>
          <table:table-cell office:value-type="float" office:value="0.0337553161978722" calcext:value-type="float">
            <text:p>0.033755316197872</text:p>
          </table:table-cell>
          <table:table-cell office:value-type="string" calcext:value-type="string">
            <text:p><text:s/>W: '</text:p>
          </table:table-cell>
          <table:table-cell office:value-type="float" office:value="1.12744369492473" calcext:value-type="float">
            <text:p>1.12744369492473</text:p>
          </table:table-cell>
          <table:table-cell office:value-type="string" calcext:value-type="string">
            <text:p><text:s/>x_e:'</text:p>
          </table:table-cell>
          <table:table-cell office:value-type="float" office:value="-0.0573294065768597" calcext:value-type="float">
            <text:p>-0.05732940657686</text:p>
          </table:table-cell>
          <table:table-cell office:value-type="string" calcext:value-type="string">
            <text:p><text:s/>y_e:'</text:p>
          </table:table-cell>
          <table:table-cell office:value-type="float" office:value="0.029134705725752" calcext:value-type="float">
            <text:p>0.029134705725752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2.6714079524306724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63.481" calcext:value-type="float">
            <text:p>263.481</text:p>
          </table:table-cell>
          <table:table-cell office:value-type="string" calcext:value-type="string">
            <text:p><text:s/>X: '</text:p>
          </table:table-cell>
          <table:table-cell office:value-type="float" office:value="1.06358907165647" calcext:value-type="float">
            <text:p>1.06358907165647</text:p>
          </table:table-cell>
          <table:table-cell office:value-type="string" calcext:value-type="string">
            <text:p><text:s/>Y: '</text:p>
          </table:table-cell>
          <table:table-cell office:value-type="float" office:value="-0.0329854332131581" calcext:value-type="float">
            <text:p>-0.032985433213158</text:p>
          </table:table-cell>
          <table:table-cell office:value-type="string" calcext:value-type="string">
            <text:p><text:s/>V: '</text:p>
          </table:table-cell>
          <table:table-cell office:value-type="float" office:value="0.0398533301651478" calcext:value-type="float">
            <text:p>0.039853330165148</text:p>
          </table:table-cell>
          <table:table-cell office:value-type="string" calcext:value-type="string">
            <text:p><text:s/>W: '</text:p>
          </table:table-cell>
          <table:table-cell office:value-type="float" office:value="1.1283497878586" calcext:value-type="float">
            <text:p>1.1283497878586</text:p>
          </table:table-cell>
          <table:table-cell office:value-type="string" calcext:value-type="string">
            <text:p><text:s/>x_e:'</text:p>
          </table:table-cell>
          <table:table-cell office:value-type="float" office:value="-0.0600912280882517" calcext:value-type="float">
            <text:p>-0.060091228088252</text:p>
          </table:table-cell>
          <table:table-cell office:value-type="string" calcext:value-type="string">
            <text:p><text:s/>y_e:'</text:p>
          </table:table-cell>
          <table:table-cell office:value-type="float" office:value="0.0310754673431043" calcext:value-type="float">
            <text:p>0.031075467343104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2.6643287046620876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63.581" calcext:value-type="float">
            <text:p>263.581</text:p>
          </table:table-cell>
          <table:table-cell office:value-type="string" calcext:value-type="string">
            <text:p><text:s/>X: '</text:p>
          </table:table-cell>
          <table:table-cell office:value-type="float" office:value="1.0674603323073" calcext:value-type="float">
            <text:p>1.0674603323073</text:p>
          </table:table-cell>
          <table:table-cell office:value-type="string" calcext:value-type="string">
            <text:p><text:s/>Y: '</text:p>
          </table:table-cell>
          <table:table-cell office:value-type="float" office:value="-0.0345630101036122" calcext:value-type="float">
            <text:p>-0.034563010103612</text:p>
          </table:table-cell>
          <table:table-cell office:value-type="string" calcext:value-type="string">
            <text:p><text:s/>V: '</text:p>
          </table:table-cell>
          <table:table-cell office:value-type="float" office:value="0.0418035977780819" calcext:value-type="float">
            <text:p>0.041803597778082</text:p>
          </table:table-cell>
          <table:table-cell office:value-type="string" calcext:value-type="string">
            <text:p><text:s/>W: '</text:p>
          </table:table-cell>
          <table:table-cell office:value-type="float" office:value="1.12242132533027" calcext:value-type="float">
            <text:p>1.12242132533027</text:p>
          </table:table-cell>
          <table:table-cell office:value-type="string" calcext:value-type="string">
            <text:p><text:s/>x_e:'</text:p>
          </table:table-cell>
          <table:table-cell office:value-type="float" office:value="-0.0635890716564749" calcext:value-type="float">
            <text:p>-0.063589071656475</text:p>
          </table:table-cell>
          <table:table-cell office:value-type="string" calcext:value-type="string">
            <text:p><text:s/>y_e:'</text:p>
          </table:table-cell>
          <table:table-cell office:value-type="float" office:value="0.0329854332131581" calcext:value-type="float">
            <text:p>0.032985433213158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2.663075126788955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63.681" calcext:value-type="float">
            <text:p>263.681</text:p>
          </table:table-cell>
          <table:table-cell office:value-type="string" calcext:value-type="string">
            <text:p><text:s/>X: '</text:p>
          </table:table-cell>
          <table:table-cell office:value-type="float" office:value="1.07174832928046" calcext:value-type="float">
            <text:p>1.07174832928046</text:p>
          </table:table-cell>
          <table:table-cell office:value-type="string" calcext:value-type="string">
            <text:p><text:s/>Y: '</text:p>
          </table:table-cell>
          <table:table-cell office:value-type="float" office:value="-0.0357715731126752" calcext:value-type="float">
            <text:p>-0.035771573112675</text:p>
          </table:table-cell>
          <table:table-cell office:value-type="string" calcext:value-type="string">
            <text:p><text:s/>V: '</text:p>
          </table:table-cell>
          <table:table-cell office:value-type="float" office:value="0.0445505809038878" calcext:value-type="float">
            <text:p>0.044550580903888</text:p>
          </table:table-cell>
          <table:table-cell office:value-type="string" calcext:value-type="string">
            <text:p><text:s/>W: '</text:p>
          </table:table-cell>
          <table:table-cell office:value-type="float" office:value="1.11403513331729" calcext:value-type="float">
            <text:p>1.11403513331729</text:p>
          </table:table-cell>
          <table:table-cell office:value-type="string" calcext:value-type="string">
            <text:p><text:s/>x_e:'</text:p>
          </table:table-cell>
          <table:table-cell office:value-type="float" office:value="-0.0674603323073004" calcext:value-type="float">
            <text:p>-0.067460332307301</text:p>
          </table:table-cell>
          <table:table-cell office:value-type="string" calcext:value-type="string">
            <text:p><text:s/>y_e:'</text:p>
          </table:table-cell>
          <table:table-cell office:value-type="float" office:value="0.0345630101036122" calcext:value-type="float">
            <text:p>0.034563010103612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2.6681173471645416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63.782" calcext:value-type="float">
            <text:p>263.782</text:p>
          </table:table-cell>
          <table:table-cell office:value-type="string" calcext:value-type="string">
            <text:p><text:s/>X: '</text:p>
          </table:table-cell>
          <table:table-cell office:value-type="float" office:value="1.07616652354347" calcext:value-type="float">
            <text:p>1.07616652354347</text:p>
          </table:table-cell>
          <table:table-cell office:value-type="string" calcext:value-type="string">
            <text:p><text:s/>Y: '</text:p>
          </table:table-cell>
          <table:table-cell office:value-type="float" office:value="-0.0364996281045973" calcext:value-type="float">
            <text:p>-0.036499628104597</text:p>
          </table:table-cell>
          <table:table-cell office:value-type="string" calcext:value-type="string">
            <text:p><text:s/>V: '</text:p>
          </table:table-cell>
          <table:table-cell office:value-type="float" office:value="0.0443344453722239" calcext:value-type="float">
            <text:p>0.044334445372224</text:p>
          </table:table-cell>
          <table:table-cell office:value-type="string" calcext:value-type="string">
            <text:p><text:s/>W: '</text:p>
          </table:table-cell>
          <table:table-cell office:value-type="float" office:value="1.0803735541651" calcext:value-type="float">
            <text:p>1.0803735541651</text:p>
          </table:table-cell>
          <table:table-cell office:value-type="string" calcext:value-type="string">
            <text:p><text:s/>x_e:'</text:p>
          </table:table-cell>
          <table:table-cell office:value-type="float" office:value="-0.0717483292804628" calcext:value-type="float">
            <text:p>-0.071748329280463</text:p>
          </table:table-cell>
          <table:table-cell office:value-type="string" calcext:value-type="string">
            <text:p><text:s/>y_e:'</text:p>
          </table:table-cell>
          <table:table-cell office:value-type="float" office:value="0.0357715731126752" calcext:value-type="float">
            <text:p>0.035771573112675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2.6790896030174345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63.881" calcext:value-type="float">
            <text:p>263.881</text:p>
          </table:table-cell>
          <table:table-cell office:value-type="string" calcext:value-type="string">
            <text:p><text:s/>X: '</text:p>
          </table:table-cell>
          <table:table-cell office:value-type="float" office:value="1.08063928914797" calcext:value-type="float">
            <text:p>1.08063928914797</text:p>
          </table:table-cell>
          <table:table-cell office:value-type="string" calcext:value-type="string">
            <text:p><text:s/>Y: '</text:p>
          </table:table-cell>
          <table:table-cell office:value-type="float" office:value="-0.0367422906016194" calcext:value-type="float">
            <text:p>-0.03674229060162</text:p>
          </table:table-cell>
          <table:table-cell office:value-type="string" calcext:value-type="string">
            <text:p><text:s/>V: '</text:p>
          </table:table-cell>
          <table:table-cell office:value-type="float" office:value="0.045245892867446" calcext:value-type="float">
            <text:p>0.045245892867446</text:p>
          </table:table-cell>
          <table:table-cell office:value-type="string" calcext:value-type="string">
            <text:p><text:s/>W: '</text:p>
          </table:table-cell>
          <table:table-cell office:value-type="float" office:value="1.06432843800769" calcext:value-type="float">
            <text:p>1.06432843800769</text:p>
          </table:table-cell>
          <table:table-cell office:value-type="string" calcext:value-type="string">
            <text:p><text:s/>x_e:'</text:p>
          </table:table-cell>
          <table:table-cell office:value-type="float" office:value="-0.0761665235434739" calcext:value-type="float">
            <text:p>-0.076166523543474</text:p>
          </table:table-cell>
          <table:table-cell office:value-type="string" calcext:value-type="string">
            <text:p><text:s/>y_e:'</text:p>
          </table:table-cell>
          <table:table-cell office:value-type="float" office:value="0.0364996281045973" calcext:value-type="float">
            <text:p>0.036499628104597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2.6947163494811672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63.981" calcext:value-type="float">
            <text:p>263.981</text:p>
          </table:table-cell>
          <table:table-cell office:value-type="string" calcext:value-type="string">
            <text:p><text:s/>X: '</text:p>
          </table:table-cell>
          <table:table-cell office:value-type="float" office:value="1.08572081361472" calcext:value-type="float">
            <text:p>1.08572081361472</text:p>
          </table:table-cell>
          <table:table-cell office:value-type="string" calcext:value-type="string">
            <text:p><text:s/>Y: '</text:p>
          </table:table-cell>
          <table:table-cell office:value-type="float" office:value="-0.0364820504410604" calcext:value-type="float">
            <text:p>-0.036482050441061</text:p>
          </table:table-cell>
          <table:table-cell office:value-type="string" calcext:value-type="string">
            <text:p><text:s/>V: '</text:p>
          </table:table-cell>
          <table:table-cell office:value-type="float" office:value="0.0508818394392729" calcext:value-type="float">
            <text:p>0.050881839439273</text:p>
          </table:table-cell>
          <table:table-cell office:value-type="string" calcext:value-type="string">
            <text:p><text:s/>W: '</text:p>
          </table:table-cell>
          <table:table-cell office:value-type="float" office:value="1.03756778013993" calcext:value-type="float">
            <text:p>1.03756778013993</text:p>
          </table:table-cell>
          <table:table-cell office:value-type="string" calcext:value-type="string">
            <text:p><text:s/>x_e:'</text:p>
          </table:table-cell>
          <table:table-cell office:value-type="float" office:value="-0.0806392891479746" calcext:value-type="float">
            <text:p>-0.080639289147975</text:p>
          </table:table-cell>
          <table:table-cell office:value-type="string" calcext:value-type="string">
            <text:p><text:s/>y_e:'</text:p>
          </table:table-cell>
          <table:table-cell office:value-type="float" office:value="0.0367422906016194" calcext:value-type="float">
            <text:p>0.03674229060162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2.7140604148420415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64.081" calcext:value-type="float">
            <text:p>264.081</text:p>
          </table:table-cell>
          <table:table-cell office:value-type="string" calcext:value-type="string">
            <text:p><text:s/>X: '</text:p>
          </table:table-cell>
          <table:table-cell office:value-type="float" office:value="1.09045026755915" calcext:value-type="float">
            <text:p>1.09045026755915</text:p>
          </table:table-cell>
          <table:table-cell office:value-type="string" calcext:value-type="string">
            <text:p><text:s/>Y: '</text:p>
          </table:table-cell>
          <table:table-cell office:value-type="float" office:value="-0.03574342043307" calcext:value-type="float">
            <text:p>-0.03574342043307</text:p>
          </table:table-cell>
          <table:table-cell office:value-type="string" calcext:value-type="string">
            <text:p><text:s/>V: '</text:p>
          </table:table-cell>
          <table:table-cell office:value-type="float" office:value="0.047867848187685" calcext:value-type="float">
            <text:p>0.047867848187685</text:p>
          </table:table-cell>
          <table:table-cell office:value-type="string" calcext:value-type="string">
            <text:p><text:s/>W: '</text:p>
          </table:table-cell>
          <table:table-cell office:value-type="float" office:value="0.992123311901667" calcext:value-type="float">
            <text:p>0.992123311901667</text:p>
          </table:table-cell>
          <table:table-cell office:value-type="string" calcext:value-type="string">
            <text:p><text:s/>x_e:'</text:p>
          </table:table-cell>
          <table:table-cell office:value-type="float" office:value="-0.0857208136147152" calcext:value-type="float">
            <text:p>-0.085720813614715</text:p>
          </table:table-cell>
          <table:table-cell office:value-type="string" calcext:value-type="string">
            <text:p><text:s/>y_e:'</text:p>
          </table:table-cell>
          <table:table-cell office:value-type="float" office:value="0.0364820504410604" calcext:value-type="float">
            <text:p>0.036482050441061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2.739221099185461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64.181" calcext:value-type="float">
            <text:p>264.181</text:p>
          </table:table-cell>
          <table:table-cell office:value-type="string" calcext:value-type="string">
            <text:p><text:s/>X: '</text:p>
          </table:table-cell>
          <table:table-cell office:value-type="float" office:value="1.09593111274384" calcext:value-type="float">
            <text:p>1.09593111274384</text:p>
          </table:table-cell>
          <table:table-cell office:value-type="string" calcext:value-type="string">
            <text:p><text:s/>Y: '</text:p>
          </table:table-cell>
          <table:table-cell office:value-type="float" office:value="-0.0343197501766888" calcext:value-type="float">
            <text:p>-0.034319750176689</text:p>
          </table:table-cell>
          <table:table-cell office:value-type="string" calcext:value-type="string">
            <text:p><text:s/>V: '</text:p>
          </table:table-cell>
          <table:table-cell office:value-type="float" office:value="0.0566272910684347" calcext:value-type="float">
            <text:p>0.056627291068435</text:p>
          </table:table-cell>
          <table:table-cell office:value-type="string" calcext:value-type="string">
            <text:p><text:s/>W: '</text:p>
          </table:table-cell>
          <table:table-cell office:value-type="float" office:value="0.948489107460861" calcext:value-type="float">
            <text:p>0.948489107460861</text:p>
          </table:table-cell>
          <table:table-cell office:value-type="string" calcext:value-type="string">
            <text:p><text:s/>x_e:'</text:p>
          </table:table-cell>
          <table:table-cell office:value-type="float" office:value="-0.0904502675591468" calcext:value-type="float">
            <text:p>-0.090450267559147</text:p>
          </table:table-cell>
          <table:table-cell office:value-type="string" calcext:value-type="string">
            <text:p><text:s/>y_e:'</text:p>
          </table:table-cell>
          <table:table-cell office:value-type="float" office:value="0.03574342043307" calcext:value-type="float">
            <text:p>0.03574342043307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2.7652551921544486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64.281" calcext:value-type="float">
            <text:p>264.281</text:p>
          </table:table-cell>
          <table:table-cell office:value-type="string" calcext:value-type="string">
            <text:p><text:s/>X: '</text:p>
          </table:table-cell>
          <table:table-cell office:value-type="float" office:value="1.10154903583569" calcext:value-type="float">
            <text:p>1.10154903583569</text:p>
          </table:table-cell>
          <table:table-cell office:value-type="string" calcext:value-type="string">
            <text:p><text:s/>Y: '</text:p>
          </table:table-cell>
          <table:table-cell office:value-type="float" office:value="-0.0322754993222703" calcext:value-type="float">
            <text:p>-0.03227549932227</text:p>
          </table:table-cell>
          <table:table-cell office:value-type="string" calcext:value-type="string">
            <text:p><text:s/>V: '</text:p>
          </table:table-cell>
          <table:table-cell office:value-type="float" office:value="0.0597829586267471" calcext:value-type="float">
            <text:p>0.059782958626747</text:p>
          </table:table-cell>
          <table:table-cell office:value-type="string" calcext:value-type="string">
            <text:p><text:s/>W: '</text:p>
          </table:table-cell>
          <table:table-cell office:value-type="float" office:value="0.934787629598595" calcext:value-type="float">
            <text:p>0.934787629598595</text:p>
          </table:table-cell>
          <table:table-cell office:value-type="string" calcext:value-type="string">
            <text:p><text:s/>x_e:'</text:p>
          </table:table-cell>
          <table:table-cell office:value-type="float" office:value="-0.0959311127438391" calcext:value-type="float">
            <text:p>-0.095931112743839</text:p>
          </table:table-cell>
          <table:table-cell office:value-type="string" calcext:value-type="string">
            <text:p><text:s/>y_e:'</text:p>
          </table:table-cell>
          <table:table-cell office:value-type="float" office:value="0.0343197501766888" calcext:value-type="float">
            <text:p>0.034319750176689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2.7980267086349393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64.381" calcext:value-type="float">
            <text:p>264.381</text:p>
          </table:table-cell>
          <table:table-cell office:value-type="string" calcext:value-type="string">
            <text:p><text:s/>X: '</text:p>
          </table:table-cell>
          <table:table-cell office:value-type="float" office:value="1.10730799657852" calcext:value-type="float">
            <text:p>1.10730799657852</text:p>
          </table:table-cell>
          <table:table-cell office:value-type="string" calcext:value-type="string">
            <text:p><text:s/>Y: '</text:p>
          </table:table-cell>
          <table:table-cell office:value-type="float" office:value="-0.0295469298105717" calcext:value-type="float">
            <text:p>-0.029546929810572</text:p>
          </table:table-cell>
          <table:table-cell office:value-type="string" calcext:value-type="string">
            <text:p><text:s/>V: '</text:p>
          </table:table-cell>
          <table:table-cell office:value-type="float" office:value="0.0637265411093831" calcext:value-type="float">
            <text:p>0.063726541109383</text:p>
          </table:table-cell>
          <table:table-cell office:value-type="string" calcext:value-type="string">
            <text:p><text:s/>W: '</text:p>
          </table:table-cell>
          <table:table-cell office:value-type="float" office:value="0.912232778786895" calcext:value-type="float">
            <text:p>0.912232778786895</text:p>
          </table:table-cell>
          <table:table-cell office:value-type="string" calcext:value-type="string">
            <text:p><text:s/>x_e:'</text:p>
          </table:table-cell>
          <table:table-cell office:value-type="float" office:value="-0.101549035835685" calcext:value-type="float">
            <text:p>-0.101549035835685</text:p>
          </table:table-cell>
          <table:table-cell office:value-type="string" calcext:value-type="string">
            <text:p><text:s/>y_e:'</text:p>
          </table:table-cell>
          <table:table-cell office:value-type="float" office:value="0.0322754993222703" calcext:value-type="float">
            <text:p>0.03227549932227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2.833857865825096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64.481" calcext:value-type="float">
            <text:p>264.481</text:p>
          </table:table-cell>
          <table:table-cell office:value-type="string" calcext:value-type="string">
            <text:p><text:s/>X: '</text:p>
          </table:table-cell>
          <table:table-cell office:value-type="float" office:value="1.11300055541561" calcext:value-type="float">
            <text:p>1.11300055541561</text:p>
          </table:table-cell>
          <table:table-cell office:value-type="string" calcext:value-type="string">
            <text:p><text:s/>Y: '</text:p>
          </table:table-cell>
          <table:table-cell office:value-type="float" office:value="-0.0261832972979465" calcext:value-type="float">
            <text:p>-0.026183297297947</text:p>
          </table:table-cell>
          <table:table-cell office:value-type="string" calcext:value-type="string">
            <text:p><text:s/>V: '</text:p>
          </table:table-cell>
          <table:table-cell office:value-type="float" office:value="0.0661205337196589" calcext:value-type="float">
            <text:p>0.066120533719659</text:p>
          </table:table-cell>
          <table:table-cell office:value-type="string" calcext:value-type="string">
            <text:p><text:s/>W: '</text:p>
          </table:table-cell>
          <table:table-cell office:value-type="float" office:value="0.891210361956114" calcext:value-type="float">
            <text:p>0.891210361956114</text:p>
          </table:table-cell>
          <table:table-cell office:value-type="string" calcext:value-type="string">
            <text:p><text:s/>x_e:'</text:p>
          </table:table-cell>
          <table:table-cell office:value-type="float" office:value="-0.107307996578516" calcext:value-type="float">
            <text:p>-0.107307996578516</text:p>
          </table:table-cell>
          <table:table-cell office:value-type="string" calcext:value-type="string">
            <text:p><text:s/>y_e:'</text:p>
          </table:table-cell>
          <table:table-cell office:value-type="float" office:value="0.0295469298105717" calcext:value-type="float">
            <text:p>0.029546929810572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2.872903912554351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64.581" calcext:value-type="float">
            <text:p>264.581</text:p>
          </table:table-cell>
          <table:table-cell office:value-type="string" calcext:value-type="string">
            <text:p><text:s/>X: '</text:p>
          </table:table-cell>
          <table:table-cell office:value-type="float" office:value="1.11838340578626" calcext:value-type="float">
            <text:p>1.11838340578626</text:p>
          </table:table-cell>
          <table:table-cell office:value-type="string" calcext:value-type="string">
            <text:p><text:s/>Y: '</text:p>
          </table:table-cell>
          <table:table-cell office:value-type="float" office:value="-0.0223175559218082" calcext:value-type="float">
            <text:p>-0.022317555921808</text:p>
          </table:table-cell>
          <table:table-cell office:value-type="string" calcext:value-type="string">
            <text:p><text:s/>V: '</text:p>
          </table:table-cell>
          <table:table-cell office:value-type="float" office:value="0.066271437663585" calcext:value-type="float">
            <text:p>0.066271437663585</text:p>
          </table:table-cell>
          <table:table-cell office:value-type="string" calcext:value-type="string">
            <text:p><text:s/>W: '</text:p>
          </table:table-cell>
          <table:table-cell office:value-type="float" office:value="0.876953473785914" calcext:value-type="float">
            <text:p>0.876953473785914</text:p>
          </table:table-cell>
          <table:table-cell office:value-type="string" calcext:value-type="string">
            <text:p><text:s/>x_e:'</text:p>
          </table:table-cell>
          <table:table-cell office:value-type="float" office:value="-0.113000555415608" calcext:value-type="float">
            <text:p>-0.113000555415608</text:p>
          </table:table-cell>
          <table:table-cell office:value-type="string" calcext:value-type="string">
            <text:p><text:s/>y_e:'</text:p>
          </table:table-cell>
          <table:table-cell office:value-type="float" office:value="0.0261832972979465" calcext:value-type="float">
            <text:p>0.026183297297947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2.913901303250357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64.681" calcext:value-type="float">
            <text:p>264.681</text:p>
          </table:table-cell>
          <table:table-cell office:value-type="string" calcext:value-type="string">
            <text:p><text:s/>X: '</text:p>
          </table:table-cell>
          <table:table-cell office:value-type="float" office:value="1.12370085322497" calcext:value-type="float">
            <text:p>1.12370085322497</text:p>
          </table:table-cell>
          <table:table-cell office:value-type="string" calcext:value-type="string">
            <text:p><text:s/>Y: '</text:p>
          </table:table-cell>
          <table:table-cell office:value-type="float" office:value="-0.0177423885100783" calcext:value-type="float">
            <text:p>-0.017742388510078</text:p>
          </table:table-cell>
          <table:table-cell office:value-type="string" calcext:value-type="string">
            <text:p><text:s/>V: '</text:p>
          </table:table-cell>
          <table:table-cell office:value-type="float" office:value="0.070147989357356" calcext:value-type="float">
            <text:p>0.070147989357356</text:p>
          </table:table-cell>
          <table:table-cell office:value-type="string" calcext:value-type="string">
            <text:p><text:s/>W: '</text:p>
          </table:table-cell>
          <table:table-cell office:value-type="float" office:value="0.854879688488387" calcext:value-type="float">
            <text:p>0.854879688488387</text:p>
          </table:table-cell>
          <table:table-cell office:value-type="string" calcext:value-type="string">
            <text:p><text:s/>x_e:'</text:p>
          </table:table-cell>
          <table:table-cell office:value-type="float" office:value="-0.118383405786259" calcext:value-type="float">
            <text:p>-0.118383405786259</text:p>
          </table:table-cell>
          <table:table-cell office:value-type="string" calcext:value-type="string">
            <text:p><text:s/>y_e:'</text:p>
          </table:table-cell>
          <table:table-cell office:value-type="float" office:value="0.0223175559218082" calcext:value-type="float">
            <text:p>0.022317555921808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2.9552602104999415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64.782" calcext:value-type="float">
            <text:p>264.782</text:p>
          </table:table-cell>
          <table:table-cell office:value-type="string" calcext:value-type="string">
            <text:p><text:s/>X: '</text:p>
          </table:table-cell>
          <table:table-cell office:value-type="float" office:value="1.12864988757754" calcext:value-type="float">
            <text:p>1.12864988757754</text:p>
          </table:table-cell>
          <table:table-cell office:value-type="string" calcext:value-type="string">
            <text:p><text:s/>Y: '</text:p>
          </table:table-cell>
          <table:table-cell office:value-type="float" office:value="-0.0126873616021191" calcext:value-type="float">
            <text:p>-0.012687361602119</text:p>
          </table:table-cell>
          <table:table-cell office:value-type="string" calcext:value-type="string">
            <text:p><text:s/>V: '</text:p>
          </table:table-cell>
          <table:table-cell office:value-type="float" office:value="0.0700429364468437" calcext:value-type="float">
            <text:p>0.070042936446844</text:p>
          </table:table-cell>
          <table:table-cell office:value-type="string" calcext:value-type="string">
            <text:p><text:s/>W: '</text:p>
          </table:table-cell>
          <table:table-cell office:value-type="float" office:value="0.835024517671912" calcext:value-type="float">
            <text:p>0.835024517671912</text:p>
          </table:table-cell>
          <table:table-cell office:value-type="string" calcext:value-type="string">
            <text:p><text:s/>x_e:'</text:p>
          </table:table-cell>
          <table:table-cell office:value-type="float" office:value="-0.123700853224966" calcext:value-type="float">
            <text:p>-0.123700853224966</text:p>
          </table:table-cell>
          <table:table-cell office:value-type="string" calcext:value-type="string">
            <text:p><text:s/>y_e:'</text:p>
          </table:table-cell>
          <table:table-cell office:value-type="float" office:value="0.0177423885100783" calcext:value-type="float">
            <text:p>0.017742388510078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2.9991344410461465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64.881" calcext:value-type="float">
            <text:p>264.881</text:p>
          </table:table-cell>
          <table:table-cell office:value-type="string" calcext:value-type="string">
            <text:p><text:s/>X: '</text:p>
          </table:table-cell>
          <table:table-cell office:value-type="float" office:value="1.13347329190866" calcext:value-type="float">
            <text:p>1.13347329190866</text:p>
          </table:table-cell>
          <table:table-cell office:value-type="string" calcext:value-type="string">
            <text:p><text:s/>Y: '</text:p>
          </table:table-cell>
          <table:table-cell office:value-type="float" office:value="-0.00684873767313552" calcext:value-type="float">
            <text:p>-0.006848737673136</text:p>
          </table:table-cell>
          <table:table-cell office:value-type="string" calcext:value-type="string">
            <text:p><text:s/>V: '</text:p>
          </table:table-cell>
          <table:table-cell office:value-type="float" office:value="0.0764979036636651" calcext:value-type="float">
            <text:p>0.076497903663665</text:p>
          </table:table-cell>
          <table:table-cell office:value-type="string" calcext:value-type="string">
            <text:p><text:s/>W: '</text:p>
          </table:table-cell>
          <table:table-cell office:value-type="float" office:value="0.805684486561152" calcext:value-type="float">
            <text:p>0.805684486561152</text:p>
          </table:table-cell>
          <table:table-cell office:value-type="string" calcext:value-type="string">
            <text:p><text:s/>x_e:'</text:p>
          </table:table-cell>
          <table:table-cell office:value-type="float" office:value="-0.128649887577537" calcext:value-type="float">
            <text:p>-0.128649887577537</text:p>
          </table:table-cell>
          <table:table-cell office:value-type="string" calcext:value-type="string">
            <text:p><text:s/>y_e:'</text:p>
          </table:table-cell>
          <table:table-cell office:value-type="float" office:value="0.0126873616021191" calcext:value-type="float">
            <text:p>0.012687361602119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3.0432912188218935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64.981" calcext:value-type="float">
            <text:p>264.981</text:p>
          </table:table-cell>
          <table:table-cell office:value-type="string" calcext:value-type="string">
            <text:p><text:s/>X: '</text:p>
          </table:table-cell>
          <table:table-cell office:value-type="float" office:value="1.13785664089045" calcext:value-type="float">
            <text:p>1.13785664089045</text:p>
          </table:table-cell>
          <table:table-cell office:value-type="string" calcext:value-type="string">
            <text:p><text:s/>Y: '</text:p>
          </table:table-cell>
          <table:table-cell office:value-type="float" office:value="-0.000586509342928871" calcext:value-type="float">
            <text:p>-0.000586509342929</text:p>
          </table:table-cell>
          <table:table-cell office:value-type="string" calcext:value-type="string">
            <text:p><text:s/>V: '</text:p>
          </table:table-cell>
          <table:table-cell office:value-type="float" office:value="0.0764390292689204" calcext:value-type="float">
            <text:p>0.076439029268921</text:p>
          </table:table-cell>
          <table:table-cell office:value-type="string" calcext:value-type="string">
            <text:p><text:s/>W: '</text:p>
          </table:table-cell>
          <table:table-cell office:value-type="float" office:value="0.783758066594601" calcext:value-type="float">
            <text:p>0.783758066594601</text:p>
          </table:table-cell>
          <table:table-cell office:value-type="string" calcext:value-type="string">
            <text:p><text:s/>x_e:'</text:p>
          </table:table-cell>
          <table:table-cell office:value-type="float" office:value="-0.133473291908663" calcext:value-type="float">
            <text:p>-0.133473291908663</text:p>
          </table:table-cell>
          <table:table-cell office:value-type="string" calcext:value-type="string">
            <text:p><text:s/>y_e:'</text:p>
          </table:table-cell>
          <table:table-cell office:value-type="float" office:value="0.00684873767313552" calcext:value-type="float">
            <text:p>0.006848737673136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3.0903259439693844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65.081" calcext:value-type="float">
            <text:p>265.081</text:p>
          </table:table-cell>
          <table:table-cell office:value-type="string" calcext:value-type="string">
            <text:p><text:s/>X: '</text:p>
          </table:table-cell>
          <table:table-cell office:value-type="float" office:value="1.14194061621023" calcext:value-type="float">
            <text:p>1.14194061621023</text:p>
          </table:table-cell>
          <table:table-cell office:value-type="string" calcext:value-type="string">
            <text:p><text:s/>Y: '</text:p>
          </table:table-cell>
          <table:table-cell office:value-type="float" office:value="0.00634667103852988" calcext:value-type="float">
            <text:p>0.00634667103853</text:p>
          </table:table-cell>
          <table:table-cell office:value-type="string" calcext:value-type="string">
            <text:p><text:s/>V: '</text:p>
          </table:table-cell>
          <table:table-cell office:value-type="float" office:value="0.0804660453945398" calcext:value-type="float">
            <text:p>0.08046604539454</text:p>
          </table:table-cell>
          <table:table-cell office:value-type="string" calcext:value-type="string">
            <text:p><text:s/>W: '</text:p>
          </table:table-cell>
          <table:table-cell office:value-type="float" office:value="0.77812851319112" calcext:value-type="float">
            <text:p>0.77812851319112</text:p>
          </table:table-cell>
          <table:table-cell office:value-type="string" calcext:value-type="string">
            <text:p><text:s/>x_e:'</text:p>
          </table:table-cell>
          <table:table-cell office:value-type="float" office:value="-0.13785664089045" calcext:value-type="float">
            <text:p>-0.13785664089045</text:p>
          </table:table-cell>
          <table:table-cell office:value-type="string" calcext:value-type="string">
            <text:p><text:s/>y_e:'</text:p>
          </table:table-cell>
          <table:table-cell office:value-type="float" office:value="0.000586509342928871" calcext:value-type="float">
            <text:p>0.000586509342929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3.137338191850098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65.181" calcext:value-type="float">
            <text:p>265.181</text:p>
          </table:table-cell>
          <table:table-cell office:value-type="string" calcext:value-type="string">
            <text:p><text:s/>X: '</text:p>
          </table:table-cell>
          <table:table-cell office:value-type="float" office:value="1.14566582337543" calcext:value-type="float">
            <text:p>1.14566582337543</text:p>
          </table:table-cell>
          <table:table-cell office:value-type="string" calcext:value-type="string">
            <text:p><text:s/>Y: '</text:p>
          </table:table-cell>
          <table:table-cell office:value-type="float" office:value="0.0139703650057447" calcext:value-type="float">
            <text:p>0.013970365005745</text:p>
          </table:table-cell>
          <table:table-cell office:value-type="string" calcext:value-type="string">
            <text:p><text:s/>V: '</text:p>
          </table:table-cell>
          <table:table-cell office:value-type="float" office:value="0.0848515634089708" calcext:value-type="float">
            <text:p>0.084851563408971</text:p>
          </table:table-cell>
          <table:table-cell office:value-type="string" calcext:value-type="string">
            <text:p><text:s/>W: '</text:p>
          </table:table-cell>
          <table:table-cell office:value-type="float" office:value="0.752978912857642" calcext:value-type="float">
            <text:p>0.752978912857642</text:p>
          </table:table-cell>
          <table:table-cell office:value-type="string" calcext:value-type="string">
            <text:p><text:s/>x_e:'</text:p>
          </table:table-cell>
          <table:table-cell office:value-type="float" office:value="-0.141940616210227" calcext:value-type="float">
            <text:p>-0.141940616210227</text:p>
          </table:table-cell>
          <table:table-cell office:value-type="string" calcext:value-type="string">
            <text:p><text:s/>y_e:'</text:p>
          </table:table-cell>
          <table:table-cell office:value-type="float" office:value="-0.00634667103852988" calcext:value-type="float">
            <text:p>-0.00634667103853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3.096908851059678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65.281" calcext:value-type="float">
            <text:p>265.281</text:p>
          </table:table-cell>
          <table:table-cell office:value-type="string" calcext:value-type="string">
            <text:p><text:s/>X: '</text:p>
          </table:table-cell>
          <table:table-cell office:value-type="float" office:value="1.14898706773479" calcext:value-type="float">
            <text:p>1.14898706773479</text:p>
          </table:table-cell>
          <table:table-cell office:value-type="string" calcext:value-type="string">
            <text:p><text:s/>Y: '</text:p>
          </table:table-cell>
          <table:table-cell office:value-type="float" office:value="0.0223046276868722" calcext:value-type="float">
            <text:p>0.022304627686872</text:p>
          </table:table-cell>
          <table:table-cell office:value-type="string" calcext:value-type="string">
            <text:p><text:s/>V: '</text:p>
          </table:table-cell>
          <table:table-cell office:value-type="float" office:value="0.0897165528386831" calcext:value-type="float">
            <text:p>0.089716552838683</text:p>
          </table:table-cell>
          <table:table-cell office:value-type="string" calcext:value-type="string">
            <text:p><text:s/>W: '</text:p>
          </table:table-cell>
          <table:table-cell office:value-type="float" office:value="0.662469820983439" calcext:value-type="float">
            <text:p>0.662469820983439</text:p>
          </table:table-cell>
          <table:table-cell office:value-type="string" calcext:value-type="string">
            <text:p><text:s/>x_e:'</text:p>
          </table:table-cell>
          <table:table-cell office:value-type="float" office:value="-0.145665823375428" calcext:value-type="float">
            <text:p>-0.145665823375428</text:p>
          </table:table-cell>
          <table:table-cell office:value-type="string" calcext:value-type="string">
            <text:p><text:s/>y_e:'</text:p>
          </table:table-cell>
          <table:table-cell office:value-type="float" office:value="-0.0139703650057447" calcext:value-type="float">
            <text:p>-0.013970365005745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3.045978145467944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65.382" calcext:value-type="float">
            <text:p>265.382</text:p>
          </table:table-cell>
          <table:table-cell office:value-type="string" calcext:value-type="string">
            <text:p><text:s/>X: '</text:p>
          </table:table-cell>
          <table:table-cell office:value-type="float" office:value="1.15126787894362" calcext:value-type="float">
            <text:p>1.15126787894362</text:p>
          </table:table-cell>
          <table:table-cell office:value-type="string" calcext:value-type="string">
            <text:p><text:s/>Y: '</text:p>
          </table:table-cell>
          <table:table-cell office:value-type="float" office:value="0.0293527566840901" calcext:value-type="float">
            <text:p>0.02935275668409</text:p>
          </table:table-cell>
          <table:table-cell office:value-type="string" calcext:value-type="string">
            <text:p><text:s/>V: '</text:p>
          </table:table-cell>
          <table:table-cell office:value-type="float" office:value="0.0733463730216026" calcext:value-type="float">
            <text:p>0.073346373021603</text:p>
          </table:table-cell>
          <table:table-cell office:value-type="string" calcext:value-type="string">
            <text:p><text:s/>W: '</text:p>
          </table:table-cell>
          <table:table-cell office:value-type="float" office:value="0.0140495357743229" calcext:value-type="float">
            <text:p>0.014049535774323</text:p>
          </table:table-cell>
          <table:table-cell office:value-type="string" calcext:value-type="string">
            <text:p><text:s/>x_e:'</text:p>
          </table:table-cell>
          <table:table-cell office:value-type="float" office:value="-0.148987067734786" calcext:value-type="float">
            <text:p>-0.148987067734786</text:p>
          </table:table-cell>
          <table:table-cell office:value-type="string" calcext:value-type="string">
            <text:p><text:s/>y_e:'</text:p>
          </table:table-cell>
          <table:table-cell office:value-type="float" office:value="-0.0223046276868722" calcext:value-type="float">
            <text:p>-0.022304627686872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9929878217467962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65.481" calcext:value-type="float">
            <text:p>265.481</text:p>
          </table:table-cell>
          <table:table-cell office:value-type="string" calcext:value-type="string">
            <text:p><text:s/>X: '</text:p>
          </table:table-cell>
          <table:table-cell office:value-type="float" office:value="1.15407595998801" calcext:value-type="float">
            <text:p>1.15407595998801</text:p>
          </table:table-cell>
          <table:table-cell office:value-type="string" calcext:value-type="string">
            <text:p><text:s/>Y: '</text:p>
          </table:table-cell>
          <table:table-cell office:value-type="float" office:value="0.0380724675961936" calcext:value-type="float">
            <text:p>0.038072467596194</text:p>
          </table:table-cell>
          <table:table-cell office:value-type="string" calcext:value-type="string">
            <text:p><text:s/>V: '</text:p>
          </table:table-cell>
          <table:table-cell office:value-type="float" office:value="0.0925324627459049" calcext:value-type="float">
            <text:p>0.092532462745905</text:p>
          </table:table-cell>
          <table:table-cell office:value-type="string" calcext:value-type="string">
            <text:p><text:s/>W: '</text:p>
          </table:table-cell>
          <table:table-cell office:value-type="float" office:value="-0.13059441116919" calcext:value-type="float">
            <text:p>-0.13059441116919</text:p>
          </table:table-cell>
          <table:table-cell office:value-type="string" calcext:value-type="string">
            <text:p><text:s/>x_e:'</text:p>
          </table:table-cell>
          <table:table-cell office:value-type="float" office:value="-0.151267878943618" calcext:value-type="float">
            <text:p>-0.151267878943618</text:p>
          </table:table-cell>
          <table:table-cell office:value-type="string" calcext:value-type="string">
            <text:p><text:s/>y_e:'</text:p>
          </table:table-cell>
          <table:table-cell office:value-type="float" office:value="-0.0293527566840901" calcext:value-type="float">
            <text:p>-0.02935275668409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9499296776487385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65.581" calcext:value-type="float">
            <text:p>265.581</text:p>
          </table:table-cell>
          <table:table-cell office:value-type="string" calcext:value-type="string">
            <text:p><text:s/>X: '</text:p>
          </table:table-cell>
          <table:table-cell office:value-type="float" office:value="1.15708468061606" calcext:value-type="float">
            <text:p>1.15708468061606</text:p>
          </table:table-cell>
          <table:table-cell office:value-type="string" calcext:value-type="string">
            <text:p><text:s/>Y: '</text:p>
          </table:table-cell>
          <table:table-cell office:value-type="float" office:value="0.0470171843668639" calcext:value-type="float">
            <text:p>0.047017184366864</text:p>
          </table:table-cell>
          <table:table-cell office:value-type="string" calcext:value-type="string">
            <text:p><text:s/>V: '</text:p>
          </table:table-cell>
          <table:table-cell office:value-type="float" office:value="0.0943717955350876" calcext:value-type="float">
            <text:p>0.094371795535088</text:p>
          </table:table-cell>
          <table:table-cell office:value-type="string" calcext:value-type="string">
            <text:p><text:s/>W: '</text:p>
          </table:table-cell>
          <table:table-cell office:value-type="float" office:value="-0.394253456448934" calcext:value-type="float">
            <text:p>-0.394253456448934</text:p>
          </table:table-cell>
          <table:table-cell office:value-type="string" calcext:value-type="string">
            <text:p><text:s/>x_e:'</text:p>
          </table:table-cell>
          <table:table-cell office:value-type="float" office:value="-0.154075959988006" calcext:value-type="float">
            <text:p>-0.154075959988006</text:p>
          </table:table-cell>
          <table:table-cell office:value-type="string" calcext:value-type="string">
            <text:p><text:s/>y_e:'</text:p>
          </table:table-cell>
          <table:table-cell office:value-type="float" office:value="-0.0380724675961936" calcext:value-type="float">
            <text:p>-0.038072467596194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899343437032499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65.682" calcext:value-type="float">
            <text:p>265.682</text:p>
          </table:table-cell>
          <table:table-cell office:value-type="string" calcext:value-type="string">
            <text:p><text:s/>X: '</text:p>
          </table:table-cell>
          <table:table-cell office:value-type="float" office:value="1.16042513058848" calcext:value-type="float">
            <text:p>1.16042513058848</text:p>
          </table:table-cell>
          <table:table-cell office:value-type="string" calcext:value-type="string">
            <text:p><text:s/>Y: '</text:p>
          </table:table-cell>
          <table:table-cell office:value-type="float" office:value="0.0557878146381971" calcext:value-type="float">
            <text:p>0.055787814638197</text:p>
          </table:table-cell>
          <table:table-cell office:value-type="string" calcext:value-type="string">
            <text:p><text:s/>V: '</text:p>
          </table:table-cell>
          <table:table-cell office:value-type="float" office:value="0.0929230794459581" calcext:value-type="float">
            <text:p>0.092923079445958</text:p>
          </table:table-cell>
          <table:table-cell office:value-type="string" calcext:value-type="string">
            <text:p><text:s/>W: '</text:p>
          </table:table-cell>
          <table:table-cell office:value-type="float" office:value="-0.71631698202656" calcext:value-type="float">
            <text:p>-0.71631698202656</text:p>
          </table:table-cell>
          <table:table-cell office:value-type="string" calcext:value-type="string">
            <text:p><text:s/>x_e:'</text:p>
          </table:table-cell>
          <table:table-cell office:value-type="float" office:value="-0.157084680616062" calcext:value-type="float">
            <text:p>-0.157084680616062</text:p>
          </table:table-cell>
          <table:table-cell office:value-type="string" calcext:value-type="string">
            <text:p><text:s/>y_e:'</text:p>
          </table:table-cell>
          <table:table-cell office:value-type="float" office:value="-0.0470171843668639" calcext:value-type="float">
            <text:p>-0.047017184366864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850768021663829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65.781" calcext:value-type="float">
            <text:p>265.781</text:p>
          </table:table-cell>
          <table:table-cell office:value-type="string" calcext:value-type="string">
            <text:p><text:s/>X: '</text:p>
          </table:table-cell>
          <table:table-cell office:value-type="float" office:value="1.16461445584674" calcext:value-type="float">
            <text:p>1.16461445584674</text:p>
          </table:table-cell>
          <table:table-cell office:value-type="string" calcext:value-type="string">
            <text:p><text:s/>Y: '</text:p>
          </table:table-cell>
          <table:table-cell office:value-type="float" office:value="0.0647737113686539" calcext:value-type="float">
            <text:p>0.064773711368654</text:p>
          </table:table-cell>
          <table:table-cell office:value-type="string" calcext:value-type="string">
            <text:p><text:s/>V: '</text:p>
          </table:table-cell>
          <table:table-cell office:value-type="float" office:value="0.100146197676659" calcext:value-type="float">
            <text:p>0.100146197676659</text:p>
          </table:table-cell>
          <table:table-cell office:value-type="string" calcext:value-type="string">
            <text:p><text:s/>W: '</text:p>
          </table:table-cell>
          <table:table-cell office:value-type="float" office:value="-0.825830180960966" calcext:value-type="float">
            <text:p>-0.825830180960966</text:p>
          </table:table-cell>
          <table:table-cell office:value-type="string" calcext:value-type="string">
            <text:p><text:s/>x_e:'</text:p>
          </table:table-cell>
          <table:table-cell office:value-type="float" office:value="-0.160425130588477" calcext:value-type="float">
            <text:p>-0.160425130588477</text:p>
          </table:table-cell>
          <table:table-cell office:value-type="string" calcext:value-type="string">
            <text:p><text:s/>y_e:'</text:p>
          </table:table-cell>
          <table:table-cell office:value-type="float" office:value="-0.0557878146381971" calcext:value-type="float">
            <text:p>-0.055787814638197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8069238294626264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65.881" calcext:value-type="float">
            <text:p>265.881</text:p>
          </table:table-cell>
          <table:table-cell office:value-type="string" calcext:value-type="string">
            <text:p><text:s/>X: '</text:p>
          </table:table-cell>
          <table:table-cell office:value-type="float" office:value="1.16957361460728" calcext:value-type="float">
            <text:p>1.16957361460728</text:p>
          </table:table-cell>
          <table:table-cell office:value-type="string" calcext:value-type="string">
            <text:p><text:s/>Y: '</text:p>
          </table:table-cell>
          <table:table-cell office:value-type="float" office:value="0.0734751690218318" calcext:value-type="float">
            <text:p>0.073475169021832</text:p>
          </table:table-cell>
          <table:table-cell office:value-type="string" calcext:value-type="string">
            <text:p><text:s/>V: '</text:p>
          </table:table-cell>
          <table:table-cell office:value-type="float" office:value="0.100154191575944" calcext:value-type="float">
            <text:p>0.100154191575944</text:p>
          </table:table-cell>
          <table:table-cell office:value-type="string" calcext:value-type="string">
            <text:p><text:s/>W: '</text:p>
          </table:table-cell>
          <table:table-cell office:value-type="float" office:value="-0.957862346017935" calcext:value-type="float">
            <text:p>-0.957862346017935</text:p>
          </table:table-cell>
          <table:table-cell office:value-type="string" calcext:value-type="string">
            <text:p><text:s/>x_e:'</text:p>
          </table:table-cell>
          <table:table-cell office:value-type="float" office:value="-0.164614455846745" calcext:value-type="float">
            <text:p>-0.164614455846745</text:p>
          </table:table-cell>
          <table:table-cell office:value-type="string" calcext:value-type="string">
            <text:p><text:s/>y_e:'</text:p>
          </table:table-cell>
          <table:table-cell office:value-type="float" office:value="-0.0647737113686539" calcext:value-type="float">
            <text:p>-0.064773711368654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7667131790764046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65.981" calcext:value-type="float">
            <text:p>265.981</text:p>
          </table:table-cell>
          <table:table-cell office:value-type="string" calcext:value-type="string">
            <text:p><text:s/>X: '</text:p>
          </table:table-cell>
          <table:table-cell office:value-type="float" office:value="1.175722271222" calcext:value-type="float">
            <text:p>1.175722271222</text:p>
          </table:table-cell>
          <table:table-cell office:value-type="string" calcext:value-type="string">
            <text:p><text:s/>Y: '</text:p>
          </table:table-cell>
          <table:table-cell office:value-type="float" office:value="0.0822018058262272" calcext:value-type="float">
            <text:p>0.082201805826227</text:p>
          </table:table-cell>
          <table:table-cell office:value-type="string" calcext:value-type="string">
            <text:p><text:s/>V: '</text:p>
          </table:table-cell>
          <table:table-cell office:value-type="float" office:value="0.106752127885819" calcext:value-type="float">
            <text:p>0.106752127885819</text:p>
          </table:table-cell>
          <table:table-cell office:value-type="string" calcext:value-type="string">
            <text:p><text:s/>W: '</text:p>
          </table:table-cell>
          <table:table-cell office:value-type="float" office:value="-1.04258052125035" calcext:value-type="float">
            <text:p>-1.04258052125035</text:p>
          </table:table-cell>
          <table:table-cell office:value-type="string" calcext:value-type="string">
            <text:p><text:s/>x_e:'</text:p>
          </table:table-cell>
          <table:table-cell office:value-type="float" office:value="-0.16957361460728" calcext:value-type="float">
            <text:p>-0.16957361460728</text:p>
          </table:table-cell>
          <table:table-cell office:value-type="string" calcext:value-type="string">
            <text:p><text:s/>y_e:'</text:p>
          </table:table-cell>
          <table:table-cell office:value-type="float" office:value="-0.0734751690218318" calcext:value-type="float">
            <text:p>-0.073475169021832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7327182417776927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66.081" calcext:value-type="float">
            <text:p>266.081</text:p>
          </table:table-cell>
          <table:table-cell office:value-type="string" calcext:value-type="string">
            <text:p><text:s/>X: '</text:p>
          </table:table-cell>
          <table:table-cell office:value-type="float" office:value="1.18297792266432" calcext:value-type="float">
            <text:p>1.18297792266432</text:p>
          </table:table-cell>
          <table:table-cell office:value-type="string" calcext:value-type="string">
            <text:p><text:s/>Y: '</text:p>
          </table:table-cell>
          <table:table-cell office:value-type="float" office:value="0.0905069661608571" calcext:value-type="float">
            <text:p>0.090506966160857</text:p>
          </table:table-cell>
          <table:table-cell office:value-type="string" calcext:value-type="string">
            <text:p><text:s/>V: '</text:p>
          </table:table-cell>
          <table:table-cell office:value-type="float" office:value="0.110281533375382" calcext:value-type="float">
            <text:p>0.110281533375382</text:p>
          </table:table-cell>
          <table:table-cell office:value-type="string" calcext:value-type="string">
            <text:p><text:s/>W: '</text:p>
          </table:table-cell>
          <table:table-cell office:value-type="float" office:value="-1.0946678093758" calcext:value-type="float">
            <text:p>-1.0946678093758</text:p>
          </table:table-cell>
          <table:table-cell office:value-type="string" calcext:value-type="string">
            <text:p><text:s/>x_e:'</text:p>
          </table:table-cell>
          <table:table-cell office:value-type="float" office:value="-0.175722271221999" calcext:value-type="float">
            <text:p>-0.175722271221999</text:p>
          </table:table-cell>
          <table:table-cell office:value-type="string" calcext:value-type="string">
            <text:p><text:s/>y_e:'</text:p>
          </table:table-cell>
          <table:table-cell office:value-type="float" office:value="-0.0822018058262272" calcext:value-type="float">
            <text:p>-0.082201805826227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7040402493896627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66.181" calcext:value-type="float">
            <text:p>266.181</text:p>
          </table:table-cell>
          <table:table-cell office:value-type="string" calcext:value-type="string">
            <text:p><text:s/>X: '</text:p>
          </table:table-cell>
          <table:table-cell office:value-type="float" office:value="1.19171678059597" calcext:value-type="float">
            <text:p>1.19171678059597</text:p>
          </table:table-cell>
          <table:table-cell office:value-type="string" calcext:value-type="string">
            <text:p><text:s/>Y: '</text:p>
          </table:table-cell>
          <table:table-cell office:value-type="float" office:value="0.0985389649584514" calcext:value-type="float">
            <text:p>0.098538964958451</text:p>
          </table:table-cell>
          <table:table-cell office:value-type="string" calcext:value-type="string">
            <text:p><text:s/>V: '</text:p>
          </table:table-cell>
          <table:table-cell office:value-type="float" office:value="0.118693151712418" calcext:value-type="float">
            <text:p>0.118693151712418</text:p>
          </table:table-cell>
          <table:table-cell office:value-type="string" calcext:value-type="string">
            <text:p><text:s/>W: '</text:p>
          </table:table-cell>
          <table:table-cell office:value-type="float" office:value="-1.15623536454626" calcext:value-type="float">
            <text:p>-1.15623536454626</text:p>
          </table:table-cell>
          <table:table-cell office:value-type="string" calcext:value-type="string">
            <text:p><text:s/>x_e:'</text:p>
          </table:table-cell>
          <table:table-cell office:value-type="float" office:value="-0.182977922664316" calcext:value-type="float">
            <text:p>-0.182977922664316</text:p>
          </table:table-cell>
          <table:table-cell office:value-type="string" calcext:value-type="string">
            <text:p><text:s/>y_e:'</text:p>
          </table:table-cell>
          <table:table-cell office:value-type="float" office:value="-0.0905069661608571" calcext:value-type="float">
            <text:p>-0.090506966160857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6822476475037615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66.282" calcext:value-type="float">
            <text:p>266.282</text:p>
          </table:table-cell>
          <table:table-cell office:value-type="string" calcext:value-type="string">
            <text:p><text:s/>X: '</text:p>
          </table:table-cell>
          <table:table-cell office:value-type="float" office:value="1.20182476442867" calcext:value-type="float">
            <text:p>1.20182476442867</text:p>
          </table:table-cell>
          <table:table-cell office:value-type="string" calcext:value-type="string">
            <text:p><text:s/>Y: '</text:p>
          </table:table-cell>
          <table:table-cell office:value-type="float" office:value="0.105872548624195" calcext:value-type="float">
            <text:p>0.105872548624195</text:p>
          </table:table-cell>
          <table:table-cell office:value-type="string" calcext:value-type="string">
            <text:p><text:s/>V: '</text:p>
          </table:table-cell>
          <table:table-cell office:value-type="float" office:value="0.123644611909986" calcext:value-type="float">
            <text:p>0.123644611909986</text:p>
          </table:table-cell>
          <table:table-cell office:value-type="string" calcext:value-type="string">
            <text:p><text:s/>W: '</text:p>
          </table:table-cell>
          <table:table-cell office:value-type="float" office:value="-1.1424179096897" calcext:value-type="float">
            <text:p>-1.1424179096897</text:p>
          </table:table-cell>
          <table:table-cell office:value-type="string" calcext:value-type="string">
            <text:p><text:s/>x_e:'</text:p>
          </table:table-cell>
          <table:table-cell office:value-type="float" office:value="-0.191716780595969" calcext:value-type="float">
            <text:p>-0.191716780595969</text:p>
          </table:table-cell>
          <table:table-cell office:value-type="string" calcext:value-type="string">
            <text:p><text:s/>y_e:'</text:p>
          </table:table-cell>
          <table:table-cell office:value-type="float" office:value="-0.0985389649584514" calcext:value-type="float">
            <text:p>-0.098538964958451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6668221528540226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66.381" calcext:value-type="float">
            <text:p>266.381</text:p>
          </table:table-cell>
          <table:table-cell office:value-type="string" calcext:value-type="string">
            <text:p><text:s/>X: '</text:p>
          </table:table-cell>
          <table:table-cell office:value-type="float" office:value="1.21331210331399" calcext:value-type="float">
            <text:p>1.21331210331399</text:p>
          </table:table-cell>
          <table:table-cell office:value-type="string" calcext:value-type="string">
            <text:p><text:s/>Y: '</text:p>
          </table:table-cell>
          <table:table-cell office:value-type="float" office:value="0.112332329355453" calcext:value-type="float">
            <text:p>0.112332329355453</text:p>
          </table:table-cell>
          <table:table-cell office:value-type="string" calcext:value-type="string">
            <text:p><text:s/>V: '</text:p>
          </table:table-cell>
          <table:table-cell office:value-type="float" office:value="0.133121856227517" calcext:value-type="float">
            <text:p>0.133121856227517</text:p>
          </table:table-cell>
          <table:table-cell office:value-type="string" calcext:value-type="string">
            <text:p><text:s/>W: '</text:p>
          </table:table-cell>
          <table:table-cell office:value-type="float" office:value="-1.10453361470297" calcext:value-type="float">
            <text:p>-1.10453361470297</text:p>
          </table:table-cell>
          <table:table-cell office:value-type="string" calcext:value-type="string">
            <text:p><text:s/>x_e:'</text:p>
          </table:table-cell>
          <table:table-cell office:value-type="float" office:value="-0.201824764428672" calcext:value-type="float">
            <text:p>-0.201824764428672</text:p>
          </table:table-cell>
          <table:table-cell office:value-type="string" calcext:value-type="string">
            <text:p><text:s/>y_e:'</text:p>
          </table:table-cell>
          <table:table-cell office:value-type="float" office:value="-0.105872548624195" calcext:value-type="float">
            <text:p>-0.105872548624195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6584776259577434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66.481" calcext:value-type="float">
            <text:p>266.481</text:p>
          </table:table-cell>
          <table:table-cell office:value-type="string" calcext:value-type="string">
            <text:p><text:s/>X: '</text:p>
          </table:table-cell>
          <table:table-cell office:value-type="float" office:value="1.2256548382223" calcext:value-type="float">
            <text:p>1.2256548382223</text:p>
          </table:table-cell>
          <table:table-cell office:value-type="string" calcext:value-type="string">
            <text:p><text:s/>Y: '</text:p>
          </table:table-cell>
          <table:table-cell office:value-type="float" office:value="0.117593267347116" calcext:value-type="float">
            <text:p>0.117593267347116</text:p>
          </table:table-cell>
          <table:table-cell office:value-type="string" calcext:value-type="string">
            <text:p><text:s/>V: '</text:p>
          </table:table-cell>
          <table:table-cell office:value-type="float" office:value="0.134171745747328" calcext:value-type="float">
            <text:p>0.134171745747328</text:p>
          </table:table-cell>
          <table:table-cell office:value-type="string" calcext:value-type="string">
            <text:p><text:s/>W: '</text:p>
          </table:table-cell>
          <table:table-cell office:value-type="float" office:value="-1.17379470941532" calcext:value-type="float">
            <text:p>-1.17379470941532</text:p>
          </table:table-cell>
          <table:table-cell office:value-type="string" calcext:value-type="string">
            <text:p><text:s/>x_e:'</text:p>
          </table:table-cell>
          <table:table-cell office:value-type="float" office:value="-0.21331210331399" calcext:value-type="float">
            <text:p>-0.21331210331399</text:p>
          </table:table-cell>
          <table:table-cell office:value-type="string" calcext:value-type="string">
            <text:p><text:s/>y_e:'</text:p>
          </table:table-cell>
          <table:table-cell office:value-type="float" office:value="-0.112332329355453" calcext:value-type="float">
            <text:p>-0.112332329355453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6568842055782462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66.581" calcext:value-type="float">
            <text:p>266.581</text:p>
          </table:table-cell>
          <table:table-cell office:value-type="string" calcext:value-type="string">
            <text:p><text:s/>X: '</text:p>
          </table:table-cell>
          <table:table-cell office:value-type="float" office:value="1.23972908531606" calcext:value-type="float">
            <text:p>1.23972908531606</text:p>
          </table:table-cell>
          <table:table-cell office:value-type="string" calcext:value-type="string">
            <text:p><text:s/>Y: '</text:p>
          </table:table-cell>
          <table:table-cell office:value-type="float" office:value="0.12172491664605" calcext:value-type="float">
            <text:p>0.12172491664605</text:p>
          </table:table-cell>
          <table:table-cell office:value-type="string" calcext:value-type="string">
            <text:p><text:s/>V: '</text:p>
          </table:table-cell>
          <table:table-cell office:value-type="float" office:value="0.146681613430381" calcext:value-type="float">
            <text:p>0.146681613430381</text:p>
          </table:table-cell>
          <table:table-cell office:value-type="string" calcext:value-type="string">
            <text:p><text:s/>W: '</text:p>
          </table:table-cell>
          <table:table-cell office:value-type="float" office:value="-1.16060109328793" calcext:value-type="float">
            <text:p>-1.16060109328793</text:p>
          </table:table-cell>
          <table:table-cell office:value-type="string" calcext:value-type="string">
            <text:p><text:s/>x_e:'</text:p>
          </table:table-cell>
          <table:table-cell office:value-type="float" office:value="-0.2256548382223" calcext:value-type="float">
            <text:p>-0.2256548382223</text:p>
          </table:table-cell>
          <table:table-cell office:value-type="string" calcext:value-type="string">
            <text:p><text:s/>y_e:'</text:p>
          </table:table-cell>
          <table:table-cell office:value-type="float" office:value="-0.117593267347116" calcext:value-type="float">
            <text:p>-0.117593267347116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6611920907984747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66.681" calcext:value-type="float">
            <text:p>266.681</text:p>
          </table:table-cell>
          <table:table-cell office:value-type="string" calcext:value-type="string">
            <text:p><text:s/>X: '</text:p>
          </table:table-cell>
          <table:table-cell office:value-type="float" office:value="1.25455043117609" calcext:value-type="float">
            <text:p>1.25455043117609</text:p>
          </table:table-cell>
          <table:table-cell office:value-type="string" calcext:value-type="string">
            <text:p><text:s/>Y: '</text:p>
          </table:table-cell>
          <table:table-cell office:value-type="float" office:value="0.12426115116977" calcext:value-type="float">
            <text:p>0.12426115116977</text:p>
          </table:table-cell>
          <table:table-cell office:value-type="string" calcext:value-type="string">
            <text:p><text:s/>V: '</text:p>
          </table:table-cell>
          <table:table-cell office:value-type="float" office:value="0.150367808610201" calcext:value-type="float">
            <text:p>0.150367808610201</text:p>
          </table:table-cell>
          <table:table-cell office:value-type="string" calcext:value-type="string">
            <text:p><text:s/>W: '</text:p>
          </table:table-cell>
          <table:table-cell office:value-type="float" office:value="-1.13269279627915" calcext:value-type="float">
            <text:p>-1.13269279627915</text:p>
          </table:table-cell>
          <table:table-cell office:value-type="string" calcext:value-type="string">
            <text:p><text:s/>x_e:'</text:p>
          </table:table-cell>
          <table:table-cell office:value-type="float" office:value="-0.239729085316056" calcext:value-type="float">
            <text:p>-0.239729085316056</text:p>
          </table:table-cell>
          <table:table-cell office:value-type="string" calcext:value-type="string">
            <text:p><text:s/>y_e:'</text:p>
          </table:table-cell>
          <table:table-cell office:value-type="float" office:value="-0.12172491664605" calcext:value-type="float">
            <text:p>-0.12172491664605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6717560806127105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66.781" calcext:value-type="float">
            <text:p>266.781</text:p>
          </table:table-cell>
          <table:table-cell office:value-type="string" calcext:value-type="string">
            <text:p><text:s/>X: '</text:p>
          </table:table-cell>
          <table:table-cell office:value-type="float" office:value="1.2707704199782" calcext:value-type="float">
            <text:p>1.2707704199782</text:p>
          </table:table-cell>
          <table:table-cell office:value-type="string" calcext:value-type="string">
            <text:p><text:s/>Y: '</text:p>
          </table:table-cell>
          <table:table-cell office:value-type="float" office:value="0.125173831638782" calcext:value-type="float">
            <text:p>0.125173831638782</text:p>
          </table:table-cell>
          <table:table-cell office:value-type="string" calcext:value-type="string">
            <text:p><text:s/>V: '</text:p>
          </table:table-cell>
          <table:table-cell office:value-type="float" office:value="0.162456462591887" calcext:value-type="float">
            <text:p>0.162456462591887</text:p>
          </table:table-cell>
          <table:table-cell office:value-type="string" calcext:value-type="string">
            <text:p><text:s/>W: '</text:p>
          </table:table-cell>
          <table:table-cell office:value-type="float" office:value="-1.0962802993964" calcext:value-type="float">
            <text:p>-1.0962802993964</text:p>
          </table:table-cell>
          <table:table-cell office:value-type="string" calcext:value-type="string">
            <text:p><text:s/>x_e:'</text:p>
          </table:table-cell>
          <table:table-cell office:value-type="float" office:value="-0.254550431176095" calcext:value-type="float">
            <text:p>-0.254550431176095</text:p>
          </table:table-cell>
          <table:table-cell office:value-type="string" calcext:value-type="string">
            <text:p><text:s/>y_e:'</text:p>
          </table:table-cell>
          <table:table-cell office:value-type="float" office:value="-0.12426115116977" calcext:value-type="float">
            <text:p>-0.12426115116977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6874624243756133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66.881" calcext:value-type="float">
            <text:p>266.881</text:p>
          </table:table-cell>
          <table:table-cell office:value-type="string" calcext:value-type="string">
            <text:p><text:s/>X: '</text:p>
          </table:table-cell>
          <table:table-cell office:value-type="float" office:value="1.28765957059427" calcext:value-type="float">
            <text:p>1.28765957059427</text:p>
          </table:table-cell>
          <table:table-cell office:value-type="string" calcext:value-type="string">
            <text:p><text:s/>Y: '</text:p>
          </table:table-cell>
          <table:table-cell office:value-type="float" office:value="0.124270780578072" calcext:value-type="float">
            <text:p>0.124270780578072</text:p>
          </table:table-cell>
          <table:table-cell office:value-type="string" calcext:value-type="string">
            <text:p><text:s/>V: '</text:p>
          </table:table-cell>
          <table:table-cell office:value-type="float" office:value="0.169132761389017" calcext:value-type="float">
            <text:p>0.169132761389017</text:p>
          </table:table-cell>
          <table:table-cell office:value-type="string" calcext:value-type="string">
            <text:p><text:s/>W: '</text:p>
          </table:table-cell>
          <table:table-cell office:value-type="float" office:value="-1.03445440710309" calcext:value-type="float">
            <text:p>-1.03445440710309</text:p>
          </table:table-cell>
          <table:table-cell office:value-type="string" calcext:value-type="string">
            <text:p><text:s/>x_e:'</text:p>
          </table:table-cell>
          <table:table-cell office:value-type="float" office:value="-0.270770419978196" calcext:value-type="float">
            <text:p>-0.270770419978196</text:p>
          </table:table-cell>
          <table:table-cell office:value-type="string" calcext:value-type="string">
            <text:p><text:s/>y_e:'</text:p>
          </table:table-cell>
          <table:table-cell office:value-type="float" office:value="-0.125173831638782" calcext:value-type="float">
            <text:p>-0.125173831638782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708567398504294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66.982" calcext:value-type="float">
            <text:p>266.982</text:p>
          </table:table-cell>
          <table:table-cell office:value-type="string" calcext:value-type="string">
            <text:p><text:s/>X: '</text:p>
          </table:table-cell>
          <table:table-cell office:value-type="float" office:value="1.3058771391726" calcext:value-type="float">
            <text:p>1.3058771391726</text:p>
          </table:table-cell>
          <table:table-cell office:value-type="string" calcext:value-type="string">
            <text:p><text:s/>Y: '</text:p>
          </table:table-cell>
          <table:table-cell office:value-type="float" office:value="0.121389430269234" calcext:value-type="float">
            <text:p>0.121389430269234</text:p>
          </table:table-cell>
          <table:table-cell office:value-type="string" calcext:value-type="string">
            <text:p><text:s/>V: '</text:p>
          </table:table-cell>
          <table:table-cell office:value-type="float" office:value="0.182614089131355" calcext:value-type="float">
            <text:p>0.182614089131355</text:p>
          </table:table-cell>
          <table:table-cell office:value-type="string" calcext:value-type="string">
            <text:p><text:s/>W: '</text:p>
          </table:table-cell>
          <table:table-cell office:value-type="float" office:value="-0.981932314045458" calcext:value-type="float">
            <text:p>-0.981932314045458</text:p>
          </table:table-cell>
          <table:table-cell office:value-type="string" calcext:value-type="string">
            <text:p><text:s/>x_e:'</text:p>
          </table:table-cell>
          <table:table-cell office:value-type="float" office:value="-0.287659570594266" calcext:value-type="float">
            <text:p>-0.287659570594266</text:p>
          </table:table-cell>
          <table:table-cell office:value-type="string" calcext:value-type="string">
            <text:p><text:s/>y_e:'</text:p>
          </table:table-cell>
          <table:table-cell office:value-type="float" office:value="-0.124270780578072" calcext:value-type="float">
            <text:p>-0.124270780578072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7338025066486393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67.081" calcext:value-type="float">
            <text:p>267.081</text:p>
          </table:table-cell>
          <table:table-cell office:value-type="string" calcext:value-type="string">
            <text:p><text:s/>X: '</text:p>
          </table:table-cell>
          <table:table-cell office:value-type="float" office:value="1.32406323099909" calcext:value-type="float">
            <text:p>1.32406323099909</text:p>
          </table:table-cell>
          <table:table-cell office:value-type="string" calcext:value-type="string">
            <text:p><text:s/>Y: '</text:p>
          </table:table-cell>
          <table:table-cell office:value-type="float" office:value="0.116628589447825" calcext:value-type="float">
            <text:p>0.116628589447825</text:p>
          </table:table-cell>
          <table:table-cell office:value-type="string" calcext:value-type="string">
            <text:p><text:s/>V: '</text:p>
          </table:table-cell>
          <table:table-cell office:value-type="float" office:value="0.18988812059164" calcext:value-type="float">
            <text:p>0.18988812059164</text:p>
          </table:table-cell>
          <table:table-cell office:value-type="string" calcext:value-type="string">
            <text:p><text:s/>W: '</text:p>
          </table:table-cell>
          <table:table-cell office:value-type="float" office:value="-0.961944741656981" calcext:value-type="float">
            <text:p>-0.961944741656981</text:p>
          </table:table-cell>
          <table:table-cell office:value-type="string" calcext:value-type="string">
            <text:p><text:s/>x_e:'</text:p>
          </table:table-cell>
          <table:table-cell office:value-type="float" office:value="-0.3058771391726" calcext:value-type="float">
            <text:p>-0.3058771391726</text:p>
          </table:table-cell>
          <table:table-cell office:value-type="string" calcext:value-type="string">
            <text:p><text:s/>y_e:'</text:p>
          </table:table-cell>
          <table:table-cell office:value-type="float" office:value="-0.121389430269234" calcext:value-type="float">
            <text:p>-0.121389430269234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763798843542009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67.181" calcext:value-type="float">
            <text:p>267.181</text:p>
          </table:table-cell>
          <table:table-cell office:value-type="string" calcext:value-type="string">
            <text:p><text:s/>X: '</text:p>
          </table:table-cell>
          <table:table-cell office:value-type="float" office:value="1.34246521563857" calcext:value-type="float">
            <text:p>1.34246521563857</text:p>
          </table:table-cell>
          <table:table-cell office:value-type="string" calcext:value-type="string">
            <text:p><text:s/>Y: '</text:p>
          </table:table-cell>
          <table:table-cell office:value-type="float" office:value="0.109884811175212" calcext:value-type="float">
            <text:p>0.109884811175212</text:p>
          </table:table-cell>
          <table:table-cell office:value-type="string" calcext:value-type="string">
            <text:p><text:s/>V: '</text:p>
          </table:table-cell>
          <table:table-cell office:value-type="float" office:value="0.1959876486063" calcext:value-type="float">
            <text:p>0.1959876486063</text:p>
          </table:table-cell>
          <table:table-cell office:value-type="string" calcext:value-type="string">
            <text:p><text:s/>W: '</text:p>
          </table:table-cell>
          <table:table-cell office:value-type="float" office:value="-0.935098497264356" calcext:value-type="float">
            <text:p>-0.935098497264356</text:p>
          </table:table-cell>
          <table:table-cell office:value-type="string" calcext:value-type="string">
            <text:p><text:s/>x_e:'</text:p>
          </table:table-cell>
          <table:table-cell office:value-type="float" office:value="-0.324063230999085" calcext:value-type="float">
            <text:p>-0.324063230999085</text:p>
          </table:table-cell>
          <table:table-cell office:value-type="string" calcext:value-type="string">
            <text:p><text:s/>y_e:'</text:p>
          </table:table-cell>
          <table:table-cell office:value-type="float" office:value="-0.116628589447825" calcext:value-type="float">
            <text:p>-0.116628589447825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7961304311729758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67.281" calcext:value-type="float">
            <text:p>267.281</text:p>
          </table:table-cell>
          <table:table-cell office:value-type="string" calcext:value-type="string">
            <text:p><text:s/>X: '</text:p>
          </table:table-cell>
          <table:table-cell office:value-type="float" office:value="1.36108290304983" calcext:value-type="float">
            <text:p>1.36108290304983</text:p>
          </table:table-cell>
          <table:table-cell office:value-type="string" calcext:value-type="string">
            <text:p><text:s/>Y: '</text:p>
          </table:table-cell>
          <table:table-cell office:value-type="float" office:value="0.101010971768559" calcext:value-type="float">
            <text:p>0.101010971768559</text:p>
          </table:table-cell>
          <table:table-cell office:value-type="string" calcext:value-type="string">
            <text:p><text:s/>V: '</text:p>
          </table:table-cell>
          <table:table-cell office:value-type="float" office:value="0.206243378162384" calcext:value-type="float">
            <text:p>0.206243378162384</text:p>
          </table:table-cell>
          <table:table-cell office:value-type="string" calcext:value-type="string">
            <text:p><text:s/>W: '</text:p>
          </table:table-cell>
          <table:table-cell office:value-type="float" office:value="-0.914530024471053" calcext:value-type="float">
            <text:p>-0.914530024471053</text:p>
          </table:table-cell>
          <table:table-cell office:value-type="string" calcext:value-type="string">
            <text:p><text:s/>x_e:'</text:p>
          </table:table-cell>
          <table:table-cell office:value-type="float" office:value="-0.34246521563857" calcext:value-type="float">
            <text:p>-0.34246521563857</text:p>
          </table:table-cell>
          <table:table-cell office:value-type="string" calcext:value-type="string">
            <text:p><text:s/>y_e:'</text:p>
          </table:table-cell>
          <table:table-cell office:value-type="float" office:value="-0.109884811175212" calcext:value-type="float">
            <text:p>-0.109884811175212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831106022901428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67.381" calcext:value-type="float">
            <text:p>267.381</text:p>
          </table:table-cell>
          <table:table-cell office:value-type="string" calcext:value-type="string">
            <text:p><text:s/>X: '</text:p>
          </table:table-cell>
          <table:table-cell office:value-type="float" office:value="1.3796527657883" calcext:value-type="float">
            <text:p>1.3796527657883</text:p>
          </table:table-cell>
          <table:table-cell office:value-type="string" calcext:value-type="string">
            <text:p><text:s/>Y: '</text:p>
          </table:table-cell>
          <table:table-cell office:value-type="float" office:value="0.0899744843191808" calcext:value-type="float">
            <text:p>0.089974484319181</text:p>
          </table:table-cell>
          <table:table-cell office:value-type="string" calcext:value-type="string">
            <text:p><text:s/>V: '</text:p>
          </table:table-cell>
          <table:table-cell office:value-type="float" office:value="0.216019410550594" calcext:value-type="float">
            <text:p>0.216019410550594</text:p>
          </table:table-cell>
          <table:table-cell office:value-type="string" calcext:value-type="string">
            <text:p><text:s/>W: '</text:p>
          </table:table-cell>
          <table:table-cell office:value-type="float" office:value="-0.899790646800076" calcext:value-type="float">
            <text:p>-0.899790646800076</text:p>
          </table:table-cell>
          <table:table-cell office:value-type="string" calcext:value-type="string">
            <text:p><text:s/>x_e:'</text:p>
          </table:table-cell>
          <table:table-cell office:value-type="float" office:value="-0.361082903049831" calcext:value-type="float">
            <text:p>-0.361082903049831</text:p>
          </table:table-cell>
          <table:table-cell office:value-type="string" calcext:value-type="string">
            <text:p><text:s/>y_e:'</text:p>
          </table:table-cell>
          <table:table-cell office:value-type="float" office:value="-0.101010971768559" calcext:value-type="float">
            <text:p>-0.101010971768559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8688208512328757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67.481" calcext:value-type="float">
            <text:p>267.481</text:p>
          </table:table-cell>
          <table:table-cell office:value-type="string" calcext:value-type="string">
            <text:p><text:s/>X: '</text:p>
          </table:table-cell>
          <table:table-cell office:value-type="float" office:value="1.39797450617579" calcext:value-type="float">
            <text:p>1.39797450617579</text:p>
          </table:table-cell>
          <table:table-cell office:value-type="string" calcext:value-type="string">
            <text:p><text:s/>Y: '</text:p>
          </table:table-cell>
          <table:table-cell office:value-type="float" office:value="0.0767217977329626" calcext:value-type="float">
            <text:p>0.076721797732963</text:p>
          </table:table-cell>
          <table:table-cell office:value-type="string" calcext:value-type="string">
            <text:p><text:s/>V: '</text:p>
          </table:table-cell>
          <table:table-cell office:value-type="float" office:value="0.226123831689358" calcext:value-type="float">
            <text:p>0.226123831689358</text:p>
          </table:table-cell>
          <table:table-cell office:value-type="string" calcext:value-type="string">
            <text:p><text:s/>W: '</text:p>
          </table:table-cell>
          <table:table-cell office:value-type="float" office:value="-0.889811258000064" calcext:value-type="float">
            <text:p>-0.889811258000064</text:p>
          </table:table-cell>
          <table:table-cell office:value-type="string" calcext:value-type="string">
            <text:p><text:s/>x_e:'</text:p>
          </table:table-cell>
          <table:table-cell office:value-type="float" office:value="-0.379652765788303" calcext:value-type="float">
            <text:p>-0.379652765788303</text:p>
          </table:table-cell>
          <table:table-cell office:value-type="string" calcext:value-type="string">
            <text:p><text:s/>y_e:'</text:p>
          </table:table-cell>
          <table:table-cell office:value-type="float" office:value="-0.0899744843191808" calcext:value-type="float">
            <text:p>-0.089974484319181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9088942421990454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67.581" calcext:value-type="float">
            <text:p>267.581</text:p>
          </table:table-cell>
          <table:table-cell office:value-type="string" calcext:value-type="string">
            <text:p><text:s/>X: '</text:p>
          </table:table-cell>
          <table:table-cell office:value-type="float" office:value="1.41550760312649" calcext:value-type="float">
            <text:p>1.41550760312649</text:p>
          </table:table-cell>
          <table:table-cell office:value-type="string" calcext:value-type="string">
            <text:p><text:s/>Y: '</text:p>
          </table:table-cell>
          <table:table-cell office:value-type="float" office:value="0.0614925219006543" calcext:value-type="float">
            <text:p>0.061492521900654</text:p>
          </table:table-cell>
          <table:table-cell office:value-type="string" calcext:value-type="string">
            <text:p><text:s/>V: '</text:p>
          </table:table-cell>
          <table:table-cell office:value-type="float" office:value="0.232237019240856" calcext:value-type="float">
            <text:p>0.232237019240856</text:p>
          </table:table-cell>
          <table:table-cell office:value-type="string" calcext:value-type="string">
            <text:p><text:s/>W: '</text:p>
          </table:table-cell>
          <table:table-cell office:value-type="float" office:value="-0.868664133261485" calcext:value-type="float">
            <text:p>-0.868664133261485</text:p>
          </table:table-cell>
          <table:table-cell office:value-type="string" calcext:value-type="string">
            <text:p><text:s/>x_e:'</text:p>
          </table:table-cell>
          <table:table-cell office:value-type="float" office:value="-0.39797450617579" calcext:value-type="float">
            <text:p>-0.39797450617579</text:p>
          </table:table-cell>
          <table:table-cell office:value-type="string" calcext:value-type="string">
            <text:p><text:s/>y_e:'</text:p>
          </table:table-cell>
          <table:table-cell office:value-type="float" office:value="-0.0767217977329626" calcext:value-type="float">
            <text:p>-0.076721797732963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9511482819510904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67.681" calcext:value-type="float">
            <text:p>267.681</text:p>
          </table:table-cell>
          <table:table-cell office:value-type="string" calcext:value-type="string">
            <text:p><text:s/>X: '</text:p>
          </table:table-cell>
          <table:table-cell office:value-type="float" office:value="1.43216697263404" calcext:value-type="float">
            <text:p>1.43216697263404</text:p>
          </table:table-cell>
          <table:table-cell office:value-type="string" calcext:value-type="string">
            <text:p><text:s/>Y: '</text:p>
          </table:table-cell>
          <table:table-cell office:value-type="float" office:value="0.0442685060956499" calcext:value-type="float">
            <text:p>0.04426850609565</text:p>
          </table:table-cell>
          <table:table-cell office:value-type="string" calcext:value-type="string">
            <text:p><text:s/>V: '</text:p>
          </table:table-cell>
          <table:table-cell office:value-type="float" office:value="0.239624980509281" calcext:value-type="float">
            <text:p>0.239624980509281</text:p>
          </table:table-cell>
          <table:table-cell office:value-type="string" calcext:value-type="string">
            <text:p><text:s/>W: '</text:p>
          </table:table-cell>
          <table:table-cell office:value-type="float" office:value="-0.851467189300491" calcext:value-type="float">
            <text:p>-0.851467189300491</text:p>
          </table:table-cell>
          <table:table-cell office:value-type="string" calcext:value-type="string">
            <text:p><text:s/>x_e:'</text:p>
          </table:table-cell>
          <table:table-cell office:value-type="float" office:value="-0.415507603126486" calcext:value-type="float">
            <text:p>-0.415507603126486</text:p>
          </table:table-cell>
          <table:table-cell office:value-type="string" calcext:value-type="string">
            <text:p><text:s/>y_e:'</text:p>
          </table:table-cell>
          <table:table-cell office:value-type="float" office:value="-0.0614925219006543" calcext:value-type="float">
            <text:p>-0.061492521900654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9946653989625447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67.781" calcext:value-type="float">
            <text:p>267.781</text:p>
          </table:table-cell>
          <table:table-cell office:value-type="string" calcext:value-type="string">
            <text:p><text:s/>X: '</text:p>
          </table:table-cell>
          <table:table-cell office:value-type="float" office:value="1.44798195856544" calcext:value-type="float">
            <text:p>1.44798195856544</text:p>
          </table:table-cell>
          <table:table-cell office:value-type="string" calcext:value-type="string">
            <text:p><text:s/>Y: '</text:p>
          </table:table-cell>
          <table:table-cell office:value-type="float" office:value="0.0248544194690806" calcext:value-type="float">
            <text:p>0.024854419469081</text:p>
          </table:table-cell>
          <table:table-cell office:value-type="string" calcext:value-type="string">
            <text:p><text:s/>V: '</text:p>
          </table:table-cell>
          <table:table-cell office:value-type="float" office:value="0.250403781831264" calcext:value-type="float">
            <text:p>0.250403781831264</text:p>
          </table:table-cell>
          <table:table-cell office:value-type="string" calcext:value-type="string">
            <text:p><text:s/>W: '</text:p>
          </table:table-cell>
          <table:table-cell office:value-type="float" office:value="-0.83947187518499" calcext:value-type="float">
            <text:p>-0.83947187518499</text:p>
          </table:table-cell>
          <table:table-cell office:value-type="string" calcext:value-type="string">
            <text:p><text:s/>x_e:'</text:p>
          </table:table-cell>
          <table:table-cell office:value-type="float" office:value="-0.432166972634042" calcext:value-type="float">
            <text:p>-0.432166972634042</text:p>
          </table:table-cell>
          <table:table-cell office:value-type="string" calcext:value-type="string">
            <text:p><text:s/>y_e:'</text:p>
          </table:table-cell>
          <table:table-cell office:value-type="float" office:value="-0.0442685060956499" calcext:value-type="float">
            <text:p>-0.04426850609565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3.039514881359875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67.881" calcext:value-type="float">
            <text:p>267.881</text:p>
          </table:table-cell>
          <table:table-cell office:value-type="string" calcext:value-type="string">
            <text:p><text:s/>X: '</text:p>
          </table:table-cell>
          <table:table-cell office:value-type="float" office:value="1.4628150814422" calcext:value-type="float">
            <text:p>1.4628150814422</text:p>
          </table:table-cell>
          <table:table-cell office:value-type="string" calcext:value-type="string">
            <text:p><text:s/>Y: '</text:p>
          </table:table-cell>
          <table:table-cell office:value-type="float" office:value="0.00315621124648813" calcext:value-type="float">
            <text:p>0.003156211246488</text:p>
          </table:table-cell>
          <table:table-cell office:value-type="string" calcext:value-type="string">
            <text:p><text:s/>V: '</text:p>
          </table:table-cell>
          <table:table-cell office:value-type="float" office:value="0.26283716905117" calcext:value-type="float">
            <text:p>0.26283716905117</text:p>
          </table:table-cell>
          <table:table-cell office:value-type="string" calcext:value-type="string">
            <text:p><text:s/>W: '</text:p>
          </table:table-cell>
          <table:table-cell office:value-type="float" office:value="-0.829099731272962" calcext:value-type="float">
            <text:p>-0.829099731272962</text:p>
          </table:table-cell>
          <table:table-cell office:value-type="string" calcext:value-type="string">
            <text:p><text:s/>x_e:'</text:p>
          </table:table-cell>
          <table:table-cell office:value-type="float" office:value="-0.447981958565441" calcext:value-type="float">
            <text:p>-0.447981958565441</text:p>
          </table:table-cell>
          <table:table-cell office:value-type="string" calcext:value-type="string">
            <text:p><text:s/>y_e:'</text:p>
          </table:table-cell>
          <table:table-cell office:value-type="float" office:value="-0.0248544194690806" calcext:value-type="float">
            <text:p>-0.024854419469081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3.0861686251829066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67.981" calcext:value-type="float">
            <text:p>267.981</text:p>
          </table:table-cell>
          <table:table-cell office:value-type="string" calcext:value-type="string">
            <text:p><text:s/>X: '</text:p>
          </table:table-cell>
          <table:table-cell office:value-type="float" office:value="1.47600164307221" calcext:value-type="float">
            <text:p>1.47600164307221</text:p>
          </table:table-cell>
          <table:table-cell office:value-type="string" calcext:value-type="string">
            <text:p><text:s/>Y: '</text:p>
          </table:table-cell>
          <table:table-cell office:value-type="float" office:value="-0.0200501766400786" calcext:value-type="float">
            <text:p>-0.020050176640079</text:p>
          </table:table-cell>
          <table:table-cell office:value-type="string" calcext:value-type="string">
            <text:p><text:s/>V: '</text:p>
          </table:table-cell>
          <table:table-cell office:value-type="float" office:value="0.266912316381931" calcext:value-type="float">
            <text:p>0.266912316381931</text:p>
          </table:table-cell>
          <table:table-cell office:value-type="string" calcext:value-type="string">
            <text:p><text:s/>W: '</text:p>
          </table:table-cell>
          <table:table-cell office:value-type="float" office:value="-0.810753244233419" calcext:value-type="float">
            <text:p>-0.810753244233419</text:p>
          </table:table-cell>
          <table:table-cell office:value-type="string" calcext:value-type="string">
            <text:p><text:s/>x_e:'</text:p>
          </table:table-cell>
          <table:table-cell office:value-type="float" office:value="-0.462815081442195" calcext:value-type="float">
            <text:p>-0.462815081442195</text:p>
          </table:table-cell>
          <table:table-cell office:value-type="string" calcext:value-type="string">
            <text:p><text:s/>y_e:'</text:p>
          </table:table-cell>
          <table:table-cell office:value-type="float" office:value="-0.00315621124648813" calcext:value-type="float">
            <text:p>-0.003156211246488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3.1347731646709893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68.081" calcext:value-type="float">
            <text:p>268.081</text:p>
          </table:table-cell>
          <table:table-cell office:value-type="string" calcext:value-type="string">
            <text:p><text:s/>X: '</text:p>
          </table:table-cell>
          <table:table-cell office:value-type="float" office:value="1.48769029316229" calcext:value-type="float">
            <text:p>1.48769029316229</text:p>
          </table:table-cell>
          <table:table-cell office:value-type="string" calcext:value-type="string">
            <text:p><text:s/>Y: '</text:p>
          </table:table-cell>
          <table:table-cell office:value-type="float" office:value="-0.0451608857128815" calcext:value-type="float">
            <text:p>-0.045160885712882</text:p>
          </table:table-cell>
          <table:table-cell office:value-type="string" calcext:value-type="string">
            <text:p><text:s/>V: '</text:p>
          </table:table-cell>
          <table:table-cell office:value-type="float" office:value="0.276978744864464" calcext:value-type="float">
            <text:p>0.276978744864464</text:p>
          </table:table-cell>
          <table:table-cell office:value-type="string" calcext:value-type="string">
            <text:p><text:s/>W: '</text:p>
          </table:table-cell>
          <table:table-cell office:value-type="float" office:value="-0.793373304677297" calcext:value-type="float">
            <text:p>-0.793373304677297</text:p>
          </table:table-cell>
          <table:table-cell office:value-type="string" calcext:value-type="string">
            <text:p><text:s/>x_e:'</text:p>
          </table:table-cell>
          <table:table-cell office:value-type="float" office:value="-0.476001643072211" calcext:value-type="float">
            <text:p>-0.476001643072211</text:p>
          </table:table-cell>
          <table:table-cell office:value-type="string" calcext:value-type="string">
            <text:p><text:s/>y_e:'</text:p>
          </table:table-cell>
          <table:table-cell office:value-type="float" office:value="0.0200501766400786" calcext:value-type="float">
            <text:p>0.020050176640079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3.0994954646350785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68.181" calcext:value-type="float">
            <text:p>268.181</text:p>
          </table:table-cell>
          <table:table-cell office:value-type="string" calcext:value-type="string">
            <text:p><text:s/>X: '</text:p>
          </table:table-cell>
          <table:table-cell office:value-type="float" office:value="1.49736405705759" calcext:value-type="float">
            <text:p>1.49736405705759</text:p>
          </table:table-cell>
          <table:table-cell office:value-type="string" calcext:value-type="string">
            <text:p><text:s/>Y: '</text:p>
          </table:table-cell>
          <table:table-cell office:value-type="float" office:value="-0.0711512442321302" calcext:value-type="float">
            <text:p>-0.07115124423213</text:p>
          </table:table-cell>
          <table:table-cell office:value-type="string" calcext:value-type="string">
            <text:p><text:s/>V: '</text:p>
          </table:table-cell>
          <table:table-cell office:value-type="float" office:value="0.277322996497154" calcext:value-type="float">
            <text:p>0.277322996497154</text:p>
          </table:table-cell>
          <table:table-cell office:value-type="string" calcext:value-type="string">
            <text:p><text:s/>W: '</text:p>
          </table:table-cell>
          <table:table-cell office:value-type="float" office:value="-0.633503768817488" calcext:value-type="float">
            <text:p>-0.633503768817488</text:p>
          </table:table-cell>
          <table:table-cell office:value-type="string" calcext:value-type="string">
            <text:p><text:s/>x_e:'</text:p>
          </table:table-cell>
          <table:table-cell office:value-type="float" office:value="-0.487690293162292" calcext:value-type="float">
            <text:p>-0.487690293162292</text:p>
          </table:table-cell>
          <table:table-cell office:value-type="string" calcext:value-type="string">
            <text:p><text:s/>y_e:'</text:p>
          </table:table-cell>
          <table:table-cell office:value-type="float" office:value="0.0451608857128815" calcext:value-type="float">
            <text:p>0.045160885712882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3.0492544200226868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68.281" calcext:value-type="float">
            <text:p>268.281</text:p>
          </table:table-cell>
          <table:table-cell office:value-type="string" calcext:value-type="string">
            <text:p><text:s/>X: '</text:p>
          </table:table-cell>
          <table:table-cell office:value-type="float" office:value="1.50613793014446" calcext:value-type="float">
            <text:p>1.50613793014446</text:p>
          </table:table-cell>
          <table:table-cell office:value-type="string" calcext:value-type="string">
            <text:p><text:s/>Y: '</text:p>
          </table:table-cell>
          <table:table-cell office:value-type="float" office:value="-0.100237668397115" calcext:value-type="float">
            <text:p>-0.100237668397115</text:p>
          </table:table-cell>
          <table:table-cell office:value-type="string" calcext:value-type="string">
            <text:p><text:s/>V: '</text:p>
          </table:table-cell>
          <table:table-cell office:value-type="float" office:value="0.303809301972389" calcext:value-type="float">
            <text:p>0.303809301972389</text:p>
          </table:table-cell>
          <table:table-cell office:value-type="string" calcext:value-type="string">
            <text:p><text:s/>W: '</text:p>
          </table:table-cell>
          <table:table-cell office:value-type="float" office:value="-0.104044346924288" calcext:value-type="float">
            <text:p>-0.104044346924288</text:p>
          </table:table-cell>
          <table:table-cell office:value-type="string" calcext:value-type="string">
            <text:p><text:s/>x_e:'</text:p>
          </table:table-cell>
          <table:table-cell office:value-type="float" office:value="-0.497364057057591" calcext:value-type="float">
            <text:p>-0.497364057057591</text:p>
          </table:table-cell>
          <table:table-cell office:value-type="string" calcext:value-type="string">
            <text:p><text:s/>y_e:'</text:p>
          </table:table-cell>
          <table:table-cell office:value-type="float" office:value="0.0711512442321302" calcext:value-type="float">
            <text:p>0.07115124423213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2.9995000709004693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68.381" calcext:value-type="float">
            <text:p>268.381</text:p>
          </table:table-cell>
          <table:table-cell office:value-type="string" calcext:value-type="string">
            <text:p><text:s/>X: '</text:p>
          </table:table-cell>
          <table:table-cell office:value-type="float" office:value="1.51483690429474" calcext:value-type="float">
            <text:p>1.51483690429474</text:p>
          </table:table-cell>
          <table:table-cell office:value-type="string" calcext:value-type="string">
            <text:p><text:s/>Y: '</text:p>
          </table:table-cell>
          <table:table-cell office:value-type="float" office:value="-0.130199793695052" calcext:value-type="float">
            <text:p>-0.130199793695052</text:p>
          </table:table-cell>
          <table:table-cell office:value-type="string" calcext:value-type="string">
            <text:p><text:s/>V: '</text:p>
          </table:table-cell>
          <table:table-cell office:value-type="float" office:value="0.311993766546249" calcext:value-type="float">
            <text:p>0.311993766546249</text:p>
          </table:table-cell>
          <table:table-cell office:value-type="string" calcext:value-type="string">
            <text:p><text:s/>W: '</text:p>
          </table:table-cell>
          <table:table-cell office:value-type="float" office:value="0.125729506274304" calcext:value-type="float">
            <text:p>0.125729506274304</text:p>
          </table:table-cell>
          <table:table-cell office:value-type="string" calcext:value-type="string">
            <text:p><text:s/>x_e:'</text:p>
          </table:table-cell>
          <table:table-cell office:value-type="float" office:value="-0.506137930144463" calcext:value-type="float">
            <text:p>-0.506137930144463</text:p>
          </table:table-cell>
          <table:table-cell office:value-type="string" calcext:value-type="string">
            <text:p><text:s/>y_e:'</text:p>
          </table:table-cell>
          <table:table-cell office:value-type="float" office:value="0.100237668397115" calcext:value-type="float">
            <text:p>0.100237668397115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2.9460784008682137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68.481" calcext:value-type="float">
            <text:p>268.481</text:p>
          </table:table-cell>
          <table:table-cell office:value-type="string" calcext:value-type="string">
            <text:p><text:s/>X: '</text:p>
          </table:table-cell>
          <table:table-cell office:value-type="float" office:value="1.52399262462769" calcext:value-type="float">
            <text:p>1.52399262462769</text:p>
          </table:table-cell>
          <table:table-cell office:value-type="string" calcext:value-type="string">
            <text:p><text:s/>Y: '</text:p>
          </table:table-cell>
          <table:table-cell office:value-type="float" office:value="-0.160315731775186" calcext:value-type="float">
            <text:p>-0.160315731775186</text:p>
          </table:table-cell>
          <table:table-cell office:value-type="string" calcext:value-type="string">
            <text:p><text:s/>V: '</text:p>
          </table:table-cell>
          <table:table-cell office:value-type="float" office:value="0.314769271254539" calcext:value-type="float">
            <text:p>0.314769271254539</text:p>
          </table:table-cell>
          <table:table-cell office:value-type="string" calcext:value-type="string">
            <text:p><text:s/>W: '</text:p>
          </table:table-cell>
          <table:table-cell office:value-type="float" office:value="0.400598174118134" calcext:value-type="float">
            <text:p>0.400598174118134</text:p>
          </table:table-cell>
          <table:table-cell office:value-type="string" calcext:value-type="string">
            <text:p><text:s/>x_e:'</text:p>
          </table:table-cell>
          <table:table-cell office:value-type="float" office:value="-0.51483690429474" calcext:value-type="float">
            <text:p>-0.51483690429474</text:p>
          </table:table-cell>
          <table:table-cell office:value-type="string" calcext:value-type="string">
            <text:p><text:s/>y_e:'</text:p>
          </table:table-cell>
          <table:table-cell office:value-type="float" office:value="0.130199793695052" calcext:value-type="float">
            <text:p>0.130199793695052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2.8938909365025265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68.581" calcext:value-type="float">
            <text:p>268.581</text:p>
          </table:table-cell>
          <table:table-cell office:value-type="string" calcext:value-type="string">
            <text:p><text:s/>X: '</text:p>
          </table:table-cell>
          <table:table-cell office:value-type="float" office:value="1.5345742150453" calcext:value-type="float">
            <text:p>1.5345742150453</text:p>
          </table:table-cell>
          <table:table-cell office:value-type="string" calcext:value-type="string">
            <text:p><text:s/>Y: '</text:p>
          </table:table-cell>
          <table:table-cell office:value-type="float" office:value="-0.190692773816775" calcext:value-type="float">
            <text:p>-0.190692773816775</text:p>
          </table:table-cell>
          <table:table-cell office:value-type="string" calcext:value-type="string">
            <text:p><text:s/>V: '</text:p>
          </table:table-cell>
          <table:table-cell office:value-type="float" office:value="0.321672930002213" calcext:value-type="float">
            <text:p>0.321672930002213</text:p>
          </table:table-cell>
          <table:table-cell office:value-type="string" calcext:value-type="string">
            <text:p><text:s/>W: '</text:p>
          </table:table-cell>
          <table:table-cell office:value-type="float" office:value="0.692768955805216" calcext:value-type="float">
            <text:p>0.692768955805216</text:p>
          </table:table-cell>
          <table:table-cell office:value-type="string" calcext:value-type="string">
            <text:p><text:s/>x_e:'</text:p>
          </table:table-cell>
          <table:table-cell office:value-type="float" office:value="-0.523992624627687" calcext:value-type="float">
            <text:p>-0.523992624627687</text:p>
          </table:table-cell>
          <table:table-cell office:value-type="string" calcext:value-type="string">
            <text:p><text:s/>y_e:'</text:p>
          </table:table-cell>
          <table:table-cell office:value-type="float" office:value="0.160315731775186" calcext:value-type="float">
            <text:p>0.160315731775186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2.844685793579703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68.681" calcext:value-type="float">
            <text:p>268.681</text:p>
          </table:table-cell>
          <table:table-cell office:value-type="string" calcext:value-type="string">
            <text:p><text:s/>X: '</text:p>
          </table:table-cell>
          <table:table-cell office:value-type="float" office:value="1.54770008716294" calcext:value-type="float">
            <text:p>1.54770008716294</text:p>
          </table:table-cell>
          <table:table-cell office:value-type="string" calcext:value-type="string">
            <text:p><text:s/>Y: '</text:p>
          </table:table-cell>
          <table:table-cell office:value-type="float" office:value="-0.221355215304151" calcext:value-type="float">
            <text:p>-0.221355215304151</text:p>
          </table:table-cell>
          <table:table-cell office:value-type="string" calcext:value-type="string">
            <text:p><text:s/>V: '</text:p>
          </table:table-cell>
          <table:table-cell office:value-type="float" office:value="0.333537679553032" calcext:value-type="float">
            <text:p>0.333537679553032</text:p>
          </table:table-cell>
          <table:table-cell office:value-type="string" calcext:value-type="string">
            <text:p><text:s/>W: '</text:p>
          </table:table-cell>
          <table:table-cell office:value-type="float" office:value="0.820973943514996" calcext:value-type="float">
            <text:p>0.820973943514996</text:p>
          </table:table-cell>
          <table:table-cell office:value-type="string" calcext:value-type="string">
            <text:p><text:s/>x_e:'</text:p>
          </table:table-cell>
          <table:table-cell office:value-type="float" office:value="-0.534574215045298" calcext:value-type="float">
            <text:p>-0.534574215045298</text:p>
          </table:table-cell>
          <table:table-cell office:value-type="string" calcext:value-type="string">
            <text:p><text:s/>y_e:'</text:p>
          </table:table-cell>
          <table:table-cell office:value-type="float" office:value="0.190692773816775" calcext:value-type="float">
            <text:p>0.190692773816775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2.798944682420584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68.781" calcext:value-type="float">
            <text:p>268.781</text:p>
          </table:table-cell>
          <table:table-cell office:value-type="string" calcext:value-type="string">
            <text:p><text:s/>X: '</text:p>
          </table:table-cell>
          <table:table-cell office:value-type="float" office:value="1.56347317767334" calcext:value-type="float">
            <text:p>1.56347317767334</text:p>
          </table:table-cell>
          <table:table-cell office:value-type="string" calcext:value-type="string">
            <text:p><text:s/>Y: '</text:p>
          </table:table-cell>
          <table:table-cell office:value-type="float" office:value="-0.251172493211121" calcext:value-type="float">
            <text:p>-0.251172493211121</text:p>
          </table:table-cell>
          <table:table-cell office:value-type="string" calcext:value-type="string">
            <text:p><text:s/>V: '</text:p>
          </table:table-cell>
          <table:table-cell office:value-type="float" office:value="0.337321870923042" calcext:value-type="float">
            <text:p>0.337321870923042</text:p>
          </table:table-cell>
          <table:table-cell office:value-type="string" calcext:value-type="string">
            <text:p><text:s/>W: '</text:p>
          </table:table-cell>
          <table:table-cell office:value-type="float" office:value="1.00419786608363" calcext:value-type="float">
            <text:p>1.00419786608363</text:p>
          </table:table-cell>
          <table:table-cell office:value-type="string" calcext:value-type="string">
            <text:p><text:s/>x_e:'</text:p>
          </table:table-cell>
          <table:table-cell office:value-type="float" office:value="-0.54770008716294" calcext:value-type="float">
            <text:p>-0.54770008716294</text:p>
          </table:table-cell>
          <table:table-cell office:value-type="string" calcext:value-type="string">
            <text:p><text:s/>y_e:'</text:p>
          </table:table-cell>
          <table:table-cell office:value-type="float" office:value="0.221355215304151" calcext:value-type="float">
            <text:p>0.221355215304151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2.7575103256263214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68.881" calcext:value-type="float">
            <text:p>268.881</text:p>
          </table:table-cell>
          <table:table-cell office:value-type="string" calcext:value-type="string">
            <text:p><text:s/>X: '</text:p>
          </table:table-cell>
          <table:table-cell office:value-type="float" office:value="1.58325428730005" calcext:value-type="float">
            <text:p>1.58325428730005</text:p>
          </table:table-cell>
          <table:table-cell office:value-type="string" calcext:value-type="string">
            <text:p><text:s/>Y: '</text:p>
          </table:table-cell>
          <table:table-cell office:value-type="float" office:value="-0.280909303732994" calcext:value-type="float">
            <text:p>-0.280909303732994</text:p>
          </table:table-cell>
          <table:table-cell office:value-type="string" calcext:value-type="string">
            <text:p><text:s/>V: '</text:p>
          </table:table-cell>
          <table:table-cell office:value-type="float" office:value="0.357151256203651" calcext:value-type="float">
            <text:p>0.357151256203651</text:p>
          </table:table-cell>
          <table:table-cell office:value-type="string" calcext:value-type="string">
            <text:p><text:s/>W: '</text:p>
          </table:table-cell>
          <table:table-cell office:value-type="float" office:value="1.05236886351942" calcext:value-type="float">
            <text:p>1.05236886351942</text:p>
          </table:table-cell>
          <table:table-cell office:value-type="string" calcext:value-type="string">
            <text:p><text:s/>x_e:'</text:p>
          </table:table-cell>
          <table:table-cell office:value-type="float" office:value="-0.563473177673339" calcext:value-type="float">
            <text:p>-0.563473177673339</text:p>
          </table:table-cell>
          <table:table-cell office:value-type="string" calcext:value-type="string">
            <text:p><text:s/>y_e:'</text:p>
          </table:table-cell>
          <table:table-cell office:value-type="float" office:value="0.251172493211121" calcext:value-type="float">
            <text:p>0.251172493211121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2.722272244038698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68.981" calcext:value-type="float">
            <text:p>268.981</text:p>
          </table:table-cell>
          <table:table-cell office:value-type="string" calcext:value-type="string">
            <text:p><text:s/>X: '</text:p>
          </table:table-cell>
          <table:table-cell office:value-type="float" office:value="1.60691677409349" calcext:value-type="float">
            <text:p>1.60691677409349</text:p>
          </table:table-cell>
          <table:table-cell office:value-type="string" calcext:value-type="string">
            <text:p><text:s/>Y: '</text:p>
          </table:table-cell>
          <table:table-cell office:value-type="float" office:value="-0.309449678572483" calcext:value-type="float">
            <text:p>-0.309449678572483</text:p>
          </table:table-cell>
          <table:table-cell office:value-type="string" calcext:value-type="string">
            <text:p><text:s/>V: '</text:p>
          </table:table-cell>
          <table:table-cell office:value-type="float" office:value="0.370737950205803" calcext:value-type="float">
            <text:p>0.370737950205803</text:p>
          </table:table-cell>
          <table:table-cell office:value-type="string" calcext:value-type="string">
            <text:p><text:s/>W: '</text:p>
          </table:table-cell>
          <table:table-cell office:value-type="float" office:value="1.10709056653172" calcext:value-type="float">
            <text:p>1.10709056653172</text:p>
          </table:table-cell>
          <table:table-cell office:value-type="string" calcext:value-type="string">
            <text:p><text:s/>x_e:'</text:p>
          </table:table-cell>
          <table:table-cell office:value-type="float" office:value="-0.583254287300047" calcext:value-type="float">
            <text:p>-0.583254287300047</text:p>
          </table:table-cell>
          <table:table-cell office:value-type="string" calcext:value-type="string">
            <text:p><text:s/>y_e:'</text:p>
          </table:table-cell>
          <table:table-cell office:value-type="float" office:value="0.280909303732994" calcext:value-type="float">
            <text:p>0.280909303732994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2.692753562045914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69.081" calcext:value-type="float">
            <text:p>269.081</text:p>
          </table:table-cell>
          <table:table-cell office:value-type="string" calcext:value-type="string">
            <text:p><text:s/>X: '</text:p>
          </table:table-cell>
          <table:table-cell office:value-type="float" office:value="1.6350390948019" calcext:value-type="float">
            <text:p>1.6350390948019</text:p>
          </table:table-cell>
          <table:table-cell office:value-type="string" calcext:value-type="string">
            <text:p><text:s/>Y: '</text:p>
          </table:table-cell>
          <table:table-cell office:value-type="float" office:value="-0.336602452994064" calcext:value-type="float">
            <text:p>-0.336602452994064</text:p>
          </table:table-cell>
          <table:table-cell office:value-type="string" calcext:value-type="string">
            <text:p><text:s/>V: '</text:p>
          </table:table-cell>
          <table:table-cell office:value-type="float" office:value="0.390914067387581" calcext:value-type="float">
            <text:p>0.390914067387581</text:p>
          </table:table-cell>
          <table:table-cell office:value-type="string" calcext:value-type="string">
            <text:p><text:s/>W: '</text:p>
          </table:table-cell>
          <table:table-cell office:value-type="float" office:value="1.1502960949059" calcext:value-type="float">
            <text:p>1.1502960949059</text:p>
          </table:table-cell>
          <table:table-cell office:value-type="string" calcext:value-type="string">
            <text:p><text:s/>x_e:'</text:p>
          </table:table-cell>
          <table:table-cell office:value-type="float" office:value="-0.606916774093495" calcext:value-type="float">
            <text:p>-0.606916774093495</text:p>
          </table:table-cell>
          <table:table-cell office:value-type="string" calcext:value-type="string">
            <text:p><text:s/>y_e:'</text:p>
          </table:table-cell>
          <table:table-cell office:value-type="float" office:value="0.309449678572483" calcext:value-type="float">
            <text:p>0.309449678572483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2.6700789198293147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69.181" calcext:value-type="float">
            <text:p>269.181</text:p>
          </table:table-cell>
          <table:table-cell office:value-type="string" calcext:value-type="string">
            <text:p><text:s/>X: '</text:p>
          </table:table-cell>
          <table:table-cell office:value-type="float" office:value="1.66771732949818" calcext:value-type="float">
            <text:p>1.66771732949818</text:p>
          </table:table-cell>
          <table:table-cell office:value-type="string" calcext:value-type="string">
            <text:p><text:s/>Y: '</text:p>
          </table:table-cell>
          <table:table-cell office:value-type="float" office:value="-0.361590828482164" calcext:value-type="float">
            <text:p>-0.361590828482164</text:p>
          </table:table-cell>
          <table:table-cell office:value-type="string" calcext:value-type="string">
            <text:p><text:s/>V: '</text:p>
          </table:table-cell>
          <table:table-cell office:value-type="float" office:value="0.411374030828476" calcext:value-type="float">
            <text:p>0.411374030828476</text:p>
          </table:table-cell>
          <table:table-cell office:value-type="string" calcext:value-type="string">
            <text:p><text:s/>W: '</text:p>
          </table:table-cell>
          <table:table-cell office:value-type="float" office:value="1.16179703804384" calcext:value-type="float">
            <text:p>1.16179703804384</text:p>
          </table:table-cell>
          <table:table-cell office:value-type="string" calcext:value-type="string">
            <text:p><text:s/>x_e:'</text:p>
          </table:table-cell>
          <table:table-cell office:value-type="float" office:value="-0.635039094801901" calcext:value-type="float">
            <text:p>-0.635039094801901</text:p>
          </table:table-cell>
          <table:table-cell office:value-type="string" calcext:value-type="string">
            <text:p><text:s/>y_e:'</text:p>
          </table:table-cell>
          <table:table-cell office:value-type="float" office:value="0.336602452994064" calcext:value-type="float">
            <text:p>0.336602452994064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2.654195063448715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69.281" calcext:value-type="float">
            <text:p>269.281</text:p>
          </table:table-cell>
          <table:table-cell office:value-type="string" calcext:value-type="string">
            <text:p><text:s/>X: '</text:p>
          </table:table-cell>
          <table:table-cell office:value-type="float" office:value="1.70502116621556" calcext:value-type="float">
            <text:p>1.70502116621556</text:p>
          </table:table-cell>
          <table:table-cell office:value-type="string" calcext:value-type="string">
            <text:p><text:s/>Y: '</text:p>
          </table:table-cell>
          <table:table-cell office:value-type="float" office:value="-0.383782335744163" calcext:value-type="float">
            <text:p>-0.383782335744163</text:p>
          </table:table-cell>
          <table:table-cell office:value-type="string" calcext:value-type="string">
            <text:p><text:s/>V: '</text:p>
          </table:table-cell>
          <table:table-cell office:value-type="float" office:value="0.434055207133293" calcext:value-type="float">
            <text:p>0.434055207133293</text:p>
          </table:table-cell>
          <table:table-cell office:value-type="string" calcext:value-type="string">
            <text:p><text:s/>W: '</text:p>
          </table:table-cell>
          <table:table-cell office:value-type="float" office:value="1.16402446361909" calcext:value-type="float">
            <text:p>1.16402446361909</text:p>
          </table:table-cell>
          <table:table-cell office:value-type="string" calcext:value-type="string">
            <text:p><text:s/>x_e:'</text:p>
          </table:table-cell>
          <table:table-cell office:value-type="float" office:value="-0.667717329498182" calcext:value-type="float">
            <text:p>-0.667717329498182</text:p>
          </table:table-cell>
          <table:table-cell office:value-type="string" calcext:value-type="string">
            <text:p><text:s/>y_e:'</text:p>
          </table:table-cell>
          <table:table-cell office:value-type="float" office:value="0.361590828482164" calcext:value-type="float">
            <text:p>0.361590828482164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2.645273413192337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69.381" calcext:value-type="float">
            <text:p>269.381</text:p>
          </table:table-cell>
          <table:table-cell office:value-type="string" calcext:value-type="string">
            <text:p><text:s/>X: '</text:p>
          </table:table-cell>
          <table:table-cell office:value-type="float" office:value="1.74665503045733" calcext:value-type="float">
            <text:p>1.74665503045733</text:p>
          </table:table-cell>
          <table:table-cell office:value-type="string" calcext:value-type="string">
            <text:p><text:s/>Y: '</text:p>
          </table:table-cell>
          <table:table-cell office:value-type="float" office:value="-0.402387253223951" calcext:value-type="float">
            <text:p>-0.402387253223951</text:p>
          </table:table-cell>
          <table:table-cell office:value-type="string" calcext:value-type="string">
            <text:p><text:s/>V: '</text:p>
          </table:table-cell>
          <table:table-cell office:value-type="float" office:value="0.456017719626427" calcext:value-type="float">
            <text:p>0.456017719626427</text:p>
          </table:table-cell>
          <table:table-cell office:value-type="string" calcext:value-type="string">
            <text:p><text:s/>W: '</text:p>
          </table:table-cell>
          <table:table-cell office:value-type="float" office:value="1.17930760584682" calcext:value-type="float">
            <text:p>1.17930760584682</text:p>
          </table:table-cell>
          <table:table-cell office:value-type="string" calcext:value-type="string">
            <text:p><text:s/>x_e:'</text:p>
          </table:table-cell>
          <table:table-cell office:value-type="float" office:value="-0.70502116621556" calcext:value-type="float">
            <text:p>-0.70502116621556</text:p>
          </table:table-cell>
          <table:table-cell office:value-type="string" calcext:value-type="string">
            <text:p><text:s/>y_e:'</text:p>
          </table:table-cell>
          <table:table-cell office:value-type="float" office:value="0.383782335744163" calcext:value-type="float">
            <text:p>0.383782335744163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2.6430931544239935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69.481" calcext:value-type="float">
            <text:p>269.481</text:p>
          </table:table-cell>
          <table:table-cell office:value-type="string" calcext:value-type="string">
            <text:p><text:s/>X: '</text:p>
          </table:table-cell>
          <table:table-cell office:value-type="float" office:value="1.79288769907388" calcext:value-type="float">
            <text:p>1.79288769907388</text:p>
          </table:table-cell>
          <table:table-cell office:value-type="string" calcext:value-type="string">
            <text:p><text:s/>Y: '</text:p>
          </table:table-cell>
          <table:table-cell office:value-type="float" office:value="-0.416806152356692" calcext:value-type="float">
            <text:p>-0.416806152356692</text:p>
          </table:table-cell>
          <table:table-cell office:value-type="string" calcext:value-type="string">
            <text:p><text:s/>V: '</text:p>
          </table:table-cell>
          <table:table-cell office:value-type="float" office:value="0.484289613723755" calcext:value-type="float">
            <text:p>0.484289613723755</text:p>
          </table:table-cell>
          <table:table-cell office:value-type="string" calcext:value-type="string">
            <text:p><text:s/>W: '</text:p>
          </table:table-cell>
          <table:table-cell office:value-type="float" office:value="1.13302865085832" calcext:value-type="float">
            <text:p>1.13302865085832</text:p>
          </table:table-cell>
          <table:table-cell office:value-type="string" calcext:value-type="string">
            <text:p><text:s/>x_e:'</text:p>
          </table:table-cell>
          <table:table-cell office:value-type="float" office:value="-0.746655030457325" calcext:value-type="float">
            <text:p>-0.746655030457325</text:p>
          </table:table-cell>
          <table:table-cell office:value-type="string" calcext:value-type="string">
            <text:p><text:s/>y_e:'</text:p>
          </table:table-cell>
          <table:table-cell office:value-type="float" office:value="0.402387253223951" calcext:value-type="float">
            <text:p>0.402387253223951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2.6472960185061227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69.581" calcext:value-type="float">
            <text:p>269.581</text:p>
          </table:table-cell>
          <table:table-cell office:value-type="string" calcext:value-type="string">
            <text:p><text:s/>X: '</text:p>
          </table:table-cell>
          <table:table-cell office:value-type="float" office:value="1.84343625335699" calcext:value-type="float">
            <text:p>1.84343625335699</text:p>
          </table:table-cell>
          <table:table-cell office:value-type="string" calcext:value-type="string">
            <text:p><text:s/>Y: '</text:p>
          </table:table-cell>
          <table:table-cell office:value-type="float" office:value="-0.426475977745593" calcext:value-type="float">
            <text:p>-0.426475977745593</text:p>
          </table:table-cell>
          <table:table-cell office:value-type="string" calcext:value-type="string">
            <text:p><text:s/>V: '</text:p>
          </table:table-cell>
          <table:table-cell office:value-type="float" office:value="0.514651519298553" calcext:value-type="float">
            <text:p>0.514651519298553</text:p>
          </table:table-cell>
          <table:table-cell office:value-type="string" calcext:value-type="string">
            <text:p><text:s/>W: '</text:p>
          </table:table-cell>
          <table:table-cell office:value-type="float" office:value="1.13655191444489" calcext:value-type="float">
            <text:p>1.13655191444489</text:p>
          </table:table-cell>
          <table:table-cell office:value-type="string" calcext:value-type="string">
            <text:p><text:s/>x_e:'</text:p>
          </table:table-cell>
          <table:table-cell office:value-type="float" office:value="-0.792887699073878" calcext:value-type="float">
            <text:p>-0.792887699073878</text:p>
          </table:table-cell>
          <table:table-cell office:value-type="string" calcext:value-type="string">
            <text:p><text:s/>y_e:'</text:p>
          </table:table-cell>
          <table:table-cell office:value-type="float" office:value="0.416806152356692" calcext:value-type="float">
            <text:p>0.416806152356692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2.6576117937078525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69.681" calcext:value-type="float">
            <text:p>269.681</text:p>
          </table:table-cell>
          <table:table-cell office:value-type="string" calcext:value-type="string">
            <text:p><text:s/>X: '</text:p>
          </table:table-cell>
          <table:table-cell office:value-type="float" office:value="1.8972172879721" calcext:value-type="float">
            <text:p>1.8972172879721</text:p>
          </table:table-cell>
          <table:table-cell office:value-type="string" calcext:value-type="string">
            <text:p><text:s/>Y: '</text:p>
          </table:table-cell>
          <table:table-cell office:value-type="float" office:value="-0.430536552451042" calcext:value-type="float">
            <text:p>-0.430536552451042</text:p>
          </table:table-cell>
          <table:table-cell office:value-type="string" calcext:value-type="string">
            <text:p><text:s/>V: '</text:p>
          </table:table-cell>
          <table:table-cell office:value-type="float" office:value="0.539341074943543" calcext:value-type="float">
            <text:p>0.539341074943543</text:p>
          </table:table-cell>
          <table:table-cell office:value-type="string" calcext:value-type="string">
            <text:p><text:s/>W: '</text:p>
          </table:table-cell>
          <table:table-cell office:value-type="float" office:value="1.10598969172282" calcext:value-type="float">
            <text:p>1.10598969172282</text:p>
          </table:table-cell>
          <table:table-cell office:value-type="string" calcext:value-type="string">
            <text:p><text:s/>x_e:'</text:p>
          </table:table-cell>
          <table:table-cell office:value-type="float" office:value="-0.843436253356987" calcext:value-type="float">
            <text:p>-0.843436253356987</text:p>
          </table:table-cell>
          <table:table-cell office:value-type="string" calcext:value-type="string">
            <text:p><text:s/>y_e:'</text:p>
          </table:table-cell>
          <table:table-cell office:value-type="float" office:value="0.426475977745593" calcext:value-type="float">
            <text:p>0.426475977745593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2.673442409127851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69.781" calcext:value-type="float">
            <text:p>269.781</text:p>
          </table:table-cell>
          <table:table-cell office:value-type="string" calcext:value-type="string">
            <text:p><text:s/>X: '</text:p>
          </table:table-cell>
          <table:table-cell office:value-type="float" office:value="1.95413130248568" calcext:value-type="float">
            <text:p>1.95413130248568</text:p>
          </table:table-cell>
          <table:table-cell office:value-type="string" calcext:value-type="string">
            <text:p><text:s/>Y: '</text:p>
          </table:table-cell>
          <table:table-cell office:value-type="float" office:value="-0.428530073855925" calcext:value-type="float">
            <text:p>-0.428530073855925</text:p>
          </table:table-cell>
          <table:table-cell office:value-type="string" calcext:value-type="string">
            <text:p><text:s/>V: '</text:p>
          </table:table-cell>
          <table:table-cell office:value-type="float" office:value="0.569493722915649" calcext:value-type="float">
            <text:p>0.569493722915649</text:p>
          </table:table-cell>
          <table:table-cell office:value-type="string" calcext:value-type="string">
            <text:p><text:s/>W: '</text:p>
          </table:table-cell>
          <table:table-cell office:value-type="float" office:value="1.08732892806271" calcext:value-type="float">
            <text:p>1.08732892806271</text:p>
          </table:table-cell>
          <table:table-cell office:value-type="string" calcext:value-type="string">
            <text:p><text:s/>x_e:'</text:p>
          </table:table-cell>
          <table:table-cell office:value-type="float" office:value="-0.8972172879721" calcext:value-type="float">
            <text:p>-0.8972172879721</text:p>
          </table:table-cell>
          <table:table-cell office:value-type="string" calcext:value-type="string">
            <text:p><text:s/>y_e:'</text:p>
          </table:table-cell>
          <table:table-cell office:value-type="float" office:value="0.430536552451042" calcext:value-type="float">
            <text:p>0.430536552451042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2.6941884033057337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69.882" calcext:value-type="float">
            <text:p>269.882</text:p>
          </table:table-cell>
          <table:table-cell office:value-type="string" calcext:value-type="string">
            <text:p><text:s/>X: '</text:p>
          </table:table-cell>
          <table:table-cell office:value-type="float" office:value="2.01446962123124" calcext:value-type="float">
            <text:p>2.01446962123124</text:p>
          </table:table-cell>
          <table:table-cell office:value-type="string" calcext:value-type="string">
            <text:p><text:s/>Y: '</text:p>
          </table:table-cell>
          <table:table-cell office:value-type="float" office:value="-0.419782469265946" calcext:value-type="float">
            <text:p>-0.419782469265946</text:p>
          </table:table-cell>
          <table:table-cell office:value-type="string" calcext:value-type="string">
            <text:p><text:s/>V: '</text:p>
          </table:table-cell>
          <table:table-cell office:value-type="float" office:value="0.603654629230499" calcext:value-type="float">
            <text:p>0.603654629230499</text:p>
          </table:table-cell>
          <table:table-cell office:value-type="string" calcext:value-type="string">
            <text:p><text:s/>W: '</text:p>
          </table:table-cell>
          <table:table-cell office:value-type="float" office:value="1.05081626593349" calcext:value-type="float">
            <text:p>1.05081626593349</text:p>
          </table:table-cell>
          <table:table-cell office:value-type="string" calcext:value-type="string">
            <text:p><text:s/>x_e:'</text:p>
          </table:table-cell>
          <table:table-cell office:value-type="float" office:value="-0.954131302485681" calcext:value-type="float">
            <text:p>-0.954131302485681</text:p>
          </table:table-cell>
          <table:table-cell office:value-type="string" calcext:value-type="string">
            <text:p><text:s/>y_e:'</text:p>
          </table:table-cell>
          <table:table-cell office:value-type="float" office:value="0.428530073855925" calcext:value-type="float">
            <text:p>0.428530073855925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2.7194615120432033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69.981" calcext:value-type="float">
            <text:p>269.981</text:p>
          </table:table-cell>
          <table:table-cell office:value-type="string" calcext:value-type="string">
            <text:p><text:s/>X: '</text:p>
          </table:table-cell>
          <table:table-cell office:value-type="float" office:value="2.07557720352199" calcext:value-type="float">
            <text:p>2.07557720352199</text:p>
          </table:table-cell>
          <table:table-cell office:value-type="string" calcext:value-type="string">
            <text:p><text:s/>Y: '</text:p>
          </table:table-cell>
          <table:table-cell office:value-type="float" office:value="-0.404172287341627" calcext:value-type="float">
            <text:p>-0.404172287341627</text:p>
          </table:table-cell>
          <table:table-cell office:value-type="string" calcext:value-type="string">
            <text:p><text:s/>V: '</text:p>
          </table:table-cell>
          <table:table-cell office:value-type="float" office:value="0.637069865703583" calcext:value-type="float">
            <text:p>0.637069865703583</text:p>
          </table:table-cell>
          <table:table-cell office:value-type="string" calcext:value-type="string">
            <text:p><text:s/>W: '</text:p>
          </table:table-cell>
          <table:table-cell office:value-type="float" office:value="1.02229013213192" calcext:value-type="float">
            <text:p>1.02229013213192</text:p>
          </table:table-cell>
          <table:table-cell office:value-type="string" calcext:value-type="string">
            <text:p><text:s/>x_e:'</text:p>
          </table:table-cell>
          <table:table-cell office:value-type="float" office:value="-1.01446962123124" calcext:value-type="float">
            <text:p>-1.01446962123124</text:p>
          </table:table-cell>
          <table:table-cell office:value-type="string" calcext:value-type="string">
            <text:p><text:s/>y_e:'</text:p>
          </table:table-cell>
          <table:table-cell office:value-type="float" office:value="0.419782469265946" calcext:value-type="float">
            <text:p>0.419782469265946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2.7492508796931263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70.081" calcext:value-type="float">
            <text:p>270.081</text:p>
          </table:table-cell>
          <table:table-cell office:value-type="string" calcext:value-type="string">
            <text:p><text:s/>X: '</text:p>
          </table:table-cell>
          <table:table-cell office:value-type="float" office:value="2.13795361268327" calcext:value-type="float">
            <text:p>2.13795361268327</text:p>
          </table:table-cell>
          <table:table-cell office:value-type="string" calcext:value-type="string">
            <text:p><text:s/>Y: '</text:p>
          </table:table-cell>
          <table:table-cell office:value-type="float" office:value="-0.381310331946682" calcext:value-type="float">
            <text:p>-0.381310331946682</text:p>
          </table:table-cell>
          <table:table-cell office:value-type="string" calcext:value-type="string">
            <text:p><text:s/>V: '</text:p>
          </table:table-cell>
          <table:table-cell office:value-type="float" office:value="0.664340682506561" calcext:value-type="float">
            <text:p>0.664340682506561</text:p>
          </table:table-cell>
          <table:table-cell office:value-type="string" calcext:value-type="string">
            <text:p><text:s/>W: '</text:p>
          </table:table-cell>
          <table:table-cell office:value-type="float" office:value="0.998507522674928" calcext:value-type="float">
            <text:p>0.998507522674928</text:p>
          </table:table-cell>
          <table:table-cell office:value-type="string" calcext:value-type="string">
            <text:p><text:s/>x_e:'</text:p>
          </table:table-cell>
          <table:table-cell office:value-type="float" office:value="-1.07557720352199" calcext:value-type="float">
            <text:p>-1.07557720352199</text:p>
          </table:table-cell>
          <table:table-cell office:value-type="string" calcext:value-type="string">
            <text:p><text:s/>y_e:'</text:p>
          </table:table-cell>
          <table:table-cell office:value-type="float" office:value="0.404172287341627" calcext:value-type="float">
            <text:p>0.404172287341627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2.7821449337017325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70.181" calcext:value-type="float">
            <text:p>270.181</text:p>
          </table:table-cell>
          <table:table-cell office:value-type="string" calcext:value-type="string">
            <text:p><text:s/>X: '</text:p>
          </table:table-cell>
          <table:table-cell office:value-type="float" office:value="2.20016110140206" calcext:value-type="float">
            <text:p>2.20016110140206</text:p>
          </table:table-cell>
          <table:table-cell office:value-type="string" calcext:value-type="string">
            <text:p><text:s/>Y: '</text:p>
          </table:table-cell>
          <table:table-cell office:value-type="float" office:value="-0.351171427336788" calcext:value-type="float">
            <text:p>-0.351171427336788</text:p>
          </table:table-cell>
          <table:table-cell office:value-type="string" calcext:value-type="string">
            <text:p><text:s/>V: '</text:p>
          </table:table-cell>
          <table:table-cell office:value-type="float" office:value="0.691239844322205" calcext:value-type="float">
            <text:p>0.691239844322205</text:p>
          </table:table-cell>
          <table:table-cell office:value-type="string" calcext:value-type="string">
            <text:p><text:s/>W: '</text:p>
          </table:table-cell>
          <table:table-cell office:value-type="float" office:value="0.967640089701457" calcext:value-type="float">
            <text:p>0.967640089701457</text:p>
          </table:table-cell>
          <table:table-cell office:value-type="string" calcext:value-type="string">
            <text:p><text:s/>x_e:'</text:p>
          </table:table-cell>
          <table:table-cell office:value-type="float" office:value="-1.13795361268327" calcext:value-type="float">
            <text:p>-1.13795361268327</text:p>
          </table:table-cell>
          <table:table-cell office:value-type="string" calcext:value-type="string">
            <text:p><text:s/>y_e:'</text:p>
          </table:table-cell>
          <table:table-cell office:value-type="float" office:value="0.381310331946682" calcext:value-type="float">
            <text:p>0.381310331946682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2.8182671035087634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70.281" calcext:value-type="float">
            <text:p>270.281</text:p>
          </table:table-cell>
          <table:table-cell office:value-type="string" calcext:value-type="string">
            <text:p><text:s/>X: '</text:p>
          </table:table-cell>
          <table:table-cell office:value-type="float" office:value="2.26224817033459" calcext:value-type="float">
            <text:p>2.26224817033459</text:p>
          </table:table-cell>
          <table:table-cell office:value-type="string" calcext:value-type="string">
            <text:p><text:s/>Y: '</text:p>
          </table:table-cell>
          <table:table-cell office:value-type="float" office:value="-0.313282402400404" calcext:value-type="float">
            <text:p>-0.313282402400404</text:p>
          </table:table-cell>
          <table:table-cell office:value-type="string" calcext:value-type="string">
            <text:p><text:s/>V: '</text:p>
          </table:table-cell>
          <table:table-cell office:value-type="float" office:value="0.727350145339966" calcext:value-type="float">
            <text:p>0.727350145339966</text:p>
          </table:table-cell>
          <table:table-cell office:value-type="string" calcext:value-type="string">
            <text:p><text:s/>W: '</text:p>
          </table:table-cell>
          <table:table-cell office:value-type="float" office:value="0.94668908866055" calcext:value-type="float">
            <text:p>0.94668908866055</text:p>
          </table:table-cell>
          <table:table-cell office:value-type="string" calcext:value-type="string">
            <text:p><text:s/>x_e:'</text:p>
          </table:table-cell>
          <table:table-cell office:value-type="float" office:value="-1.20016110140206" calcext:value-type="float">
            <text:p>-1.20016110140206</text:p>
          </table:table-cell>
          <table:table-cell office:value-type="string" calcext:value-type="string">
            <text:p><text:s/>y_e:'</text:p>
          </table:table-cell>
          <table:table-cell office:value-type="float" office:value="0.351171427336788" calcext:value-type="float">
            <text:p>0.351171427336788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2.8569353084328752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70.381" calcext:value-type="float">
            <text:p>270.381</text:p>
          </table:table-cell>
          <table:table-cell office:value-type="string" calcext:value-type="string">
            <text:p><text:s/>X: '</text:p>
          </table:table-cell>
          <table:table-cell office:value-type="float" office:value="2.3228033795743" calcext:value-type="float">
            <text:p>2.3228033795743</text:p>
          </table:table-cell>
          <table:table-cell office:value-type="string" calcext:value-type="string">
            <text:p><text:s/>Y: '</text:p>
          </table:table-cell>
          <table:table-cell office:value-type="float" office:value="-0.267951605368793" calcext:value-type="float">
            <text:p>-0.267951605368793</text:p>
          </table:table-cell>
          <table:table-cell office:value-type="string" calcext:value-type="string">
            <text:p><text:s/>V: '</text:p>
          </table:table-cell>
          <table:table-cell office:value-type="float" office:value="0.75642676615715" calcext:value-type="float">
            <text:p>0.75642676615715</text:p>
          </table:table-cell>
          <table:table-cell office:value-type="string" calcext:value-type="string">
            <text:p><text:s/>W: '</text:p>
          </table:table-cell>
          <table:table-cell office:value-type="float" office:value="0.906813601413405" calcext:value-type="float">
            <text:p>0.906813601413405</text:p>
          </table:table-cell>
          <table:table-cell office:value-type="string" calcext:value-type="string">
            <text:p><text:s/>x_e:'</text:p>
          </table:table-cell>
          <table:table-cell office:value-type="float" office:value="-1.26224817033459" calcext:value-type="float">
            <text:p>-1.26224817033459</text:p>
          </table:table-cell>
          <table:table-cell office:value-type="string" calcext:value-type="string">
            <text:p><text:s/>y_e:'</text:p>
          </table:table-cell>
          <table:table-cell office:value-type="float" office:value="0.313282402400404" calcext:value-type="float">
            <text:p>0.313282402400404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2.8983144910529184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70.481" calcext:value-type="float">
            <text:p>270.481</text:p>
          </table:table-cell>
          <table:table-cell office:value-type="string" calcext:value-type="string">
            <text:p><text:s/>X: '</text:p>
          </table:table-cell>
          <table:table-cell office:value-type="float" office:value="2.381369928848" calcext:value-type="float">
            <text:p>2.381369928848</text:p>
          </table:table-cell>
          <table:table-cell office:value-type="string" calcext:value-type="string">
            <text:p><text:s/>Y: '</text:p>
          </table:table-cell>
          <table:table-cell office:value-type="float" office:value="-0.215192721083003" calcext:value-type="float">
            <text:p>-0.215192721083003</text:p>
          </table:table-cell>
          <table:table-cell office:value-type="string" calcext:value-type="string">
            <text:p><text:s/>V: '</text:p>
          </table:table-cell>
          <table:table-cell office:value-type="float" office:value="0.788260145187378" calcext:value-type="float">
            <text:p>0.788260145187378</text:p>
          </table:table-cell>
          <table:table-cell office:value-type="string" calcext:value-type="string">
            <text:p><text:s/>W: '</text:p>
          </table:table-cell>
          <table:table-cell office:value-type="float" office:value="0.902444046663951" calcext:value-type="float">
            <text:p>0.902444046663951</text:p>
          </table:table-cell>
          <table:table-cell office:value-type="string" calcext:value-type="string">
            <text:p><text:s/>x_e:'</text:p>
          </table:table-cell>
          <table:table-cell office:value-type="float" office:value="-1.3228033795743" calcext:value-type="float">
            <text:p>-1.3228033795743</text:p>
          </table:table-cell>
          <table:table-cell office:value-type="string" calcext:value-type="string">
            <text:p><text:s/>y_e:'</text:p>
          </table:table-cell>
          <table:table-cell office:value-type="float" office:value="0.267951605368793" calcext:value-type="float">
            <text:p>0.267951605368793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2.941733465352222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70.582" calcext:value-type="float">
            <text:p>270.582</text:p>
          </table:table-cell>
          <table:table-cell office:value-type="string" calcext:value-type="string">
            <text:p><text:s/>X: '</text:p>
          </table:table-cell>
          <table:table-cell office:value-type="float" office:value="2.43737050496128" calcext:value-type="float">
            <text:p>2.43737050496128</text:p>
          </table:table-cell>
          <table:table-cell office:value-type="string" calcext:value-type="string">
            <text:p><text:s/>Y: '</text:p>
          </table:table-cell>
          <table:table-cell office:value-type="float" office:value="-0.154750822125498" calcext:value-type="float">
            <text:p>-0.154750822125498</text:p>
          </table:table-cell>
          <table:table-cell office:value-type="string" calcext:value-type="string">
            <text:p><text:s/>V: '</text:p>
          </table:table-cell>
          <table:table-cell office:value-type="float" office:value="0.815813206911087" calcext:value-type="float">
            <text:p>0.815813206911087</text:p>
          </table:table-cell>
          <table:table-cell office:value-type="string" calcext:value-type="string">
            <text:p><text:s/>W: '</text:p>
          </table:table-cell>
          <table:table-cell office:value-type="float" office:value="0.889012184487768" calcext:value-type="float">
            <text:p>0.889012184487768</text:p>
          </table:table-cell>
          <table:table-cell office:value-type="string" calcext:value-type="string">
            <text:p><text:s/>x_e:'</text:p>
          </table:table-cell>
          <table:table-cell office:value-type="float" office:value="-1.381369928848" calcext:value-type="float">
            <text:p>-1.381369928848</text:p>
          </table:table-cell>
          <table:table-cell office:value-type="string" calcext:value-type="string">
            <text:p><text:s/>y_e:'</text:p>
          </table:table-cell>
          <table:table-cell office:value-type="float" office:value="0.215192721083003" calcext:value-type="float">
            <text:p>0.215192721083003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2.9870526841679097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70.681" calcext:value-type="float">
            <text:p>270.681</text:p>
          </table:table-cell>
          <table:table-cell office:value-type="string" calcext:value-type="string">
            <text:p><text:s/>X: '</text:p>
          </table:table-cell>
          <table:table-cell office:value-type="float" office:value="2.4887525013684" calcext:value-type="float">
            <text:p>2.4887525013684</text:p>
          </table:table-cell>
          <table:table-cell office:value-type="string" calcext:value-type="string">
            <text:p><text:s/>Y: '</text:p>
          </table:table-cell>
          <table:table-cell office:value-type="float" office:value="-0.088200925948347" calcext:value-type="float">
            <text:p>-0.088200925948347</text:p>
          </table:table-cell>
          <table:table-cell office:value-type="string" calcext:value-type="string">
            <text:p><text:s/>V: '</text:p>
          </table:table-cell>
          <table:table-cell office:value-type="float" office:value="0.849266008615494" calcext:value-type="float">
            <text:p>0.849266008615494</text:p>
          </table:table-cell>
          <table:table-cell office:value-type="string" calcext:value-type="string">
            <text:p><text:s/>W: '</text:p>
          </table:table-cell>
          <table:table-cell office:value-type="float" office:value="0.878035059894424" calcext:value-type="float">
            <text:p>0.878035059894424</text:p>
          </table:table-cell>
          <table:table-cell office:value-type="string" calcext:value-type="string">
            <text:p><text:s/>x_e:'</text:p>
          </table:table-cell>
          <table:table-cell office:value-type="float" office:value="-1.43737050496128" calcext:value-type="float">
            <text:p>-1.43737050496128</text:p>
          </table:table-cell>
          <table:table-cell office:value-type="string" calcext:value-type="string">
            <text:p><text:s/>y_e:'</text:p>
          </table:table-cell>
          <table:table-cell office:value-type="float" office:value="0.154750822125498" calcext:value-type="float">
            <text:p>0.154750822125498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3.0343433189183635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70.781" calcext:value-type="float">
            <text:p>270.781</text:p>
          </table:table-cell>
          <table:table-cell office:value-type="string" calcext:value-type="string">
            <text:p><text:s/>X: '</text:p>
          </table:table-cell>
          <table:table-cell office:value-type="float" office:value="2.53591692838125" calcext:value-type="float">
            <text:p>2.53591692838125</text:p>
          </table:table-cell>
          <table:table-cell office:value-type="string" calcext:value-type="string">
            <text:p><text:s/>Y: '</text:p>
          </table:table-cell>
          <table:table-cell office:value-type="float" office:value="-0.0147083524268462" calcext:value-type="float">
            <text:p>-0.014708352426846</text:p>
          </table:table-cell>
          <table:table-cell office:value-type="string" calcext:value-type="string">
            <text:p><text:s/>V: '</text:p>
          </table:table-cell>
          <table:table-cell office:value-type="float" office:value="0.873249193429947" calcext:value-type="float">
            <text:p>0.873249193429947</text:p>
          </table:table-cell>
          <table:table-cell office:value-type="string" calcext:value-type="string">
            <text:p><text:s/>W: '</text:p>
          </table:table-cell>
          <table:table-cell office:value-type="float" office:value="0.862761781876346" calcext:value-type="float">
            <text:p>0.862761781876346</text:p>
          </table:table-cell>
          <table:table-cell office:value-type="string" calcext:value-type="string">
            <text:p><text:s/>x_e:'</text:p>
          </table:table-cell>
          <table:table-cell office:value-type="float" office:value="-1.4887525013684" calcext:value-type="float">
            <text:p>-1.4887525013684</text:p>
          </table:table-cell>
          <table:table-cell office:value-type="string" calcext:value-type="string">
            <text:p><text:s/>y_e:'</text:p>
          </table:table-cell>
          <table:table-cell office:value-type="float" office:value="0.088200925948347" calcext:value-type="float">
            <text:p>0.088200925948347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3.0824169686117036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70.881" calcext:value-type="float">
            <text:p>270.881</text:p>
          </table:table-cell>
          <table:table-cell office:value-type="string" calcext:value-type="string">
            <text:p><text:s/>X: '</text:p>
          </table:table-cell>
          <table:table-cell office:value-type="float" office:value="2.57785344065573" calcext:value-type="float">
            <text:p>2.57785344065573</text:p>
          </table:table-cell>
          <table:table-cell office:value-type="string" calcext:value-type="string">
            <text:p><text:s/>Y: '</text:p>
          </table:table-cell>
          <table:table-cell office:value-type="float" office:value="0.0650087224224085" calcext:value-type="float">
            <text:p>0.065008722422409</text:p>
          </table:table-cell>
          <table:table-cell office:value-type="string" calcext:value-type="string">
            <text:p><text:s/>V: '</text:p>
          </table:table-cell>
          <table:table-cell office:value-type="float" office:value="0.900748748779297" calcext:value-type="float">
            <text:p>0.900748748779297</text:p>
          </table:table-cell>
          <table:table-cell office:value-type="string" calcext:value-type="string">
            <text:p><text:s/>W: '</text:p>
          </table:table-cell>
          <table:table-cell office:value-type="float" office:value="0.804654914212514" calcext:value-type="float">
            <text:p>0.804654914212514</text:p>
          </table:table-cell>
          <table:table-cell office:value-type="string" calcext:value-type="string">
            <text:p><text:s/>x_e:'</text:p>
          </table:table-cell>
          <table:table-cell office:value-type="float" office:value="-1.53591692838125" calcext:value-type="float">
            <text:p>-1.53591692838125</text:p>
          </table:table-cell>
          <table:table-cell office:value-type="string" calcext:value-type="string">
            <text:p><text:s/>y_e:'</text:p>
          </table:table-cell>
          <table:table-cell office:value-type="float" office:value="0.0147083524268462" calcext:value-type="float">
            <text:p>0.014708352426846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3.1320166781119436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70.981" calcext:value-type="float">
            <text:p>270.981</text:p>
          </table:table-cell>
          <table:table-cell office:value-type="string" calcext:value-type="string">
            <text:p><text:s/>X: '</text:p>
          </table:table-cell>
          <table:table-cell office:value-type="float" office:value="2.61454462110234" calcext:value-type="float">
            <text:p>2.61454462110234</text:p>
          </table:table-cell>
          <table:table-cell office:value-type="string" calcext:value-type="string">
            <text:p><text:s/>Y: '</text:p>
          </table:table-cell>
          <table:table-cell office:value-type="float" office:value="0.150876135800847" calcext:value-type="float">
            <text:p>0.150876135800847</text:p>
          </table:table-cell>
          <table:table-cell office:value-type="string" calcext:value-type="string">
            <text:p><text:s/>V: '</text:p>
          </table:table-cell>
          <table:table-cell office:value-type="float" office:value="0.933780241966248" calcext:value-type="float">
            <text:p>0.933780241966248</text:p>
          </table:table-cell>
          <table:table-cell office:value-type="string" calcext:value-type="string">
            <text:p><text:s/>W: '</text:p>
          </table:table-cell>
          <table:table-cell office:value-type="float" office:value="0.832273540726627" calcext:value-type="float">
            <text:p>0.832273540726627</text:p>
          </table:table-cell>
          <table:table-cell office:value-type="string" calcext:value-type="string">
            <text:p><text:s/>x_e:'</text:p>
          </table:table-cell>
          <table:table-cell office:value-type="float" office:value="-1.57785344065573" calcext:value-type="float">
            <text:p>-1.57785344065573</text:p>
          </table:table-cell>
          <table:table-cell office:value-type="string" calcext:value-type="string">
            <text:p><text:s/>y_e:'</text:p>
          </table:table-cell>
          <table:table-cell office:value-type="float" office:value="-0.0650087224224085" calcext:value-type="float">
            <text:p>-0.065008722422409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3.1004152070334965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71.081" calcext:value-type="float">
            <text:p>271.081</text:p>
          </table:table-cell>
          <table:table-cell office:value-type="string" calcext:value-type="string">
            <text:p><text:s/>X: '</text:p>
          </table:table-cell>
          <table:table-cell office:value-type="float" office:value="2.64402540758125" calcext:value-type="float">
            <text:p>2.64402540758125</text:p>
          </table:table-cell>
          <table:table-cell office:value-type="string" calcext:value-type="string">
            <text:p><text:s/>Y: '</text:p>
          </table:table-cell>
          <table:table-cell office:value-type="float" office:value="0.239661789236488" calcext:value-type="float">
            <text:p>0.239661789236488</text:p>
          </table:table-cell>
          <table:table-cell office:value-type="string" calcext:value-type="string">
            <text:p><text:s/>V: '</text:p>
          </table:table-cell>
          <table:table-cell office:value-type="float" office:value="0.935521727561951" calcext:value-type="float">
            <text:p>0.935521727561951</text:p>
          </table:table-cell>
          <table:table-cell office:value-type="string" calcext:value-type="string">
            <text:p><text:s/>W: '</text:p>
          </table:table-cell>
          <table:table-cell office:value-type="float" office:value="0.692506974001965" calcext:value-type="float">
            <text:p>0.692506974001965</text:p>
          </table:table-cell>
          <table:table-cell office:value-type="string" calcext:value-type="string">
            <text:p><text:s/>x_e:'</text:p>
          </table:table-cell>
          <table:table-cell office:value-type="float" office:value="-1.61454462110234" calcext:value-type="float">
            <text:p>-1.61454462110234</text:p>
          </table:table-cell>
          <table:table-cell office:value-type="string" calcext:value-type="string">
            <text:p><text:s/>y_e:'</text:p>
          </table:table-cell>
          <table:table-cell office:value-type="float" office:value="-0.150876135800847" calcext:value-type="float">
            <text:p>-0.150876135800847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3.048415145242332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71.182" calcext:value-type="float">
            <text:p>271.182</text:p>
          </table:table-cell>
          <table:table-cell office:value-type="string" calcext:value-type="string">
            <text:p><text:s/>X: '</text:p>
          </table:table-cell>
          <table:table-cell office:value-type="float" office:value="2.66738512737743" calcext:value-type="float">
            <text:p>2.66738512737743</text:p>
          </table:table-cell>
          <table:table-cell office:value-type="string" calcext:value-type="string">
            <text:p><text:s/>Y: '</text:p>
          </table:table-cell>
          <table:table-cell office:value-type="float" office:value="0.330637346639879" calcext:value-type="float">
            <text:p>0.330637346639879</text:p>
          </table:table-cell>
          <table:table-cell office:value-type="string" calcext:value-type="string">
            <text:p><text:s/>V: '</text:p>
          </table:table-cell>
          <table:table-cell office:value-type="float" office:value="0.929967515468598" calcext:value-type="float">
            <text:p>0.929967515468598</text:p>
          </table:table-cell>
          <table:table-cell office:value-type="string" calcext:value-type="string">
            <text:p><text:s/>W: '</text:p>
          </table:table-cell>
          <table:table-cell office:value-type="float" office:value="0.293080174779318" calcext:value-type="float">
            <text:p>0.293080174779318</text:p>
          </table:table-cell>
          <table:table-cell office:value-type="string" calcext:value-type="string">
            <text:p><text:s/>x_e:'</text:p>
          </table:table-cell>
          <table:table-cell office:value-type="float" office:value="-1.64402540758126" calcext:value-type="float">
            <text:p>-1.64402540758126</text:p>
          </table:table-cell>
          <table:table-cell office:value-type="string" calcext:value-type="string">
            <text:p><text:s/>y_e:'</text:p>
          </table:table-cell>
          <table:table-cell office:value-type="float" office:value="-0.239661789236488" calcext:value-type="float">
            <text:p>-0.239661789236488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996834900642641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71.282" calcext:value-type="float">
            <text:p>271.282</text:p>
          </table:table-cell>
          <table:table-cell office:value-type="string" calcext:value-type="string">
            <text:p><text:s/>X: '</text:p>
          </table:table-cell>
          <table:table-cell office:value-type="float" office:value="2.68819724911433" calcext:value-type="float">
            <text:p>2.68819724911433</text:p>
          </table:table-cell>
          <table:table-cell office:value-type="string" calcext:value-type="string">
            <text:p><text:s/>Y: '</text:p>
          </table:table-cell>
          <table:table-cell office:value-type="float" office:value="0.422952918762244" calcext:value-type="float">
            <text:p>0.422952918762244</text:p>
          </table:table-cell>
          <table:table-cell office:value-type="string" calcext:value-type="string">
            <text:p><text:s/>V: '</text:p>
          </table:table-cell>
          <table:table-cell office:value-type="float" office:value="0.946324958324432" calcext:value-type="float">
            <text:p>0.946324958324432</text:p>
          </table:table-cell>
          <table:table-cell office:value-type="string" calcext:value-type="string">
            <text:p><text:s/>W: '</text:p>
          </table:table-cell>
          <table:table-cell office:value-type="float" office:value="0.0848142152809235" calcext:value-type="float">
            <text:p>0.084814215280924</text:p>
          </table:table-cell>
          <table:table-cell office:value-type="string" calcext:value-type="string">
            <text:p><text:s/>x_e:'</text:p>
          </table:table-cell>
          <table:table-cell office:value-type="float" office:value="-1.66738512737743" calcext:value-type="float">
            <text:p>-1.66738512737743</text:p>
          </table:table-cell>
          <table:table-cell office:value-type="string" calcext:value-type="string">
            <text:p><text:s/>y_e:'</text:p>
          </table:table-cell>
          <table:table-cell office:value-type="float" office:value="-0.330637346639879" calcext:value-type="float">
            <text:p>-0.330637346639879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9458351991110625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71.382" calcext:value-type="float">
            <text:p>271.382</text:p>
          </table:table-cell>
          <table:table-cell office:value-type="string" calcext:value-type="string">
            <text:p><text:s/>X: '</text:p>
          </table:table-cell>
          <table:table-cell office:value-type="float" office:value="2.7082186180554" calcext:value-type="float">
            <text:p>2.7082186180554</text:p>
          </table:table-cell>
          <table:table-cell office:value-type="string" calcext:value-type="string">
            <text:p><text:s/>Y: '</text:p>
          </table:table-cell>
          <table:table-cell office:value-type="float" office:value="0.515409145639748" calcext:value-type="float">
            <text:p>0.515409145639748</text:p>
          </table:table-cell>
          <table:table-cell office:value-type="string" calcext:value-type="string">
            <text:p><text:s/>V: '</text:p>
          </table:table-cell>
          <table:table-cell office:value-type="float" office:value="0.945992024421692" calcext:value-type="float">
            <text:p>0.945992024421692</text:p>
          </table:table-cell>
          <table:table-cell office:value-type="string" calcext:value-type="string">
            <text:p><text:s/>W: '</text:p>
          </table:table-cell>
          <table:table-cell office:value-type="float" office:value="-0.11241833560438" calcext:value-type="float">
            <text:p>-0.11241833560438</text:p>
          </table:table-cell>
          <table:table-cell office:value-type="string" calcext:value-type="string">
            <text:p><text:s/>x_e:'</text:p>
          </table:table-cell>
          <table:table-cell office:value-type="float" office:value="-1.68819724911433" calcext:value-type="float">
            <text:p>-1.68819724911433</text:p>
          </table:table-cell>
          <table:table-cell office:value-type="string" calcext:value-type="string">
            <text:p><text:s/>y_e:'</text:p>
          </table:table-cell>
          <table:table-cell office:value-type="float" office:value="-0.422952918762244" calcext:value-type="float">
            <text:p>-0.422952918762244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8961102898460913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71.482" calcext:value-type="float">
            <text:p>271.482</text:p>
          </table:table-cell>
          <table:table-cell office:value-type="string" calcext:value-type="string">
            <text:p><text:s/>X: '</text:p>
          </table:table-cell>
          <table:table-cell office:value-type="float" office:value="2.72924970547117" calcext:value-type="float">
            <text:p>2.72924970547117</text:p>
          </table:table-cell>
          <table:table-cell office:value-type="string" calcext:value-type="string">
            <text:p><text:s/>Y: '</text:p>
          </table:table-cell>
          <table:table-cell office:value-type="float" office:value="0.607510209081871" calcext:value-type="float">
            <text:p>0.607510209081871</text:p>
          </table:table-cell>
          <table:table-cell office:value-type="string" calcext:value-type="string">
            <text:p><text:s/>V: '</text:p>
          </table:table-cell>
          <table:table-cell office:value-type="float" office:value="0.944717551708222" calcext:value-type="float">
            <text:p>0.944717551708222</text:p>
          </table:table-cell>
          <table:table-cell office:value-type="string" calcext:value-type="string">
            <text:p><text:s/>W: '</text:p>
          </table:table-cell>
          <table:table-cell office:value-type="float" office:value="-0.282177321882133" calcext:value-type="float">
            <text:p>-0.282177321882133</text:p>
          </table:table-cell>
          <table:table-cell office:value-type="string" calcext:value-type="string">
            <text:p><text:s/>x_e:'</text:p>
          </table:table-cell>
          <table:table-cell office:value-type="float" office:value="-1.7082186180554" calcext:value-type="float">
            <text:p>-1.7082186180554</text:p>
          </table:table-cell>
          <table:table-cell office:value-type="string" calcext:value-type="string">
            <text:p><text:s/>y_e:'</text:p>
          </table:table-cell>
          <table:table-cell office:value-type="float" office:value="-0.515409145639748" calcext:value-type="float">
            <text:p>-0.515409145639748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8485557150193097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71.581" calcext:value-type="float">
            <text:p>271.581</text:p>
          </table:table-cell>
          <table:table-cell office:value-type="string" calcext:value-type="string">
            <text:p><text:s/>X: '</text:p>
          </table:table-cell>
          <table:table-cell office:value-type="float" office:value="2.75273215372938" calcext:value-type="float">
            <text:p>2.75273215372938</text:p>
          </table:table-cell>
          <table:table-cell office:value-type="string" calcext:value-type="string">
            <text:p><text:s/>Y: '</text:p>
          </table:table-cell>
          <table:table-cell office:value-type="float" office:value="0.698443727526173" calcext:value-type="float">
            <text:p>0.698443727526173</text:p>
          </table:table-cell>
          <table:table-cell office:value-type="string" calcext:value-type="string">
            <text:p><text:s/>V: '</text:p>
          </table:table-cell>
          <table:table-cell office:value-type="float" office:value="0.94865265417099" calcext:value-type="float">
            <text:p>0.94865265417099</text:p>
          </table:table-cell>
          <table:table-cell office:value-type="string" calcext:value-type="string">
            <text:p><text:s/>W: '</text:p>
          </table:table-cell>
          <table:table-cell office:value-type="float" office:value="-0.372326914086399" calcext:value-type="float">
            <text:p>-0.372326914086399</text:p>
          </table:table-cell>
          <table:table-cell office:value-type="string" calcext:value-type="string">
            <text:p><text:s/>x_e:'</text:p>
          </table:table-cell>
          <table:table-cell office:value-type="float" office:value="-1.72924970547117" calcext:value-type="float">
            <text:p>-1.72924970547117</text:p>
          </table:table-cell>
          <table:table-cell office:value-type="string" calcext:value-type="string">
            <text:p><text:s/>y_e:'</text:p>
          </table:table-cell>
          <table:table-cell office:value-type="float" office:value="-0.607510209081871" calcext:value-type="float">
            <text:p>-0.607510209081871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803747415256562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71.681" calcext:value-type="float">
            <text:p>271.681</text:p>
          </table:table-cell>
          <table:table-cell office:value-type="string" calcext:value-type="string">
            <text:p><text:s/>X: '</text:p>
          </table:table-cell>
          <table:table-cell office:value-type="float" office:value="2.77992496757208" calcext:value-type="float">
            <text:p>2.77992496757208</text:p>
          </table:table-cell>
          <table:table-cell office:value-type="string" calcext:value-type="string">
            <text:p><text:s/>Y: '</text:p>
          </table:table-cell>
          <table:table-cell office:value-type="float" office:value="0.789709475364524" calcext:value-type="float">
            <text:p>0.789709475364524</text:p>
          </table:table-cell>
          <table:table-cell office:value-type="string" calcext:value-type="string">
            <text:p><text:s/>V: '</text:p>
          </table:table-cell>
          <table:table-cell office:value-type="float" office:value="0.952306980609894" calcext:value-type="float">
            <text:p>0.952306980609894</text:p>
          </table:table-cell>
          <table:table-cell office:value-type="string" calcext:value-type="string">
            <text:p><text:s/>W: '</text:p>
          </table:table-cell>
          <table:table-cell office:value-type="float" office:value="-0.463035865002368" calcext:value-type="float">
            <text:p>-0.463035865002368</text:p>
          </table:table-cell>
          <table:table-cell office:value-type="string" calcext:value-type="string">
            <text:p><text:s/>x_e:'</text:p>
          </table:table-cell>
          <table:table-cell office:value-type="float" office:value="-1.75273215372938" calcext:value-type="float">
            <text:p>-1.75273215372938</text:p>
          </table:table-cell>
          <table:table-cell office:value-type="string" calcext:value-type="string">
            <text:p><text:s/>y_e:'</text:p>
          </table:table-cell>
          <table:table-cell office:value-type="float" office:value="-0.698443727526173" calcext:value-type="float">
            <text:p>-0.698443727526173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7623899130561584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71.781" calcext:value-type="float">
            <text:p>271.781</text:p>
          </table:table-cell>
          <table:table-cell office:value-type="string" calcext:value-type="string">
            <text:p><text:s/>X: '</text:p>
          </table:table-cell>
          <table:table-cell office:value-type="float" office:value="2.81130405356745" calcext:value-type="float">
            <text:p>2.81130405356745</text:p>
          </table:table-cell>
          <table:table-cell office:value-type="string" calcext:value-type="string">
            <text:p><text:s/>Y: '</text:p>
          </table:table-cell>
          <table:table-cell office:value-type="float" office:value="0.87959293764322" calcext:value-type="float">
            <text:p>0.87959293764322</text:p>
          </table:table-cell>
          <table:table-cell office:value-type="string" calcext:value-type="string">
            <text:p><text:s/>V: '</text:p>
          </table:table-cell>
          <table:table-cell office:value-type="float" office:value="0.9520338139534" calcext:value-type="float">
            <text:p>0.9520338139534</text:p>
          </table:table-cell>
          <table:table-cell office:value-type="string" calcext:value-type="string">
            <text:p><text:s/>W: '</text:p>
          </table:table-cell>
          <table:table-cell office:value-type="float" office:value="-0.524774212435067" calcext:value-type="float">
            <text:p>-0.524774212435067</text:p>
          </table:table-cell>
          <table:table-cell office:value-type="string" calcext:value-type="string">
            <text:p><text:s/>x_e:'</text:p>
          </table:table-cell>
          <table:table-cell office:value-type="float" office:value="-1.77992496757208" calcext:value-type="float">
            <text:p>-1.77992496757208</text:p>
          </table:table-cell>
          <table:table-cell office:value-type="string" calcext:value-type="string">
            <text:p><text:s/>y_e:'</text:p>
          </table:table-cell>
          <table:table-cell office:value-type="float" office:value="-0.789709475364524" calcext:value-type="float">
            <text:p>-0.789709475364524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724010439241611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71.881" calcext:value-type="float">
            <text:p>271.881</text:p>
          </table:table-cell>
          <table:table-cell office:value-type="string" calcext:value-type="string">
            <text:p><text:s/>X: '</text:p>
          </table:table-cell>
          <table:table-cell office:value-type="float" office:value="2.84735273157058" calcext:value-type="float">
            <text:p>2.84735273157058</text:p>
          </table:table-cell>
          <table:table-cell office:value-type="string" calcext:value-type="string">
            <text:p><text:s/>Y: '</text:p>
          </table:table-cell>
          <table:table-cell office:value-type="float" office:value="0.967702086212335" calcext:value-type="float">
            <text:p>0.967702086212335</text:p>
          </table:table-cell>
          <table:table-cell office:value-type="string" calcext:value-type="string">
            <text:p><text:s/>V: '</text:p>
          </table:table-cell>
          <table:table-cell office:value-type="float" office:value="0.951983678817749" calcext:value-type="float">
            <text:p>0.951983678817749</text:p>
          </table:table-cell>
          <table:table-cell office:value-type="string" calcext:value-type="string">
            <text:p><text:s/>W: '</text:p>
          </table:table-cell>
          <table:table-cell office:value-type="float" office:value="-0.572981765471309" calcext:value-type="float">
            <text:p>-0.572981765471309</text:p>
          </table:table-cell>
          <table:table-cell office:value-type="string" calcext:value-type="string">
            <text:p><text:s/>x_e:'</text:p>
          </table:table-cell>
          <table:table-cell office:value-type="float" office:value="-1.81130405356745" calcext:value-type="float">
            <text:p>-1.81130405356745</text:p>
          </table:table-cell>
          <table:table-cell office:value-type="string" calcext:value-type="string">
            <text:p><text:s/>y_e:'</text:p>
          </table:table-cell>
          <table:table-cell office:value-type="float" office:value="-0.87959293764322" calcext:value-type="float">
            <text:p>-0.87959293764322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689520682788282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71.981" calcext:value-type="float">
            <text:p>271.981</text:p>
          </table:table-cell>
          <table:table-cell office:value-type="string" calcext:value-type="string">
            <text:p><text:s/>X: '</text:p>
          </table:table-cell>
          <table:table-cell office:value-type="float" office:value="2.88830997152696" calcext:value-type="float">
            <text:p>2.88830997152696</text:p>
          </table:table-cell>
          <table:table-cell office:value-type="string" calcext:value-type="string">
            <text:p><text:s/>Y: '</text:p>
          </table:table-cell>
          <table:table-cell office:value-type="float" office:value="1.05343894483905" calcext:value-type="float">
            <text:p>1.05343894483905</text:p>
          </table:table-cell>
          <table:table-cell office:value-type="string" calcext:value-type="string">
            <text:p><text:s/>V: '</text:p>
          </table:table-cell>
          <table:table-cell office:value-type="float" office:value="0.950173901557922" calcext:value-type="float">
            <text:p>0.950173901557922</text:p>
          </table:table-cell>
          <table:table-cell office:value-type="string" calcext:value-type="string">
            <text:p><text:s/>W: '</text:p>
          </table:table-cell>
          <table:table-cell office:value-type="float" office:value="-0.627417116280062" calcext:value-type="float">
            <text:p>-0.627417116280062</text:p>
          </table:table-cell>
          <table:table-cell office:value-type="string" calcext:value-type="string">
            <text:p><text:s/>x_e:'</text:p>
          </table:table-cell>
          <table:table-cell office:value-type="float" office:value="-1.84735273157058" calcext:value-type="float">
            <text:p>-1.84735273157058</text:p>
          </table:table-cell>
          <table:table-cell office:value-type="string" calcext:value-type="string">
            <text:p><text:s/>y_e:'</text:p>
          </table:table-cell>
          <table:table-cell office:value-type="float" office:value="-0.967702086212335" calcext:value-type="float">
            <text:p>-0.967702086212335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6590618873218244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72.081" calcext:value-type="float">
            <text:p>272.081</text:p>
          </table:table-cell>
          <table:table-cell office:value-type="string" calcext:value-type="string">
            <text:p><text:s/>X: '</text:p>
          </table:table-cell>
          <table:table-cell office:value-type="float" office:value="2.9348092603574" calcext:value-type="float">
            <text:p>2.9348092603574</text:p>
          </table:table-cell>
          <table:table-cell office:value-type="string" calcext:value-type="string">
            <text:p><text:s/>Y: '</text:p>
          </table:table-cell>
          <table:table-cell office:value-type="float" office:value="1.13688210662895" calcext:value-type="float">
            <text:p>1.13688210662895</text:p>
          </table:table-cell>
          <table:table-cell office:value-type="string" calcext:value-type="string">
            <text:p><text:s/>V: '</text:p>
          </table:table-cell>
          <table:table-cell office:value-type="float" office:value="0.955245785713196" calcext:value-type="float">
            <text:p>0.955245785713196</text:p>
          </table:table-cell>
          <table:table-cell office:value-type="string" calcext:value-type="string">
            <text:p><text:s/>W: '</text:p>
          </table:table-cell>
          <table:table-cell office:value-type="float" office:value="-0.629637143698083" calcext:value-type="float">
            <text:p>-0.629637143698083</text:p>
          </table:table-cell>
          <table:table-cell office:value-type="string" calcext:value-type="string">
            <text:p><text:s/>x_e:'</text:p>
          </table:table-cell>
          <table:table-cell office:value-type="float" office:value="-1.88830997152696" calcext:value-type="float">
            <text:p>-1.88830997152696</text:p>
          </table:table-cell>
          <table:table-cell office:value-type="string" calcext:value-type="string">
            <text:p><text:s/>y_e:'</text:p>
          </table:table-cell>
          <table:table-cell office:value-type="float" office:value="-1.05343894483905" calcext:value-type="float">
            <text:p>-1.05343894483905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632724288795577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72.181" calcext:value-type="float">
            <text:p>272.181</text:p>
          </table:table-cell>
          <table:table-cell office:value-type="string" calcext:value-type="string">
            <text:p><text:s/>X: '</text:p>
          </table:table-cell>
          <table:table-cell office:value-type="float" office:value="2.98655021688823" calcext:value-type="float">
            <text:p>2.98655021688823</text:p>
          </table:table-cell>
          <table:table-cell office:value-type="string" calcext:value-type="string">
            <text:p><text:s/>Y: '</text:p>
          </table:table-cell>
          <table:table-cell office:value-type="float" office:value="1.21736379506745" calcext:value-type="float">
            <text:p>1.21736379506745</text:p>
          </table:table-cell>
          <table:table-cell office:value-type="string" calcext:value-type="string">
            <text:p><text:s/>V: '</text:p>
          </table:table-cell>
          <table:table-cell office:value-type="float" office:value="0.956787790298462" calcext:value-type="float">
            <text:p>0.956787790298462</text:p>
          </table:table-cell>
          <table:table-cell office:value-type="string" calcext:value-type="string">
            <text:p><text:s/>W: '</text:p>
          </table:table-cell>
          <table:table-cell office:value-type="float" office:value="-0.656919226588973" calcext:value-type="float">
            <text:p>-0.656919226588973</text:p>
          </table:table-cell>
          <table:table-cell office:value-type="string" calcext:value-type="string">
            <text:p><text:s/>x_e:'</text:p>
          </table:table-cell>
          <table:table-cell office:value-type="float" office:value="-1.9348092603574" calcext:value-type="float">
            <text:p>-1.9348092603574</text:p>
          </table:table-cell>
          <table:table-cell office:value-type="string" calcext:value-type="string">
            <text:p><text:s/>y_e:'</text:p>
          </table:table-cell>
          <table:table-cell office:value-type="float" office:value="-1.13688210662895" calcext:value-type="float">
            <text:p>-1.13688210662895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610345235981822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72.281" calcext:value-type="float">
            <text:p>272.281</text:p>
          </table:table-cell>
          <table:table-cell office:value-type="string" calcext:value-type="string">
            <text:p><text:s/>X: '</text:p>
          </table:table-cell>
          <table:table-cell office:value-type="float" office:value="3.04342279196114" calcext:value-type="float">
            <text:p>3.04342279196114</text:p>
          </table:table-cell>
          <table:table-cell office:value-type="string" calcext:value-type="string">
            <text:p><text:s/>Y: '</text:p>
          </table:table-cell>
          <table:table-cell office:value-type="float" office:value="1.29422134922079" calcext:value-type="float">
            <text:p>1.29422134922079</text:p>
          </table:table-cell>
          <table:table-cell office:value-type="string" calcext:value-type="string">
            <text:p><text:s/>V: '</text:p>
          </table:table-cell>
          <table:table-cell office:value-type="float" office:value="0.9561157579422" calcext:value-type="float">
            <text:p>0.9561157579422</text:p>
          </table:table-cell>
          <table:table-cell office:value-type="string" calcext:value-type="string">
            <text:p><text:s/>W: '</text:p>
          </table:table-cell>
          <table:table-cell office:value-type="float" office:value="-0.639262291322271" calcext:value-type="float">
            <text:p>-0.639262291322271</text:p>
          </table:table-cell>
          <table:table-cell office:value-type="string" calcext:value-type="string">
            <text:p><text:s/>x_e:'</text:p>
          </table:table-cell>
          <table:table-cell office:value-type="float" office:value="-1.98655021688823" calcext:value-type="float">
            <text:p>-1.98655021688823</text:p>
          </table:table-cell>
          <table:table-cell office:value-type="string" calcext:value-type="string">
            <text:p><text:s/>y_e:'</text:p>
          </table:table-cell>
          <table:table-cell office:value-type="float" office:value="-1.21736379506745" calcext:value-type="float">
            <text:p>-1.21736379506745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591812381517806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72.382" calcext:value-type="float">
            <text:p>272.382</text:p>
          </table:table-cell>
          <table:table-cell office:value-type="string" calcext:value-type="string">
            <text:p><text:s/>X: '</text:p>
          </table:table-cell>
          <table:table-cell office:value-type="float" office:value="3.10566889295867" calcext:value-type="float">
            <text:p>3.10566889295867</text:p>
          </table:table-cell>
          <table:table-cell office:value-type="string" calcext:value-type="string">
            <text:p><text:s/>Y: '</text:p>
          </table:table-cell>
          <table:table-cell office:value-type="float" office:value="1.36797576723677" calcext:value-type="float">
            <text:p>1.36797576723677</text:p>
          </table:table-cell>
          <table:table-cell office:value-type="string" calcext:value-type="string">
            <text:p><text:s/>V: '</text:p>
          </table:table-cell>
          <table:table-cell office:value-type="float" office:value="0.955550256729126" calcext:value-type="float">
            <text:p>0.955550256729126</text:p>
          </table:table-cell>
          <table:table-cell office:value-type="string" calcext:value-type="string">
            <text:p><text:s/>W: '</text:p>
          </table:table-cell>
          <table:table-cell office:value-type="float" office:value="-0.665763360908233" calcext:value-type="float">
            <text:p>-0.665763360908233</text:p>
          </table:table-cell>
          <table:table-cell office:value-type="string" calcext:value-type="string">
            <text:p><text:s/>x_e:'</text:p>
          </table:table-cell>
          <table:table-cell office:value-type="float" office:value="-2.04342279196114" calcext:value-type="float">
            <text:p>-2.04342279196114</text:p>
          </table:table-cell>
          <table:table-cell office:value-type="string" calcext:value-type="string">
            <text:p><text:s/>y_e:'</text:p>
          </table:table-cell>
          <table:table-cell office:value-type="float" office:value="-1.29422134922079" calcext:value-type="float">
            <text:p>-1.29422134922079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577004545574405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72.481" calcext:value-type="float">
            <text:p>272.481</text:p>
          </table:table-cell>
          <table:table-cell office:value-type="string" calcext:value-type="string">
            <text:p><text:s/>X: '</text:p>
          </table:table-cell>
          <table:table-cell office:value-type="float" office:value="3.17172926945309" calcext:value-type="float">
            <text:p>3.17172926945309</text:p>
          </table:table-cell>
          <table:table-cell office:value-type="string" calcext:value-type="string">
            <text:p><text:s/>Y: '</text:p>
          </table:table-cell>
          <table:table-cell office:value-type="float" office:value="1.43634540069551" calcext:value-type="float">
            <text:p>1.43634540069551</text:p>
          </table:table-cell>
          <table:table-cell office:value-type="string" calcext:value-type="string">
            <text:p><text:s/>V: '</text:p>
          </table:table-cell>
          <table:table-cell office:value-type="float" office:value="0.960307026386261" calcext:value-type="float">
            <text:p>0.960307026386261</text:p>
          </table:table-cell>
          <table:table-cell office:value-type="string" calcext:value-type="string">
            <text:p><text:s/>W: '</text:p>
          </table:table-cell>
          <table:table-cell office:value-type="float" office:value="-0.648199845509357" calcext:value-type="float">
            <text:p>-0.648199845509357</text:p>
          </table:table-cell>
          <table:table-cell office:value-type="string" calcext:value-type="string">
            <text:p><text:s/>x_e:'</text:p>
          </table:table-cell>
          <table:table-cell office:value-type="float" office:value="-2.10566889295867" calcext:value-type="float">
            <text:p>-2.10566889295867</text:p>
          </table:table-cell>
          <table:table-cell office:value-type="string" calcext:value-type="string">
            <text:p><text:s/>y_e:'</text:p>
          </table:table-cell>
          <table:table-cell office:value-type="float" office:value="-1.36797576723677" calcext:value-type="float">
            <text:p>-1.36797576723677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5654541768853996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72.581" calcext:value-type="float">
            <text:p>272.581</text:p>
          </table:table-cell>
          <table:table-cell office:value-type="string" calcext:value-type="string">
            <text:p><text:s/>X: '</text:p>
          </table:table-cell>
          <table:table-cell office:value-type="float" office:value="3.24284470840559" calcext:value-type="float">
            <text:p>3.24284470840559</text:p>
          </table:table-cell>
          <table:table-cell office:value-type="string" calcext:value-type="string">
            <text:p><text:s/>Y: '</text:p>
          </table:table-cell>
          <table:table-cell office:value-type="float" office:value="1.5010721844935" calcext:value-type="float">
            <text:p>1.5010721844935</text:p>
          </table:table-cell>
          <table:table-cell office:value-type="string" calcext:value-type="string">
            <text:p><text:s/>V: '</text:p>
          </table:table-cell>
          <table:table-cell office:value-type="float" office:value="0.961611262321472" calcext:value-type="float">
            <text:p>0.961611262321472</text:p>
          </table:table-cell>
          <table:table-cell office:value-type="string" calcext:value-type="string">
            <text:p><text:s/>W: '</text:p>
          </table:table-cell>
          <table:table-cell office:value-type="float" office:value="-0.638389598892396" calcext:value-type="float">
            <text:p>-0.638389598892396</text:p>
          </table:table-cell>
          <table:table-cell office:value-type="string" calcext:value-type="string">
            <text:p><text:s/>x_e:'</text:p>
          </table:table-cell>
          <table:table-cell office:value-type="float" office:value="-2.17172926945309" calcext:value-type="float">
            <text:p>-2.17172926945309</text:p>
          </table:table-cell>
          <table:table-cell office:value-type="string" calcext:value-type="string">
            <text:p><text:s/>y_e:'</text:p>
          </table:table-cell>
          <table:table-cell office:value-type="float" office:value="-1.43634540069551" calcext:value-type="float">
            <text:p>-1.43634540069551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5572567125532895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72.681" calcext:value-type="float">
            <text:p>272.681</text:p>
          </table:table-cell>
          <table:table-cell office:value-type="string" calcext:value-type="string">
            <text:p><text:s/>X: '</text:p>
          </table:table-cell>
          <table:table-cell office:value-type="float" office:value="3.31791626907496" calcext:value-type="float">
            <text:p>3.31791626907496</text:p>
          </table:table-cell>
          <table:table-cell office:value-type="string" calcext:value-type="string">
            <text:p><text:s/>Y: '</text:p>
          </table:table-cell>
          <table:table-cell office:value-type="float" office:value="1.56110763486067" calcext:value-type="float">
            <text:p>1.56110763486067</text:p>
          </table:table-cell>
          <table:table-cell office:value-type="string" calcext:value-type="string">
            <text:p><text:s/>V: '</text:p>
          </table:table-cell>
          <table:table-cell office:value-type="float" office:value="0.961248902320862" calcext:value-type="float">
            <text:p>0.961248902320862</text:p>
          </table:table-cell>
          <table:table-cell office:value-type="string" calcext:value-type="string">
            <text:p><text:s/>W: '</text:p>
          </table:table-cell>
          <table:table-cell office:value-type="float" office:value="-0.624460174376706" calcext:value-type="float">
            <text:p>-0.624460174376706</text:p>
          </table:table-cell>
          <table:table-cell office:value-type="string" calcext:value-type="string">
            <text:p><text:s/>x_e:'</text:p>
          </table:table-cell>
          <table:table-cell office:value-type="float" office:value="-2.24284470840559" calcext:value-type="float">
            <text:p>-2.24284470840559</text:p>
          </table:table-cell>
          <table:table-cell office:value-type="string" calcext:value-type="string">
            <text:p><text:s/>y_e:'</text:p>
          </table:table-cell>
          <table:table-cell office:value-type="float" office:value="-1.5010721844935" calcext:value-type="float">
            <text:p>-1.5010721844935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551788827473344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72.781" calcext:value-type="float">
            <text:p>272.781</text:p>
          </table:table-cell>
          <table:table-cell office:value-type="string" calcext:value-type="string">
            <text:p><text:s/>X: '</text:p>
          </table:table-cell>
          <table:table-cell office:value-type="float" office:value="3.39665382673457" calcext:value-type="float">
            <text:p>3.39665382673457</text:p>
          </table:table-cell>
          <table:table-cell office:value-type="string" calcext:value-type="string">
            <text:p><text:s/>Y: '</text:p>
          </table:table-cell>
          <table:table-cell office:value-type="float" office:value="1.61638737889444" calcext:value-type="float">
            <text:p>1.61638737889444</text:p>
          </table:table-cell>
          <table:table-cell office:value-type="string" calcext:value-type="string">
            <text:p><text:s/>V: '</text:p>
          </table:table-cell>
          <table:table-cell office:value-type="float" office:value="0.96205265378952" calcext:value-type="float">
            <text:p>0.96205265378952</text:p>
          </table:table-cell>
          <table:table-cell office:value-type="string" calcext:value-type="string">
            <text:p><text:s/>W: '</text:p>
          </table:table-cell>
          <table:table-cell office:value-type="float" office:value="-0.627256387687591" calcext:value-type="float">
            <text:p>-0.627256387687591</text:p>
          </table:table-cell>
          <table:table-cell office:value-type="string" calcext:value-type="string">
            <text:p><text:s/>x_e:'</text:p>
          </table:table-cell>
          <table:table-cell office:value-type="float" office:value="-2.31791626907496" calcext:value-type="float">
            <text:p>-2.31791626907496</text:p>
          </table:table-cell>
          <table:table-cell office:value-type="string" calcext:value-type="string">
            <text:p><text:s/>y_e:'</text:p>
          </table:table-cell>
          <table:table-cell office:value-type="float" office:value="-1.56110763486067" calcext:value-type="float">
            <text:p>-1.56110763486067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548876851938816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72.881" calcext:value-type="float">
            <text:p>272.881</text:p>
          </table:table-cell>
          <table:table-cell office:value-type="string" calcext:value-type="string">
            <text:p><text:s/>X: '</text:p>
          </table:table-cell>
          <table:table-cell office:value-type="float" office:value="3.47863853516813" calcext:value-type="float">
            <text:p>3.47863853516813</text:p>
          </table:table-cell>
          <table:table-cell office:value-type="string" calcext:value-type="string">
            <text:p><text:s/>Y: '</text:p>
          </table:table-cell>
          <table:table-cell office:value-type="float" office:value="1.66658409617119" calcext:value-type="float">
            <text:p>1.66658409617119</text:p>
          </table:table-cell>
          <table:table-cell office:value-type="string" calcext:value-type="string">
            <text:p><text:s/>V: '</text:p>
          </table:table-cell>
          <table:table-cell office:value-type="float" office:value="0.961311751842499" calcext:value-type="float">
            <text:p>0.961311751842499</text:p>
          </table:table-cell>
          <table:table-cell office:value-type="string" calcext:value-type="string">
            <text:p><text:s/>W: '</text:p>
          </table:table-cell>
          <table:table-cell office:value-type="float" office:value="-0.615823188460017" calcext:value-type="float">
            <text:p>-0.615823188460017</text:p>
          </table:table-cell>
          <table:table-cell office:value-type="string" calcext:value-type="string">
            <text:p><text:s/>x_e:'</text:p>
          </table:table-cell>
          <table:table-cell office:value-type="float" office:value="-2.39665382673457" calcext:value-type="float">
            <text:p>-2.39665382673457</text:p>
          </table:table-cell>
          <table:table-cell office:value-type="string" calcext:value-type="string">
            <text:p><text:s/>y_e:'</text:p>
          </table:table-cell>
          <table:table-cell office:value-type="float" office:value="-1.61638737889444" calcext:value-type="float">
            <text:p>-1.61638737889444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548231193473888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72.981" calcext:value-type="float">
            <text:p>272.981</text:p>
          </table:table-cell>
          <table:table-cell office:value-type="string" calcext:value-type="string">
            <text:p><text:s/>X: '</text:p>
          </table:table-cell>
          <table:table-cell office:value-type="float" office:value="3.56399036202563" calcext:value-type="float">
            <text:p>3.56399036202563</text:p>
          </table:table-cell>
          <table:table-cell office:value-type="string" calcext:value-type="string">
            <text:p><text:s/>Y: '</text:p>
          </table:table-cell>
          <table:table-cell office:value-type="float" office:value="1.71186991672195" calcext:value-type="float">
            <text:p>1.71186991672195</text:p>
          </table:table-cell>
          <table:table-cell office:value-type="string" calcext:value-type="string">
            <text:p><text:s/>V: '</text:p>
          </table:table-cell>
          <table:table-cell office:value-type="float" office:value="0.966216326236725" calcext:value-type="float">
            <text:p>0.966216326236725</text:p>
          </table:table-cell>
          <table:table-cell office:value-type="string" calcext:value-type="string">
            <text:p><text:s/>W: '</text:p>
          </table:table-cell>
          <table:table-cell office:value-type="float" office:value="-0.61875111798206" calcext:value-type="float">
            <text:p>-0.61875111798206</text:p>
          </table:table-cell>
          <table:table-cell office:value-type="string" calcext:value-type="string">
            <text:p><text:s/>x_e:'</text:p>
          </table:table-cell>
          <table:table-cell office:value-type="float" office:value="-2.47863853516813" calcext:value-type="float">
            <text:p>-2.47863853516813</text:p>
          </table:table-cell>
          <table:table-cell office:value-type="string" calcext:value-type="string">
            <text:p><text:s/>y_e:'</text:p>
          </table:table-cell>
          <table:table-cell office:value-type="float" office:value="-1.66658409617119" calcext:value-type="float">
            <text:p>-1.66658409617119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5496458892649003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73.081" calcext:value-type="float">
            <text:p>273.081</text:p>
          </table:table-cell>
          <table:table-cell office:value-type="string" calcext:value-type="string">
            <text:p><text:s/>X: '</text:p>
          </table:table-cell>
          <table:table-cell office:value-type="float" office:value="3.65174132820454" calcext:value-type="float">
            <text:p>3.65174132820454</text:p>
          </table:table-cell>
          <table:table-cell office:value-type="string" calcext:value-type="string">
            <text:p><text:s/>Y: '</text:p>
          </table:table-cell>
          <table:table-cell office:value-type="float" office:value="1.75168339704276" calcext:value-type="float">
            <text:p>1.75168339704276</text:p>
          </table:table-cell>
          <table:table-cell office:value-type="string" calcext:value-type="string">
            <text:p><text:s/>V: '</text:p>
          </table:table-cell>
          <table:table-cell office:value-type="float" office:value="0.963604964733124" calcext:value-type="float">
            <text:p>0.963604964733124</text:p>
          </table:table-cell>
          <table:table-cell office:value-type="string" calcext:value-type="string">
            <text:p><text:s/>W: '</text:p>
          </table:table-cell>
          <table:table-cell office:value-type="float" office:value="-0.578312500413642" calcext:value-type="float">
            <text:p>-0.578312500413642</text:p>
          </table:table-cell>
          <table:table-cell office:value-type="string" calcext:value-type="string">
            <text:p><text:s/>x_e:'</text:p>
          </table:table-cell>
          <table:table-cell office:value-type="float" office:value="-2.56399036202563" calcext:value-type="float">
            <text:p>-2.56399036202563</text:p>
          </table:table-cell>
          <table:table-cell office:value-type="string" calcext:value-type="string">
            <text:p><text:s/>y_e:'</text:p>
          </table:table-cell>
          <table:table-cell office:value-type="float" office:value="-1.71186991672195" calcext:value-type="float">
            <text:p>-1.71186991672195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5529037219277266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73.181" calcext:value-type="float">
            <text:p>273.181</text:p>
          </table:table-cell>
          <table:table-cell office:value-type="string" calcext:value-type="string">
            <text:p><text:s/>X: '</text:p>
          </table:table-cell>
          <table:table-cell office:value-type="float" office:value="3.74183297934455" calcext:value-type="float">
            <text:p>3.74183297934455</text:p>
          </table:table-cell>
          <table:table-cell office:value-type="string" calcext:value-type="string">
            <text:p><text:s/>Y: '</text:p>
          </table:table-cell>
          <table:table-cell office:value-type="float" office:value="1.78643021442195" calcext:value-type="float">
            <text:p>1.78643021442195</text:p>
          </table:table-cell>
          <table:table-cell office:value-type="string" calcext:value-type="string">
            <text:p><text:s/>V: '</text:p>
          </table:table-cell>
          <table:table-cell office:value-type="float" office:value="0.965600689888" calcext:value-type="float">
            <text:p>0.965600689888</text:p>
          </table:table-cell>
          <table:table-cell office:value-type="string" calcext:value-type="string">
            <text:p><text:s/>W: '</text:p>
          </table:table-cell>
          <table:table-cell office:value-type="float" office:value="-0.59018262610378" calcext:value-type="float">
            <text:p>-0.59018262610378</text:p>
          </table:table-cell>
          <table:table-cell office:value-type="string" calcext:value-type="string">
            <text:p><text:s/>x_e:'</text:p>
          </table:table-cell>
          <table:table-cell office:value-type="float" office:value="-2.65174132820454" calcext:value-type="float">
            <text:p>-2.65174132820454</text:p>
          </table:table-cell>
          <table:table-cell office:value-type="string" calcext:value-type="string">
            <text:p><text:s/>y_e:'</text:p>
          </table:table-cell>
          <table:table-cell office:value-type="float" office:value="-1.75168339704276" calcext:value-type="float">
            <text:p>-1.75168339704276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5578167632392343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73.281" calcext:value-type="float">
            <text:p>273.281</text:p>
          </table:table-cell>
          <table:table-cell office:value-type="string" calcext:value-type="string">
            <text:p><text:s/>X: '</text:p>
          </table:table-cell>
          <table:table-cell office:value-type="float" office:value="3.83379625489349" calcext:value-type="float">
            <text:p>3.83379625489349</text:p>
          </table:table-cell>
          <table:table-cell office:value-type="string" calcext:value-type="string">
            <text:p><text:s/>Y: '</text:p>
          </table:table-cell>
          <table:table-cell office:value-type="float" office:value="1.81579585448834" calcext:value-type="float">
            <text:p>1.81579585448834</text:p>
          </table:table-cell>
          <table:table-cell office:value-type="string" calcext:value-type="string">
            <text:p><text:s/>V: '</text:p>
          </table:table-cell>
          <table:table-cell office:value-type="float" office:value="0.9653799700737" calcext:value-type="float">
            <text:p>0.9653799700737</text:p>
          </table:table-cell>
          <table:table-cell office:value-type="string" calcext:value-type="string">
            <text:p><text:s/>W: '</text:p>
          </table:table-cell>
          <table:table-cell office:value-type="float" office:value="-0.582760678716453" calcext:value-type="float">
            <text:p>-0.582760678716453</text:p>
          </table:table-cell>
          <table:table-cell office:value-type="string" calcext:value-type="string">
            <text:p><text:s/>x_e:'</text:p>
          </table:table-cell>
          <table:table-cell office:value-type="float" office:value="-2.74183297934455" calcext:value-type="float">
            <text:p>-2.74183297934455</text:p>
          </table:table-cell>
          <table:table-cell office:value-type="string" calcext:value-type="string">
            <text:p><text:s/>y_e:'</text:p>
          </table:table-cell>
          <table:table-cell office:value-type="float" office:value="-1.78643021442195" calcext:value-type="float">
            <text:p>-1.78643021442195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564131406230165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73.381" calcext:value-type="float">
            <text:p>273.381</text:p>
          </table:table-cell>
          <table:table-cell office:value-type="string" calcext:value-type="string">
            <text:p><text:s/>X: '</text:p>
          </table:table-cell>
          <table:table-cell office:value-type="float" office:value="3.92750092260574" calcext:value-type="float">
            <text:p>3.92750092260574</text:p>
          </table:table-cell>
          <table:table-cell office:value-type="string" calcext:value-type="string">
            <text:p><text:s/>Y: '</text:p>
          </table:table-cell>
          <table:table-cell office:value-type="float" office:value="1.83980337048403" calcext:value-type="float">
            <text:p>1.83980337048403</text:p>
          </table:table-cell>
          <table:table-cell office:value-type="string" calcext:value-type="string">
            <text:p><text:s/>V: '</text:p>
          </table:table-cell>
          <table:table-cell office:value-type="float" office:value="0.967312026977539" calcext:value-type="float">
            <text:p>0.967312026977539</text:p>
          </table:table-cell>
          <table:table-cell office:value-type="string" calcext:value-type="string">
            <text:p><text:s/>W: '</text:p>
          </table:table-cell>
          <table:table-cell office:value-type="float" office:value="-0.573968186435929" calcext:value-type="float">
            <text:p>-0.573968186435929</text:p>
          </table:table-cell>
          <table:table-cell office:value-type="string" calcext:value-type="string">
            <text:p><text:s/>x_e:'</text:p>
          </table:table-cell>
          <table:table-cell office:value-type="float" office:value="-2.83379625489349" calcext:value-type="float">
            <text:p>-2.83379625489349</text:p>
          </table:table-cell>
          <table:table-cell office:value-type="string" calcext:value-type="string">
            <text:p><text:s/>y_e:'</text:p>
          </table:table-cell>
          <table:table-cell office:value-type="float" office:value="-1.81579585448834" calcext:value-type="float">
            <text:p>-1.81579585448834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571737344791621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73.481" calcext:value-type="float">
            <text:p>273.481</text:p>
          </table:table-cell>
          <table:table-cell office:value-type="string" calcext:value-type="string">
            <text:p><text:s/>X: '</text:p>
          </table:table-cell>
          <table:table-cell office:value-type="float" office:value="4.02227886683963" calcext:value-type="float">
            <text:p>4.02227886683963</text:p>
          </table:table-cell>
          <table:table-cell office:value-type="string" calcext:value-type="string">
            <text:p><text:s/>Y: '</text:p>
          </table:table-cell>
          <table:table-cell office:value-type="float" office:value="1.85836665140015" calcext:value-type="float">
            <text:p>1.85836665140015</text:p>
          </table:table-cell>
          <table:table-cell office:value-type="string" calcext:value-type="string">
            <text:p><text:s/>V: '</text:p>
          </table:table-cell>
          <table:table-cell office:value-type="float" office:value="0.965787456512451" calcext:value-type="float">
            <text:p>0.965787456512451</text:p>
          </table:table-cell>
          <table:table-cell office:value-type="string" calcext:value-type="string">
            <text:p><text:s/>W: '</text:p>
          </table:table-cell>
          <table:table-cell office:value-type="float" office:value="-0.569075538451413" calcext:value-type="float">
            <text:p>-0.569075538451413</text:p>
          </table:table-cell>
          <table:table-cell office:value-type="string" calcext:value-type="string">
            <text:p><text:s/>x_e:'</text:p>
          </table:table-cell>
          <table:table-cell office:value-type="float" office:value="-2.92750092260574" calcext:value-type="float">
            <text:p>-2.92750092260574</text:p>
          </table:table-cell>
          <table:table-cell office:value-type="string" calcext:value-type="string">
            <text:p><text:s/>y_e:'</text:p>
          </table:table-cell>
          <table:table-cell office:value-type="float" office:value="-1.83980337048403" calcext:value-type="float">
            <text:p>-1.83980337048403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580512510363326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73.581" calcext:value-type="float">
            <text:p>273.581</text:p>
          </table:table-cell>
          <table:table-cell office:value-type="string" calcext:value-type="string">
            <text:p><text:s/>X: '</text:p>
          </table:table-cell>
          <table:table-cell office:value-type="float" office:value="4.11857124303373" calcext:value-type="float">
            <text:p>4.11857124303373</text:p>
          </table:table-cell>
          <table:table-cell office:value-type="string" calcext:value-type="string">
            <text:p><text:s/>Y: '</text:p>
          </table:table-cell>
          <table:table-cell office:value-type="float" office:value="1.87159328072463" calcext:value-type="float">
            <text:p>1.87159328072463</text:p>
          </table:table-cell>
          <table:table-cell office:value-type="string" calcext:value-type="string">
            <text:p><text:s/>V: '</text:p>
          </table:table-cell>
          <table:table-cell office:value-type="float" office:value="0.971965299606323" calcext:value-type="float">
            <text:p>0.971965299606323</text:p>
          </table:table-cell>
          <table:table-cell office:value-type="string" calcext:value-type="string">
            <text:p><text:s/>W: '</text:p>
          </table:table-cell>
          <table:table-cell office:value-type="float" office:value="-0.547231536313712" calcext:value-type="float">
            <text:p>-0.547231536313712</text:p>
          </table:table-cell>
          <table:table-cell office:value-type="string" calcext:value-type="string">
            <text:p><text:s/>x_e:'</text:p>
          </table:table-cell>
          <table:table-cell office:value-type="float" office:value="-3.02227886683963" calcext:value-type="float">
            <text:p>-3.02227886683963</text:p>
          </table:table-cell>
          <table:table-cell office:value-type="string" calcext:value-type="string">
            <text:p><text:s/>y_e:'</text:p>
          </table:table-cell>
          <table:table-cell office:value-type="float" office:value="-1.85836665140015" calcext:value-type="float">
            <text:p>-1.85836665140015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590297082113634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73.681" calcext:value-type="float">
            <text:p>273.681</text:p>
          </table:table-cell>
          <table:table-cell office:value-type="string" calcext:value-type="string">
            <text:p><text:s/>X: '</text:p>
          </table:table-cell>
          <table:table-cell office:value-type="float" office:value="4.21548063044219" calcext:value-type="float">
            <text:p>4.21548063044219</text:p>
          </table:table-cell>
          <table:table-cell office:value-type="string" calcext:value-type="string">
            <text:p><text:s/>Y: '</text:p>
          </table:table-cell>
          <table:table-cell office:value-type="float" office:value="1.87953640885204" calcext:value-type="float">
            <text:p>1.87953640885204</text:p>
          </table:table-cell>
          <table:table-cell office:value-type="string" calcext:value-type="string">
            <text:p><text:s/>V: '</text:p>
          </table:table-cell>
          <table:table-cell office:value-type="float" office:value="0.972343697071076" calcext:value-type="float">
            <text:p>0.972343697071076</text:p>
          </table:table-cell>
          <table:table-cell office:value-type="string" calcext:value-type="string">
            <text:p><text:s/>W: '</text:p>
          </table:table-cell>
          <table:table-cell office:value-type="float" office:value="-0.530841281615108" calcext:value-type="float">
            <text:p>-0.530841281615108</text:p>
          </table:table-cell>
          <table:table-cell office:value-type="string" calcext:value-type="string">
            <text:p><text:s/>x_e:'</text:p>
          </table:table-cell>
          <table:table-cell office:value-type="float" office:value="-3.11857124303372" calcext:value-type="float">
            <text:p>-3.11857124303372</text:p>
          </table:table-cell>
          <table:table-cell office:value-type="string" calcext:value-type="string">
            <text:p><text:s/>y_e:'</text:p>
          </table:table-cell>
          <table:table-cell office:value-type="float" office:value="-1.87159328072463" calcext:value-type="float">
            <text:p>-1.87159328072463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6010669333469587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73.781" calcext:value-type="float">
            <text:p>273.781</text:p>
          </table:table-cell>
          <table:table-cell office:value-type="string" calcext:value-type="string">
            <text:p><text:s/>X: '</text:p>
          </table:table-cell>
          <table:table-cell office:value-type="float" office:value="4.31258837835835" calcext:value-type="float">
            <text:p>4.31258837835835</text:p>
          </table:table-cell>
          <table:table-cell office:value-type="string" calcext:value-type="string">
            <text:p><text:s/>Y: '</text:p>
          </table:table-cell>
          <table:table-cell office:value-type="float" office:value="1.88232392793751" calcext:value-type="float">
            <text:p>1.88232392793751</text:p>
          </table:table-cell>
          <table:table-cell office:value-type="string" calcext:value-type="string">
            <text:p><text:s/>V: '</text:p>
          </table:table-cell>
          <table:table-cell office:value-type="float" office:value="0.971477481365204" calcext:value-type="float">
            <text:p>0.971477481365204</text:p>
          </table:table-cell>
          <table:table-cell office:value-type="string" calcext:value-type="string">
            <text:p><text:s/>W: '</text:p>
          </table:table-cell>
          <table:table-cell office:value-type="float" office:value="-0.51139486266906" calcext:value-type="float">
            <text:p>-0.51139486266906</text:p>
          </table:table-cell>
          <table:table-cell office:value-type="string" calcext:value-type="string">
            <text:p><text:s/>x_e:'</text:p>
          </table:table-cell>
          <table:table-cell office:value-type="float" office:value="-3.21548063044219" calcext:value-type="float">
            <text:p>-3.21548063044219</text:p>
          </table:table-cell>
          <table:table-cell office:value-type="string" calcext:value-type="string">
            <text:p><text:s/>y_e:'</text:p>
          </table:table-cell>
          <table:table-cell office:value-type="float" office:value="-1.87953640885204" calcext:value-type="float">
            <text:p>-1.87953640885204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6126277870161956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73.881" calcext:value-type="float">
            <text:p>273.881</text:p>
          </table:table-cell>
          <table:table-cell office:value-type="string" calcext:value-type="string">
            <text:p><text:s/>X: '</text:p>
          </table:table-cell>
          <table:table-cell office:value-type="float" office:value="4.40977811819422" calcext:value-type="float">
            <text:p>4.40977811819422</text:p>
          </table:table-cell>
          <table:table-cell office:value-type="string" calcext:value-type="string">
            <text:p><text:s/>Y: '</text:p>
          </table:table-cell>
          <table:table-cell office:value-type="float" office:value="1.88014243512061" calcext:value-type="float">
            <text:p>1.88014243512061</text:p>
          </table:table-cell>
          <table:table-cell office:value-type="string" calcext:value-type="string">
            <text:p><text:s/>V: '</text:p>
          </table:table-cell>
          <table:table-cell office:value-type="float" office:value="0.972142193317413" calcext:value-type="float">
            <text:p>0.972142193317413</text:p>
          </table:table-cell>
          <table:table-cell office:value-type="string" calcext:value-type="string">
            <text:p><text:s/>W: '</text:p>
          </table:table-cell>
          <table:table-cell office:value-type="float" office:value="-0.512547234454787" calcext:value-type="float">
            <text:p>-0.512547234454787</text:p>
          </table:table-cell>
          <table:table-cell office:value-type="string" calcext:value-type="string">
            <text:p><text:s/>x_e:'</text:p>
          </table:table-cell>
          <table:table-cell office:value-type="float" office:value="-3.31258837835835" calcext:value-type="float">
            <text:p>-3.31258837835835</text:p>
          </table:table-cell>
          <table:table-cell office:value-type="string" calcext:value-type="string">
            <text:p><text:s/>y_e:'</text:p>
          </table:table-cell>
          <table:table-cell office:value-type="float" office:value="-1.88232392793751" calcext:value-type="float">
            <text:p>-1.88232392793751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6248583918953208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73.981" calcext:value-type="float">
            <text:p>273.981</text:p>
          </table:table-cell>
          <table:table-cell office:value-type="string" calcext:value-type="string">
            <text:p><text:s/>X: '</text:p>
          </table:table-cell>
          <table:table-cell office:value-type="float" office:value="4.50650705902684" calcext:value-type="float">
            <text:p>4.50650705902684</text:p>
          </table:table-cell>
          <table:table-cell office:value-type="string" calcext:value-type="string">
            <text:p><text:s/>Y: '</text:p>
          </table:table-cell>
          <table:table-cell office:value-type="float" office:value="1.87300090094498" calcext:value-type="float">
            <text:p>1.87300090094498</text:p>
          </table:table-cell>
          <table:table-cell office:value-type="string" calcext:value-type="string">
            <text:p><text:s/>V: '</text:p>
          </table:table-cell>
          <table:table-cell office:value-type="float" office:value="0.969922136306763" calcext:value-type="float">
            <text:p>0.969922136306763</text:p>
          </table:table-cell>
          <table:table-cell office:value-type="string" calcext:value-type="string">
            <text:p><text:s/>W: '</text:p>
          </table:table-cell>
          <table:table-cell office:value-type="float" office:value="-0.483434470303087" calcext:value-type="float">
            <text:p>-0.483434470303087</text:p>
          </table:table-cell>
          <table:table-cell office:value-type="string" calcext:value-type="string">
            <text:p><text:s/>x_e:'</text:p>
          </table:table-cell>
          <table:table-cell office:value-type="float" office:value="-3.40977811819422" calcext:value-type="float">
            <text:p>-3.40977811819422</text:p>
          </table:table-cell>
          <table:table-cell office:value-type="string" calcext:value-type="string">
            <text:p><text:s/>y_e:'</text:p>
          </table:table-cell>
          <table:table-cell office:value-type="float" office:value="-1.88014243512061" calcext:value-type="float">
            <text:p>-1.88014243512061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6376772954551617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74.081" calcext:value-type="float">
            <text:p>274.081</text:p>
          </table:table-cell>
          <table:table-cell office:value-type="string" calcext:value-type="string">
            <text:p><text:s/>X: '</text:p>
          </table:table-cell>
          <table:table-cell office:value-type="float" office:value="4.60300004887803" calcext:value-type="float">
            <text:p>4.60300004887803</text:p>
          </table:table-cell>
          <table:table-cell office:value-type="string" calcext:value-type="string">
            <text:p><text:s/>Y: '</text:p>
          </table:table-cell>
          <table:table-cell office:value-type="float" office:value="1.86116607196886" calcext:value-type="float">
            <text:p>1.86116607196886</text:p>
          </table:table-cell>
          <table:table-cell office:value-type="string" calcext:value-type="string">
            <text:p><text:s/>V: '</text:p>
          </table:table-cell>
          <table:table-cell office:value-type="float" office:value="0.972160494327545" calcext:value-type="float">
            <text:p>0.972160494327545</text:p>
          </table:table-cell>
          <table:table-cell office:value-type="string" calcext:value-type="string">
            <text:p><text:s/>W: '</text:p>
          </table:table-cell>
          <table:table-cell office:value-type="float" office:value="-0.505152558705893" calcext:value-type="float">
            <text:p>-0.505152558705893</text:p>
          </table:table-cell>
          <table:table-cell office:value-type="string" calcext:value-type="string">
            <text:p><text:s/>x_e:'</text:p>
          </table:table-cell>
          <table:table-cell office:value-type="float" office:value="-3.50650705902684" calcext:value-type="float">
            <text:p>-3.50650705902684</text:p>
          </table:table-cell>
          <table:table-cell office:value-type="string" calcext:value-type="string">
            <text:p><text:s/>y_e:'</text:p>
          </table:table-cell>
          <table:table-cell office:value-type="float" office:value="-1.87300090094498" calcext:value-type="float">
            <text:p>-1.87300090094498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650999695331904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74.181" calcext:value-type="float">
            <text:p>274.181</text:p>
          </table:table-cell>
          <table:table-cell office:value-type="string" calcext:value-type="string">
            <text:p><text:s/>X: '</text:p>
          </table:table-cell>
          <table:table-cell office:value-type="float" office:value="4.69870145295347" calcext:value-type="float">
            <text:p>4.69870145295347</text:p>
          </table:table-cell>
          <table:table-cell office:value-type="string" calcext:value-type="string">
            <text:p><text:s/>Y: '</text:p>
          </table:table-cell>
          <table:table-cell office:value-type="float" office:value="1.8444864036329" calcext:value-type="float">
            <text:p>1.8444864036329</text:p>
          </table:table-cell>
          <table:table-cell office:value-type="string" calcext:value-type="string">
            <text:p><text:s/>V: '</text:p>
          </table:table-cell>
          <table:table-cell office:value-type="float" office:value="0.971440686702728" calcext:value-type="float">
            <text:p>0.971440686702728</text:p>
          </table:table-cell>
          <table:table-cell office:value-type="string" calcext:value-type="string">
            <text:p><text:s/>W: '</text:p>
          </table:table-cell>
          <table:table-cell office:value-type="float" office:value="-0.511695430939456" calcext:value-type="float">
            <text:p>-0.511695430939456</text:p>
          </table:table-cell>
          <table:table-cell office:value-type="string" calcext:value-type="string">
            <text:p><text:s/>x_e:'</text:p>
          </table:table-cell>
          <table:table-cell office:value-type="float" office:value="-3.60300004887803" calcext:value-type="float">
            <text:p>-3.60300004887803</text:p>
          </table:table-cell>
          <table:table-cell office:value-type="string" calcext:value-type="string">
            <text:p><text:s/>y_e:'</text:p>
          </table:table-cell>
          <table:table-cell office:value-type="float" office:value="-1.86116607196886" calcext:value-type="float">
            <text:p>-1.86116607196886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6647849013061014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74.282" calcext:value-type="float">
            <text:p>274.282</text:p>
          </table:table-cell>
          <table:table-cell office:value-type="string" calcext:value-type="string">
            <text:p><text:s/>X: '</text:p>
          </table:table-cell>
          <table:table-cell office:value-type="float" office:value="4.79443491251921" calcext:value-type="float">
            <text:p>4.79443491251921</text:p>
          </table:table-cell>
          <table:table-cell office:value-type="string" calcext:value-type="string">
            <text:p><text:s/>Y: '</text:p>
          </table:table-cell>
          <table:table-cell office:value-type="float" office:value="1.82270379822542" calcext:value-type="float">
            <text:p>1.82270379822542</text:p>
          </table:table-cell>
          <table:table-cell office:value-type="string" calcext:value-type="string">
            <text:p><text:s/>V: '</text:p>
          </table:table-cell>
          <table:table-cell office:value-type="float" office:value="0.97208247423172" calcext:value-type="float">
            <text:p>0.97208247423172</text:p>
          </table:table-cell>
          <table:table-cell office:value-type="string" calcext:value-type="string">
            <text:p><text:s/>W: '</text:p>
          </table:table-cell>
          <table:table-cell office:value-type="float" office:value="-0.499752774296037" calcext:value-type="float">
            <text:p>-0.499752774296037</text:p>
          </table:table-cell>
          <table:table-cell office:value-type="string" calcext:value-type="string">
            <text:p><text:s/>x_e:'</text:p>
          </table:table-cell>
          <table:table-cell office:value-type="float" office:value="-3.69870145295347" calcext:value-type="float">
            <text:p>-3.69870145295347</text:p>
          </table:table-cell>
          <table:table-cell office:value-type="string" calcext:value-type="string">
            <text:p><text:s/>y_e:'</text:p>
          </table:table-cell>
          <table:table-cell office:value-type="float" office:value="-1.8444864036329" calcext:value-type="float">
            <text:p>-1.8444864036329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678997712692701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74.381" calcext:value-type="float">
            <text:p>274.381</text:p>
          </table:table-cell>
          <table:table-cell office:value-type="string" calcext:value-type="string">
            <text:p><text:s/>X: '</text:p>
          </table:table-cell>
          <table:table-cell office:value-type="float" office:value="4.88707961368801" calcext:value-type="float">
            <text:p>4.88707961368801</text:p>
          </table:table-cell>
          <table:table-cell office:value-type="string" calcext:value-type="string">
            <text:p><text:s/>Y: '</text:p>
          </table:table-cell>
          <table:table-cell office:value-type="float" office:value="1.7966442277428" calcext:value-type="float">
            <text:p>1.7966442277428</text:p>
          </table:table-cell>
          <table:table-cell office:value-type="string" calcext:value-type="string">
            <text:p><text:s/>V: '</text:p>
          </table:table-cell>
          <table:table-cell office:value-type="float" office:value="0.972121436119079" calcext:value-type="float">
            <text:p>0.972121436119079</text:p>
          </table:table-cell>
          <table:table-cell office:value-type="string" calcext:value-type="string">
            <text:p><text:s/>W: '</text:p>
          </table:table-cell>
          <table:table-cell office:value-type="float" office:value="-0.497929056006742" calcext:value-type="float">
            <text:p>-0.497929056006742</text:p>
          </table:table-cell>
          <table:table-cell office:value-type="string" calcext:value-type="string">
            <text:p><text:s/>x_e:'</text:p>
          </table:table-cell>
          <table:table-cell office:value-type="float" office:value="-3.79443491251921" calcext:value-type="float">
            <text:p>-3.79443491251921</text:p>
          </table:table-cell>
          <table:table-cell office:value-type="string" calcext:value-type="string">
            <text:p><text:s/>y_e:'</text:p>
          </table:table-cell>
          <table:table-cell office:value-type="float" office:value="-1.82270379822542" calcext:value-type="float">
            <text:p>-1.82270379822542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6937781952046573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74.481" calcext:value-type="float">
            <text:p>274.481</text:p>
          </table:table-cell>
          <table:table-cell office:value-type="string" calcext:value-type="string">
            <text:p><text:s/>X: '</text:p>
          </table:table-cell>
          <table:table-cell office:value-type="float" office:value="4.97958890994103" calcext:value-type="float">
            <text:p>4.97958890994103</text:p>
          </table:table-cell>
          <table:table-cell office:value-type="string" calcext:value-type="string">
            <text:p><text:s/>Y: '</text:p>
          </table:table-cell>
          <table:table-cell office:value-type="float" office:value="1.76562839123421" calcext:value-type="float">
            <text:p>1.76562839123421</text:p>
          </table:table-cell>
          <table:table-cell office:value-type="string" calcext:value-type="string">
            <text:p><text:s/>V: '</text:p>
          </table:table-cell>
          <table:table-cell office:value-type="float" office:value="0.975702414035797" calcext:value-type="float">
            <text:p>0.975702414035797</text:p>
          </table:table-cell>
          <table:table-cell office:value-type="string" calcext:value-type="string">
            <text:p><text:s/>W: '</text:p>
          </table:table-cell>
          <table:table-cell office:value-type="float" office:value="-0.48561562113015" calcext:value-type="float">
            <text:p>-0.48561562113015</text:p>
          </table:table-cell>
          <table:table-cell office:value-type="string" calcext:value-type="string">
            <text:p><text:s/>x_e:'</text:p>
          </table:table-cell>
          <table:table-cell office:value-type="float" office:value="-3.88707961368801" calcext:value-type="float">
            <text:p>-3.88707961368801</text:p>
          </table:table-cell>
          <table:table-cell office:value-type="string" calcext:value-type="string">
            <text:p><text:s/>y_e:'</text:p>
          </table:table-cell>
          <table:table-cell office:value-type="float" office:value="-1.7966442277428" calcext:value-type="float">
            <text:p>-1.7966442277428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7086320118565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74.582" calcext:value-type="float">
            <text:p>274.582</text:p>
          </table:table-cell>
          <table:table-cell office:value-type="string" calcext:value-type="string">
            <text:p><text:s/>X: '</text:p>
          </table:table-cell>
          <table:table-cell office:value-type="float" office:value="5.07154183795775" calcext:value-type="float">
            <text:p>5.07154183795775</text:p>
          </table:table-cell>
          <table:table-cell office:value-type="string" calcext:value-type="string">
            <text:p><text:s/>Y: '</text:p>
          </table:table-cell>
          <table:table-cell office:value-type="float" office:value="1.729745516718" calcext:value-type="float">
            <text:p>1.729745516718</text:p>
          </table:table-cell>
          <table:table-cell office:value-type="string" calcext:value-type="string">
            <text:p><text:s/>V: '</text:p>
          </table:table-cell>
          <table:table-cell office:value-type="float" office:value="0.977289496898651" calcext:value-type="float">
            <text:p>0.977289496898651</text:p>
          </table:table-cell>
          <table:table-cell office:value-type="string" calcext:value-type="string">
            <text:p><text:s/>W: '</text:p>
          </table:table-cell>
          <table:table-cell office:value-type="float" office:value="-0.471827777035265" calcext:value-type="float">
            <text:p>-0.471827777035265</text:p>
          </table:table-cell>
          <table:table-cell office:value-type="string" calcext:value-type="string">
            <text:p><text:s/>x_e:'</text:p>
          </table:table-cell>
          <table:table-cell office:value-type="float" office:value="-3.97958890994103" calcext:value-type="float">
            <text:p>-3.97958890994103</text:p>
          </table:table-cell>
          <table:table-cell office:value-type="string" calcext:value-type="string">
            <text:p><text:s/>y_e:'</text:p>
          </table:table-cell>
          <table:table-cell office:value-type="float" office:value="-1.76562839123421" calcext:value-type="float">
            <text:p>-1.76562839123421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724014333365244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74.681" calcext:value-type="float">
            <text:p>274.681</text:p>
          </table:table-cell>
          <table:table-cell office:value-type="string" calcext:value-type="string">
            <text:p><text:s/>X: '</text:p>
          </table:table-cell>
          <table:table-cell office:value-type="float" office:value="5.15975569741316" calcext:value-type="float">
            <text:p>5.15975569741316</text:p>
          </table:table-cell>
          <table:table-cell office:value-type="string" calcext:value-type="string">
            <text:p><text:s/>Y: '</text:p>
          </table:table-cell>
          <table:table-cell office:value-type="float" office:value="1.69038219374707" calcext:value-type="float">
            <text:p>1.69038219374707</text:p>
          </table:table-cell>
          <table:table-cell office:value-type="string" calcext:value-type="string">
            <text:p><text:s/>V: '</text:p>
          </table:table-cell>
          <table:table-cell office:value-type="float" office:value="0.975736463546753" calcext:value-type="float">
            <text:p>0.975736463546753</text:p>
          </table:table-cell>
          <table:table-cell office:value-type="string" calcext:value-type="string">
            <text:p><text:s/>W: '</text:p>
          </table:table-cell>
          <table:table-cell office:value-type="float" office:value="-0.462427185242435" calcext:value-type="float">
            <text:p>-0.462427185242435</text:p>
          </table:table-cell>
          <table:table-cell office:value-type="string" calcext:value-type="string">
            <text:p><text:s/>x_e:'</text:p>
          </table:table-cell>
          <table:table-cell office:value-type="float" office:value="-4.07154183795775" calcext:value-type="float">
            <text:p>-4.07154183795775</text:p>
          </table:table-cell>
          <table:table-cell office:value-type="string" calcext:value-type="string">
            <text:p><text:s/>y_e:'</text:p>
          </table:table-cell>
          <table:table-cell office:value-type="float" office:value="-1.729745516718" calcext:value-type="float">
            <text:p>-1.729745516718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739859265942882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74.782" calcext:value-type="float">
            <text:p>274.782</text:p>
          </table:table-cell>
          <table:table-cell office:value-type="string" calcext:value-type="string">
            <text:p><text:s/>X: '</text:p>
          </table:table-cell>
          <table:table-cell office:value-type="float" office:value="5.24782020928679" calcext:value-type="float">
            <text:p>5.24782020928679</text:p>
          </table:table-cell>
          <table:table-cell office:value-type="string" calcext:value-type="string">
            <text:p><text:s/>Y: '</text:p>
          </table:table-cell>
          <table:table-cell office:value-type="float" office:value="1.6461467870441" calcext:value-type="float">
            <text:p>1.6461467870441</text:p>
          </table:table-cell>
          <table:table-cell office:value-type="string" calcext:value-type="string">
            <text:p><text:s/>V: '</text:p>
          </table:table-cell>
          <table:table-cell office:value-type="float" office:value="0.975743928432465" calcext:value-type="float">
            <text:p>0.975743928432465</text:p>
          </table:table-cell>
          <table:table-cell office:value-type="string" calcext:value-type="string">
            <text:p><text:s/>W: '</text:p>
          </table:table-cell>
          <table:table-cell office:value-type="float" office:value="-0.455295361668231" calcext:value-type="float">
            <text:p>-0.455295361668231</text:p>
          </table:table-cell>
          <table:table-cell office:value-type="string" calcext:value-type="string">
            <text:p><text:s/>x_e:'</text:p>
          </table:table-cell>
          <table:table-cell office:value-type="float" office:value="-4.15975569741316" calcext:value-type="float">
            <text:p>-4.15975569741316</text:p>
          </table:table-cell>
          <table:table-cell office:value-type="string" calcext:value-type="string">
            <text:p><text:s/>y_e:'</text:p>
          </table:table-cell>
          <table:table-cell office:value-type="float" office:value="-1.69038219374707" calcext:value-type="float">
            <text:p>-1.69038219374707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755610645636582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74.881" calcext:value-type="float">
            <text:p>274.881</text:p>
          </table:table-cell>
          <table:table-cell office:value-type="string" calcext:value-type="string">
            <text:p><text:s/>X: '</text:p>
          </table:table-cell>
          <table:table-cell office:value-type="float" office:value="5.3320661561645" calcext:value-type="float">
            <text:p>5.3320661561645</text:p>
          </table:table-cell>
          <table:table-cell office:value-type="string" calcext:value-type="string">
            <text:p><text:s/>Y: '</text:p>
          </table:table-cell>
          <table:table-cell office:value-type="float" office:value="1.59885967120725" calcext:value-type="float">
            <text:p>1.59885967120725</text:p>
          </table:table-cell>
          <table:table-cell office:value-type="string" calcext:value-type="string">
            <text:p><text:s/>V: '</text:p>
          </table:table-cell>
          <table:table-cell office:value-type="float" office:value="0.975856431484222" calcext:value-type="float">
            <text:p>0.975856431484222</text:p>
          </table:table-cell>
          <table:table-cell office:value-type="string" calcext:value-type="string">
            <text:p><text:s/>W: '</text:p>
          </table:table-cell>
          <table:table-cell office:value-type="float" office:value="-0.449008958885469" calcext:value-type="float">
            <text:p>-0.449008958885469</text:p>
          </table:table-cell>
          <table:table-cell office:value-type="string" calcext:value-type="string">
            <text:p><text:s/>x_e:'</text:p>
          </table:table-cell>
          <table:table-cell office:value-type="float" office:value="-4.24782020928679" calcext:value-type="float">
            <text:p>-4.24782020928679</text:p>
          </table:table-cell>
          <table:table-cell office:value-type="string" calcext:value-type="string">
            <text:p><text:s/>y_e:'</text:p>
          </table:table-cell>
          <table:table-cell office:value-type="float" office:value="-1.6461467870441" calcext:value-type="float">
            <text:p>-1.6461467870441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771884528722762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74.981" calcext:value-type="float">
            <text:p>274.981</text:p>
          </table:table-cell>
          <table:table-cell office:value-type="string" calcext:value-type="string">
            <text:p><text:s/>X: '</text:p>
          </table:table-cell>
          <table:table-cell office:value-type="float" office:value="5.41494115678037" calcext:value-type="float">
            <text:p>5.41494115678037</text:p>
          </table:table-cell>
          <table:table-cell office:value-type="string" calcext:value-type="string">
            <text:p><text:s/>Y: '</text:p>
          </table:table-cell>
          <table:table-cell office:value-type="float" office:value="1.54737013622399" calcext:value-type="float">
            <text:p>1.54737013622399</text:p>
          </table:table-cell>
          <table:table-cell office:value-type="string" calcext:value-type="string">
            <text:p><text:s/>V: '</text:p>
          </table:table-cell>
          <table:table-cell office:value-type="float" office:value="0.975676070213318" calcext:value-type="float">
            <text:p>0.975676070213318</text:p>
          </table:table-cell>
          <table:table-cell office:value-type="string" calcext:value-type="string">
            <text:p><text:s/>W: '</text:p>
          </table:table-cell>
          <table:table-cell office:value-type="float" office:value="-0.443943977355957" calcext:value-type="float">
            <text:p>-0.443943977355957</text:p>
          </table:table-cell>
          <table:table-cell office:value-type="string" calcext:value-type="string">
            <text:p><text:s/>x_e:'</text:p>
          </table:table-cell>
          <table:table-cell office:value-type="float" office:value="-4.3320661561645" calcext:value-type="float">
            <text:p>-4.3320661561645</text:p>
          </table:table-cell>
          <table:table-cell office:value-type="string" calcext:value-type="string">
            <text:p><text:s/>y_e:'</text:p>
          </table:table-cell>
          <table:table-cell office:value-type="float" office:value="-1.59885967120725" calcext:value-type="float">
            <text:p>-1.59885967120725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788026116891991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75.081" calcext:value-type="float">
            <text:p>275.081</text:p>
          </table:table-cell>
          <table:table-cell office:value-type="string" calcext:value-type="string">
            <text:p><text:s/>X: '</text:p>
          </table:table-cell>
          <table:table-cell office:value-type="float" office:value="5.49545998184339" calcext:value-type="float">
            <text:p>5.49545998184339</text:p>
          </table:table-cell>
          <table:table-cell office:value-type="string" calcext:value-type="string">
            <text:p><text:s/>Y: '</text:p>
          </table:table-cell>
          <table:table-cell office:value-type="float" office:value="1.49224611537613" calcext:value-type="float">
            <text:p>1.49224611537613</text:p>
          </table:table-cell>
          <table:table-cell office:value-type="string" calcext:value-type="string">
            <text:p><text:s/>V: '</text:p>
          </table:table-cell>
          <table:table-cell office:value-type="float" office:value="0.975804225444794" calcext:value-type="float">
            <text:p>0.975804225444794</text:p>
          </table:table-cell>
          <table:table-cell office:value-type="string" calcext:value-type="string">
            <text:p><text:s/>W: '</text:p>
          </table:table-cell>
          <table:table-cell office:value-type="float" office:value="-0.440442182931555" calcext:value-type="float">
            <text:p>-0.440442182931555</text:p>
          </table:table-cell>
          <table:table-cell office:value-type="string" calcext:value-type="string">
            <text:p><text:s/>x_e:'</text:p>
          </table:table-cell>
          <table:table-cell office:value-type="float" office:value="-4.41494115678037" calcext:value-type="float">
            <text:p>-4.41494115678037</text:p>
          </table:table-cell>
          <table:table-cell office:value-type="string" calcext:value-type="string">
            <text:p><text:s/>y_e:'</text:p>
          </table:table-cell>
          <table:table-cell office:value-type="float" office:value="-1.54737013622399" calcext:value-type="float">
            <text:p>-1.54737013622399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8044859322005538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75.181" calcext:value-type="float">
            <text:p>275.181</text:p>
          </table:table-cell>
          <table:table-cell office:value-type="string" calcext:value-type="string">
            <text:p><text:s/>X: '</text:p>
          </table:table-cell>
          <table:table-cell office:value-type="float" office:value="5.57356571893385" calcext:value-type="float">
            <text:p>5.57356571893385</text:p>
          </table:table-cell>
          <table:table-cell office:value-type="string" calcext:value-type="string">
            <text:p><text:s/>Y: '</text:p>
          </table:table-cell>
          <table:table-cell office:value-type="float" office:value="1.43356110546491" calcext:value-type="float">
            <text:p>1.43356110546491</text:p>
          </table:table-cell>
          <table:table-cell office:value-type="string" calcext:value-type="string">
            <text:p><text:s/>V: '</text:p>
          </table:table-cell>
          <table:table-cell office:value-type="float" office:value="0.976956322193146" calcext:value-type="float">
            <text:p>0.976956322193146</text:p>
          </table:table-cell>
          <table:table-cell office:value-type="string" calcext:value-type="string">
            <text:p><text:s/>W: '</text:p>
          </table:table-cell>
          <table:table-cell office:value-type="float" office:value="-0.434689607964941" calcext:value-type="float">
            <text:p>-0.434689607964941</text:p>
          </table:table-cell>
          <table:table-cell office:value-type="string" calcext:value-type="string">
            <text:p><text:s/>x_e:'</text:p>
          </table:table-cell>
          <table:table-cell office:value-type="float" office:value="-4.49545998184339" calcext:value-type="float">
            <text:p>-4.49545998184339</text:p>
          </table:table-cell>
          <table:table-cell office:value-type="string" calcext:value-type="string">
            <text:p><text:s/>y_e:'</text:p>
          </table:table-cell>
          <table:table-cell office:value-type="float" office:value="-1.49224611537613" calcext:value-type="float">
            <text:p>-1.49224611537613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8210919885948718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75.281" calcext:value-type="float">
            <text:p>275.281</text:p>
          </table:table-cell>
          <table:table-cell office:value-type="string" calcext:value-type="string">
            <text:p><text:s/>X: '</text:p>
          </table:table-cell>
          <table:table-cell office:value-type="float" office:value="5.64905722511534" calcext:value-type="float">
            <text:p>5.64905722511534</text:p>
          </table:table-cell>
          <table:table-cell office:value-type="string" calcext:value-type="string">
            <text:p><text:s/>Y: '</text:p>
          </table:table-cell>
          <table:table-cell office:value-type="float" office:value="1.37152943548821" calcext:value-type="float">
            <text:p>1.37152943548821</text:p>
          </table:table-cell>
          <table:table-cell office:value-type="string" calcext:value-type="string">
            <text:p><text:s/>V: '</text:p>
          </table:table-cell>
          <table:table-cell office:value-type="float" office:value="0.977082165718079" calcext:value-type="float">
            <text:p>0.977082165718079</text:p>
          </table:table-cell>
          <table:table-cell office:value-type="string" calcext:value-type="string">
            <text:p><text:s/>W: '</text:p>
          </table:table-cell>
          <table:table-cell office:value-type="float" office:value="-0.431954900902438" calcext:value-type="float">
            <text:p>-0.431954900902438</text:p>
          </table:table-cell>
          <table:table-cell office:value-type="string" calcext:value-type="string">
            <text:p><text:s/>x_e:'</text:p>
          </table:table-cell>
          <table:table-cell office:value-type="float" office:value="-4.57356571893385" calcext:value-type="float">
            <text:p>-4.57356571893385</text:p>
          </table:table-cell>
          <table:table-cell office:value-type="string" calcext:value-type="string">
            <text:p><text:s/>y_e:'</text:p>
          </table:table-cell>
          <table:table-cell office:value-type="float" office:value="-1.43356110546491" calcext:value-type="float">
            <text:p>-1.43356110546491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83784713179839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75.381" calcext:value-type="float">
            <text:p>275.381</text:p>
          </table:table-cell>
          <table:table-cell office:value-type="string" calcext:value-type="string">
            <text:p><text:s/>X: '</text:p>
          </table:table-cell>
          <table:table-cell office:value-type="float" office:value="5.72179323033118" calcext:value-type="float">
            <text:p>5.72179323033118</text:p>
          </table:table-cell>
          <table:table-cell office:value-type="string" calcext:value-type="string">
            <text:p><text:s/>Y: '</text:p>
          </table:table-cell>
          <table:table-cell office:value-type="float" office:value="1.30630151395171" calcext:value-type="float">
            <text:p>1.30630151395171</text:p>
          </table:table-cell>
          <table:table-cell office:value-type="string" calcext:value-type="string">
            <text:p><text:s/>V: '</text:p>
          </table:table-cell>
          <table:table-cell office:value-type="float" office:value="0.976995813846588" calcext:value-type="float">
            <text:p>0.976995813846588</text:p>
          </table:table-cell>
          <table:table-cell office:value-type="string" calcext:value-type="string">
            <text:p><text:s/>W: '</text:p>
          </table:table-cell>
          <table:table-cell office:value-type="float" office:value="-0.429596194301743" calcext:value-type="float">
            <text:p>-0.429596194301743</text:p>
          </table:table-cell>
          <table:table-cell office:value-type="string" calcext:value-type="string">
            <text:p><text:s/>x_e:'</text:p>
          </table:table-cell>
          <table:table-cell office:value-type="float" office:value="-4.64905722511534" calcext:value-type="float">
            <text:p>-4.64905722511534</text:p>
          </table:table-cell>
          <table:table-cell office:value-type="string" calcext:value-type="string">
            <text:p><text:s/>y_e:'</text:p>
          </table:table-cell>
          <table:table-cell office:value-type="float" office:value="-1.37152943548821" calcext:value-type="float">
            <text:p>-1.37152943548821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8547179154700775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75.481" calcext:value-type="float">
            <text:p>275.481</text:p>
          </table:table-cell>
          <table:table-cell office:value-type="string" calcext:value-type="string">
            <text:p><text:s/>X: '</text:p>
          </table:table-cell>
          <table:table-cell office:value-type="float" office:value="5.79157364600136" calcext:value-type="float">
            <text:p>5.79157364600136</text:p>
          </table:table-cell>
          <table:table-cell office:value-type="string" calcext:value-type="string">
            <text:p><text:s/>Y: '</text:p>
          </table:table-cell>
          <table:table-cell office:value-type="float" office:value="1.23809523334424" calcext:value-type="float">
            <text:p>1.23809523334424</text:p>
          </table:table-cell>
          <table:table-cell office:value-type="string" calcext:value-type="string">
            <text:p><text:s/>V: '</text:p>
          </table:table-cell>
          <table:table-cell office:value-type="float" office:value="0.975776773929596" calcext:value-type="float">
            <text:p>0.975776773929596</text:p>
          </table:table-cell>
          <table:table-cell office:value-type="string" calcext:value-type="string">
            <text:p><text:s/>W: '</text:p>
          </table:table-cell>
          <table:table-cell office:value-type="float" office:value="-0.43133925817099" calcext:value-type="float">
            <text:p>-0.43133925817099</text:p>
          </table:table-cell>
          <table:table-cell office:value-type="string" calcext:value-type="string">
            <text:p><text:s/>x_e:'</text:p>
          </table:table-cell>
          <table:table-cell office:value-type="float" office:value="-4.72179323033118" calcext:value-type="float">
            <text:p>-4.72179323033118</text:p>
          </table:table-cell>
          <table:table-cell office:value-type="string" calcext:value-type="string">
            <text:p><text:s/>y_e:'</text:p>
          </table:table-cell>
          <table:table-cell office:value-type="float" office:value="-1.30630151395171" calcext:value-type="float">
            <text:p>-1.30630151395171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871689672504336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75.581" calcext:value-type="float">
            <text:p>275.581</text:p>
          </table:table-cell>
          <table:table-cell office:value-type="string" calcext:value-type="string">
            <text:p><text:s/>X: '</text:p>
          </table:table-cell>
          <table:table-cell office:value-type="float" office:value="5.85856490051866" calcext:value-type="float">
            <text:p>5.85856490051866</text:p>
          </table:table-cell>
          <table:table-cell office:value-type="string" calcext:value-type="string">
            <text:p><text:s/>Y: '</text:p>
          </table:table-cell>
          <table:table-cell office:value-type="float" office:value="1.16671237263281" calcext:value-type="float">
            <text:p>1.16671237263281</text:p>
          </table:table-cell>
          <table:table-cell office:value-type="string" calcext:value-type="string">
            <text:p><text:s/>V: '</text:p>
          </table:table-cell>
          <table:table-cell office:value-type="float" office:value="0.978945401191712" calcext:value-type="float">
            <text:p>0.978945401191712</text:p>
          </table:table-cell>
          <table:table-cell office:value-type="string" calcext:value-type="string">
            <text:p><text:s/>W: '</text:p>
          </table:table-cell>
          <table:table-cell office:value-type="float" office:value="-0.421733258718468" calcext:value-type="float">
            <text:p>-0.421733258718468</text:p>
          </table:table-cell>
          <table:table-cell office:value-type="string" calcext:value-type="string">
            <text:p><text:s/>x_e:'</text:p>
          </table:table-cell>
          <table:table-cell office:value-type="float" office:value="-4.79157364600136" calcext:value-type="float">
            <text:p>-4.79157364600136</text:p>
          </table:table-cell>
          <table:table-cell office:value-type="string" calcext:value-type="string">
            <text:p><text:s/>y_e:'</text:p>
          </table:table-cell>
          <table:table-cell office:value-type="float" office:value="-1.23809523334424" calcext:value-type="float">
            <text:p>-1.23809523334424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888733139348462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75.681" calcext:value-type="float">
            <text:p>275.681</text:p>
          </table:table-cell>
          <table:table-cell office:value-type="string" calcext:value-type="string">
            <text:p><text:s/>X: '</text:p>
          </table:table-cell>
          <table:table-cell office:value-type="float" office:value="5.92270033602063" calcext:value-type="float">
            <text:p>5.92270033602063</text:p>
          </table:table-cell>
          <table:table-cell office:value-type="string" calcext:value-type="string">
            <text:p><text:s/>Y: '</text:p>
          </table:table-cell>
          <table:table-cell office:value-type="float" office:value="1.09232115926975" calcext:value-type="float">
            <text:p>1.09232115926975</text:p>
          </table:table-cell>
          <table:table-cell office:value-type="string" calcext:value-type="string">
            <text:p><text:s/>V: '</text:p>
          </table:table-cell>
          <table:table-cell office:value-type="float" office:value="0.982212131500244" calcext:value-type="float">
            <text:p>0.982212131500244</text:p>
          </table:table-cell>
          <table:table-cell office:value-type="string" calcext:value-type="string">
            <text:p><text:s/>W: '</text:p>
          </table:table-cell>
          <table:table-cell office:value-type="float" office:value="-0.40524610266628" calcext:value-type="float">
            <text:p>-0.40524610266628</text:p>
          </table:table-cell>
          <table:table-cell office:value-type="string" calcext:value-type="string">
            <text:p><text:s/>x_e:'</text:p>
          </table:table-cell>
          <table:table-cell office:value-type="float" office:value="-4.85856490051866" calcext:value-type="float">
            <text:p>-4.85856490051866</text:p>
          </table:table-cell>
          <table:table-cell office:value-type="string" calcext:value-type="string">
            <text:p><text:s/>y_e:'</text:p>
          </table:table-cell>
          <table:table-cell office:value-type="float" office:value="-1.16671237263281" calcext:value-type="float">
            <text:p>-1.16671237263281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9059198560338038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75.781" calcext:value-type="float">
            <text:p>275.781</text:p>
          </table:table-cell>
          <table:table-cell office:value-type="string" calcext:value-type="string">
            <text:p><text:s/>X: '</text:p>
          </table:table-cell>
          <table:table-cell office:value-type="float" office:value="5.98377124813079" calcext:value-type="float">
            <text:p>5.98377124813079</text:p>
          </table:table-cell>
          <table:table-cell office:value-type="string" calcext:value-type="string">
            <text:p><text:s/>Y: '</text:p>
          </table:table-cell>
          <table:table-cell office:value-type="float" office:value="1.0153901725334" calcext:value-type="float">
            <text:p>1.0153901725334</text:p>
          </table:table-cell>
          <table:table-cell office:value-type="string" calcext:value-type="string">
            <text:p><text:s/>V: '</text:p>
          </table:table-cell>
          <table:table-cell office:value-type="float" office:value="0.982244013786316" calcext:value-type="float">
            <text:p>0.982244013786316</text:p>
          </table:table-cell>
          <table:table-cell office:value-type="string" calcext:value-type="string">
            <text:p><text:s/>W: '</text:p>
          </table:table-cell>
          <table:table-cell office:value-type="float" office:value="-0.393984656736075" calcext:value-type="float">
            <text:p>-0.393984656736075</text:p>
          </table:table-cell>
          <table:table-cell office:value-type="string" calcext:value-type="string">
            <text:p><text:s/>x_e:'</text:p>
          </table:table-cell>
          <table:table-cell office:value-type="float" office:value="-4.92270033602063" calcext:value-type="float">
            <text:p>-4.92270033602063</text:p>
          </table:table-cell>
          <table:table-cell office:value-type="string" calcext:value-type="string">
            <text:p><text:s/>y_e:'</text:p>
          </table:table-cell>
          <table:table-cell office:value-type="float" office:value="-1.09232115926975" calcext:value-type="float">
            <text:p>-1.09232115926975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923235830050212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75.881" calcext:value-type="float">
            <text:p>275.881</text:p>
          </table:table-cell>
          <table:table-cell office:value-type="string" calcext:value-type="string">
            <text:p><text:s/>X: '</text:p>
          </table:table-cell>
          <table:table-cell office:value-type="float" office:value="6.04175481623045" calcext:value-type="float">
            <text:p>6.04175481623045</text:p>
          </table:table-cell>
          <table:table-cell office:value-type="string" calcext:value-type="string">
            <text:p><text:s/>Y: '</text:p>
          </table:table-cell>
          <table:table-cell office:value-type="float" office:value="0.936126767633069" calcext:value-type="float">
            <text:p>0.936126767633069</text:p>
          </table:table-cell>
          <table:table-cell office:value-type="string" calcext:value-type="string">
            <text:p><text:s/>V: '</text:p>
          </table:table-cell>
          <table:table-cell office:value-type="float" office:value="0.982078485965729" calcext:value-type="float">
            <text:p>0.982078485965729</text:p>
          </table:table-cell>
          <table:table-cell office:value-type="string" calcext:value-type="string">
            <text:p><text:s/>W: '</text:p>
          </table:table-cell>
          <table:table-cell office:value-type="float" office:value="-0.384939176490508" calcext:value-type="float">
            <text:p>-0.384939176490508</text:p>
          </table:table-cell>
          <table:table-cell office:value-type="string" calcext:value-type="string">
            <text:p><text:s/>x_e:'</text:p>
          </table:table-cell>
          <table:table-cell office:value-type="float" office:value="-4.98377124813079" calcext:value-type="float">
            <text:p>-4.98377124813079</text:p>
          </table:table-cell>
          <table:table-cell office:value-type="string" calcext:value-type="string">
            <text:p><text:s/>y_e:'</text:p>
          </table:table-cell>
          <table:table-cell office:value-type="float" office:value="-1.0153901725334" calcext:value-type="float">
            <text:p>-1.0153901725334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9406041914399537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75.981" calcext:value-type="float">
            <text:p>275.981</text:p>
          </table:table-cell>
          <table:table-cell office:value-type="string" calcext:value-type="string">
            <text:p><text:s/>X: '</text:p>
          </table:table-cell>
          <table:table-cell office:value-type="float" office:value="6.09665049702437" calcext:value-type="float">
            <text:p>6.09665049702437</text:p>
          </table:table-cell>
          <table:table-cell office:value-type="string" calcext:value-type="string">
            <text:p><text:s/>Y: '</text:p>
          </table:table-cell>
          <table:table-cell office:value-type="float" office:value="0.854682498552685" calcext:value-type="float">
            <text:p>0.854682498552685</text:p>
          </table:table-cell>
          <table:table-cell office:value-type="string" calcext:value-type="string">
            <text:p><text:s/>V: '</text:p>
          </table:table-cell>
          <table:table-cell office:value-type="float" office:value="0.982176396369934" calcext:value-type="float">
            <text:p>0.982176396369934</text:p>
          </table:table-cell>
          <table:table-cell office:value-type="string" calcext:value-type="string">
            <text:p><text:s/>W: '</text:p>
          </table:table-cell>
          <table:table-cell office:value-type="float" office:value="-0.37799651364246" calcext:value-type="float">
            <text:p>-0.37799651364246</text:p>
          </table:table-cell>
          <table:table-cell office:value-type="string" calcext:value-type="string">
            <text:p><text:s/>x_e:'</text:p>
          </table:table-cell>
          <table:table-cell office:value-type="float" office:value="-5.04175481623045" calcext:value-type="float">
            <text:p>-5.04175481623045</text:p>
          </table:table-cell>
          <table:table-cell office:value-type="string" calcext:value-type="string">
            <text:p><text:s/>y_e:'</text:p>
          </table:table-cell>
          <table:table-cell office:value-type="float" office:value="-0.936126767633069" calcext:value-type="float">
            <text:p>-0.936126767633069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9580085064497794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76.081" calcext:value-type="float">
            <text:p>276.081</text:p>
          </table:table-cell>
          <table:table-cell office:value-type="string" calcext:value-type="string">
            <text:p><text:s/>X: '</text:p>
          </table:table-cell>
          <table:table-cell office:value-type="float" office:value="6.14843146855107" calcext:value-type="float">
            <text:p>6.14843146855107</text:p>
          </table:table-cell>
          <table:table-cell office:value-type="string" calcext:value-type="string">
            <text:p><text:s/>Y: '</text:p>
          </table:table-cell>
          <table:table-cell office:value-type="float" office:value="0.771218098339399" calcext:value-type="float">
            <text:p>0.771218098339399</text:p>
          </table:table-cell>
          <table:table-cell office:value-type="string" calcext:value-type="string">
            <text:p><text:s/>V: '</text:p>
          </table:table-cell>
          <table:table-cell office:value-type="float" office:value="0.982220704078674" calcext:value-type="float">
            <text:p>0.982220704078674</text:p>
          </table:table-cell>
          <table:table-cell office:value-type="string" calcext:value-type="string">
            <text:p><text:s/>W: '</text:p>
          </table:table-cell>
          <table:table-cell office:value-type="float" office:value="-0.372784729463508" calcext:value-type="float">
            <text:p>-0.372784729463508</text:p>
          </table:table-cell>
          <table:table-cell office:value-type="string" calcext:value-type="string">
            <text:p><text:s/>x_e:'</text:p>
          </table:table-cell>
          <table:table-cell office:value-type="float" office:value="-5.09665049702437" calcext:value-type="float">
            <text:p>-5.09665049702437</text:p>
          </table:table-cell>
          <table:table-cell office:value-type="string" calcext:value-type="string">
            <text:p><text:s/>y_e:'</text:p>
          </table:table-cell>
          <table:table-cell office:value-type="float" office:value="-0.854682498552685" calcext:value-type="float">
            <text:p>-0.854682498552685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9754436612887827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76.181" calcext:value-type="float">
            <text:p>276.181</text:p>
          </table:table-cell>
          <table:table-cell office:value-type="string" calcext:value-type="string">
            <text:p><text:s/>X: '</text:p>
          </table:table-cell>
          <table:table-cell office:value-type="float" office:value="6.19707366974086" calcext:value-type="float">
            <text:p>6.19707366974086</text:p>
          </table:table-cell>
          <table:table-cell office:value-type="string" calcext:value-type="string">
            <text:p><text:s/>Y: '</text:p>
          </table:table-cell>
          <table:table-cell office:value-type="float" office:value="0.68586793840658" calcext:value-type="float">
            <text:p>0.68586793840658</text:p>
          </table:table-cell>
          <table:table-cell office:value-type="string" calcext:value-type="string">
            <text:p><text:s/>V: '</text:p>
          </table:table-cell>
          <table:table-cell office:value-type="float" office:value="0.982380452632904" calcext:value-type="float">
            <text:p>0.982380452632904</text:p>
          </table:table-cell>
          <table:table-cell office:value-type="string" calcext:value-type="string">
            <text:p><text:s/>W: '</text:p>
          </table:table-cell>
          <table:table-cell office:value-type="float" office:value="-0.367905427174396" calcext:value-type="float">
            <text:p>-0.367905427174396</text:p>
          </table:table-cell>
          <table:table-cell office:value-type="string" calcext:value-type="string">
            <text:p><text:s/>x_e:'</text:p>
          </table:table-cell>
          <table:table-cell office:value-type="float" office:value="-5.14843146855107" calcext:value-type="float">
            <text:p>-5.14843146855107</text:p>
          </table:table-cell>
          <table:table-cell office:value-type="string" calcext:value-type="string">
            <text:p><text:s/>y_e:'</text:p>
          </table:table-cell>
          <table:table-cell office:value-type="float" office:value="-0.771218098339399" calcext:value-type="float">
            <text:p>-0.771218098339399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2.992901528021959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76.281" calcext:value-type="float">
            <text:p>276.281</text:p>
          </table:table-cell>
          <table:table-cell office:value-type="string" calcext:value-type="string">
            <text:p><text:s/>X: '</text:p>
          </table:table-cell>
          <table:table-cell office:value-type="float" office:value="6.2425023991297" calcext:value-type="float">
            <text:p>6.2425023991297</text:p>
          </table:table-cell>
          <table:table-cell office:value-type="string" calcext:value-type="string">
            <text:p><text:s/>Y: '</text:p>
          </table:table-cell>
          <table:table-cell office:value-type="float" office:value="0.598865241460087" calcext:value-type="float">
            <text:p>0.598865241460087</text:p>
          </table:table-cell>
          <table:table-cell office:value-type="string" calcext:value-type="string">
            <text:p><text:s/>V: '</text:p>
          </table:table-cell>
          <table:table-cell office:value-type="float" office:value="0.981490638256073" calcext:value-type="float">
            <text:p>0.981490638256073</text:p>
          </table:table-cell>
          <table:table-cell office:value-type="string" calcext:value-type="string">
            <text:p><text:s/>W: '</text:p>
          </table:table-cell>
          <table:table-cell office:value-type="float" office:value="-0.357474895844977" calcext:value-type="float">
            <text:p>-0.357474895844977</text:p>
          </table:table-cell>
          <table:table-cell office:value-type="string" calcext:value-type="string">
            <text:p><text:s/>x_e:'</text:p>
          </table:table-cell>
          <table:table-cell office:value-type="float" office:value="-5.19707366974086" calcext:value-type="float">
            <text:p>-5.19707366974086</text:p>
          </table:table-cell>
          <table:table-cell office:value-type="string" calcext:value-type="string">
            <text:p><text:s/>y_e:'</text:p>
          </table:table-cell>
          <table:table-cell office:value-type="float" office:value="-0.68586793840658" calcext:value-type="float">
            <text:p>-0.68586793840658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3.0103789643357546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76.381" calcext:value-type="float">
            <text:p>276.381</text:p>
          </table:table-cell>
          <table:table-cell office:value-type="string" calcext:value-type="string">
            <text:p><text:s/>X: '</text:p>
          </table:table-cell>
          <table:table-cell office:value-type="float" office:value="6.28481705979826" calcext:value-type="float">
            <text:p>6.28481705979826</text:p>
          </table:table-cell>
          <table:table-cell office:value-type="string" calcext:value-type="string">
            <text:p><text:s/>Y: '</text:p>
          </table:table-cell>
          <table:table-cell office:value-type="float" office:value="0.510243366636124" calcext:value-type="float">
            <text:p>0.510243366636124</text:p>
          </table:table-cell>
          <table:table-cell office:value-type="string" calcext:value-type="string">
            <text:p><text:s/>V: '</text:p>
          </table:table-cell>
          <table:table-cell office:value-type="float" office:value="0.982057391643524" calcext:value-type="float">
            <text:p>0.982057391643524</text:p>
          </table:table-cell>
          <table:table-cell office:value-type="string" calcext:value-type="string">
            <text:p><text:s/>W: '</text:p>
          </table:table-cell>
          <table:table-cell office:value-type="float" office:value="-0.362125000321722" calcext:value-type="float">
            <text:p>-0.362125000321722</text:p>
          </table:table-cell>
          <table:table-cell office:value-type="string" calcext:value-type="string">
            <text:p><text:s/>x_e:'</text:p>
          </table:table-cell>
          <table:table-cell office:value-type="float" office:value="-5.2425023991297" calcext:value-type="float">
            <text:p>-5.2425023991297</text:p>
          </table:table-cell>
          <table:table-cell office:value-type="string" calcext:value-type="string">
            <text:p><text:s/>y_e:'</text:p>
          </table:table-cell>
          <table:table-cell office:value-type="float" office:value="-0.598865241460087" calcext:value-type="float">
            <text:p>-0.598865241460087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3.0278529704512693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76.481" calcext:value-type="float">
            <text:p>276.481</text:p>
          </table:table-cell>
          <table:table-cell office:value-type="string" calcext:value-type="string">
            <text:p><text:s/>X: '</text:p>
          </table:table-cell>
          <table:table-cell office:value-type="float" office:value="6.32387290626157" calcext:value-type="float">
            <text:p>6.32387290626157</text:p>
          </table:table-cell>
          <table:table-cell office:value-type="string" calcext:value-type="string">
            <text:p><text:s/>Y: '</text:p>
          </table:table-cell>
          <table:table-cell office:value-type="float" office:value="0.420199607043916" calcext:value-type="float">
            <text:p>0.420199607043916</text:p>
          </table:table-cell>
          <table:table-cell office:value-type="string" calcext:value-type="string">
            <text:p><text:s/>V: '</text:p>
          </table:table-cell>
          <table:table-cell office:value-type="float" office:value="0.98149059009552" calcext:value-type="float">
            <text:p>0.98149059009552</text:p>
          </table:table-cell>
          <table:table-cell office:value-type="string" calcext:value-type="string">
            <text:p><text:s/>W: '</text:p>
          </table:table-cell>
          <table:table-cell office:value-type="float" office:value="-0.368979465530579" calcext:value-type="float">
            <text:p>-0.368979465530579</text:p>
          </table:table-cell>
          <table:table-cell office:value-type="string" calcext:value-type="string">
            <text:p><text:s/>x_e:'</text:p>
          </table:table-cell>
          <table:table-cell office:value-type="float" office:value="-5.28481705979826" calcext:value-type="float">
            <text:p>-5.28481705979826</text:p>
          </table:table-cell>
          <table:table-cell office:value-type="string" calcext:value-type="string">
            <text:p><text:s/>y_e:'</text:p>
          </table:table-cell>
          <table:table-cell office:value-type="float" office:value="-0.510243366636124" calcext:value-type="float">
            <text:p>-0.510243366636124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3.045342069021044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76.581" calcext:value-type="float">
            <text:p>276.581</text:p>
          </table:table-cell>
          <table:table-cell office:value-type="string" calcext:value-type="string">
            <text:p><text:s/>X: '</text:p>
          </table:table-cell>
          <table:table-cell office:value-type="float" office:value="6.35960807179093" calcext:value-type="float">
            <text:p>6.35960807179093</text:p>
          </table:table-cell>
          <table:table-cell office:value-type="string" calcext:value-type="string">
            <text:p><text:s/>Y: '</text:p>
          </table:table-cell>
          <table:table-cell office:value-type="float" office:value="0.328705772293183" calcext:value-type="float">
            <text:p>0.328705772293183</text:p>
          </table:table-cell>
          <table:table-cell office:value-type="string" calcext:value-type="string">
            <text:p><text:s/>V: '</text:p>
          </table:table-cell>
          <table:table-cell office:value-type="float" office:value="0.982248637199402" calcext:value-type="float">
            <text:p>0.982248637199402</text:p>
          </table:table-cell>
          <table:table-cell office:value-type="string" calcext:value-type="string">
            <text:p><text:s/>W: '</text:p>
          </table:table-cell>
          <table:table-cell office:value-type="float" office:value="-0.358725329479539" calcext:value-type="float">
            <text:p>-0.358725329479539</text:p>
          </table:table-cell>
          <table:table-cell office:value-type="string" calcext:value-type="string">
            <text:p><text:s/>x_e:'</text:p>
          </table:table-cell>
          <table:table-cell office:value-type="float" office:value="-5.32387290626157" calcext:value-type="float">
            <text:p>-5.32387290626157</text:p>
          </table:table-cell>
          <table:table-cell office:value-type="string" calcext:value-type="string">
            <text:p><text:s/>y_e:'</text:p>
          </table:table-cell>
          <table:table-cell office:value-type="float" office:value="-0.420199607043916" calcext:value-type="float">
            <text:p>-0.420199607043916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3.062828507383363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76.681" calcext:value-type="float">
            <text:p>276.681</text:p>
          </table:table-cell>
          <table:table-cell office:value-type="string" calcext:value-type="string">
            <text:p><text:s/>X: '</text:p>
          </table:table-cell>
          <table:table-cell office:value-type="float" office:value="6.39199571317228" calcext:value-type="float">
            <text:p>6.39199571317228</text:p>
          </table:table-cell>
          <table:table-cell office:value-type="string" calcext:value-type="string">
            <text:p><text:s/>Y: '</text:p>
          </table:table-cell>
          <table:table-cell office:value-type="float" office:value="0.236112446589064" calcext:value-type="float">
            <text:p>0.236112446589064</text:p>
          </table:table-cell>
          <table:table-cell office:value-type="string" calcext:value-type="string">
            <text:p><text:s/>V: '</text:p>
          </table:table-cell>
          <table:table-cell office:value-type="float" office:value="0.980942571163178" calcext:value-type="float">
            <text:p>0.980942571163178</text:p>
          </table:table-cell>
          <table:table-cell office:value-type="string" calcext:value-type="string">
            <text:p><text:s/>W: '</text:p>
          </table:table-cell>
          <table:table-cell office:value-type="float" office:value="-0.359964158161577" calcext:value-type="float">
            <text:p>-0.359964158161577</text:p>
          </table:table-cell>
          <table:table-cell office:value-type="string" calcext:value-type="string">
            <text:p><text:s/>x_e:'</text:p>
          </table:table-cell>
          <table:table-cell office:value-type="float" office:value="-5.35960807179093" calcext:value-type="float">
            <text:p>-5.35960807179093</text:p>
          </table:table-cell>
          <table:table-cell office:value-type="string" calcext:value-type="string">
            <text:p><text:s/>y_e:'</text:p>
          </table:table-cell>
          <table:table-cell office:value-type="float" office:value="-0.328705772293183" calcext:value-type="float">
            <text:p>-0.328705772293183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3.0803391878337107)</text:p>
          </table:table-cell>
        </table:table-row>
        <table:table-row table:style-name="ro1">
          <table:table-cell office:value-type="string" calcext:value-type="string">
            <text:p>('T: '</text:p>
          </table:table-cell>
          <table:table-cell office:value-type="float" office:value="276.782" calcext:value-type="float">
            <text:p>276.782</text:p>
          </table:table-cell>
          <table:table-cell office:value-type="string" calcext:value-type="string">
            <text:p><text:s/>X: '</text:p>
          </table:table-cell>
          <table:table-cell office:value-type="float" office:value="6.42134145089264" calcext:value-type="float">
            <text:p>6.42134145089264</text:p>
          </table:table-cell>
          <table:table-cell office:value-type="string" calcext:value-type="string">
            <text:p><text:s/>Y: '</text:p>
          </table:table-cell>
          <table:table-cell office:value-type="float" office:value="0.141408621225488" calcext:value-type="float">
            <text:p>0.141408621225488</text:p>
          </table:table-cell>
          <table:table-cell office:value-type="string" calcext:value-type="string">
            <text:p><text:s/>V: '</text:p>
          </table:table-cell>
          <table:table-cell office:value-type="float" office:value="0.981646437644958" calcext:value-type="float">
            <text:p>0.981646437644958</text:p>
          </table:table-cell>
          <table:table-cell office:value-type="string" calcext:value-type="string">
            <text:p><text:s/>W: '</text:p>
          </table:table-cell>
          <table:table-cell office:value-type="float" office:value="-0.34936013279191" calcext:value-type="float">
            <text:p>-0.34936013279191</text:p>
          </table:table-cell>
          <table:table-cell office:value-type="string" calcext:value-type="string">
            <text:p><text:s/>x_e:'</text:p>
          </table:table-cell>
          <table:table-cell office:value-type="float" office:value="-5.39199571317228" calcext:value-type="float">
            <text:p>-5.39199571317228</text:p>
          </table:table-cell>
          <table:table-cell office:value-type="string" calcext:value-type="string">
            <text:p><text:s/>y_e:'</text:p>
          </table:table-cell>
          <table:table-cell office:value-type="float" office:value="-0.236112446589064" calcext:value-type="float">
            <text:p>-0.236112446589064</text:p>
          </table:table-cell>
          <table:table-cell office:value-type="string" calcext:value-type="string">
            <text:p><text:s/>theta_e:'</text:p>
          </table:table-cell>
          <table:table-cell office:value-type="string" calcext:value-type="string">
            <text:p><text:s/>-3.097831175247212)</text:p>
          </table:table-cell>
        </table:table-row>
      </table:table>
      <table:table table:name="Sheet2" table:style-name="ta1">
        <table:shapes>
          <draw:frame draw:z-index="0" draw:style-name="gr1" draw:text-style-name="P1" svg:width="1154.07pt" svg:height="649.13pt" svg:x="105.28pt" svg:y="3868.44pt">
            <draw:object draw:notify-on-update-of-ranges="Sheet2.A1:Sheet2.A1 Sheet2.A2:Sheet2.A326 Sheet2.B1:Sheet2.B1 Sheet2.B2:Sheet2.B326 Sheet2.A1:Sheet2.A1 Sheet2.A2:Sheet2.A326 Sheet2.C1:Sheet2.C1 Sheet2.C2:Sheet2.C326 Sheet2.A1:Sheet2.A1 Sheet2.A2:Sheet2.A326 Sheet2.D1:Sheet2.D1 Sheet2.D2:Sheet2.D326 Sheet2.A1:Sheet2.A1 Sheet2.A2:Sheet2.A326 Sheet2.E1:Sheet2.E1 Sheet2.E2:Sheet2.E326 Sheet2.A1:Sheet2.A1 Sheet2.A2:Sheet2.A326 Sheet2.H1:Sheet2.H1 Sheet2.H2:Sheet2.H3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5" table:number-columns-repeated="7" table:default-cell-style-name="Default"/>
        <table:table-column table:style-name="co16" table:default-cell-style-name="Default"/>
        <table:table-column table:style-name="co15" table:number-columns-repeated="2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s/>x_e:</text:p>
          </table:table-cell>
          <table:table-cell office:value-type="string" calcext:value-type="string">
            <text:p><text:s/>y_e:</text:p>
          </table:table-cell>
          <table:table-cell office:value-type="string" calcext:value-type="string">
            <text:p><text:s/>theta_e: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BSTITUTE([.J2]; &quot;)&quot;; &quot;&quot;; 1)" office:value-type="string" office:string-value=" 0.0" calcext:value-type="string">
            <text:p><text:s/>0.0</text:p>
          </table:table-cell>
          <table:table-cell/>
          <table:table-cell office:value-type="string" calcext:value-type="string">
            <text:p><text:s/>0.0)</text:p>
          </table:table-cell>
        </table:table-row>
        <table:table-row table:style-name="ro1">
          <table:table-cell office:value-type="float" office:value="244.581" calcext:value-type="float">
            <text:p>244.581</text:p>
          </table:table-cell>
          <table:table-cell office:value-type="float" office:value="0.000318291723311471" calcext:value-type="float">
            <text:p>0.000318291723311</text:p>
          </table:table-cell>
          <table:table-cell office:value-type="float" office:value="0" calcext:value-type="float">
            <text:p>0</text:p>
          </table:table-cell>
          <table:table-cell office:value-type="float" office:value="0.00000130137550877407" calcext:value-type="float">
            <text:p>1.30137550877407E-06</text:p>
          </table:table-cell>
          <table:table-cell office:value-type="float" office:value="0.000109471051013294" calcext:value-type="float">
            <text:p>0.0001094710510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BSTITUTE([.J3]; &quot;)&quot;; &quot;&quot;; 1)" office:value-type="string" office:string-value=" 0.0" calcext:value-type="string">
            <text:p><text:s/>0.0</text:p>
          </table:table-cell>
          <table:table-cell/>
          <table:table-cell office:value-type="string" calcext:value-type="string">
            <text:p><text:s/>0.0)</text:p>
          </table:table-cell>
        </table:table-row>
        <table:table-row table:style-name="ro1">
          <table:table-cell office:value-type="float" office:value="244.581" calcext:value-type="float">
            <text:p>244.581</text:p>
          </table:table-cell>
          <table:table-cell office:value-type="float" office:value="0.000318291723311471" calcext:value-type="float">
            <text:p>0.000318291723311</text:p>
          </table:table-cell>
          <table:table-cell office:value-type="float" office:value="0" calcext:value-type="float">
            <text:p>0</text:p>
          </table:table-cell>
          <table:table-cell office:value-type="float" office:value="0.00000130137550877407" calcext:value-type="float">
            <text:p>1.30137550877407E-06</text:p>
          </table:table-cell>
          <table:table-cell office:value-type="float" office:value="0.000109471051013294" calcext:value-type="float">
            <text:p>0.000109471051013</text:p>
          </table:table-cell>
          <table:table-cell office:value-type="float" office:value="0.999681708276689" calcext:value-type="float">
            <text:p>0.999681708276689</text:p>
          </table:table-cell>
          <table:table-cell office:value-type="float" office:value="0" calcext:value-type="float">
            <text:p>0</text:p>
          </table:table-cell>
          <table:table-cell table:formula="of:=SUBSTITUTE([.J4]; &quot;)&quot;; &quot;&quot;; 1)" office:value-type="string" office:string-value=" 0.0" calcext:value-type="string">
            <text:p><text:s/>0.0</text:p>
          </table:table-cell>
          <table:table-cell/>
          <table:table-cell office:value-type="string" calcext:value-type="string">
            <text:p><text:s/>0.0)</text:p>
          </table:table-cell>
        </table:table-row>
        <table:table-row table:style-name="ro1">
          <table:table-cell office:value-type="float" office:value="244.681" calcext:value-type="float">
            <text:p>244.681</text:p>
          </table:table-cell>
          <table:table-cell office:value-type="float" office:value="0.000318302882048717" calcext:value-type="float">
            <text:p>0.000318302882049</text:p>
          </table:table-cell>
          <table:table-cell office:value-type="float" office:value="0.000000000298841461161594" calcext:value-type="float">
            <text:p>2.98841461161594E-10</text:p>
          </table:table-cell>
          <table:table-cell office:value-type="float" office:value="0.0000001116273815569" calcext:value-type="float">
            <text:p>1.116273815569E-07</text:p>
          </table:table-cell>
          <table:table-cell office:value-type="float" office:value="0.0000205924336487113" calcext:value-type="float">
            <text:p>2.05924336487113E-05</text:p>
          </table:table-cell>
          <table:table-cell office:value-type="float" office:value="0.999681708276689" calcext:value-type="float">
            <text:p>0.999681708276689</text:p>
          </table:table-cell>
          <table:table-cell office:value-type="float" office:value="0" calcext:value-type="float">
            <text:p>0</text:p>
          </table:table-cell>
          <table:table-cell table:formula="of:=SUBSTITUTE([.J5]; &quot;)&quot;; &quot;&quot;; 1)" office:value-type="string" office:string-value=" 0.0" calcext:value-type="string">
            <text:p><text:s/>0.0</text:p>
          </table:table-cell>
          <table:table-cell/>
          <table:table-cell office:value-type="string" calcext:value-type="string">
            <text:p><text:s/>0.0)</text:p>
          </table:table-cell>
        </table:table-row>
        <table:table-row table:style-name="ro1">
          <table:table-cell office:value-type="float" office:value="244.781" calcext:value-type="float">
            <text:p>244.781</text:p>
          </table:table-cell>
          <table:table-cell office:value-type="float" office:value="0.000318500927445617" calcext:value-type="float">
            <text:p>0.000318500927446</text:p>
          </table:table-cell>
          <table:table-cell office:value-type="float" office:value="0.00000000560309126517338" calcext:value-type="float">
            <text:p>5.60309126517338E-09</text:p>
          </table:table-cell>
          <table:table-cell office:value-type="float" office:value="0.00000198116416027005" calcext:value-type="float">
            <text:p>1.98116416027005E-06</text:p>
          </table:table-cell>
          <table:table-cell office:value-type="float" office:value="-0.0000151817372548669" calcext:value-type="float">
            <text:p>-1.51817372548669E-05</text:p>
          </table:table-cell>
          <table:table-cell office:value-type="float" office:value="0.999681697117951" calcext:value-type="float">
            <text:p>0.999681697117951</text:p>
          </table:table-cell>
          <table:table-cell office:value-type="float" office:value="-0.000000000298841461161594" calcext:value-type="float">
            <text:p>-2.98841461161594E-10</text:p>
          </table:table-cell>
          <table:table-cell table:formula="of:=SUBSTITUTE([.J6]; &quot;)&quot;; &quot;&quot;; 1)" office:value-type="string" office:string-value=" -2.9893661354723595e-10" calcext:value-type="string">
            <text:p><text:s/>-2.9893661354723595e-10</text:p>
          </table:table-cell>
          <table:table-cell/>
          <table:table-cell office:value-type="string" calcext:value-type="string">
            <text:p><text:s/>-2.9893661354723595e-10)</text:p>
          </table:table-cell>
        </table:table-row>
        <table:table-row table:style-name="ro1">
          <table:table-cell office:value-type="float" office:value="244.881" calcext:value-type="float">
            <text:p>244.881</text:p>
          </table:table-cell>
          <table:table-cell office:value-type="float" office:value="0.00774043311170781" calcext:value-type="float">
            <text:p>0.007740433111708</text:p>
          </table:table-cell>
          <table:table-cell office:value-type="float" office:value="0.000198775934625313" calcext:value-type="float">
            <text:p>0.000198775934625</text:p>
          </table:table-cell>
          <table:table-cell office:value-type="float" office:value="0.0742459338903427" calcext:value-type="float">
            <text:p>0.074245933890343</text:p>
          </table:table-cell>
          <table:table-cell office:value-type="float" office:value="0.0604968351053904" calcext:value-type="float">
            <text:p>0.060496835105391</text:p>
          </table:table-cell>
          <table:table-cell office:value-type="float" office:value="0.999681499072554" calcext:value-type="float">
            <text:p>0.999681499072554</text:p>
          </table:table-cell>
          <table:table-cell office:value-type="float" office:value="-0.00000000560309126517338" calcext:value-type="float">
            <text:p>-5.60309126517338E-09</text:p>
          </table:table-cell>
          <table:table-cell table:formula="of:=SUBSTITUTE([.J7]; &quot;)&quot;; &quot;&quot;; 1)" office:value-type="string" office:string-value=" -5.604876423512487e-09" calcext:value-type="string">
            <text:p><text:s/>-5.604876423512487e-09</text:p>
          </table:table-cell>
          <table:table-cell/>
          <table:table-cell office:value-type="string" calcext:value-type="string">
            <text:p><text:s/>-5.604876423512487e-09)</text:p>
          </table:table-cell>
        </table:table-row>
        <table:table-row table:style-name="ro1">
          <table:table-cell office:value-type="float" office:value="244.981" calcext:value-type="float">
            <text:p>244.981</text:p>
          </table:table-cell>
          <table:table-cell office:value-type="float" office:value="0.0247980295103709" calcext:value-type="float">
            <text:p>0.024798029510371</text:p>
          </table:table-cell>
          <table:table-cell office:value-type="float" office:value="0.000758888687607223" calcext:value-type="float">
            <text:p>0.000758888687607</text:p>
          </table:table-cell>
          <table:table-cell office:value-type="float" office:value="0.170667900085449" calcext:value-type="float">
            <text:p>0.170667900085449</text:p>
          </table:table-cell>
          <table:table-cell office:value-type="float" office:value="0.0000998025917145143" calcext:value-type="float">
            <text:p>9.98025917145143E-05</text:p>
          </table:table-cell>
          <table:table-cell office:value-type="float" office:value="0.992259566888292" calcext:value-type="float">
            <text:p>0.992259566888292</text:p>
          </table:table-cell>
          <table:table-cell office:value-type="float" office:value="-0.000198775934625313" calcext:value-type="float">
            <text:p>-0.000198775934625</text:p>
          </table:table-cell>
          <table:table-cell table:formula="of:=SUBSTITUTE([.J8]; &quot;)&quot;; &quot;&quot;; 1)" office:value-type="string" office:string-value=" -0.0002003265461976474" calcext:value-type="string">
            <text:p><text:s/>-0.0002003265461976474</text:p>
          </table:table-cell>
          <table:table-cell/>
          <table:table-cell office:value-type="string" calcext:value-type="string">
            <text:p><text:s/>-0.0002003265461976474)</text:p>
          </table:table-cell>
        </table:table-row>
        <table:table-row table:style-name="ro1">
          <table:table-cell office:value-type="float" office:value="245.082" calcext:value-type="float">
            <text:p>245.082</text:p>
          </table:table-cell>
          <table:table-cell office:value-type="float" office:value="0.0527035886856654" calcext:value-type="float">
            <text:p>0.052703588685665</text:p>
          </table:table-cell>
          <table:table-cell office:value-type="float" office:value="0.00167549000426477" calcext:value-type="float">
            <text:p>0.001675490004265</text:p>
          </table:table-cell>
          <table:table-cell office:value-type="float" office:value="0.276441670417786" calcext:value-type="float">
            <text:p>0.276441670417786</text:p>
          </table:table-cell>
          <table:table-cell office:value-type="float" office:value="0.0630221453057714" calcext:value-type="float">
            <text:p>0.063022145305772</text:p>
          </table:table-cell>
          <table:table-cell office:value-type="float" office:value="0.975201970489629" calcext:value-type="float">
            <text:p>0.975201970489629</text:p>
          </table:table-cell>
          <table:table-cell office:value-type="float" office:value="-0.000758888687607223" calcext:value-type="float">
            <text:p>-0.000758888687607</text:p>
          </table:table-cell>
          <table:table-cell table:formula="of:=SUBSTITUTE([.J9]; &quot;)&quot;; &quot;&quot;; 1)" office:value-type="string" office:string-value=" -0.0007781860141633795" calcext:value-type="string">
            <text:p><text:s/>-0.0007781860141633795</text:p>
          </table:table-cell>
          <table:table-cell/>
          <table:table-cell office:value-type="string" calcext:value-type="string">
            <text:p><text:s/>-0.0007781860141633795)</text:p>
          </table:table-cell>
        </table:table-row>
        <table:table-row table:style-name="ro1">
          <table:table-cell office:value-type="float" office:value="245.181" calcext:value-type="float">
            <text:p>245.181</text:p>
          </table:table-cell>
          <table:table-cell office:value-type="float" office:value="0.0905800509344306" calcext:value-type="float">
            <text:p>0.090580050934431</text:p>
          </table:table-cell>
          <table:table-cell office:value-type="float" office:value="0.0031610075703589" calcext:value-type="float">
            <text:p>0.003161007570359</text:p>
          </table:table-cell>
          <table:table-cell office:value-type="float" office:value="0.382884667754173" calcext:value-type="float">
            <text:p>0.382884667754173</text:p>
          </table:table-cell>
          <table:table-cell office:value-type="float" office:value="0.000324503484978733" calcext:value-type="float">
            <text:p>0.000324503484979</text:p>
          </table:table-cell>
          <table:table-cell office:value-type="float" office:value="0.947296411314335" calcext:value-type="float">
            <text:p>0.947296411314335</text:p>
          </table:table-cell>
          <table:table-cell office:value-type="float" office:value="-0.00167549000426477" calcext:value-type="float">
            <text:p>-0.001675490004265</text:p>
          </table:table-cell>
          <table:table-cell table:formula="of:=SUBSTITUTE([.J10]; &quot;)&quot;; &quot;&quot;; 1)" office:value-type="string" office:string-value=" -0.0017687053778491105" calcext:value-type="string">
            <text:p><text:s/>-0.0017687053778491105</text:p>
          </table:table-cell>
          <table:table-cell/>
          <table:table-cell office:value-type="string" calcext:value-type="string">
            <text:p><text:s/>-0.0017687053778491105)</text:p>
          </table:table-cell>
        </table:table-row>
        <table:table-row table:style-name="ro1">
          <table:table-cell office:value-type="float" office:value="245.281" calcext:value-type="float">
            <text:p>245.281</text:p>
          </table:table-cell>
          <table:table-cell office:value-type="float" office:value="0.138902406027857" calcext:value-type="float">
            <text:p>0.138902406027857</text:p>
          </table:table-cell>
          <table:table-cell office:value-type="float" office:value="0.00505776858942257" calcext:value-type="float">
            <text:p>0.005057768589423</text:p>
          </table:table-cell>
          <table:table-cell office:value-type="float" office:value="0.483595668315888" calcext:value-type="float">
            <text:p>0.483595668315888</text:p>
          </table:table-cell>
          <table:table-cell office:value-type="float" office:value="0.000518161130238728" calcext:value-type="float">
            <text:p>0.000518161130239</text:p>
          </table:table-cell>
          <table:table-cell office:value-type="float" office:value="0.909419949065569" calcext:value-type="float">
            <text:p>0.909419949065569</text:p>
          </table:table-cell>
          <table:table-cell office:value-type="float" office:value="-0.0031610075703589" calcext:value-type="float">
            <text:p>-0.003161007570359</text:p>
          </table:table-cell>
          <table:table-cell table:formula="of:=SUBSTITUTE([.J11]; &quot;)&quot;; &quot;&quot;; 1)" office:value-type="string" office:string-value=" -0.0034758362665761214" calcext:value-type="string">
            <text:p><text:s/>-0.0034758362665761214</text:p>
          </table:table-cell>
          <table:table-cell/>
          <table:table-cell office:value-type="string" calcext:value-type="string">
            <text:p><text:s/>-0.0034758362665761214)</text:p>
          </table:table-cell>
        </table:table-row>
        <table:table-row table:style-name="ro1">
          <table:table-cell office:value-type="float" office:value="245.381" calcext:value-type="float">
            <text:p>245.381</text:p>
          </table:table-cell>
          <table:table-cell office:value-type="float" office:value="0.193933044987266" calcext:value-type="float">
            <text:p>0.193933044987266</text:p>
          </table:table-cell>
          <table:table-cell office:value-type="float" office:value="0.00722070069691825" calcext:value-type="float">
            <text:p>0.007220700696918</text:p>
          </table:table-cell>
          <table:table-cell office:value-type="float" office:value="0.550731286525726" calcext:value-type="float">
            <text:p>0.550731286525726</text:p>
          </table:table-cell>
          <table:table-cell office:value-type="float" office:value="0.000830914600785956" calcext:value-type="float">
            <text:p>0.000830914600786</text:p>
          </table:table-cell>
          <table:table-cell office:value-type="float" office:value="0.861097593972143" calcext:value-type="float">
            <text:p>0.861097593972143</text:p>
          </table:table-cell>
          <table:table-cell office:value-type="float" office:value="-0.00505776858942257" calcext:value-type="float">
            <text:p>-0.005057768589423</text:p>
          </table:table-cell>
          <table:table-cell table:formula="of:=SUBSTITUTE([.J12]; &quot;)&quot;; &quot;&quot;; 1)" office:value-type="string" office:string-value=" -0.005873562372590289" calcext:value-type="string">
            <text:p><text:s/>-0.005873562372590289</text:p>
          </table:table-cell>
          <table:table-cell/>
          <table:table-cell office:value-type="string" calcext:value-type="string">
            <text:p><text:s/>-0.005873562372590289)</text:p>
          </table:table-cell>
        </table:table-row>
        <table:table-row table:style-name="ro1">
          <table:table-cell office:value-type="float" office:value="245.481" calcext:value-type="float">
            <text:p>245.481</text:p>
          </table:table-cell>
          <table:table-cell office:value-type="float" office:value="0.245767091121608" calcext:value-type="float">
            <text:p>0.245767091121608</text:p>
          </table:table-cell>
          <table:table-cell office:value-type="float" office:value="0.00926230709678809" calcext:value-type="float">
            <text:p>0.009262307096788</text:p>
          </table:table-cell>
          <table:table-cell office:value-type="float" office:value="0.518742372989655" calcext:value-type="float">
            <text:p>0.518742372989655</text:p>
          </table:table-cell>
          <table:table-cell office:value-type="float" office:value="0.0011105939566371" calcext:value-type="float">
            <text:p>0.001110593956637</text:p>
          </table:table-cell>
          <table:table-cell office:value-type="float" office:value="0.806066955012734" calcext:value-type="float">
            <text:p>0.806066955012734</text:p>
          </table:table-cell>
          <table:table-cell office:value-type="float" office:value="-0.00722070069691825" calcext:value-type="float">
            <text:p>-0.007220700696918</text:p>
          </table:table-cell>
          <table:table-cell table:formula="of:=SUBSTITUTE([.J13]; &quot;)&quot;; &quot;&quot;; 1)" office:value-type="string" office:string-value=" -0.008957701987763184" calcext:value-type="string">
            <text:p><text:s/>-0.008957701987763184</text:p>
          </table:table-cell>
          <table:table-cell/>
          <table:table-cell office:value-type="string" calcext:value-type="string">
            <text:p><text:s/>-0.008957701987763184)</text:p>
          </table:table-cell>
        </table:table-row>
        <table:table-row table:style-name="ro1">
          <table:table-cell office:value-type="float" office:value="245.581" calcext:value-type="float">
            <text:p>245.581</text:p>
          </table:table-cell>
          <table:table-cell office:value-type="float" office:value="0.294801906440111" calcext:value-type="float">
            <text:p>0.294801906440111</text:p>
          </table:table-cell>
          <table:table-cell office:value-type="float" office:value="0.011199113425128" calcext:value-type="float">
            <text:p>0.011199113425128</text:p>
          </table:table-cell>
          <table:table-cell office:value-type="float" office:value="0.490730509757996" calcext:value-type="float">
            <text:p>0.490730509757996</text:p>
          </table:table-cell>
          <table:table-cell office:value-type="float" office:value="0.00180747135575995" calcext:value-type="float">
            <text:p>0.00180747135576</text:p>
          </table:table-cell>
          <table:table-cell office:value-type="float" office:value="0.754232908878392" calcext:value-type="float">
            <text:p>0.754232908878392</text:p>
          </table:table-cell>
          <table:table-cell office:value-type="float" office:value="-0.00926230709678809" calcext:value-type="float">
            <text:p>-0.009262307096788</text:p>
          </table:table-cell>
          <table:table-cell table:formula="of:=SUBSTITUTE([.J14]; &quot;)&quot;; &quot;&quot;; 1)" office:value-type="string" office:string-value=" -0.012279816243302146" calcext:value-type="string">
            <text:p><text:s/>-0.012279816243302146</text:p>
          </table:table-cell>
          <table:table-cell/>
          <table:table-cell office:value-type="string" calcext:value-type="string">
            <text:p><text:s/>-0.012279816243302146)</text:p>
          </table:table-cell>
        </table:table-row>
        <table:table-row table:style-name="ro1">
          <table:table-cell office:value-type="float" office:value="245.681" calcext:value-type="float">
            <text:p>245.681</text:p>
          </table:table-cell>
          <table:table-cell office:value-type="float" office:value="0.340562223776042" calcext:value-type="float">
            <text:p>0.340562223776042</text:p>
          </table:table-cell>
          <table:table-cell office:value-type="float" office:value="0.0130148656921746" calcext:value-type="float">
            <text:p>0.013014865692175</text:p>
          </table:table-cell>
          <table:table-cell office:value-type="float" office:value="0.457963273525238" calcext:value-type="float">
            <text:p>0.457963273525238</text:p>
          </table:table-cell>
          <table:table-cell office:value-type="float" office:value="0.000930717192500471" calcext:value-type="float">
            <text:p>0.0009307171925</text:p>
          </table:table-cell>
          <table:table-cell office:value-type="float" office:value="0.705198093559889" calcext:value-type="float">
            <text:p>0.705198093559889</text:p>
          </table:table-cell>
          <table:table-cell office:value-type="float" office:value="-0.011199113425128" calcext:value-type="float">
            <text:p>-0.011199113425128</text:p>
          </table:table-cell>
          <table:table-cell table:formula="of:=SUBSTITUTE([.J15]; &quot;)&quot;; &quot;&quot;; 1)" office:value-type="string" office:string-value=" -0.01587947017698304" calcext:value-type="string">
            <text:p><text:s/>-0.01587947017698304</text:p>
          </table:table-cell>
          <table:table-cell/>
          <table:table-cell office:value-type="string" calcext:value-type="string">
            <text:p><text:s/>-0.01587947017698304)</text:p>
          </table:table-cell>
        </table:table-row>
        <table:table-row table:style-name="ro1">
          <table:table-cell office:value-type="float" office:value="245.781" calcext:value-type="float">
            <text:p>245.781</text:p>
          </table:table-cell>
          <table:table-cell office:value-type="float" office:value="0.383594295021423" calcext:value-type="float">
            <text:p>0.383594295021423</text:p>
          </table:table-cell>
          <table:table-cell office:value-type="float" office:value="0.0147263735648885" calcext:value-type="float">
            <text:p>0.014726373564889</text:p>
          </table:table-cell>
          <table:table-cell office:value-type="float" office:value="0.430660935640335" calcext:value-type="float">
            <text:p>0.430660935640335</text:p>
          </table:table-cell>
          <table:table-cell office:value-type="float" office:value="0.00239381158208272" calcext:value-type="float">
            <text:p>0.002393811582083</text:p>
          </table:table-cell>
          <table:table-cell office:value-type="float" office:value="0.659437776223957" calcext:value-type="float">
            <text:p>0.659437776223957</text:p>
          </table:table-cell>
          <table:table-cell office:value-type="float" office:value="-0.0130148656921746" calcext:value-type="float">
            <text:p>-0.013014865692175</text:p>
          </table:table-cell>
          <table:table-cell table:formula="of:=SUBSTITUTE([.J16]; &quot;)&quot;; &quot;&quot;; 1)" office:value-type="string" office:string-value=" -0.01973374395333324" calcext:value-type="string">
            <text:p><text:s/>-0.01973374395333324</text:p>
          </table:table-cell>
          <table:table-cell/>
          <table:table-cell office:value-type="string" calcext:value-type="string">
            <text:p><text:s/>-0.01973374395333324)</text:p>
          </table:table-cell>
        </table:table-row>
        <table:table-row table:style-name="ro1">
          <table:table-cell office:value-type="float" office:value="245.881" calcext:value-type="float">
            <text:p>245.881</text:p>
          </table:table-cell>
          <table:table-cell office:value-type="float" office:value="0.423444257953656" calcext:value-type="float">
            <text:p>0.423444257953656</text:p>
          </table:table-cell>
          <table:table-cell office:value-type="float" office:value="0.0163208744503824" calcext:value-type="float">
            <text:p>0.016320874450382</text:p>
          </table:table-cell>
          <table:table-cell office:value-type="float" office:value="0.398818502426147" calcext:value-type="float">
            <text:p>0.398818502426147</text:p>
          </table:table-cell>
          <table:table-cell office:value-type="float" office:value="-0.0129470652844532" calcext:value-type="float">
            <text:p>-0.012947065284453</text:p>
          </table:table-cell>
          <table:table-cell office:value-type="float" office:value="0.616405704978577" calcext:value-type="float">
            <text:p>0.616405704978577</text:p>
          </table:table-cell>
          <table:table-cell office:value-type="float" office:value="-0.0147263735648885" calcext:value-type="float">
            <text:p>-0.014726373564889</text:p>
          </table:table-cell>
          <table:table-cell table:formula="of:=SUBSTITUTE([.J17]; &quot;)&quot;; &quot;&quot;; 1)" office:value-type="string" office:string-value=" -0.023886172098121022" calcext:value-type="string">
            <text:p><text:s/>-0.023886172098121022</text:p>
          </table:table-cell>
          <table:table-cell/>
          <table:table-cell office:value-type="string" calcext:value-type="string">
            <text:p><text:s/>-0.023886172098121022)</text:p>
          </table:table-cell>
        </table:table-row>
        <table:table-row table:style-name="ro1">
          <table:table-cell office:value-type="float" office:value="245.981" calcext:value-type="float">
            <text:p>245.981</text:p>
          </table:table-cell>
          <table:table-cell office:value-type="float" office:value="0.460775515899667" calcext:value-type="float">
            <text:p>0.460775515899667</text:p>
          </table:table-cell>
          <table:table-cell office:value-type="float" office:value="0.0177661874601319" calcext:value-type="float">
            <text:p>0.017766187460132</text:p>
          </table:table-cell>
          <table:table-cell office:value-type="float" office:value="0.373592257618904" calcext:value-type="float">
            <text:p>0.373592257618904</text:p>
          </table:table-cell>
          <table:table-cell office:value-type="float" office:value="-0.00514752175434526" calcext:value-type="float">
            <text:p>-0.005147521754345</text:p>
          </table:table-cell>
          <table:table-cell office:value-type="float" office:value="0.576555742046344" calcext:value-type="float">
            <text:p>0.576555742046344</text:p>
          </table:table-cell>
          <table:table-cell office:value-type="float" office:value="-0.0163208744503824" calcext:value-type="float">
            <text:p>-0.016320874450382</text:p>
          </table:table-cell>
          <table:table-cell table:formula="of:=SUBSTITUTE([.J18]; &quot;)&quot;; &quot;&quot;; 1)" office:value-type="string" office:string-value=" -0.02829998204562187" calcext:value-type="string">
            <text:p><text:s/>-0.02829998204562187</text:p>
          </table:table-cell>
          <table:table-cell/>
          <table:table-cell office:value-type="string" calcext:value-type="string">
            <text:p><text:s/>-0.02829998204562187)</text:p>
          </table:table-cell>
        </table:table-row>
        <table:table-row table:style-name="ro1">
          <table:table-cell office:value-type="float" office:value="246.084" calcext:value-type="float">
            <text:p>246.084</text:p>
          </table:table-cell>
          <table:table-cell office:value-type="float" office:value="0.496719411763132" calcext:value-type="float">
            <text:p>0.496719411763132</text:p>
          </table:table-cell>
          <table:table-cell office:value-type="float" office:value="0.0191392579428684" calcext:value-type="float">
            <text:p>0.019139257942869</text:p>
          </table:table-cell>
          <table:table-cell office:value-type="float" office:value="0.349224390387535" calcext:value-type="float">
            <text:p>0.349224390387535</text:p>
          </table:table-cell>
          <table:table-cell office:value-type="float" office:value="-0.00916051433747073" calcext:value-type="float">
            <text:p>-0.009160514337471</text:p>
          </table:table-cell>
          <table:table-cell office:value-type="float" office:value="0.539224484100333" calcext:value-type="float">
            <text:p>0.539224484100333</text:p>
          </table:table-cell>
          <table:table-cell office:value-type="float" office:value="-0.0177661874601319" calcext:value-type="float">
            <text:p>-0.017766187460132</text:p>
          </table:table-cell>
          <table:table-cell table:formula="of:=SUBSTITUTE([.J19]; &quot;)&quot;; &quot;&quot;; 1)" office:value-type="string" office:string-value=" -0.032935750287829094" calcext:value-type="string">
            <text:p><text:s/>-0.032935750287829094</text:p>
          </table:table-cell>
          <table:table-cell/>
          <table:table-cell office:value-type="string" calcext:value-type="string">
            <text:p><text:s/>-0.032935750287829094)</text:p>
          </table:table-cell>
        </table:table-row>
        <table:table-row table:style-name="ro1">
          <table:table-cell office:value-type="float" office:value="246.181" calcext:value-type="float">
            <text:p>246.181</text:p>
          </table:table-cell>
          <table:table-cell office:value-type="float" office:value="0.528614267778411" calcext:value-type="float">
            <text:p>0.528614267778411</text:p>
          </table:table-cell>
          <table:table-cell office:value-type="float" office:value="0.0203275168783582" calcext:value-type="float">
            <text:p>0.020327516878358</text:p>
          </table:table-cell>
          <table:table-cell office:value-type="float" office:value="0.329041061162949" calcext:value-type="float">
            <text:p>0.329041061162949</text:p>
          </table:table-cell>
          <table:table-cell office:value-type="float" office:value="-0.00464024026709867" calcext:value-type="float">
            <text:p>-0.004640240267099</text:p>
          </table:table-cell>
          <table:table-cell office:value-type="float" office:value="0.503280588236868" calcext:value-type="float">
            <text:p>0.503280588236868</text:p>
          </table:table-cell>
          <table:table-cell office:value-type="float" office:value="-0.0191392579428684" calcext:value-type="float">
            <text:p>-0.019139257942869</text:p>
          </table:table-cell>
          <table:table-cell table:formula="of:=SUBSTITUTE([.J20]; &quot;)&quot;; &quot;&quot;; 1)" office:value-type="string" office:string-value=" -0.03801068421496261" calcext:value-type="string">
            <text:p><text:s/>-0.03801068421496261</text:p>
          </table:table-cell>
          <table:table-cell/>
          <table:table-cell office:value-type="string" calcext:value-type="string">
            <text:p><text:s/>-0.03801068421496261)</text:p>
          </table:table-cell>
        </table:table-row>
        <table:table-row table:style-name="ro1">
          <table:table-cell office:value-type="float" office:value="246.281" calcext:value-type="float">
            <text:p>246.281</text:p>
          </table:table-cell>
          <table:table-cell office:value-type="float" office:value="0.559164720972996" calcext:value-type="float">
            <text:p>0.559164720972996</text:p>
          </table:table-cell>
          <table:table-cell office:value-type="float" office:value="0.021451919693375" calcext:value-type="float">
            <text:p>0.021451919693375</text:p>
          </table:table-cell>
          <table:table-cell office:value-type="float" office:value="0.305711378931999" calcext:value-type="float">
            <text:p>0.305711378931999</text:p>
          </table:table-cell>
          <table:table-cell office:value-type="float" office:value="-0.00734491951494332" calcext:value-type="float">
            <text:p>-0.007344919514943</text:p>
          </table:table-cell>
          <table:table-cell office:value-type="float" office:value="0.471385732221588" calcext:value-type="float">
            <text:p>0.471385732221588</text:p>
          </table:table-cell>
          <table:table-cell office:value-type="float" office:value="-0.0203275168783582" calcext:value-type="float">
            <text:p>-0.020327516878358</text:p>
          </table:table-cell>
          <table:table-cell table:formula="of:=SUBSTITUTE([.J21]; &quot;)&quot;; &quot;&quot;; 1)" office:value-type="string" office:string-value=" -0.043096193389588554" calcext:value-type="string">
            <text:p><text:s/>-0.043096193389588554</text:p>
          </table:table-cell>
          <table:table-cell/>
          <table:table-cell office:value-type="string" calcext:value-type="string">
            <text:p><text:s/>-0.043096193389588554)</text:p>
          </table:table-cell>
        </table:table-row>
        <table:table-row table:style-name="ro1">
          <table:table-cell office:value-type="float" office:value="246.381" calcext:value-type="float">
            <text:p>246.381</text:p>
          </table:table-cell>
          <table:table-cell office:value-type="float" office:value="0.587994640557515" calcext:value-type="float">
            <text:p>0.587994640557515</text:p>
          </table:table-cell>
          <table:table-cell office:value-type="float" office:value="0.0224917951829308" calcext:value-type="float">
            <text:p>0.022491795182931</text:p>
          </table:table-cell>
          <table:table-cell office:value-type="float" office:value="0.288486672878265" calcext:value-type="float">
            <text:p>0.288486672878265</text:p>
          </table:table-cell>
          <table:table-cell office:value-type="float" office:value="-0.00354937472975398" calcext:value-type="float">
            <text:p>-0.003549374729754</text:p>
          </table:table-cell>
          <table:table-cell office:value-type="float" office:value="0.440835279027004" calcext:value-type="float">
            <text:p>0.440835279027004</text:p>
          </table:table-cell>
          <table:table-cell office:value-type="float" office:value="-0.021451919693375" calcext:value-type="float">
            <text:p>-0.021451919693375</text:p>
          </table:table-cell>
          <table:table-cell table:formula="of:=SUBSTITUTE([.J22]; &quot;)&quot;; &quot;&quot;; 1)" office:value-type="string" office:string-value=" -0.04862362904083246" calcext:value-type="string">
            <text:p><text:s/>-0.04862362904083246</text:p>
          </table:table-cell>
          <table:table-cell/>
          <table:table-cell office:value-type="string" calcext:value-type="string">
            <text:p><text:s/>-0.04862362904083246)</text:p>
          </table:table-cell>
        </table:table-row>
        <table:table-row table:style-name="ro1">
          <table:table-cell office:value-type="float" office:value="246.481" calcext:value-type="float">
            <text:p>246.481</text:p>
          </table:table-cell>
          <table:table-cell office:value-type="float" office:value="0.614834414436597" calcext:value-type="float">
            <text:p>0.614834414436597</text:p>
          </table:table-cell>
          <table:table-cell office:value-type="float" office:value="0.0234503487638172" calcext:value-type="float">
            <text:p>0.023450348763817</text:p>
          </table:table-cell>
          <table:table-cell office:value-type="float" office:value="0.268568852782249" calcext:value-type="float">
            <text:p>0.268568852782249</text:p>
          </table:table-cell>
          <table:table-cell office:value-type="float" office:value="-0.00292517334581858" calcext:value-type="float">
            <text:p>-0.002925173345819</text:p>
          </table:table-cell>
          <table:table-cell office:value-type="float" office:value="0.412005359442485" calcext:value-type="float">
            <text:p>0.412005359442485</text:p>
          </table:table-cell>
          <table:table-cell office:value-type="float" office:value="-0.0224917951829308" calcext:value-type="float">
            <text:p>-0.022491795182931</text:p>
          </table:table-cell>
          <table:table-cell table:formula="of:=SUBSTITUTE([.J23]; &quot;)&quot;; &quot;&quot;; 1)" office:value-type="string" office:string-value=" -0.054536892142537215" calcext:value-type="string">
            <text:p><text:s/>-0.054536892142537215</text:p>
          </table:table-cell>
          <table:table-cell/>
          <table:table-cell office:value-type="string" calcext:value-type="string">
            <text:p><text:s/>-0.054536892142537215)</text:p>
          </table:table-cell>
        </table:table-row>
        <table:table-row table:style-name="ro1">
          <table:table-cell office:value-type="float" office:value="246.581" calcext:value-type="float">
            <text:p>246.581</text:p>
          </table:table-cell>
          <table:table-cell office:value-type="float" office:value="0.640036048431649" calcext:value-type="float">
            <text:p>0.640036048431649</text:p>
          </table:table-cell>
          <table:table-cell office:value-type="float" office:value="0.024343016704603" calcext:value-type="float">
            <text:p>0.024343016704603</text:p>
          </table:table-cell>
          <table:table-cell office:value-type="float" office:value="0.252174386501312" calcext:value-type="float">
            <text:p>0.252174386501312</text:p>
          </table:table-cell>
          <table:table-cell office:value-type="float" office:value="-0.0133512077561344" calcext:value-type="float">
            <text:p>-0.013351207756134</text:p>
          </table:table-cell>
          <table:table-cell office:value-type="float" office:value="0.385165585563403" calcext:value-type="float">
            <text:p>0.385165585563403</text:p>
          </table:table-cell>
          <table:table-cell office:value-type="float" office:value="-0.0234503487638172" calcext:value-type="float">
            <text:p>-0.023450348763817</text:p>
          </table:table-cell>
          <table:table-cell table:formula="of:=SUBSTITUTE([.J24]; &quot;)&quot;; &quot;&quot;; 1)" office:value-type="string" office:string-value=" -0.06080874918376654" calcext:value-type="string">
            <text:p><text:s/>-0.06080874918376654</text:p>
          </table:table-cell>
          <table:table-cell/>
          <table:table-cell office:value-type="string" calcext:value-type="string">
            <text:p><text:s/>-0.06080874918376654)</text:p>
          </table:table-cell>
        </table:table-row>
        <table:table-row table:style-name="ro1">
          <table:table-cell office:value-type="float" office:value="246.681" calcext:value-type="float">
            <text:p>246.681</text:p>
          </table:table-cell>
          <table:table-cell office:value-type="float" office:value="0.663216660372995" calcext:value-type="float">
            <text:p>0.663216660372995</text:p>
          </table:table-cell>
          <table:table-cell office:value-type="float" office:value="0.0251331116543437" calcext:value-type="float">
            <text:p>0.025133111654344</text:p>
          </table:table-cell>
          <table:table-cell office:value-type="float" office:value="0.231940729498863" calcext:value-type="float">
            <text:p>0.231940729498863</text:p>
          </table:table-cell>
          <table:table-cell office:value-type="float" office:value="-0.024441045450877" calcext:value-type="float">
            <text:p>-0.024441045450877</text:p>
          </table:table-cell>
          <table:table-cell office:value-type="float" office:value="0.359963951568351" calcext:value-type="float">
            <text:p>0.359963951568351</text:p>
          </table:table-cell>
          <table:table-cell office:value-type="float" office:value="-0.024343016704603" calcext:value-type="float">
            <text:p>-0.024343016704603</text:p>
          </table:table-cell>
          <table:table-cell table:formula="of:=SUBSTITUTE([.J25]; &quot;)&quot;; &quot;&quot;; 1)" office:value-type="string" office:string-value=" -0.06752345254693487" calcext:value-type="string">
            <text:p><text:s/>-0.06752345254693487</text:p>
          </table:table-cell>
          <table:table-cell/>
          <table:table-cell office:value-type="string" calcext:value-type="string">
            <text:p><text:s/>-0.06752345254693487)</text:p>
          </table:table-cell>
        </table:table-row>
        <table:table-row table:style-name="ro1">
          <table:table-cell office:value-type="float" office:value="246.781" calcext:value-type="float">
            <text:p>246.781</text:p>
          </table:table-cell>
          <table:table-cell office:value-type="float" office:value="0.684779280619511" calcext:value-type="float">
            <text:p>0.684779280619511</text:p>
          </table:table-cell>
          <table:table-cell office:value-type="float" office:value="0.0258153002551651" calcext:value-type="float">
            <text:p>0.025815300255165</text:p>
          </table:table-cell>
          <table:table-cell office:value-type="float" office:value="0.215734089374542" calcext:value-type="float">
            <text:p>0.215734089374542</text:p>
          </table:table-cell>
          <table:table-cell office:value-type="float" office:value="-0.0219368417579007" calcext:value-type="float">
            <text:p>-0.021936841757901</text:p>
          </table:table-cell>
          <table:table-cell office:value-type="float" office:value="0.336783339627005" calcext:value-type="float">
            <text:p>0.336783339627005</text:p>
          </table:table-cell>
          <table:table-cell office:value-type="float" office:value="-0.0251331116543437" calcext:value-type="float">
            <text:p>-0.025133111654344</text:p>
          </table:table-cell>
          <table:table-cell table:formula="of:=SUBSTITUTE([.J26]; &quot;)&quot;; &quot;&quot;; 1)" office:value-type="string" office:string-value=" -0.07448886878128028" calcext:value-type="string">
            <text:p><text:s/>-0.07448886878128028</text:p>
          </table:table-cell>
          <table:table-cell/>
          <table:table-cell office:value-type="string" calcext:value-type="string">
            <text:p><text:s/>-0.07448886878128028)</text:p>
          </table:table-cell>
        </table:table-row>
        <table:table-row table:style-name="ro1">
          <table:table-cell office:value-type="float" office:value="246.881" calcext:value-type="float">
            <text:p>246.881</text:p>
          </table:table-cell>
          <table:table-cell office:value-type="float" office:value="0.704939172616625" calcext:value-type="float">
            <text:p>0.704939172616625</text:p>
          </table:table-cell>
          <table:table-cell office:value-type="float" office:value="0.0264088442620663" calcext:value-type="float">
            <text:p>0.026408844262066</text:p>
          </table:table-cell>
          <table:table-cell office:value-type="float" office:value="0.201686276137829" calcext:value-type="float">
            <text:p>0.201686276137829</text:p>
          </table:table-cell>
          <table:table-cell office:value-type="float" office:value="-0.0264294815350728" calcext:value-type="float">
            <text:p>-0.026429481535073</text:p>
          </table:table-cell>
          <table:table-cell office:value-type="float" office:value="0.315220719380488" calcext:value-type="float">
            <text:p>0.315220719380488</text:p>
          </table:table-cell>
          <table:table-cell office:value-type="float" office:value="-0.0258153002551651" calcext:value-type="float">
            <text:p>-0.025815300255165</text:p>
          </table:table-cell>
          <table:table-cell table:formula="of:=SUBSTITUTE([.J27]; &quot;)&quot;; &quot;&quot;; 1)" office:value-type="string" office:string-value=" -0.08171359263006277" calcext:value-type="string">
            <text:p><text:s/>-0.08171359263006277</text:p>
          </table:table-cell>
          <table:table-cell/>
          <table:table-cell office:value-type="string" calcext:value-type="string">
            <text:p><text:s/>-0.08171359263006277)</text:p>
          </table:table-cell>
        </table:table-row>
        <table:table-row table:style-name="ro1">
          <table:table-cell office:value-type="float" office:value="246.981" calcext:value-type="float">
            <text:p>246.981</text:p>
          </table:table-cell>
          <table:table-cell office:value-type="float" office:value="0.724090969628627" calcext:value-type="float">
            <text:p>0.724090969628627</text:p>
          </table:table-cell>
          <table:table-cell office:value-type="float" office:value="0.0269220508543426" calcext:value-type="float">
            <text:p>0.026922050854343</text:p>
          </table:table-cell>
          <table:table-cell office:value-type="float" office:value="0.191586719214916" calcext:value-type="float">
            <text:p>0.191586719214916</text:p>
          </table:table-cell>
          <table:table-cell office:value-type="float" office:value="-0.0308431351041219" calcext:value-type="float">
            <text:p>-0.030843135104122</text:p>
          </table:table-cell>
          <table:table-cell office:value-type="float" office:value="0.295060827383375" calcext:value-type="float">
            <text:p>0.295060827383375</text:p>
          </table:table-cell>
          <table:table-cell office:value-type="float" office:value="-0.0264088442620663" calcext:value-type="float">
            <text:p>-0.026408844262066</text:p>
          </table:table-cell>
          <table:table-cell table:formula="of:=SUBSTITUTE([.J28]; &quot;)&quot;; &quot;&quot;; 1)" office:value-type="string" office:string-value=" -0.08926519623746677" calcext:value-type="string">
            <text:p><text:s/>-0.08926519623746677</text:p>
          </table:table-cell>
          <table:table-cell/>
          <table:table-cell office:value-type="string" calcext:value-type="string">
            <text:p><text:s/>-0.08926519623746677)</text:p>
          </table:table-cell>
        </table:table-row>
        <table:table-row table:style-name="ro1">
          <table:table-cell office:value-type="float" office:value="247.082" calcext:value-type="float">
            <text:p>247.082</text:p>
          </table:table-cell>
          <table:table-cell office:value-type="float" office:value="0.74240542592605" calcext:value-type="float">
            <text:p>0.74240542592605</text:p>
          </table:table-cell>
          <table:table-cell office:value-type="float" office:value="0.0273562958128432" calcext:value-type="float">
            <text:p>0.027356295812843</text:p>
          </table:table-cell>
          <table:table-cell office:value-type="float" office:value="0.181382214426994" calcext:value-type="float">
            <text:p>0.181382214426994</text:p>
          </table:table-cell>
          <table:table-cell office:value-type="float" office:value="-0.038041324500578" calcext:value-type="float">
            <text:p>-0.038041324500578</text:p>
          </table:table-cell>
          <table:table-cell office:value-type="float" office:value="0.275909030371373" calcext:value-type="float">
            <text:p>0.275909030371373</text:p>
          </table:table-cell>
          <table:table-cell office:value-type="float" office:value="-0.0269220508543426" calcext:value-type="float">
            <text:p>-0.026922050854343</text:p>
          </table:table-cell>
          <table:table-cell table:formula="of:=SUBSTITUTE([.J29]; &quot;)&quot;; &quot;&quot;; 1)" office:value-type="string" office:string-value=" -0.09726790614593332" calcext:value-type="string">
            <text:p><text:s/>-0.09726790614593332</text:p>
          </table:table-cell>
          <table:table-cell/>
          <table:table-cell office:value-type="string" calcext:value-type="string">
            <text:p><text:s/>-0.09726790614593332)</text:p>
          </table:table-cell>
        </table:table-row>
        <table:table-row table:style-name="ro1">
          <table:table-cell office:value-type="float" office:value="247.181" calcext:value-type="float">
            <text:p>247.181</text:p>
          </table:table-cell>
          <table:table-cell office:value-type="float" office:value="0.759025506251026" calcext:value-type="float">
            <text:p>0.759025506251026</text:p>
          </table:table-cell>
          <table:table-cell office:value-type="float" office:value="0.0276864786351764" calcext:value-type="float">
            <text:p>0.027686478635177</text:p>
          </table:table-cell>
          <table:table-cell office:value-type="float" office:value="0.167912725150585" calcext:value-type="float">
            <text:p>0.167912725150585</text:p>
          </table:table-cell>
          <table:table-cell office:value-type="float" office:value="-0.0268833802407046" calcext:value-type="float">
            <text:p>-0.026883380240705</text:p>
          </table:table-cell>
          <table:table-cell office:value-type="float" office:value="0.25759457407395" calcext:value-type="float">
            <text:p>0.25759457407395</text:p>
          </table:table-cell>
          <table:table-cell office:value-type="float" office:value="-0.0273562958128432" calcext:value-type="float">
            <text:p>-0.027356295812843</text:p>
          </table:table-cell>
          <table:table-cell table:formula="of:=SUBSTITUTE([.J30]; &quot;)&quot;; &quot;&quot;; 1)" office:value-type="string" office:string-value=" -0.10580247160486735" calcext:value-type="string">
            <text:p><text:s/>-0.10580247160486735</text:p>
          </table:table-cell>
          <table:table-cell/>
          <table:table-cell office:value-type="string" calcext:value-type="string">
            <text:p><text:s/>-0.10580247160486735)</text:p>
          </table:table-cell>
        </table:table-row>
        <table:table-row table:style-name="ro1">
          <table:table-cell office:value-type="float" office:value="247.281" calcext:value-type="float">
            <text:p>247.281</text:p>
          </table:table-cell>
          <table:table-cell office:value-type="float" office:value="0.774505487819228" calcext:value-type="float">
            <text:p>0.774505487819228</text:p>
          </table:table-cell>
          <table:table-cell office:value-type="float" office:value="0.0279527982383273" calcext:value-type="float">
            <text:p>0.027952798238327</text:p>
          </table:table-cell>
          <table:table-cell office:value-type="float" office:value="0.154822722971439" calcext:value-type="float">
            <text:p>0.154822722971439</text:p>
          </table:table-cell>
          <table:table-cell office:value-type="float" office:value="-0.0200052699410772" calcext:value-type="float">
            <text:p>-0.020005269941077</text:p>
          </table:table-cell>
          <table:table-cell office:value-type="float" office:value="0.240974493748973" calcext:value-type="float">
            <text:p>0.240974493748973</text:p>
          </table:table-cell>
          <table:table-cell office:value-type="float" office:value="-0.0276864786351764" calcext:value-type="float">
            <text:p>-0.027686478635177</text:p>
          </table:table-cell>
          <table:table-cell table:formula="of:=SUBSTITUTE([.J31]; &quot;)&quot;; &quot;&quot;; 1)" office:value-type="string" office:string-value=" -0.11439222536886469" calcext:value-type="string">
            <text:p><text:s/>-0.11439222536886469</text:p>
          </table:table-cell>
          <table:table-cell/>
          <table:table-cell office:value-type="string" calcext:value-type="string">
            <text:p><text:s/>-0.11439222536886469)</text:p>
          </table:table-cell>
        </table:table-row>
        <table:table-row table:style-name="ro1">
          <table:table-cell office:value-type="float" office:value="247.381" calcext:value-type="float">
            <text:p>247.381</text:p>
          </table:table-cell>
          <table:table-cell office:value-type="float" office:value="0.789220926271771" calcext:value-type="float">
            <text:p>0.789220926271771</text:p>
          </table:table-cell>
          <table:table-cell office:value-type="float" office:value="0.0281765181719471" calcext:value-type="float">
            <text:p>0.028176518171947</text:p>
          </table:table-cell>
          <table:table-cell office:value-type="float" office:value="0.147171389698982" calcext:value-type="float">
            <text:p>0.147171389698982</text:p>
          </table:table-cell>
          <table:table-cell office:value-type="float" office:value="-0.0170832154262497" calcext:value-type="float">
            <text:p>-0.01708321542625</text:p>
          </table:table-cell>
          <table:table-cell office:value-type="float" office:value="0.225494512180772" calcext:value-type="float">
            <text:p>0.225494512180772</text:p>
          </table:table-cell>
          <table:table-cell office:value-type="float" office:value="-0.0279527982383273" calcext:value-type="float">
            <text:p>-0.027952798238327</text:p>
          </table:table-cell>
          <table:table-cell table:formula="of:=SUBSTITUTE([.J32]; &quot;)&quot;; &quot;&quot;; 1)" office:value-type="string" office:string-value=" -0.12333304109327872" calcext:value-type="string">
            <text:p><text:s/>-0.12333304109327872</text:p>
          </table:table-cell>
          <table:table-cell/>
          <table:table-cell office:value-type="string" calcext:value-type="string">
            <text:p><text:s/>-0.12333304109327872)</text:p>
          </table:table-cell>
        </table:table-row>
        <table:table-row table:style-name="ro1">
          <table:table-cell office:value-type="float" office:value="247.482" calcext:value-type="float">
            <text:p>247.482</text:p>
          </table:table-cell>
          <table:table-cell office:value-type="float" office:value="0.803456954029172" calcext:value-type="float">
            <text:p>0.803456954029172</text:p>
          </table:table-cell>
          <table:table-cell office:value-type="float" office:value="0.0283686248622807" calcext:value-type="float">
            <text:p>0.028368624862281</text:p>
          </table:table-cell>
          <table:table-cell office:value-type="float" office:value="0.140963602781296" calcext:value-type="float">
            <text:p>0.140963602781296</text:p>
          </table:table-cell>
          <table:table-cell office:value-type="float" office:value="-0.0277525186538696" calcext:value-type="float">
            <text:p>-0.02775251865387</text:p>
          </table:table-cell>
          <table:table-cell office:value-type="float" office:value="0.210779073728229" calcext:value-type="float">
            <text:p>0.210779073728229</text:p>
          </table:table-cell>
          <table:table-cell office:value-type="float" office:value="-0.0281765181719471" calcext:value-type="float">
            <text:p>-0.028176518171947</text:p>
          </table:table-cell>
          <table:table-cell table:formula="of:=SUBSTITUTE([.J33]; &quot;)&quot;; &quot;&quot;; 1)" office:value-type="string" office:string-value=" -0.13289013137298583" calcext:value-type="string">
            <text:p><text:s/>-0.13289013137298583</text:p>
          </table:table-cell>
          <table:table-cell/>
          <table:table-cell office:value-type="string" calcext:value-type="string">
            <text:p><text:s/>-0.13289013137298583)</text:p>
          </table:table-cell>
        </table:table-row>
        <table:table-row table:style-name="ro1">
          <table:table-cell office:value-type="float" office:value="247.581" calcext:value-type="float">
            <text:p>247.581</text:p>
          </table:table-cell>
          <table:table-cell office:value-type="float" office:value="0.816415970607619" calcext:value-type="float">
            <text:p>0.816415970607619</text:p>
          </table:table-cell>
          <table:table-cell office:value-type="float" office:value="0.0285071695337479" calcext:value-type="float">
            <text:p>0.028507169533748</text:p>
          </table:table-cell>
          <table:table-cell office:value-type="float" office:value="0.130906637847424" calcext:value-type="float">
            <text:p>0.130906637847424</text:p>
          </table:table-cell>
          <table:table-cell office:value-type="float" office:value="-0.0304034524653331" calcext:value-type="float">
            <text:p>-0.030403452465333</text:p>
          </table:table-cell>
          <table:table-cell office:value-type="float" office:value="0.196543045970829" calcext:value-type="float">
            <text:p>0.196543045970829</text:p>
          </table:table-cell>
          <table:table-cell office:value-type="float" office:value="-0.0283686248622807" calcext:value-type="float">
            <text:p>-0.028368624862281</text:p>
          </table:table-cell>
          <table:table-cell table:formula="of:=SUBSTITUTE([.J34]; &quot;)&quot;; &quot;&quot;; 1)" office:value-type="string" office:string-value=" -0.14334796632632502" calcext:value-type="string">
            <text:p><text:s/>-0.14334796632632502</text:p>
          </table:table-cell>
          <table:table-cell/>
          <table:table-cell office:value-type="string" calcext:value-type="string">
            <text:p><text:s/>-0.14334796632632502)</text:p>
          </table:table-cell>
        </table:table-row>
        <table:table-row table:style-name="ro1">
          <table:table-cell office:value-type="float" office:value="247.681" calcext:value-type="float">
            <text:p>247.681</text:p>
          </table:table-cell>
          <table:table-cell office:value-type="float" office:value="0.828500071556563" calcext:value-type="float">
            <text:p>0.828500071556563</text:p>
          </table:table-cell>
          <table:table-cell office:value-type="float" office:value="0.0285999849569481" calcext:value-type="float">
            <text:p>0.028599984956948</text:p>
          </table:table-cell>
          <table:table-cell office:value-type="float" office:value="0.120844573915005" calcext:value-type="float">
            <text:p>0.120844573915005</text:p>
          </table:table-cell>
          <table:table-cell office:value-type="float" office:value="-0.0365645217608257" calcext:value-type="float">
            <text:p>-0.036564521760826</text:p>
          </table:table-cell>
          <table:table-cell office:value-type="float" office:value="0.183584029392381" calcext:value-type="float">
            <text:p>0.183584029392381</text:p>
          </table:table-cell>
          <table:table-cell office:value-type="float" office:value="-0.0285071695337479" calcext:value-type="float">
            <text:p>-0.028507169533748</text:p>
          </table:table-cell>
          <table:table-cell table:formula="of:=SUBSTITUTE([.J35]; &quot;)&quot;; &quot;&quot;; 1)" office:value-type="string" office:string-value=" -0.15405100358348922" calcext:value-type="string">
            <text:p><text:s/>-0.15405100358348922</text:p>
          </table:table-cell>
          <table:table-cell/>
          <table:table-cell office:value-type="string" calcext:value-type="string">
            <text:p><text:s/>-0.15405100358348922)</text:p>
          </table:table-cell>
        </table:table-row>
        <table:table-row table:style-name="ro1">
          <table:table-cell office:value-type="float" office:value="247.781" calcext:value-type="float">
            <text:p>247.781</text:p>
          </table:table-cell>
          <table:table-cell office:value-type="float" office:value="0.839586926967402" calcext:value-type="float">
            <text:p>0.839586926967402</text:p>
          </table:table-cell>
          <table:table-cell office:value-type="float" office:value="0.0286446007578497" calcext:value-type="float">
            <text:p>0.02864460075785</text:p>
          </table:table-cell>
          <table:table-cell office:value-type="float" office:value="0.11086945182085" calcext:value-type="float">
            <text:p>0.11086945182085</text:p>
          </table:table-cell>
          <table:table-cell office:value-type="float" office:value="-0.0383484930877226" calcext:value-type="float">
            <text:p>-0.038348493087723</text:p>
          </table:table-cell>
          <table:table-cell office:value-type="float" office:value="0.171499928443437" calcext:value-type="float">
            <text:p>0.171499928443437</text:p>
          </table:table-cell>
          <table:table-cell office:value-type="float" office:value="-0.0285999849569481" calcext:value-type="float">
            <text:p>-0.028599984956948</text:p>
          </table:table-cell>
          <table:table-cell table:formula="of:=SUBSTITUTE([.J36]; &quot;)&quot;; &quot;&quot;; 1)" office:value-type="string" office:string-value=" -0.16524321347737642" calcext:value-type="string">
            <text:p><text:s/>-0.16524321347737642</text:p>
          </table:table-cell>
          <table:table-cell/>
          <table:table-cell office:value-type="string" calcext:value-type="string">
            <text:p><text:s/>-0.16524321347737642)</text:p>
          </table:table-cell>
        </table:table-row>
        <table:table-row table:style-name="ro1">
          <table:table-cell office:value-type="float" office:value="247.881" calcext:value-type="float">
            <text:p>247.881</text:p>
          </table:table-cell>
          <table:table-cell office:value-type="float" office:value="0.849651233496179" calcext:value-type="float">
            <text:p>0.849651233496179</text:p>
          </table:table-cell>
          <table:table-cell office:value-type="float" office:value="0.0286465062928683" calcext:value-type="float">
            <text:p>0.028646506292868</text:p>
          </table:table-cell>
          <table:table-cell office:value-type="float" office:value="0.100643067091703" calcext:value-type="float">
            <text:p>0.100643067091703</text:p>
          </table:table-cell>
          <table:table-cell office:value-type="float" office:value="-0.0444403315883085" calcext:value-type="float">
            <text:p>-0.044440331588309</text:p>
          </table:table-cell>
          <table:table-cell office:value-type="float" office:value="0.160413073032598" calcext:value-type="float">
            <text:p>0.160413073032598</text:p>
          </table:table-cell>
          <table:table-cell office:value-type="float" office:value="-0.0286446007578497" calcext:value-type="float">
            <text:p>-0.02864460075785</text:p>
          </table:table-cell>
          <table:table-cell table:formula="of:=SUBSTITUTE([.J37]; &quot;)&quot;; &quot;&quot;; 1)" office:value-type="string" office:string-value=" -0.17670528655629525" calcext:value-type="string">
            <text:p><text:s/>-0.17670528655629525</text:p>
          </table:table-cell>
          <table:table-cell/>
          <table:table-cell office:value-type="string" calcext:value-type="string">
            <text:p><text:s/>-0.17670528655629525)</text:p>
          </table:table-cell>
        </table:table-row>
        <table:table-row table:style-name="ro1">
          <table:table-cell office:value-type="float" office:value="247.982" calcext:value-type="float">
            <text:p>247.982</text:p>
          </table:table-cell>
          <table:table-cell office:value-type="float" office:value="0.859815841674523" calcext:value-type="float">
            <text:p>0.859815841674523</text:p>
          </table:table-cell>
          <table:table-cell office:value-type="float" office:value="0.0286032587018179" calcext:value-type="float">
            <text:p>0.028603258701818</text:p>
          </table:table-cell>
          <table:table-cell office:value-type="float" office:value="0.100640595853329" calcext:value-type="float">
            <text:p>0.100640595853329</text:p>
          </table:table-cell>
          <table:table-cell office:value-type="float" office:value="-0.0455115049718374" calcext:value-type="float">
            <text:p>-0.045511504971838</text:p>
          </table:table-cell>
          <table:table-cell office:value-type="float" office:value="0.150348766503821" calcext:value-type="float">
            <text:p>0.150348766503821</text:p>
          </table:table-cell>
          <table:table-cell office:value-type="float" office:value="-0.0286465062928683" calcext:value-type="float">
            <text:p>-0.028646506292868</text:p>
          </table:table-cell>
          <table:table-cell table:formula="of:=SUBSTITUTE([.J38]; &quot;)&quot;; &quot;&quot;; 1)" office:value-type="string" office:string-value=" -0.18827699770156825" calcext:value-type="string">
            <text:p><text:s/>-0.18827699770156825</text:p>
          </table:table-cell>
          <table:table-cell/>
          <table:table-cell office:value-type="string" calcext:value-type="string">
            <text:p><text:s/>-0.18827699770156825)</text:p>
          </table:table-cell>
        </table:table-row>
        <table:table-row table:style-name="ro1">
          <table:table-cell office:value-type="float" office:value="248.081" calcext:value-type="float">
            <text:p>248.081</text:p>
          </table:table-cell>
          <table:table-cell office:value-type="float" office:value="0.86877924112727" calcext:value-type="float">
            <text:p>0.86877924112727</text:p>
          </table:table-cell>
          <table:table-cell office:value-type="float" office:value="0.0285239183614477" calcext:value-type="float">
            <text:p>0.028523918361448</text:p>
          </table:table-cell>
          <table:table-cell office:value-type="float" office:value="0.0905429352521897" calcext:value-type="float">
            <text:p>0.09054293525219</text:p>
          </table:table-cell>
          <table:table-cell office:value-type="float" office:value="-0.0455002626740789" calcext:value-type="float">
            <text:p>-0.045500262674079</text:p>
          </table:table-cell>
          <table:table-cell office:value-type="float" office:value="0.140184158325477" calcext:value-type="float">
            <text:p>0.140184158325477</text:p>
          </table:table-cell>
          <table:table-cell office:value-type="float" office:value="-0.0286032587018179" calcext:value-type="float">
            <text:p>-0.028603258701818</text:p>
          </table:table-cell>
          <table:table-cell table:formula="of:=SUBSTITUTE([.J39]; &quot;)&quot;; &quot;&quot;; 1)" office:value-type="string" office:string-value=" -0.20127770870370168" calcext:value-type="string">
            <text:p><text:s/>-0.20127770870370168</text:p>
          </table:table-cell>
          <table:table-cell/>
          <table:table-cell office:value-type="string" calcext:value-type="string">
            <text:p><text:s/>-0.20127770870370168)</text:p>
          </table:table-cell>
        </table:table-row>
        <table:table-row table:style-name="ro1">
          <table:table-cell office:value-type="float" office:value="248.181" calcext:value-type="float">
            <text:p>248.181</text:p>
          </table:table-cell>
          <table:table-cell office:value-type="float" office:value="0.877830666326701" calcext:value-type="float">
            <text:p>0.877830666326701</text:p>
          </table:table-cell>
          <table:table-cell office:value-type="float" office:value="0.0284030213768008" calcext:value-type="float">
            <text:p>0.028403021376801</text:p>
          </table:table-cell>
          <table:table-cell office:value-type="float" office:value="0.0905223255455494" calcext:value-type="float">
            <text:p>0.090522325545549</text:p>
          </table:table-cell>
          <table:table-cell office:value-type="float" office:value="-0.046859383942133" calcext:value-type="float">
            <text:p>-0.046859383942133</text:p>
          </table:table-cell>
          <table:table-cell office:value-type="float" office:value="0.13122075887273" calcext:value-type="float">
            <text:p>0.13122075887273</text:p>
          </table:table-cell>
          <table:table-cell office:value-type="float" office:value="-0.0285239183614477" calcext:value-type="float">
            <text:p>-0.028523918361448</text:p>
          </table:table-cell>
          <table:table-cell table:formula="of:=SUBSTITUTE([.J40]; &quot;)&quot;; &quot;&quot;; 1)" office:value-type="string" office:string-value=" -0.21404370248351928" calcext:value-type="string">
            <text:p><text:s/>-0.21404370248351928</text:p>
          </table:table-cell>
          <table:table-cell/>
          <table:table-cell office:value-type="string" calcext:value-type="string">
            <text:p><text:s/>-0.21404370248351928)</text:p>
          </table:table-cell>
        </table:table-row>
        <table:table-row table:style-name="ro1">
          <table:table-cell office:value-type="float" office:value="248.282" calcext:value-type="float">
            <text:p>248.282</text:p>
          </table:table-cell>
          <table:table-cell office:value-type="float" office:value="0.885954782101857" calcext:value-type="float">
            <text:p>0.885954782101857</text:p>
          </table:table-cell>
          <table:table-cell office:value-type="float" office:value="0.0282564316072682" calcext:value-type="float">
            <text:p>0.028256431607268</text:p>
          </table:table-cell>
          <table:table-cell office:value-type="float" office:value="0.0804498830139637" calcext:value-type="float">
            <text:p>0.080449883013964</text:p>
          </table:table-cell>
          <table:table-cell office:value-type="float" office:value="-0.0491694222731763" calcext:value-type="float">
            <text:p>-0.049169422273176</text:p>
          </table:table-cell>
          <table:table-cell office:value-type="float" office:value="0.122169333673299" calcext:value-type="float">
            <text:p>0.122169333673299</text:p>
          </table:table-cell>
          <table:table-cell office:value-type="float" office:value="-0.0284030213768008" calcext:value-type="float">
            <text:p>-0.028403021376801</text:p>
          </table:table-cell>
          <table:table-cell table:formula="of:=SUBSTITUTE([.J41]; &quot;)&quot;; &quot;&quot;; 1)" office:value-type="string" office:string-value=" -0.2284310086106218" calcext:value-type="string">
            <text:p><text:s/>-0.2284310086106218</text:p>
          </table:table-cell>
          <table:table-cell/>
          <table:table-cell office:value-type="string" calcext:value-type="string">
            <text:p><text:s/>-0.2284310086106218)</text:p>
          </table:table-cell>
        </table:table-row>
        <table:table-row table:style-name="ro1">
          <table:table-cell office:value-type="float" office:value="248.381" calcext:value-type="float">
            <text:p>248.381</text:p>
          </table:table-cell>
          <table:table-cell office:value-type="float" office:value="0.893570459067681" calcext:value-type="float">
            <text:p>0.893570459067681</text:p>
          </table:table-cell>
          <table:table-cell office:value-type="float" office:value="0.028081179679474" calcext:value-type="float">
            <text:p>0.028081179679474</text:p>
          </table:table-cell>
          <table:table-cell office:value-type="float" office:value="0.0769463954269886" calcext:value-type="float">
            <text:p>0.076946395426989</text:p>
          </table:table-cell>
          <table:table-cell office:value-type="float" office:value="-0.0629059144531388" calcext:value-type="float">
            <text:p>-0.062905914453139</text:p>
          </table:table-cell>
          <table:table-cell office:value-type="float" office:value="0.114045217898143" calcext:value-type="float">
            <text:p>0.114045217898143</text:p>
          </table:table-cell>
          <table:table-cell office:value-type="float" office:value="-0.0282564316072682" calcext:value-type="float">
            <text:p>-0.028256431607268</text:p>
          </table:table-cell>
          <table:table-cell table:formula="of:=SUBSTITUTE([.J42]; &quot;)&quot;; &quot;&quot;; 1)" office:value-type="string" office:string-value=" -0.24287418034389424" calcext:value-type="string">
            <text:p><text:s/>-0.24287418034389424</text:p>
          </table:table-cell>
          <table:table-cell/>
          <table:table-cell office:value-type="string" calcext:value-type="string">
            <text:p><text:s/>-0.24287418034389424)</text:p>
          </table:table-cell>
        </table:table-row>
        <table:table-row table:style-name="ro1">
          <table:table-cell office:value-type="float" office:value="248.481" calcext:value-type="float">
            <text:p>248.481</text:p>
          </table:table-cell>
          <table:table-cell office:value-type="float" office:value="0.90060567045496" calcext:value-type="float">
            <text:p>0.90060567045496</text:p>
          </table:table-cell>
          <table:table-cell office:value-type="float" office:value="0.0278754422877468" calcext:value-type="float">
            <text:p>0.027875442287747</text:p>
          </table:table-cell>
          <table:table-cell office:value-type="float" office:value="0.0703821903169155" calcext:value-type="float">
            <text:p>0.070382190316916</text:p>
          </table:table-cell>
          <table:table-cell office:value-type="float" office:value="-0.0599364972258189" calcext:value-type="float">
            <text:p>-0.059936497225819</text:p>
          </table:table-cell>
          <table:table-cell office:value-type="float" office:value="0.106429540932319" calcext:value-type="float">
            <text:p>0.106429540932319</text:p>
          </table:table-cell>
          <table:table-cell office:value-type="float" office:value="-0.028081179679474" calcext:value-type="float">
            <text:p>-0.028081179679474</text:p>
          </table:table-cell>
          <table:table-cell table:formula="of:=SUBSTITUTE([.J43]; &quot;)&quot;; &quot;&quot;; 1)" office:value-type="string" office:string-value=" -0.25796864710103484" calcext:value-type="string">
            <text:p><text:s/>-0.25796864710103484</text:p>
          </table:table-cell>
          <table:table-cell/>
          <table:table-cell office:value-type="string" calcext:value-type="string">
            <text:p><text:s/>-0.25796864710103484)</text:p>
          </table:table-cell>
        </table:table-row>
        <table:table-row table:style-name="ro1">
          <table:table-cell office:value-type="float" office:value="248.581" calcext:value-type="float">
            <text:p>248.581</text:p>
          </table:table-cell>
          <table:table-cell office:value-type="float" office:value="0.9073014173446" calcext:value-type="float">
            <text:p>0.9073014173446</text:p>
          </table:table-cell>
          <table:table-cell office:value-type="float" office:value="0.0276394583745158" calcext:value-type="float">
            <text:p>0.027639458374516</text:p>
          </table:table-cell>
          <table:table-cell office:value-type="float" office:value="0.0669990409016609" calcext:value-type="float">
            <text:p>0.066999040901661</text:p>
          </table:table-cell>
          <table:table-cell office:value-type="float" office:value="-0.071012662835868" calcext:value-type="float">
            <text:p>-0.071012662835868</text:p>
          </table:table-cell>
          <table:table-cell office:value-type="float" office:value="0.0993943295450396" calcext:value-type="float">
            <text:p>0.09939432954504</text:p>
          </table:table-cell>
          <table:table-cell office:value-type="float" office:value="-0.0278754422877468" calcext:value-type="float">
            <text:p>-0.027875442287747</text:p>
          </table:table-cell>
          <table:table-cell table:formula="of:=SUBSTITUTE([.J44]; &quot;)&quot;; &quot;&quot;; 1)" office:value-type="string" office:string-value=" -0.273428761315228" calcext:value-type="string">
            <text:p><text:s/>-0.273428761315228</text:p>
          </table:table-cell>
          <table:table-cell/>
          <table:table-cell office:value-type="string" calcext:value-type="string">
            <text:p><text:s/>-0.273428761315228)</text:p>
          </table:table-cell>
        </table:table-row>
        <table:table-row table:style-name="ro1">
          <table:table-cell office:value-type="float" office:value="248.681" calcext:value-type="float">
            <text:p>248.681</text:p>
          </table:table-cell>
          <table:table-cell office:value-type="float" office:value="0.913317460203006" calcext:value-type="float">
            <text:p>0.913317460203006</text:p>
          </table:table-cell>
          <table:table-cell office:value-type="float" office:value="0.0273846438341729" calcext:value-type="float">
            <text:p>0.027384643834173</text:p>
          </table:table-cell>
          <table:table-cell office:value-type="float" office:value="0.0602143688201904" calcext:value-type="float">
            <text:p>0.060214368820191</text:p>
          </table:table-cell>
          <table:table-cell office:value-type="float" office:value="-0.0697761551443353" calcext:value-type="float">
            <text:p>-0.069776155144335</text:p>
          </table:table-cell>
          <table:table-cell office:value-type="float" office:value="0.0926985826554002" calcext:value-type="float">
            <text:p>0.0926985826554</text:p>
          </table:table-cell>
          <table:table-cell office:value-type="float" office:value="-0.0276394583745158" calcext:value-type="float">
            <text:p>-0.027639458374516</text:p>
          </table:table-cell>
          <table:table-cell table:formula="of:=SUBSTITUTE([.J45]; &quot;)&quot;; &quot;&quot;; 1)" office:value-type="string" office:string-value=" -0.2897723152874495" calcext:value-type="string">
            <text:p><text:s/>-0.2897723152874495</text:p>
          </table:table-cell>
          <table:table-cell/>
          <table:table-cell office:value-type="string" calcext:value-type="string">
            <text:p><text:s/>-0.2897723152874495)</text:p>
          </table:table-cell>
        </table:table-row>
        <table:table-row table:style-name="ro1">
          <table:table-cell office:value-type="float" office:value="248.781" calcext:value-type="float">
            <text:p>248.781</text:p>
          </table:table-cell>
          <table:table-cell office:value-type="float" office:value="0.919339235866736" calcext:value-type="float">
            <text:p>0.919339235866736</text:p>
          </table:table-cell>
          <table:table-cell office:value-type="float" office:value="0.0270874803328926" calcext:value-type="float">
            <text:p>0.027087480332893</text:p>
          </table:table-cell>
          <table:table-cell office:value-type="float" office:value="0.0602910344004631" calcext:value-type="float">
            <text:p>0.060291034400463</text:p>
          </table:table-cell>
          <table:table-cell office:value-type="float" office:value="-0.065235427345138" calcext:value-type="float">
            <text:p>-0.065235427345138</text:p>
          </table:table-cell>
          <table:table-cell office:value-type="float" office:value="0.0866825397969936" calcext:value-type="float">
            <text:p>0.086682539796994</text:p>
          </table:table-cell>
          <table:table-cell office:value-type="float" office:value="-0.0273846438341729" calcext:value-type="float">
            <text:p>-0.027384643834173</text:p>
          </table:table-cell>
          <table:table-cell table:formula="of:=SUBSTITUTE([.J46]; &quot;)&quot;; &quot;&quot;; 1)" office:value-type="string" office:string-value=" -0.30599646477677966" calcext:value-type="string">
            <text:p><text:s/>-0.30599646477677966</text:p>
          </table:table-cell>
          <table:table-cell/>
          <table:table-cell office:value-type="string" calcext:value-type="string">
            <text:p><text:s/>-0.30599646477677966)</text:p>
          </table:table-cell>
        </table:table-row>
        <table:table-row table:style-name="ro1">
          <table:table-cell office:value-type="float" office:value="248.881" calcext:value-type="float">
            <text:p>248.881</text:p>
          </table:table-cell>
          <table:table-cell office:value-type="float" office:value="0.924976723953236" calcext:value-type="float">
            <text:p>0.924976723953236</text:p>
          </table:table-cell>
          <table:table-cell office:value-type="float" office:value="0.0267724023644244" calcext:value-type="float">
            <text:p>0.026772402364424</text:p>
          </table:table-cell>
          <table:table-cell office:value-type="float" office:value="0.0564628604054451" calcext:value-type="float">
            <text:p>0.056462860405445</text:p>
          </table:table-cell>
          <table:table-cell office:value-type="float" office:value="-0.0741913318634033" calcext:value-type="float">
            <text:p>-0.074191331863403</text:p>
          </table:table-cell>
          <table:table-cell office:value-type="float" office:value="0.0806607641332644" calcext:value-type="float">
            <text:p>0.080660764133264</text:p>
          </table:table-cell>
          <table:table-cell office:value-type="float" office:value="-0.0270874803328926" calcext:value-type="float">
            <text:p>-0.027087480332893</text:p>
          </table:table-cell>
          <table:table-cell table:formula="of:=SUBSTITUTE([.J47]; &quot;)&quot;; &quot;&quot;; 1)" office:value-type="string" office:string-value=" -0.32398668763616967" calcext:value-type="string">
            <text:p><text:s/>-0.32398668763616967</text:p>
          </table:table-cell>
          <table:table-cell/>
          <table:table-cell office:value-type="string" calcext:value-type="string">
            <text:p><text:s/>-0.32398668763616967)</text:p>
          </table:table-cell>
        </table:table-row>
        <table:table-row table:style-name="ro1">
          <table:table-cell office:value-type="float" office:value="248.982" calcext:value-type="float">
            <text:p>248.982</text:p>
          </table:table-cell>
          <table:table-cell office:value-type="float" office:value="0.930027348458508" calcext:value-type="float">
            <text:p>0.930027348458508</text:p>
          </table:table-cell>
          <table:table-cell office:value-type="float" office:value="0.0264525194858849" calcext:value-type="float">
            <text:p>0.026452519485885</text:p>
          </table:table-cell>
          <table:table-cell office:value-type="float" office:value="0.0501063792854548" calcext:value-type="float">
            <text:p>0.050106379285455</text:p>
          </table:table-cell>
          <table:table-cell office:value-type="float" office:value="-0.0683767973299486" calcext:value-type="float">
            <text:p>-0.068376797329949</text:p>
          </table:table-cell>
          <table:table-cell office:value-type="float" office:value="0.0750232760467643" calcext:value-type="float">
            <text:p>0.075023276046764</text:p>
          </table:table-cell>
          <table:table-cell office:value-type="float" office:value="-0.0267724023644244" calcext:value-type="float">
            <text:p>-0.026772402364424</text:p>
          </table:table-cell>
          <table:table-cell table:formula="of:=SUBSTITUTE([.J48]; &quot;)&quot;; &quot;&quot;; 1)" office:value-type="string" office:string-value=" -0.34276828240283475" calcext:value-type="string">
            <text:p><text:s/>-0.34276828240283475</text:p>
          </table:table-cell>
          <table:table-cell/>
          <table:table-cell office:value-type="string" calcext:value-type="string">
            <text:p><text:s/>-0.34276828240283475)</text:p>
          </table:table-cell>
        </table:table-row>
        <table:table-row table:style-name="ro1">
          <table:table-cell office:value-type="float" office:value="249.081" calcext:value-type="float">
            <text:p>249.081</text:p>
          </table:table-cell>
          <table:table-cell office:value-type="float" office:value="0.934445476904216" calcext:value-type="float">
            <text:p>0.934445476904216</text:p>
          </table:table-cell>
          <table:table-cell office:value-type="float" office:value="0.0261420478110786" calcext:value-type="float">
            <text:p>0.026142047811079</text:p>
          </table:table-cell>
          <table:table-cell office:value-type="float" office:value="0.0447376139163971" calcext:value-type="float">
            <text:p>0.044737613916397</text:p>
          </table:table-cell>
          <table:table-cell office:value-type="float" office:value="-0.0946610900292914" calcext:value-type="float">
            <text:p>-0.094661090029291</text:p>
          </table:table-cell>
          <table:table-cell office:value-type="float" office:value="0.0699726515414917" calcext:value-type="float">
            <text:p>0.069972651541492</text:p>
          </table:table-cell>
          <table:table-cell office:value-type="float" office:value="-0.0264525194858849" calcext:value-type="float">
            <text:p>-0.026452519485885</text:p>
          </table:table-cell>
          <table:table-cell table:formula="of:=SUBSTITUTE([.J49]; &quot;)&quot;; &quot;&quot;; 1)" office:value-type="string" office:string-value=" -0.3614339373353028" calcext:value-type="string">
            <text:p><text:s/>-0.3614339373353028</text:p>
          </table:table-cell>
          <table:table-cell/>
          <table:table-cell office:value-type="string" calcext:value-type="string">
            <text:p><text:s/>-0.3614339373353028)</text:p>
          </table:table-cell>
        </table:table-row>
        <table:table-row table:style-name="ro1">
          <table:table-cell office:value-type="float" office:value="249.181" calcext:value-type="float">
            <text:p>249.181</text:p>
          </table:table-cell>
          <table:table-cell office:value-type="float" office:value="0.938826578750859" calcext:value-type="float">
            <text:p>0.938826578750859</text:p>
          </table:table-cell>
          <table:table-cell office:value-type="float" office:value="0.0257928896620166" calcext:value-type="float">
            <text:p>0.025792889662017</text:p>
          </table:table-cell>
          <table:table-cell office:value-type="float" office:value="0.0439499315172434" calcext:value-type="float">
            <text:p>0.043949931517243</text:p>
          </table:table-cell>
          <table:table-cell office:value-type="float" office:value="-0.0859124608427645" calcext:value-type="float">
            <text:p>-0.085912460842765</text:p>
          </table:table-cell>
          <table:table-cell office:value-type="float" office:value="0.0655545230957834" calcext:value-type="float">
            <text:p>0.065554523095783</text:p>
          </table:table-cell>
          <table:table-cell office:value-type="float" office:value="-0.0261420478110786" calcext:value-type="float">
            <text:p>-0.026142047811079</text:p>
          </table:table-cell>
          <table:table-cell table:formula="of:=SUBSTITUTE([.J50]; &quot;)&quot;; &quot;&quot;; 1)" office:value-type="string" office:string-value=" -0.3794570416365035" calcext:value-type="string">
            <text:p><text:s/>-0.3794570416365035</text:p>
          </table:table-cell>
          <table:table-cell/>
          <table:table-cell office:value-type="string" calcext:value-type="string">
            <text:p><text:s/>-0.3794570416365035)</text:p>
          </table:table-cell>
        </table:table-row>
        <table:table-row table:style-name="ro1">
          <table:table-cell office:value-type="float" office:value="249.281" calcext:value-type="float">
            <text:p>249.281</text:p>
          </table:table-cell>
          <table:table-cell office:value-type="float" office:value="0.943241056609652" calcext:value-type="float">
            <text:p>0.943241056609652</text:p>
          </table:table-cell>
          <table:table-cell office:value-type="float" office:value="0.0254028777209408" calcext:value-type="float">
            <text:p>0.025402877720941</text:p>
          </table:table-cell>
          <table:table-cell office:value-type="float" office:value="0.0443167283087969" calcext:value-type="float">
            <text:p>0.044316728308797</text:p>
          </table:table-cell>
          <table:table-cell office:value-type="float" office:value="-0.0731148455875466" calcext:value-type="float">
            <text:p>-0.073114845587547</text:p>
          </table:table-cell>
          <table:table-cell office:value-type="float" office:value="0.0611734212491406" calcext:value-type="float">
            <text:p>0.061173421249141</text:p>
          </table:table-cell>
          <table:table-cell office:value-type="float" office:value="-0.0257928896620166" calcext:value-type="float">
            <text:p>-0.025792889662017</text:p>
          </table:table-cell>
          <table:table-cell table:formula="of:=SUBSTITUTE([.J51]; &quot;)&quot;; &quot;&quot;; 1)" office:value-type="string" office:string-value=" -0.3990174877958434" calcext:value-type="string">
            <text:p><text:s/>-0.3990174877958434</text:p>
          </table:table-cell>
          <table:table-cell/>
          <table:table-cell office:value-type="string" calcext:value-type="string">
            <text:p><text:s/>-0.3990174877958434)</text:p>
          </table:table-cell>
        </table:table-row>
        <table:table-row table:style-name="ro1">
          <table:table-cell office:value-type="float" office:value="249.381" calcext:value-type="float">
            <text:p>249.381</text:p>
          </table:table-cell>
          <table:table-cell office:value-type="float" office:value="0.947232680510106" calcext:value-type="float">
            <text:p>0.947232680510106</text:p>
          </table:table-cell>
          <table:table-cell office:value-type="float" office:value="0.0250207922074632" calcext:value-type="float">
            <text:p>0.025020792207463</text:p>
          </table:table-cell>
          <table:table-cell office:value-type="float" office:value="0.0400986916273832" calcext:value-type="float">
            <text:p>0.040098691627383</text:p>
          </table:table-cell>
          <table:table-cell office:value-type="float" office:value="-0.0843472791364394" calcext:value-type="float">
            <text:p>-0.084347279136439</text:p>
          </table:table-cell>
          <table:table-cell office:value-type="float" office:value="0.0567589433903477" calcext:value-type="float">
            <text:p>0.056758943390348</text:p>
          </table:table-cell>
          <table:table-cell office:value-type="float" office:value="-0.0254028777209408" calcext:value-type="float">
            <text:p>-0.025402877720941</text:p>
          </table:table-cell>
          <table:table-cell table:formula="of:=SUBSTITUTE([.J52]; &quot;)&quot;; &quot;&quot;; 1)" office:value-type="string" office:string-value=" -0.4208206935620692" calcext:value-type="string">
            <text:p><text:s/>-0.4208206935620692</text:p>
          </table:table-cell>
          <table:table-cell/>
          <table:table-cell office:value-type="string" calcext:value-type="string">
            <text:p><text:s/>-0.4208206935620692)</text:p>
          </table:table-cell>
        </table:table-row>
        <table:table-row table:style-name="ro1">
          <table:table-cell office:value-type="float" office:value="249.481" calcext:value-type="float">
            <text:p>249.481</text:p>
          </table:table-cell>
          <table:table-cell office:value-type="float" office:value="0.950822023985392" calcext:value-type="float">
            <text:p>0.950822023985392</text:p>
          </table:table-cell>
          <table:table-cell office:value-type="float" office:value="0.0246466357593296" calcext:value-type="float">
            <text:p>0.02464663575933</text:p>
          </table:table-cell>
          <table:table-cell office:value-type="float" office:value="0.0360879199057818" calcext:value-type="float">
            <text:p>0.036087919905782</text:p>
          </table:table-cell>
          <table:table-cell office:value-type="float" office:value="-0.088262826383832" calcext:value-type="float">
            <text:p>-0.088262826383832</text:p>
          </table:table-cell>
          <table:table-cell office:value-type="float" office:value="0.0527673194898946" calcext:value-type="float">
            <text:p>0.052767319489895</text:p>
          </table:table-cell>
          <table:table-cell office:value-type="float" office:value="-0.0250207922074632" calcext:value-type="float">
            <text:p>-0.025020792207463</text:p>
          </table:table-cell>
          <table:table-cell table:formula="of:=SUBSTITUTE([.J53]; &quot;)&quot;; &quot;&quot;; 1)" office:value-type="string" office:string-value=" -0.44277265103804486" calcext:value-type="string">
            <text:p><text:s/>-0.44277265103804486</text:p>
          </table:table-cell>
          <table:table-cell/>
          <table:table-cell office:value-type="string" calcext:value-type="string">
            <text:p><text:s/>-0.44277265103804486)</text:p>
          </table:table-cell>
        </table:table-row>
        <table:table-row table:style-name="ro1">
          <table:table-cell office:value-type="float" office:value="249.581" calcext:value-type="float">
            <text:p>249.581</text:p>
          </table:table-cell>
          <table:table-cell office:value-type="float" office:value="0.954467698507399" calcext:value-type="float">
            <text:p>0.954467698507399</text:p>
          </table:table-cell>
          <table:table-cell office:value-type="float" office:value="0.0242340491077527" calcext:value-type="float">
            <text:p>0.024234049107753</text:p>
          </table:table-cell>
          <table:table-cell office:value-type="float" office:value="0.0366894677877426" calcext:value-type="float">
            <text:p>0.036689467787743</text:p>
          </table:table-cell>
          <table:table-cell office:value-type="float" office:value="-0.0937574631478413" calcext:value-type="float">
            <text:p>-0.093757463147841</text:p>
          </table:table-cell>
          <table:table-cell office:value-type="float" office:value="0.0491779760146084" calcext:value-type="float">
            <text:p>0.049177976014608</text:p>
          </table:table-cell>
          <table:table-cell office:value-type="float" office:value="-0.0246466357593296" calcext:value-type="float">
            <text:p>-0.02464663575933</text:p>
          </table:table-cell>
          <table:table-cell table:formula="of:=SUBSTITUTE([.J54]; &quot;)&quot;; &quot;&quot;; 1)" office:value-type="string" office:string-value=" -0.46458495082716245" calcext:value-type="string">
            <text:p><text:s/>-0.46458495082716245</text:p>
          </table:table-cell>
          <table:table-cell/>
          <table:table-cell office:value-type="string" calcext:value-type="string">
            <text:p><text:s/>-0.46458495082716245)</text:p>
          </table:table-cell>
        </table:table-row>
        <table:table-row table:style-name="ro1">
          <table:table-cell office:value-type="float" office:value="249.681" calcext:value-type="float">
            <text:p>249.681</text:p>
          </table:table-cell>
          <table:table-cell office:value-type="float" office:value="0.957763769449439" calcext:value-type="float">
            <text:p>0.957763769449439</text:p>
          </table:table-cell>
          <table:table-cell office:value-type="float" office:value="0.0238296945459577" calcext:value-type="float">
            <text:p>0.023829694545958</text:p>
          </table:table-cell>
          <table:table-cell office:value-type="float" office:value="0.0332078097239137" calcext:value-type="float">
            <text:p>0.033207809723914</text:p>
          </table:table-cell>
          <table:table-cell office:value-type="float" office:value="-0.0973254692662193" calcext:value-type="float">
            <text:p>-0.097325469266219</text:p>
          </table:table-cell>
          <table:table-cell office:value-type="float" office:value="0.0455323014926006" calcext:value-type="float">
            <text:p>0.045532301492601</text:p>
          </table:table-cell>
          <table:table-cell office:value-type="float" office:value="-0.0242340491077527" calcext:value-type="float">
            <text:p>-0.024234049107753</text:p>
          </table:table-cell>
          <table:table-cell table:formula="of:=SUBSTITUTE([.J55]; &quot;)&quot;; &quot;&quot;; 1)" office:value-type="string" office:string-value=" -0.4891046499158801" calcext:value-type="string">
            <text:p><text:s/>-0.4891046499158801</text:p>
          </table:table-cell>
          <table:table-cell/>
          <table:table-cell office:value-type="string" calcext:value-type="string">
            <text:p><text:s/>-0.4891046499158801)</text:p>
          </table:table-cell>
        </table:table-row>
        <table:table-row table:style-name="ro1">
          <table:table-cell office:value-type="float" office:value="249.781" calcext:value-type="float">
            <text:p>249.781</text:p>
          </table:table-cell>
          <table:table-cell office:value-type="float" office:value="0.961119228515946" calcext:value-type="float">
            <text:p>0.961119228515946</text:p>
          </table:table-cell>
          <table:table-cell office:value-type="float" office:value="0.0233848650603122" calcext:value-type="float">
            <text:p>0.023384865060312</text:p>
          </table:table-cell>
          <table:table-cell office:value-type="float" office:value="0.0338481592088938" calcext:value-type="float">
            <text:p>0.033848159208894</text:p>
          </table:table-cell>
          <table:table-cell office:value-type="float" office:value="-0.100757624909102" calcext:value-type="float">
            <text:p>-0.100757624909102</text:p>
          </table:table-cell>
          <table:table-cell office:value-type="float" office:value="0.042236230550561" calcext:value-type="float">
            <text:p>0.042236230550561</text:p>
          </table:table-cell>
          <table:table-cell office:value-type="float" office:value="-0.0238296945459577" calcext:value-type="float">
            <text:p>-0.023829694545958</text:p>
          </table:table-cell>
          <table:table-cell table:formula="of:=SUBSTITUTE([.J56]; &quot;)&quot;; &quot;&quot;; 1)" office:value-type="string" office:string-value=" -0.5136801551628571" calcext:value-type="string">
            <text:p><text:s/>-0.5136801551628571</text:p>
          </table:table-cell>
          <table:table-cell/>
          <table:table-cell office:value-type="string" calcext:value-type="string">
            <text:p><text:s/>-0.5136801551628571)</text:p>
          </table:table-cell>
        </table:table-row>
        <table:table-row table:style-name="ro1">
          <table:table-cell office:value-type="float" office:value="249.881" calcext:value-type="float">
            <text:p>249.881</text:p>
          </table:table-cell>
          <table:table-cell office:value-type="float" office:value="0.963847528000196" calcext:value-type="float">
            <text:p>0.963847528000196</text:p>
          </table:table-cell>
          <table:table-cell office:value-type="float" office:value="0.0229951662457146" calcext:value-type="float">
            <text:p>0.022995166245715</text:p>
          </table:table-cell>
          <table:table-cell office:value-type="float" office:value="0.0275599042847753" calcext:value-type="float">
            <text:p>0.027559904284775</text:p>
          </table:table-cell>
          <table:table-cell office:value-type="float" office:value="-0.117254835564688" calcext:value-type="float">
            <text:p>-0.117254835564688</text:p>
          </table:table-cell>
          <table:table-cell office:value-type="float" office:value="0.0388807714840538" calcext:value-type="float">
            <text:p>0.038880771484054</text:p>
          </table:table-cell>
          <table:table-cell office:value-type="float" office:value="-0.0233848650603122" calcext:value-type="float">
            <text:p>-0.023384865060312</text:p>
          </table:table-cell>
          <table:table-cell table:formula="of:=SUBSTITUTE([.J57]; &quot;)&quot;; &quot;&quot;; 1)" office:value-type="string" office:string-value=" -0.5414854678849692" calcext:value-type="string">
            <text:p><text:s/>-0.5414854678849692</text:p>
          </table:table-cell>
          <table:table-cell/>
          <table:table-cell office:value-type="string" calcext:value-type="string">
            <text:p><text:s/>-0.5414854678849692)</text:p>
          </table:table-cell>
        </table:table-row>
        <table:table-row table:style-name="ro1">
          <table:table-cell office:value-type="float" office:value="249.981" calcext:value-type="float">
            <text:p>249.981</text:p>
          </table:table-cell>
          <table:table-cell office:value-type="float" office:value="0.966136568305159" calcext:value-type="float">
            <text:p>0.966136568305159</text:p>
          </table:table-cell>
          <table:table-cell office:value-type="float" office:value="0.0226407744596151" calcext:value-type="float">
            <text:p>0.022640774459615</text:p>
          </table:table-cell>
          <table:table-cell office:value-type="float" office:value="0.02316311519593" calcext:value-type="float">
            <text:p>0.02316311519593</text:p>
          </table:table-cell>
          <table:table-cell office:value-type="float" office:value="-0.110369163913181" calcext:value-type="float">
            <text:p>-0.110369163913181</text:p>
          </table:table-cell>
          <table:table-cell office:value-type="float" office:value="0.0361524719998035" calcext:value-type="float">
            <text:p>0.036152471999804</text:p>
          </table:table-cell>
          <table:table-cell office:value-type="float" office:value="-0.0229951662457146" calcext:value-type="float">
            <text:p>-0.022995166245715</text:p>
          </table:table-cell>
          <table:table-cell table:formula="of:=SUBSTITUTE([.J58]; &quot;)&quot;; &quot;&quot;; 1)" office:value-type="string" office:string-value=" -0.5665135606242289" calcext:value-type="string">
            <text:p><text:s/>-0.5665135606242289</text:p>
          </table:table-cell>
          <table:table-cell/>
          <table:table-cell office:value-type="string" calcext:value-type="string">
            <text:p><text:s/>-0.5665135606242289)</text:p>
          </table:table-cell>
        </table:table-row>
        <table:table-row table:style-name="ro1">
          <table:table-cell office:value-type="float" office:value="250.081" calcext:value-type="float">
            <text:p>250.081</text:p>
          </table:table-cell>
          <table:table-cell office:value-type="float" office:value="0.968499698298002" calcext:value-type="float">
            <text:p>0.968499698298002</text:p>
          </table:table-cell>
          <table:table-cell office:value-type="float" office:value="0.0222481583886661" calcext:value-type="float">
            <text:p>0.022248158388666</text:p>
          </table:table-cell>
          <table:table-cell office:value-type="float" office:value="0.0239552306234837" calcext:value-type="float">
            <text:p>0.023955230623484</text:p>
          </table:table-cell>
          <table:table-cell office:value-type="float" office:value="-0.110425185008221" calcext:value-type="float">
            <text:p>-0.110425185008221</text:p>
          </table:table-cell>
          <table:table-cell office:value-type="float" office:value="0.0338634316948408" calcext:value-type="float">
            <text:p>0.033863431694841</text:p>
          </table:table-cell>
          <table:table-cell office:value-type="float" office:value="-0.0226407744596151" calcext:value-type="float">
            <text:p>-0.022640774459615</text:p>
          </table:table-cell>
          <table:table-cell table:formula="of:=SUBSTITUTE([.J59]; &quot;)&quot;; &quot;&quot;; 1)" office:value-type="string" office:string-value=" -0.5893334227736597" calcext:value-type="string">
            <text:p><text:s/>-0.5893334227736597</text:p>
          </table:table-cell>
          <table:table-cell/>
          <table:table-cell office:value-type="string" calcext:value-type="string">
            <text:p><text:s/>-0.5893334227736597)</text:p>
          </table:table-cell>
        </table:table-row>
        <table:table-row table:style-name="ro1">
          <table:table-cell office:value-type="float" office:value="250.181" calcext:value-type="float">
            <text:p>250.181</text:p>
          </table:table-cell>
          <table:table-cell office:value-type="float" office:value="0.970848901955053" calcext:value-type="float">
            <text:p>0.970848901955053</text:p>
          </table:table-cell>
          <table:table-cell office:value-type="float" office:value="0.0218311488035945" calcext:value-type="float">
            <text:p>0.021831148803595</text:p>
          </table:table-cell>
          <table:table-cell office:value-type="float" office:value="0.0238592850193381" calcext:value-type="float">
            <text:p>0.023859285019338</text:p>
          </table:table-cell>
          <table:table-cell office:value-type="float" office:value="-0.110295617526554" calcext:value-type="float">
            <text:p>-0.110295617526554</text:p>
          </table:table-cell>
          <table:table-cell office:value-type="float" office:value="0.0315003017019977" calcext:value-type="float">
            <text:p>0.031500301701998</text:p>
          </table:table-cell>
          <table:table-cell office:value-type="float" office:value="-0.0222481583886661" calcext:value-type="float">
            <text:p>-0.022248158388666</text:p>
          </table:table-cell>
          <table:table-cell table:formula="of:=SUBSTITUTE([.J60]; &quot;)&quot;; &quot;&quot;; 1)" office:value-type="string" office:string-value=" -0.6149309603039872" calcext:value-type="string">
            <text:p><text:s/>-0.6149309603039872</text:p>
          </table:table-cell>
          <table:table-cell/>
          <table:table-cell office:value-type="string" calcext:value-type="string">
            <text:p><text:s/>-0.6149309603039872)</text:p>
          </table:table-cell>
        </table:table-row>
        <table:table-row table:style-name="ro1">
          <table:table-cell office:value-type="float" office:value="250.281" calcext:value-type="float">
            <text:p>250.281</text:p>
          </table:table-cell>
          <table:table-cell office:value-type="float" office:value="0.973193495961902" calcext:value-type="float">
            <text:p>0.973193495961902</text:p>
          </table:table-cell>
          <table:table-cell office:value-type="float" office:value="0.0213882293758892" calcext:value-type="float">
            <text:p>0.021388229375889</text:p>
          </table:table-cell>
          <table:table-cell office:value-type="float" office:value="0.0238606342673302" calcext:value-type="float">
            <text:p>0.02386063426733</text:p>
          </table:table-cell>
          <table:table-cell office:value-type="float" office:value="-0.11033981607621" calcext:value-type="float">
            <text:p>-0.11033981607621</text:p>
          </table:table-cell>
          <table:table-cell office:value-type="float" office:value="0.0291510980449469" calcext:value-type="float">
            <text:p>0.029151098044947</text:p>
          </table:table-cell>
          <table:table-cell office:value-type="float" office:value="-0.0218311488035945" calcext:value-type="float">
            <text:p>-0.021831148803595</text:p>
          </table:table-cell>
          <table:table-cell table:formula="of:=SUBSTITUTE([.J61]; &quot;)&quot;; &quot;&quot;; 1)" office:value-type="string" office:string-value=" -0.6427943519200014" calcext:value-type="string">
            <text:p><text:s/>-0.6427943519200014</text:p>
          </table:table-cell>
          <table:table-cell/>
          <table:table-cell office:value-type="string" calcext:value-type="string">
            <text:p><text:s/>-0.6427943519200014)</text:p>
          </table:table-cell>
        </table:table-row>
        <table:table-row table:style-name="ro1">
          <table:table-cell office:value-type="float" office:value="250.381" calcext:value-type="float">
            <text:p>250.381</text:p>
          </table:table-cell>
          <table:table-cell office:value-type="float" office:value="0.97514335734755" calcext:value-type="float">
            <text:p>0.97514335734755</text:p>
          </table:table-cell>
          <table:table-cell office:value-type="float" office:value="0.0209975492636206" calcext:value-type="float">
            <text:p>0.020997549263621</text:p>
          </table:table-cell>
          <table:table-cell office:value-type="float" office:value="0.0198861518986523" calcext:value-type="float">
            <text:p>0.019886151898652</text:p>
          </table:table-cell>
          <table:table-cell office:value-type="float" office:value="-0.121692537677934" calcext:value-type="float">
            <text:p>-0.121692537677934</text:p>
          </table:table-cell>
          <table:table-cell office:value-type="float" office:value="0.0268065040380976" calcext:value-type="float">
            <text:p>0.026806504038098</text:p>
          </table:table-cell>
          <table:table-cell office:value-type="float" office:value="-0.0213882293758892" calcext:value-type="float">
            <text:p>-0.021388229375889</text:p>
          </table:table-cell>
          <table:table-cell table:formula="of:=SUBSTITUTE([.J62]; &quot;)&quot;; &quot;&quot;; 1)" office:value-type="string" office:string-value=" -0.673443638011925" calcext:value-type="string">
            <text:p><text:s/>-0.673443638011925</text:p>
          </table:table-cell>
          <table:table-cell/>
          <table:table-cell office:value-type="string" calcext:value-type="string">
            <text:p><text:s/>-0.673443638011925)</text:p>
          </table:table-cell>
        </table:table-row>
        <table:table-row table:style-name="ro1">
          <table:table-cell office:value-type="float" office:value="250.482" calcext:value-type="float">
            <text:p>250.482</text:p>
          </table:table-cell>
          <table:table-cell office:value-type="float" office:value="0.977109296546762" calcext:value-type="float">
            <text:p>0.977109296546762</text:p>
          </table:table-cell>
          <table:table-cell office:value-type="float" office:value="0.0205787012437348" calcext:value-type="float">
            <text:p>0.020578701243735</text:p>
          </table:table-cell>
          <table:table-cell office:value-type="float" office:value="0.0199016072973609" calcext:value-type="float">
            <text:p>0.019901607297361</text:p>
          </table:table-cell>
          <table:table-cell office:value-type="float" office:value="-0.133575007229684" calcext:value-type="float">
            <text:p>-0.133575007229684</text:p>
          </table:table-cell>
          <table:table-cell office:value-type="float" office:value="0.0248566426524499" calcext:value-type="float">
            <text:p>0.02485664265245</text:p>
          </table:table-cell>
          <table:table-cell office:value-type="float" office:value="-0.0209975492636206" calcext:value-type="float">
            <text:p>-0.020997549263621</text:p>
          </table:table-cell>
          <table:table-cell table:formula="of:=SUBSTITUTE([.J63]; &quot;)&quot;; &quot;&quot;; 1)" office:value-type="string" office:string-value=" -0.7014359227864756" calcext:value-type="string">
            <text:p><text:s/>-0.7014359227864756</text:p>
          </table:table-cell>
          <table:table-cell/>
          <table:table-cell office:value-type="string" calcext:value-type="string">
            <text:p><text:s/>-0.7014359227864756)</text:p>
          </table:table-cell>
        </table:table-row>
        <table:table-row table:style-name="ro1">
          <table:table-cell office:value-type="float" office:value="250.581" calcext:value-type="float">
            <text:p>250.581</text:p>
          </table:table-cell>
          <table:table-cell office:value-type="float" office:value="0.979029860944985" calcext:value-type="float">
            <text:p>0.979029860944985</text:p>
          </table:table-cell>
          <table:table-cell office:value-type="float" office:value="0.0201423541100545" calcext:value-type="float">
            <text:p>0.020142354110055</text:p>
          </table:table-cell>
          <table:table-cell office:value-type="float" office:value="0.0198940321691334" calcext:value-type="float">
            <text:p>0.019894032169134</text:p>
          </table:table-cell>
          <table:table-cell office:value-type="float" office:value="-0.142415936587446" calcext:value-type="float">
            <text:p>-0.142415936587446</text:p>
          </table:table-cell>
          <table:table-cell office:value-type="float" office:value="0.022890703453238" calcext:value-type="float">
            <text:p>0.022890703453238</text:p>
          </table:table-cell>
          <table:table-cell office:value-type="float" office:value="-0.0205787012437348" calcext:value-type="float">
            <text:p>-0.020578701243735</text:p>
          </table:table-cell>
          <table:table-cell table:formula="of:=SUBSTITUTE([.J64]; &quot;)&quot;; &quot;&quot;; 1)" office:value-type="string" office:string-value=" -0.7322613463637236" calcext:value-type="string">
            <text:p><text:s/>-0.7322613463637236</text:p>
          </table:table-cell>
          <table:table-cell/>
          <table:table-cell office:value-type="string" calcext:value-type="string">
            <text:p><text:s/>-0.7322613463637236)</text:p>
          </table:table-cell>
        </table:table-row>
        <table:table-row table:style-name="ro1">
          <table:table-cell office:value-type="float" office:value="250.681" calcext:value-type="float">
            <text:p>250.681</text:p>
          </table:table-cell>
          <table:table-cell office:value-type="float" office:value="0.980950907142771" calcext:value-type="float">
            <text:p>0.980950907142771</text:p>
          </table:table-cell>
          <table:table-cell office:value-type="float" office:value="0.0196773208082524" calcext:value-type="float">
            <text:p>0.019677320808252</text:p>
          </table:table-cell>
          <table:table-cell office:value-type="float" office:value="0.0197653091698885" calcext:value-type="float">
            <text:p>0.019765309169889</text:p>
          </table:table-cell>
          <table:table-cell office:value-type="float" office:value="-0.148278201021344" calcext:value-type="float">
            <text:p>-0.148278201021344</text:p>
          </table:table-cell>
          <table:table-cell office:value-type="float" office:value="0.0209701390550154" calcext:value-type="float">
            <text:p>0.020970139055016</text:p>
          </table:table-cell>
          <table:table-cell office:value-type="float" office:value="-0.0201423541100545" calcext:value-type="float">
            <text:p>-0.020142354110055</text:p>
          </table:table-cell>
          <table:table-cell table:formula="of:=SUBSTITUTE([.J65]; &quot;)&quot;; &quot;&quot;; 1)" office:value-type="string" office:string-value=" -0.7652662510234102" calcext:value-type="string">
            <text:p><text:s/>-0.7652662510234102</text:p>
          </table:table-cell>
          <table:table-cell/>
          <table:table-cell office:value-type="string" calcext:value-type="string">
            <text:p><text:s/>-0.7652662510234102)</text:p>
          </table:table-cell>
        </table:table-row>
        <table:table-row table:style-name="ro1">
          <table:table-cell office:value-type="float" office:value="250.781" calcext:value-type="float">
            <text:p>250.781</text:p>
          </table:table-cell>
          <table:table-cell office:value-type="float" office:value="0.982883796166339" calcext:value-type="float">
            <text:p>0.982883796166339</text:p>
          </table:table-cell>
          <table:table-cell office:value-type="float" office:value="0.0191789691257908" calcext:value-type="float">
            <text:p>0.019178969125791</text:p>
          </table:table-cell>
          <table:table-cell office:value-type="float" office:value="0.0199609979130328" calcext:value-type="float">
            <text:p>0.019960997913033</text:p>
          </table:table-cell>
          <table:table-cell office:value-type="float" office:value="-0.153252985777266" calcext:value-type="float">
            <text:p>-0.153252985777266</text:p>
          </table:table-cell>
          <table:table-cell office:value-type="float" office:value="0.019049092857229" calcext:value-type="float">
            <text:p>0.019049092857229</text:p>
          </table:table-cell>
          <table:table-cell office:value-type="float" office:value="-0.0196773208082524" calcext:value-type="float">
            <text:p>-0.019677320808252</text:p>
          </table:table-cell>
          <table:table-cell table:formula="of:=SUBSTITUTE([.J66]; &quot;)&quot;; &quot;&quot;; 1)" office:value-type="string" office:string-value=" -0.8016189489569954" calcext:value-type="string">
            <text:p><text:s/>-0.8016189489569954</text:p>
          </table:table-cell>
          <table:table-cell/>
          <table:table-cell office:value-type="string" calcext:value-type="string">
            <text:p><text:s/>-0.8016189489569954)</text:p>
          </table:table-cell>
        </table:table-row>
        <table:table-row table:style-name="ro1">
          <table:table-cell office:value-type="float" office:value="250.881" calcext:value-type="float">
            <text:p>250.881</text:p>
          </table:table-cell>
          <table:table-cell office:value-type="float" office:value="0.984809552895087" calcext:value-type="float">
            <text:p>0.984809552895087</text:p>
          </table:table-cell>
          <table:table-cell office:value-type="float" office:value="0.0186508543430573" calcext:value-type="float">
            <text:p>0.018650854343057</text:p>
          </table:table-cell>
          <table:table-cell office:value-type="float" office:value="0.0199685858339071" calcext:value-type="float">
            <text:p>0.019968585833907</text:p>
          </table:table-cell>
          <table:table-cell office:value-type="float" office:value="-0.158593299338617" calcext:value-type="float">
            <text:p>-0.158593299338617</text:p>
          </table:table-cell>
          <table:table-cell office:value-type="float" office:value="0.0171162038336614" calcext:value-type="float">
            <text:p>0.017116203833662</text:p>
          </table:table-cell>
          <table:table-cell office:value-type="float" office:value="-0.0191789691257908" calcext:value-type="float">
            <text:p>-0.019178969125791</text:p>
          </table:table-cell>
          <table:table-cell table:formula="of:=SUBSTITUTE([.J67]; &quot;)&quot;; &quot;&quot;; 1)" office:value-type="string" office:string-value=" -0.8421701391430889" calcext:value-type="string">
            <text:p><text:s/>-0.8421701391430889</text:p>
          </table:table-cell>
          <table:table-cell/>
          <table:table-cell office:value-type="string" calcext:value-type="string">
            <text:p><text:s/>-0.8421701391430889)</text:p>
          </table:table-cell>
        </table:table-row>
        <table:table-row table:style-name="ro1">
          <table:table-cell office:value-type="float" office:value="250.982" calcext:value-type="float">
            <text:p>250.982</text:p>
          </table:table-cell>
          <table:table-cell office:value-type="float" office:value="0.986147159207388" calcext:value-type="float">
            <text:p>0.986147159207388</text:p>
          </table:table-cell>
          <table:table-cell office:value-type="float" office:value="0.0182611219882803" calcext:value-type="float">
            <text:p>0.01826112198828</text:p>
          </table:table-cell>
          <table:table-cell office:value-type="float" office:value="0.013794328443706" calcext:value-type="float">
            <text:p>0.013794328443706</text:p>
          </table:table-cell>
          <table:table-cell office:value-type="float" office:value="-0.174261680658323" calcext:value-type="float">
            <text:p>-0.174261680658323</text:p>
          </table:table-cell>
          <table:table-cell office:value-type="float" office:value="0.0151904471049132" calcext:value-type="float">
            <text:p>0.015190447104913</text:p>
          </table:table-cell>
          <table:table-cell office:value-type="float" office:value="-0.0186508543430573" calcext:value-type="float">
            <text:p>-0.018650854343057</text:p>
          </table:table-cell>
          <table:table-cell table:formula="of:=SUBSTITUTE([.J68]; &quot;)&quot;; &quot;&quot;; 1)" office:value-type="string" office:string-value=" -0.8872979623285469" calcext:value-type="string">
            <text:p><text:s/>-0.8872979623285469</text:p>
          </table:table-cell>
          <table:table-cell/>
          <table:table-cell office:value-type="string" calcext:value-type="string">
            <text:p><text:s/>-0.8872979623285469)</text:p>
          </table:table-cell>
        </table:table-row>
        <table:table-row table:style-name="ro1">
          <table:table-cell office:value-type="float" office:value="251.081" calcext:value-type="float">
            <text:p>251.081</text:p>
          </table:table-cell>
          <table:table-cell office:value-type="float" office:value="0.987413392877656" calcext:value-type="float">
            <text:p>0.987413392877656</text:p>
          </table:table-cell>
          <table:table-cell office:value-type="float" office:value="0.0178678797854386" calcext:value-type="float">
            <text:p>0.017867879785439</text:p>
          </table:table-cell>
          <table:table-cell office:value-type="float" office:value="0.0133928391225636" calcext:value-type="float">
            <text:p>0.013392839122564</text:p>
          </table:table-cell>
          <table:table-cell office:value-type="float" office:value="-0.187699875693364" calcext:value-type="float">
            <text:p>-0.187699875693364</text:p>
          </table:table-cell>
          <table:table-cell office:value-type="float" office:value="0.0138528407926121" calcext:value-type="float">
            <text:p>0.013852840792612</text:p>
          </table:table-cell>
          <table:table-cell office:value-type="float" office:value="-0.0182611219882803" calcext:value-type="float">
            <text:p>-0.01826112198828</text:p>
          </table:table-cell>
          <table:table-cell table:formula="of:=SUBSTITUTE([.J69]; &quot;)&quot;; &quot;&quot;; 1)" office:value-type="string" office:string-value=" -0.9218155109841638" calcext:value-type="string">
            <text:p><text:s/>-0.9218155109841638</text:p>
          </table:table-cell>
          <table:table-cell/>
          <table:table-cell office:value-type="string" calcext:value-type="string">
            <text:p><text:s/>-0.9218155109841638)</text:p>
          </table:table-cell>
        </table:table-row>
        <table:table-row table:style-name="ro1">
          <table:table-cell office:value-type="float" office:value="251.181" calcext:value-type="float">
            <text:p>251.181</text:p>
          </table:table-cell>
          <table:table-cell office:value-type="float" office:value="0.988842793445631" calcext:value-type="float">
            <text:p>0.988842793445631</text:p>
          </table:table-cell>
          <table:table-cell office:value-type="float" office:value="0.0173946686130881" calcext:value-type="float">
            <text:p>0.017394668613088</text:p>
          </table:table-cell>
          <table:table-cell office:value-type="float" office:value="0.0150569412476907" calcext:value-type="float">
            <text:p>0.015056941247691</text:p>
          </table:table-cell>
          <table:table-cell office:value-type="float" office:value="-0.181721602497463" calcext:value-type="float">
            <text:p>-0.181721602497463</text:p>
          </table:table-cell>
          <table:table-cell office:value-type="float" office:value="0.0125866071223443" calcext:value-type="float">
            <text:p>0.012586607122344</text:p>
          </table:table-cell>
          <table:table-cell office:value-type="float" office:value="-0.0178678797854386" calcext:value-type="float">
            <text:p>-0.017867879785439</text:p>
          </table:table-cell>
          <table:table-cell table:formula="of:=SUBSTITUTE([.J70]; &quot;)&quot;; &quot;&quot;; 1)" office:value-type="string" office:string-value=" -0.9571057644453106" calcext:value-type="string">
            <text:p><text:s/>-0.9571057644453106</text:p>
          </table:table-cell>
          <table:table-cell/>
          <table:table-cell office:value-type="string" calcext:value-type="string">
            <text:p><text:s/>-0.9571057644453106)</text:p>
          </table:table-cell>
        </table:table-row>
        <table:table-row table:style-name="ro1">
          <table:table-cell office:value-type="float" office:value="251.281" calcext:value-type="float">
            <text:p>251.281</text:p>
          </table:table-cell>
          <table:table-cell office:value-type="float" office:value="0.990144177603963" calcext:value-type="float">
            <text:p>0.990144177603963</text:p>
          </table:table-cell>
          <table:table-cell office:value-type="float" office:value="0.0169374354186048" calcext:value-type="float">
            <text:p>0.016937435418605</text:p>
          </table:table-cell>
          <table:table-cell office:value-type="float" office:value="0.0137937048021704" calcext:value-type="float">
            <text:p>0.01379370480217</text:p>
          </table:table-cell>
          <table:table-cell office:value-type="float" office:value="-0.205261380624879" calcext:value-type="float">
            <text:p>-0.205261380624879</text:p>
          </table:table-cell>
          <table:table-cell office:value-type="float" office:value="0.011157206554369" calcext:value-type="float">
            <text:p>0.011157206554369</text:p>
          </table:table-cell>
          <table:table-cell office:value-type="float" office:value="-0.0173946686130881" calcext:value-type="float">
            <text:p>-0.017394668613088</text:p>
          </table:table-cell>
          <table:table-cell table:formula="of:=SUBSTITUTE([.J71]; &quot;)&quot;; &quot;&quot;; 1)" office:value-type="string" office:string-value=" -1.0004797384263031" calcext:value-type="string">
            <text:p><text:s/>-1.0004797384263031</text:p>
          </table:table-cell>
          <table:table-cell/>
          <table:table-cell office:value-type="string" calcext:value-type="string">
            <text:p><text:s/>-1.0004797384263031)</text:p>
          </table:table-cell>
        </table:table-row>
        <table:table-row table:style-name="ro1">
          <table:table-cell office:value-type="float" office:value="251.381" calcext:value-type="float">
            <text:p>251.381</text:p>
          </table:table-cell>
          <table:table-cell office:value-type="float" office:value="0.99141476812004" calcext:value-type="float">
            <text:p>0.99141476812004</text:p>
          </table:table-cell>
          <table:table-cell office:value-type="float" office:value="0.0164615046316219" calcext:value-type="float">
            <text:p>0.016461504631622</text:p>
          </table:table-cell>
          <table:table-cell office:value-type="float" office:value="0.0135680152326822" calcext:value-type="float">
            <text:p>0.013568015232682</text:p>
          </table:table-cell>
          <table:table-cell office:value-type="float" office:value="-0.210665120238281" calcext:value-type="float">
            <text:p>-0.210665120238281</text:p>
          </table:table-cell>
          <table:table-cell office:value-type="float" office:value="0.00985582239603733" calcext:value-type="float">
            <text:p>0.009855822396037</text:p>
          </table:table-cell>
          <table:table-cell office:value-type="float" office:value="-0.0169374354186048" calcext:value-type="float">
            <text:p>-0.016937435418605</text:p>
          </table:table-cell>
          <table:table-cell table:formula="of:=SUBSTITUTE([.J72]; &quot;)&quot;; &quot;&quot;; 1)" office:value-type="string" office:string-value=" -1.0437951192043498" calcext:value-type="string">
            <text:p><text:s/>-1.0437951192043498</text:p>
          </table:table-cell>
          <table:table-cell/>
          <table:table-cell office:value-type="string" calcext:value-type="string">
            <text:p><text:s/>-1.0437951192043498)</text:p>
          </table:table-cell>
        </table:table-row>
        <table:table-row table:style-name="ro1">
          <table:table-cell office:value-type="float" office:value="251.481" calcext:value-type="float">
            <text:p>251.481</text:p>
          </table:table-cell>
          <table:table-cell office:value-type="float" office:value="0.992674860982046" calcext:value-type="float">
            <text:p>0.992674860982046</text:p>
          </table:table-cell>
          <table:table-cell office:value-type="float" office:value="0.0159589903934461" calcext:value-type="float">
            <text:p>0.015958990393446</text:p>
          </table:table-cell>
          <table:table-cell office:value-type="float" office:value="0.0135659669041634" calcext:value-type="float">
            <text:p>0.013565966904163</text:p>
          </table:table-cell>
          <table:table-cell office:value-type="float" office:value="-0.214821959834501" calcext:value-type="float">
            <text:p>-0.214821959834501</text:p>
          </table:table-cell>
          <table:table-cell office:value-type="float" office:value="0.00858523187996041" calcext:value-type="float">
            <text:p>0.00858523187996</text:p>
          </table:table-cell>
          <table:table-cell office:value-type="float" office:value="-0.0164615046316219" calcext:value-type="float">
            <text:p>-0.016461504631622</text:p>
          </table:table-cell>
          <table:table-cell table:formula="of:=SUBSTITUTE([.J73]; &quot;)&quot;; &quot;&quot;; 1)" office:value-type="string" office:string-value=" -1.0900704176672131" calcext:value-type="string">
            <text:p><text:s/>-1.0900704176672131</text:p>
          </table:table-cell>
          <table:table-cell/>
          <table:table-cell office:value-type="string" calcext:value-type="string">
            <text:p><text:s/>-1.0900704176672131)</text:p>
          </table:table-cell>
        </table:table-row>
        <table:table-row table:style-name="ro1">
          <table:table-cell office:value-type="float" office:value="251.581" calcext:value-type="float">
            <text:p>251.581</text:p>
          </table:table-cell>
          <table:table-cell office:value-type="float" office:value="0.993907948636592" calcext:value-type="float">
            <text:p>0.993907948636592</text:p>
          </table:table-cell>
          <table:table-cell office:value-type="float" office:value="0.0154362733324289" calcext:value-type="float">
            <text:p>0.015436273332429</text:p>
          </table:table-cell>
          <table:table-cell office:value-type="float" office:value="0.0133930515181273" calcext:value-type="float">
            <text:p>0.013393051518127</text:p>
          </table:table-cell>
          <table:table-cell office:value-type="float" office:value="-0.218097614079534" calcext:value-type="float">
            <text:p>-0.218097614079534</text:p>
          </table:table-cell>
          <table:table-cell office:value-type="float" office:value="0.00732513901795417" calcext:value-type="float">
            <text:p>0.007325139017954</text:p>
          </table:table-cell>
          <table:table-cell office:value-type="float" office:value="-0.0159589903934461" calcext:value-type="float">
            <text:p>-0.015958990393446</text:p>
          </table:table-cell>
          <table:table-cell table:formula="of:=SUBSTITUTE([.J74]; &quot;)&quot;; &quot;&quot;; 1)" office:value-type="string" office:string-value=" -1.140485198896815" calcext:value-type="string">
            <text:p><text:s/>-1.140485198896815</text:p>
          </table:table-cell>
          <table:table-cell/>
          <table:table-cell office:value-type="string" calcext:value-type="string">
            <text:p><text:s/>-1.140485198896815)</text:p>
          </table:table-cell>
        </table:table-row>
        <table:table-row table:style-name="ro1">
          <table:table-cell office:value-type="float" office:value="251.681" calcext:value-type="float">
            <text:p>251.681</text:p>
          </table:table-cell>
          <table:table-cell office:value-type="float" office:value="0.994809577275583" calcext:value-type="float">
            <text:p>0.994809577275583</text:p>
          </table:table-cell>
          <table:table-cell office:value-type="float" office:value="0.0150306465774008" calcext:value-type="float">
            <text:p>0.015030646577401</text:p>
          </table:table-cell>
          <table:table-cell office:value-type="float" office:value="0.00988669442757964" calcext:value-type="float">
            <text:p>0.00988669442758</text:p>
          </table:table-cell>
          <table:table-cell office:value-type="float" office:value="-0.232064004448882" calcext:value-type="float">
            <text:p>-0.232064004448882</text:p>
          </table:table-cell>
          <table:table-cell office:value-type="float" office:value="0.00609205136340829" calcext:value-type="float">
            <text:p>0.006092051363408</text:p>
          </table:table-cell>
          <table:table-cell office:value-type="float" office:value="-0.0154362733324289" calcext:value-type="float">
            <text:p>-0.015436273332429</text:p>
          </table:table-cell>
          <table:table-cell table:formula="of:=SUBSTITUTE([.J75]; &quot;)&quot;; &quot;&quot;; 1)" office:value-type="string" office:string-value=" -1.1949034421816955" calcext:value-type="string">
            <text:p><text:s/>-1.1949034421816955</text:p>
          </table:table-cell>
          <table:table-cell/>
          <table:table-cell office:value-type="string" calcext:value-type="string">
            <text:p><text:s/>-1.1949034421816955)</text:p>
          </table:table-cell>
        </table:table-row>
        <table:table-row table:style-name="ro1">
          <table:table-cell office:value-type="float" office:value="251.782" calcext:value-type="float">
            <text:p>251.782</text:p>
          </table:table-cell>
          <table:table-cell office:value-type="float" office:value="0.995714867910415" calcext:value-type="float">
            <text:p>0.995714867910415</text:p>
          </table:table-cell>
          <table:table-cell office:value-type="float" office:value="0.0145978406770146" calcext:value-type="float">
            <text:p>0.014597840677015</text:p>
          </table:table-cell>
          <table:table-cell office:value-type="float" office:value="0.00993495205417276" calcext:value-type="float">
            <text:p>0.009934952054173</text:p>
          </table:table-cell>
          <table:table-cell office:value-type="float" office:value="-0.245208163532507" calcext:value-type="float">
            <text:p>-0.245208163532507</text:p>
          </table:table-cell>
          <table:table-cell office:value-type="float" office:value="0.00519042272441705" calcext:value-type="float">
            <text:p>0.005190422724417</text:p>
          </table:table-cell>
          <table:table-cell office:value-type="float" office:value="-0.0150306465774008" calcext:value-type="float">
            <text:p>-0.015030646577401</text:p>
          </table:table-cell>
          <table:table-cell table:formula="of:=SUBSTITUTE([.J76]; &quot;)&quot;; &quot;&quot;; 1)" office:value-type="string" office:string-value=" -1.2382944723589098" calcext:value-type="string">
            <text:p><text:s/>-1.2382944723589098</text:p>
          </table:table-cell>
          <table:table-cell/>
          <table:table-cell office:value-type="string" calcext:value-type="string">
            <text:p><text:s/>-1.2382944723589098)</text:p>
          </table:table-cell>
        </table:table-row>
        <table:table-row table:style-name="ro1">
          <table:table-cell office:value-type="float" office:value="251.881" calcext:value-type="float">
            <text:p>251.881</text:p>
          </table:table-cell>
          <table:table-cell office:value-type="float" office:value="0.996592833331526" calcext:value-type="float">
            <text:p>0.996592833331526</text:p>
          </table:table-cell>
          <table:table-cell office:value-type="float" office:value="0.0141510593005002" calcext:value-type="float">
            <text:p>0.0141510593005</text:p>
          </table:table-cell>
          <table:table-cell office:value-type="float" office:value="0.00995058128237725" calcext:value-type="float">
            <text:p>0.009950581282377</text:p>
          </table:table-cell>
          <table:table-cell office:value-type="float" office:value="-0.254977489092264" calcext:value-type="float">
            <text:p>-0.254977489092264</text:p>
          </table:table-cell>
          <table:table-cell office:value-type="float" office:value="0.00428513208958536" calcext:value-type="float">
            <text:p>0.004285132089585</text:p>
          </table:table-cell>
          <table:table-cell office:value-type="float" office:value="-0.0145978406770146" calcext:value-type="float">
            <text:p>-0.014597840677015</text:p>
          </table:table-cell>
          <table:table-cell table:formula="of:=SUBSTITUTE([.J77]; &quot;)&quot;; &quot;&quot;; 1)" office:value-type="string" office:string-value=" -1.2852714565411738" calcext:value-type="string">
            <text:p><text:s/>-1.2852714565411738</text:p>
          </table:table-cell>
          <table:table-cell/>
          <table:table-cell office:value-type="string" calcext:value-type="string">
            <text:p><text:s/>-1.2852714565411738)</text:p>
          </table:table-cell>
        </table:table-row>
        <table:table-row table:style-name="ro1">
          <table:table-cell office:value-type="float" office:value="251.981" calcext:value-type="float">
            <text:p>251.981</text:p>
          </table:table-cell>
          <table:table-cell office:value-type="float" office:value="0.997464416360155" calcext:value-type="float">
            <text:p>0.997464416360155</text:p>
          </table:table-cell>
          <table:table-cell office:value-type="float" office:value="0.0136794607094941" calcext:value-type="float">
            <text:p>0.013679460709494</text:p>
          </table:table-cell>
          <table:table-cell office:value-type="float" office:value="0.00990990518033505" calcext:value-type="float">
            <text:p>0.009909905180335</text:p>
          </table:table-cell>
          <table:table-cell office:value-type="float" office:value="-0.262706042951848" calcext:value-type="float">
            <text:p>-0.262706042951848</text:p>
          </table:table-cell>
          <table:table-cell office:value-type="float" office:value="0.00340716666847352" calcext:value-type="float">
            <text:p>0.003407166668474</text:p>
          </table:table-cell>
          <table:table-cell office:value-type="float" office:value="-0.0141510593005002" calcext:value-type="float">
            <text:p>-0.0141510593005</text:p>
          </table:table-cell>
          <table:table-cell table:formula="of:=SUBSTITUTE([.J78]; &quot;)&quot;; &quot;&quot;; 1)" office:value-type="string" office:string-value=" -1.334522333093021" calcext:value-type="string">
            <text:p><text:s/>-1.334522333093021</text:p>
          </table:table-cell>
          <table:table-cell/>
          <table:table-cell office:value-type="string" calcext:value-type="string">
            <text:p><text:s/>-1.334522333093021)</text:p>
          </table:table-cell>
        </table:table-row>
        <table:table-row table:style-name="ro1">
          <table:table-cell office:value-type="float" office:value="252.081" calcext:value-type="float">
            <text:p>252.081</text:p>
          </table:table-cell>
          <table:table-cell office:value-type="float" office:value="0.998327313061551" calcext:value-type="float">
            <text:p>0.998327313061551</text:p>
          </table:table-cell>
          <table:table-cell office:value-type="float" office:value="0.0131828270470949" calcext:value-type="float">
            <text:p>0.013182827047095</text:p>
          </table:table-cell>
          <table:table-cell office:value-type="float" office:value="0.00995608212053776" calcext:value-type="float">
            <text:p>0.009956082120538</text:p>
          </table:table-cell>
          <table:table-cell office:value-type="float" office:value="-0.268050413713398" calcext:value-type="float">
            <text:p>-0.268050413713398</text:p>
          </table:table-cell>
          <table:table-cell office:value-type="float" office:value="0.00253558363984496" calcext:value-type="float">
            <text:p>0.002535583639845</text:p>
          </table:table-cell>
          <table:table-cell office:value-type="float" office:value="-0.0136794607094941" calcext:value-type="float">
            <text:p>-0.013679460709494</text:p>
          </table:table-cell>
          <table:table-cell table:formula="of:=SUBSTITUTE([.J79]; &quot;)&quot;; &quot;&quot;; 1)" office:value-type="string" office:string-value=" -1.387519407835911" calcext:value-type="string">
            <text:p><text:s/>-1.387519407835911</text:p>
          </table:table-cell>
          <table:table-cell/>
          <table:table-cell office:value-type="string" calcext:value-type="string">
            <text:p><text:s/>-1.387519407835911)</text:p>
          </table:table-cell>
        </table:table-row>
        <table:table-row table:style-name="ro1">
          <table:table-cell office:value-type="float" office:value="252.181" calcext:value-type="float">
            <text:p>252.181</text:p>
          </table:table-cell>
          <table:table-cell office:value-type="float" office:value="0.99916104820833" calcext:value-type="float">
            <text:p>0.99916104820833</text:p>
          </table:table-cell>
          <table:table-cell office:value-type="float" office:value="0.0126727524070885" calcext:value-type="float">
            <text:p>0.012672752407089</text:p>
          </table:table-cell>
          <table:table-cell office:value-type="float" office:value="0.00977389601618052" calcext:value-type="float">
            <text:p>0.009773896016181</text:p>
          </table:table-cell>
          <table:table-cell office:value-type="float" office:value="-0.272284852363259" calcext:value-type="float">
            <text:p>-0.272284852363259</text:p>
          </table:table-cell>
          <table:table-cell office:value-type="float" office:value="0.00167268693844858" calcext:value-type="float">
            <text:p>0.001672686938449</text:p>
          </table:table-cell>
          <table:table-cell office:value-type="float" office:value="-0.0131828270470949" calcext:value-type="float">
            <text:p>-0.013182827047095</text:p>
          </table:table-cell>
          <table:table-cell table:formula="of:=SUBSTITUTE([.J80]; &quot;)&quot;; &quot;&quot;; 1)" office:value-type="string" office:string-value=" -1.444586964671557" calcext:value-type="string">
            <text:p><text:s/>-1.444586964671557</text:p>
          </table:table-cell>
          <table:table-cell/>
          <table:table-cell office:value-type="string" calcext:value-type="string">
            <text:p><text:s/>-1.444586964671557)</text:p>
          </table:table-cell>
        </table:table-row>
        <table:table-row table:style-name="ro1">
          <table:table-cell office:value-type="float" office:value="252.281" calcext:value-type="float">
            <text:p>252.281</text:p>
          </table:table-cell>
          <table:table-cell office:value-type="float" office:value="0.999998536430353" calcext:value-type="float">
            <text:p>0.999998536430353</text:p>
          </table:table-cell>
          <table:table-cell office:value-type="float" office:value="0.0121285040220256" calcext:value-type="float">
            <text:p>0.012128504022026</text:p>
          </table:table-cell>
          <table:table-cell office:value-type="float" office:value="0.00998795688152313" calcext:value-type="float">
            <text:p>0.009987956881523</text:p>
          </table:table-cell>
          <table:table-cell office:value-type="float" office:value="-0.275621611669839" calcext:value-type="float">
            <text:p>-0.275621611669839</text:p>
          </table:table-cell>
          <table:table-cell office:value-type="float" office:value="0.00083895179167004" calcext:value-type="float">
            <text:p>0.00083895179167</text:p>
          </table:table-cell>
          <table:table-cell office:value-type="float" office:value="-0.0126727524070885" calcext:value-type="float">
            <text:p>-0.012672752407089</text:p>
          </table:table-cell>
          <table:table-cell table:formula="of:=SUBSTITUTE([.J81]; &quot;)&quot;; &quot;&quot;; 1)" office:value-type="string" office:string-value=" -1.5046915549190627" calcext:value-type="string">
            <text:p><text:s/>-1.5046915549190627</text:p>
          </table:table-cell>
          <table:table-cell/>
          <table:table-cell office:value-type="string" calcext:value-type="string">
            <text:p><text:s/>-1.5046915549190627)</text:p>
          </table:table-cell>
        </table:table-row>
        <table:table-row table:style-name="ro1">
          <table:table-cell office:value-type="float" office:value="252.382" calcext:value-type="float">
            <text:p>252.382</text:p>
          </table:table-cell>
          <table:table-cell office:value-type="float" office:value="1.00083192735334" calcext:value-type="float">
            <text:p>1.00083192735334</text:p>
          </table:table-cell>
          <table:table-cell office:value-type="float" office:value="0.0115536432042773" calcext:value-type="float">
            <text:p>0.011553643204277</text:p>
          </table:table-cell>
          <table:table-cell office:value-type="float" office:value="0.0100240148380399" calcext:value-type="float">
            <text:p>0.01002401483804</text:p>
          </table:table-cell>
          <table:table-cell office:value-type="float" office:value="-0.278506883924984" calcext:value-type="float">
            <text:p>-0.278506883924984</text:p>
          </table:table-cell>
          <table:table-cell office:value-type="float" office:value="0.000001463569646587" calcext:value-type="float">
            <text:p>1.463569646587E-06</text:p>
          </table:table-cell>
          <table:table-cell office:value-type="float" office:value="-0.0121285040220256" calcext:value-type="float">
            <text:p>-0.012128504022026</text:p>
          </table:table-cell>
          <table:table-cell table:formula="of:=SUBSTITUTE([.J82]; &quot;)&quot;; &quot;&quot;; 1)" office:value-type="string" office:string-value=" -1.570675654893661" calcext:value-type="string">
            <text:p><text:s/>-1.570675654893661</text:p>
          </table:table-cell>
          <table:table-cell/>
          <table:table-cell office:value-type="string" calcext:value-type="string">
            <text:p><text:s/>-1.570675654893661)</text:p>
          </table:table-cell>
        </table:table-row>
        <table:table-row table:style-name="ro1">
          <table:table-cell office:value-type="float" office:value="252.481" calcext:value-type="float">
            <text:p>252.481</text:p>
          </table:table-cell>
          <table:table-cell office:value-type="float" office:value="1.00114445244304" calcext:value-type="float">
            <text:p>1.00114445244304</text:p>
          </table:table-cell>
          <table:table-cell office:value-type="float" office:value="0.0113248338048507" calcext:value-type="float">
            <text:p>0.011324833804851</text:p>
          </table:table-cell>
          <table:table-cell office:value-type="float" office:value="0.00391243916004896" calcext:value-type="float">
            <text:p>0.003912439160049</text:p>
          </table:table-cell>
          <table:table-cell office:value-type="float" office:value="-0.293852312108838" calcext:value-type="float">
            <text:p>-0.293852312108838</text:p>
          </table:table-cell>
          <table:table-cell office:value-type="float" office:value="-0.000831927353341033" calcext:value-type="float">
            <text:p>-0.000831927353341</text:p>
          </table:table-cell>
          <table:table-cell office:value-type="float" office:value="-0.0115536432042773" calcext:value-type="float">
            <text:p>-0.011553643204277</text:p>
          </table:table-cell>
          <table:table-cell table:formula="of:=SUBSTITUTE([.J83]; &quot;)&quot;; &quot;&quot;; 1)" office:value-type="string" office:string-value=" -1.6426778969365836" calcext:value-type="string">
            <text:p><text:s/>-1.6426778969365836</text:p>
          </table:table-cell>
          <table:table-cell/>
          <table:table-cell office:value-type="string" calcext:value-type="string">
            <text:p><text:s/>-1.6426778969365836)</text:p>
          </table:table-cell>
        </table:table-row>
        <table:table-row table:style-name="ro1">
          <table:table-cell office:value-type="float" office:value="252.581" calcext:value-type="float">
            <text:p>252.581</text:p>
          </table:table-cell>
          <table:table-cell office:value-type="float" office:value="1.00163417693431" calcext:value-type="float">
            <text:p>1.00163417693431</text:p>
          </table:table-cell>
          <table:table-cell office:value-type="float" office:value="0.010943925246517" calcext:value-type="float">
            <text:p>0.010943925246517</text:p>
          </table:table-cell>
          <table:table-cell office:value-type="float" office:value="0.00620420347154141" calcext:value-type="float">
            <text:p>0.006204203471541</text:p>
          </table:table-cell>
          <table:table-cell office:value-type="float" office:value="-0.304585814296481" calcext:value-type="float">
            <text:p>-0.304585814296481</text:p>
          </table:table-cell>
          <table:table-cell office:value-type="float" office:value="-0.00114445244303596" calcext:value-type="float">
            <text:p>-0.001144452443036</text:p>
          </table:table-cell>
          <table:table-cell office:value-type="float" office:value="-0.0113248338048507" calcext:value-type="float">
            <text:p>-0.011324833804851</text:p>
          </table:table-cell>
          <table:table-cell table:formula="of:=SUBSTITUTE([.J84]; &quot;)&quot;; &quot;&quot;; 1)" office:value-type="string" office:string-value=" -1.6715112915695225" calcext:value-type="string">
            <text:p><text:s/>-1.6715112915695225</text:p>
          </table:table-cell>
          <table:table-cell/>
          <table:table-cell office:value-type="string" calcext:value-type="string">
            <text:p><text:s/>-1.6715112915695225)</text:p>
          </table:table-cell>
        </table:table-row>
        <table:table-row table:style-name="ro1">
          <table:table-cell office:value-type="float" office:value="252.681" calcext:value-type="float">
            <text:p>252.681</text:p>
          </table:table-cell>
          <table:table-cell office:value-type="float" office:value="1.00193418295184" calcext:value-type="float">
            <text:p>1.00193418295184</text:p>
          </table:table-cell>
          <table:table-cell office:value-type="float" office:value="0.0106955535320666" calcext:value-type="float">
            <text:p>0.010695553532067</text:p>
          </table:table-cell>
          <table:table-cell office:value-type="float" office:value="0.00389476724714041" calcext:value-type="float">
            <text:p>0.00389476724714</text:p>
          </table:table-cell>
          <table:table-cell office:value-type="float" office:value="-0.315630274813577" calcext:value-type="float">
            <text:p>-0.315630274813577</text:p>
          </table:table-cell>
          <table:table-cell office:value-type="float" office:value="-0.00163417693430734" calcext:value-type="float">
            <text:p>-0.001634176934307</text:p>
          </table:table-cell>
          <table:table-cell office:value-type="float" office:value="-0.010943925246517" calcext:value-type="float">
            <text:p>-0.010943925246517</text:p>
          </table:table-cell>
          <table:table-cell table:formula="of:=SUBSTITUTE([.J85]; &quot;)&quot;; &quot;&quot;; 1)" office:value-type="string" office:string-value=" -1.7190238544131897" calcext:value-type="string">
            <text:p><text:s/>-1.7190238544131897</text:p>
          </table:table-cell>
          <table:table-cell/>
          <table:table-cell office:value-type="string" calcext:value-type="string">
            <text:p><text:s/>-1.7190238544131897)</text:p>
          </table:table-cell>
        </table:table-row>
        <table:table-row table:style-name="ro1">
          <table:table-cell office:value-type="float" office:value="252.783" calcext:value-type="float">
            <text:p>252.783</text:p>
          </table:table-cell>
          <table:table-cell office:value-type="float" office:value="1.0021531020176" calcext:value-type="float">
            <text:p>1.0021531020176</text:p>
          </table:table-cell>
          <table:table-cell office:value-type="float" office:value="0.0105023505747808" calcext:value-type="float">
            <text:p>0.010502350574781</text:p>
          </table:table-cell>
          <table:table-cell office:value-type="float" office:value="0.00286255942285061" calcext:value-type="float">
            <text:p>0.002862559422851</text:p>
          </table:table-cell>
          <table:table-cell office:value-type="float" office:value="-0.335811912833926" calcext:value-type="float">
            <text:p>-0.335811912833926</text:p>
          </table:table-cell>
          <table:table-cell office:value-type="float" office:value="-0.00193418295183867" calcext:value-type="float">
            <text:p>-0.001934182951839</text:p>
          </table:table-cell>
          <table:table-cell office:value-type="float" office:value="-0.0106955535320666" calcext:value-type="float">
            <text:p>-0.010695553532067</text:p>
          </table:table-cell>
          <table:table-cell table:formula="of:=SUBSTITUTE([.J86]; &quot;)&quot;; &quot;&quot;; 1)" office:value-type="string" office:string-value=" -1.7497026979179513" calcext:value-type="string">
            <text:p><text:s/>-1.7497026979179513</text:p>
          </table:table-cell>
          <table:table-cell/>
          <table:table-cell office:value-type="string" calcext:value-type="string">
            <text:p><text:s/>-1.7497026979179513)</text:p>
          </table:table-cell>
        </table:table-row>
        <table:table-row table:style-name="ro1">
          <table:table-cell office:value-type="float" office:value="252.881" calcext:value-type="float">
            <text:p>252.881</text:p>
          </table:table-cell>
          <table:table-cell office:value-type="float" office:value="1.0026966930024" calcext:value-type="float">
            <text:p>1.0026966930024</text:p>
          </table:table-cell>
          <table:table-cell office:value-type="float" office:value="0.0099884466607512" calcext:value-type="float">
            <text:p>0.009988446660751</text:p>
          </table:table-cell>
          <table:table-cell office:value-type="float" office:value="0.0076332286670804" calcext:value-type="float">
            <text:p>0.00763322866708</text:p>
          </table:table-cell>
          <table:table-cell office:value-type="float" office:value="-0.340315513851413" calcext:value-type="float">
            <text:p>-0.340315513851413</text:p>
          </table:table-cell>
          <table:table-cell office:value-type="float" office:value="-0.00215310201760288" calcext:value-type="float">
            <text:p>-0.002153102017603</text:p>
          </table:table-cell>
          <table:table-cell office:value-type="float" office:value="-0.0105023505747808" calcext:value-type="float">
            <text:p>-0.010502350574781</text:p>
          </table:table-cell>
          <table:table-cell table:formula="of:=SUBSTITUTE([.J87]; &quot;)&quot;; &quot;&quot;; 1)" office:value-type="string" office:string-value=" -1.7730059025397709" calcext:value-type="string">
            <text:p><text:s/>-1.7730059025397709</text:p>
          </table:table-cell>
          <table:table-cell/>
          <table:table-cell office:value-type="string" calcext:value-type="string">
            <text:p><text:s/>-1.7730059025397709)</text:p>
          </table:table-cell>
        </table:table-row>
        <table:table-row table:style-name="ro1">
          <table:table-cell office:value-type="float" office:value="252.981" calcext:value-type="float">
            <text:p>252.981</text:p>
          </table:table-cell>
          <table:table-cell office:value-type="float" office:value="1.00297661348749" calcext:value-type="float">
            <text:p>1.00297661348749</text:p>
          </table:table-cell>
          <table:table-cell office:value-type="float" office:value="0.00970555151198765" calcext:value-type="float">
            <text:p>0.009705551511988</text:p>
          </table:table-cell>
          <table:table-cell office:value-type="float" office:value="0.00397976309806109" calcext:value-type="float">
            <text:p>0.003979763098061</text:p>
          </table:table-cell>
          <table:table-cell office:value-type="float" office:value="-0.333160081451916" calcext:value-type="float">
            <text:p>-0.333160081451916</text:p>
          </table:table-cell>
          <table:table-cell office:value-type="float" office:value="-0.00269669300239794" calcext:value-type="float">
            <text:p>-0.002696693002398</text:p>
          </table:table-cell>
          <table:table-cell office:value-type="float" office:value="-0.0099884466607512" calcext:value-type="float">
            <text:p>-0.009988446660751</text:p>
          </table:table-cell>
          <table:table-cell table:formula="of:=SUBSTITUTE([.J88]; &quot;)&quot;; &quot;&quot;; 1)" office:value-type="string" office:string-value=" -1.8344906560023144" calcext:value-type="string">
            <text:p><text:s/>-1.8344906560023144</text:p>
          </table:table-cell>
          <table:table-cell/>
          <table:table-cell office:value-type="string" calcext:value-type="string">
            <text:p><text:s/>-1.8344906560023144)</text:p>
          </table:table-cell>
        </table:table-row>
        <table:table-row table:style-name="ro1">
          <table:table-cell office:value-type="float" office:value="253.081" calcext:value-type="float">
            <text:p>253.081</text:p>
          </table:table-cell>
          <table:table-cell office:value-type="float" office:value="1.00339102530076" calcext:value-type="float">
            <text:p>1.00339102530076</text:p>
          </table:table-cell>
          <table:table-cell office:value-type="float" office:value="0.0092578442565205" calcext:value-type="float">
            <text:p>0.009257844256521</text:p>
          </table:table-cell>
          <table:table-cell office:value-type="float" office:value="0.00610064699500799" calcext:value-type="float">
            <text:p>0.006100646995008</text:p>
          </table:table-cell>
          <table:table-cell office:value-type="float" office:value="-0.336152871778931" calcext:value-type="float">
            <text:p>-0.336152871778931</text:p>
          </table:table-cell>
          <table:table-cell office:value-type="float" office:value="-0.00297661348748779" calcext:value-type="float">
            <text:p>-0.002976613487488</text:p>
          </table:table-cell>
          <table:table-cell office:value-type="float" office:value="-0.00970555151198765" calcext:value-type="float">
            <text:p>-0.009705551511988</text:p>
          </table:table-cell>
          <table:table-cell table:formula="of:=SUBSTITUTE([.J89]; &quot;)&quot;; &quot;&quot;; 1)" office:value-type="string" office:string-value=" -1.8683810641912213" calcext:value-type="string">
            <text:p><text:s/>-1.8683810641912213</text:p>
          </table:table-cell>
          <table:table-cell/>
          <table:table-cell office:value-type="string" calcext:value-type="string">
            <text:p><text:s/>-1.8683810641912213)</text:p>
          </table:table-cell>
        </table:table-row>
        <table:table-row table:style-name="ro1">
          <table:table-cell office:value-type="float" office:value="253.181" calcext:value-type="float">
            <text:p>253.181</text:p>
          </table:table-cell>
          <table:table-cell office:value-type="float" office:value="1.00360040107298" calcext:value-type="float">
            <text:p>1.00360040107298</text:p>
          </table:table-cell>
          <table:table-cell office:value-type="float" office:value="0.00901581259828705" calcext:value-type="float">
            <text:p>0.009015812598287</text:p>
          </table:table-cell>
          <table:table-cell office:value-type="float" office:value="0.00320027401298285" calcext:value-type="float">
            <text:p>0.003200274012983</text:p>
          </table:table-cell>
          <table:table-cell office:value-type="float" office:value="-0.339117320635951" calcext:value-type="float">
            <text:p>-0.339117320635951</text:p>
          </table:table-cell>
          <table:table-cell office:value-type="float" office:value="-0.00339102530075941" calcext:value-type="float">
            <text:p>-0.003391025300759</text:p>
          </table:table-cell>
          <table:table-cell office:value-type="float" office:value="-0.0092578442565205" calcext:value-type="float">
            <text:p>-0.009257844256521</text:p>
          </table:table-cell>
          <table:table-cell table:formula="of:=SUBSTITUTE([.J90]; &quot;)&quot;; &quot;&quot;; 1)" office:value-type="string" office:string-value=" -1.9219061508521467" calcext:value-type="string">
            <text:p><text:s/>-1.9219061508521467</text:p>
          </table:table-cell>
          <table:table-cell/>
          <table:table-cell office:value-type="string" calcext:value-type="string">
            <text:p><text:s/>-1.9219061508521467)</text:p>
          </table:table-cell>
        </table:table-row>
        <table:table-row table:style-name="ro1">
          <table:table-cell office:value-type="float" office:value="253.281" calcext:value-type="float">
            <text:p>253.281</text:p>
          </table:table-cell>
          <table:table-cell office:value-type="float" office:value="1.00385620103158" calcext:value-type="float">
            <text:p>1.00385620103158</text:p>
          </table:table-cell>
          <table:table-cell office:value-type="float" office:value="0.00869901460726281" calcext:value-type="float">
            <text:p>0.008699014607263</text:p>
          </table:table-cell>
          <table:table-cell office:value-type="float" office:value="0.0040717881321907" calcext:value-type="float">
            <text:p>0.004071788132191</text:p>
          </table:table-cell>
          <table:table-cell office:value-type="float" office:value="-0.341078766139157" calcext:value-type="float">
            <text:p>-0.341078766139157</text:p>
          </table:table-cell>
          <table:table-cell office:value-type="float" office:value="-0.00360040107298376" calcext:value-type="float">
            <text:p>-0.003600401072984</text:p>
          </table:table-cell>
          <table:table-cell office:value-type="float" office:value="-0.00901581259828705" calcext:value-type="float">
            <text:p>-0.009015812598287</text:p>
          </table:table-cell>
          <table:table-cell table:formula="of:=SUBSTITUTE([.J91]; &quot;)&quot;; &quot;&quot;; 1)" office:value-type="string" office:string-value=" -1.9507361410745496" calcext:value-type="string">
            <text:p><text:s/>-1.9507361410745496</text:p>
          </table:table-cell>
          <table:table-cell/>
          <table:table-cell office:value-type="string" calcext:value-type="string">
            <text:p><text:s/>-1.9507361410745496)</text:p>
          </table:table-cell>
        </table:table-row>
        <table:table-row table:style-name="ro1">
          <table:table-cell office:value-type="float" office:value="253.381" calcext:value-type="float">
            <text:p>253.381</text:p>
          </table:table-cell>
          <table:table-cell office:value-type="float" office:value="1.00407168055885" calcext:value-type="float">
            <text:p>1.00407168055885</text:p>
          </table:table-cell>
          <table:table-cell office:value-type="float" office:value="0.00841270049871071" calcext:value-type="float">
            <text:p>0.008412700498711</text:p>
          </table:table-cell>
          <table:table-cell office:value-type="float" office:value="0.00358339497447014" calcext:value-type="float">
            <text:p>0.00358339497447</text:p>
          </table:table-cell>
          <table:table-cell office:value-type="float" office:value="-0.359715268195394" calcext:value-type="float">
            <text:p>-0.359715268195394</text:p>
          </table:table-cell>
          <table:table-cell office:value-type="float" office:value="-0.00385620103157924" calcext:value-type="float">
            <text:p>-0.003856201031579</text:p>
          </table:table-cell>
          <table:table-cell office:value-type="float" office:value="-0.00869901460726281" calcext:value-type="float">
            <text:p>-0.008699014607263</text:p>
          </table:table-cell>
          <table:table-cell table:formula="of:=SUBSTITUTE([.J92]; &quot;)&quot;; &quot;&quot;; 1)" office:value-type="string" office:string-value=" -1.9880576492145667" calcext:value-type="string">
            <text:p><text:s/>-1.9880576492145667</text:p>
          </table:table-cell>
          <table:table-cell/>
          <table:table-cell office:value-type="string" calcext:value-type="string">
            <text:p><text:s/>-1.9880576492145667)</text:p>
          </table:table-cell>
        </table:table-row>
        <table:table-row table:style-name="ro1">
          <table:table-cell office:value-type="float" office:value="253.481" calcext:value-type="float">
            <text:p>253.481</text:p>
          </table:table-cell>
          <table:table-cell office:value-type="float" office:value="1.00423529599962" calcext:value-type="float">
            <text:p>1.00423529599962</text:p>
          </table:table-cell>
          <table:table-cell office:value-type="float" office:value="0.00817819852190795" calcext:value-type="float">
            <text:p>0.008178198521908</text:p>
          </table:table-cell>
          <table:table-cell office:value-type="float" office:value="0.00285939136147499" calcext:value-type="float">
            <text:p>0.002859391361475</text:p>
          </table:table-cell>
          <table:table-cell office:value-type="float" office:value="-0.354350298643112" calcext:value-type="float">
            <text:p>-0.354350298643112</text:p>
          </table:table-cell>
          <table:table-cell office:value-type="float" office:value="-0.0040716805588541" calcext:value-type="float">
            <text:p>-0.004071680558854</text:p>
          </table:table-cell>
          <table:table-cell office:value-type="float" office:value="-0.00841270049871071" calcext:value-type="float">
            <text:p>-0.008412700498711</text:p>
          </table:table-cell>
          <table:table-cell table:formula="of:=SUBSTITUTE([.J93]; &quot;)&quot;; &quot;&quot;; 1)" office:value-type="string" office:string-value=" -2.0215557979320264" calcext:value-type="string">
            <text:p><text:s/>-2.0215557979320264</text:p>
          </table:table-cell>
          <table:table-cell/>
          <table:table-cell office:value-type="string" calcext:value-type="string">
            <text:p><text:s/>-2.0215557979320264)</text:p>
          </table:table-cell>
        </table:table-row>
        <table:table-row table:style-name="ro1">
          <table:table-cell office:value-type="float" office:value="253.582" calcext:value-type="float">
            <text:p>253.582</text:p>
          </table:table-cell>
          <table:table-cell office:value-type="float" office:value="1.00446039375684" calcext:value-type="float">
            <text:p>1.00446039375684</text:p>
          </table:table-cell>
          <table:table-cell office:value-type="float" office:value="0.0078299007682975" calcext:value-type="float">
            <text:p>0.007829900768298</text:p>
          </table:table-cell>
          <table:table-cell office:value-type="float" office:value="0.00410599115490913" calcext:value-type="float">
            <text:p>0.004105991154909</text:p>
          </table:table-cell>
          <table:table-cell office:value-type="float" office:value="-0.344525437039065" calcext:value-type="float">
            <text:p>-0.344525437039065</text:p>
          </table:table-cell>
          <table:table-cell office:value-type="float" office:value="-0.00423529599961792" calcext:value-type="float">
            <text:p>-0.004235295999618</text:p>
          </table:table-cell>
          <table:table-cell office:value-type="float" office:value="-0.00817819852190795" calcext:value-type="float">
            <text:p>-0.008178198521908</text:p>
          </table:table-cell>
          <table:table-cell table:formula="of:=SUBSTITUTE([.J94]; &quot;)&quot;; &quot;&quot;; 1)" office:value-type="string" office:string-value=" -2.048642565675195" calcext:value-type="string">
            <text:p><text:s/>-2.048642565675195</text:p>
          </table:table-cell>
          <table:table-cell/>
          <table:table-cell office:value-type="string" calcext:value-type="string">
            <text:p><text:s/>-2.048642565675195)</text:p>
          </table:table-cell>
        </table:table-row>
        <table:table-row table:style-name="ro1">
          <table:table-cell office:value-type="float" office:value="253.681" calcext:value-type="float">
            <text:p>253.681</text:p>
          </table:table-cell>
          <table:table-cell office:value-type="float" office:value="1.00477207628449" calcext:value-type="float">
            <text:p>1.00477207628449</text:p>
          </table:table-cell>
          <table:table-cell office:value-type="float" office:value="0.00730870523991356" calcext:value-type="float">
            <text:p>0.007308705239914</text:p>
          </table:table-cell>
          <table:table-cell office:value-type="float" office:value="0.00613415620476008" calcext:value-type="float">
            <text:p>0.00613415620476</text:p>
          </table:table-cell>
          <table:table-cell office:value-type="float" office:value="-0.345297266112035" calcext:value-type="float">
            <text:p>-0.345297266112035</text:p>
          </table:table-cell>
          <table:table-cell office:value-type="float" office:value="-0.00446039375684371" calcext:value-type="float">
            <text:p>-0.004460393756844</text:p>
          </table:table-cell>
          <table:table-cell office:value-type="float" office:value="-0.0078299007682975" calcext:value-type="float">
            <text:p>-0.007829900768298</text:p>
          </table:table-cell>
          <table:table-cell table:formula="of:=SUBSTITUTE([.J95]; &quot;)&quot;; &quot;&quot;; 1)" office:value-type="string" office:string-value=" -2.0886093984495346" calcext:value-type="string">
            <text:p><text:s/>-2.0886093984495346</text:p>
          </table:table-cell>
          <table:table-cell/>
          <table:table-cell office:value-type="string" calcext:value-type="string">
            <text:p><text:s/>-2.0886093984495346)</text:p>
          </table:table-cell>
        </table:table-row>
        <table:table-row table:style-name="ro1">
          <table:table-cell office:value-type="float" office:value="253.781" calcext:value-type="float">
            <text:p>253.781</text:p>
          </table:table-cell>
          <table:table-cell office:value-type="float" office:value="1.0049947856974" calcext:value-type="float">
            <text:p>1.0049947856974</text:p>
          </table:table-cell>
          <table:table-cell office:value-type="float" office:value="0.00690562400021058" calcext:value-type="float">
            <text:p>0.006905624000211</text:p>
          </table:table-cell>
          <table:table-cell office:value-type="float" office:value="0.00460514894872904" calcext:value-type="float">
            <text:p>0.004605148948729</text:p>
          </table:table-cell>
          <table:table-cell office:value-type="float" office:value="-0.351621421255979" calcext:value-type="float">
            <text:p>-0.351621421255979</text:p>
          </table:table-cell>
          <table:table-cell office:value-type="float" office:value="-0.00477207628449028" calcext:value-type="float">
            <text:p>-0.00477207628449</text:p>
          </table:table-cell>
          <table:table-cell office:value-type="float" office:value="-0.00730870523991356" calcext:value-type="float">
            <text:p>-0.007308705239914</text:p>
          </table:table-cell>
          <table:table-cell table:formula="of:=SUBSTITUTE([.J96]; &quot;)&quot;; &quot;&quot;; 1)" office:value-type="string" office:string-value=" -2.1492288679313627" calcext:value-type="string">
            <text:p><text:s/>-2.1492288679313627</text:p>
          </table:table-cell>
          <table:table-cell/>
          <table:table-cell office:value-type="string" calcext:value-type="string">
            <text:p><text:s/>-2.1492288679313627)</text:p>
          </table:table-cell>
        </table:table-row>
        <table:table-row table:style-name="ro1">
          <table:table-cell office:value-type="float" office:value="253.881" calcext:value-type="float">
            <text:p>253.881</text:p>
          </table:table-cell>
          <table:table-cell office:value-type="float" office:value="1.00516777236757" calcext:value-type="float">
            <text:p>1.00516777236757</text:p>
          </table:table-cell>
          <table:table-cell office:value-type="float" office:value="0.00656474852682751" calcext:value-type="float">
            <text:p>0.006564748526828</text:p>
          </table:table-cell>
          <table:table-cell office:value-type="float" office:value="0.00382257081568241" calcext:value-type="float">
            <text:p>0.003822570815682</text:p>
          </table:table-cell>
          <table:table-cell office:value-type="float" office:value="-0.346230802945344" calcext:value-type="float">
            <text:p>-0.346230802945344</text:p>
          </table:table-cell>
          <table:table-cell office:value-type="float" office:value="-0.00499478569740153" calcext:value-type="float">
            <text:p>-0.004994785697402</text:p>
          </table:table-cell>
          <table:table-cell office:value-type="float" office:value="-0.00690562400021058" calcext:value-type="float">
            <text:p>-0.006905624000211</text:p>
          </table:table-cell>
          <table:table-cell table:formula="of:=SUBSTITUTE([.J97]; &quot;)&quot;; &quot;&quot;; 1)" office:value-type="string" office:string-value=" -2.1969843639479265" calcext:value-type="string">
            <text:p><text:s/>-2.1969843639479265</text:p>
          </table:table-cell>
          <table:table-cell/>
          <table:table-cell office:value-type="string" calcext:value-type="string">
            <text:p><text:s/>-2.1969843639479265)</text:p>
          </table:table-cell>
        </table:table-row>
        <table:table-row table:style-name="ro1">
          <table:table-cell office:value-type="float" office:value="253.981" calcext:value-type="float">
            <text:p>253.981</text:p>
          </table:table-cell>
          <table:table-cell office:value-type="float" office:value="1.00534528717285" calcext:value-type="float">
            <text:p>1.00534528717285</text:p>
          </table:table-cell>
          <table:table-cell office:value-type="float" office:value="0.00618272754172879" calcext:value-type="float">
            <text:p>0.006182727541729</text:p>
          </table:table-cell>
          <table:table-cell office:value-type="float" office:value="0.0042124997228384" calcext:value-type="float">
            <text:p>0.004212499722838</text:p>
          </table:table-cell>
          <table:table-cell office:value-type="float" office:value="-0.346287050699613" calcext:value-type="float">
            <text:p>-0.346287050699613</text:p>
          </table:table-cell>
          <table:table-cell office:value-type="float" office:value="-0.00516777236756694" calcext:value-type="float">
            <text:p>-0.005167772367567</text:p>
          </table:table-cell>
          <table:table-cell office:value-type="float" office:value="-0.00656474852682751" calcext:value-type="float">
            <text:p>-0.006564748526828</text:p>
          </table:table-cell>
          <table:table-cell table:formula="of:=SUBSTITUTE([.J98]; &quot;)&quot;; &quot;&quot;; 1)" office:value-type="string" office:string-value=" -2.2376837322324117" calcext:value-type="string">
            <text:p><text:s/>-2.2376837322324117</text:p>
          </table:table-cell>
          <table:table-cell/>
          <table:table-cell office:value-type="string" calcext:value-type="string">
            <text:p><text:s/>-2.2376837322324117)</text:p>
          </table:table-cell>
        </table:table-row>
        <table:table-row table:style-name="ro1">
          <table:table-cell office:value-type="float" office:value="254.081" calcext:value-type="float">
            <text:p>254.081</text:p>
          </table:table-cell>
          <table:table-cell office:value-type="float" office:value="1.00549545217832" calcext:value-type="float">
            <text:p>1.00549545217832</text:p>
          </table:table-cell>
          <table:table-cell office:value-type="float" office:value="0.00582791008419992" calcext:value-type="float">
            <text:p>0.0058279100842</text:p>
          </table:table-cell>
          <table:table-cell office:value-type="float" office:value="0.00385285552591085" calcext:value-type="float">
            <text:p>0.003852855525911</text:p>
          </table:table-cell>
          <table:table-cell office:value-type="float" office:value="-0.346851259918816" calcext:value-type="float">
            <text:p>-0.346851259918816</text:p>
          </table:table-cell>
          <table:table-cell office:value-type="float" office:value="-0.0053452871728461" calcext:value-type="float">
            <text:p>-0.005345287172846</text:p>
          </table:table-cell>
          <table:table-cell office:value-type="float" office:value="-0.00618272754172879" calcext:value-type="float">
            <text:p>-0.006182727541729</text:p>
          </table:table-cell>
          <table:table-cell table:formula="of:=SUBSTITUTE([.J99]; &quot;)&quot;; &quot;&quot;; 1)" office:value-type="string" office:string-value=" -2.2836779347224354" calcext:value-type="string">
            <text:p><text:s/>-2.2836779347224354</text:p>
          </table:table-cell>
          <table:table-cell/>
          <table:table-cell office:value-type="string" calcext:value-type="string">
            <text:p><text:s/>-2.2836779347224354)</text:p>
          </table:table-cell>
        </table:table-row>
        <table:table-row table:style-name="ro1">
          <table:table-cell office:value-type="float" office:value="254.181" calcext:value-type="float">
            <text:p>254.181</text:p>
          </table:table-cell>
          <table:table-cell office:value-type="float" office:value="1.00562725313374" calcext:value-type="float">
            <text:p>1.00562725313374</text:p>
          </table:table-cell>
          <table:table-cell office:value-type="float" office:value="0.00548368850211979" calcext:value-type="float">
            <text:p>0.00548368850212</text:p>
          </table:table-cell>
          <table:table-cell office:value-type="float" office:value="0.00368591900914908" calcext:value-type="float">
            <text:p>0.003685919009149</text:p>
          </table:table-cell>
          <table:table-cell office:value-type="float" office:value="-0.346884188971606" calcext:value-type="float">
            <text:p>-0.346884188971606</text:p>
          </table:table-cell>
          <table:table-cell office:value-type="float" office:value="-0.00549545217831726" calcext:value-type="float">
            <text:p>-0.005495452178317</text:p>
          </table:table-cell>
          <table:table-cell office:value-type="float" office:value="-0.00582791008419992" calcext:value-type="float">
            <text:p>-0.0058279100842</text:p>
          </table:table-cell>
          <table:table-cell table:formula="of:=SUBSTITUTE([.J100]; &quot;)&quot;; &quot;&quot;; 1)" office:value-type="string" office:string-value=" -2.326842569979827" calcext:value-type="string">
            <text:p><text:s/>-2.326842569979827</text:p>
          </table:table-cell>
          <table:table-cell/>
          <table:table-cell office:value-type="string" calcext:value-type="string">
            <text:p><text:s/>-2.326842569979827)</text:p>
          </table:table-cell>
        </table:table-row>
        <table:table-row table:style-name="ro1">
          <table:table-cell office:value-type="float" office:value="254.281" calcext:value-type="float">
            <text:p>254.281</text:p>
          </table:table-cell>
          <table:table-cell office:value-type="float" office:value="1.00575395772363" calcext:value-type="float">
            <text:p>1.00575395772363</text:p>
          </table:table-cell>
          <table:table-cell office:value-type="float" office:value="0.00511496185619931" calcext:value-type="float">
            <text:p>0.005114961856199</text:p>
          </table:table-cell>
          <table:table-cell office:value-type="float" office:value="0.00389888948947191" calcext:value-type="float">
            <text:p>0.003898889489472</text:p>
          </table:table-cell>
          <table:table-cell office:value-type="float" office:value="-0.347276780888977" calcext:value-type="float">
            <text:p>-0.347276780888977</text:p>
          </table:table-cell>
          <table:table-cell office:value-type="float" office:value="-0.00562725313374002" calcext:value-type="float">
            <text:p>-0.00562725313374</text:p>
          </table:table-cell>
          <table:table-cell office:value-type="float" office:value="-0.00548368850211979" calcext:value-type="float">
            <text:p>-0.00548368850212</text:p>
          </table:table-cell>
          <table:table-cell table:formula="of:=SUBSTITUTE([.J101]; &quot;)&quot;; &quot;&quot;; 1)" office:value-type="string" office:string-value=" -2.369114785125847" calcext:value-type="string">
            <text:p><text:s/>-2.369114785125847</text:p>
          </table:table-cell>
          <table:table-cell/>
          <table:table-cell office:value-type="string" calcext:value-type="string">
            <text:p><text:s/>-2.369114785125847)</text:p>
          </table:table-cell>
        </table:table-row>
        <table:table-row table:style-name="ro1">
          <table:table-cell office:value-type="float" office:value="254.381" calcext:value-type="float">
            <text:p>254.381</text:p>
          </table:table-cell>
          <table:table-cell office:value-type="float" office:value="1.00597247198717" calcext:value-type="float">
            <text:p>1.00597247198717</text:p>
          </table:table-cell>
          <table:table-cell office:value-type="float" office:value="0.00439908907277496" calcext:value-type="float">
            <text:p>0.004399089072775</text:p>
          </table:table-cell>
          <table:table-cell office:value-type="float" office:value="0.00748480010032654" calcext:value-type="float">
            <text:p>0.007484800100327</text:p>
          </table:table-cell>
          <table:table-cell office:value-type="float" office:value="-0.357560409838895" calcext:value-type="float">
            <text:p>-0.357560409838895</text:p>
          </table:table-cell>
          <table:table-cell office:value-type="float" office:value="-0.00575395772363074" calcext:value-type="float">
            <text:p>-0.005753957723631</text:p>
          </table:table-cell>
          <table:table-cell office:value-type="float" office:value="-0.00511496185619931" calcext:value-type="float">
            <text:p>-0.005114961856199</text:p>
          </table:table-cell>
          <table:table-cell table:formula="of:=SUBSTITUTE([.J102]; &quot;)&quot;; &quot;&quot;; 1)" office:value-type="string" office:string-value=" -2.4149180071360914" calcext:value-type="string">
            <text:p><text:s/>-2.4149180071360914</text:p>
          </table:table-cell>
          <table:table-cell/>
          <table:table-cell office:value-type="string" calcext:value-type="string">
            <text:p><text:s/>-2.4149180071360914)</text:p>
          </table:table-cell>
        </table:table-row>
        <table:table-row table:style-name="ro1">
          <table:table-cell office:value-type="float" office:value="254.481" calcext:value-type="float">
            <text:p>254.481</text:p>
          </table:table-cell>
          <table:table-cell office:value-type="float" office:value="1.00609314635921" calcext:value-type="float">
            <text:p>1.00609314635921</text:p>
          </table:table-cell>
          <table:table-cell office:value-type="float" office:value="0.00394637897122474" calcext:value-type="float">
            <text:p>0.003946378971225</text:p>
          </table:table-cell>
          <table:table-cell office:value-type="float" office:value="0.00468517598509789" calcext:value-type="float">
            <text:p>0.004685175985098</text:p>
          </table:table-cell>
          <table:table-cell office:value-type="float" office:value="-0.354749037558774" calcext:value-type="float">
            <text:p>-0.354749037558774</text:p>
          </table:table-cell>
          <table:table-cell office:value-type="float" office:value="-0.00597247198717144" calcext:value-type="float">
            <text:p>-0.005972471987171</text:p>
          </table:table-cell>
          <table:table-cell office:value-type="float" office:value="-0.00439908907277496" calcext:value-type="float">
            <text:p>-0.004399089072775</text:p>
          </table:table-cell>
          <table:table-cell table:formula="of:=SUBSTITUTE([.J103]; &quot;)&quot;; &quot;&quot;; 1)" office:value-type="string" office:string-value=" -2.5067482252310067" calcext:value-type="string">
            <text:p><text:s/>-2.5067482252310067</text:p>
          </table:table-cell>
          <table:table-cell/>
          <table:table-cell office:value-type="string" calcext:value-type="string">
            <text:p><text:s/>-2.5067482252310067)</text:p>
          </table:table-cell>
        </table:table-row>
        <table:table-row table:style-name="ro1">
          <table:table-cell office:value-type="float" office:value="254.581" calcext:value-type="float">
            <text:p>254.581</text:p>
          </table:table-cell>
          <table:table-cell office:value-type="float" office:value="1.00617635183435" calcext:value-type="float">
            <text:p>1.00617635183435</text:p>
          </table:table-cell>
          <table:table-cell office:value-type="float" office:value="0.00358288495310558" calcext:value-type="float">
            <text:p>0.003582884953106</text:p>
          </table:table-cell>
          <table:table-cell office:value-type="float" office:value="0.00372895497828722" calcext:value-type="float">
            <text:p>0.003728954978287</text:p>
          </table:table-cell>
          <table:table-cell office:value-type="float" office:value="-0.348165683986911" calcext:value-type="float">
            <text:p>-0.348165683986911</text:p>
          </table:table-cell>
          <table:table-cell office:value-type="float" office:value="-0.00609314635921354" calcext:value-type="float">
            <text:p>-0.006093146359214</text:p>
          </table:table-cell>
          <table:table-cell office:value-type="float" office:value="-0.00394637897122474" calcext:value-type="float">
            <text:p>-0.003946378971225</text:p>
          </table:table-cell>
          <table:table-cell table:formula="of:=SUBSTITUTE([.J104]; &quot;)&quot;; &quot;&quot;; 1)" office:value-type="string" office:string-value=" -2.5668535696054167" calcext:value-type="string">
            <text:p><text:s/>-2.5668535696054167</text:p>
          </table:table-cell>
          <table:table-cell/>
          <table:table-cell office:value-type="string" calcext:value-type="string">
            <text:p><text:s/>-2.5668535696054167)</text:p>
          </table:table-cell>
        </table:table-row>
        <table:table-row table:style-name="ro1">
          <table:table-cell office:value-type="float" office:value="254.681" calcext:value-type="float">
            <text:p>254.681</text:p>
          </table:table-cell>
          <table:table-cell office:value-type="float" office:value="1.00618149304995" calcext:value-type="float">
            <text:p>1.00618149304995</text:p>
          </table:table-cell>
          <table:table-cell office:value-type="float" office:value="0.00355618273901701" calcext:value-type="float">
            <text:p>0.003556182739017</text:p>
          </table:table-cell>
          <table:table-cell office:value-type="float" office:value="0.000271926522254944" calcext:value-type="float">
            <text:p>0.000271926522255</text:p>
          </table:table-cell>
          <table:table-cell office:value-type="float" office:value="-0.358987964061369" calcext:value-type="float">
            <text:p>-0.358987964061369</text:p>
          </table:table-cell>
          <table:table-cell office:value-type="float" office:value="-0.00617635183434895" calcext:value-type="float">
            <text:p>-0.006176351834349</text:p>
          </table:table-cell>
          <table:table-cell office:value-type="float" office:value="-0.00358288495310558" calcext:value-type="float">
            <text:p>-0.003582884953106</text:p>
          </table:table-cell>
          <table:table-cell table:formula="of:=SUBSTITUTE([.J105]; &quot;)&quot;; &quot;&quot;; 1)" office:value-type="string" office:string-value=" -2.6159360640318794" calcext:value-type="string">
            <text:p><text:s/>-2.6159360640318794</text:p>
          </table:table-cell>
          <table:table-cell/>
          <table:table-cell office:value-type="string" calcext:value-type="string">
            <text:p><text:s/>-2.6159360640318794)</text:p>
          </table:table-cell>
        </table:table-row>
        <table:table-row table:style-name="ro1">
          <table:table-cell office:value-type="float" office:value="254.781" calcext:value-type="float">
            <text:p>254.781</text:p>
          </table:table-cell>
          <table:table-cell office:value-type="float" office:value="1.00617526733355" calcext:value-type="float">
            <text:p>1.00617526733355</text:p>
          </table:table-cell>
          <table:table-cell office:value-type="float" office:value="0.00359620686379902" calcext:value-type="float">
            <text:p>0.003596206863799</text:p>
          </table:table-cell>
          <table:table-cell office:value-type="float" office:value="-0.000405054330825806" calcext:value-type="float">
            <text:p>-0.000405054330826</text:p>
          </table:table-cell>
          <table:table-cell office:value-type="float" office:value="-0.379865019795406" calcext:value-type="float">
            <text:p>-0.379865019795406</text:p>
          </table:table-cell>
          <table:table-cell office:value-type="float" office:value="-0.00618149304994686" calcext:value-type="float">
            <text:p>-0.006181493049947</text:p>
          </table:table-cell>
          <table:table-cell office:value-type="float" office:value="-0.00355618273901701" calcext:value-type="float">
            <text:p>-0.003556182739017</text:p>
          </table:table-cell>
          <table:table-cell table:formula="of:=SUBSTITUTE([.J106]; &quot;)&quot;; &quot;&quot;; 1)" office:value-type="string" office:string-value=" -2.619536617252587" calcext:value-type="string">
            <text:p><text:s/>-2.619536617252587</text:p>
          </table:table-cell>
          <table:table-cell/>
          <table:table-cell office:value-type="string" calcext:value-type="string">
            <text:p><text:s/>-2.619536617252587)</text:p>
          </table:table-cell>
        </table:table-row>
        <table:table-row table:style-name="ro1">
          <table:table-cell office:value-type="float" office:value="254.881" calcext:value-type="float">
            <text:p>254.881</text:p>
          </table:table-cell>
          <table:table-cell office:value-type="float" office:value="1.00617844289256" calcext:value-type="float">
            <text:p>1.00617844289256</text:p>
          </table:table-cell>
          <table:table-cell office:value-type="float" office:value="0.0035690313106901" calcext:value-type="float">
            <text:p>0.00356903131069</text:p>
          </table:table-cell>
          <table:table-cell office:value-type="float" office:value="0.000273604616522789" calcext:value-type="float">
            <text:p>0.000273604616523</text:p>
          </table:table-cell>
          <table:table-cell office:value-type="float" office:value="-0.380763079926192" calcext:value-type="float">
            <text:p>-0.380763079926192</text:p>
          </table:table-cell>
          <table:table-cell office:value-type="float" office:value="-0.00617526733355112" calcext:value-type="float">
            <text:p>-0.006175267333551</text:p>
          </table:table-cell>
          <table:table-cell office:value-type="float" office:value="-0.00359620686379902" calcext:value-type="float">
            <text:p>-0.003596206863799</text:p>
          </table:table-cell>
          <table:table-cell table:formula="of:=SUBSTITUTE([.J107]; &quot;)&quot;; &quot;&quot;; 1)" office:value-type="string" office:string-value=" -2.614247369090998" calcext:value-type="string">
            <text:p><text:s/>-2.614247369090998</text:p>
          </table:table-cell>
          <table:table-cell/>
          <table:table-cell office:value-type="string" calcext:value-type="string">
            <text:p><text:s/>-2.614247369090998)</text:p>
          </table:table-cell>
        </table:table-row>
        <table:table-row table:style-name="ro1">
          <table:table-cell office:value-type="float" office:value="254.982" calcext:value-type="float">
            <text:p>254.982</text:p>
          </table:table-cell>
          <table:table-cell office:value-type="float" office:value="1.00621170961008" calcext:value-type="float">
            <text:p>1.00621170961008</text:p>
          </table:table-cell>
          <table:table-cell office:value-type="float" office:value="0.00314476374108522" calcext:value-type="float">
            <text:p>0.003144763741085</text:p>
          </table:table-cell>
          <table:table-cell office:value-type="float" office:value="0.00421356226503849" calcext:value-type="float">
            <text:p>0.004213562265039</text:p>
          </table:table-cell>
          <table:table-cell office:value-type="float" office:value="-0.375764427953456" calcext:value-type="float">
            <text:p>-0.375764427953456</text:p>
          </table:table-cell>
          <table:table-cell office:value-type="float" office:value="-0.00617844289256486" calcext:value-type="float">
            <text:p>-0.006178442892565</text:p>
          </table:table-cell>
          <table:table-cell office:value-type="float" office:value="-0.0035690313106901" calcext:value-type="float">
            <text:p>-0.00356903131069</text:p>
          </table:table-cell>
          <table:table-cell table:formula="of:=SUBSTITUTE([.J108]; &quot;)&quot;; &quot;&quot;; 1)" office:value-type="string" office:string-value=" -2.617762583187348" calcext:value-type="string">
            <text:p><text:s/>-2.617762583187348</text:p>
          </table:table-cell>
          <table:table-cell/>
          <table:table-cell office:value-type="string" calcext:value-type="string">
            <text:p><text:s/>-2.617762583187348)</text:p>
          </table:table-cell>
        </table:table-row>
        <table:table-row table:style-name="ro1">
          <table:table-cell office:value-type="float" office:value="255.081" calcext:value-type="float">
            <text:p>255.081</text:p>
          </table:table-cell>
          <table:table-cell office:value-type="float" office:value="1.00622652328671" calcext:value-type="float">
            <text:p>1.00622652328671</text:p>
          </table:table-cell>
          <table:table-cell office:value-type="float" office:value="0.00277735446763319" calcext:value-type="float">
            <text:p>0.002777354467633</text:p>
          </table:table-cell>
          <table:table-cell office:value-type="float" office:value="0.00371422010660171" calcext:value-type="float">
            <text:p>0.003714220106602</text:p>
          </table:table-cell>
          <table:table-cell office:value-type="float" office:value="-0.369623395333807" calcext:value-type="float">
            <text:p>-0.369623395333807</text:p>
          </table:table-cell>
          <table:table-cell office:value-type="float" office:value="-0.006211709610082" calcext:value-type="float">
            <text:p>-0.006211709610082</text:p>
          </table:table-cell>
          <table:table-cell office:value-type="float" office:value="-0.00314476374108522" calcext:value-type="float">
            <text:p>-0.003144763741085</text:p>
          </table:table-cell>
          <table:table-cell table:formula="of:=SUBSTITUTE([.J109]; &quot;)&quot;; &quot;&quot;; 1)" office:value-type="string" office:string-value=" -2.6729465663341094" calcext:value-type="string">
            <text:p><text:s/>-2.6729465663341094</text:p>
          </table:table-cell>
          <table:table-cell/>
          <table:table-cell office:value-type="string" calcext:value-type="string">
            <text:p><text:s/>-2.6729465663341094)</text:p>
          </table:table-cell>
        </table:table-row>
        <table:table-row table:style-name="ro1">
          <table:table-cell office:value-type="float" office:value="255.182" calcext:value-type="float">
            <text:p>255.182</text:p>
          </table:table-cell>
          <table:table-cell office:value-type="float" office:value="1.00622801576257" calcext:value-type="float">
            <text:p>1.00622801576257</text:p>
          </table:table-cell>
          <table:table-cell office:value-type="float" office:value="0.00237449998735612" calcext:value-type="float">
            <text:p>0.002374499987356</text:p>
          </table:table-cell>
          <table:table-cell office:value-type="float" office:value="0.003988685593009" calcext:value-type="float">
            <text:p>0.003988685593009</text:p>
          </table:table-cell>
          <table:table-cell office:value-type="float" office:value="-0.365180239799511" calcext:value-type="float">
            <text:p>-0.365180239799511</text:p>
          </table:table-cell>
          <table:table-cell office:value-type="float" office:value="-0.00622652328670914" calcext:value-type="float">
            <text:p>-0.006226523286709</text:p>
          </table:table-cell>
          <table:table-cell office:value-type="float" office:value="-0.00277735446763319" calcext:value-type="float">
            <text:p>-0.002777354467633</text:p>
          </table:table-cell>
          <table:table-cell table:formula="of:=SUBSTITUTE([.J110]; &quot;)&quot;; &quot;&quot;; 1)" office:value-type="string" office:string-value=" -2.722026559002154" calcext:value-type="string">
            <text:p><text:s/>-2.722026559002154</text:p>
          </table:table-cell>
          <table:table-cell/>
          <table:table-cell office:value-type="string" calcext:value-type="string">
            <text:p><text:s/>-2.722026559002154)</text:p>
          </table:table-cell>
        </table:table-row>
        <table:table-row table:style-name="ro1">
          <table:table-cell office:value-type="float" office:value="255.281" calcext:value-type="float">
            <text:p>255.281</text:p>
          </table:table-cell>
          <table:table-cell office:value-type="float" office:value="1.00621716259744" calcext:value-type="float">
            <text:p>1.00621716259744</text:p>
          </table:table-cell>
          <table:table-cell office:value-type="float" office:value="0.00204750532422393" calcext:value-type="float">
            <text:p>0.002047505324224</text:p>
          </table:table-cell>
          <table:table-cell office:value-type="float" office:value="0.00330479520559311" calcext:value-type="float">
            <text:p>0.003304795205593</text:p>
          </table:table-cell>
          <table:table-cell office:value-type="float" office:value="-0.36193351860506" calcext:value-type="float">
            <text:p>-0.36193351860506</text:p>
          </table:table-cell>
          <table:table-cell office:value-type="float" office:value="-0.0062280157625727" calcext:value-type="float">
            <text:p>-0.006228015762573</text:p>
          </table:table-cell>
          <table:table-cell office:value-type="float" office:value="-0.00237449998735612" calcext:value-type="float">
            <text:p>-0.002374499987356</text:p>
          </table:table-cell>
          <table:table-cell table:formula="of:=SUBSTITUTE([.J111]; &quot;)&quot;; &quot;&quot;; 1)" office:value-type="string" office:string-value=" -2.7773441519770454" calcext:value-type="string">
            <text:p><text:s/>-2.7773441519770454</text:p>
          </table:table-cell>
          <table:table-cell/>
          <table:table-cell office:value-type="string" calcext:value-type="string">
            <text:p><text:s/>-2.7773441519770454)</text:p>
          </table:table-cell>
        </table:table-row>
        <table:table-row table:style-name="ro1">
          <table:table-cell office:value-type="float" office:value="255.383" calcext:value-type="float">
            <text:p>255.383</text:p>
          </table:table-cell>
          <table:table-cell office:value-type="float" office:value="1.00619668092621" calcext:value-type="float">
            <text:p>1.00619668092621</text:p>
          </table:table-cell>
          <table:table-cell office:value-type="float" office:value="0.00175118333532364" calcext:value-type="float">
            <text:p>0.001751183335324</text:p>
          </table:table-cell>
          <table:table-cell office:value-type="float" office:value="0.00291204890608788" calcext:value-type="float">
            <text:p>0.002912048906088</text:p>
          </table:table-cell>
          <table:table-cell office:value-type="float" office:value="-0.359738550631397" calcext:value-type="float">
            <text:p>-0.359738550631397</text:p>
          </table:table-cell>
          <table:table-cell office:value-type="float" office:value="-0.00621716259744076" calcext:value-type="float">
            <text:p>-0.006217162597441</text:p>
          </table:table-cell>
          <table:table-cell office:value-type="float" office:value="-0.00204750532422393" calcext:value-type="float">
            <text:p>-0.002047505324224</text:p>
          </table:table-cell>
          <table:table-cell table:formula="of:=SUBSTITUTE([.J112]; &quot;)&quot;; &quot;&quot;; 1)" office:value-type="string" office:string-value=" -2.8234483761144227" calcext:value-type="string">
            <text:p><text:s/>-2.8234483761144227</text:p>
          </table:table-cell>
          <table:table-cell/>
          <table:table-cell office:value-type="string" calcext:value-type="string">
            <text:p><text:s/>-2.8234483761144227)</text:p>
          </table:table-cell>
        </table:table-row>
        <table:table-row table:style-name="ro1">
          <table:table-cell office:value-type="float" office:value="255.481" calcext:value-type="float">
            <text:p>255.481</text:p>
          </table:table-cell>
          <table:table-cell office:value-type="float" office:value="1.00617528639936" calcext:value-type="float">
            <text:p>1.00617528639936</text:p>
          </table:table-cell>
          <table:table-cell office:value-type="float" office:value="0.00154953587472641" calcext:value-type="float">
            <text:p>0.001549535874726</text:p>
          </table:table-cell>
          <table:table-cell office:value-type="float" office:value="0.00206917601823807" calcext:value-type="float">
            <text:p>0.002069176018238</text:p>
          </table:table-cell>
          <table:table-cell office:value-type="float" office:value="-0.371800194303674" calcext:value-type="float">
            <text:p>-0.371800194303674</text:p>
          </table:table-cell>
          <table:table-cell office:value-type="float" office:value="-0.00619668092620618" calcext:value-type="float">
            <text:p>-0.006196680926206</text:p>
          </table:table-cell>
          <table:table-cell office:value-type="float" office:value="-0.00175118333532364" calcext:value-type="float">
            <text:p>-0.001751183335324</text:p>
          </table:table-cell>
          <table:table-cell table:formula="of:=SUBSTITUTE([.J113]; &quot;)&quot;; &quot;&quot;; 1)" office:value-type="string" office:string-value=" -2.8661744073205173" calcext:value-type="string">
            <text:p><text:s/>-2.8661744073205173</text:p>
          </table:table-cell>
          <table:table-cell/>
          <table:table-cell office:value-type="string" calcext:value-type="string">
            <text:p><text:s/>-2.8661744073205173)</text:p>
          </table:table-cell>
        </table:table-row>
        <table:table-row table:style-name="ro1">
          <table:table-cell office:value-type="float" office:value="255.581" calcext:value-type="float">
            <text:p>255.581</text:p>
          </table:table-cell>
          <table:table-cell office:value-type="float" office:value="1.00620205680801" calcext:value-type="float">
            <text:p>1.00620205680801</text:p>
          </table:table-cell>
          <table:table-cell office:value-type="float" office:value="0.00173660458169359" calcext:value-type="float">
            <text:p>0.001736604581694</text:p>
          </table:table-cell>
          <table:table-cell office:value-type="float" office:value="-0.00188974484801292" calcext:value-type="float">
            <text:p>-0.001889744848013</text:p>
          </table:table-cell>
          <table:table-cell office:value-type="float" office:value="-0.375372452549188" calcext:value-type="float">
            <text:p>-0.375372452549188</text:p>
          </table:table-cell>
          <table:table-cell office:value-type="float" office:value="-0.0061752863993596" calcext:value-type="float">
            <text:p>-0.00617528639936</text:p>
          </table:table-cell>
          <table:table-cell office:value-type="float" office:value="-0.00154953587472641" calcext:value-type="float">
            <text:p>-0.001549535874726</text:p>
          </table:table-cell>
          <table:table-cell table:formula="of:=SUBSTITUTE([.J114]; &quot;)&quot;; &quot;&quot;; 1)" office:value-type="string" office:string-value=" -2.8957432666383363" calcext:value-type="string">
            <text:p><text:s/>-2.8957432666383363</text:p>
          </table:table-cell>
          <table:table-cell/>
          <table:table-cell office:value-type="string" calcext:value-type="string">
            <text:p><text:s/>-2.8957432666383363)</text:p>
          </table:table-cell>
        </table:table-row>
        <table:table-row table:style-name="ro1">
          <table:table-cell office:value-type="float" office:value="255.682" calcext:value-type="float">
            <text:p>255.682</text:p>
          </table:table-cell>
          <table:table-cell office:value-type="float" office:value="1.00616392150553" calcext:value-type="float">
            <text:p>1.00616392150553</text:p>
          </table:table-cell>
          <table:table-cell office:value-type="float" office:value="0.00152664973553355" calcext:value-type="float">
            <text:p>0.001526649735534</text:p>
          </table:table-cell>
          <table:table-cell office:value-type="float" office:value="0.00211277335882187" calcext:value-type="float">
            <text:p>0.002112773358822</text:p>
          </table:table-cell>
          <table:table-cell office:value-type="float" office:value="-0.386597596737276" calcext:value-type="float">
            <text:p>-0.386597596737276</text:p>
          </table:table-cell>
          <table:table-cell office:value-type="float" office:value="-0.00620205680801433" calcext:value-type="float">
            <text:p>-0.006202056808014</text:p>
          </table:table-cell>
          <table:table-cell office:value-type="float" office:value="-0.00173660458169359" calcext:value-type="float">
            <text:p>-0.001736604581694</text:p>
          </table:table-cell>
          <table:table-cell table:formula="of:=SUBSTITUTE([.J115]; &quot;)&quot;; &quot;&quot;; 1)" office:value-type="string" office:string-value=" -2.8685796631021785" calcext:value-type="string">
            <text:p><text:s/>-2.8685796631021785</text:p>
          </table:table-cell>
          <table:table-cell/>
          <table:table-cell office:value-type="string" calcext:value-type="string">
            <text:p><text:s/>-2.8685796631021785)</text:p>
          </table:table-cell>
        </table:table-row>
        <table:table-row table:style-name="ro1">
          <table:table-cell office:value-type="float" office:value="255.781" calcext:value-type="float">
            <text:p>255.781</text:p>
          </table:table-cell>
          <table:table-cell office:value-type="float" office:value="1.00606527355244" calcext:value-type="float">
            <text:p>1.00606527355244</text:p>
          </table:table-cell>
          <table:table-cell office:value-type="float" office:value="0.00108284773694885" calcext:value-type="float">
            <text:p>0.001082847736949</text:p>
          </table:table-cell>
          <table:table-cell office:value-type="float" office:value="0.00459225772321224" calcext:value-type="float">
            <text:p>0.004592257723212</text:p>
          </table:table-cell>
          <table:table-cell office:value-type="float" office:value="-0.371386495878898" calcext:value-type="float">
            <text:p>-0.371386495878898</text:p>
          </table:table-cell>
          <table:table-cell office:value-type="float" office:value="-0.00616392150552692" calcext:value-type="float">
            <text:p>-0.006163921505527</text:p>
          </table:table-cell>
          <table:table-cell office:value-type="float" office:value="-0.00152664973553355" calcext:value-type="float">
            <text:p>-0.001526649735534</text:p>
          </table:table-cell>
          <table:table-cell table:formula="of:=SUBSTITUTE([.J116]; &quot;)&quot;; &quot;&quot;; 1)" office:value-type="string" office:string-value=" -2.898803347147357" calcext:value-type="string">
            <text:p><text:s/>-2.898803347147357</text:p>
          </table:table-cell>
          <table:table-cell/>
          <table:table-cell office:value-type="string" calcext:value-type="string">
            <text:p><text:s/>-2.898803347147357)</text:p>
          </table:table-cell>
        </table:table-row>
        <table:table-row table:style-name="ro1">
          <table:table-cell office:value-type="float" office:value="255.881" calcext:value-type="float">
            <text:p>255.881</text:p>
          </table:table-cell>
          <table:table-cell office:value-type="float" office:value="1.00594409833114" calcext:value-type="float">
            <text:p>1.00594409833114</text:p>
          </table:table-cell>
          <table:table-cell office:value-type="float" office:value="0.000618927994893528" calcext:value-type="float">
            <text:p>0.000618927994894</text:p>
          </table:table-cell>
          <table:table-cell office:value-type="float" office:value="0.00479484057426453" calcext:value-type="float">
            <text:p>0.004794840574265</text:p>
          </table:table-cell>
          <table:table-cell office:value-type="float" office:value="-0.368732098714415" calcext:value-type="float">
            <text:p>-0.368732098714415</text:p>
          </table:table-cell>
          <table:table-cell office:value-type="float" office:value="-0.00606527355244091" calcext:value-type="float">
            <text:p>-0.006065273552441</text:p>
          </table:table-cell>
          <table:table-cell office:value-type="float" office:value="-0.00108284773694885" calcext:value-type="float">
            <text:p>-0.001082847736949</text:p>
          </table:table-cell>
          <table:table-cell table:formula="of:=SUBSTITUTE([.J117]; &quot;)&quot;; &quot;&quot;; 1)" office:value-type="string" office:string-value=" -2.9649216373725737" calcext:value-type="string">
            <text:p><text:s/>-2.9649216373725737</text:p>
          </table:table-cell>
          <table:table-cell/>
          <table:table-cell office:value-type="string" calcext:value-type="string">
            <text:p><text:s/>-2.9649216373725737)</text:p>
          </table:table-cell>
        </table:table-row>
        <table:table-row table:style-name="ro1">
          <table:table-cell office:value-type="float" office:value="255.981" calcext:value-type="float">
            <text:p>255.981</text:p>
          </table:table-cell>
          <table:table-cell office:value-type="float" office:value="1.0058126056386" calcext:value-type="float">
            <text:p>1.0058126056386</text:p>
          </table:table-cell>
          <table:table-cell office:value-type="float" office:value="0.000182058957601318" calcext:value-type="float">
            <text:p>0.000182058957601</text:p>
          </table:table-cell>
          <table:table-cell office:value-type="float" office:value="0.00456228981912136" calcext:value-type="float">
            <text:p>0.004562289819121</text:p>
          </table:table-cell>
          <table:table-cell office:value-type="float" office:value="-0.362812249236796" calcext:value-type="float">
            <text:p>-0.362812249236796</text:p>
          </table:table-cell>
          <table:table-cell office:value-type="float" office:value="-0.00594409833113962" calcext:value-type="float">
            <text:p>-0.00594409833114</text:p>
          </table:table-cell>
          <table:table-cell office:value-type="float" office:value="-0.000618927994893528" calcext:value-type="float">
            <text:p>-0.000618927994894</text:p>
          </table:table-cell>
          <table:table-cell table:formula="of:=SUBSTITUTE([.J118]; &quot;)&quot;; &quot;&quot;; 1)" office:value-type="string" office:string-value=" -3.037841739728455" calcext:value-type="string">
            <text:p><text:s/>-3.037841739728455</text:p>
          </table:table-cell>
          <table:table-cell/>
          <table:table-cell office:value-type="string" calcext:value-type="string">
            <text:p><text:s/>-3.037841739728455)</text:p>
          </table:table-cell>
        </table:table-row>
        <table:table-row table:style-name="ro1">
          <table:table-cell office:value-type="float" office:value="256.081" calcext:value-type="float">
            <text:p>256.081</text:p>
          </table:table-cell>
          <table:table-cell office:value-type="float" office:value="1.00576854822437" calcext:value-type="float">
            <text:p>1.00576854822437</text:p>
          </table:table-cell>
          <table:table-cell office:value-type="float" office:value="0.0000528626970999484" calcext:value-type="float">
            <text:p>5.28626970999484E-05</text:p>
          </table:table-cell>
          <table:table-cell office:value-type="float" office:value="0.00136501756310463" calcext:value-type="float">
            <text:p>0.001365017563105</text:p>
          </table:table-cell>
          <table:table-cell office:value-type="float" office:value="-0.367236292864903" calcext:value-type="float">
            <text:p>-0.367236292864903</text:p>
          </table:table-cell>
          <table:table-cell office:value-type="float" office:value="-0.00581260563859765" calcext:value-type="float">
            <text:p>-0.005812605638598</text:p>
          </table:table-cell>
          <table:table-cell office:value-type="float" office:value="-0.000182058957601318" calcext:value-type="float">
            <text:p>-0.000182058957601</text:p>
          </table:table-cell>
          <table:table-cell table:formula="of:=SUBSTITUTE([.J119]; &quot;)&quot;; &quot;&quot;; 1)" office:value-type="string" office:string-value=" -3.1102814880260063" calcext:value-type="string">
            <text:p><text:s/>-3.1102814880260063</text:p>
          </table:table-cell>
          <table:table-cell/>
          <table:table-cell office:value-type="string" calcext:value-type="string">
            <text:p><text:s/>-3.1102814880260063)</text:p>
          </table:table-cell>
        </table:table-row>
        <table:table-row table:style-name="ro1">
          <table:table-cell office:value-type="float" office:value="256.181" calcext:value-type="float">
            <text:p>256.181</text:p>
          </table:table-cell>
          <table:table-cell office:value-type="float" office:value="1.00583443207573" calcext:value-type="float">
            <text:p>1.00583443207573</text:p>
          </table:table-cell>
          <table:table-cell office:value-type="float" office:value="0.000225088021672488" calcext:value-type="float">
            <text:p>0.000225088021672</text:p>
          </table:table-cell>
          <table:table-cell office:value-type="float" office:value="-0.00184396974742413" calcext:value-type="float">
            <text:p>-0.001843969747424</text:p>
          </table:table-cell>
          <table:table-cell office:value-type="float" office:value="-0.377636814512402" calcext:value-type="float">
            <text:p>-0.377636814512402</text:p>
          </table:table-cell>
          <table:table-cell office:value-type="float" office:value="-0.00576854822437123" calcext:value-type="float">
            <text:p>-0.005768548224371</text:p>
          </table:table-cell>
          <table:table-cell office:value-type="float" office:value="-0.0000528626970999484" calcext:value-type="float">
            <text:p>-5.28626970999484E-05</text:p>
          </table:table-cell>
          <table:table-cell table:formula="of:=SUBSTITUTE([.J120]; &quot;)&quot;; &quot;&quot;; 1)" office:value-type="string" office:string-value=" -3.132428958436282" calcext:value-type="string">
            <text:p><text:s/>-3.132428958436282</text:p>
          </table:table-cell>
          <table:table-cell/>
          <table:table-cell office:value-type="string" calcext:value-type="string">
            <text:p><text:s/>-3.132428958436282)</text:p>
          </table:table-cell>
        </table:table-row>
        <table:table-row table:style-name="ro1">
          <table:table-cell office:value-type="float" office:value="256.281" calcext:value-type="float">
            <text:p>256.281</text:p>
          </table:table-cell>
          <table:table-cell office:value-type="float" office:value="1.00580407224458" calcext:value-type="float">
            <text:p>1.00580407224458</text:p>
          </table:table-cell>
          <table:table-cell office:value-type="float" office:value="0.000153902738878547" calcext:value-type="float">
            <text:p>0.000153902738879</text:p>
          </table:table-cell>
          <table:table-cell office:value-type="float" office:value="0.000773890420794487" calcext:value-type="float">
            <text:p>0.000773890420794</text:p>
          </table:table-cell>
          <table:table-cell office:value-type="float" office:value="-0.384614509810884" calcext:value-type="float">
            <text:p>-0.384614509810884</text:p>
          </table:table-cell>
          <table:table-cell office:value-type="float" office:value="-0.00583443207573109" calcext:value-type="float">
            <text:p>-0.005834432075731</text:p>
          </table:table-cell>
          <table:table-cell office:value-type="float" office:value="-0.000225088021672488" calcext:value-type="float">
            <text:p>-0.000225088021672</text:p>
          </table:table-cell>
          <table:table-cell table:formula="of:=SUBSTITUTE([.J121]; &quot;)&quot;; &quot;&quot;; 1)" office:value-type="string" office:string-value=" -3.103032525062648" calcext:value-type="string">
            <text:p><text:s/>-3.103032525062648</text:p>
          </table:table-cell>
          <table:table-cell/>
          <table:table-cell office:value-type="string" calcext:value-type="string">
            <text:p><text:s/>-3.103032525062648)</text:p>
          </table:table-cell>
        </table:table-row>
        <table:table-row table:style-name="ro1">
          <table:table-cell office:value-type="float" office:value="256.381" calcext:value-type="float">
            <text:p>256.381</text:p>
          </table:table-cell>
          <table:table-cell office:value-type="float" office:value="1.00560509287706" calcext:value-type="float">
            <text:p>1.00560509287706</text:p>
          </table:table-cell>
          <table:table-cell office:value-type="float" office:value="-0.000267013695570391" calcext:value-type="float">
            <text:p>-0.00026701369557</text:p>
          </table:table-cell>
          <table:table-cell office:value-type="float" office:value="0.00465578600764275" calcext:value-type="float">
            <text:p>0.004655786007643</text:p>
          </table:table-cell>
          <table:table-cell office:value-type="float" office:value="-0.377163024192833" calcext:value-type="float">
            <text:p>-0.377163024192833</text:p>
          </table:table-cell>
          <table:table-cell office:value-type="float" office:value="-0.00580407224458002" calcext:value-type="float">
            <text:p>-0.00580407224458</text:p>
          </table:table-cell>
          <table:table-cell office:value-type="float" office:value="-0.000153902738878547" calcext:value-type="float">
            <text:p>-0.000153902738879</text:p>
          </table:table-cell>
          <table:table-cell table:formula="of:=SUBSTITUTE([.J122]; &quot;)&quot;; &quot;&quot;; 1)" office:value-type="string" office:string-value=" -3.1150825280945713" calcext:value-type="string">
            <text:p><text:s/>-3.1150825280945713</text:p>
          </table:table-cell>
          <table:table-cell/>
          <table:table-cell office:value-type="string" calcext:value-type="string">
            <text:p><text:s/>-3.1150825280945713)</text:p>
          </table:table-cell>
        </table:table-row>
        <table:table-row table:style-name="ro1">
          <table:table-cell office:value-type="float" office:value="256.481" calcext:value-type="float">
            <text:p>256.481</text:p>
          </table:table-cell>
          <table:table-cell office:value-type="float" office:value="1.00538626395998" calcext:value-type="float">
            <text:p>1.00538626395998</text:p>
          </table:table-cell>
          <table:table-cell office:value-type="float" office:value="-0.000688053793847327" calcext:value-type="float">
            <text:p>-0.000688053793847</text:p>
          </table:table-cell>
          <table:table-cell office:value-type="float" office:value="0.00474511179327965" calcext:value-type="float">
            <text:p>0.00474511179328</text:p>
          </table:table-cell>
          <table:table-cell office:value-type="float" office:value="-0.370226961661534" calcext:value-type="float">
            <text:p>-0.370226961661534</text:p>
          </table:table-cell>
          <table:table-cell office:value-type="float" office:value="-0.00560509287705591" calcext:value-type="float">
            <text:p>-0.005605092877056</text:p>
          </table:table-cell>
          <table:table-cell office:value-type="float" office:value="0.000267013695570391" calcext:value-type="float">
            <text:p>0.00026701369557</text:p>
          </table:table-cell>
          <table:table-cell table:formula="of:=SUBSTITUTE([.J123]; &quot;)&quot;; &quot;&quot;; 1)" office:value-type="string" office:string-value=" 3.0939909468019544" calcext:value-type="string">
            <text:p><text:s/>3.0939909468019544</text:p>
          </table:table-cell>
          <table:table-cell/>
          <table:table-cell office:value-type="string" calcext:value-type="string">
            <text:p><text:s/>3.0939909468019544)</text:p>
          </table:table-cell>
        </table:table-row>
        <table:table-row table:style-name="ro1">
          <table:table-cell office:value-type="float" office:value="256.581" calcext:value-type="float">
            <text:p>256.581</text:p>
          </table:table-cell>
          <table:table-cell office:value-type="float" office:value="1.00522283439293" calcext:value-type="float">
            <text:p>1.00522283439293</text:p>
          </table:table-cell>
          <table:table-cell office:value-type="float" office:value="-0.000975932701027155" calcext:value-type="float">
            <text:p>-0.000975932701027</text:p>
          </table:table-cell>
          <table:table-cell office:value-type="float" office:value="0.00331033968925476" calcext:value-type="float">
            <text:p>0.003310339689255</text:p>
          </table:table-cell>
          <table:table-cell office:value-type="float" office:value="-0.251805402248739" calcext:value-type="float">
            <text:p>-0.251805402248739</text:p>
          </table:table-cell>
          <table:table-cell office:value-type="float" office:value="-0.00538626395997621" calcext:value-type="float">
            <text:p>-0.005386263959976</text:p>
          </table:table-cell>
          <table:table-cell office:value-type="float" office:value="0.000688053793847327" calcext:value-type="float">
            <text:p>0.000688053793847</text:p>
          </table:table-cell>
          <table:table-cell table:formula="of:=SUBSTITUTE([.J124]; &quot;)&quot;; &quot;&quot;; 1)" office:value-type="string" office:string-value=" 3.0145384572252034" calcext:value-type="string">
            <text:p><text:s/>3.0145384572252034</text:p>
          </table:table-cell>
          <table:table-cell/>
          <table:table-cell office:value-type="string" calcext:value-type="string">
            <text:p><text:s/>3.0145384572252034)</text:p>
          </table:table-cell>
        </table:table-row>
        <table:table-row table:style-name="ro1">
          <table:table-cell office:value-type="float" office:value="256.681" calcext:value-type="float">
            <text:p>256.681</text:p>
          </table:table-cell>
          <table:table-cell office:value-type="float" office:value="1.00535384926992" calcext:value-type="float">
            <text:p>1.00535384926992</text:p>
          </table:table-cell>
          <table:table-cell office:value-type="float" office:value="-0.000758114928958546" calcext:value-type="float">
            <text:p>-0.000758114928959</text:p>
          </table:table-cell>
          <table:table-cell office:value-type="float" office:value="-0.00254183948785067" calcext:value-type="float">
            <text:p>-0.002541839487851</text:p>
          </table:table-cell>
          <table:table-cell office:value-type="float" office:value="0.219539599695119" calcext:value-type="float">
            <text:p>0.219539599695119</text:p>
          </table:table-cell>
          <table:table-cell office:value-type="float" office:value="-0.00522283439293414" calcext:value-type="float">
            <text:p>-0.005222834392934</text:p>
          </table:table-cell>
          <table:table-cell office:value-type="float" office:value="0.000975932701027155" calcext:value-type="float">
            <text:p>0.000975932701027</text:p>
          </table:table-cell>
          <table:table-cell table:formula="of:=SUBSTITUTE([.J125]; &quot;)&quot;; &quot;&quot;; 1)" office:value-type="string" office:string-value=" 2.9568641741129964" calcext:value-type="string">
            <text:p><text:s/>2.9568641741129964</text:p>
          </table:table-cell>
          <table:table-cell/>
          <table:table-cell office:value-type="string" calcext:value-type="string">
            <text:p><text:s/>2.9568641741129964)</text:p>
          </table:table-cell>
        </table:table-row>
        <table:table-row table:style-name="ro1">
          <table:table-cell office:value-type="float" office:value="256.781" calcext:value-type="float">
            <text:p>256.781</text:p>
          </table:table-cell>
          <table:table-cell office:value-type="float" office:value="1.00561524445636" calcext:value-type="float">
            <text:p>1.00561524445636</text:p>
          </table:table-cell>
          <table:table-cell office:value-type="float" office:value="-0.00030111178371714" calcext:value-type="float">
            <text:p>-0.000301111783717</text:p>
          </table:table-cell>
          <table:table-cell office:value-type="float" office:value="-0.0052647822201252" calcext:value-type="float">
            <text:p>-0.005264782220125</text:p>
          </table:table-cell>
          <table:table-cell office:value-type="float" office:value="0.511178031384227" calcext:value-type="float">
            <text:p>0.511178031384227</text:p>
          </table:table-cell>
          <table:table-cell office:value-type="float" office:value="-0.00535384926991767" calcext:value-type="float">
            <text:p>-0.005353849269918</text:p>
          </table:table-cell>
          <table:table-cell office:value-type="float" office:value="0.000758114928958546" calcext:value-type="float">
            <text:p>0.000758114928959</text:p>
          </table:table-cell>
          <table:table-cell table:formula="of:=SUBSTITUTE([.J126]; &quot;)&quot;; &quot;&quot;; 1)" office:value-type="string" office:string-value=" 3.0009260075083533" calcext:value-type="string">
            <text:p><text:s/>3.0009260075083533</text:p>
          </table:table-cell>
          <table:table-cell/>
          <table:table-cell office:value-type="string" calcext:value-type="string">
            <text:p><text:s/>3.0009260075083533)</text:p>
          </table:table-cell>
        </table:table-row>
        <table:table-row table:style-name="ro1">
          <table:table-cell office:value-type="float" office:value="256.881" calcext:value-type="float">
            <text:p>256.881</text:p>
          </table:table-cell>
          <table:table-cell office:value-type="float" office:value="1.00567067871298" calcext:value-type="float">
            <text:p>1.00567067871298</text:p>
          </table:table-cell>
          <table:table-cell office:value-type="float" office:value="-0.000191559384468859" calcext:value-type="float">
            <text:p>-0.000191559384469</text:p>
          </table:table-cell>
          <table:table-cell office:value-type="float" office:value="-0.00122779008746147" calcext:value-type="float">
            <text:p>-0.001227790087461</text:p>
          </table:table-cell>
          <table:table-cell office:value-type="float" office:value="0.820246349257159" calcext:value-type="float">
            <text:p>0.820246349257159</text:p>
          </table:table-cell>
          <table:table-cell office:value-type="float" office:value="-0.00561524445635575" calcext:value-type="float">
            <text:p>-0.005615244456356</text:p>
          </table:table-cell>
          <table:table-cell office:value-type="float" office:value="0.00030111178371714" calcext:value-type="float">
            <text:p>0.000301111783717</text:p>
          </table:table-cell>
          <table:table-cell table:formula="of:=SUBSTITUTE([.J127]; &quot;)&quot;; &quot;&quot;; 1)" office:value-type="string" office:string-value=" 3.088019979387868" calcext:value-type="string">
            <text:p><text:s/>3.088019979387868</text:p>
          </table:table-cell>
          <table:table-cell/>
          <table:table-cell office:value-type="string" calcext:value-type="string">
            <text:p><text:s/>3.088019979387868)</text:p>
          </table:table-cell>
        </table:table-row>
        <table:table-row table:style-name="ro1">
          <table:table-cell office:value-type="float" office:value="256.981" calcext:value-type="float">
            <text:p>256.981</text:p>
          </table:table-cell>
          <table:table-cell office:value-type="float" office:value="1.00544256773069" calcext:value-type="float">
            <text:p>1.00544256773069</text:p>
          </table:table-cell>
          <table:table-cell office:value-type="float" office:value="-0.000752204306075637" calcext:value-type="float">
            <text:p>-0.000752204306076</text:p>
          </table:table-cell>
          <table:table-cell office:value-type="float" office:value="0.00605274605751038" calcext:value-type="float">
            <text:p>0.00605274605751</text:p>
          </table:table-cell>
          <table:table-cell office:value-type="float" office:value="1.05693345400224" calcext:value-type="float">
            <text:p>1.05693345400224</text:p>
          </table:table-cell>
          <table:table-cell office:value-type="float" office:value="-0.00567067871298121" calcext:value-type="float">
            <text:p>-0.005670678712981</text:p>
          </table:table-cell>
          <table:table-cell office:value-type="float" office:value="0.000191559384468859" calcext:value-type="float">
            <text:p>0.000191559384469</text:p>
          </table:table-cell>
          <table:table-cell table:formula="of:=SUBSTITUTE([.J128]; &quot;)&quot;; &quot;&quot;; 1)" office:value-type="string" office:string-value=" 3.1078248139693487" calcext:value-type="string">
            <text:p><text:s/>3.1078248139693487</text:p>
          </table:table-cell>
          <table:table-cell/>
          <table:table-cell office:value-type="string" calcext:value-type="string">
            <text:p><text:s/>3.1078248139693487)</text:p>
          </table:table-cell>
        </table:table-row>
        <table:table-row table:style-name="ro1">
          <table:table-cell office:value-type="float" office:value="257.081" calcext:value-type="float">
            <text:p>257.081</text:p>
          </table:table-cell>
          <table:table-cell office:value-type="float" office:value="1.00548346396067" calcext:value-type="float">
            <text:p>1.00548346396067</text:p>
          </table:table-cell>
          <table:table-cell office:value-type="float" office:value="-0.000610369872121474" calcext:value-type="float">
            <text:p>-0.000610369872121</text:p>
          </table:table-cell>
          <table:table-cell office:value-type="float" office:value="-0.00147612696886063" calcext:value-type="float">
            <text:p>-0.001476126968861</text:p>
          </table:table-cell>
          <table:table-cell office:value-type="float" office:value="1.23968752105552" calcext:value-type="float">
            <text:p>1.23968752105552</text:p>
          </table:table-cell>
          <table:table-cell office:value-type="float" office:value="-0.00544256773068574" calcext:value-type="float">
            <text:p>-0.005442567730686</text:p>
          </table:table-cell>
          <table:table-cell office:value-type="float" office:value="0.000752204306075637" calcext:value-type="float">
            <text:p>0.000752204306076</text:p>
          </table:table-cell>
          <table:table-cell table:formula="of:=SUBSTITUTE([.J129]; &quot;)&quot;; &quot;&quot;; 1)" office:value-type="string" office:string-value=" 3.0042550725289177" calcext:value-type="string">
            <text:p><text:s/>3.0042550725289177</text:p>
          </table:table-cell>
          <table:table-cell/>
          <table:table-cell office:value-type="string" calcext:value-type="string">
            <text:p><text:s/>3.0042550725289177)</text:p>
          </table:table-cell>
        </table:table-row>
        <table:table-row table:style-name="ro1">
          <table:table-cell office:value-type="float" office:value="257.181" calcext:value-type="float">
            <text:p>257.181</text:p>
          </table:table-cell>
          <table:table-cell office:value-type="float" office:value="1.00542357870055" calcext:value-type="float">
            <text:p>1.00542357870055</text:p>
          </table:table-cell>
          <table:table-cell office:value-type="float" office:value="-0.000989267198572815" calcext:value-type="float">
            <text:p>-0.000989267198573</text:p>
          </table:table-cell>
          <table:table-cell office:value-type="float" office:value="0.00383600610494614" calcext:value-type="float">
            <text:p>0.003836006104946</text:p>
          </table:table-cell>
          <table:table-cell office:value-type="float" office:value="1.35243065026869" calcext:value-type="float">
            <text:p>1.35243065026869</text:p>
          </table:table-cell>
          <table:table-cell office:value-type="float" office:value="-0.00548346396066957" calcext:value-type="float">
            <text:p>-0.00548346396067</text:p>
          </table:table-cell>
          <table:table-cell office:value-type="float" office:value="0.000610369872121474" calcext:value-type="float">
            <text:p>0.000610369872121</text:p>
          </table:table-cell>
          <table:table-cell table:formula="of:=SUBSTITUTE([.J130]; &quot;)&quot;; &quot;&quot;; 1)" office:value-type="string" office:string-value=" 3.030737982793529" calcext:value-type="string">
            <text:p><text:s/>3.030737982793529</text:p>
          </table:table-cell>
          <table:table-cell/>
          <table:table-cell office:value-type="string" calcext:value-type="string">
            <text:p><text:s/>3.030737982793529)</text:p>
          </table:table-cell>
        </table:table-row>
        <table:table-row table:style-name="ro1">
          <table:table-cell office:value-type="float" office:value="257.281" calcext:value-type="float">
            <text:p>257.281</text:p>
          </table:table-cell>
          <table:table-cell office:value-type="float" office:value="1.00542630346719" calcext:value-type="float">
            <text:p>1.00542630346719</text:p>
          </table:table-cell>
          <table:table-cell office:value-type="float" office:value="-0.000862622212384267" calcext:value-type="float">
            <text:p>-0.000862622212384</text:p>
          </table:table-cell>
          <table:table-cell office:value-type="float" office:value="-0.00126674294471741" calcext:value-type="float">
            <text:p>-0.001266742944717</text:p>
          </table:table-cell>
          <table:table-cell office:value-type="float" office:value="1.40261256838419" calcext:value-type="float">
            <text:p>1.40261256838419</text:p>
          </table:table-cell>
          <table:table-cell office:value-type="float" office:value="-0.00542357870054855" calcext:value-type="float">
            <text:p>-0.005423578700549</text:p>
          </table:table-cell>
          <table:table-cell office:value-type="float" office:value="0.000989267198572815" calcext:value-type="float">
            <text:p>0.000989267198573</text:p>
          </table:table-cell>
          <table:table-cell table:formula="of:=SUBSTITUTE([.J131]; &quot;)&quot;; &quot;&quot;; 1)" office:value-type="string" office:string-value=" 2.961174861706672" calcext:value-type="string">
            <text:p><text:s/>2.961174861706672</text:p>
          </table:table-cell>
          <table:table-cell/>
          <table:table-cell office:value-type="string" calcext:value-type="string">
            <text:p><text:s/>2.961174861706672)</text:p>
          </table:table-cell>
        </table:table-row>
        <table:table-row table:style-name="ro1">
          <table:table-cell office:value-type="float" office:value="257.381" calcext:value-type="float">
            <text:p>257.381</text:p>
          </table:table-cell>
          <table:table-cell office:value-type="float" office:value="1.00547174903646" calcext:value-type="float">
            <text:p>1.00547174903646</text:p>
          </table:table-cell>
          <table:table-cell office:value-type="float" office:value="-0.001243522530482" calcext:value-type="float">
            <text:p>-0.001243522530482</text:p>
          </table:table-cell>
          <table:table-cell office:value-type="float" office:value="0.00383601814508438" calcext:value-type="float">
            <text:p>0.003836018145084</text:p>
          </table:table-cell>
          <table:table-cell office:value-type="float" office:value="1.41413244210094" calcext:value-type="float">
            <text:p>1.41413244210094</text:p>
          </table:table-cell>
          <table:table-cell office:value-type="float" office:value="-0.00542630346718509" calcext:value-type="float">
            <text:p>-0.005426303467185</text:p>
          </table:table-cell>
          <table:table-cell office:value-type="float" office:value="0.000862622212384267" calcext:value-type="float">
            <text:p>0.000862622212384</text:p>
          </table:table-cell>
          <table:table-cell table:formula="of:=SUBSTITUTE([.J132]; &quot;)&quot;; &quot;&quot;; 1)" office:value-type="string" office:string-value=" 2.9839413483029493" calcext:value-type="string">
            <text:p><text:s/>2.9839413483029493</text:p>
          </table:table-cell>
          <table:table-cell/>
          <table:table-cell office:value-type="string" calcext:value-type="string">
            <text:p><text:s/>2.9839413483029493)</text:p>
          </table:table-cell>
        </table:table-row>
        <table:table-row table:style-name="ro1">
          <table:table-cell office:value-type="float" office:value="257.482" calcext:value-type="float">
            <text:p>257.482</text:p>
          </table:table-cell>
          <table:table-cell office:value-type="float" office:value="1.00556834839271" calcext:value-type="float">
            <text:p>1.00556834839271</text:p>
          </table:table-cell>
          <table:table-cell office:value-type="float" office:value="-0.00160641075901925" calcext:value-type="float">
            <text:p>-0.001606410759019</text:p>
          </table:table-cell>
          <table:table-cell office:value-type="float" office:value="0.00371807295084" calcext:value-type="float">
            <text:p>0.00371807295084</text:p>
          </table:table-cell>
          <table:table-cell office:value-type="float" office:value="1.43821590995214" calcext:value-type="float">
            <text:p>1.43821590995214</text:p>
          </table:table-cell>
          <table:table-cell office:value-type="float" office:value="-0.00547174903646419" calcext:value-type="float">
            <text:p>-0.005471749036464</text:p>
          </table:table-cell>
          <table:table-cell office:value-type="float" office:value="0.001243522530482" calcext:value-type="float">
            <text:p>0.001243522530482</text:p>
          </table:table-cell>
          <table:table-cell table:formula="of:=SUBSTITUTE([.J133]; &quot;)&quot;; &quot;&quot;; 1)" office:value-type="string" office:string-value=" 2.918125922514677" calcext:value-type="string">
            <text:p><text:s/>2.918125922514677</text:p>
          </table:table-cell>
          <table:table-cell/>
          <table:table-cell office:value-type="string" calcext:value-type="string">
            <text:p><text:s/>2.918125922514677)</text:p>
          </table:table-cell>
        </table:table-row>
        <table:table-row table:style-name="ro1">
          <table:table-cell office:value-type="float" office:value="257.582" calcext:value-type="float">
            <text:p>257.582</text:p>
          </table:table-cell>
          <table:table-cell office:value-type="float" office:value="1.00571770764472" calcext:value-type="float">
            <text:p>1.00571770764472</text:p>
          </table:table-cell>
          <table:table-cell office:value-type="float" office:value="-0.00195440535677718" calcext:value-type="float">
            <text:p>-0.001954405356777</text:p>
          </table:table-cell>
          <table:table-cell office:value-type="float" office:value="0.00378693050146103" calcext:value-type="float">
            <text:p>0.003786930501461</text:p>
          </table:table-cell>
          <table:table-cell office:value-type="float" office:value="1.43524663778673" calcext:value-type="float">
            <text:p>1.43524663778673</text:p>
          </table:table-cell>
          <table:table-cell office:value-type="float" office:value="-0.00556834839270914" calcext:value-type="float">
            <text:p>-0.005568348392709</text:p>
          </table:table-cell>
          <table:table-cell office:value-type="float" office:value="0.00160641075901925" calcext:value-type="float">
            <text:p>0.001606410759019</text:p>
          </table:table-cell>
          <table:table-cell table:formula="of:=SUBSTITUTE([.J134]; &quot;)&quot;; &quot;&quot;; 1)" office:value-type="string" office:string-value=" 2.8607289969706375" calcext:value-type="string">
            <text:p><text:s/>2.8607289969706375</text:p>
          </table:table-cell>
          <table:table-cell/>
          <table:table-cell office:value-type="string" calcext:value-type="string">
            <text:p><text:s/>2.8607289969706375)</text:p>
          </table:table-cell>
        </table:table-row>
        <table:table-row table:style-name="ro1">
          <table:table-cell office:value-type="float" office:value="257.681" calcext:value-type="float">
            <text:p>257.681</text:p>
          </table:table-cell>
          <table:table-cell office:value-type="float" office:value="1.00565596636394" calcext:value-type="float">
            <text:p>1.00565596636394</text:p>
          </table:table-cell>
          <table:table-cell office:value-type="float" office:value="-0.00185346445817918" calcext:value-type="float">
            <text:p>-0.001853464458179</text:p>
          </table:table-cell>
          <table:table-cell office:value-type="float" office:value="-0.00119521248340607" calcext:value-type="float">
            <text:p>-0.001195212483406</text:p>
          </table:table-cell>
          <table:table-cell office:value-type="float" office:value="1.40709846278271" calcext:value-type="float">
            <text:p>1.40709846278271</text:p>
          </table:table-cell>
          <table:table-cell office:value-type="float" office:value="-0.00571770764471635" calcext:value-type="float">
            <text:p>-0.005717707644716</text:p>
          </table:table-cell>
          <table:table-cell office:value-type="float" office:value="0.00195440535677718" calcext:value-type="float">
            <text:p>0.001954405356777</text:p>
          </table:table-cell>
          <table:table-cell table:formula="of:=SUBSTITUTE([.J135]; &quot;)&quot;; &quot;&quot;; 1)" office:value-type="string" office:string-value=" 2.8122270057740497" calcext:value-type="string">
            <text:p><text:s/>2.8122270057740497</text:p>
          </table:table-cell>
          <table:table-cell/>
          <table:table-cell office:value-type="string" calcext:value-type="string">
            <text:p><text:s/>2.8122270057740497)</text:p>
          </table:table-cell>
        </table:table-row>
        <table:table-row table:style-name="ro1">
          <table:table-cell office:value-type="float" office:value="257.783" calcext:value-type="float">
            <text:p>257.783</text:p>
          </table:table-cell>
          <table:table-cell office:value-type="float" office:value="1.00591192451037" calcext:value-type="float">
            <text:p>1.00591192451037</text:p>
          </table:table-cell>
          <table:table-cell office:value-type="float" office:value="-0.00216469823788424" calcext:value-type="float">
            <text:p>-0.002164698237884</text:p>
          </table:table-cell>
          <table:table-cell office:value-type="float" office:value="0.00395064026117325" calcext:value-type="float">
            <text:p>0.003950640261173</text:p>
          </table:table-cell>
          <table:table-cell office:value-type="float" office:value="1.39850303710225" calcext:value-type="float">
            <text:p>1.39850303710225</text:p>
          </table:table-cell>
          <table:table-cell office:value-type="float" office:value="-0.00565596636393995" calcext:value-type="float">
            <text:p>-0.00565596636394</text:p>
          </table:table-cell>
          <table:table-cell office:value-type="float" office:value="0.00185346445817918" calcext:value-type="float">
            <text:p>0.001853464458179</text:p>
          </table:table-cell>
          <table:table-cell table:formula="of:=SUBSTITUTE([.J136]; &quot;)&quot;; &quot;&quot;; 1)" office:value-type="string" office:string-value=" 2.824919954881419" calcext:value-type="string">
            <text:p><text:s/>2.824919954881419</text:p>
          </table:table-cell>
          <table:table-cell/>
          <table:table-cell office:value-type="string" calcext:value-type="string">
            <text:p><text:s/>2.824919954881419)</text:p>
          </table:table-cell>
        </table:table-row>
        <table:table-row table:style-name="ro1">
          <table:table-cell office:value-type="float" office:value="257.881" calcext:value-type="float">
            <text:p>257.881</text:p>
          </table:table-cell>
          <table:table-cell office:value-type="float" office:value="1.00576350005532" calcext:value-type="float">
            <text:p>1.00576350005532</text:p>
          </table:table-cell>
          <table:table-cell office:value-type="float" office:value="-0.00202920091453028" calcext:value-type="float">
            <text:p>-0.00202920091453</text:p>
          </table:table-cell>
          <table:table-cell office:value-type="float" office:value="-0.00205072450637817" calcext:value-type="float">
            <text:p>-0.002050724506378</text:p>
          </table:table-cell>
          <table:table-cell office:value-type="float" office:value="1.36336302326386" calcext:value-type="float">
            <text:p>1.36336302326386</text:p>
          </table:table-cell>
          <table:table-cell office:value-type="float" office:value="-0.00591192451037381" calcext:value-type="float">
            <text:p>-0.005911924510374</text:p>
          </table:table-cell>
          <table:table-cell office:value-type="float" office:value="0.00216469823788424" calcext:value-type="float">
            <text:p>0.002164698237884</text:p>
          </table:table-cell>
          <table:table-cell table:formula="of:=SUBSTITUTE([.J137]; &quot;)&quot;; &quot;&quot;; 1)" office:value-type="string" office:string-value=" 2.7905963495871666" calcext:value-type="string">
            <text:p><text:s/>2.7905963495871666</text:p>
          </table:table-cell>
          <table:table-cell/>
          <table:table-cell office:value-type="string" calcext:value-type="string">
            <text:p><text:s/>2.7905963495871666)</text:p>
          </table:table-cell>
        </table:table-row>
        <table:table-row table:style-name="ro1">
          <table:table-cell office:value-type="float" office:value="257.981" calcext:value-type="float">
            <text:p>257.981</text:p>
          </table:table-cell>
          <table:table-cell office:value-type="float" office:value="1.00611084884218" calcext:value-type="float">
            <text:p>1.00611084884218</text:p>
          </table:table-cell>
          <table:table-cell office:value-type="float" office:value="-0.00227005601687723" calcext:value-type="float">
            <text:p>-0.002270056016877</text:p>
          </table:table-cell>
          <table:table-cell office:value-type="float" office:value="0.00422684705257416" calcext:value-type="float">
            <text:p>0.004226847052574</text:p>
          </table:table-cell>
          <table:table-cell office:value-type="float" office:value="1.32178624997656" calcext:value-type="float">
            <text:p>1.32178624997656</text:p>
          </table:table-cell>
          <table:table-cell office:value-type="float" office:value="-0.00576350005531978" calcext:value-type="float">
            <text:p>-0.00576350005532</text:p>
          </table:table-cell>
          <table:table-cell office:value-type="float" office:value="0.00202920091453028" calcext:value-type="float">
            <text:p>0.00202920091453</text:p>
          </table:table-cell>
          <table:table-cell table:formula="of:=SUBSTITUTE([.J138]; &quot;)&quot;; &quot;&quot;; 1)" office:value-type="string" office:string-value=" 2.8030679116218415" calcext:value-type="string">
            <text:p><text:s/>2.8030679116218415</text:p>
          </table:table-cell>
          <table:table-cell/>
          <table:table-cell office:value-type="string" calcext:value-type="string">
            <text:p><text:s/>2.8030679116218415)</text:p>
          </table:table-cell>
        </table:table-row>
        <table:table-row table:style-name="ro1">
          <table:table-cell office:value-type="float" office:value="258.081" calcext:value-type="float">
            <text:p>258.081</text:p>
          </table:table-cell>
          <table:table-cell office:value-type="float" office:value="1.00652384473375" calcext:value-type="float">
            <text:p>1.00652384473375</text:p>
          </table:table-cell>
          <table:table-cell office:value-type="float" office:value="-0.00248198412513004" calcext:value-type="float">
            <text:p>-0.00248198412513</text:p>
          </table:table-cell>
          <table:table-cell office:value-type="float" office:value="0.0046419729590416" calcext:value-type="float">
            <text:p>0.004641972959042</text:p>
          </table:table-cell>
          <table:table-cell office:value-type="float" office:value="1.33421363098076" calcext:value-type="float">
            <text:p>1.33421363098076</text:p>
          </table:table-cell>
          <table:table-cell office:value-type="float" office:value="-0.00611084884217839" calcext:value-type="float">
            <text:p>-0.006110848842178</text:p>
          </table:table-cell>
          <table:table-cell office:value-type="float" office:value="0.00227005601687723" calcext:value-type="float">
            <text:p>0.002270056016877</text:p>
          </table:table-cell>
          <table:table-cell table:formula="of:=SUBSTITUTE([.J139]; &quot;)&quot;; &quot;&quot;; 1)" office:value-type="string" office:string-value=" 2.785911879923288" calcext:value-type="string">
            <text:p><text:s/>2.785911879923288</text:p>
          </table:table-cell>
          <table:table-cell/>
          <table:table-cell office:value-type="string" calcext:value-type="string">
            <text:p><text:s/>2.785911879923288)</text:p>
          </table:table-cell>
        </table:table-row>
        <table:table-row table:style-name="ro1">
          <table:table-cell office:value-type="float" office:value="258.181" calcext:value-type="float">
            <text:p>258.181</text:p>
          </table:table-cell>
          <table:table-cell office:value-type="float" office:value="1.00694789127998" calcext:value-type="float">
            <text:p>1.00694789127998</text:p>
          </table:table-cell>
          <table:table-cell office:value-type="float" office:value="-0.00263231403056528" calcext:value-type="float">
            <text:p>-0.002632314030565</text:p>
          </table:table-cell>
          <table:table-cell office:value-type="float" office:value="0.00449905049800873" calcext:value-type="float">
            <text:p>0.004499050498009</text:p>
          </table:table-cell>
          <table:table-cell office:value-type="float" office:value="1.28455509622413" calcext:value-type="float">
            <text:p>1.28455509622413</text:p>
          </table:table-cell>
          <table:table-cell office:value-type="float" office:value="-0.00652384473375256" calcext:value-type="float">
            <text:p>-0.006523844733753</text:p>
          </table:table-cell>
          <table:table-cell office:value-type="float" office:value="0.00248198412513004" calcext:value-type="float">
            <text:p>0.00248198412513</text:p>
          </table:table-cell>
          <table:table-cell table:formula="of:=SUBSTITUTE([.J140]; &quot;)&quot;; &quot;&quot;; 1)" office:value-type="string" office:string-value=" 2.7780541709419775" calcext:value-type="string">
            <text:p><text:s/>2.7780541709419775</text:p>
          </table:table-cell>
          <table:table-cell/>
          <table:table-cell office:value-type="string" calcext:value-type="string">
            <text:p><text:s/>2.7780541709419775)</text:p>
          </table:table-cell>
        </table:table-row>
        <table:table-row table:style-name="ro1">
          <table:table-cell office:value-type="float" office:value="258.281" calcext:value-type="float">
            <text:p>258.281</text:p>
          </table:table-cell>
          <table:table-cell office:value-type="float" office:value="1.00739929604231" calcext:value-type="float">
            <text:p>1.00739929604231</text:p>
          </table:table-cell>
          <table:table-cell office:value-type="float" office:value="-0.00272958225435228" calcext:value-type="float">
            <text:p>-0.002729582254352</text:p>
          </table:table-cell>
          <table:table-cell office:value-type="float" office:value="0.00461765488982201" calcext:value-type="float">
            <text:p>0.004617654889822</text:p>
          </table:table-cell>
          <table:table-cell office:value-type="float" office:value="1.23619047740856" calcext:value-type="float">
            <text:p>1.23619047740856</text:p>
          </table:table-cell>
          <table:table-cell office:value-type="float" office:value="-0.00694789127998075" calcext:value-type="float">
            <text:p>-0.006947891279981</text:p>
          </table:table-cell>
          <table:table-cell office:value-type="float" office:value="0.00263231403056528" calcext:value-type="float">
            <text:p>0.002632314030565</text:p>
          </table:table-cell>
          <table:table-cell table:formula="of:=SUBSTITUTE([.J141]; &quot;)&quot;; &quot;&quot;; 1)" office:value-type="string" office:string-value=" 2.7794376521983306" calcext:value-type="string">
            <text:p><text:s/>2.7794376521983306</text:p>
          </table:table-cell>
          <table:table-cell/>
          <table:table-cell office:value-type="string" calcext:value-type="string">
            <text:p><text:s/>2.7794376521983306)</text:p>
          </table:table-cell>
        </table:table-row>
        <table:table-row table:style-name="ro1">
          <table:table-cell office:value-type="float" office:value="258.381" calcext:value-type="float">
            <text:p>258.381</text:p>
          </table:table-cell>
          <table:table-cell office:value-type="float" office:value="1.00786975516638" calcext:value-type="float">
            <text:p>1.00786975516638</text:p>
          </table:table-cell>
          <table:table-cell office:value-type="float" office:value="-0.00277138138926409" calcext:value-type="float">
            <text:p>-0.002771381389264</text:p>
          </table:table-cell>
          <table:table-cell office:value-type="float" office:value="0.0047231234908104" calcext:value-type="float">
            <text:p>0.00472312349081</text:p>
          </table:table-cell>
          <table:table-cell office:value-type="float" office:value="1.19774185533983" calcext:value-type="float">
            <text:p>1.19774185533983</text:p>
          </table:table-cell>
          <table:table-cell office:value-type="float" office:value="-0.00739929604231326" calcext:value-type="float">
            <text:p>-0.007399296042313</text:p>
          </table:table-cell>
          <table:table-cell office:value-type="float" office:value="0.00272958225435228" calcext:value-type="float">
            <text:p>0.002729582254352</text:p>
          </table:table-cell>
          <table:table-cell table:formula="of:=SUBSTITUTE([.J142]; &quot;)&quot;; &quot;&quot;; 1)" office:value-type="string" office:string-value=" 2.7881827718672207" calcext:value-type="string">
            <text:p><text:s/>2.7881827718672207</text:p>
          </table:table-cell>
          <table:table-cell/>
          <table:table-cell office:value-type="string" calcext:value-type="string">
            <text:p><text:s/>2.7881827718672207)</text:p>
          </table:table-cell>
        </table:table-row>
        <table:table-row table:style-name="ro1">
          <table:table-cell office:value-type="float" office:value="258.482" calcext:value-type="float">
            <text:p>258.482</text:p>
          </table:table-cell>
          <table:table-cell office:value-type="float" office:value="1.00828301251191" calcext:value-type="float">
            <text:p>1.00828301251191</text:p>
          </table:table-cell>
          <table:table-cell office:value-type="float" office:value="-0.00275850039803839" calcext:value-type="float">
            <text:p>-0.002758500398038</text:p>
          </table:table-cell>
          <table:table-cell office:value-type="float" office:value="0.00409364399313927" calcext:value-type="float">
            <text:p>0.004093643993139</text:p>
          </table:table-cell>
          <table:table-cell office:value-type="float" office:value="1.13589779404273" calcext:value-type="float">
            <text:p>1.13589779404273</text:p>
          </table:table-cell>
          <table:table-cell office:value-type="float" office:value="-0.00786975516637711" calcext:value-type="float">
            <text:p>-0.007869755166377</text:p>
          </table:table-cell>
          <table:table-cell office:value-type="float" office:value="0.00277138138926409" calcext:value-type="float">
            <text:p>0.002771381389264</text:p>
          </table:table-cell>
          <table:table-cell table:formula="of:=SUBSTITUTE([.J143]; &quot;)&quot;; &quot;&quot;; 1)" office:value-type="string" office:string-value=" 2.8029984267564685" calcext:value-type="string">
            <text:p><text:s/>2.8029984267564685</text:p>
          </table:table-cell>
          <table:table-cell/>
          <table:table-cell office:value-type="string" calcext:value-type="string">
            <text:p><text:s/>2.8029984267564685)</text:p>
          </table:table-cell>
        </table:table-row>
        <table:table-row table:style-name="ro1">
          <table:table-cell office:value-type="float" office:value="258.581" calcext:value-type="float">
            <text:p>258.581</text:p>
          </table:table-cell>
          <table:table-cell office:value-type="float" office:value="1.00872458617966" calcext:value-type="float">
            <text:p>1.00872458617966</text:p>
          </table:table-cell>
          <table:table-cell office:value-type="float" office:value="-0.00269362049831589" calcext:value-type="float">
            <text:p>-0.002693620498316</text:p>
          </table:table-cell>
          <table:table-cell office:value-type="float" office:value="0.0045082280933857" calcext:value-type="float">
            <text:p>0.004508228093386</text:p>
          </table:table-cell>
          <table:table-cell office:value-type="float" office:value="1.09191321069936" calcext:value-type="float">
            <text:p>1.09191321069936</text:p>
          </table:table-cell>
          <table:table-cell office:value-type="float" office:value="-0.00828301251191443" calcext:value-type="float">
            <text:p>-0.008283012511914</text:p>
          </table:table-cell>
          <table:table-cell office:value-type="float" office:value="0.00275850039803839" calcext:value-type="float">
            <text:p>0.002758500398038</text:p>
          </table:table-cell>
          <table:table-cell table:formula="of:=SUBSTITUTE([.J144]; &quot;)&quot;; &quot;&quot;; 1)" office:value-type="string" office:string-value=" 2.8201141740747264" calcext:value-type="string">
            <text:p><text:s/>2.8201141740747264</text:p>
          </table:table-cell>
          <table:table-cell/>
          <table:table-cell office:value-type="string" calcext:value-type="string">
            <text:p><text:s/>2.8201141740747264)</text:p>
          </table:table-cell>
        </table:table-row>
        <table:table-row table:style-name="ro1">
          <table:table-cell office:value-type="float" office:value="258.681" calcext:value-type="float">
            <text:p>258.681</text:p>
          </table:table-cell>
          <table:table-cell office:value-type="float" office:value="1.00910824554482" calcext:value-type="float">
            <text:p>1.00910824554482</text:p>
          </table:table-cell>
          <table:table-cell office:value-type="float" office:value="-0.00259402618585085" calcext:value-type="float">
            <text:p>-0.002594026185851</text:p>
          </table:table-cell>
          <table:table-cell office:value-type="float" office:value="0.00396375498175621" calcext:value-type="float">
            <text:p>0.003963754981756</text:p>
          </table:table-cell>
          <table:table-cell office:value-type="float" office:value="1.01799430509648" calcext:value-type="float">
            <text:p>1.01799430509648</text:p>
          </table:table-cell>
          <table:table-cell office:value-type="float" office:value="-0.00872458617965743" calcext:value-type="float">
            <text:p>-0.008724586179657</text:p>
          </table:table-cell>
          <table:table-cell office:value-type="float" office:value="0.00269362049831589" calcext:value-type="float">
            <text:p>0.002693620498316</text:p>
          </table:table-cell>
          <table:table-cell table:formula="of:=SUBSTITUTE([.J145]; &quot;)&quot;; &quot;&quot;; 1)" office:value-type="string" office:string-value=" 2.8421377851186302" calcext:value-type="string">
            <text:p><text:s/>2.8421377851186302</text:p>
          </table:table-cell>
          <table:table-cell/>
          <table:table-cell office:value-type="string" calcext:value-type="string">
            <text:p><text:s/>2.8421377851186302)</text:p>
          </table:table-cell>
        </table:table-row>
        <table:table-row table:style-name="ro1">
          <table:table-cell office:value-type="float" office:value="258.781" calcext:value-type="float">
            <text:p>258.781</text:p>
          </table:table-cell>
          <table:table-cell office:value-type="float" office:value="1.0095058010077" calcext:value-type="float">
            <text:p>1.0095058010077</text:p>
          </table:table-cell>
          <table:table-cell office:value-type="float" office:value="-0.0024462957863369" calcext:value-type="float">
            <text:p>-0.002446295786337</text:p>
          </table:table-cell>
          <table:table-cell office:value-type="float" office:value="0.00424116277694702" calcext:value-type="float">
            <text:p>0.004241162776947</text:p>
          </table:table-cell>
          <table:table-cell office:value-type="float" office:value="0.976350476942867" calcext:value-type="float">
            <text:p>0.976350476942867</text:p>
          </table:table-cell>
          <table:table-cell office:value-type="float" office:value="-0.00910824554482192" calcext:value-type="float">
            <text:p>-0.009108245544822</text:p>
          </table:table-cell>
          <table:table-cell office:value-type="float" office:value="0.00259402618585085" calcext:value-type="float">
            <text:p>0.002594026185851</text:p>
          </table:table-cell>
          <table:table-cell table:formula="of:=SUBSTITUTE([.J146]; &quot;)&quot;; &quot;&quot;; 1)" office:value-type="string" office:string-value=" 2.864138699459462" calcext:value-type="string">
            <text:p><text:s/>2.864138699459462</text:p>
          </table:table-cell>
          <table:table-cell/>
          <table:table-cell office:value-type="string" calcext:value-type="string">
            <text:p><text:s/>2.864138699459462)</text:p>
          </table:table-cell>
        </table:table-row>
        <table:table-row table:style-name="ro1">
          <table:table-cell office:value-type="float" office:value="258.881" calcext:value-type="float">
            <text:p>258.881</text:p>
          </table:table-cell>
          <table:table-cell office:value-type="float" office:value="1.00989427163555" calcext:value-type="float">
            <text:p>1.00989427163555</text:p>
          </table:table-cell>
          <table:table-cell office:value-type="float" office:value="-0.00225700231469072" calcext:value-type="float">
            <text:p>-0.002257002314691</text:p>
          </table:table-cell>
          <table:table-cell office:value-type="float" office:value="0.00432135912775993" calcext:value-type="float">
            <text:p>0.00432135912776</text:p>
          </table:table-cell>
          <table:table-cell office:value-type="float" office:value="0.94094423824046" calcext:value-type="float">
            <text:p>0.94094423824046</text:p>
          </table:table-cell>
          <table:table-cell office:value-type="float" office:value="-0.00950580100770115" calcext:value-type="float">
            <text:p>-0.009505801007701</text:p>
          </table:table-cell>
          <table:table-cell office:value-type="float" office:value="0.0024462957863369" calcext:value-type="float">
            <text:p>0.002446295786337</text:p>
          </table:table-cell>
          <table:table-cell table:formula="of:=SUBSTITUTE([.J147]; &quot;)&quot;; &quot;&quot;; 1)" office:value-type="string" office:string-value=" 2.8897105767634286" calcext:value-type="string">
            <text:p><text:s/>2.8897105767634286</text:p>
          </table:table-cell>
          <table:table-cell/>
          <table:table-cell office:value-type="string" calcext:value-type="string">
            <text:p><text:s/>2.8897105767634286)</text:p>
          </table:table-cell>
        </table:table-row>
        <table:table-row table:style-name="ro1">
          <table:table-cell office:value-type="float" office:value="258.981" calcext:value-type="float">
            <text:p>258.981</text:p>
          </table:table-cell>
          <table:table-cell office:value-type="float" office:value="1.01026873721503" calcext:value-type="float">
            <text:p>1.01026873721503</text:p>
          </table:table-cell>
          <table:table-cell office:value-type="float" office:value="-0.00202869477252182" calcext:value-type="float">
            <text:p>-0.002028694772522</text:p>
          </table:table-cell>
          <table:table-cell office:value-type="float" office:value="0.00438575881719589" calcext:value-type="float">
            <text:p>0.004385758817196</text:p>
          </table:table-cell>
          <table:table-cell office:value-type="float" office:value="0.914337454790092" calcext:value-type="float">
            <text:p>0.914337454790092</text:p>
          </table:table-cell>
          <table:table-cell office:value-type="float" office:value="-0.0098942716355519" calcext:value-type="float">
            <text:p>-0.009894271635552</text:p>
          </table:table-cell>
          <table:table-cell office:value-type="float" office:value="0.00225700231469072" calcext:value-type="float">
            <text:p>0.002257002314691</text:p>
          </table:table-cell>
          <table:table-cell table:formula="of:=SUBSTITUTE([.J148]; &quot;)&quot;; &quot;&quot;; 1)" office:value-type="string" office:string-value=" 2.9173181248001345" calcext:value-type="string">
            <text:p><text:s/>2.9173181248001345</text:p>
          </table:table-cell>
          <table:table-cell/>
          <table:table-cell office:value-type="string" calcext:value-type="string">
            <text:p><text:s/>2.9173181248001345)</text:p>
          </table:table-cell>
        </table:table-row>
        <table:table-row table:style-name="ro1">
          <table:table-cell office:value-type="float" office:value="259.081" calcext:value-type="float">
            <text:p>259.081</text:p>
          </table:table-cell>
          <table:table-cell office:value-type="float" office:value="1.01062603755944" calcext:value-type="float">
            <text:p>1.01062603755944</text:p>
          </table:table-cell>
          <table:table-cell office:value-type="float" office:value="-0.00176325331821674" calcext:value-type="float">
            <text:p>-0.001763253318217</text:p>
          </table:table-cell>
          <table:table-cell office:value-type="float" office:value="0.00445109763741493" calcext:value-type="float">
            <text:p>0.004451097637415</text:p>
          </table:table-cell>
          <table:table-cell office:value-type="float" office:value="0.893564118319247" calcext:value-type="float">
            <text:p>0.893564118319247</text:p>
          </table:table-cell>
          <table:table-cell office:value-type="float" office:value="-0.0102687372150314" calcext:value-type="float">
            <text:p>-0.010268737215032</text:p>
          </table:table-cell>
          <table:table-cell office:value-type="float" office:value="0.00202869477252182" calcext:value-type="float">
            <text:p>0.002028694772522</text:p>
          </table:table-cell>
          <table:table-cell table:formula="of:=SUBSTITUTE([.J149]; &quot;)&quot;; &quot;&quot;; 1)" office:value-type="string" office:string-value=" 2.9465440589762197" calcext:value-type="string">
            <text:p><text:s/>2.9465440589762197</text:p>
          </table:table-cell>
          <table:table-cell/>
          <table:table-cell office:value-type="string" calcext:value-type="string">
            <text:p><text:s/>2.9465440589762197)</text:p>
          </table:table-cell>
        </table:table-row>
        <table:table-row table:style-name="ro1">
          <table:table-cell office:value-type="float" office:value="259.181" calcext:value-type="float">
            <text:p>259.181</text:p>
          </table:table-cell>
          <table:table-cell office:value-type="float" office:value="1.01121066930853" calcext:value-type="float">
            <text:p>1.01121066930853</text:p>
          </table:table-cell>
          <table:table-cell office:value-type="float" office:value="-0.00124183959833793" calcext:value-type="float">
            <text:p>-0.001241839598338</text:p>
          </table:table-cell>
          <table:table-cell office:value-type="float" office:value="0.00783368718624115" calcext:value-type="float">
            <text:p>0.007833687186241</text:p>
          </table:table-cell>
          <table:table-cell office:value-type="float" office:value="0.866646902388837" calcext:value-type="float">
            <text:p>0.866646902388837</text:p>
          </table:table-cell>
          <table:table-cell office:value-type="float" office:value="-0.01062603755944" calcext:value-type="float">
            <text:p>-0.01062603755944</text:p>
          </table:table-cell>
          <table:table-cell office:value-type="float" office:value="0.00176325331821674" calcext:value-type="float">
            <text:p>0.001763253318217</text:p>
          </table:table-cell>
          <table:table-cell table:formula="of:=SUBSTITUTE([.J150]; &quot;)&quot;; &quot;&quot;; 1)" office:value-type="string" office:string-value=" 2.977153958050241" calcext:value-type="string">
            <text:p><text:s/>2.977153958050241</text:p>
          </table:table-cell>
          <table:table-cell/>
          <table:table-cell office:value-type="string" calcext:value-type="string">
            <text:p><text:s/>2.977153958050241)</text:p>
          </table:table-cell>
        </table:table-row>
        <table:table-row table:style-name="ro1">
          <table:table-cell office:value-type="float" office:value="259.281" calcext:value-type="float">
            <text:p>259.281</text:p>
          </table:table-cell>
          <table:table-cell office:value-type="float" office:value="1.01196739335425" calcext:value-type="float">
            <text:p>1.01196739335425</text:p>
          </table:table-cell>
          <table:table-cell office:value-type="float" office:value="-0.000438985374478145" calcext:value-type="float">
            <text:p>-0.000438985374478</text:p>
          </table:table-cell>
          <table:table-cell office:value-type="float" office:value="0.0110327067673206" calcext:value-type="float">
            <text:p>0.011032706767321</text:p>
          </table:table-cell>
          <table:table-cell office:value-type="float" office:value="0.841105235987399" calcext:value-type="float">
            <text:p>0.841105235987399</text:p>
          </table:table-cell>
          <table:table-cell office:value-type="float" office:value="-0.011210669308527" calcext:value-type="float">
            <text:p>-0.011210669308527</text:p>
          </table:table-cell>
          <table:table-cell office:value-type="float" office:value="0.00124183959833793" calcext:value-type="float">
            <text:p>0.001241839598338</text:p>
          </table:table-cell>
          <table:table-cell table:formula="of:=SUBSTITUTE([.J151]; &quot;)&quot;; &quot;&quot;; 1)" office:value-type="string" office:string-value=" 3.0312694214096942" calcext:value-type="string">
            <text:p><text:s/>3.0312694214096942</text:p>
          </table:table-cell>
          <table:table-cell/>
          <table:table-cell office:value-type="string" calcext:value-type="string">
            <text:p><text:s/>3.0312694214096942)</text:p>
          </table:table-cell>
        </table:table-row>
        <table:table-row table:style-name="ro1">
          <table:table-cell office:value-type="float" office:value="259.381" calcext:value-type="float">
            <text:p>259.381</text:p>
          </table:table-cell>
          <table:table-cell office:value-type="float" office:value="1.0126750041411" calcext:value-type="float">
            <text:p>1.0126750041411</text:p>
          </table:table-cell>
          <table:table-cell office:value-type="float" office:value="0.00045103093605831" calcext:value-type="float">
            <text:p>0.000451030936058</text:p>
          </table:table-cell>
          <table:table-cell office:value-type="float" office:value="0.0113703212738037" calcext:value-type="float">
            <text:p>0.011370321273804</text:p>
          </table:table-cell>
          <table:table-cell office:value-type="float" office:value="0.823907022734722" calcext:value-type="float">
            <text:p>0.823907022734722</text:p>
          </table:table-cell>
          <table:table-cell office:value-type="float" office:value="-0.011967393354245" calcext:value-type="float">
            <text:p>-0.011967393354245</text:p>
          </table:table-cell>
          <table:table-cell office:value-type="float" office:value="0.000438985374478145" calcext:value-type="float">
            <text:p>0.000438985374478</text:p>
          </table:table-cell>
          <table:table-cell table:formula="of:=SUBSTITUTE([.J152]; &quot;)&quot;; &quot;&quot;; 1)" office:value-type="string" office:string-value=" 3.104927305712796" calcext:value-type="string">
            <text:p><text:s/>3.104927305712796</text:p>
          </table:table-cell>
          <table:table-cell/>
          <table:table-cell office:value-type="string" calcext:value-type="string">
            <text:p><text:s/>3.104927305712796)</text:p>
          </table:table-cell>
        </table:table-row>
        <table:table-row table:style-name="ro1">
          <table:table-cell office:value-type="float" office:value="259.484" calcext:value-type="float">
            <text:p>259.484</text:p>
          </table:table-cell>
          <table:table-cell office:value-type="float" office:value="1.01332227562386" calcext:value-type="float">
            <text:p>1.01332227562386</text:p>
          </table:table-cell>
          <table:table-cell office:value-type="float" office:value="0.00141915777375228" calcext:value-type="float">
            <text:p>0.001419157773752</text:p>
          </table:table-cell>
          <table:table-cell office:value-type="float" office:value="0.0113065326213837" calcext:value-type="float">
            <text:p>0.011306532621384</text:p>
          </table:table-cell>
          <table:table-cell office:value-type="float" office:value="0.810638572796282" calcext:value-type="float">
            <text:p>0.810638572796282</text:p>
          </table:table-cell>
          <table:table-cell office:value-type="float" office:value="-0.0126750041410999" calcext:value-type="float">
            <text:p>-0.0126750041411</text:p>
          </table:table-cell>
          <table:table-cell office:value-type="float" office:value="-0.00045103093605831" calcext:value-type="float">
            <text:p>-0.000451030936058</text:p>
          </table:table-cell>
          <table:table-cell table:formula="of:=SUBSTITUTE([.J153]; &quot;)&quot;; &quot;&quot;; 1)" office:value-type="string" office:string-value=" -3.106023378485533" calcext:value-type="string">
            <text:p><text:s/>-3.106023378485533</text:p>
          </table:table-cell>
          <table:table-cell/>
          <table:table-cell office:value-type="string" calcext:value-type="string">
            <text:p><text:s/>-3.106023378485533)</text:p>
          </table:table-cell>
        </table:table-row>
        <table:table-row table:style-name="ro1">
          <table:table-cell office:value-type="float" office:value="259.581" calcext:value-type="float">
            <text:p>259.581</text:p>
          </table:table-cell>
          <table:table-cell office:value-type="float" office:value="1.01354988866411" calcext:value-type="float">
            <text:p>1.01354988866411</text:p>
          </table:table-cell>
          <table:table-cell office:value-type="float" office:value="0.00183008712851472" calcext:value-type="float">
            <text:p>0.001830087128515</text:p>
          </table:table-cell>
          <table:table-cell office:value-type="float" office:value="0.00484284460544586" calcext:value-type="float">
            <text:p>0.004842844605446</text:p>
          </table:table-cell>
          <table:table-cell office:value-type="float" office:value="0.695100753422243" calcext:value-type="float">
            <text:p>0.695100753422243</text:p>
          </table:table-cell>
          <table:table-cell office:value-type="float" office:value="-0.0133222756238576" calcext:value-type="float">
            <text:p>-0.013322275623858</text:p>
          </table:table-cell>
          <table:table-cell office:value-type="float" office:value="-0.00141915777375228" calcext:value-type="float">
            <text:p>-0.001419157773752</text:p>
          </table:table-cell>
          <table:table-cell table:formula="of:=SUBSTITUTE([.J154]; &quot;)&quot;; &quot;&quot;; 1)" office:value-type="string" office:string-value=" -3.0354676903624074" calcext:value-type="string">
            <text:p><text:s/>-3.0354676903624074</text:p>
          </table:table-cell>
          <table:table-cell/>
          <table:table-cell office:value-type="string" calcext:value-type="string">
            <text:p><text:s/>-3.0354676903624074)</text:p>
          </table:table-cell>
        </table:table-row>
        <table:table-row table:style-name="ro1">
          <table:table-cell office:value-type="float" office:value="259.684" calcext:value-type="float">
            <text:p>259.684</text:p>
          </table:table-cell>
          <table:table-cell office:value-type="float" office:value="1.01397062667222" calcext:value-type="float">
            <text:p>1.01397062667222</text:p>
          </table:table-cell>
          <table:table-cell office:value-type="float" office:value="0.00272749847813734" calcext:value-type="float">
            <text:p>0.002727498478137</text:p>
          </table:table-cell>
          <table:table-cell office:value-type="float" office:value="0.00962276302743703" calcext:value-type="float">
            <text:p>0.009622763027437</text:p>
          </table:table-cell>
          <table:table-cell office:value-type="float" office:value="0.137351448041757" calcext:value-type="float">
            <text:p>0.137351448041757</text:p>
          </table:table-cell>
          <table:table-cell office:value-type="float" office:value="-0.0135498886641057" calcext:value-type="float">
            <text:p>-0.013549888664106</text:p>
          </table:table-cell>
          <table:table-cell office:value-type="float" office:value="-0.00183008712851472" calcext:value-type="float">
            <text:p>-0.001830087128515</text:p>
          </table:table-cell>
          <table:table-cell table:formula="of:=SUBSTITUTE([.J155]; &quot;)&quot;; &quot;&quot;; 1)" office:value-type="string" office:string-value=" -3.0073421613464943" calcext:value-type="string">
            <text:p><text:s/>-3.0073421613464943</text:p>
          </table:table-cell>
          <table:table-cell/>
          <table:table-cell office:value-type="string" calcext:value-type="string">
            <text:p><text:s/>-3.0073421613464943)</text:p>
          </table:table-cell>
        </table:table-row>
        <table:table-row table:style-name="ro1">
          <table:table-cell office:value-type="float" office:value="259.781" calcext:value-type="float">
            <text:p>259.781</text:p>
          </table:table-cell>
          <table:table-cell office:value-type="float" office:value="1.01429638968772" calcext:value-type="float">
            <text:p>1.01429638968772</text:p>
          </table:table-cell>
          <table:table-cell office:value-type="float" office:value="0.00344870631052567" calcext:value-type="float">
            <text:p>0.003448706310526</text:p>
          </table:table-cell>
          <table:table-cell office:value-type="float" office:value="0.00815842626988888" calcext:value-type="float">
            <text:p>0.008158426269889</text:p>
          </table:table-cell>
          <table:table-cell office:value-type="float" office:value="-0.125240575118237" calcext:value-type="float">
            <text:p>-0.125240575118237</text:p>
          </table:table-cell>
          <table:table-cell office:value-type="float" office:value="-0.013970626672223" calcext:value-type="float">
            <text:p>-0.013970626672223</text:p>
          </table:table-cell>
          <table:table-cell office:value-type="float" office:value="-0.00272749847813734" calcext:value-type="float">
            <text:p>-0.002727498478137</text:p>
          </table:table-cell>
          <table:table-cell table:formula="of:=SUBSTITUTE([.J156]; &quot;)&quot;; &quot;&quot;; 1)" office:value-type="string" office:string-value=" -2.9487869124528925" calcext:value-type="string">
            <text:p><text:s/>-2.9487869124528925</text:p>
          </table:table-cell>
          <table:table-cell/>
          <table:table-cell office:value-type="string" calcext:value-type="string">
            <text:p><text:s/>-2.9487869124528925)</text:p>
          </table:table-cell>
        </table:table-row>
        <table:table-row table:style-name="ro1">
          <table:table-cell office:value-type="float" office:value="259.881" calcext:value-type="float">
            <text:p>259.881</text:p>
          </table:table-cell>
          <table:table-cell office:value-type="float" office:value="1.01465831723441" calcext:value-type="float">
            <text:p>1.01465831723441</text:p>
          </table:table-cell>
          <table:table-cell office:value-type="float" office:value="0.00422471005145681" calcext:value-type="float">
            <text:p>0.004224710051457</text:p>
          </table:table-cell>
          <table:table-cell office:value-type="float" office:value="0.00856255426257849" calcext:value-type="float">
            <text:p>0.008562554262578</text:p>
          </table:table-cell>
          <table:table-cell office:value-type="float" office:value="-0.378043232642742" calcext:value-type="float">
            <text:p>-0.378043232642742</text:p>
          </table:table-cell>
          <table:table-cell office:value-type="float" office:value="-0.01429638968772" calcext:value-type="float">
            <text:p>-0.01429638968772</text:p>
          </table:table-cell>
          <table:table-cell office:value-type="float" office:value="-0.00344870631052567" calcext:value-type="float">
            <text:p>-0.003448706310526</text:p>
          </table:table-cell>
          <table:table-cell table:formula="of:=SUBSTITUTE([.J157]; &quot;)&quot;; &quot;&quot;; 1)" office:value-type="string" office:string-value=" -2.9048857655997358" calcext:value-type="string">
            <text:p><text:s/>-2.9048857655997358</text:p>
          </table:table-cell>
          <table:table-cell/>
          <table:table-cell office:value-type="string" calcext:value-type="string">
            <text:p><text:s/>-2.9048857655997358)</text:p>
          </table:table-cell>
        </table:table-row>
        <table:table-row table:style-name="ro1">
          <table:table-cell office:value-type="float" office:value="259.981" calcext:value-type="float">
            <text:p>259.981</text:p>
          </table:table-cell>
          <table:table-cell office:value-type="float" office:value="1.01516997331804" calcext:value-type="float">
            <text:p>1.01516997331804</text:p>
          </table:table-cell>
          <table:table-cell office:value-type="float" office:value="0.00522155417382791" calcext:value-type="float">
            <text:p>0.005221554173828</text:p>
          </table:table-cell>
          <table:table-cell office:value-type="float" office:value="0.011204865694046" calcext:value-type="float">
            <text:p>0.011204865694046</text:p>
          </table:table-cell>
          <table:table-cell office:value-type="float" office:value="-0.635846083422741" calcext:value-type="float">
            <text:p>-0.635846083422741</text:p>
          </table:table-cell>
          <table:table-cell office:value-type="float" office:value="-0.0146583172344146" calcext:value-type="float">
            <text:p>-0.014658317234415</text:p>
          </table:table-cell>
          <table:table-cell office:value-type="float" office:value="-0.00422471005145681" calcext:value-type="float">
            <text:p>-0.004224710051457</text:p>
          </table:table-cell>
          <table:table-cell table:formula="of:=SUBSTITUTE([.J158]; &quot;)&quot;; &quot;&quot;; 1)" office:value-type="string" office:string-value=" -2.8609848649103533" calcext:value-type="string">
            <text:p><text:s/>-2.8609848649103533</text:p>
          </table:table-cell>
          <table:table-cell/>
          <table:table-cell office:value-type="string" calcext:value-type="string">
            <text:p><text:s/>-2.8609848649103533)</text:p>
          </table:table-cell>
        </table:table-row>
        <table:table-row table:style-name="ro1">
          <table:table-cell office:value-type="float" office:value="260.081" calcext:value-type="float">
            <text:p>260.081</text:p>
          </table:table-cell>
          <table:table-cell office:value-type="float" office:value="1.01561202531486" calcext:value-type="float">
            <text:p>1.01561202531486</text:p>
          </table:table-cell>
          <table:table-cell office:value-type="float" office:value="0.0059627071591649" calcext:value-type="float">
            <text:p>0.005962707159165</text:p>
          </table:table-cell>
          <table:table-cell office:value-type="float" office:value="0.00862970286607742" calcext:value-type="float">
            <text:p>0.008629702866077</text:p>
          </table:table-cell>
          <table:table-cell office:value-type="float" office:value="-0.795829928064921" calcext:value-type="float">
            <text:p>-0.795829928064921</text:p>
          </table:table-cell>
          <table:table-cell office:value-type="float" office:value="-0.0151699733180399" calcext:value-type="float">
            <text:p>-0.01516997331804</text:p>
          </table:table-cell>
          <table:table-cell office:value-type="float" office:value="-0.00522155417382791" calcext:value-type="float">
            <text:p>-0.005221554173828</text:p>
          </table:table-cell>
          <table:table-cell table:formula="of:=SUBSTITUTE([.J159]; &quot;)&quot;; &quot;&quot;; 1)" office:value-type="string" office:string-value=" -2.810091278154666" calcext:value-type="string">
            <text:p><text:s/>-2.810091278154666</text:p>
          </table:table-cell>
          <table:table-cell/>
          <table:table-cell office:value-type="string" calcext:value-type="string">
            <text:p><text:s/>-2.810091278154666)</text:p>
          </table:table-cell>
        </table:table-row>
        <table:table-row table:style-name="ro1">
          <table:table-cell office:value-type="float" office:value="260.181" calcext:value-type="float">
            <text:p>260.181</text:p>
          </table:table-cell>
          <table:table-cell office:value-type="float" office:value="1.01587938735037" calcext:value-type="float">
            <text:p>1.01587938735037</text:p>
          </table:table-cell>
          <table:table-cell office:value-type="float" office:value="0.00633929450012585" calcext:value-type="float">
            <text:p>0.006339294500126</text:p>
          </table:table-cell>
          <table:table-cell office:value-type="float" office:value="0.00461844652891159" calcext:value-type="float">
            <text:p>0.004618446528912</text:p>
          </table:table-cell>
          <table:table-cell office:value-type="float" office:value="-0.92975862342191" calcext:value-type="float">
            <text:p>-0.92975862342191</text:p>
          </table:table-cell>
          <table:table-cell office:value-type="float" office:value="-0.0156120253148619" calcext:value-type="float">
            <text:p>-0.015612025314862</text:p>
          </table:table-cell>
          <table:table-cell office:value-type="float" office:value="-0.0059627071591649" calcext:value-type="float">
            <text:p>-0.005962707159165</text:p>
          </table:table-cell>
          <table:table-cell table:formula="of:=SUBSTITUTE([.J160]; &quot;)&quot;; &quot;&quot;; 1)" office:value-type="string" office:string-value=" -2.7767598982006736" calcext:value-type="string">
            <text:p><text:s/>-2.7767598982006736</text:p>
          </table:table-cell>
          <table:table-cell/>
          <table:table-cell office:value-type="string" calcext:value-type="string">
            <text:p><text:s/>-2.7767598982006736)</text:p>
          </table:table-cell>
        </table:table-row>
        <table:table-row table:style-name="ro1">
          <table:table-cell office:value-type="float" office:value="260.281" calcext:value-type="float">
            <text:p>260.281</text:p>
          </table:table-cell>
          <table:table-cell office:value-type="float" office:value="1.0164048625646" calcext:value-type="float">
            <text:p>1.0164048625646</text:p>
          </table:table-cell>
          <table:table-cell office:value-type="float" office:value="0.00695020800289356" calcext:value-type="float">
            <text:p>0.006950208002894</text:p>
          </table:table-cell>
          <table:table-cell office:value-type="float" office:value="0.00805816051363945" calcext:value-type="float">
            <text:p>0.008058160513639</text:p>
          </table:table-cell>
          <table:table-cell office:value-type="float" office:value="-1.01015552232064" calcext:value-type="float">
            <text:p>-1.01015552232064</text:p>
          </table:table-cell>
          <table:table-cell office:value-type="float" office:value="-0.0158793873503718" calcext:value-type="float">
            <text:p>-0.015879387350372</text:p>
          </table:table-cell>
          <table:table-cell office:value-type="float" office:value="-0.00633929450012585" calcext:value-type="float">
            <text:p>-0.006339294500126</text:p>
          </table:table-cell>
          <table:table-cell table:formula="of:=SUBSTITUTE([.J161]; &quot;)&quot;; &quot;&quot;; 1)" office:value-type="string" office:string-value=" -2.761762918724074" calcext:value-type="string">
            <text:p><text:s/>-2.761762918724074</text:p>
          </table:table-cell>
          <table:table-cell/>
          <table:table-cell office:value-type="string" calcext:value-type="string">
            <text:p><text:s/>-2.761762918724074)</text:p>
          </table:table-cell>
        </table:table-row>
        <table:table-row table:style-name="ro1">
          <table:table-cell office:value-type="float" office:value="260.381" calcext:value-type="float">
            <text:p>260.381</text:p>
          </table:table-cell>
          <table:table-cell office:value-type="float" office:value="1.01699425225759" calcext:value-type="float">
            <text:p>1.01699425225759</text:p>
          </table:table-cell>
          <table:table-cell office:value-type="float" office:value="0.00750975012060853" calcext:value-type="float">
            <text:p>0.007509750120609</text:p>
          </table:table-cell>
          <table:table-cell office:value-type="float" office:value="0.0081269157230854" calcext:value-type="float">
            <text:p>0.008126915723085</text:p>
          </table:table-cell>
          <table:table-cell office:value-type="float" office:value="-1.06841854912689" calcext:value-type="float">
            <text:p>-1.06841854912689</text:p>
          </table:table-cell>
          <table:table-cell office:value-type="float" office:value="-0.0164048625646038" calcext:value-type="float">
            <text:p>-0.016404862564604</text:p>
          </table:table-cell>
          <table:table-cell office:value-type="float" office:value="-0.00695020800289356" calcext:value-type="float">
            <text:p>-0.006950208002894</text:p>
          </table:table-cell>
          <table:table-cell table:formula="of:=SUBSTITUTE([.J162]; &quot;)&quot;; &quot;&quot;; 1)" office:value-type="string" office:string-value=" -2.7408511406822864" calcext:value-type="string">
            <text:p><text:s/>-2.7408511406822864</text:p>
          </table:table-cell>
          <table:table-cell/>
          <table:table-cell office:value-type="string" calcext:value-type="string">
            <text:p><text:s/>-2.7408511406822864)</text:p>
          </table:table-cell>
        </table:table-row>
        <table:table-row table:style-name="ro1">
          <table:table-cell office:value-type="float" office:value="260.481" calcext:value-type="float">
            <text:p>260.481</text:p>
          </table:table-cell>
          <table:table-cell office:value-type="float" office:value="1.01815019102519" calcext:value-type="float">
            <text:p>1.01815019102519</text:p>
          </table:table-cell>
          <table:table-cell office:value-type="float" office:value="0.00839322155730241" calcext:value-type="float">
            <text:p>0.008393221557302</text:p>
          </table:table-cell>
          <table:table-cell office:value-type="float" office:value="0.0145489388406277" calcext:value-type="float">
            <text:p>0.014548938840628</text:p>
          </table:table-cell>
          <table:table-cell office:value-type="float" office:value="-1.09940507792565" calcext:value-type="float">
            <text:p>-1.09940507792565</text:p>
          </table:table-cell>
          <table:table-cell office:value-type="float" office:value="-0.0169942522575948" calcext:value-type="float">
            <text:p>-0.016994252257595</text:p>
          </table:table-cell>
          <table:table-cell office:value-type="float" office:value="-0.00750975012060853" calcext:value-type="float">
            <text:p>-0.007509750120609</text:p>
          </table:table-cell>
          <table:table-cell table:formula="of:=SUBSTITUTE([.J163]; &quot;)&quot;; &quot;&quot;; 1)" office:value-type="string" office:string-value=" -2.725495561364561" calcext:value-type="string">
            <text:p><text:s/>-2.725495561364561</text:p>
          </table:table-cell>
          <table:table-cell/>
          <table:table-cell office:value-type="string" calcext:value-type="string">
            <text:p><text:s/>-2.725495561364561)</text:p>
          </table:table-cell>
        </table:table-row>
        <table:table-row table:style-name="ro1">
          <table:table-cell office:value-type="float" office:value="260.581" calcext:value-type="float">
            <text:p>260.581</text:p>
          </table:table-cell>
          <table:table-cell office:value-type="float" office:value="1.01896618701392" calcext:value-type="float">
            <text:p>1.01896618701392</text:p>
          </table:table-cell>
          <table:table-cell office:value-type="float" office:value="0.00888529009980744" calcext:value-type="float">
            <text:p>0.008885290099807</text:p>
          </table:table-cell>
          <table:table-cell office:value-type="float" office:value="0.00952880319952965" calcext:value-type="float">
            <text:p>0.00952880319953</text:p>
          </table:table-cell>
          <table:table-cell office:value-type="float" office:value="-1.13349274016288" calcext:value-type="float">
            <text:p>-1.13349274016288</text:p>
          </table:table-cell>
          <table:table-cell office:value-type="float" office:value="-0.0181501910251902" calcext:value-type="float">
            <text:p>-0.01815019102519</text:p>
          </table:table-cell>
          <table:table-cell office:value-type="float" office:value="-0.00839322155730241" calcext:value-type="float">
            <text:p>-0.008393221557302</text:p>
          </table:table-cell>
          <table:table-cell table:formula="of:=SUBSTITUTE([.J164]; &quot;)&quot;; &quot;&quot;; 1)" office:value-type="string" office:string-value=" -2.7084488481161593" calcext:value-type="string">
            <text:p><text:s/>-2.7084488481161593</text:p>
          </table:table-cell>
          <table:table-cell/>
          <table:table-cell office:value-type="string" calcext:value-type="string">
            <text:p><text:s/>-2.7084488481161593)</text:p>
          </table:table-cell>
        </table:table-row>
        <table:table-row table:style-name="ro1">
          <table:table-cell office:value-type="float" office:value="260.681" calcext:value-type="float">
            <text:p>260.681</text:p>
          </table:table-cell>
          <table:table-cell office:value-type="float" office:value="1.02001033303501" calcext:value-type="float">
            <text:p>1.02001033303501</text:p>
          </table:table-cell>
          <table:table-cell office:value-type="float" office:value="0.00936326526616421" calcext:value-type="float">
            <text:p>0.009363265266164</text:p>
          </table:table-cell>
          <table:table-cell office:value-type="float" office:value="0.0114834714829922" calcext:value-type="float">
            <text:p>0.011483471482992</text:p>
          </table:table-cell>
          <table:table-cell office:value-type="float" office:value="-1.14942039244146" calcext:value-type="float">
            <text:p>-1.14942039244146</text:p>
          </table:table-cell>
          <table:table-cell office:value-type="float" office:value="-0.0189661870139248" calcext:value-type="float">
            <text:p>-0.018966187013925</text:p>
          </table:table-cell>
          <table:table-cell office:value-type="float" office:value="-0.00888529009980744" calcext:value-type="float">
            <text:p>-0.008885290099807</text:p>
          </table:table-cell>
          <table:table-cell table:formula="of:=SUBSTITUTE([.J165]; &quot;)&quot;; &quot;&quot;; 1)" office:value-type="string" office:string-value=" -2.7034770105123123" calcext:value-type="string">
            <text:p><text:s/>-2.7034770105123123</text:p>
          </table:table-cell>
          <table:table-cell/>
          <table:table-cell office:value-type="string" calcext:value-type="string">
            <text:p><text:s/>-2.7034770105123123)</text:p>
          </table:table-cell>
        </table:table-row>
        <table:table-row table:style-name="ro1">
          <table:table-cell office:value-type="float" office:value="260.781" calcext:value-type="float">
            <text:p>260.781</text:p>
          </table:table-cell>
          <table:table-cell office:value-type="float" office:value="1.02142382706361" calcext:value-type="float">
            <text:p>1.02142382706361</text:p>
          </table:table-cell>
          <table:table-cell office:value-type="float" office:value="0.00982283819060375" calcext:value-type="float">
            <text:p>0.009822838190604</text:p>
          </table:table-cell>
          <table:table-cell office:value-type="float" office:value="0.014863285779953" calcext:value-type="float">
            <text:p>0.014863285779953</text:p>
          </table:table-cell>
          <table:table-cell office:value-type="float" office:value="-1.1365588774164" calcext:value-type="float">
            <text:p>-1.1365588774164</text:p>
          </table:table-cell>
          <table:table-cell office:value-type="float" office:value="-0.0200103330350121" calcext:value-type="float">
            <text:p>-0.020010333035012</text:p>
          </table:table-cell>
          <table:table-cell office:value-type="float" office:value="-0.00936326526616421" calcext:value-type="float">
            <text:p>-0.009363265266164</text:p>
          </table:table-cell>
          <table:table-cell table:formula="of:=SUBSTITUTE([.J166]; &quot;)&quot;; &quot;&quot;; 1)" office:value-type="string" office:string-value=" -2.7039355516758583" calcext:value-type="string">
            <text:p><text:s/>-2.7039355516758583</text:p>
          </table:table-cell>
          <table:table-cell/>
          <table:table-cell office:value-type="string" calcext:value-type="string">
            <text:p><text:s/>-2.7039355516758583)</text:p>
          </table:table-cell>
        </table:table-row>
        <table:table-row table:style-name="ro1">
          <table:table-cell office:value-type="float" office:value="260.881" calcext:value-type="float">
            <text:p>260.881</text:p>
          </table:table-cell>
          <table:table-cell office:value-type="float" office:value="1.02252243330495" calcext:value-type="float">
            <text:p>1.02252243330495</text:p>
          </table:table-cell>
          <table:table-cell office:value-type="float" office:value="0.0100463327459307" calcext:value-type="float">
            <text:p>0.010046332745931</text:p>
          </table:table-cell>
          <table:table-cell office:value-type="float" office:value="0.0112110904455185" calcext:value-type="float">
            <text:p>0.011211090445519</text:p>
          </table:table-cell>
          <table:table-cell office:value-type="float" office:value="-1.10979568096529" calcext:value-type="float">
            <text:p>-1.10979568096529</text:p>
          </table:table-cell>
          <table:table-cell office:value-type="float" office:value="-0.0214238270636125" calcext:value-type="float">
            <text:p>-0.021423827063613</text:p>
          </table:table-cell>
          <table:table-cell office:value-type="float" office:value="-0.00982283819060375" calcext:value-type="float">
            <text:p>-0.009822838190604</text:p>
          </table:table-cell>
          <table:table-cell table:formula="of:=SUBSTITUTE([.J167]; &quot;)&quot;; &quot;&quot;; 1)" office:value-type="string" office:string-value=" -2.711692130062121" calcext:value-type="string">
            <text:p><text:s/>-2.711692130062121</text:p>
          </table:table-cell>
          <table:table-cell/>
          <table:table-cell office:value-type="string" calcext:value-type="string">
            <text:p><text:s/>-2.711692130062121)</text:p>
          </table:table-cell>
        </table:table-row>
        <table:table-row table:style-name="ro1">
          <table:table-cell office:value-type="float" office:value="260.981" calcext:value-type="float">
            <text:p>260.981</text:p>
          </table:table-cell>
          <table:table-cell office:value-type="float" office:value="1.02393258914686" calcext:value-type="float">
            <text:p>1.02393258914686</text:p>
          </table:table-cell>
          <table:table-cell office:value-type="float" office:value="0.01017318728669" calcext:value-type="float">
            <text:p>0.01017318728669</text:p>
          </table:table-cell>
          <table:table-cell office:value-type="float" office:value="0.0141585012376308" calcext:value-type="float">
            <text:p>0.014158501237631</text:p>
          </table:table-cell>
          <table:table-cell office:value-type="float" office:value="-1.06975543965776" calcext:value-type="float">
            <text:p>-1.06975543965776</text:p>
          </table:table-cell>
          <table:table-cell office:value-type="float" office:value="-0.0225224333049539" calcext:value-type="float">
            <text:p>-0.022522433304954</text:p>
          </table:table-cell>
          <table:table-cell office:value-type="float" office:value="-0.0100463327459307" calcext:value-type="float">
            <text:p>-0.010046332745931</text:p>
          </table:table-cell>
          <table:table-cell table:formula="of:=SUBSTITUTE([.J168]; &quot;)&quot;; &quot;&quot;; 1)" office:value-type="string" office:string-value=" -2.722020944428115" calcext:value-type="string">
            <text:p><text:s/>-2.722020944428115</text:p>
          </table:table-cell>
          <table:table-cell/>
          <table:table-cell office:value-type="string" calcext:value-type="string">
            <text:p><text:s/>-2.722020944428115)</text:p>
          </table:table-cell>
        </table:table-row>
        <table:table-row table:style-name="ro1">
          <table:table-cell office:value-type="float" office:value="261.081" calcext:value-type="float">
            <text:p>261.081</text:p>
          </table:table-cell>
          <table:table-cell office:value-type="float" office:value="1.02535745097492" calcext:value-type="float">
            <text:p>1.02535745097492</text:p>
          </table:table-cell>
          <table:table-cell office:value-type="float" office:value="0.0101485928489588" calcext:value-type="float">
            <text:p>0.010148592848959</text:p>
          </table:table-cell>
          <table:table-cell office:value-type="float" office:value="0.0142507407367229" calcext:value-type="float">
            <text:p>0.014250740736723</text:p>
          </table:table-cell>
          <table:table-cell office:value-type="float" office:value="-1.04342822676682" calcext:value-type="float">
            <text:p>-1.04342822676682</text:p>
          </table:table-cell>
          <table:table-cell office:value-type="float" office:value="-0.0239325891468556" calcext:value-type="float">
            <text:p>-0.023932589146856</text:p>
          </table:table-cell>
          <table:table-cell office:value-type="float" office:value="-0.01017318728669" calcext:value-type="float">
            <text:p>-0.01017318728669</text:p>
          </table:table-cell>
          <table:table-cell table:formula="of:=SUBSTITUTE([.J169]; &quot;)&quot;; &quot;&quot;; 1)" office:value-type="string" office:string-value=" -2.7396569974191998" calcext:value-type="string">
            <text:p><text:s/>-2.7396569974191998</text:p>
          </table:table-cell>
          <table:table-cell/>
          <table:table-cell office:value-type="string" calcext:value-type="string">
            <text:p><text:s/>-2.7396569974191998)</text:p>
          </table:table-cell>
        </table:table-row>
        <table:table-row table:style-name="ro1">
          <table:table-cell office:value-type="float" office:value="261.181" calcext:value-type="float">
            <text:p>261.181</text:p>
          </table:table-cell>
          <table:table-cell office:value-type="float" office:value="1.02677948466413" calcext:value-type="float">
            <text:p>1.02677948466413</text:p>
          </table:table-cell>
          <table:table-cell office:value-type="float" office:value="0.00997481324726671" calcext:value-type="float">
            <text:p>0.009974813247267</text:p>
          </table:table-cell>
          <table:table-cell office:value-type="float" office:value="0.0143261270523071" calcext:value-type="float">
            <text:p>0.014326127052307</text:p>
          </table:table-cell>
          <table:table-cell office:value-type="float" office:value="-0.9914005772177" calcext:value-type="float">
            <text:p>-0.9914005772177</text:p>
          </table:table-cell>
          <table:table-cell office:value-type="float" office:value="-0.0253574509749241" calcext:value-type="float">
            <text:p>-0.025357450974924</text:p>
          </table:table-cell>
          <table:table-cell office:value-type="float" office:value="-0.0101485928489588" calcext:value-type="float">
            <text:p>-0.010148592848959</text:p>
          </table:table-cell>
          <table:table-cell table:formula="of:=SUBSTITUTE([.J170]; &quot;)&quot;; &quot;&quot;; 1)" office:value-type="string" office:string-value=" -2.76089548610901" calcext:value-type="string">
            <text:p><text:s/>-2.76089548610901</text:p>
          </table:table-cell>
          <table:table-cell/>
          <table:table-cell office:value-type="string" calcext:value-type="string">
            <text:p><text:s/>-2.76089548610901)</text:p>
          </table:table-cell>
        </table:table-row>
        <table:table-row table:style-name="ro1">
          <table:table-cell office:value-type="float" office:value="261.281" calcext:value-type="float">
            <text:p>261.281</text:p>
          </table:table-cell>
          <table:table-cell office:value-type="float" office:value="1.02857227272572" calcext:value-type="float">
            <text:p>1.02857227272572</text:p>
          </table:table-cell>
          <table:table-cell office:value-type="float" office:value="0.00957251383899064" calcext:value-type="float">
            <text:p>0.009572513838991</text:p>
          </table:table-cell>
          <table:table-cell office:value-type="float" office:value="0.0183737145066261" calcext:value-type="float">
            <text:p>0.018373714506626</text:p>
          </table:table-cell>
          <table:table-cell office:value-type="float" office:value="-0.964544178491615" calcext:value-type="float">
            <text:p>-0.964544178491615</text:p>
          </table:table-cell>
          <table:table-cell office:value-type="float" office:value="-0.0267794846641252" calcext:value-type="float">
            <text:p>-0.026779484664125</text:p>
          </table:table-cell>
          <table:table-cell office:value-type="float" office:value="-0.00997481324726671" calcext:value-type="float">
            <text:p>-0.009974813247267</text:p>
          </table:table-cell>
          <table:table-cell table:formula="of:=SUBSTITUTE([.J171]; &quot;)&quot;; &quot;&quot;; 1)" office:value-type="string" office:string-value=" -2.7850334284080516" calcext:value-type="string">
            <text:p><text:s/>-2.7850334284080516</text:p>
          </table:table-cell>
          <table:table-cell/>
          <table:table-cell office:value-type="string" calcext:value-type="string">
            <text:p><text:s/>-2.7850334284080516)</text:p>
          </table:table-cell>
        </table:table-row>
        <table:table-row table:style-name="ro1">
          <table:table-cell office:value-type="float" office:value="261.382" calcext:value-type="float">
            <text:p>261.382</text:p>
          </table:table-cell>
          <table:table-cell office:value-type="float" office:value="1.03028173167054" calcext:value-type="float">
            <text:p>1.03028173167054</text:p>
          </table:table-cell>
          <table:table-cell office:value-type="float" office:value="0.00901133108128599" calcext:value-type="float">
            <text:p>0.009011331081286</text:p>
          </table:table-cell>
          <table:table-cell office:value-type="float" office:value="0.0178140136301518" calcext:value-type="float">
            <text:p>0.017814013630152</text:p>
          </table:table-cell>
          <table:table-cell office:value-type="float" office:value="-0.946593529129603" calcext:value-type="float">
            <text:p>-0.946593529129603</text:p>
          </table:table-cell>
          <table:table-cell office:value-type="float" office:value="-0.0285722727257243" calcext:value-type="float">
            <text:p>-0.028572272725724</text:p>
          </table:table-cell>
          <table:table-cell office:value-type="float" office:value="-0.00957251383899064" calcext:value-type="float">
            <text:p>-0.009572513838991</text:p>
          </table:table-cell>
          <table:table-cell table:formula="of:=SUBSTITUTE([.J172]; &quot;)&quot;; &quot;&quot;; 1)" office:value-type="string" office:string-value=" -2.8183175982271553" calcext:value-type="string">
            <text:p><text:s/>-2.8183175982271553</text:p>
          </table:table-cell>
          <table:table-cell/>
          <table:table-cell office:value-type="string" calcext:value-type="string">
            <text:p><text:s/>-2.8183175982271553)</text:p>
          </table:table-cell>
        </table:table-row>
        <table:table-row table:style-name="ro1">
          <table:table-cell office:value-type="float" office:value="261.481" calcext:value-type="float">
            <text:p>261.481</text:p>
          </table:table-cell>
          <table:table-cell office:value-type="float" office:value="1.03159753823902" calcext:value-type="float">
            <text:p>1.03159753823902</text:p>
          </table:table-cell>
          <table:table-cell office:value-type="float" office:value="0.00843505105210094" calcext:value-type="float">
            <text:p>0.008435051052101</text:p>
          </table:table-cell>
          <table:table-cell office:value-type="float" office:value="0.0145097963511944" calcext:value-type="float">
            <text:p>0.014509796351194</text:p>
          </table:table-cell>
          <table:table-cell office:value-type="float" office:value="-0.921324615377978" calcext:value-type="float">
            <text:p>-0.921324615377978</text:p>
          </table:table-cell>
          <table:table-cell office:value-type="float" office:value="-0.0302817316705404" calcext:value-type="float">
            <text:p>-0.03028173167054</text:p>
          </table:table-cell>
          <table:table-cell office:value-type="float" office:value="-0.00901133108128599" calcext:value-type="float">
            <text:p>-0.009011331081286</text:p>
          </table:table-cell>
          <table:table-cell table:formula="of:=SUBSTITUTE([.J173]; &quot;)&quot;; &quot;&quot;; 1)" office:value-type="string" office:string-value=" -2.852354686127663" calcext:value-type="string">
            <text:p><text:s/>-2.852354686127663</text:p>
          </table:table-cell>
          <table:table-cell/>
          <table:table-cell office:value-type="string" calcext:value-type="string">
            <text:p><text:s/>-2.852354686127663)</text:p>
          </table:table-cell>
        </table:table-row>
        <table:table-row table:style-name="ro1">
          <table:table-cell office:value-type="float" office:value="261.581" calcext:value-type="float">
            <text:p>261.581</text:p>
          </table:table-cell>
          <table:table-cell office:value-type="float" office:value="1.03287298445436" calcext:value-type="float">
            <text:p>1.03287298445436</text:p>
          </table:table-cell>
          <table:table-cell office:value-type="float" office:value="0.00773161005647796" calcext:value-type="float">
            <text:p>0.007731610056478</text:p>
          </table:table-cell>
          <table:table-cell office:value-type="float" office:value="0.014565686672926" calcext:value-type="float">
            <text:p>0.014565686672926</text:p>
          </table:table-cell>
          <table:table-cell office:value-type="float" office:value="-0.900150146470013" calcext:value-type="float">
            <text:p>-0.900150146470013</text:p>
          </table:table-cell>
          <table:table-cell office:value-type="float" office:value="-0.0315975382390195" calcext:value-type="float">
            <text:p>-0.03159753823902</text:p>
          </table:table-cell>
          <table:table-cell office:value-type="float" office:value="-0.00843505105210094" calcext:value-type="float">
            <text:p>-0.008435051052101</text:p>
          </table:table-cell>
          <table:table-cell table:formula="of:=SUBSTITUTE([.J174]; &quot;)&quot;; &quot;&quot;; 1)" office:value-type="string" office:string-value=" -2.8807231514491525" calcext:value-type="string">
            <text:p><text:s/>-2.8807231514491525</text:p>
          </table:table-cell>
          <table:table-cell/>
          <table:table-cell office:value-type="string" calcext:value-type="string">
            <text:p><text:s/>-2.8807231514491525)</text:p>
          </table:table-cell>
        </table:table-row>
        <table:table-row table:style-name="ro1">
          <table:table-cell office:value-type="float" office:value="261.681" calcext:value-type="float">
            <text:p>261.681</text:p>
          </table:table-cell>
          <table:table-cell office:value-type="float" office:value="1.03464245194051" calcext:value-type="float">
            <text:p>1.03464245194051</text:p>
          </table:table-cell>
          <table:table-cell office:value-type="float" office:value="0.00653650089764354" calcext:value-type="float">
            <text:p>0.006536500897644</text:p>
          </table:table-cell>
          <table:table-cell office:value-type="float" office:value="0.0213525199592114" calcext:value-type="float">
            <text:p>0.021352519959211</text:p>
          </table:table-cell>
          <table:table-cell office:value-type="float" office:value="-0.869085574365524" calcext:value-type="float">
            <text:p>-0.869085574365524</text:p>
          </table:table-cell>
          <table:table-cell office:value-type="float" office:value="-0.0328729844543561" calcext:value-type="float">
            <text:p>-0.032872984454356</text:p>
          </table:table-cell>
          <table:table-cell office:value-type="float" office:value="-0.00773161005647796" calcext:value-type="float">
            <text:p>-0.007731610056478</text:p>
          </table:table-cell>
          <table:table-cell table:formula="of:=SUBSTITUTE([.J175]; &quot;)&quot;; &quot;&quot;; 1)" office:value-type="string" office:string-value=" -2.9105945091034813" calcext:value-type="string">
            <text:p><text:s/>-2.9105945091034813</text:p>
          </table:table-cell>
          <table:table-cell/>
          <table:table-cell office:value-type="string" calcext:value-type="string">
            <text:p><text:s/>-2.9105945091034813)</text:p>
          </table:table-cell>
        </table:table-row>
        <table:table-row table:style-name="ro1">
          <table:table-cell office:value-type="float" office:value="261.781" calcext:value-type="float">
            <text:p>261.781</text:p>
          </table:table-cell>
          <table:table-cell office:value-type="float" office:value="1.03629547548187" calcext:value-type="float">
            <text:p>1.03629547548187</text:p>
          </table:table-cell>
          <table:table-cell office:value-type="float" office:value="0.00519720045514608" calcext:value-type="float">
            <text:p>0.005197200455146</text:p>
          </table:table-cell>
          <table:table-cell office:value-type="float" office:value="0.0212748971879482" calcext:value-type="float">
            <text:p>0.021274897187948</text:p>
          </table:table-cell>
          <table:table-cell office:value-type="float" office:value="-0.845676281725068" calcext:value-type="float">
            <text:p>-0.845676281725068</text:p>
          </table:table-cell>
          <table:table-cell office:value-type="float" office:value="-0.0346424519405089" calcext:value-type="float">
            <text:p>-0.034642451940509</text:p>
          </table:table-cell>
          <table:table-cell office:value-type="float" office:value="-0.00653650089764354" calcext:value-type="float">
            <text:p>-0.006536500897644</text:p>
          </table:table-cell>
          <table:table-cell table:formula="of:=SUBSTITUTE([.J176]; &quot;)&quot;; &quot;&quot;; 1)" office:value-type="string" office:string-value=" -2.955100477866034" calcext:value-type="string">
            <text:p><text:s/>-2.955100477866034</text:p>
          </table:table-cell>
          <table:table-cell/>
          <table:table-cell office:value-type="string" calcext:value-type="string">
            <text:p><text:s/>-2.955100477866034)</text:p>
          </table:table-cell>
        </table:table-row>
        <table:table-row table:style-name="ro1">
          <table:table-cell office:value-type="float" office:value="261.881" calcext:value-type="float">
            <text:p>261.881</text:p>
          </table:table-cell>
          <table:table-cell office:value-type="float" office:value="1.03771995093715" calcext:value-type="float">
            <text:p>1.03771995093715</text:p>
          </table:table-cell>
          <table:table-cell office:value-type="float" office:value="0.00382830194565155" calcext:value-type="float">
            <text:p>0.003828301945652</text:p>
          </table:table-cell>
          <table:table-cell office:value-type="float" office:value="0.0197560457885265" calcext:value-type="float">
            <text:p>0.019756045788527</text:p>
          </table:table-cell>
          <table:table-cell office:value-type="float" office:value="-0.813246096832206" calcext:value-type="float">
            <text:p>-0.813246096832206</text:p>
          </table:table-cell>
          <table:table-cell office:value-type="float" office:value="-0.0362954754818736" calcext:value-type="float">
            <text:p>-0.036295475481874</text:p>
          </table:table-cell>
          <table:table-cell office:value-type="float" office:value="-0.00519720045514608" calcext:value-type="float">
            <text:p>-0.005197200455146</text:p>
          </table:table-cell>
          <table:table-cell table:formula="of:=SUBSTITUTE([.J177]; &quot;)&quot;; &quot;&quot;; 1)" office:value-type="string" office:string-value=" -2.999368028631425" calcext:value-type="string">
            <text:p><text:s/>-2.999368028631425</text:p>
          </table:table-cell>
          <table:table-cell/>
          <table:table-cell office:value-type="string" calcext:value-type="string">
            <text:p><text:s/>-2.999368028631425)</text:p>
          </table:table-cell>
        </table:table-row>
        <table:table-row table:style-name="ro1">
          <table:table-cell office:value-type="float" office:value="261.981" calcext:value-type="float">
            <text:p>261.981</text:p>
          </table:table-cell>
          <table:table-cell office:value-type="float" office:value="1.03912279191151" calcext:value-type="float">
            <text:p>1.03912279191151</text:p>
          </table:table-cell>
          <table:table-cell office:value-type="float" office:value="0.0022415768406479" calcext:value-type="float">
            <text:p>0.002241576840648</text:p>
          </table:table-cell>
          <table:table-cell office:value-type="float" office:value="0.0211793752461672" calcext:value-type="float">
            <text:p>0.021179375246167</text:p>
          </table:table-cell>
          <table:table-cell office:value-type="float" office:value="-0.814394932733961" calcext:value-type="float">
            <text:p>-0.814394932733961</text:p>
          </table:table-cell>
          <table:table-cell office:value-type="float" office:value="-0.03771995093715" calcext:value-type="float">
            <text:p>-0.03771995093715</text:p>
          </table:table-cell>
          <table:table-cell office:value-type="float" office:value="-0.00382830194565155" calcext:value-type="float">
            <text:p>-0.003828301945652</text:p>
          </table:table-cell>
          <table:table-cell table:formula="of:=SUBSTITUTE([.J178]; &quot;)&quot;; &quot;&quot;; 1)" office:value-type="string" office:string-value=" -3.0404462399148824" calcext:value-type="string">
            <text:p><text:s/>-3.0404462399148824</text:p>
          </table:table-cell>
          <table:table-cell/>
          <table:table-cell office:value-type="string" calcext:value-type="string">
            <text:p><text:s/>-3.0404462399148824)</text:p>
          </table:table-cell>
        </table:table-row>
        <table:table-row table:style-name="ro1">
          <table:table-cell office:value-type="float" office:value="262.081" calcext:value-type="float">
            <text:p>262.081</text:p>
          </table:table-cell>
          <table:table-cell office:value-type="float" office:value="1.04050220800661" calcext:value-type="float">
            <text:p>1.04050220800661</text:p>
          </table:table-cell>
          <table:table-cell office:value-type="float" office:value="0.000398619664491196" calcext:value-type="float">
            <text:p>0.000398619664491</text:p>
          </table:table-cell>
          <table:table-cell office:value-type="float" office:value="0.0230201648920774" calcext:value-type="float">
            <text:p>0.023020164892078</text:p>
          </table:table-cell>
          <table:table-cell office:value-type="float" office:value="-0.798856300223305" calcext:value-type="float">
            <text:p>-0.798856300223305</text:p>
          </table:table-cell>
          <table:table-cell office:value-type="float" office:value="-0.0391227919115062" calcext:value-type="float">
            <text:p>-0.039122791911506</text:p>
          </table:table-cell>
          <table:table-cell office:value-type="float" office:value="-0.0022415768406479" calcext:value-type="float">
            <text:p>-0.002241576840648</text:p>
          </table:table-cell>
          <table:table-cell table:formula="of:=SUBSTITUTE([.J179]; &quot;)&quot;; &quot;&quot;; 1)" office:value-type="string" office:string-value=" -3.0843592954689254" calcext:value-type="string">
            <text:p><text:s/>-3.0843592954689254</text:p>
          </table:table-cell>
          <table:table-cell/>
          <table:table-cell office:value-type="string" calcext:value-type="string">
            <text:p><text:s/>-3.0843592954689254)</text:p>
          </table:table-cell>
        </table:table-row>
        <table:table-row table:style-name="ro1">
          <table:table-cell office:value-type="float" office:value="262.181" calcext:value-type="float">
            <text:p>262.181</text:p>
          </table:table-cell>
          <table:table-cell office:value-type="float" office:value="1.04191556140729" calcext:value-type="float">
            <text:p>1.04191556140729</text:p>
          </table:table-cell>
          <table:table-cell office:value-type="float" office:value="-0.0018425364758501" calcext:value-type="float">
            <text:p>-0.00184253647585</text:p>
          </table:table-cell>
          <table:table-cell office:value-type="float" office:value="0.0264959405958652" calcext:value-type="float">
            <text:p>0.026495940595865</text:p>
          </table:table-cell>
          <table:table-cell office:value-type="float" office:value="-0.778450750083808" calcext:value-type="float">
            <text:p>-0.778450750083808</text:p>
          </table:table-cell>
          <table:table-cell office:value-type="float" office:value="-0.0405022080066129" calcext:value-type="float">
            <text:p>-0.040502208006613</text:p>
          </table:table-cell>
          <table:table-cell office:value-type="float" office:value="-0.000398619664491196" calcext:value-type="float">
            <text:p>-0.000398619664491</text:p>
          </table:table-cell>
          <table:table-cell table:formula="of:=SUBSTITUTE([.J180]; &quot;)&quot;; &quot;&quot;; 1)" office:value-type="string" office:string-value=" -3.131751047062754" calcext:value-type="string">
            <text:p><text:s/>-3.131751047062754</text:p>
          </table:table-cell>
          <table:table-cell/>
          <table:table-cell office:value-type="string" calcext:value-type="string">
            <text:p><text:s/>-3.131751047062754)</text:p>
          </table:table-cell>
        </table:table-row>
        <table:table-row table:style-name="ro1">
          <table:table-cell office:value-type="float" office:value="262.281" calcext:value-type="float">
            <text:p>262.281</text:p>
          </table:table-cell>
          <table:table-cell office:value-type="float" office:value="1.04314310652587" calcext:value-type="float">
            <text:p>1.04314310652587</text:p>
          </table:table-cell>
          <table:table-cell office:value-type="float" office:value="-0.00417306924548589" calcext:value-type="float">
            <text:p>-0.004173069245486</text:p>
          </table:table-cell>
          <table:table-cell office:value-type="float" office:value="0.0263405580967665" calcext:value-type="float">
            <text:p>0.026340558096767</text:p>
          </table:table-cell>
          <table:table-cell office:value-type="float" office:value="-0.762656754219388" calcext:value-type="float">
            <text:p>-0.762656754219388</text:p>
          </table:table-cell>
          <table:table-cell office:value-type="float" office:value="-0.0419155614072886" calcext:value-type="float">
            <text:p>-0.041915561407289</text:p>
          </table:table-cell>
          <table:table-cell office:value-type="float" office:value="0.0018425364758501" calcext:value-type="float">
            <text:p>0.00184253647585</text:p>
          </table:table-cell>
          <table:table-cell table:formula="of:=SUBSTITUTE([.J181]; &quot;)&quot;; &quot;&quot;; 1)" office:value-type="string" office:string-value=" 3.0976626430861334" calcext:value-type="string">
            <text:p><text:s/>3.0976626430861334</text:p>
          </table:table-cell>
          <table:table-cell/>
          <table:table-cell office:value-type="string" calcext:value-type="string">
            <text:p><text:s/>3.0976626430861334)</text:p>
          </table:table-cell>
        </table:table-row>
        <table:table-row table:style-name="ro1">
          <table:table-cell office:value-type="float" office:value="262.381" calcext:value-type="float">
            <text:p>262.381</text:p>
          </table:table-cell>
          <table:table-cell office:value-type="float" office:value="1.04394275988968" calcext:value-type="float">
            <text:p>1.04394275988968</text:p>
          </table:table-cell>
          <table:table-cell office:value-type="float" office:value="-0.00602033064372223" calcext:value-type="float">
            <text:p>-0.006020330643722</text:p>
          </table:table-cell>
          <table:table-cell office:value-type="float" office:value="0.0201291335523128" calcext:value-type="float">
            <text:p>0.020129133552313</text:p>
          </table:table-cell>
          <table:table-cell office:value-type="float" office:value="-0.644827990287758" calcext:value-type="float">
            <text:p>-0.644827990287758</text:p>
          </table:table-cell>
          <table:table-cell office:value-type="float" office:value="-0.0431431065258681" calcext:value-type="float">
            <text:p>-0.043143106525868</text:p>
          </table:table-cell>
          <table:table-cell office:value-type="float" office:value="0.00417306924548589" calcext:value-type="float">
            <text:p>0.004173069245486</text:p>
          </table:table-cell>
          <table:table-cell table:formula="of:=SUBSTITUTE([.J182]; &quot;)&quot;; &quot;&quot;; 1)" office:value-type="string" office:string-value=" 3.045166415505293" calcext:value-type="string">
            <text:p><text:s/>3.045166415505293</text:p>
          </table:table-cell>
          <table:table-cell/>
          <table:table-cell office:value-type="string" calcext:value-type="string">
            <text:p><text:s/>3.045166415505293)</text:p>
          </table:table-cell>
        </table:table-row>
        <table:table-row table:style-name="ro1">
          <table:table-cell office:value-type="float" office:value="262.481" calcext:value-type="float">
            <text:p>262.481</text:p>
          </table:table-cell>
          <table:table-cell office:value-type="float" office:value="1.04500906103659" calcext:value-type="float">
            <text:p>1.04500906103659</text:p>
          </table:table-cell>
          <table:table-cell office:value-type="float" office:value="-0.00899634623453348" calcext:value-type="float">
            <text:p>-0.008996346234533</text:p>
          </table:table-cell>
          <table:table-cell office:value-type="float" office:value="0.0316127615571022" calcext:value-type="float">
            <text:p>0.031612761557102</text:p>
          </table:table-cell>
          <table:table-cell office:value-type="float" office:value="-0.0113838056483901" calcext:value-type="float">
            <text:p>-0.01138380564839</text:p>
          </table:table-cell>
          <table:table-cell office:value-type="float" office:value="-0.0439427598896773" calcext:value-type="float">
            <text:p>-0.043942759889677</text:p>
          </table:table-cell>
          <table:table-cell office:value-type="float" office:value="0.00602033064372223" calcext:value-type="float">
            <text:p>0.006020330643722</text:p>
          </table:table-cell>
          <table:table-cell table:formula="of:=SUBSTITUTE([.J183]; &quot;)&quot;; &quot;&quot;; 1)" office:value-type="string" office:string-value=" 3.0054363923491776" calcext:value-type="string">
            <text:p><text:s/>3.0054363923491776</text:p>
          </table:table-cell>
          <table:table-cell/>
          <table:table-cell office:value-type="string" calcext:value-type="string">
            <text:p><text:s/>3.0054363923491776)</text:p>
          </table:table-cell>
        </table:table-row>
        <table:table-row table:style-name="ro1">
          <table:table-cell office:value-type="float" office:value="262.581" calcext:value-type="float">
            <text:p>262.581</text:p>
          </table:table-cell>
          <table:table-cell office:value-type="float" office:value="1.04601440209493" calcext:value-type="float">
            <text:p>1.04601440209493</text:p>
          </table:table-cell>
          <table:table-cell office:value-type="float" office:value="-0.0118123153111069" calcext:value-type="float">
            <text:p>-0.011812315311107</text:p>
          </table:table-cell>
          <table:table-cell office:value-type="float" office:value="0.0299004890993238" calcext:value-type="float">
            <text:p>0.029900489099324</text:p>
          </table:table-cell>
          <table:table-cell office:value-type="float" office:value="0.13731305310166" calcext:value-type="float">
            <text:p>0.13731305310166</text:p>
          </table:table-cell>
          <table:table-cell office:value-type="float" office:value="-0.0450090610365936" calcext:value-type="float">
            <text:p>-0.045009061036594</text:p>
          </table:table-cell>
          <table:table-cell office:value-type="float" office:value="0.00899634623453348" calcext:value-type="float">
            <text:p>0.008996346234533</text:p>
          </table:table-cell>
          <table:table-cell table:formula="of:=SUBSTITUTE([.J184]; &quot;)&quot;; &quot;&quot;; 1)" office:value-type="string" office:string-value=" 2.9443138672442717" calcext:value-type="string">
            <text:p><text:s/>2.9443138672442717</text:p>
          </table:table-cell>
          <table:table-cell/>
          <table:table-cell office:value-type="string" calcext:value-type="string">
            <text:p><text:s/>2.9443138672442717)</text:p>
          </table:table-cell>
        </table:table-row>
        <table:table-row table:style-name="ro1">
          <table:table-cell office:value-type="float" office:value="262.681" calcext:value-type="float">
            <text:p>262.681</text:p>
          </table:table-cell>
          <table:table-cell office:value-type="float" office:value="1.04691934263115" calcext:value-type="float">
            <text:p>1.04691934263115</text:p>
          </table:table-cell>
          <table:table-cell office:value-type="float" office:value="-0.0142412100327096" calcext:value-type="float">
            <text:p>-0.01424121003271</text:p>
          </table:table-cell>
          <table:table-cell office:value-type="float" office:value="0.0259199670962989" calcext:value-type="float">
            <text:p>0.025919967096299</text:p>
          </table:table-cell>
          <table:table-cell office:value-type="float" office:value="0.419420396213431" calcext:value-type="float">
            <text:p>0.419420396213431</text:p>
          </table:table-cell>
          <table:table-cell office:value-type="float" office:value="-0.0460144020949285" calcext:value-type="float">
            <text:p>-0.046014402094929</text:p>
          </table:table-cell>
          <table:table-cell office:value-type="float" office:value="0.0118123153111069" calcext:value-type="float">
            <text:p>0.011812315311107</text:p>
          </table:table-cell>
          <table:table-cell table:formula="of:=SUBSTITUTE([.J185]; &quot;)&quot;; &quot;&quot;; 1)" office:value-type="string" office:string-value=" 2.89030958820371" calcext:value-type="string">
            <text:p><text:s/>2.89030958820371</text:p>
          </table:table-cell>
          <table:table-cell/>
          <table:table-cell office:value-type="string" calcext:value-type="string">
            <text:p><text:s/>2.89030958820371)</text:p>
          </table:table-cell>
        </table:table-row>
        <table:table-row table:style-name="ro1">
          <table:table-cell office:value-type="float" office:value="262.781" calcext:value-type="float">
            <text:p>262.781</text:p>
          </table:table-cell>
          <table:table-cell office:value-type="float" office:value="1.04807652355917" calcext:value-type="float">
            <text:p>1.04807652355917</text:p>
          </table:table-cell>
          <table:table-cell office:value-type="float" office:value="-0.0169890478466496" calcext:value-type="float">
            <text:p>-0.01698904784665</text:p>
          </table:table-cell>
          <table:table-cell office:value-type="float" office:value="0.0298155669942498" calcext:value-type="float">
            <text:p>0.02981556699425</text:p>
          </table:table-cell>
          <table:table-cell office:value-type="float" office:value="0.64806812023183" calcext:value-type="float">
            <text:p>0.64806812023183</text:p>
          </table:table-cell>
          <table:table-cell office:value-type="float" office:value="-0.0469193426311507" calcext:value-type="float">
            <text:p>-0.046919342631151</text:p>
          </table:table-cell>
          <table:table-cell office:value-type="float" office:value="0.0142412100327096" calcext:value-type="float">
            <text:p>0.01424121003271</text:p>
          </table:table-cell>
          <table:table-cell table:formula="of:=SUBSTITUTE([.J186]; &quot;)&quot;; &quot;&quot;; 1)" office:value-type="string" office:string-value=" 2.8469047366934137" calcext:value-type="string">
            <text:p><text:s/>2.8469047366934137</text:p>
          </table:table-cell>
          <table:table-cell/>
          <table:table-cell office:value-type="string" calcext:value-type="string">
            <text:p><text:s/>2.8469047366934137)</text:p>
          </table:table-cell>
        </table:table-row>
        <table:table-row table:style-name="ro1">
          <table:table-cell office:value-type="float" office:value="262.881" calcext:value-type="float">
            <text:p>262.881</text:p>
          </table:table-cell>
          <table:table-cell office:value-type="float" office:value="1.04940768839145" calcext:value-type="float">
            <text:p>1.04940768839145</text:p>
          </table:table-cell>
          <table:table-cell office:value-type="float" office:value="-0.0196530928314424" calcext:value-type="float">
            <text:p>-0.019653092831443</text:p>
          </table:table-cell>
          <table:table-cell office:value-type="float" office:value="0.0297810938209295" calcext:value-type="float">
            <text:p>0.02978109382093</text:p>
          </table:table-cell>
          <table:table-cell office:value-type="float" office:value="0.799573268696486" calcext:value-type="float">
            <text:p>0.799573268696486</text:p>
          </table:table-cell>
          <table:table-cell office:value-type="float" office:value="-0.04807652355917" calcext:value-type="float">
            <text:p>-0.04807652355917</text:p>
          </table:table-cell>
          <table:table-cell office:value-type="float" office:value="0.0169890478466496" calcext:value-type="float">
            <text:p>0.01698904784665</text:p>
          </table:table-cell>
          <table:table-cell table:formula="of:=SUBSTITUTE([.J187]; &quot;)&quot;; &quot;&quot;; 1)" office:value-type="string" office:string-value=" 2.8019142053195356" calcext:value-type="string">
            <text:p><text:s/>2.8019142053195356</text:p>
          </table:table-cell>
          <table:table-cell/>
          <table:table-cell office:value-type="string" calcext:value-type="string">
            <text:p><text:s/>2.8019142053195356)</text:p>
          </table:table-cell>
        </table:table-row>
        <table:table-row table:style-name="ro1">
          <table:table-cell office:value-type="float" office:value="262.981" calcext:value-type="float">
            <text:p>262.981</text:p>
          </table:table-cell>
          <table:table-cell office:value-type="float" office:value="1.05089031255578" calcext:value-type="float">
            <text:p>1.05089031255578</text:p>
          </table:table-cell>
          <table:table-cell office:value-type="float" office:value="-0.0221078137265916" calcext:value-type="float">
            <text:p>-0.022107813726592</text:p>
          </table:table-cell>
          <table:table-cell office:value-type="float" office:value="0.0286772193312645" calcext:value-type="float">
            <text:p>0.028677219331265</text:p>
          </table:table-cell>
          <table:table-cell office:value-type="float" office:value="0.938950688724058" calcext:value-type="float">
            <text:p>0.938950688724058</text:p>
          </table:table-cell>
          <table:table-cell office:value-type="float" office:value="-0.0494076883914518" calcext:value-type="float">
            <text:p>-0.049407688391452</text:p>
          </table:table-cell>
          <table:table-cell office:value-type="float" office:value="0.0196530928314424" calcext:value-type="float">
            <text:p>0.019653092831443</text:p>
          </table:table-cell>
          <table:table-cell table:formula="of:=SUBSTITUTE([.J188]; &quot;)&quot;; &quot;&quot;; 1)" office:value-type="string" office:string-value=" 2.7630067313999067" calcext:value-type="string">
            <text:p><text:s/>2.7630067313999067</text:p>
          </table:table-cell>
          <table:table-cell/>
          <table:table-cell office:value-type="string" calcext:value-type="string">
            <text:p><text:s/>2.7630067313999067)</text:p>
          </table:table-cell>
        </table:table-row>
        <table:table-row table:style-name="ro1">
          <table:table-cell office:value-type="float" office:value="263.082" calcext:value-type="float">
            <text:p>263.082</text:p>
          </table:table-cell>
          <table:table-cell office:value-type="float" office:value="1.05287146304559" calcext:value-type="float">
            <text:p>1.05287146304559</text:p>
          </table:table-cell>
          <table:table-cell office:value-type="float" office:value="-0.0247840807993335" calcext:value-type="float">
            <text:p>-0.024784080799334</text:p>
          </table:table-cell>
          <table:table-cell office:value-type="float" office:value="0.0329680115580559" calcext:value-type="float">
            <text:p>0.032968011558056</text:p>
          </table:table-cell>
          <table:table-cell office:value-type="float" office:value="1.020531038922" calcext:value-type="float">
            <text:p>1.020531038922</text:p>
          </table:table-cell>
          <table:table-cell office:value-type="float" office:value="-0.0508903125557823" calcext:value-type="float">
            <text:p>-0.050890312555782</text:p>
          </table:table-cell>
          <table:table-cell office:value-type="float" office:value="0.0221078137265916" calcext:value-type="float">
            <text:p>0.022107813726592</text:p>
          </table:table-cell>
          <table:table-cell table:formula="of:=SUBSTITUTE([.J189]; &quot;)&quot;; &quot;&quot;; 1)" office:value-type="string" office:string-value=" 2.731769583978263" calcext:value-type="string">
            <text:p><text:s/>2.731769583978263</text:p>
          </table:table-cell>
          <table:table-cell/>
          <table:table-cell office:value-type="string" calcext:value-type="string">
            <text:p><text:s/>2.731769583978263)</text:p>
          </table:table-cell>
        </table:table-row>
        <table:table-row table:style-name="ro1">
          <table:table-cell office:value-type="float" office:value="263.181" calcext:value-type="float">
            <text:p>263.181</text:p>
          </table:table-cell>
          <table:table-cell office:value-type="float" office:value="1.05482790208469" calcext:value-type="float">
            <text:p>1.05482790208469</text:p>
          </table:table-cell>
          <table:table-cell office:value-type="float" office:value="-0.02692537975917" calcext:value-type="float">
            <text:p>-0.02692537975917</text:p>
          </table:table-cell>
          <table:table-cell office:value-type="float" office:value="0.0292978312671185" calcext:value-type="float">
            <text:p>0.029297831267119</text:p>
          </table:table-cell>
          <table:table-cell office:value-type="float" office:value="1.08106548132667" calcext:value-type="float">
            <text:p>1.08106548132667</text:p>
          </table:table-cell>
          <table:table-cell office:value-type="float" office:value="-0.0528714630455944" calcext:value-type="float">
            <text:p>-0.052871463045595</text:p>
          </table:table-cell>
          <table:table-cell office:value-type="float" office:value="0.0247840807993335" calcext:value-type="float">
            <text:p>0.024784080799334</text:p>
          </table:table-cell>
          <table:table-cell table:formula="of:=SUBSTITUTE([.J190]; &quot;)&quot;; &quot;&quot;; 1)" office:value-type="string" office:string-value=" 2.703247061234777" calcext:value-type="string">
            <text:p><text:s/>2.703247061234777</text:p>
          </table:table-cell>
          <table:table-cell/>
          <table:table-cell office:value-type="string" calcext:value-type="string">
            <text:p><text:s/>2.703247061234777)</text:p>
          </table:table-cell>
        </table:table-row>
        <table:table-row table:style-name="ro1">
          <table:table-cell office:value-type="float" office:value="263.281" calcext:value-type="float">
            <text:p>263.281</text:p>
          </table:table-cell>
          <table:table-cell office:value-type="float" office:value="1.05732940657686" calcext:value-type="float">
            <text:p>1.05732940657686</text:p>
          </table:table-cell>
          <table:table-cell office:value-type="float" office:value="-0.029134705725752" calcext:value-type="float">
            <text:p>-0.029134705725752</text:p>
          </table:table-cell>
          <table:table-cell office:value-type="float" office:value="0.0333746100366116" calcext:value-type="float">
            <text:p>0.033374610036612</text:p>
          </table:table-cell>
          <table:table-cell office:value-type="float" office:value="1.10911856825093" calcext:value-type="float">
            <text:p>1.10911856825093</text:p>
          </table:table-cell>
          <table:table-cell office:value-type="float" office:value="-0.0548279020846889" calcext:value-type="float">
            <text:p>-0.054827902084689</text:p>
          </table:table-cell>
          <table:table-cell office:value-type="float" office:value="0.02692537975917" calcext:value-type="float">
            <text:p>0.02692537975917</text:p>
          </table:table-cell>
          <table:table-cell table:formula="of:=SUBSTITUTE([.J191]; &quot;)&quot;; &quot;&quot;; 1)" office:value-type="string" office:string-value=" 2.685099221082442" calcext:value-type="string">
            <text:p><text:s/>2.685099221082442</text:p>
          </table:table-cell>
          <table:table-cell/>
          <table:table-cell office:value-type="string" calcext:value-type="string">
            <text:p><text:s/>2.685099221082442)</text:p>
          </table:table-cell>
        </table:table-row>
        <table:table-row table:style-name="ro1">
          <table:table-cell office:value-type="float" office:value="263.381" calcext:value-type="float">
            <text:p>263.381</text:p>
          </table:table-cell>
          <table:table-cell office:value-type="float" office:value="1.06009122808825" calcext:value-type="float">
            <text:p>1.06009122808825</text:p>
          </table:table-cell>
          <table:table-cell office:value-type="float" office:value="-0.0310754673431043" calcext:value-type="float">
            <text:p>-0.031075467343104</text:p>
          </table:table-cell>
          <table:table-cell office:value-type="float" office:value="0.0337553161978722" calcext:value-type="float">
            <text:p>0.033755316197872</text:p>
          </table:table-cell>
          <table:table-cell office:value-type="float" office:value="1.12744369492473" calcext:value-type="float">
            <text:p>1.12744369492473</text:p>
          </table:table-cell>
          <table:table-cell office:value-type="float" office:value="-0.0573294065768597" calcext:value-type="float">
            <text:p>-0.05732940657686</text:p>
          </table:table-cell>
          <table:table-cell office:value-type="float" office:value="0.029134705725752" calcext:value-type="float">
            <text:p>0.029134705725752</text:p>
          </table:table-cell>
          <table:table-cell table:formula="of:=SUBSTITUTE([.J192]; &quot;)&quot;; &quot;&quot;; 1)" office:value-type="string" office:string-value=" 2.6714079524306724" calcext:value-type="string">
            <text:p><text:s/>2.6714079524306724</text:p>
          </table:table-cell>
          <table:table-cell/>
          <table:table-cell office:value-type="string" calcext:value-type="string">
            <text:p><text:s/>2.6714079524306724)</text:p>
          </table:table-cell>
        </table:table-row>
        <table:table-row table:style-name="ro1">
          <table:table-cell office:value-type="float" office:value="263.481" calcext:value-type="float">
            <text:p>263.481</text:p>
          </table:table-cell>
          <table:table-cell office:value-type="float" office:value="1.06358907165647" calcext:value-type="float">
            <text:p>1.06358907165647</text:p>
          </table:table-cell>
          <table:table-cell office:value-type="float" office:value="-0.0329854332131581" calcext:value-type="float">
            <text:p>-0.032985433213158</text:p>
          </table:table-cell>
          <table:table-cell office:value-type="float" office:value="0.0398533301651478" calcext:value-type="float">
            <text:p>0.039853330165148</text:p>
          </table:table-cell>
          <table:table-cell office:value-type="float" office:value="1.1283497878586" calcext:value-type="float">
            <text:p>1.1283497878586</text:p>
          </table:table-cell>
          <table:table-cell office:value-type="float" office:value="-0.0600912280882517" calcext:value-type="float">
            <text:p>-0.060091228088252</text:p>
          </table:table-cell>
          <table:table-cell office:value-type="float" office:value="0.0310754673431043" calcext:value-type="float">
            <text:p>0.031075467343104</text:p>
          </table:table-cell>
          <table:table-cell table:formula="of:=SUBSTITUTE([.J193]; &quot;)&quot;; &quot;&quot;; 1)" office:value-type="string" office:string-value=" 2.6643287046620876" calcext:value-type="string">
            <text:p><text:s/>2.6643287046620876</text:p>
          </table:table-cell>
          <table:table-cell/>
          <table:table-cell office:value-type="string" calcext:value-type="string">
            <text:p><text:s/>2.6643287046620876)</text:p>
          </table:table-cell>
        </table:table-row>
        <table:table-row table:style-name="ro1">
          <table:table-cell office:value-type="float" office:value="263.581" calcext:value-type="float">
            <text:p>263.581</text:p>
          </table:table-cell>
          <table:table-cell office:value-type="float" office:value="1.0674603323073" calcext:value-type="float">
            <text:p>1.0674603323073</text:p>
          </table:table-cell>
          <table:table-cell office:value-type="float" office:value="-0.0345630101036122" calcext:value-type="float">
            <text:p>-0.034563010103612</text:p>
          </table:table-cell>
          <table:table-cell office:value-type="float" office:value="0.0418035977780819" calcext:value-type="float">
            <text:p>0.041803597778082</text:p>
          </table:table-cell>
          <table:table-cell office:value-type="float" office:value="1.12242132533027" calcext:value-type="float">
            <text:p>1.12242132533027</text:p>
          </table:table-cell>
          <table:table-cell office:value-type="float" office:value="-0.0635890716564749" calcext:value-type="float">
            <text:p>-0.063589071656475</text:p>
          </table:table-cell>
          <table:table-cell office:value-type="float" office:value="0.0329854332131581" calcext:value-type="float">
            <text:p>0.032985433213158</text:p>
          </table:table-cell>
          <table:table-cell table:formula="of:=SUBSTITUTE([.J194]; &quot;)&quot;; &quot;&quot;; 1)" office:value-type="string" office:string-value=" 2.663075126788955" calcext:value-type="string">
            <text:p><text:s/>2.663075126788955</text:p>
          </table:table-cell>
          <table:table-cell/>
          <table:table-cell office:value-type="string" calcext:value-type="string">
            <text:p><text:s/>2.663075126788955)</text:p>
          </table:table-cell>
        </table:table-row>
        <table:table-row table:style-name="ro1">
          <table:table-cell office:value-type="float" office:value="263.681" calcext:value-type="float">
            <text:p>263.681</text:p>
          </table:table-cell>
          <table:table-cell office:value-type="float" office:value="1.07174832928046" calcext:value-type="float">
            <text:p>1.07174832928046</text:p>
          </table:table-cell>
          <table:table-cell office:value-type="float" office:value="-0.0357715731126752" calcext:value-type="float">
            <text:p>-0.035771573112675</text:p>
          </table:table-cell>
          <table:table-cell office:value-type="float" office:value="0.0445505809038878" calcext:value-type="float">
            <text:p>0.044550580903888</text:p>
          </table:table-cell>
          <table:table-cell office:value-type="float" office:value="1.11403513331729" calcext:value-type="float">
            <text:p>1.11403513331729</text:p>
          </table:table-cell>
          <table:table-cell office:value-type="float" office:value="-0.0674603323073004" calcext:value-type="float">
            <text:p>-0.067460332307301</text:p>
          </table:table-cell>
          <table:table-cell office:value-type="float" office:value="0.0345630101036122" calcext:value-type="float">
            <text:p>0.034563010103612</text:p>
          </table:table-cell>
          <table:table-cell table:formula="of:=SUBSTITUTE([.J195]; &quot;)&quot;; &quot;&quot;; 1)" office:value-type="string" office:string-value=" 2.6681173471645416" calcext:value-type="string">
            <text:p><text:s/>2.6681173471645416</text:p>
          </table:table-cell>
          <table:table-cell/>
          <table:table-cell office:value-type="string" calcext:value-type="string">
            <text:p><text:s/>2.6681173471645416)</text:p>
          </table:table-cell>
        </table:table-row>
        <table:table-row table:style-name="ro1">
          <table:table-cell office:value-type="float" office:value="263.782" calcext:value-type="float">
            <text:p>263.782</text:p>
          </table:table-cell>
          <table:table-cell office:value-type="float" office:value="1.07616652354347" calcext:value-type="float">
            <text:p>1.07616652354347</text:p>
          </table:table-cell>
          <table:table-cell office:value-type="float" office:value="-0.0364996281045973" calcext:value-type="float">
            <text:p>-0.036499628104597</text:p>
          </table:table-cell>
          <table:table-cell office:value-type="float" office:value="0.0443344453722239" calcext:value-type="float">
            <text:p>0.044334445372224</text:p>
          </table:table-cell>
          <table:table-cell office:value-type="float" office:value="1.0803735541651" calcext:value-type="float">
            <text:p>1.0803735541651</text:p>
          </table:table-cell>
          <table:table-cell office:value-type="float" office:value="-0.0717483292804628" calcext:value-type="float">
            <text:p>-0.071748329280463</text:p>
          </table:table-cell>
          <table:table-cell office:value-type="float" office:value="0.0357715731126752" calcext:value-type="float">
            <text:p>0.035771573112675</text:p>
          </table:table-cell>
          <table:table-cell table:formula="of:=SUBSTITUTE([.J196]; &quot;)&quot;; &quot;&quot;; 1)" office:value-type="string" office:string-value=" 2.6790896030174345" calcext:value-type="string">
            <text:p><text:s/>2.6790896030174345</text:p>
          </table:table-cell>
          <table:table-cell/>
          <table:table-cell office:value-type="string" calcext:value-type="string">
            <text:p><text:s/>2.6790896030174345)</text:p>
          </table:table-cell>
        </table:table-row>
        <table:table-row table:style-name="ro1">
          <table:table-cell office:value-type="float" office:value="263.881" calcext:value-type="float">
            <text:p>263.881</text:p>
          </table:table-cell>
          <table:table-cell office:value-type="float" office:value="1.08063928914797" calcext:value-type="float">
            <text:p>1.08063928914797</text:p>
          </table:table-cell>
          <table:table-cell office:value-type="float" office:value="-0.0367422906016194" calcext:value-type="float">
            <text:p>-0.03674229060162</text:p>
          </table:table-cell>
          <table:table-cell office:value-type="float" office:value="0.045245892867446" calcext:value-type="float">
            <text:p>0.045245892867446</text:p>
          </table:table-cell>
          <table:table-cell office:value-type="float" office:value="1.06432843800769" calcext:value-type="float">
            <text:p>1.06432843800769</text:p>
          </table:table-cell>
          <table:table-cell office:value-type="float" office:value="-0.0761665235434739" calcext:value-type="float">
            <text:p>-0.076166523543474</text:p>
          </table:table-cell>
          <table:table-cell office:value-type="float" office:value="0.0364996281045973" calcext:value-type="float">
            <text:p>0.036499628104597</text:p>
          </table:table-cell>
          <table:table-cell table:formula="of:=SUBSTITUTE([.J197]; &quot;)&quot;; &quot;&quot;; 1)" office:value-type="string" office:string-value=" 2.6947163494811672" calcext:value-type="string">
            <text:p><text:s/>2.6947163494811672</text:p>
          </table:table-cell>
          <table:table-cell/>
          <table:table-cell office:value-type="string" calcext:value-type="string">
            <text:p><text:s/>2.6947163494811672)</text:p>
          </table:table-cell>
        </table:table-row>
        <table:table-row table:style-name="ro1">
          <table:table-cell office:value-type="float" office:value="263.981" calcext:value-type="float">
            <text:p>263.981</text:p>
          </table:table-cell>
          <table:table-cell office:value-type="float" office:value="1.08572081361472" calcext:value-type="float">
            <text:p>1.08572081361472</text:p>
          </table:table-cell>
          <table:table-cell office:value-type="float" office:value="-0.0364820504410604" calcext:value-type="float">
            <text:p>-0.036482050441061</text:p>
          </table:table-cell>
          <table:table-cell office:value-type="float" office:value="0.0508818394392729" calcext:value-type="float">
            <text:p>0.050881839439273</text:p>
          </table:table-cell>
          <table:table-cell office:value-type="float" office:value="1.03756778013993" calcext:value-type="float">
            <text:p>1.03756778013993</text:p>
          </table:table-cell>
          <table:table-cell office:value-type="float" office:value="-0.0806392891479746" calcext:value-type="float">
            <text:p>-0.080639289147975</text:p>
          </table:table-cell>
          <table:table-cell office:value-type="float" office:value="0.0367422906016194" calcext:value-type="float">
            <text:p>0.03674229060162</text:p>
          </table:table-cell>
          <table:table-cell table:formula="of:=SUBSTITUTE([.J198]; &quot;)&quot;; &quot;&quot;; 1)" office:value-type="string" office:string-value=" 2.7140604148420415" calcext:value-type="string">
            <text:p><text:s/>2.7140604148420415</text:p>
          </table:table-cell>
          <table:table-cell/>
          <table:table-cell office:value-type="string" calcext:value-type="string">
            <text:p><text:s/>2.7140604148420415)</text:p>
          </table:table-cell>
        </table:table-row>
        <table:table-row table:style-name="ro1">
          <table:table-cell office:value-type="float" office:value="264.081" calcext:value-type="float">
            <text:p>264.081</text:p>
          </table:table-cell>
          <table:table-cell office:value-type="float" office:value="1.09045026755915" calcext:value-type="float">
            <text:p>1.09045026755915</text:p>
          </table:table-cell>
          <table:table-cell office:value-type="float" office:value="-0.03574342043307" calcext:value-type="float">
            <text:p>-0.03574342043307</text:p>
          </table:table-cell>
          <table:table-cell office:value-type="float" office:value="0.047867848187685" calcext:value-type="float">
            <text:p>0.047867848187685</text:p>
          </table:table-cell>
          <table:table-cell office:value-type="float" office:value="0.992123311901667" calcext:value-type="float">
            <text:p>0.992123311901667</text:p>
          </table:table-cell>
          <table:table-cell office:value-type="float" office:value="-0.0857208136147152" calcext:value-type="float">
            <text:p>-0.085720813614715</text:p>
          </table:table-cell>
          <table:table-cell office:value-type="float" office:value="0.0364820504410604" calcext:value-type="float">
            <text:p>0.036482050441061</text:p>
          </table:table-cell>
          <table:table-cell table:formula="of:=SUBSTITUTE([.J199]; &quot;)&quot;; &quot;&quot;; 1)" office:value-type="string" office:string-value=" 2.739221099185461" calcext:value-type="string">
            <text:p><text:s/>2.739221099185461</text:p>
          </table:table-cell>
          <table:table-cell/>
          <table:table-cell office:value-type="string" calcext:value-type="string">
            <text:p><text:s/>2.739221099185461)</text:p>
          </table:table-cell>
        </table:table-row>
        <table:table-row table:style-name="ro1">
          <table:table-cell office:value-type="float" office:value="264.181" calcext:value-type="float">
            <text:p>264.181</text:p>
          </table:table-cell>
          <table:table-cell office:value-type="float" office:value="1.09593111274384" calcext:value-type="float">
            <text:p>1.09593111274384</text:p>
          </table:table-cell>
          <table:table-cell office:value-type="float" office:value="-0.0343197501766888" calcext:value-type="float">
            <text:p>-0.034319750176689</text:p>
          </table:table-cell>
          <table:table-cell office:value-type="float" office:value="0.0566272910684347" calcext:value-type="float">
            <text:p>0.056627291068435</text:p>
          </table:table-cell>
          <table:table-cell office:value-type="float" office:value="0.948489107460861" calcext:value-type="float">
            <text:p>0.948489107460861</text:p>
          </table:table-cell>
          <table:table-cell office:value-type="float" office:value="-0.0904502675591468" calcext:value-type="float">
            <text:p>-0.090450267559147</text:p>
          </table:table-cell>
          <table:table-cell office:value-type="float" office:value="0.03574342043307" calcext:value-type="float">
            <text:p>0.03574342043307</text:p>
          </table:table-cell>
          <table:table-cell table:formula="of:=SUBSTITUTE([.J200]; &quot;)&quot;; &quot;&quot;; 1)" office:value-type="string" office:string-value=" 2.7652551921544486" calcext:value-type="string">
            <text:p><text:s/>2.7652551921544486</text:p>
          </table:table-cell>
          <table:table-cell/>
          <table:table-cell office:value-type="string" calcext:value-type="string">
            <text:p><text:s/>2.7652551921544486)</text:p>
          </table:table-cell>
        </table:table-row>
        <table:table-row table:style-name="ro1">
          <table:table-cell office:value-type="float" office:value="264.281" calcext:value-type="float">
            <text:p>264.281</text:p>
          </table:table-cell>
          <table:table-cell office:value-type="float" office:value="1.10154903583569" calcext:value-type="float">
            <text:p>1.10154903583569</text:p>
          </table:table-cell>
          <table:table-cell office:value-type="float" office:value="-0.0322754993222703" calcext:value-type="float">
            <text:p>-0.03227549932227</text:p>
          </table:table-cell>
          <table:table-cell office:value-type="float" office:value="0.0597829586267471" calcext:value-type="float">
            <text:p>0.059782958626747</text:p>
          </table:table-cell>
          <table:table-cell office:value-type="float" office:value="0.934787629598595" calcext:value-type="float">
            <text:p>0.934787629598595</text:p>
          </table:table-cell>
          <table:table-cell office:value-type="float" office:value="-0.0959311127438391" calcext:value-type="float">
            <text:p>-0.095931112743839</text:p>
          </table:table-cell>
          <table:table-cell office:value-type="float" office:value="0.0343197501766888" calcext:value-type="float">
            <text:p>0.034319750176689</text:p>
          </table:table-cell>
          <table:table-cell table:formula="of:=SUBSTITUTE([.J201]; &quot;)&quot;; &quot;&quot;; 1)" office:value-type="string" office:string-value=" 2.7980267086349393" calcext:value-type="string">
            <text:p><text:s/>2.7980267086349393</text:p>
          </table:table-cell>
          <table:table-cell/>
          <table:table-cell office:value-type="string" calcext:value-type="string">
            <text:p><text:s/>2.7980267086349393)</text:p>
          </table:table-cell>
        </table:table-row>
        <table:table-row table:style-name="ro1">
          <table:table-cell office:value-type="float" office:value="264.381" calcext:value-type="float">
            <text:p>264.381</text:p>
          </table:table-cell>
          <table:table-cell office:value-type="float" office:value="1.10730799657852" calcext:value-type="float">
            <text:p>1.10730799657852</text:p>
          </table:table-cell>
          <table:table-cell office:value-type="float" office:value="-0.0295469298105717" calcext:value-type="float">
            <text:p>-0.029546929810572</text:p>
          </table:table-cell>
          <table:table-cell office:value-type="float" office:value="0.0637265411093831" calcext:value-type="float">
            <text:p>0.063726541109383</text:p>
          </table:table-cell>
          <table:table-cell office:value-type="float" office:value="0.912232778786895" calcext:value-type="float">
            <text:p>0.912232778786895</text:p>
          </table:table-cell>
          <table:table-cell office:value-type="float" office:value="-0.101549035835685" calcext:value-type="float">
            <text:p>-0.101549035835685</text:p>
          </table:table-cell>
          <table:table-cell office:value-type="float" office:value="0.0322754993222703" calcext:value-type="float">
            <text:p>0.03227549932227</text:p>
          </table:table-cell>
          <table:table-cell table:formula="of:=SUBSTITUTE([.J202]; &quot;)&quot;; &quot;&quot;; 1)" office:value-type="string" office:string-value=" 2.833857865825096" calcext:value-type="string">
            <text:p><text:s/>2.833857865825096</text:p>
          </table:table-cell>
          <table:table-cell/>
          <table:table-cell office:value-type="string" calcext:value-type="string">
            <text:p><text:s/>2.833857865825096)</text:p>
          </table:table-cell>
        </table:table-row>
        <table:table-row table:style-name="ro1">
          <table:table-cell office:value-type="float" office:value="264.481" calcext:value-type="float">
            <text:p>264.481</text:p>
          </table:table-cell>
          <table:table-cell office:value-type="float" office:value="1.11300055541561" calcext:value-type="float">
            <text:p>1.11300055541561</text:p>
          </table:table-cell>
          <table:table-cell office:value-type="float" office:value="-0.0261832972979465" calcext:value-type="float">
            <text:p>-0.026183297297947</text:p>
          </table:table-cell>
          <table:table-cell office:value-type="float" office:value="0.0661205337196589" calcext:value-type="float">
            <text:p>0.066120533719659</text:p>
          </table:table-cell>
          <table:table-cell office:value-type="float" office:value="0.891210361956114" calcext:value-type="float">
            <text:p>0.891210361956114</text:p>
          </table:table-cell>
          <table:table-cell office:value-type="float" office:value="-0.107307996578516" calcext:value-type="float">
            <text:p>-0.107307996578516</text:p>
          </table:table-cell>
          <table:table-cell office:value-type="float" office:value="0.0295469298105717" calcext:value-type="float">
            <text:p>0.029546929810572</text:p>
          </table:table-cell>
          <table:table-cell table:formula="of:=SUBSTITUTE([.J203]; &quot;)&quot;; &quot;&quot;; 1)" office:value-type="string" office:string-value=" 2.872903912554351" calcext:value-type="string">
            <text:p><text:s/>2.872903912554351</text:p>
          </table:table-cell>
          <table:table-cell/>
          <table:table-cell office:value-type="string" calcext:value-type="string">
            <text:p><text:s/>2.872903912554351)</text:p>
          </table:table-cell>
        </table:table-row>
        <table:table-row table:style-name="ro1">
          <table:table-cell office:value-type="float" office:value="264.581" calcext:value-type="float">
            <text:p>264.581</text:p>
          </table:table-cell>
          <table:table-cell office:value-type="float" office:value="1.11838340578626" calcext:value-type="float">
            <text:p>1.11838340578626</text:p>
          </table:table-cell>
          <table:table-cell office:value-type="float" office:value="-0.0223175559218082" calcext:value-type="float">
            <text:p>-0.022317555921808</text:p>
          </table:table-cell>
          <table:table-cell office:value-type="float" office:value="0.066271437663585" calcext:value-type="float">
            <text:p>0.066271437663585</text:p>
          </table:table-cell>
          <table:table-cell office:value-type="float" office:value="0.876953473785914" calcext:value-type="float">
            <text:p>0.876953473785914</text:p>
          </table:table-cell>
          <table:table-cell office:value-type="float" office:value="-0.113000555415608" calcext:value-type="float">
            <text:p>-0.113000555415608</text:p>
          </table:table-cell>
          <table:table-cell office:value-type="float" office:value="0.0261832972979465" calcext:value-type="float">
            <text:p>0.026183297297947</text:p>
          </table:table-cell>
          <table:table-cell table:formula="of:=SUBSTITUTE([.J204]; &quot;)&quot;; &quot;&quot;; 1)" office:value-type="string" office:string-value=" 2.913901303250357" calcext:value-type="string">
            <text:p><text:s/>2.913901303250357</text:p>
          </table:table-cell>
          <table:table-cell/>
          <table:table-cell office:value-type="string" calcext:value-type="string">
            <text:p><text:s/>2.913901303250357)</text:p>
          </table:table-cell>
        </table:table-row>
        <table:table-row table:style-name="ro1">
          <table:table-cell office:value-type="float" office:value="264.681" calcext:value-type="float">
            <text:p>264.681</text:p>
          </table:table-cell>
          <table:table-cell office:value-type="float" office:value="1.12370085322497" calcext:value-type="float">
            <text:p>1.12370085322497</text:p>
          </table:table-cell>
          <table:table-cell office:value-type="float" office:value="-0.0177423885100783" calcext:value-type="float">
            <text:p>-0.017742388510078</text:p>
          </table:table-cell>
          <table:table-cell office:value-type="float" office:value="0.070147989357356" calcext:value-type="float">
            <text:p>0.070147989357356</text:p>
          </table:table-cell>
          <table:table-cell office:value-type="float" office:value="0.854879688488387" calcext:value-type="float">
            <text:p>0.854879688488387</text:p>
          </table:table-cell>
          <table:table-cell office:value-type="float" office:value="-0.118383405786259" calcext:value-type="float">
            <text:p>-0.118383405786259</text:p>
          </table:table-cell>
          <table:table-cell office:value-type="float" office:value="0.0223175559218082" calcext:value-type="float">
            <text:p>0.022317555921808</text:p>
          </table:table-cell>
          <table:table-cell table:formula="of:=SUBSTITUTE([.J205]; &quot;)&quot;; &quot;&quot;; 1)" office:value-type="string" office:string-value=" 2.9552602104999415" calcext:value-type="string">
            <text:p><text:s/>2.9552602104999415</text:p>
          </table:table-cell>
          <table:table-cell/>
          <table:table-cell office:value-type="string" calcext:value-type="string">
            <text:p><text:s/>2.9552602104999415)</text:p>
          </table:table-cell>
        </table:table-row>
        <table:table-row table:style-name="ro1">
          <table:table-cell office:value-type="float" office:value="264.782" calcext:value-type="float">
            <text:p>264.782</text:p>
          </table:table-cell>
          <table:table-cell office:value-type="float" office:value="1.12864988757754" calcext:value-type="float">
            <text:p>1.12864988757754</text:p>
          </table:table-cell>
          <table:table-cell office:value-type="float" office:value="-0.0126873616021191" calcext:value-type="float">
            <text:p>-0.012687361602119</text:p>
          </table:table-cell>
          <table:table-cell office:value-type="float" office:value="0.0700429364468437" calcext:value-type="float">
            <text:p>0.070042936446844</text:p>
          </table:table-cell>
          <table:table-cell office:value-type="float" office:value="0.835024517671912" calcext:value-type="float">
            <text:p>0.835024517671912</text:p>
          </table:table-cell>
          <table:table-cell office:value-type="float" office:value="-0.123700853224966" calcext:value-type="float">
            <text:p>-0.123700853224966</text:p>
          </table:table-cell>
          <table:table-cell office:value-type="float" office:value="0.0177423885100783" calcext:value-type="float">
            <text:p>0.017742388510078</text:p>
          </table:table-cell>
          <table:table-cell table:formula="of:=SUBSTITUTE([.J206]; &quot;)&quot;; &quot;&quot;; 1)" office:value-type="string" office:string-value=" 2.9991344410461465" calcext:value-type="string">
            <text:p><text:s/>2.9991344410461465</text:p>
          </table:table-cell>
          <table:table-cell/>
          <table:table-cell office:value-type="string" calcext:value-type="string">
            <text:p><text:s/>2.9991344410461465)</text:p>
          </table:table-cell>
        </table:table-row>
        <table:table-row table:style-name="ro1">
          <table:table-cell office:value-type="float" office:value="264.881" calcext:value-type="float">
            <text:p>264.881</text:p>
          </table:table-cell>
          <table:table-cell office:value-type="float" office:value="1.13347329190866" calcext:value-type="float">
            <text:p>1.13347329190866</text:p>
          </table:table-cell>
          <table:table-cell office:value-type="float" office:value="-0.00684873767313552" calcext:value-type="float">
            <text:p>-0.006848737673136</text:p>
          </table:table-cell>
          <table:table-cell office:value-type="float" office:value="0.0764979036636651" calcext:value-type="float">
            <text:p>0.076497903663665</text:p>
          </table:table-cell>
          <table:table-cell office:value-type="float" office:value="0.805684486561152" calcext:value-type="float">
            <text:p>0.805684486561152</text:p>
          </table:table-cell>
          <table:table-cell office:value-type="float" office:value="-0.128649887577537" calcext:value-type="float">
            <text:p>-0.128649887577537</text:p>
          </table:table-cell>
          <table:table-cell office:value-type="float" office:value="0.0126873616021191" calcext:value-type="float">
            <text:p>0.012687361602119</text:p>
          </table:table-cell>
          <table:table-cell table:formula="of:=SUBSTITUTE([.J207]; &quot;)&quot;; &quot;&quot;; 1)" office:value-type="string" office:string-value=" 3.0432912188218935" calcext:value-type="string">
            <text:p><text:s/>3.0432912188218935</text:p>
          </table:table-cell>
          <table:table-cell/>
          <table:table-cell office:value-type="string" calcext:value-type="string">
            <text:p><text:s/>3.0432912188218935)</text:p>
          </table:table-cell>
        </table:table-row>
        <table:table-row table:style-name="ro1">
          <table:table-cell office:value-type="float" office:value="264.981" calcext:value-type="float">
            <text:p>264.981</text:p>
          </table:table-cell>
          <table:table-cell office:value-type="float" office:value="1.13785664089045" calcext:value-type="float">
            <text:p>1.13785664089045</text:p>
          </table:table-cell>
          <table:table-cell office:value-type="float" office:value="-0.000586509342928871" calcext:value-type="float">
            <text:p>-0.000586509342929</text:p>
          </table:table-cell>
          <table:table-cell office:value-type="float" office:value="0.0764390292689204" calcext:value-type="float">
            <text:p>0.076439029268921</text:p>
          </table:table-cell>
          <table:table-cell office:value-type="float" office:value="0.783758066594601" calcext:value-type="float">
            <text:p>0.783758066594601</text:p>
          </table:table-cell>
          <table:table-cell office:value-type="float" office:value="-0.133473291908663" calcext:value-type="float">
            <text:p>-0.133473291908663</text:p>
          </table:table-cell>
          <table:table-cell office:value-type="float" office:value="0.00684873767313552" calcext:value-type="float">
            <text:p>0.006848737673136</text:p>
          </table:table-cell>
          <table:table-cell table:formula="of:=SUBSTITUTE([.J208]; &quot;)&quot;; &quot;&quot;; 1)" office:value-type="string" office:string-value=" 3.0903259439693844" calcext:value-type="string">
            <text:p><text:s/>3.0903259439693844</text:p>
          </table:table-cell>
          <table:table-cell/>
          <table:table-cell office:value-type="string" calcext:value-type="string">
            <text:p><text:s/>3.0903259439693844)</text:p>
          </table:table-cell>
        </table:table-row>
        <table:table-row table:style-name="ro1">
          <table:table-cell office:value-type="float" office:value="265.081" calcext:value-type="float">
            <text:p>265.081</text:p>
          </table:table-cell>
          <table:table-cell office:value-type="float" office:value="1.14194061621023" calcext:value-type="float">
            <text:p>1.14194061621023</text:p>
          </table:table-cell>
          <table:table-cell office:value-type="float" office:value="0.00634667103852988" calcext:value-type="float">
            <text:p>0.00634667103853</text:p>
          </table:table-cell>
          <table:table-cell office:value-type="float" office:value="0.0804660453945398" calcext:value-type="float">
            <text:p>0.08046604539454</text:p>
          </table:table-cell>
          <table:table-cell office:value-type="float" office:value="0.77812851319112" calcext:value-type="float">
            <text:p>0.77812851319112</text:p>
          </table:table-cell>
          <table:table-cell office:value-type="float" office:value="-0.13785664089045" calcext:value-type="float">
            <text:p>-0.13785664089045</text:p>
          </table:table-cell>
          <table:table-cell office:value-type="float" office:value="0.000586509342928871" calcext:value-type="float">
            <text:p>0.000586509342929</text:p>
          </table:table-cell>
          <table:table-cell table:formula="of:=SUBSTITUTE([.J209]; &quot;)&quot;; &quot;&quot;; 1)" office:value-type="string" office:string-value=" 3.137338191850098" calcext:value-type="string">
            <text:p><text:s/>3.137338191850098</text:p>
          </table:table-cell>
          <table:table-cell/>
          <table:table-cell office:value-type="string" calcext:value-type="string">
            <text:p><text:s/>3.137338191850098)</text:p>
          </table:table-cell>
        </table:table-row>
        <table:table-row table:style-name="ro1">
          <table:table-cell office:value-type="float" office:value="265.181" calcext:value-type="float">
            <text:p>265.181</text:p>
          </table:table-cell>
          <table:table-cell office:value-type="float" office:value="1.14566582337543" calcext:value-type="float">
            <text:p>1.14566582337543</text:p>
          </table:table-cell>
          <table:table-cell office:value-type="float" office:value="0.0139703650057447" calcext:value-type="float">
            <text:p>0.013970365005745</text:p>
          </table:table-cell>
          <table:table-cell office:value-type="float" office:value="0.0848515634089708" calcext:value-type="float">
            <text:p>0.084851563408971</text:p>
          </table:table-cell>
          <table:table-cell office:value-type="float" office:value="0.752978912857642" calcext:value-type="float">
            <text:p>0.752978912857642</text:p>
          </table:table-cell>
          <table:table-cell office:value-type="float" office:value="-0.141940616210227" calcext:value-type="float">
            <text:p>-0.141940616210227</text:p>
          </table:table-cell>
          <table:table-cell office:value-type="float" office:value="-0.00634667103852988" calcext:value-type="float">
            <text:p>-0.00634667103853</text:p>
          </table:table-cell>
          <table:table-cell table:formula="of:=SUBSTITUTE([.J210]; &quot;)&quot;; &quot;&quot;; 1)" office:value-type="string" office:string-value=" -3.096908851059678" calcext:value-type="string">
            <text:p><text:s/>-3.096908851059678</text:p>
          </table:table-cell>
          <table:table-cell/>
          <table:table-cell office:value-type="string" calcext:value-type="string">
            <text:p><text:s/>-3.096908851059678)</text:p>
          </table:table-cell>
        </table:table-row>
        <table:table-row table:style-name="ro1">
          <table:table-cell office:value-type="float" office:value="265.281" calcext:value-type="float">
            <text:p>265.281</text:p>
          </table:table-cell>
          <table:table-cell office:value-type="float" office:value="1.14898706773479" calcext:value-type="float">
            <text:p>1.14898706773479</text:p>
          </table:table-cell>
          <table:table-cell office:value-type="float" office:value="0.0223046276868722" calcext:value-type="float">
            <text:p>0.022304627686872</text:p>
          </table:table-cell>
          <table:table-cell office:value-type="float" office:value="0.0897165528386831" calcext:value-type="float">
            <text:p>0.089716552838683</text:p>
          </table:table-cell>
          <table:table-cell office:value-type="float" office:value="0.662469820983439" calcext:value-type="float">
            <text:p>0.662469820983439</text:p>
          </table:table-cell>
          <table:table-cell office:value-type="float" office:value="-0.145665823375428" calcext:value-type="float">
            <text:p>-0.145665823375428</text:p>
          </table:table-cell>
          <table:table-cell office:value-type="float" office:value="-0.0139703650057447" calcext:value-type="float">
            <text:p>-0.013970365005745</text:p>
          </table:table-cell>
          <table:table-cell table:formula="of:=SUBSTITUTE([.J211]; &quot;)&quot;; &quot;&quot;; 1)" office:value-type="string" office:string-value=" -3.045978145467944" calcext:value-type="string">
            <text:p><text:s/>-3.045978145467944</text:p>
          </table:table-cell>
          <table:table-cell/>
          <table:table-cell office:value-type="string" calcext:value-type="string">
            <text:p><text:s/>-3.045978145467944)</text:p>
          </table:table-cell>
        </table:table-row>
        <table:table-row table:style-name="ro1">
          <table:table-cell office:value-type="float" office:value="265.382" calcext:value-type="float">
            <text:p>265.382</text:p>
          </table:table-cell>
          <table:table-cell office:value-type="float" office:value="1.15126787894362" calcext:value-type="float">
            <text:p>1.15126787894362</text:p>
          </table:table-cell>
          <table:table-cell office:value-type="float" office:value="0.0293527566840901" calcext:value-type="float">
            <text:p>0.02935275668409</text:p>
          </table:table-cell>
          <table:table-cell office:value-type="float" office:value="0.0733463730216026" calcext:value-type="float">
            <text:p>0.073346373021603</text:p>
          </table:table-cell>
          <table:table-cell office:value-type="float" office:value="0.0140495357743229" calcext:value-type="float">
            <text:p>0.014049535774323</text:p>
          </table:table-cell>
          <table:table-cell office:value-type="float" office:value="-0.148987067734786" calcext:value-type="float">
            <text:p>-0.148987067734786</text:p>
          </table:table-cell>
          <table:table-cell office:value-type="float" office:value="-0.0223046276868722" calcext:value-type="float">
            <text:p>-0.022304627686872</text:p>
          </table:table-cell>
          <table:table-cell table:formula="of:=SUBSTITUTE([.J212]; &quot;)&quot;; &quot;&quot;; 1)" office:value-type="string" office:string-value=" -2.9929878217467962" calcext:value-type="string">
            <text:p><text:s/>-2.9929878217467962</text:p>
          </table:table-cell>
          <table:table-cell/>
          <table:table-cell office:value-type="string" calcext:value-type="string">
            <text:p><text:s/>-2.9929878217467962)</text:p>
          </table:table-cell>
        </table:table-row>
        <table:table-row table:style-name="ro1">
          <table:table-cell office:value-type="float" office:value="265.481" calcext:value-type="float">
            <text:p>265.481</text:p>
          </table:table-cell>
          <table:table-cell office:value-type="float" office:value="1.15407595998801" calcext:value-type="float">
            <text:p>1.15407595998801</text:p>
          </table:table-cell>
          <table:table-cell office:value-type="float" office:value="0.0380724675961936" calcext:value-type="float">
            <text:p>0.038072467596194</text:p>
          </table:table-cell>
          <table:table-cell office:value-type="float" office:value="0.0925324627459049" calcext:value-type="float">
            <text:p>0.092532462745905</text:p>
          </table:table-cell>
          <table:table-cell office:value-type="float" office:value="-0.13059441116919" calcext:value-type="float">
            <text:p>-0.13059441116919</text:p>
          </table:table-cell>
          <table:table-cell office:value-type="float" office:value="-0.151267878943618" calcext:value-type="float">
            <text:p>-0.151267878943618</text:p>
          </table:table-cell>
          <table:table-cell office:value-type="float" office:value="-0.0293527566840901" calcext:value-type="float">
            <text:p>-0.02935275668409</text:p>
          </table:table-cell>
          <table:table-cell table:formula="of:=SUBSTITUTE([.J213]; &quot;)&quot;; &quot;&quot;; 1)" office:value-type="string" office:string-value=" -2.9499296776487385" calcext:value-type="string">
            <text:p><text:s/>-2.9499296776487385</text:p>
          </table:table-cell>
          <table:table-cell/>
          <table:table-cell office:value-type="string" calcext:value-type="string">
            <text:p><text:s/>-2.9499296776487385)</text:p>
          </table:table-cell>
        </table:table-row>
        <table:table-row table:style-name="ro1">
          <table:table-cell office:value-type="float" office:value="265.581" calcext:value-type="float">
            <text:p>265.581</text:p>
          </table:table-cell>
          <table:table-cell office:value-type="float" office:value="1.15708468061606" calcext:value-type="float">
            <text:p>1.15708468061606</text:p>
          </table:table-cell>
          <table:table-cell office:value-type="float" office:value="0.0470171843668639" calcext:value-type="float">
            <text:p>0.047017184366864</text:p>
          </table:table-cell>
          <table:table-cell office:value-type="float" office:value="0.0943717955350876" calcext:value-type="float">
            <text:p>0.094371795535088</text:p>
          </table:table-cell>
          <table:table-cell office:value-type="float" office:value="-0.394253456448934" calcext:value-type="float">
            <text:p>-0.394253456448934</text:p>
          </table:table-cell>
          <table:table-cell office:value-type="float" office:value="-0.154075959988006" calcext:value-type="float">
            <text:p>-0.154075959988006</text:p>
          </table:table-cell>
          <table:table-cell office:value-type="float" office:value="-0.0380724675961936" calcext:value-type="float">
            <text:p>-0.038072467596194</text:p>
          </table:table-cell>
          <table:table-cell table:formula="of:=SUBSTITUTE([.J214]; &quot;)&quot;; &quot;&quot;; 1)" office:value-type="string" office:string-value=" -2.899343437032499" calcext:value-type="string">
            <text:p><text:s/>-2.899343437032499</text:p>
          </table:table-cell>
          <table:table-cell/>
          <table:table-cell office:value-type="string" calcext:value-type="string">
            <text:p><text:s/>-2.899343437032499)</text:p>
          </table:table-cell>
        </table:table-row>
        <table:table-row table:style-name="ro1">
          <table:table-cell office:value-type="float" office:value="265.682" calcext:value-type="float">
            <text:p>265.682</text:p>
          </table:table-cell>
          <table:table-cell office:value-type="float" office:value="1.16042513058848" calcext:value-type="float">
            <text:p>1.16042513058848</text:p>
          </table:table-cell>
          <table:table-cell office:value-type="float" office:value="0.0557878146381971" calcext:value-type="float">
            <text:p>0.055787814638197</text:p>
          </table:table-cell>
          <table:table-cell office:value-type="float" office:value="0.0929230794459581" calcext:value-type="float">
            <text:p>0.092923079445958</text:p>
          </table:table-cell>
          <table:table-cell office:value-type="float" office:value="-0.71631698202656" calcext:value-type="float">
            <text:p>-0.71631698202656</text:p>
          </table:table-cell>
          <table:table-cell office:value-type="float" office:value="-0.157084680616062" calcext:value-type="float">
            <text:p>-0.157084680616062</text:p>
          </table:table-cell>
          <table:table-cell office:value-type="float" office:value="-0.0470171843668639" calcext:value-type="float">
            <text:p>-0.047017184366864</text:p>
          </table:table-cell>
          <table:table-cell table:formula="of:=SUBSTITUTE([.J215]; &quot;)&quot;; &quot;&quot;; 1)" office:value-type="string" office:string-value=" -2.850768021663829" calcext:value-type="string">
            <text:p><text:s/>-2.850768021663829</text:p>
          </table:table-cell>
          <table:table-cell/>
          <table:table-cell office:value-type="string" calcext:value-type="string">
            <text:p><text:s/>-2.850768021663829)</text:p>
          </table:table-cell>
        </table:table-row>
        <table:table-row table:style-name="ro1">
          <table:table-cell office:value-type="float" office:value="265.781" calcext:value-type="float">
            <text:p>265.781</text:p>
          </table:table-cell>
          <table:table-cell office:value-type="float" office:value="1.16461445584674" calcext:value-type="float">
            <text:p>1.16461445584674</text:p>
          </table:table-cell>
          <table:table-cell office:value-type="float" office:value="0.0647737113686539" calcext:value-type="float">
            <text:p>0.064773711368654</text:p>
          </table:table-cell>
          <table:table-cell office:value-type="float" office:value="0.100146197676659" calcext:value-type="float">
            <text:p>0.100146197676659</text:p>
          </table:table-cell>
          <table:table-cell office:value-type="float" office:value="-0.825830180960966" calcext:value-type="float">
            <text:p>-0.825830180960966</text:p>
          </table:table-cell>
          <table:table-cell office:value-type="float" office:value="-0.160425130588477" calcext:value-type="float">
            <text:p>-0.160425130588477</text:p>
          </table:table-cell>
          <table:table-cell office:value-type="float" office:value="-0.0557878146381971" calcext:value-type="float">
            <text:p>-0.055787814638197</text:p>
          </table:table-cell>
          <table:table-cell table:formula="of:=SUBSTITUTE([.J216]; &quot;)&quot;; &quot;&quot;; 1)" office:value-type="string" office:string-value=" -2.8069238294626264" calcext:value-type="string">
            <text:p><text:s/>-2.8069238294626264</text:p>
          </table:table-cell>
          <table:table-cell/>
          <table:table-cell office:value-type="string" calcext:value-type="string">
            <text:p><text:s/>-2.8069238294626264)</text:p>
          </table:table-cell>
        </table:table-row>
        <table:table-row table:style-name="ro1">
          <table:table-cell office:value-type="float" office:value="265.881" calcext:value-type="float">
            <text:p>265.881</text:p>
          </table:table-cell>
          <table:table-cell office:value-type="float" office:value="1.16957361460728" calcext:value-type="float">
            <text:p>1.16957361460728</text:p>
          </table:table-cell>
          <table:table-cell office:value-type="float" office:value="0.0734751690218318" calcext:value-type="float">
            <text:p>0.073475169021832</text:p>
          </table:table-cell>
          <table:table-cell office:value-type="float" office:value="0.100154191575944" calcext:value-type="float">
            <text:p>0.100154191575944</text:p>
          </table:table-cell>
          <table:table-cell office:value-type="float" office:value="-0.957862346017935" calcext:value-type="float">
            <text:p>-0.957862346017935</text:p>
          </table:table-cell>
          <table:table-cell office:value-type="float" office:value="-0.164614455846745" calcext:value-type="float">
            <text:p>-0.164614455846745</text:p>
          </table:table-cell>
          <table:table-cell office:value-type="float" office:value="-0.0647737113686539" calcext:value-type="float">
            <text:p>-0.064773711368654</text:p>
          </table:table-cell>
          <table:table-cell table:formula="of:=SUBSTITUTE([.J217]; &quot;)&quot;; &quot;&quot;; 1)" office:value-type="string" office:string-value=" -2.7667131790764046" calcext:value-type="string">
            <text:p><text:s/>-2.7667131790764046</text:p>
          </table:table-cell>
          <table:table-cell/>
          <table:table-cell office:value-type="string" calcext:value-type="string">
            <text:p><text:s/>-2.7667131790764046)</text:p>
          </table:table-cell>
        </table:table-row>
        <table:table-row table:style-name="ro1">
          <table:table-cell office:value-type="float" office:value="265.981" calcext:value-type="float">
            <text:p>265.981</text:p>
          </table:table-cell>
          <table:table-cell office:value-type="float" office:value="1.175722271222" calcext:value-type="float">
            <text:p>1.175722271222</text:p>
          </table:table-cell>
          <table:table-cell office:value-type="float" office:value="0.0822018058262272" calcext:value-type="float">
            <text:p>0.082201805826227</text:p>
          </table:table-cell>
          <table:table-cell office:value-type="float" office:value="0.106752127885819" calcext:value-type="float">
            <text:p>0.106752127885819</text:p>
          </table:table-cell>
          <table:table-cell office:value-type="float" office:value="-1.04258052125035" calcext:value-type="float">
            <text:p>-1.04258052125035</text:p>
          </table:table-cell>
          <table:table-cell office:value-type="float" office:value="-0.16957361460728" calcext:value-type="float">
            <text:p>-0.16957361460728</text:p>
          </table:table-cell>
          <table:table-cell office:value-type="float" office:value="-0.0734751690218318" calcext:value-type="float">
            <text:p>-0.073475169021832</text:p>
          </table:table-cell>
          <table:table-cell table:formula="of:=SUBSTITUTE([.J218]; &quot;)&quot;; &quot;&quot;; 1)" office:value-type="string" office:string-value=" -2.7327182417776927" calcext:value-type="string">
            <text:p><text:s/>-2.7327182417776927</text:p>
          </table:table-cell>
          <table:table-cell/>
          <table:table-cell office:value-type="string" calcext:value-type="string">
            <text:p><text:s/>-2.7327182417776927)</text:p>
          </table:table-cell>
        </table:table-row>
        <table:table-row table:style-name="ro1">
          <table:table-cell office:value-type="float" office:value="266.081" calcext:value-type="float">
            <text:p>266.081</text:p>
          </table:table-cell>
          <table:table-cell office:value-type="float" office:value="1.18297792266432" calcext:value-type="float">
            <text:p>1.18297792266432</text:p>
          </table:table-cell>
          <table:table-cell office:value-type="float" office:value="0.0905069661608571" calcext:value-type="float">
            <text:p>0.090506966160857</text:p>
          </table:table-cell>
          <table:table-cell office:value-type="float" office:value="0.110281533375382" calcext:value-type="float">
            <text:p>0.110281533375382</text:p>
          </table:table-cell>
          <table:table-cell office:value-type="float" office:value="-1.0946678093758" calcext:value-type="float">
            <text:p>-1.0946678093758</text:p>
          </table:table-cell>
          <table:table-cell office:value-type="float" office:value="-0.175722271221999" calcext:value-type="float">
            <text:p>-0.175722271221999</text:p>
          </table:table-cell>
          <table:table-cell office:value-type="float" office:value="-0.0822018058262272" calcext:value-type="float">
            <text:p>-0.082201805826227</text:p>
          </table:table-cell>
          <table:table-cell table:formula="of:=SUBSTITUTE([.J219]; &quot;)&quot;; &quot;&quot;; 1)" office:value-type="string" office:string-value=" -2.7040402493896627" calcext:value-type="string">
            <text:p><text:s/>-2.7040402493896627</text:p>
          </table:table-cell>
          <table:table-cell/>
          <table:table-cell office:value-type="string" calcext:value-type="string">
            <text:p><text:s/>-2.7040402493896627)</text:p>
          </table:table-cell>
        </table:table-row>
        <table:table-row table:style-name="ro1">
          <table:table-cell office:value-type="float" office:value="266.181" calcext:value-type="float">
            <text:p>266.181</text:p>
          </table:table-cell>
          <table:table-cell office:value-type="float" office:value="1.19171678059597" calcext:value-type="float">
            <text:p>1.19171678059597</text:p>
          </table:table-cell>
          <table:table-cell office:value-type="float" office:value="0.0985389649584514" calcext:value-type="float">
            <text:p>0.098538964958451</text:p>
          </table:table-cell>
          <table:table-cell office:value-type="float" office:value="0.118693151712418" calcext:value-type="float">
            <text:p>0.118693151712418</text:p>
          </table:table-cell>
          <table:table-cell office:value-type="float" office:value="-1.15623536454626" calcext:value-type="float">
            <text:p>-1.15623536454626</text:p>
          </table:table-cell>
          <table:table-cell office:value-type="float" office:value="-0.182977922664316" calcext:value-type="float">
            <text:p>-0.182977922664316</text:p>
          </table:table-cell>
          <table:table-cell office:value-type="float" office:value="-0.0905069661608571" calcext:value-type="float">
            <text:p>-0.090506966160857</text:p>
          </table:table-cell>
          <table:table-cell table:formula="of:=SUBSTITUTE([.J220]; &quot;)&quot;; &quot;&quot;; 1)" office:value-type="string" office:string-value=" -2.6822476475037615" calcext:value-type="string">
            <text:p><text:s/>-2.6822476475037615</text:p>
          </table:table-cell>
          <table:table-cell/>
          <table:table-cell office:value-type="string" calcext:value-type="string">
            <text:p><text:s/>-2.6822476475037615)</text:p>
          </table:table-cell>
        </table:table-row>
        <table:table-row table:style-name="ro1">
          <table:table-cell office:value-type="float" office:value="266.282" calcext:value-type="float">
            <text:p>266.282</text:p>
          </table:table-cell>
          <table:table-cell office:value-type="float" office:value="1.20182476442867" calcext:value-type="float">
            <text:p>1.20182476442867</text:p>
          </table:table-cell>
          <table:table-cell office:value-type="float" office:value="0.105872548624195" calcext:value-type="float">
            <text:p>0.105872548624195</text:p>
          </table:table-cell>
          <table:table-cell office:value-type="float" office:value="0.123644611909986" calcext:value-type="float">
            <text:p>0.123644611909986</text:p>
          </table:table-cell>
          <table:table-cell office:value-type="float" office:value="-1.1424179096897" calcext:value-type="float">
            <text:p>-1.1424179096897</text:p>
          </table:table-cell>
          <table:table-cell office:value-type="float" office:value="-0.191716780595969" calcext:value-type="float">
            <text:p>-0.191716780595969</text:p>
          </table:table-cell>
          <table:table-cell office:value-type="float" office:value="-0.0985389649584514" calcext:value-type="float">
            <text:p>-0.098538964958451</text:p>
          </table:table-cell>
          <table:table-cell table:formula="of:=SUBSTITUTE([.J221]; &quot;)&quot;; &quot;&quot;; 1)" office:value-type="string" office:string-value=" -2.6668221528540226" calcext:value-type="string">
            <text:p><text:s/>-2.6668221528540226</text:p>
          </table:table-cell>
          <table:table-cell/>
          <table:table-cell office:value-type="string" calcext:value-type="string">
            <text:p><text:s/>-2.6668221528540226)</text:p>
          </table:table-cell>
        </table:table-row>
        <table:table-row table:style-name="ro1">
          <table:table-cell office:value-type="float" office:value="266.381" calcext:value-type="float">
            <text:p>266.381</text:p>
          </table:table-cell>
          <table:table-cell office:value-type="float" office:value="1.21331210331399" calcext:value-type="float">
            <text:p>1.21331210331399</text:p>
          </table:table-cell>
          <table:table-cell office:value-type="float" office:value="0.112332329355453" calcext:value-type="float">
            <text:p>0.112332329355453</text:p>
          </table:table-cell>
          <table:table-cell office:value-type="float" office:value="0.133121856227517" calcext:value-type="float">
            <text:p>0.133121856227517</text:p>
          </table:table-cell>
          <table:table-cell office:value-type="float" office:value="-1.10453361470297" calcext:value-type="float">
            <text:p>-1.10453361470297</text:p>
          </table:table-cell>
          <table:table-cell office:value-type="float" office:value="-0.201824764428672" calcext:value-type="float">
            <text:p>-0.201824764428672</text:p>
          </table:table-cell>
          <table:table-cell office:value-type="float" office:value="-0.105872548624195" calcext:value-type="float">
            <text:p>-0.105872548624195</text:p>
          </table:table-cell>
          <table:table-cell table:formula="of:=SUBSTITUTE([.J222]; &quot;)&quot;; &quot;&quot;; 1)" office:value-type="string" office:string-value=" -2.6584776259577434" calcext:value-type="string">
            <text:p><text:s/>-2.6584776259577434</text:p>
          </table:table-cell>
          <table:table-cell/>
          <table:table-cell office:value-type="string" calcext:value-type="string">
            <text:p><text:s/>-2.6584776259577434)</text:p>
          </table:table-cell>
        </table:table-row>
        <table:table-row table:style-name="ro1">
          <table:table-cell office:value-type="float" office:value="266.481" calcext:value-type="float">
            <text:p>266.481</text:p>
          </table:table-cell>
          <table:table-cell office:value-type="float" office:value="1.2256548382223" calcext:value-type="float">
            <text:p>1.2256548382223</text:p>
          </table:table-cell>
          <table:table-cell office:value-type="float" office:value="0.117593267347116" calcext:value-type="float">
            <text:p>0.117593267347116</text:p>
          </table:table-cell>
          <table:table-cell office:value-type="float" office:value="0.134171745747328" calcext:value-type="float">
            <text:p>0.134171745747328</text:p>
          </table:table-cell>
          <table:table-cell office:value-type="float" office:value="-1.17379470941532" calcext:value-type="float">
            <text:p>-1.17379470941532</text:p>
          </table:table-cell>
          <table:table-cell office:value-type="float" office:value="-0.21331210331399" calcext:value-type="float">
            <text:p>-0.21331210331399</text:p>
          </table:table-cell>
          <table:table-cell office:value-type="float" office:value="-0.112332329355453" calcext:value-type="float">
            <text:p>-0.112332329355453</text:p>
          </table:table-cell>
          <table:table-cell table:formula="of:=SUBSTITUTE([.J223]; &quot;)&quot;; &quot;&quot;; 1)" office:value-type="string" office:string-value=" -2.6568842055782462" calcext:value-type="string">
            <text:p><text:s/>-2.6568842055782462</text:p>
          </table:table-cell>
          <table:table-cell/>
          <table:table-cell office:value-type="string" calcext:value-type="string">
            <text:p><text:s/>-2.6568842055782462)</text:p>
          </table:table-cell>
        </table:table-row>
        <table:table-row table:style-name="ro1">
          <table:table-cell office:value-type="float" office:value="266.581" calcext:value-type="float">
            <text:p>266.581</text:p>
          </table:table-cell>
          <table:table-cell office:value-type="float" office:value="1.23972908531606" calcext:value-type="float">
            <text:p>1.23972908531606</text:p>
          </table:table-cell>
          <table:table-cell office:value-type="float" office:value="0.12172491664605" calcext:value-type="float">
            <text:p>0.12172491664605</text:p>
          </table:table-cell>
          <table:table-cell office:value-type="float" office:value="0.146681613430381" calcext:value-type="float">
            <text:p>0.146681613430381</text:p>
          </table:table-cell>
          <table:table-cell office:value-type="float" office:value="-1.16060109328793" calcext:value-type="float">
            <text:p>-1.16060109328793</text:p>
          </table:table-cell>
          <table:table-cell office:value-type="float" office:value="-0.2256548382223" calcext:value-type="float">
            <text:p>-0.2256548382223</text:p>
          </table:table-cell>
          <table:table-cell office:value-type="float" office:value="-0.117593267347116" calcext:value-type="float">
            <text:p>-0.117593267347116</text:p>
          </table:table-cell>
          <table:table-cell table:formula="of:=SUBSTITUTE([.J224]; &quot;)&quot;; &quot;&quot;; 1)" office:value-type="string" office:string-value=" -2.6611920907984747" calcext:value-type="string">
            <text:p><text:s/>-2.6611920907984747</text:p>
          </table:table-cell>
          <table:table-cell/>
          <table:table-cell office:value-type="string" calcext:value-type="string">
            <text:p><text:s/>-2.6611920907984747)</text:p>
          </table:table-cell>
        </table:table-row>
        <table:table-row table:style-name="ro1">
          <table:table-cell office:value-type="float" office:value="266.681" calcext:value-type="float">
            <text:p>266.681</text:p>
          </table:table-cell>
          <table:table-cell office:value-type="float" office:value="1.25455043117609" calcext:value-type="float">
            <text:p>1.25455043117609</text:p>
          </table:table-cell>
          <table:table-cell office:value-type="float" office:value="0.12426115116977" calcext:value-type="float">
            <text:p>0.12426115116977</text:p>
          </table:table-cell>
          <table:table-cell office:value-type="float" office:value="0.150367808610201" calcext:value-type="float">
            <text:p>0.150367808610201</text:p>
          </table:table-cell>
          <table:table-cell office:value-type="float" office:value="-1.13269279627915" calcext:value-type="float">
            <text:p>-1.13269279627915</text:p>
          </table:table-cell>
          <table:table-cell office:value-type="float" office:value="-0.239729085316056" calcext:value-type="float">
            <text:p>-0.239729085316056</text:p>
          </table:table-cell>
          <table:table-cell office:value-type="float" office:value="-0.12172491664605" calcext:value-type="float">
            <text:p>-0.12172491664605</text:p>
          </table:table-cell>
          <table:table-cell table:formula="of:=SUBSTITUTE([.J225]; &quot;)&quot;; &quot;&quot;; 1)" office:value-type="string" office:string-value=" -2.6717560806127105" calcext:value-type="string">
            <text:p><text:s/>-2.6717560806127105</text:p>
          </table:table-cell>
          <table:table-cell/>
          <table:table-cell office:value-type="string" calcext:value-type="string">
            <text:p><text:s/>-2.6717560806127105)</text:p>
          </table:table-cell>
        </table:table-row>
        <table:table-row table:style-name="ro1">
          <table:table-cell office:value-type="float" office:value="266.781" calcext:value-type="float">
            <text:p>266.781</text:p>
          </table:table-cell>
          <table:table-cell office:value-type="float" office:value="1.2707704199782" calcext:value-type="float">
            <text:p>1.2707704199782</text:p>
          </table:table-cell>
          <table:table-cell office:value-type="float" office:value="0.125173831638782" calcext:value-type="float">
            <text:p>0.125173831638782</text:p>
          </table:table-cell>
          <table:table-cell office:value-type="float" office:value="0.162456462591887" calcext:value-type="float">
            <text:p>0.162456462591887</text:p>
          </table:table-cell>
          <table:table-cell office:value-type="float" office:value="-1.0962802993964" calcext:value-type="float">
            <text:p>-1.0962802993964</text:p>
          </table:table-cell>
          <table:table-cell office:value-type="float" office:value="-0.254550431176095" calcext:value-type="float">
            <text:p>-0.254550431176095</text:p>
          </table:table-cell>
          <table:table-cell office:value-type="float" office:value="-0.12426115116977" calcext:value-type="float">
            <text:p>-0.12426115116977</text:p>
          </table:table-cell>
          <table:table-cell table:formula="of:=SUBSTITUTE([.J226]; &quot;)&quot;; &quot;&quot;; 1)" office:value-type="string" office:string-value=" -2.6874624243756133" calcext:value-type="string">
            <text:p><text:s/>-2.6874624243756133</text:p>
          </table:table-cell>
          <table:table-cell/>
          <table:table-cell office:value-type="string" calcext:value-type="string">
            <text:p><text:s/>-2.6874624243756133)</text:p>
          </table:table-cell>
        </table:table-row>
        <table:table-row table:style-name="ro1">
          <table:table-cell office:value-type="float" office:value="266.881" calcext:value-type="float">
            <text:p>266.881</text:p>
          </table:table-cell>
          <table:table-cell office:value-type="float" office:value="1.28765957059427" calcext:value-type="float">
            <text:p>1.28765957059427</text:p>
          </table:table-cell>
          <table:table-cell office:value-type="float" office:value="0.124270780578072" calcext:value-type="float">
            <text:p>0.124270780578072</text:p>
          </table:table-cell>
          <table:table-cell office:value-type="float" office:value="0.169132761389017" calcext:value-type="float">
            <text:p>0.169132761389017</text:p>
          </table:table-cell>
          <table:table-cell office:value-type="float" office:value="-1.03445440710309" calcext:value-type="float">
            <text:p>-1.03445440710309</text:p>
          </table:table-cell>
          <table:table-cell office:value-type="float" office:value="-0.270770419978196" calcext:value-type="float">
            <text:p>-0.270770419978196</text:p>
          </table:table-cell>
          <table:table-cell office:value-type="float" office:value="-0.125173831638782" calcext:value-type="float">
            <text:p>-0.125173831638782</text:p>
          </table:table-cell>
          <table:table-cell table:formula="of:=SUBSTITUTE([.J227]; &quot;)&quot;; &quot;&quot;; 1)" office:value-type="string" office:string-value=" -2.708567398504294" calcext:value-type="string">
            <text:p><text:s/>-2.708567398504294</text:p>
          </table:table-cell>
          <table:table-cell/>
          <table:table-cell office:value-type="string" calcext:value-type="string">
            <text:p><text:s/>-2.708567398504294)</text:p>
          </table:table-cell>
        </table:table-row>
        <table:table-row table:style-name="ro1">
          <table:table-cell office:value-type="float" office:value="266.982" calcext:value-type="float">
            <text:p>266.982</text:p>
          </table:table-cell>
          <table:table-cell office:value-type="float" office:value="1.3058771391726" calcext:value-type="float">
            <text:p>1.3058771391726</text:p>
          </table:table-cell>
          <table:table-cell office:value-type="float" office:value="0.121389430269234" calcext:value-type="float">
            <text:p>0.121389430269234</text:p>
          </table:table-cell>
          <table:table-cell office:value-type="float" office:value="0.182614089131355" calcext:value-type="float">
            <text:p>0.182614089131355</text:p>
          </table:table-cell>
          <table:table-cell office:value-type="float" office:value="-0.981932314045458" calcext:value-type="float">
            <text:p>-0.981932314045458</text:p>
          </table:table-cell>
          <table:table-cell office:value-type="float" office:value="-0.287659570594266" calcext:value-type="float">
            <text:p>-0.287659570594266</text:p>
          </table:table-cell>
          <table:table-cell office:value-type="float" office:value="-0.124270780578072" calcext:value-type="float">
            <text:p>-0.124270780578072</text:p>
          </table:table-cell>
          <table:table-cell table:formula="of:=SUBSTITUTE([.J228]; &quot;)&quot;; &quot;&quot;; 1)" office:value-type="string" office:string-value=" -2.7338025066486393" calcext:value-type="string">
            <text:p><text:s/>-2.7338025066486393</text:p>
          </table:table-cell>
          <table:table-cell/>
          <table:table-cell office:value-type="string" calcext:value-type="string">
            <text:p><text:s/>-2.7338025066486393)</text:p>
          </table:table-cell>
        </table:table-row>
        <table:table-row table:style-name="ro1">
          <table:table-cell office:value-type="float" office:value="267.081" calcext:value-type="float">
            <text:p>267.081</text:p>
          </table:table-cell>
          <table:table-cell office:value-type="float" office:value="1.32406323099909" calcext:value-type="float">
            <text:p>1.32406323099909</text:p>
          </table:table-cell>
          <table:table-cell office:value-type="float" office:value="0.116628589447825" calcext:value-type="float">
            <text:p>0.116628589447825</text:p>
          </table:table-cell>
          <table:table-cell office:value-type="float" office:value="0.18988812059164" calcext:value-type="float">
            <text:p>0.18988812059164</text:p>
          </table:table-cell>
          <table:table-cell office:value-type="float" office:value="-0.961944741656981" calcext:value-type="float">
            <text:p>-0.961944741656981</text:p>
          </table:table-cell>
          <table:table-cell office:value-type="float" office:value="-0.3058771391726" calcext:value-type="float">
            <text:p>-0.3058771391726</text:p>
          </table:table-cell>
          <table:table-cell office:value-type="float" office:value="-0.121389430269234" calcext:value-type="float">
            <text:p>-0.121389430269234</text:p>
          </table:table-cell>
          <table:table-cell table:formula="of:=SUBSTITUTE([.J229]; &quot;)&quot;; &quot;&quot;; 1)" office:value-type="string" office:string-value=" -2.763798843542009" calcext:value-type="string">
            <text:p><text:s/>-2.763798843542009</text:p>
          </table:table-cell>
          <table:table-cell/>
          <table:table-cell office:value-type="string" calcext:value-type="string">
            <text:p><text:s/>-2.763798843542009)</text:p>
          </table:table-cell>
        </table:table-row>
        <table:table-row table:style-name="ro1">
          <table:table-cell office:value-type="float" office:value="267.181" calcext:value-type="float">
            <text:p>267.181</text:p>
          </table:table-cell>
          <table:table-cell office:value-type="float" office:value="1.34246521563857" calcext:value-type="float">
            <text:p>1.34246521563857</text:p>
          </table:table-cell>
          <table:table-cell office:value-type="float" office:value="0.109884811175212" calcext:value-type="float">
            <text:p>0.109884811175212</text:p>
          </table:table-cell>
          <table:table-cell office:value-type="float" office:value="0.1959876486063" calcext:value-type="float">
            <text:p>0.1959876486063</text:p>
          </table:table-cell>
          <table:table-cell office:value-type="float" office:value="-0.935098497264356" calcext:value-type="float">
            <text:p>-0.935098497264356</text:p>
          </table:table-cell>
          <table:table-cell office:value-type="float" office:value="-0.324063230999085" calcext:value-type="float">
            <text:p>-0.324063230999085</text:p>
          </table:table-cell>
          <table:table-cell office:value-type="float" office:value="-0.116628589447825" calcext:value-type="float">
            <text:p>-0.116628589447825</text:p>
          </table:table-cell>
          <table:table-cell table:formula="of:=SUBSTITUTE([.J230]; &quot;)&quot;; &quot;&quot;; 1)" office:value-type="string" office:string-value=" -2.7961304311729758" calcext:value-type="string">
            <text:p><text:s/>-2.7961304311729758</text:p>
          </table:table-cell>
          <table:table-cell/>
          <table:table-cell office:value-type="string" calcext:value-type="string">
            <text:p><text:s/>-2.7961304311729758)</text:p>
          </table:table-cell>
        </table:table-row>
        <table:table-row table:style-name="ro1">
          <table:table-cell office:value-type="float" office:value="267.281" calcext:value-type="float">
            <text:p>267.281</text:p>
          </table:table-cell>
          <table:table-cell office:value-type="float" office:value="1.36108290304983" calcext:value-type="float">
            <text:p>1.36108290304983</text:p>
          </table:table-cell>
          <table:table-cell office:value-type="float" office:value="0.101010971768559" calcext:value-type="float">
            <text:p>0.101010971768559</text:p>
          </table:table-cell>
          <table:table-cell office:value-type="float" office:value="0.206243378162384" calcext:value-type="float">
            <text:p>0.206243378162384</text:p>
          </table:table-cell>
          <table:table-cell office:value-type="float" office:value="-0.914530024471053" calcext:value-type="float">
            <text:p>-0.914530024471053</text:p>
          </table:table-cell>
          <table:table-cell office:value-type="float" office:value="-0.34246521563857" calcext:value-type="float">
            <text:p>-0.34246521563857</text:p>
          </table:table-cell>
          <table:table-cell office:value-type="float" office:value="-0.109884811175212" calcext:value-type="float">
            <text:p>-0.109884811175212</text:p>
          </table:table-cell>
          <table:table-cell table:formula="of:=SUBSTITUTE([.J231]; &quot;)&quot;; &quot;&quot;; 1)" office:value-type="string" office:string-value=" -2.831106022901428" calcext:value-type="string">
            <text:p><text:s/>-2.831106022901428</text:p>
          </table:table-cell>
          <table:table-cell/>
          <table:table-cell office:value-type="string" calcext:value-type="string">
            <text:p><text:s/>-2.831106022901428)</text:p>
          </table:table-cell>
        </table:table-row>
        <table:table-row table:style-name="ro1">
          <table:table-cell office:value-type="float" office:value="267.381" calcext:value-type="float">
            <text:p>267.381</text:p>
          </table:table-cell>
          <table:table-cell office:value-type="float" office:value="1.3796527657883" calcext:value-type="float">
            <text:p>1.3796527657883</text:p>
          </table:table-cell>
          <table:table-cell office:value-type="float" office:value="0.0899744843191808" calcext:value-type="float">
            <text:p>0.089974484319181</text:p>
          </table:table-cell>
          <table:table-cell office:value-type="float" office:value="0.216019410550594" calcext:value-type="float">
            <text:p>0.216019410550594</text:p>
          </table:table-cell>
          <table:table-cell office:value-type="float" office:value="-0.899790646800076" calcext:value-type="float">
            <text:p>-0.899790646800076</text:p>
          </table:table-cell>
          <table:table-cell office:value-type="float" office:value="-0.361082903049831" calcext:value-type="float">
            <text:p>-0.361082903049831</text:p>
          </table:table-cell>
          <table:table-cell office:value-type="float" office:value="-0.101010971768559" calcext:value-type="float">
            <text:p>-0.101010971768559</text:p>
          </table:table-cell>
          <table:table-cell table:formula="of:=SUBSTITUTE([.J232]; &quot;)&quot;; &quot;&quot;; 1)" office:value-type="string" office:string-value=" -2.8688208512328757" calcext:value-type="string">
            <text:p><text:s/>-2.8688208512328757</text:p>
          </table:table-cell>
          <table:table-cell/>
          <table:table-cell office:value-type="string" calcext:value-type="string">
            <text:p><text:s/>-2.8688208512328757)</text:p>
          </table:table-cell>
        </table:table-row>
        <table:table-row table:style-name="ro1">
          <table:table-cell office:value-type="float" office:value="267.481" calcext:value-type="float">
            <text:p>267.481</text:p>
          </table:table-cell>
          <table:table-cell office:value-type="float" office:value="1.39797450617579" calcext:value-type="float">
            <text:p>1.39797450617579</text:p>
          </table:table-cell>
          <table:table-cell office:value-type="float" office:value="0.0767217977329626" calcext:value-type="float">
            <text:p>0.076721797732963</text:p>
          </table:table-cell>
          <table:table-cell office:value-type="float" office:value="0.226123831689358" calcext:value-type="float">
            <text:p>0.226123831689358</text:p>
          </table:table-cell>
          <table:table-cell office:value-type="float" office:value="-0.889811258000064" calcext:value-type="float">
            <text:p>-0.889811258000064</text:p>
          </table:table-cell>
          <table:table-cell office:value-type="float" office:value="-0.379652765788303" calcext:value-type="float">
            <text:p>-0.379652765788303</text:p>
          </table:table-cell>
          <table:table-cell office:value-type="float" office:value="-0.0899744843191808" calcext:value-type="float">
            <text:p>-0.089974484319181</text:p>
          </table:table-cell>
          <table:table-cell table:formula="of:=SUBSTITUTE([.J233]; &quot;)&quot;; &quot;&quot;; 1)" office:value-type="string" office:string-value=" -2.9088942421990454" calcext:value-type="string">
            <text:p><text:s/>-2.9088942421990454</text:p>
          </table:table-cell>
          <table:table-cell/>
          <table:table-cell office:value-type="string" calcext:value-type="string">
            <text:p><text:s/>-2.9088942421990454)</text:p>
          </table:table-cell>
        </table:table-row>
        <table:table-row table:style-name="ro1">
          <table:table-cell office:value-type="float" office:value="267.581" calcext:value-type="float">
            <text:p>267.581</text:p>
          </table:table-cell>
          <table:table-cell office:value-type="float" office:value="1.41550760312649" calcext:value-type="float">
            <text:p>1.41550760312649</text:p>
          </table:table-cell>
          <table:table-cell office:value-type="float" office:value="0.0614925219006543" calcext:value-type="float">
            <text:p>0.061492521900654</text:p>
          </table:table-cell>
          <table:table-cell office:value-type="float" office:value="0.232237019240856" calcext:value-type="float">
            <text:p>0.232237019240856</text:p>
          </table:table-cell>
          <table:table-cell office:value-type="float" office:value="-0.868664133261485" calcext:value-type="float">
            <text:p>-0.868664133261485</text:p>
          </table:table-cell>
          <table:table-cell office:value-type="float" office:value="-0.39797450617579" calcext:value-type="float">
            <text:p>-0.39797450617579</text:p>
          </table:table-cell>
          <table:table-cell office:value-type="float" office:value="-0.0767217977329626" calcext:value-type="float">
            <text:p>-0.076721797732963</text:p>
          </table:table-cell>
          <table:table-cell table:formula="of:=SUBSTITUTE([.J234]; &quot;)&quot;; &quot;&quot;; 1)" office:value-type="string" office:string-value=" -2.9511482819510904" calcext:value-type="string">
            <text:p><text:s/>-2.9511482819510904</text:p>
          </table:table-cell>
          <table:table-cell/>
          <table:table-cell office:value-type="string" calcext:value-type="string">
            <text:p><text:s/>-2.9511482819510904)</text:p>
          </table:table-cell>
        </table:table-row>
        <table:table-row table:style-name="ro1">
          <table:table-cell office:value-type="float" office:value="267.681" calcext:value-type="float">
            <text:p>267.681</text:p>
          </table:table-cell>
          <table:table-cell office:value-type="float" office:value="1.43216697263404" calcext:value-type="float">
            <text:p>1.43216697263404</text:p>
          </table:table-cell>
          <table:table-cell office:value-type="float" office:value="0.0442685060956499" calcext:value-type="float">
            <text:p>0.04426850609565</text:p>
          </table:table-cell>
          <table:table-cell office:value-type="float" office:value="0.239624980509281" calcext:value-type="float">
            <text:p>0.239624980509281</text:p>
          </table:table-cell>
          <table:table-cell office:value-type="float" office:value="-0.851467189300491" calcext:value-type="float">
            <text:p>-0.851467189300491</text:p>
          </table:table-cell>
          <table:table-cell office:value-type="float" office:value="-0.415507603126486" calcext:value-type="float">
            <text:p>-0.415507603126486</text:p>
          </table:table-cell>
          <table:table-cell office:value-type="float" office:value="-0.0614925219006543" calcext:value-type="float">
            <text:p>-0.061492521900654</text:p>
          </table:table-cell>
          <table:table-cell table:formula="of:=SUBSTITUTE([.J235]; &quot;)&quot;; &quot;&quot;; 1)" office:value-type="string" office:string-value=" -2.9946653989625447" calcext:value-type="string">
            <text:p><text:s/>-2.9946653989625447</text:p>
          </table:table-cell>
          <table:table-cell/>
          <table:table-cell office:value-type="string" calcext:value-type="string">
            <text:p><text:s/>-2.9946653989625447)</text:p>
          </table:table-cell>
        </table:table-row>
        <table:table-row table:style-name="ro1">
          <table:table-cell office:value-type="float" office:value="267.781" calcext:value-type="float">
            <text:p>267.781</text:p>
          </table:table-cell>
          <table:table-cell office:value-type="float" office:value="1.44798195856544" calcext:value-type="float">
            <text:p>1.44798195856544</text:p>
          </table:table-cell>
          <table:table-cell office:value-type="float" office:value="0.0248544194690806" calcext:value-type="float">
            <text:p>0.024854419469081</text:p>
          </table:table-cell>
          <table:table-cell office:value-type="float" office:value="0.250403781831264" calcext:value-type="float">
            <text:p>0.250403781831264</text:p>
          </table:table-cell>
          <table:table-cell office:value-type="float" office:value="-0.83947187518499" calcext:value-type="float">
            <text:p>-0.83947187518499</text:p>
          </table:table-cell>
          <table:table-cell office:value-type="float" office:value="-0.432166972634042" calcext:value-type="float">
            <text:p>-0.432166972634042</text:p>
          </table:table-cell>
          <table:table-cell office:value-type="float" office:value="-0.0442685060956499" calcext:value-type="float">
            <text:p>-0.04426850609565</text:p>
          </table:table-cell>
          <table:table-cell table:formula="of:=SUBSTITUTE([.J236]; &quot;)&quot;; &quot;&quot;; 1)" office:value-type="string" office:string-value=" -3.039514881359875" calcext:value-type="string">
            <text:p><text:s/>-3.039514881359875</text:p>
          </table:table-cell>
          <table:table-cell/>
          <table:table-cell office:value-type="string" calcext:value-type="string">
            <text:p><text:s/>-3.039514881359875)</text:p>
          </table:table-cell>
        </table:table-row>
        <table:table-row table:style-name="ro1">
          <table:table-cell office:value-type="float" office:value="267.881" calcext:value-type="float">
            <text:p>267.881</text:p>
          </table:table-cell>
          <table:table-cell office:value-type="float" office:value="1.4628150814422" calcext:value-type="float">
            <text:p>1.4628150814422</text:p>
          </table:table-cell>
          <table:table-cell office:value-type="float" office:value="0.00315621124648813" calcext:value-type="float">
            <text:p>0.003156211246488</text:p>
          </table:table-cell>
          <table:table-cell office:value-type="float" office:value="0.26283716905117" calcext:value-type="float">
            <text:p>0.26283716905117</text:p>
          </table:table-cell>
          <table:table-cell office:value-type="float" office:value="-0.829099731272962" calcext:value-type="float">
            <text:p>-0.829099731272962</text:p>
          </table:table-cell>
          <table:table-cell office:value-type="float" office:value="-0.447981958565441" calcext:value-type="float">
            <text:p>-0.447981958565441</text:p>
          </table:table-cell>
          <table:table-cell office:value-type="float" office:value="-0.0248544194690806" calcext:value-type="float">
            <text:p>-0.024854419469081</text:p>
          </table:table-cell>
          <table:table-cell table:formula="of:=SUBSTITUTE([.J237]; &quot;)&quot;; &quot;&quot;; 1)" office:value-type="string" office:string-value=" -3.0861686251829066" calcext:value-type="string">
            <text:p><text:s/>-3.0861686251829066</text:p>
          </table:table-cell>
          <table:table-cell/>
          <table:table-cell office:value-type="string" calcext:value-type="string">
            <text:p><text:s/>-3.0861686251829066)</text:p>
          </table:table-cell>
        </table:table-row>
        <table:table-row table:style-name="ro1">
          <table:table-cell office:value-type="float" office:value="267.981" calcext:value-type="float">
            <text:p>267.981</text:p>
          </table:table-cell>
          <table:table-cell office:value-type="float" office:value="1.47600164307221" calcext:value-type="float">
            <text:p>1.47600164307221</text:p>
          </table:table-cell>
          <table:table-cell office:value-type="float" office:value="-0.0200501766400786" calcext:value-type="float">
            <text:p>-0.020050176640079</text:p>
          </table:table-cell>
          <table:table-cell office:value-type="float" office:value="0.266912316381931" calcext:value-type="float">
            <text:p>0.266912316381931</text:p>
          </table:table-cell>
          <table:table-cell office:value-type="float" office:value="-0.810753244233419" calcext:value-type="float">
            <text:p>-0.810753244233419</text:p>
          </table:table-cell>
          <table:table-cell office:value-type="float" office:value="-0.462815081442195" calcext:value-type="float">
            <text:p>-0.462815081442195</text:p>
          </table:table-cell>
          <table:table-cell office:value-type="float" office:value="-0.00315621124648813" calcext:value-type="float">
            <text:p>-0.003156211246488</text:p>
          </table:table-cell>
          <table:table-cell table:formula="of:=SUBSTITUTE([.J238]; &quot;)&quot;; &quot;&quot;; 1)" office:value-type="string" office:string-value=" -3.1347731646709893" calcext:value-type="string">
            <text:p><text:s/>-3.1347731646709893</text:p>
          </table:table-cell>
          <table:table-cell/>
          <table:table-cell office:value-type="string" calcext:value-type="string">
            <text:p><text:s/>-3.1347731646709893)</text:p>
          </table:table-cell>
        </table:table-row>
        <table:table-row table:style-name="ro1">
          <table:table-cell office:value-type="float" office:value="268.081" calcext:value-type="float">
            <text:p>268.081</text:p>
          </table:table-cell>
          <table:table-cell office:value-type="float" office:value="1.48769029316229" calcext:value-type="float">
            <text:p>1.48769029316229</text:p>
          </table:table-cell>
          <table:table-cell office:value-type="float" office:value="-0.0451608857128815" calcext:value-type="float">
            <text:p>-0.045160885712882</text:p>
          </table:table-cell>
          <table:table-cell office:value-type="float" office:value="0.276978744864464" calcext:value-type="float">
            <text:p>0.276978744864464</text:p>
          </table:table-cell>
          <table:table-cell office:value-type="float" office:value="-0.793373304677297" calcext:value-type="float">
            <text:p>-0.793373304677297</text:p>
          </table:table-cell>
          <table:table-cell office:value-type="float" office:value="-0.476001643072211" calcext:value-type="float">
            <text:p>-0.476001643072211</text:p>
          </table:table-cell>
          <table:table-cell office:value-type="float" office:value="0.0200501766400786" calcext:value-type="float">
            <text:p>0.020050176640079</text:p>
          </table:table-cell>
          <table:table-cell table:formula="of:=SUBSTITUTE([.J239]; &quot;)&quot;; &quot;&quot;; 1)" office:value-type="string" office:string-value=" 3.0994954646350785" calcext:value-type="string">
            <text:p><text:s/>3.0994954646350785</text:p>
          </table:table-cell>
          <table:table-cell/>
          <table:table-cell office:value-type="string" calcext:value-type="string">
            <text:p><text:s/>3.0994954646350785)</text:p>
          </table:table-cell>
        </table:table-row>
        <table:table-row table:style-name="ro1">
          <table:table-cell office:value-type="float" office:value="268.181" calcext:value-type="float">
            <text:p>268.181</text:p>
          </table:table-cell>
          <table:table-cell office:value-type="float" office:value="1.49736405705759" calcext:value-type="float">
            <text:p>1.49736405705759</text:p>
          </table:table-cell>
          <table:table-cell office:value-type="float" office:value="-0.0711512442321302" calcext:value-type="float">
            <text:p>-0.07115124423213</text:p>
          </table:table-cell>
          <table:table-cell office:value-type="float" office:value="0.277322996497154" calcext:value-type="float">
            <text:p>0.277322996497154</text:p>
          </table:table-cell>
          <table:table-cell office:value-type="float" office:value="-0.633503768817488" calcext:value-type="float">
            <text:p>-0.633503768817488</text:p>
          </table:table-cell>
          <table:table-cell office:value-type="float" office:value="-0.487690293162292" calcext:value-type="float">
            <text:p>-0.487690293162292</text:p>
          </table:table-cell>
          <table:table-cell office:value-type="float" office:value="0.0451608857128815" calcext:value-type="float">
            <text:p>0.045160885712882</text:p>
          </table:table-cell>
          <table:table-cell table:formula="of:=SUBSTITUTE([.J240]; &quot;)&quot;; &quot;&quot;; 1)" office:value-type="string" office:string-value=" 3.0492544200226868" calcext:value-type="string">
            <text:p><text:s/>3.0492544200226868</text:p>
          </table:table-cell>
          <table:table-cell/>
          <table:table-cell office:value-type="string" calcext:value-type="string">
            <text:p><text:s/>3.0492544200226868)</text:p>
          </table:table-cell>
        </table:table-row>
        <table:table-row table:style-name="ro1">
          <table:table-cell office:value-type="float" office:value="268.281" calcext:value-type="float">
            <text:p>268.281</text:p>
          </table:table-cell>
          <table:table-cell office:value-type="float" office:value="1.50613793014446" calcext:value-type="float">
            <text:p>1.50613793014446</text:p>
          </table:table-cell>
          <table:table-cell office:value-type="float" office:value="-0.100237668397115" calcext:value-type="float">
            <text:p>-0.100237668397115</text:p>
          </table:table-cell>
          <table:table-cell office:value-type="float" office:value="0.303809301972389" calcext:value-type="float">
            <text:p>0.303809301972389</text:p>
          </table:table-cell>
          <table:table-cell office:value-type="float" office:value="-0.104044346924288" calcext:value-type="float">
            <text:p>-0.104044346924288</text:p>
          </table:table-cell>
          <table:table-cell office:value-type="float" office:value="-0.497364057057591" calcext:value-type="float">
            <text:p>-0.497364057057591</text:p>
          </table:table-cell>
          <table:table-cell office:value-type="float" office:value="0.0711512442321302" calcext:value-type="float">
            <text:p>0.07115124423213</text:p>
          </table:table-cell>
          <table:table-cell table:formula="of:=SUBSTITUTE([.J241]; &quot;)&quot;; &quot;&quot;; 1)" office:value-type="string" office:string-value=" 2.9995000709004693" calcext:value-type="string">
            <text:p><text:s/>2.9995000709004693</text:p>
          </table:table-cell>
          <table:table-cell/>
          <table:table-cell office:value-type="string" calcext:value-type="string">
            <text:p><text:s/>2.9995000709004693)</text:p>
          </table:table-cell>
        </table:table-row>
        <table:table-row table:style-name="ro1">
          <table:table-cell office:value-type="float" office:value="268.381" calcext:value-type="float">
            <text:p>268.381</text:p>
          </table:table-cell>
          <table:table-cell office:value-type="float" office:value="1.51483690429474" calcext:value-type="float">
            <text:p>1.51483690429474</text:p>
          </table:table-cell>
          <table:table-cell office:value-type="float" office:value="-0.130199793695052" calcext:value-type="float">
            <text:p>-0.130199793695052</text:p>
          </table:table-cell>
          <table:table-cell office:value-type="float" office:value="0.311993766546249" calcext:value-type="float">
            <text:p>0.311993766546249</text:p>
          </table:table-cell>
          <table:table-cell office:value-type="float" office:value="0.125729506274304" calcext:value-type="float">
            <text:p>0.125729506274304</text:p>
          </table:table-cell>
          <table:table-cell office:value-type="float" office:value="-0.506137930144463" calcext:value-type="float">
            <text:p>-0.506137930144463</text:p>
          </table:table-cell>
          <table:table-cell office:value-type="float" office:value="0.100237668397115" calcext:value-type="float">
            <text:p>0.100237668397115</text:p>
          </table:table-cell>
          <table:table-cell table:formula="of:=SUBSTITUTE([.J242]; &quot;)&quot;; &quot;&quot;; 1)" office:value-type="string" office:string-value=" 2.9460784008682137" calcext:value-type="string">
            <text:p><text:s/>2.9460784008682137</text:p>
          </table:table-cell>
          <table:table-cell/>
          <table:table-cell office:value-type="string" calcext:value-type="string">
            <text:p><text:s/>2.9460784008682137)</text:p>
          </table:table-cell>
        </table:table-row>
        <table:table-row table:style-name="ro1">
          <table:table-cell office:value-type="float" office:value="268.481" calcext:value-type="float">
            <text:p>268.481</text:p>
          </table:table-cell>
          <table:table-cell office:value-type="float" office:value="1.52399262462769" calcext:value-type="float">
            <text:p>1.52399262462769</text:p>
          </table:table-cell>
          <table:table-cell office:value-type="float" office:value="-0.160315731775186" calcext:value-type="float">
            <text:p>-0.160315731775186</text:p>
          </table:table-cell>
          <table:table-cell office:value-type="float" office:value="0.314769271254539" calcext:value-type="float">
            <text:p>0.314769271254539</text:p>
          </table:table-cell>
          <table:table-cell office:value-type="float" office:value="0.400598174118134" calcext:value-type="float">
            <text:p>0.400598174118134</text:p>
          </table:table-cell>
          <table:table-cell office:value-type="float" office:value="-0.51483690429474" calcext:value-type="float">
            <text:p>-0.51483690429474</text:p>
          </table:table-cell>
          <table:table-cell office:value-type="float" office:value="0.130199793695052" calcext:value-type="float">
            <text:p>0.130199793695052</text:p>
          </table:table-cell>
          <table:table-cell table:formula="of:=SUBSTITUTE([.J243]; &quot;)&quot;; &quot;&quot;; 1)" office:value-type="string" office:string-value=" 2.8938909365025265" calcext:value-type="string">
            <text:p><text:s/>2.8938909365025265</text:p>
          </table:table-cell>
          <table:table-cell/>
          <table:table-cell office:value-type="string" calcext:value-type="string">
            <text:p><text:s/>2.8938909365025265)</text:p>
          </table:table-cell>
        </table:table-row>
        <table:table-row table:style-name="ro1">
          <table:table-cell office:value-type="float" office:value="268.581" calcext:value-type="float">
            <text:p>268.581</text:p>
          </table:table-cell>
          <table:table-cell office:value-type="float" office:value="1.5345742150453" calcext:value-type="float">
            <text:p>1.5345742150453</text:p>
          </table:table-cell>
          <table:table-cell office:value-type="float" office:value="-0.190692773816775" calcext:value-type="float">
            <text:p>-0.190692773816775</text:p>
          </table:table-cell>
          <table:table-cell office:value-type="float" office:value="0.321672930002213" calcext:value-type="float">
            <text:p>0.321672930002213</text:p>
          </table:table-cell>
          <table:table-cell office:value-type="float" office:value="0.692768955805216" calcext:value-type="float">
            <text:p>0.692768955805216</text:p>
          </table:table-cell>
          <table:table-cell office:value-type="float" office:value="-0.523992624627687" calcext:value-type="float">
            <text:p>-0.523992624627687</text:p>
          </table:table-cell>
          <table:table-cell office:value-type="float" office:value="0.160315731775186" calcext:value-type="float">
            <text:p>0.160315731775186</text:p>
          </table:table-cell>
          <table:table-cell table:formula="of:=SUBSTITUTE([.J244]; &quot;)&quot;; &quot;&quot;; 1)" office:value-type="string" office:string-value=" 2.844685793579703" calcext:value-type="string">
            <text:p><text:s/>2.844685793579703</text:p>
          </table:table-cell>
          <table:table-cell/>
          <table:table-cell office:value-type="string" calcext:value-type="string">
            <text:p><text:s/>2.844685793579703)</text:p>
          </table:table-cell>
        </table:table-row>
        <table:table-row table:style-name="ro1">
          <table:table-cell office:value-type="float" office:value="268.681" calcext:value-type="float">
            <text:p>268.681</text:p>
          </table:table-cell>
          <table:table-cell office:value-type="float" office:value="1.54770008716294" calcext:value-type="float">
            <text:p>1.54770008716294</text:p>
          </table:table-cell>
          <table:table-cell office:value-type="float" office:value="-0.221355215304151" calcext:value-type="float">
            <text:p>-0.221355215304151</text:p>
          </table:table-cell>
          <table:table-cell office:value-type="float" office:value="0.333537679553032" calcext:value-type="float">
            <text:p>0.333537679553032</text:p>
          </table:table-cell>
          <table:table-cell office:value-type="float" office:value="0.820973943514996" calcext:value-type="float">
            <text:p>0.820973943514996</text:p>
          </table:table-cell>
          <table:table-cell office:value-type="float" office:value="-0.534574215045298" calcext:value-type="float">
            <text:p>-0.534574215045298</text:p>
          </table:table-cell>
          <table:table-cell office:value-type="float" office:value="0.190692773816775" calcext:value-type="float">
            <text:p>0.190692773816775</text:p>
          </table:table-cell>
          <table:table-cell table:formula="of:=SUBSTITUTE([.J245]; &quot;)&quot;; &quot;&quot;; 1)" office:value-type="string" office:string-value=" 2.798944682420584" calcext:value-type="string">
            <text:p><text:s/>2.798944682420584</text:p>
          </table:table-cell>
          <table:table-cell/>
          <table:table-cell office:value-type="string" calcext:value-type="string">
            <text:p><text:s/>2.798944682420584)</text:p>
          </table:table-cell>
        </table:table-row>
        <table:table-row table:style-name="ro1">
          <table:table-cell office:value-type="float" office:value="268.781" calcext:value-type="float">
            <text:p>268.781</text:p>
          </table:table-cell>
          <table:table-cell office:value-type="float" office:value="1.56347317767334" calcext:value-type="float">
            <text:p>1.56347317767334</text:p>
          </table:table-cell>
          <table:table-cell office:value-type="float" office:value="-0.251172493211121" calcext:value-type="float">
            <text:p>-0.251172493211121</text:p>
          </table:table-cell>
          <table:table-cell office:value-type="float" office:value="0.337321870923042" calcext:value-type="float">
            <text:p>0.337321870923042</text:p>
          </table:table-cell>
          <table:table-cell office:value-type="float" office:value="1.00419786608363" calcext:value-type="float">
            <text:p>1.00419786608363</text:p>
          </table:table-cell>
          <table:table-cell office:value-type="float" office:value="-0.54770008716294" calcext:value-type="float">
            <text:p>-0.54770008716294</text:p>
          </table:table-cell>
          <table:table-cell office:value-type="float" office:value="0.221355215304151" calcext:value-type="float">
            <text:p>0.221355215304151</text:p>
          </table:table-cell>
          <table:table-cell table:formula="of:=SUBSTITUTE([.J246]; &quot;)&quot;; &quot;&quot;; 1)" office:value-type="string" office:string-value=" 2.7575103256263214" calcext:value-type="string">
            <text:p><text:s/>2.7575103256263214</text:p>
          </table:table-cell>
          <table:table-cell/>
          <table:table-cell office:value-type="string" calcext:value-type="string">
            <text:p><text:s/>2.7575103256263214)</text:p>
          </table:table-cell>
        </table:table-row>
        <table:table-row table:style-name="ro1">
          <table:table-cell office:value-type="float" office:value="268.881" calcext:value-type="float">
            <text:p>268.881</text:p>
          </table:table-cell>
          <table:table-cell office:value-type="float" office:value="1.58325428730005" calcext:value-type="float">
            <text:p>1.58325428730005</text:p>
          </table:table-cell>
          <table:table-cell office:value-type="float" office:value="-0.280909303732994" calcext:value-type="float">
            <text:p>-0.280909303732994</text:p>
          </table:table-cell>
          <table:table-cell office:value-type="float" office:value="0.357151256203651" calcext:value-type="float">
            <text:p>0.357151256203651</text:p>
          </table:table-cell>
          <table:table-cell office:value-type="float" office:value="1.05236886351942" calcext:value-type="float">
            <text:p>1.05236886351942</text:p>
          </table:table-cell>
          <table:table-cell office:value-type="float" office:value="-0.563473177673339" calcext:value-type="float">
            <text:p>-0.563473177673339</text:p>
          </table:table-cell>
          <table:table-cell office:value-type="float" office:value="0.251172493211121" calcext:value-type="float">
            <text:p>0.251172493211121</text:p>
          </table:table-cell>
          <table:table-cell table:formula="of:=SUBSTITUTE([.J247]; &quot;)&quot;; &quot;&quot;; 1)" office:value-type="string" office:string-value=" 2.722272244038698" calcext:value-type="string">
            <text:p><text:s/>2.722272244038698</text:p>
          </table:table-cell>
          <table:table-cell/>
          <table:table-cell office:value-type="string" calcext:value-type="string">
            <text:p><text:s/>2.722272244038698)</text:p>
          </table:table-cell>
        </table:table-row>
        <table:table-row table:style-name="ro1">
          <table:table-cell office:value-type="float" office:value="268.981" calcext:value-type="float">
            <text:p>268.981</text:p>
          </table:table-cell>
          <table:table-cell office:value-type="float" office:value="1.60691677409349" calcext:value-type="float">
            <text:p>1.60691677409349</text:p>
          </table:table-cell>
          <table:table-cell office:value-type="float" office:value="-0.309449678572483" calcext:value-type="float">
            <text:p>-0.309449678572483</text:p>
          </table:table-cell>
          <table:table-cell office:value-type="float" office:value="0.370737950205803" calcext:value-type="float">
            <text:p>0.370737950205803</text:p>
          </table:table-cell>
          <table:table-cell office:value-type="float" office:value="1.10709056653172" calcext:value-type="float">
            <text:p>1.10709056653172</text:p>
          </table:table-cell>
          <table:table-cell office:value-type="float" office:value="-0.583254287300047" calcext:value-type="float">
            <text:p>-0.583254287300047</text:p>
          </table:table-cell>
          <table:table-cell office:value-type="float" office:value="0.280909303732994" calcext:value-type="float">
            <text:p>0.280909303732994</text:p>
          </table:table-cell>
          <table:table-cell table:formula="of:=SUBSTITUTE([.J248]; &quot;)&quot;; &quot;&quot;; 1)" office:value-type="string" office:string-value=" 2.692753562045914" calcext:value-type="string">
            <text:p><text:s/>2.692753562045914</text:p>
          </table:table-cell>
          <table:table-cell/>
          <table:table-cell office:value-type="string" calcext:value-type="string">
            <text:p><text:s/>2.692753562045914)</text:p>
          </table:table-cell>
        </table:table-row>
        <table:table-row table:style-name="ro1">
          <table:table-cell office:value-type="float" office:value="269.081" calcext:value-type="float">
            <text:p>269.081</text:p>
          </table:table-cell>
          <table:table-cell office:value-type="float" office:value="1.6350390948019" calcext:value-type="float">
            <text:p>1.6350390948019</text:p>
          </table:table-cell>
          <table:table-cell office:value-type="float" office:value="-0.336602452994064" calcext:value-type="float">
            <text:p>-0.336602452994064</text:p>
          </table:table-cell>
          <table:table-cell office:value-type="float" office:value="0.390914067387581" calcext:value-type="float">
            <text:p>0.390914067387581</text:p>
          </table:table-cell>
          <table:table-cell office:value-type="float" office:value="1.1502960949059" calcext:value-type="float">
            <text:p>1.1502960949059</text:p>
          </table:table-cell>
          <table:table-cell office:value-type="float" office:value="-0.606916774093495" calcext:value-type="float">
            <text:p>-0.606916774093495</text:p>
          </table:table-cell>
          <table:table-cell office:value-type="float" office:value="0.309449678572483" calcext:value-type="float">
            <text:p>0.309449678572483</text:p>
          </table:table-cell>
          <table:table-cell table:formula="of:=SUBSTITUTE([.J249]; &quot;)&quot;; &quot;&quot;; 1)" office:value-type="string" office:string-value=" 2.6700789198293147" calcext:value-type="string">
            <text:p><text:s/>2.6700789198293147</text:p>
          </table:table-cell>
          <table:table-cell/>
          <table:table-cell office:value-type="string" calcext:value-type="string">
            <text:p><text:s/>2.6700789198293147)</text:p>
          </table:table-cell>
        </table:table-row>
        <table:table-row table:style-name="ro1">
          <table:table-cell office:value-type="float" office:value="269.181" calcext:value-type="float">
            <text:p>269.181</text:p>
          </table:table-cell>
          <table:table-cell office:value-type="float" office:value="1.66771732949818" calcext:value-type="float">
            <text:p>1.66771732949818</text:p>
          </table:table-cell>
          <table:table-cell office:value-type="float" office:value="-0.361590828482164" calcext:value-type="float">
            <text:p>-0.361590828482164</text:p>
          </table:table-cell>
          <table:table-cell office:value-type="float" office:value="0.411374030828476" calcext:value-type="float">
            <text:p>0.411374030828476</text:p>
          </table:table-cell>
          <table:table-cell office:value-type="float" office:value="1.16179703804384" calcext:value-type="float">
            <text:p>1.16179703804384</text:p>
          </table:table-cell>
          <table:table-cell office:value-type="float" office:value="-0.635039094801901" calcext:value-type="float">
            <text:p>-0.635039094801901</text:p>
          </table:table-cell>
          <table:table-cell office:value-type="float" office:value="0.336602452994064" calcext:value-type="float">
            <text:p>0.336602452994064</text:p>
          </table:table-cell>
          <table:table-cell table:formula="of:=SUBSTITUTE([.J250]; &quot;)&quot;; &quot;&quot;; 1)" office:value-type="string" office:string-value=" 2.654195063448715" calcext:value-type="string">
            <text:p><text:s/>2.654195063448715</text:p>
          </table:table-cell>
          <table:table-cell/>
          <table:table-cell office:value-type="string" calcext:value-type="string">
            <text:p><text:s/>2.654195063448715)</text:p>
          </table:table-cell>
        </table:table-row>
        <table:table-row table:style-name="ro1">
          <table:table-cell office:value-type="float" office:value="269.281" calcext:value-type="float">
            <text:p>269.281</text:p>
          </table:table-cell>
          <table:table-cell office:value-type="float" office:value="1.70502116621556" calcext:value-type="float">
            <text:p>1.70502116621556</text:p>
          </table:table-cell>
          <table:table-cell office:value-type="float" office:value="-0.383782335744163" calcext:value-type="float">
            <text:p>-0.383782335744163</text:p>
          </table:table-cell>
          <table:table-cell office:value-type="float" office:value="0.434055207133293" calcext:value-type="float">
            <text:p>0.434055207133293</text:p>
          </table:table-cell>
          <table:table-cell office:value-type="float" office:value="1.16402446361909" calcext:value-type="float">
            <text:p>1.16402446361909</text:p>
          </table:table-cell>
          <table:table-cell office:value-type="float" office:value="-0.667717329498182" calcext:value-type="float">
            <text:p>-0.667717329498182</text:p>
          </table:table-cell>
          <table:table-cell office:value-type="float" office:value="0.361590828482164" calcext:value-type="float">
            <text:p>0.361590828482164</text:p>
          </table:table-cell>
          <table:table-cell table:formula="of:=SUBSTITUTE([.J251]; &quot;)&quot;; &quot;&quot;; 1)" office:value-type="string" office:string-value=" 2.645273413192337" calcext:value-type="string">
            <text:p><text:s/>2.645273413192337</text:p>
          </table:table-cell>
          <table:table-cell/>
          <table:table-cell office:value-type="string" calcext:value-type="string">
            <text:p><text:s/>2.645273413192337)</text:p>
          </table:table-cell>
        </table:table-row>
        <table:table-row table:style-name="ro1">
          <table:table-cell office:value-type="float" office:value="269.381" calcext:value-type="float">
            <text:p>269.381</text:p>
          </table:table-cell>
          <table:table-cell office:value-type="float" office:value="1.74665503045733" calcext:value-type="float">
            <text:p>1.74665503045733</text:p>
          </table:table-cell>
          <table:table-cell office:value-type="float" office:value="-0.402387253223951" calcext:value-type="float">
            <text:p>-0.402387253223951</text:p>
          </table:table-cell>
          <table:table-cell office:value-type="float" office:value="0.456017719626427" calcext:value-type="float">
            <text:p>0.456017719626427</text:p>
          </table:table-cell>
          <table:table-cell office:value-type="float" office:value="1.17930760584682" calcext:value-type="float">
            <text:p>1.17930760584682</text:p>
          </table:table-cell>
          <table:table-cell office:value-type="float" office:value="-0.70502116621556" calcext:value-type="float">
            <text:p>-0.70502116621556</text:p>
          </table:table-cell>
          <table:table-cell office:value-type="float" office:value="0.383782335744163" calcext:value-type="float">
            <text:p>0.383782335744163</text:p>
          </table:table-cell>
          <table:table-cell table:formula="of:=SUBSTITUTE([.J252]; &quot;)&quot;; &quot;&quot;; 1)" office:value-type="string" office:string-value=" 2.6430931544239935" calcext:value-type="string">
            <text:p><text:s/>2.6430931544239935</text:p>
          </table:table-cell>
          <table:table-cell/>
          <table:table-cell office:value-type="string" calcext:value-type="string">
            <text:p><text:s/>2.6430931544239935)</text:p>
          </table:table-cell>
        </table:table-row>
        <table:table-row table:style-name="ro1">
          <table:table-cell office:value-type="float" office:value="269.481" calcext:value-type="float">
            <text:p>269.481</text:p>
          </table:table-cell>
          <table:table-cell office:value-type="float" office:value="1.79288769907388" calcext:value-type="float">
            <text:p>1.79288769907388</text:p>
          </table:table-cell>
          <table:table-cell office:value-type="float" office:value="-0.416806152356692" calcext:value-type="float">
            <text:p>-0.416806152356692</text:p>
          </table:table-cell>
          <table:table-cell office:value-type="float" office:value="0.484289613723755" calcext:value-type="float">
            <text:p>0.484289613723755</text:p>
          </table:table-cell>
          <table:table-cell office:value-type="float" office:value="1.13302865085832" calcext:value-type="float">
            <text:p>1.13302865085832</text:p>
          </table:table-cell>
          <table:table-cell office:value-type="float" office:value="-0.746655030457325" calcext:value-type="float">
            <text:p>-0.746655030457325</text:p>
          </table:table-cell>
          <table:table-cell office:value-type="float" office:value="0.402387253223951" calcext:value-type="float">
            <text:p>0.402387253223951</text:p>
          </table:table-cell>
          <table:table-cell table:formula="of:=SUBSTITUTE([.J253]; &quot;)&quot;; &quot;&quot;; 1)" office:value-type="string" office:string-value=" 2.6472960185061227" calcext:value-type="string">
            <text:p><text:s/>2.6472960185061227</text:p>
          </table:table-cell>
          <table:table-cell/>
          <table:table-cell office:value-type="string" calcext:value-type="string">
            <text:p><text:s/>2.6472960185061227)</text:p>
          </table:table-cell>
        </table:table-row>
        <table:table-row table:style-name="ro1">
          <table:table-cell office:value-type="float" office:value="269.581" calcext:value-type="float">
            <text:p>269.581</text:p>
          </table:table-cell>
          <table:table-cell office:value-type="float" office:value="1.84343625335699" calcext:value-type="float">
            <text:p>1.84343625335699</text:p>
          </table:table-cell>
          <table:table-cell office:value-type="float" office:value="-0.426475977745593" calcext:value-type="float">
            <text:p>-0.426475977745593</text:p>
          </table:table-cell>
          <table:table-cell office:value-type="float" office:value="0.514651519298553" calcext:value-type="float">
            <text:p>0.514651519298553</text:p>
          </table:table-cell>
          <table:table-cell office:value-type="float" office:value="1.13655191444489" calcext:value-type="float">
            <text:p>1.13655191444489</text:p>
          </table:table-cell>
          <table:table-cell office:value-type="float" office:value="-0.792887699073878" calcext:value-type="float">
            <text:p>-0.792887699073878</text:p>
          </table:table-cell>
          <table:table-cell office:value-type="float" office:value="0.416806152356692" calcext:value-type="float">
            <text:p>0.416806152356692</text:p>
          </table:table-cell>
          <table:table-cell table:formula="of:=SUBSTITUTE([.J254]; &quot;)&quot;; &quot;&quot;; 1)" office:value-type="string" office:string-value=" 2.6576117937078525" calcext:value-type="string">
            <text:p><text:s/>2.6576117937078525</text:p>
          </table:table-cell>
          <table:table-cell/>
          <table:table-cell office:value-type="string" calcext:value-type="string">
            <text:p><text:s/>2.6576117937078525)</text:p>
          </table:table-cell>
        </table:table-row>
        <table:table-row table:style-name="ro1">
          <table:table-cell office:value-type="float" office:value="269.681" calcext:value-type="float">
            <text:p>269.681</text:p>
          </table:table-cell>
          <table:table-cell office:value-type="float" office:value="1.8972172879721" calcext:value-type="float">
            <text:p>1.8972172879721</text:p>
          </table:table-cell>
          <table:table-cell office:value-type="float" office:value="-0.430536552451042" calcext:value-type="float">
            <text:p>-0.430536552451042</text:p>
          </table:table-cell>
          <table:table-cell office:value-type="float" office:value="0.539341074943543" calcext:value-type="float">
            <text:p>0.539341074943543</text:p>
          </table:table-cell>
          <table:table-cell office:value-type="float" office:value="1.10598969172282" calcext:value-type="float">
            <text:p>1.10598969172282</text:p>
          </table:table-cell>
          <table:table-cell office:value-type="float" office:value="-0.843436253356987" calcext:value-type="float">
            <text:p>-0.843436253356987</text:p>
          </table:table-cell>
          <table:table-cell office:value-type="float" office:value="0.426475977745593" calcext:value-type="float">
            <text:p>0.426475977745593</text:p>
          </table:table-cell>
          <table:table-cell table:formula="of:=SUBSTITUTE([.J255]; &quot;)&quot;; &quot;&quot;; 1)" office:value-type="string" office:string-value=" 2.673442409127851" calcext:value-type="string">
            <text:p><text:s/>2.673442409127851</text:p>
          </table:table-cell>
          <table:table-cell/>
          <table:table-cell office:value-type="string" calcext:value-type="string">
            <text:p><text:s/>2.673442409127851)</text:p>
          </table:table-cell>
        </table:table-row>
        <table:table-row table:style-name="ro1">
          <table:table-cell office:value-type="float" office:value="269.781" calcext:value-type="float">
            <text:p>269.781</text:p>
          </table:table-cell>
          <table:table-cell office:value-type="float" office:value="1.95413130248568" calcext:value-type="float">
            <text:p>1.95413130248568</text:p>
          </table:table-cell>
          <table:table-cell office:value-type="float" office:value="-0.428530073855925" calcext:value-type="float">
            <text:p>-0.428530073855925</text:p>
          </table:table-cell>
          <table:table-cell office:value-type="float" office:value="0.569493722915649" calcext:value-type="float">
            <text:p>0.569493722915649</text:p>
          </table:table-cell>
          <table:table-cell office:value-type="float" office:value="1.08732892806271" calcext:value-type="float">
            <text:p>1.08732892806271</text:p>
          </table:table-cell>
          <table:table-cell office:value-type="float" office:value="-0.8972172879721" calcext:value-type="float">
            <text:p>-0.8972172879721</text:p>
          </table:table-cell>
          <table:table-cell office:value-type="float" office:value="0.430536552451042" calcext:value-type="float">
            <text:p>0.430536552451042</text:p>
          </table:table-cell>
          <table:table-cell table:formula="of:=SUBSTITUTE([.J256]; &quot;)&quot;; &quot;&quot;; 1)" office:value-type="string" office:string-value=" 2.6941884033057337" calcext:value-type="string">
            <text:p><text:s/>2.6941884033057337</text:p>
          </table:table-cell>
          <table:table-cell/>
          <table:table-cell office:value-type="string" calcext:value-type="string">
            <text:p><text:s/>2.6941884033057337)</text:p>
          </table:table-cell>
        </table:table-row>
        <table:table-row table:style-name="ro1">
          <table:table-cell office:value-type="float" office:value="269.882" calcext:value-type="float">
            <text:p>269.882</text:p>
          </table:table-cell>
          <table:table-cell office:value-type="float" office:value="2.01446962123124" calcext:value-type="float">
            <text:p>2.01446962123124</text:p>
          </table:table-cell>
          <table:table-cell office:value-type="float" office:value="-0.419782469265946" calcext:value-type="float">
            <text:p>-0.419782469265946</text:p>
          </table:table-cell>
          <table:table-cell office:value-type="float" office:value="0.603654629230499" calcext:value-type="float">
            <text:p>0.603654629230499</text:p>
          </table:table-cell>
          <table:table-cell office:value-type="float" office:value="1.05081626593349" calcext:value-type="float">
            <text:p>1.05081626593349</text:p>
          </table:table-cell>
          <table:table-cell office:value-type="float" office:value="-0.954131302485681" calcext:value-type="float">
            <text:p>-0.954131302485681</text:p>
          </table:table-cell>
          <table:table-cell office:value-type="float" office:value="0.428530073855925" calcext:value-type="float">
            <text:p>0.428530073855925</text:p>
          </table:table-cell>
          <table:table-cell table:formula="of:=SUBSTITUTE([.J257]; &quot;)&quot;; &quot;&quot;; 1)" office:value-type="string" office:string-value=" 2.7194615120432033" calcext:value-type="string">
            <text:p><text:s/>2.7194615120432033</text:p>
          </table:table-cell>
          <table:table-cell/>
          <table:table-cell office:value-type="string" calcext:value-type="string">
            <text:p><text:s/>2.7194615120432033)</text:p>
          </table:table-cell>
        </table:table-row>
        <table:table-row table:style-name="ro1">
          <table:table-cell office:value-type="float" office:value="269.981" calcext:value-type="float">
            <text:p>269.981</text:p>
          </table:table-cell>
          <table:table-cell office:value-type="float" office:value="2.07557720352199" calcext:value-type="float">
            <text:p>2.07557720352199</text:p>
          </table:table-cell>
          <table:table-cell office:value-type="float" office:value="-0.404172287341627" calcext:value-type="float">
            <text:p>-0.404172287341627</text:p>
          </table:table-cell>
          <table:table-cell office:value-type="float" office:value="0.637069865703583" calcext:value-type="float">
            <text:p>0.637069865703583</text:p>
          </table:table-cell>
          <table:table-cell office:value-type="float" office:value="1.02229013213192" calcext:value-type="float">
            <text:p>1.02229013213192</text:p>
          </table:table-cell>
          <table:table-cell office:value-type="float" office:value="-1.01446962123124" calcext:value-type="float">
            <text:p>-1.01446962123124</text:p>
          </table:table-cell>
          <table:table-cell office:value-type="float" office:value="0.419782469265946" calcext:value-type="float">
            <text:p>0.419782469265946</text:p>
          </table:table-cell>
          <table:table-cell table:formula="of:=SUBSTITUTE([.J258]; &quot;)&quot;; &quot;&quot;; 1)" office:value-type="string" office:string-value=" 2.7492508796931263" calcext:value-type="string">
            <text:p><text:s/>2.7492508796931263</text:p>
          </table:table-cell>
          <table:table-cell/>
          <table:table-cell office:value-type="string" calcext:value-type="string">
            <text:p><text:s/>2.7492508796931263)</text:p>
          </table:table-cell>
        </table:table-row>
        <table:table-row table:style-name="ro1">
          <table:table-cell office:value-type="float" office:value="270.081" calcext:value-type="float">
            <text:p>270.081</text:p>
          </table:table-cell>
          <table:table-cell office:value-type="float" office:value="2.13795361268327" calcext:value-type="float">
            <text:p>2.13795361268327</text:p>
          </table:table-cell>
          <table:table-cell office:value-type="float" office:value="-0.381310331946682" calcext:value-type="float">
            <text:p>-0.381310331946682</text:p>
          </table:table-cell>
          <table:table-cell office:value-type="float" office:value="0.664340682506561" calcext:value-type="float">
            <text:p>0.664340682506561</text:p>
          </table:table-cell>
          <table:table-cell office:value-type="float" office:value="0.998507522674928" calcext:value-type="float">
            <text:p>0.998507522674928</text:p>
          </table:table-cell>
          <table:table-cell office:value-type="float" office:value="-1.07557720352199" calcext:value-type="float">
            <text:p>-1.07557720352199</text:p>
          </table:table-cell>
          <table:table-cell office:value-type="float" office:value="0.404172287341627" calcext:value-type="float">
            <text:p>0.404172287341627</text:p>
          </table:table-cell>
          <table:table-cell table:formula="of:=SUBSTITUTE([.J259]; &quot;)&quot;; &quot;&quot;; 1)" office:value-type="string" office:string-value=" 2.7821449337017325" calcext:value-type="string">
            <text:p><text:s/>2.7821449337017325</text:p>
          </table:table-cell>
          <table:table-cell/>
          <table:table-cell office:value-type="string" calcext:value-type="string">
            <text:p><text:s/>2.7821449337017325)</text:p>
          </table:table-cell>
        </table:table-row>
        <table:table-row table:style-name="ro1">
          <table:table-cell office:value-type="float" office:value="270.181" calcext:value-type="float">
            <text:p>270.181</text:p>
          </table:table-cell>
          <table:table-cell office:value-type="float" office:value="2.20016110140206" calcext:value-type="float">
            <text:p>2.20016110140206</text:p>
          </table:table-cell>
          <table:table-cell office:value-type="float" office:value="-0.351171427336788" calcext:value-type="float">
            <text:p>-0.351171427336788</text:p>
          </table:table-cell>
          <table:table-cell office:value-type="float" office:value="0.691239844322205" calcext:value-type="float">
            <text:p>0.691239844322205</text:p>
          </table:table-cell>
          <table:table-cell office:value-type="float" office:value="0.967640089701457" calcext:value-type="float">
            <text:p>0.967640089701457</text:p>
          </table:table-cell>
          <table:table-cell office:value-type="float" office:value="-1.13795361268327" calcext:value-type="float">
            <text:p>-1.13795361268327</text:p>
          </table:table-cell>
          <table:table-cell office:value-type="float" office:value="0.381310331946682" calcext:value-type="float">
            <text:p>0.381310331946682</text:p>
          </table:table-cell>
          <table:table-cell table:formula="of:=SUBSTITUTE([.J260]; &quot;)&quot;; &quot;&quot;; 1)" office:value-type="string" office:string-value=" 2.8182671035087634" calcext:value-type="string">
            <text:p><text:s/>2.8182671035087634</text:p>
          </table:table-cell>
          <table:table-cell/>
          <table:table-cell office:value-type="string" calcext:value-type="string">
            <text:p><text:s/>2.8182671035087634)</text:p>
          </table:table-cell>
        </table:table-row>
        <table:table-row table:style-name="ro1">
          <table:table-cell office:value-type="float" office:value="270.281" calcext:value-type="float">
            <text:p>270.281</text:p>
          </table:table-cell>
          <table:table-cell office:value-type="float" office:value="2.26224817033459" calcext:value-type="float">
            <text:p>2.26224817033459</text:p>
          </table:table-cell>
          <table:table-cell office:value-type="float" office:value="-0.313282402400404" calcext:value-type="float">
            <text:p>-0.313282402400404</text:p>
          </table:table-cell>
          <table:table-cell office:value-type="float" office:value="0.727350145339966" calcext:value-type="float">
            <text:p>0.727350145339966</text:p>
          </table:table-cell>
          <table:table-cell office:value-type="float" office:value="0.94668908866055" calcext:value-type="float">
            <text:p>0.94668908866055</text:p>
          </table:table-cell>
          <table:table-cell office:value-type="float" office:value="-1.20016110140206" calcext:value-type="float">
            <text:p>-1.20016110140206</text:p>
          </table:table-cell>
          <table:table-cell office:value-type="float" office:value="0.351171427336788" calcext:value-type="float">
            <text:p>0.351171427336788</text:p>
          </table:table-cell>
          <table:table-cell table:formula="of:=SUBSTITUTE([.J261]; &quot;)&quot;; &quot;&quot;; 1)" office:value-type="string" office:string-value=" 2.8569353084328752" calcext:value-type="string">
            <text:p><text:s/>2.8569353084328752</text:p>
          </table:table-cell>
          <table:table-cell/>
          <table:table-cell office:value-type="string" calcext:value-type="string">
            <text:p><text:s/>2.8569353084328752)</text:p>
          </table:table-cell>
        </table:table-row>
        <table:table-row table:style-name="ro1">
          <table:table-cell office:value-type="float" office:value="270.381" calcext:value-type="float">
            <text:p>270.381</text:p>
          </table:table-cell>
          <table:table-cell office:value-type="float" office:value="2.3228033795743" calcext:value-type="float">
            <text:p>2.3228033795743</text:p>
          </table:table-cell>
          <table:table-cell office:value-type="float" office:value="-0.267951605368793" calcext:value-type="float">
            <text:p>-0.267951605368793</text:p>
          </table:table-cell>
          <table:table-cell office:value-type="float" office:value="0.75642676615715" calcext:value-type="float">
            <text:p>0.75642676615715</text:p>
          </table:table-cell>
          <table:table-cell office:value-type="float" office:value="0.906813601413405" calcext:value-type="float">
            <text:p>0.906813601413405</text:p>
          </table:table-cell>
          <table:table-cell office:value-type="float" office:value="-1.26224817033459" calcext:value-type="float">
            <text:p>-1.26224817033459</text:p>
          </table:table-cell>
          <table:table-cell office:value-type="float" office:value="0.313282402400404" calcext:value-type="float">
            <text:p>0.313282402400404</text:p>
          </table:table-cell>
          <table:table-cell table:formula="of:=SUBSTITUTE([.J262]; &quot;)&quot;; &quot;&quot;; 1)" office:value-type="string" office:string-value=" 2.8983144910529184" calcext:value-type="string">
            <text:p><text:s/>2.8983144910529184</text:p>
          </table:table-cell>
          <table:table-cell/>
          <table:table-cell office:value-type="string" calcext:value-type="string">
            <text:p><text:s/>2.8983144910529184)</text:p>
          </table:table-cell>
        </table:table-row>
        <table:table-row table:style-name="ro1">
          <table:table-cell office:value-type="float" office:value="270.481" calcext:value-type="float">
            <text:p>270.481</text:p>
          </table:table-cell>
          <table:table-cell office:value-type="float" office:value="2.381369928848" calcext:value-type="float">
            <text:p>2.381369928848</text:p>
          </table:table-cell>
          <table:table-cell office:value-type="float" office:value="-0.215192721083003" calcext:value-type="float">
            <text:p>-0.215192721083003</text:p>
          </table:table-cell>
          <table:table-cell office:value-type="float" office:value="0.788260145187378" calcext:value-type="float">
            <text:p>0.788260145187378</text:p>
          </table:table-cell>
          <table:table-cell office:value-type="float" office:value="0.902444046663951" calcext:value-type="float">
            <text:p>0.902444046663951</text:p>
          </table:table-cell>
          <table:table-cell office:value-type="float" office:value="-1.3228033795743" calcext:value-type="float">
            <text:p>-1.3228033795743</text:p>
          </table:table-cell>
          <table:table-cell office:value-type="float" office:value="0.267951605368793" calcext:value-type="float">
            <text:p>0.267951605368793</text:p>
          </table:table-cell>
          <table:table-cell table:formula="of:=SUBSTITUTE([.J263]; &quot;)&quot;; &quot;&quot;; 1)" office:value-type="string" office:string-value=" 2.941733465352222" calcext:value-type="string">
            <text:p><text:s/>2.941733465352222</text:p>
          </table:table-cell>
          <table:table-cell/>
          <table:table-cell office:value-type="string" calcext:value-type="string">
            <text:p><text:s/>2.941733465352222)</text:p>
          </table:table-cell>
        </table:table-row>
        <table:table-row table:style-name="ro1">
          <table:table-cell office:value-type="float" office:value="270.582" calcext:value-type="float">
            <text:p>270.582</text:p>
          </table:table-cell>
          <table:table-cell office:value-type="float" office:value="2.43737050496128" calcext:value-type="float">
            <text:p>2.43737050496128</text:p>
          </table:table-cell>
          <table:table-cell office:value-type="float" office:value="-0.154750822125498" calcext:value-type="float">
            <text:p>-0.154750822125498</text:p>
          </table:table-cell>
          <table:table-cell office:value-type="float" office:value="0.815813206911087" calcext:value-type="float">
            <text:p>0.815813206911087</text:p>
          </table:table-cell>
          <table:table-cell office:value-type="float" office:value="0.889012184487768" calcext:value-type="float">
            <text:p>0.889012184487768</text:p>
          </table:table-cell>
          <table:table-cell office:value-type="float" office:value="-1.381369928848" calcext:value-type="float">
            <text:p>-1.381369928848</text:p>
          </table:table-cell>
          <table:table-cell office:value-type="float" office:value="0.215192721083003" calcext:value-type="float">
            <text:p>0.215192721083003</text:p>
          </table:table-cell>
          <table:table-cell table:formula="of:=SUBSTITUTE([.J264]; &quot;)&quot;; &quot;&quot;; 1)" office:value-type="string" office:string-value=" 2.9870526841679097" calcext:value-type="string">
            <text:p><text:s/>2.9870526841679097</text:p>
          </table:table-cell>
          <table:table-cell/>
          <table:table-cell office:value-type="string" calcext:value-type="string">
            <text:p><text:s/>2.9870526841679097)</text:p>
          </table:table-cell>
        </table:table-row>
        <table:table-row table:style-name="ro1">
          <table:table-cell office:value-type="float" office:value="270.681" calcext:value-type="float">
            <text:p>270.681</text:p>
          </table:table-cell>
          <table:table-cell office:value-type="float" office:value="2.4887525013684" calcext:value-type="float">
            <text:p>2.4887525013684</text:p>
          </table:table-cell>
          <table:table-cell office:value-type="float" office:value="-0.088200925948347" calcext:value-type="float">
            <text:p>-0.088200925948347</text:p>
          </table:table-cell>
          <table:table-cell office:value-type="float" office:value="0.849266008615494" calcext:value-type="float">
            <text:p>0.849266008615494</text:p>
          </table:table-cell>
          <table:table-cell office:value-type="float" office:value="0.878035059894424" calcext:value-type="float">
            <text:p>0.878035059894424</text:p>
          </table:table-cell>
          <table:table-cell office:value-type="float" office:value="-1.43737050496128" calcext:value-type="float">
            <text:p>-1.43737050496128</text:p>
          </table:table-cell>
          <table:table-cell office:value-type="float" office:value="0.154750822125498" calcext:value-type="float">
            <text:p>0.154750822125498</text:p>
          </table:table-cell>
          <table:table-cell table:formula="of:=SUBSTITUTE([.J265]; &quot;)&quot;; &quot;&quot;; 1)" office:value-type="string" office:string-value=" 3.0343433189183635" calcext:value-type="string">
            <text:p><text:s/>3.0343433189183635</text:p>
          </table:table-cell>
          <table:table-cell/>
          <table:table-cell office:value-type="string" calcext:value-type="string">
            <text:p><text:s/>3.0343433189183635)</text:p>
          </table:table-cell>
        </table:table-row>
        <table:table-row table:style-name="ro1">
          <table:table-cell office:value-type="float" office:value="270.781" calcext:value-type="float">
            <text:p>270.781</text:p>
          </table:table-cell>
          <table:table-cell office:value-type="float" office:value="2.53591692838125" calcext:value-type="float">
            <text:p>2.53591692838125</text:p>
          </table:table-cell>
          <table:table-cell office:value-type="float" office:value="-0.0147083524268462" calcext:value-type="float">
            <text:p>-0.014708352426846</text:p>
          </table:table-cell>
          <table:table-cell office:value-type="float" office:value="0.873249193429947" calcext:value-type="float">
            <text:p>0.873249193429947</text:p>
          </table:table-cell>
          <table:table-cell office:value-type="float" office:value="0.862761781876346" calcext:value-type="float">
            <text:p>0.862761781876346</text:p>
          </table:table-cell>
          <table:table-cell office:value-type="float" office:value="-1.4887525013684" calcext:value-type="float">
            <text:p>-1.4887525013684</text:p>
          </table:table-cell>
          <table:table-cell office:value-type="float" office:value="0.088200925948347" calcext:value-type="float">
            <text:p>0.088200925948347</text:p>
          </table:table-cell>
          <table:table-cell table:formula="of:=SUBSTITUTE([.J266]; &quot;)&quot;; &quot;&quot;; 1)" office:value-type="string" office:string-value=" 3.0824169686117036" calcext:value-type="string">
            <text:p><text:s/>3.0824169686117036</text:p>
          </table:table-cell>
          <table:table-cell/>
          <table:table-cell office:value-type="string" calcext:value-type="string">
            <text:p><text:s/>3.0824169686117036)</text:p>
          </table:table-cell>
        </table:table-row>
        <table:table-row table:style-name="ro1">
          <table:table-cell office:value-type="float" office:value="270.881" calcext:value-type="float">
            <text:p>270.881</text:p>
          </table:table-cell>
          <table:table-cell office:value-type="float" office:value="2.57785344065573" calcext:value-type="float">
            <text:p>2.57785344065573</text:p>
          </table:table-cell>
          <table:table-cell office:value-type="float" office:value="0.0650087224224085" calcext:value-type="float">
            <text:p>0.065008722422409</text:p>
          </table:table-cell>
          <table:table-cell office:value-type="float" office:value="0.900748748779297" calcext:value-type="float">
            <text:p>0.900748748779297</text:p>
          </table:table-cell>
          <table:table-cell office:value-type="float" office:value="0.804654914212514" calcext:value-type="float">
            <text:p>0.804654914212514</text:p>
          </table:table-cell>
          <table:table-cell office:value-type="float" office:value="-1.53591692838125" calcext:value-type="float">
            <text:p>-1.53591692838125</text:p>
          </table:table-cell>
          <table:table-cell office:value-type="float" office:value="0.0147083524268462" calcext:value-type="float">
            <text:p>0.014708352426846</text:p>
          </table:table-cell>
          <table:table-cell table:formula="of:=SUBSTITUTE([.J267]; &quot;)&quot;; &quot;&quot;; 1)" office:value-type="string" office:string-value=" 3.1320166781119436" calcext:value-type="string">
            <text:p><text:s/>3.1320166781119436</text:p>
          </table:table-cell>
          <table:table-cell/>
          <table:table-cell office:value-type="string" calcext:value-type="string">
            <text:p><text:s/>3.1320166781119436)</text:p>
          </table:table-cell>
        </table:table-row>
        <table:table-row table:style-name="ro1">
          <table:table-cell office:value-type="float" office:value="270.981" calcext:value-type="float">
            <text:p>270.981</text:p>
          </table:table-cell>
          <table:table-cell office:value-type="float" office:value="2.61454462110234" calcext:value-type="float">
            <text:p>2.61454462110234</text:p>
          </table:table-cell>
          <table:table-cell office:value-type="float" office:value="0.150876135800847" calcext:value-type="float">
            <text:p>0.150876135800847</text:p>
          </table:table-cell>
          <table:table-cell office:value-type="float" office:value="0.933780241966248" calcext:value-type="float">
            <text:p>0.933780241966248</text:p>
          </table:table-cell>
          <table:table-cell office:value-type="float" office:value="0.832273540726627" calcext:value-type="float">
            <text:p>0.832273540726627</text:p>
          </table:table-cell>
          <table:table-cell office:value-type="float" office:value="-1.57785344065573" calcext:value-type="float">
            <text:p>-1.57785344065573</text:p>
          </table:table-cell>
          <table:table-cell office:value-type="float" office:value="-0.0650087224224085" calcext:value-type="float">
            <text:p>-0.065008722422409</text:p>
          </table:table-cell>
          <table:table-cell table:formula="of:=SUBSTITUTE([.J268]; &quot;)&quot;; &quot;&quot;; 1)" office:value-type="string" office:string-value=" -3.1004152070334965" calcext:value-type="string">
            <text:p><text:s/>-3.1004152070334965</text:p>
          </table:table-cell>
          <table:table-cell/>
          <table:table-cell office:value-type="string" calcext:value-type="string">
            <text:p><text:s/>-3.1004152070334965)</text:p>
          </table:table-cell>
        </table:table-row>
        <table:table-row table:style-name="ro1">
          <table:table-cell office:value-type="float" office:value="271.081" calcext:value-type="float">
            <text:p>271.081</text:p>
          </table:table-cell>
          <table:table-cell office:value-type="float" office:value="2.64402540758125" calcext:value-type="float">
            <text:p>2.64402540758125</text:p>
          </table:table-cell>
          <table:table-cell office:value-type="float" office:value="0.239661789236488" calcext:value-type="float">
            <text:p>0.239661789236488</text:p>
          </table:table-cell>
          <table:table-cell office:value-type="float" office:value="0.935521727561951" calcext:value-type="float">
            <text:p>0.935521727561951</text:p>
          </table:table-cell>
          <table:table-cell office:value-type="float" office:value="0.692506974001965" calcext:value-type="float">
            <text:p>0.692506974001965</text:p>
          </table:table-cell>
          <table:table-cell office:value-type="float" office:value="-1.61454462110234" calcext:value-type="float">
            <text:p>-1.61454462110234</text:p>
          </table:table-cell>
          <table:table-cell office:value-type="float" office:value="-0.150876135800847" calcext:value-type="float">
            <text:p>-0.150876135800847</text:p>
          </table:table-cell>
          <table:table-cell table:formula="of:=SUBSTITUTE([.J269]; &quot;)&quot;; &quot;&quot;; 1)" office:value-type="string" office:string-value=" -3.048415145242332" calcext:value-type="string">
            <text:p><text:s/>-3.048415145242332</text:p>
          </table:table-cell>
          <table:table-cell/>
          <table:table-cell office:value-type="string" calcext:value-type="string">
            <text:p><text:s/>-3.048415145242332)</text:p>
          </table:table-cell>
        </table:table-row>
        <table:table-row table:style-name="ro1">
          <table:table-cell office:value-type="float" office:value="271.182" calcext:value-type="float">
            <text:p>271.182</text:p>
          </table:table-cell>
          <table:table-cell office:value-type="float" office:value="2.66738512737743" calcext:value-type="float">
            <text:p>2.66738512737743</text:p>
          </table:table-cell>
          <table:table-cell office:value-type="float" office:value="0.330637346639879" calcext:value-type="float">
            <text:p>0.330637346639879</text:p>
          </table:table-cell>
          <table:table-cell office:value-type="float" office:value="0.929967515468598" calcext:value-type="float">
            <text:p>0.929967515468598</text:p>
          </table:table-cell>
          <table:table-cell office:value-type="float" office:value="0.293080174779318" calcext:value-type="float">
            <text:p>0.293080174779318</text:p>
          </table:table-cell>
          <table:table-cell office:value-type="float" office:value="-1.64402540758126" calcext:value-type="float">
            <text:p>-1.64402540758126</text:p>
          </table:table-cell>
          <table:table-cell office:value-type="float" office:value="-0.239661789236488" calcext:value-type="float">
            <text:p>-0.239661789236488</text:p>
          </table:table-cell>
          <table:table-cell table:formula="of:=SUBSTITUTE([.J270]; &quot;)&quot;; &quot;&quot;; 1)" office:value-type="string" office:string-value=" -2.996834900642641" calcext:value-type="string">
            <text:p><text:s/>-2.996834900642641</text:p>
          </table:table-cell>
          <table:table-cell/>
          <table:table-cell office:value-type="string" calcext:value-type="string">
            <text:p><text:s/>-2.996834900642641)</text:p>
          </table:table-cell>
        </table:table-row>
        <table:table-row table:style-name="ro1">
          <table:table-cell office:value-type="float" office:value="271.282" calcext:value-type="float">
            <text:p>271.282</text:p>
          </table:table-cell>
          <table:table-cell office:value-type="float" office:value="2.68819724911433" calcext:value-type="float">
            <text:p>2.68819724911433</text:p>
          </table:table-cell>
          <table:table-cell office:value-type="float" office:value="0.422952918762244" calcext:value-type="float">
            <text:p>0.422952918762244</text:p>
          </table:table-cell>
          <table:table-cell office:value-type="float" office:value="0.946324958324432" calcext:value-type="float">
            <text:p>0.946324958324432</text:p>
          </table:table-cell>
          <table:table-cell office:value-type="float" office:value="0.0848142152809235" calcext:value-type="float">
            <text:p>0.084814215280924</text:p>
          </table:table-cell>
          <table:table-cell office:value-type="float" office:value="-1.66738512737743" calcext:value-type="float">
            <text:p>-1.66738512737743</text:p>
          </table:table-cell>
          <table:table-cell office:value-type="float" office:value="-0.330637346639879" calcext:value-type="float">
            <text:p>-0.330637346639879</text:p>
          </table:table-cell>
          <table:table-cell table:formula="of:=SUBSTITUTE([.J271]; &quot;)&quot;; &quot;&quot;; 1)" office:value-type="string" office:string-value=" -2.9458351991110625" calcext:value-type="string">
            <text:p><text:s/>-2.9458351991110625</text:p>
          </table:table-cell>
          <table:table-cell/>
          <table:table-cell office:value-type="string" calcext:value-type="string">
            <text:p><text:s/>-2.9458351991110625)</text:p>
          </table:table-cell>
        </table:table-row>
        <table:table-row table:style-name="ro1">
          <table:table-cell office:value-type="float" office:value="271.382" calcext:value-type="float">
            <text:p>271.382</text:p>
          </table:table-cell>
          <table:table-cell office:value-type="float" office:value="2.7082186180554" calcext:value-type="float">
            <text:p>2.7082186180554</text:p>
          </table:table-cell>
          <table:table-cell office:value-type="float" office:value="0.515409145639748" calcext:value-type="float">
            <text:p>0.515409145639748</text:p>
          </table:table-cell>
          <table:table-cell office:value-type="float" office:value="0.945992024421692" calcext:value-type="float">
            <text:p>0.945992024421692</text:p>
          </table:table-cell>
          <table:table-cell office:value-type="float" office:value="-0.11241833560438" calcext:value-type="float">
            <text:p>-0.11241833560438</text:p>
          </table:table-cell>
          <table:table-cell office:value-type="float" office:value="-1.68819724911433" calcext:value-type="float">
            <text:p>-1.68819724911433</text:p>
          </table:table-cell>
          <table:table-cell office:value-type="float" office:value="-0.422952918762244" calcext:value-type="float">
            <text:p>-0.422952918762244</text:p>
          </table:table-cell>
          <table:table-cell table:formula="of:=SUBSTITUTE([.J272]; &quot;)&quot;; &quot;&quot;; 1)" office:value-type="string" office:string-value=" -2.8961102898460913" calcext:value-type="string">
            <text:p><text:s/>-2.8961102898460913</text:p>
          </table:table-cell>
          <table:table-cell/>
          <table:table-cell office:value-type="string" calcext:value-type="string">
            <text:p><text:s/>-2.8961102898460913)</text:p>
          </table:table-cell>
        </table:table-row>
        <table:table-row table:style-name="ro1">
          <table:table-cell office:value-type="float" office:value="271.482" calcext:value-type="float">
            <text:p>271.482</text:p>
          </table:table-cell>
          <table:table-cell office:value-type="float" office:value="2.72924970547117" calcext:value-type="float">
            <text:p>2.72924970547117</text:p>
          </table:table-cell>
          <table:table-cell office:value-type="float" office:value="0.607510209081871" calcext:value-type="float">
            <text:p>0.607510209081871</text:p>
          </table:table-cell>
          <table:table-cell office:value-type="float" office:value="0.944717551708222" calcext:value-type="float">
            <text:p>0.944717551708222</text:p>
          </table:table-cell>
          <table:table-cell office:value-type="float" office:value="-0.282177321882133" calcext:value-type="float">
            <text:p>-0.282177321882133</text:p>
          </table:table-cell>
          <table:table-cell office:value-type="float" office:value="-1.7082186180554" calcext:value-type="float">
            <text:p>-1.7082186180554</text:p>
          </table:table-cell>
          <table:table-cell office:value-type="float" office:value="-0.515409145639748" calcext:value-type="float">
            <text:p>-0.515409145639748</text:p>
          </table:table-cell>
          <table:table-cell table:formula="of:=SUBSTITUTE([.J273]; &quot;)&quot;; &quot;&quot;; 1)" office:value-type="string" office:string-value=" -2.8485557150193097" calcext:value-type="string">
            <text:p><text:s/>-2.8485557150193097</text:p>
          </table:table-cell>
          <table:table-cell/>
          <table:table-cell office:value-type="string" calcext:value-type="string">
            <text:p><text:s/>-2.8485557150193097)</text:p>
          </table:table-cell>
        </table:table-row>
        <table:table-row table:style-name="ro1">
          <table:table-cell office:value-type="float" office:value="271.581" calcext:value-type="float">
            <text:p>271.581</text:p>
          </table:table-cell>
          <table:table-cell office:value-type="float" office:value="2.75273215372938" calcext:value-type="float">
            <text:p>2.75273215372938</text:p>
          </table:table-cell>
          <table:table-cell office:value-type="float" office:value="0.698443727526173" calcext:value-type="float">
            <text:p>0.698443727526173</text:p>
          </table:table-cell>
          <table:table-cell office:value-type="float" office:value="0.94865265417099" calcext:value-type="float">
            <text:p>0.94865265417099</text:p>
          </table:table-cell>
          <table:table-cell office:value-type="float" office:value="-0.372326914086399" calcext:value-type="float">
            <text:p>-0.372326914086399</text:p>
          </table:table-cell>
          <table:table-cell office:value-type="float" office:value="-1.72924970547117" calcext:value-type="float">
            <text:p>-1.72924970547117</text:p>
          </table:table-cell>
          <table:table-cell office:value-type="float" office:value="-0.607510209081871" calcext:value-type="float">
            <text:p>-0.607510209081871</text:p>
          </table:table-cell>
          <table:table-cell table:formula="of:=SUBSTITUTE([.J274]; &quot;)&quot;; &quot;&quot;; 1)" office:value-type="string" office:string-value=" -2.803747415256562" calcext:value-type="string">
            <text:p><text:s/>-2.803747415256562</text:p>
          </table:table-cell>
          <table:table-cell/>
          <table:table-cell office:value-type="string" calcext:value-type="string">
            <text:p><text:s/>-2.803747415256562)</text:p>
          </table:table-cell>
        </table:table-row>
        <table:table-row table:style-name="ro1">
          <table:table-cell office:value-type="float" office:value="271.681" calcext:value-type="float">
            <text:p>271.681</text:p>
          </table:table-cell>
          <table:table-cell office:value-type="float" office:value="2.77992496757208" calcext:value-type="float">
            <text:p>2.77992496757208</text:p>
          </table:table-cell>
          <table:table-cell office:value-type="float" office:value="0.789709475364524" calcext:value-type="float">
            <text:p>0.789709475364524</text:p>
          </table:table-cell>
          <table:table-cell office:value-type="float" office:value="0.952306980609894" calcext:value-type="float">
            <text:p>0.952306980609894</text:p>
          </table:table-cell>
          <table:table-cell office:value-type="float" office:value="-0.463035865002368" calcext:value-type="float">
            <text:p>-0.463035865002368</text:p>
          </table:table-cell>
          <table:table-cell office:value-type="float" office:value="-1.75273215372938" calcext:value-type="float">
            <text:p>-1.75273215372938</text:p>
          </table:table-cell>
          <table:table-cell office:value-type="float" office:value="-0.698443727526173" calcext:value-type="float">
            <text:p>-0.698443727526173</text:p>
          </table:table-cell>
          <table:table-cell table:formula="of:=SUBSTITUTE([.J275]; &quot;)&quot;; &quot;&quot;; 1)" office:value-type="string" office:string-value=" -2.7623899130561584" calcext:value-type="string">
            <text:p><text:s/>-2.7623899130561584</text:p>
          </table:table-cell>
          <table:table-cell/>
          <table:table-cell office:value-type="string" calcext:value-type="string">
            <text:p><text:s/>-2.7623899130561584)</text:p>
          </table:table-cell>
        </table:table-row>
        <table:table-row table:style-name="ro1">
          <table:table-cell office:value-type="float" office:value="271.781" calcext:value-type="float">
            <text:p>271.781</text:p>
          </table:table-cell>
          <table:table-cell office:value-type="float" office:value="2.81130405356745" calcext:value-type="float">
            <text:p>2.81130405356745</text:p>
          </table:table-cell>
          <table:table-cell office:value-type="float" office:value="0.87959293764322" calcext:value-type="float">
            <text:p>0.87959293764322</text:p>
          </table:table-cell>
          <table:table-cell office:value-type="float" office:value="0.9520338139534" calcext:value-type="float">
            <text:p>0.9520338139534</text:p>
          </table:table-cell>
          <table:table-cell office:value-type="float" office:value="-0.524774212435067" calcext:value-type="float">
            <text:p>-0.524774212435067</text:p>
          </table:table-cell>
          <table:table-cell office:value-type="float" office:value="-1.77992496757208" calcext:value-type="float">
            <text:p>-1.77992496757208</text:p>
          </table:table-cell>
          <table:table-cell office:value-type="float" office:value="-0.789709475364524" calcext:value-type="float">
            <text:p>-0.789709475364524</text:p>
          </table:table-cell>
          <table:table-cell table:formula="of:=SUBSTITUTE([.J276]; &quot;)&quot;; &quot;&quot;; 1)" office:value-type="string" office:string-value=" -2.724010439241611" calcext:value-type="string">
            <text:p><text:s/>-2.724010439241611</text:p>
          </table:table-cell>
          <table:table-cell/>
          <table:table-cell office:value-type="string" calcext:value-type="string">
            <text:p><text:s/>-2.724010439241611)</text:p>
          </table:table-cell>
        </table:table-row>
        <table:table-row table:style-name="ro1">
          <table:table-cell office:value-type="float" office:value="271.881" calcext:value-type="float">
            <text:p>271.881</text:p>
          </table:table-cell>
          <table:table-cell office:value-type="float" office:value="2.84735273157058" calcext:value-type="float">
            <text:p>2.84735273157058</text:p>
          </table:table-cell>
          <table:table-cell office:value-type="float" office:value="0.967702086212335" calcext:value-type="float">
            <text:p>0.967702086212335</text:p>
          </table:table-cell>
          <table:table-cell office:value-type="float" office:value="0.951983678817749" calcext:value-type="float">
            <text:p>0.951983678817749</text:p>
          </table:table-cell>
          <table:table-cell office:value-type="float" office:value="-0.572981765471309" calcext:value-type="float">
            <text:p>-0.572981765471309</text:p>
          </table:table-cell>
          <table:table-cell office:value-type="float" office:value="-1.81130405356745" calcext:value-type="float">
            <text:p>-1.81130405356745</text:p>
          </table:table-cell>
          <table:table-cell office:value-type="float" office:value="-0.87959293764322" calcext:value-type="float">
            <text:p>-0.87959293764322</text:p>
          </table:table-cell>
          <table:table-cell table:formula="of:=SUBSTITUTE([.J277]; &quot;)&quot;; &quot;&quot;; 1)" office:value-type="string" office:string-value=" -2.689520682788282" calcext:value-type="string">
            <text:p><text:s/>-2.689520682788282</text:p>
          </table:table-cell>
          <table:table-cell/>
          <table:table-cell office:value-type="string" calcext:value-type="string">
            <text:p><text:s/>-2.689520682788282)</text:p>
          </table:table-cell>
        </table:table-row>
        <table:table-row table:style-name="ro1">
          <table:table-cell office:value-type="float" office:value="271.981" calcext:value-type="float">
            <text:p>271.981</text:p>
          </table:table-cell>
          <table:table-cell office:value-type="float" office:value="2.88830997152696" calcext:value-type="float">
            <text:p>2.88830997152696</text:p>
          </table:table-cell>
          <table:table-cell office:value-type="float" office:value="1.05343894483905" calcext:value-type="float">
            <text:p>1.05343894483905</text:p>
          </table:table-cell>
          <table:table-cell office:value-type="float" office:value="0.950173901557922" calcext:value-type="float">
            <text:p>0.950173901557922</text:p>
          </table:table-cell>
          <table:table-cell office:value-type="float" office:value="-0.627417116280062" calcext:value-type="float">
            <text:p>-0.627417116280062</text:p>
          </table:table-cell>
          <table:table-cell office:value-type="float" office:value="-1.84735273157058" calcext:value-type="float">
            <text:p>-1.84735273157058</text:p>
          </table:table-cell>
          <table:table-cell office:value-type="float" office:value="-0.967702086212335" calcext:value-type="float">
            <text:p>-0.967702086212335</text:p>
          </table:table-cell>
          <table:table-cell table:formula="of:=SUBSTITUTE([.J278]; &quot;)&quot;; &quot;&quot;; 1)" office:value-type="string" office:string-value=" -2.6590618873218244" calcext:value-type="string">
            <text:p><text:s/>-2.6590618873218244</text:p>
          </table:table-cell>
          <table:table-cell/>
          <table:table-cell office:value-type="string" calcext:value-type="string">
            <text:p><text:s/>-2.6590618873218244)</text:p>
          </table:table-cell>
        </table:table-row>
        <table:table-row table:style-name="ro1">
          <table:table-cell office:value-type="float" office:value="272.081" calcext:value-type="float">
            <text:p>272.081</text:p>
          </table:table-cell>
          <table:table-cell office:value-type="float" office:value="2.9348092603574" calcext:value-type="float">
            <text:p>2.9348092603574</text:p>
          </table:table-cell>
          <table:table-cell office:value-type="float" office:value="1.13688210662895" calcext:value-type="float">
            <text:p>1.13688210662895</text:p>
          </table:table-cell>
          <table:table-cell office:value-type="float" office:value="0.955245785713196" calcext:value-type="float">
            <text:p>0.955245785713196</text:p>
          </table:table-cell>
          <table:table-cell office:value-type="float" office:value="-0.629637143698083" calcext:value-type="float">
            <text:p>-0.629637143698083</text:p>
          </table:table-cell>
          <table:table-cell office:value-type="float" office:value="-1.88830997152696" calcext:value-type="float">
            <text:p>-1.88830997152696</text:p>
          </table:table-cell>
          <table:table-cell office:value-type="float" office:value="-1.05343894483905" calcext:value-type="float">
            <text:p>-1.05343894483905</text:p>
          </table:table-cell>
          <table:table-cell table:formula="of:=SUBSTITUTE([.J279]; &quot;)&quot;; &quot;&quot;; 1)" office:value-type="string" office:string-value=" -2.632724288795577" calcext:value-type="string">
            <text:p><text:s/>-2.632724288795577</text:p>
          </table:table-cell>
          <table:table-cell/>
          <table:table-cell office:value-type="string" calcext:value-type="string">
            <text:p><text:s/>-2.632724288795577)</text:p>
          </table:table-cell>
        </table:table-row>
        <table:table-row table:style-name="ro1">
          <table:table-cell office:value-type="float" office:value="272.181" calcext:value-type="float">
            <text:p>272.181</text:p>
          </table:table-cell>
          <table:table-cell office:value-type="float" office:value="2.98655021688823" calcext:value-type="float">
            <text:p>2.98655021688823</text:p>
          </table:table-cell>
          <table:table-cell office:value-type="float" office:value="1.21736379506745" calcext:value-type="float">
            <text:p>1.21736379506745</text:p>
          </table:table-cell>
          <table:table-cell office:value-type="float" office:value="0.956787790298462" calcext:value-type="float">
            <text:p>0.956787790298462</text:p>
          </table:table-cell>
          <table:table-cell office:value-type="float" office:value="-0.656919226588973" calcext:value-type="float">
            <text:p>-0.656919226588973</text:p>
          </table:table-cell>
          <table:table-cell office:value-type="float" office:value="-1.9348092603574" calcext:value-type="float">
            <text:p>-1.9348092603574</text:p>
          </table:table-cell>
          <table:table-cell office:value-type="float" office:value="-1.13688210662895" calcext:value-type="float">
            <text:p>-1.13688210662895</text:p>
          </table:table-cell>
          <table:table-cell table:formula="of:=SUBSTITUTE([.J280]; &quot;)&quot;; &quot;&quot;; 1)" office:value-type="string" office:string-value=" -2.610345235981822" calcext:value-type="string">
            <text:p><text:s/>-2.610345235981822</text:p>
          </table:table-cell>
          <table:table-cell/>
          <table:table-cell office:value-type="string" calcext:value-type="string">
            <text:p><text:s/>-2.610345235981822)</text:p>
          </table:table-cell>
        </table:table-row>
        <table:table-row table:style-name="ro1">
          <table:table-cell office:value-type="float" office:value="272.281" calcext:value-type="float">
            <text:p>272.281</text:p>
          </table:table-cell>
          <table:table-cell office:value-type="float" office:value="3.04342279196114" calcext:value-type="float">
            <text:p>3.04342279196114</text:p>
          </table:table-cell>
          <table:table-cell office:value-type="float" office:value="1.29422134922079" calcext:value-type="float">
            <text:p>1.29422134922079</text:p>
          </table:table-cell>
          <table:table-cell office:value-type="float" office:value="0.9561157579422" calcext:value-type="float">
            <text:p>0.9561157579422</text:p>
          </table:table-cell>
          <table:table-cell office:value-type="float" office:value="-0.639262291322271" calcext:value-type="float">
            <text:p>-0.639262291322271</text:p>
          </table:table-cell>
          <table:table-cell office:value-type="float" office:value="-1.98655021688823" calcext:value-type="float">
            <text:p>-1.98655021688823</text:p>
          </table:table-cell>
          <table:table-cell office:value-type="float" office:value="-1.21736379506745" calcext:value-type="float">
            <text:p>-1.21736379506745</text:p>
          </table:table-cell>
          <table:table-cell table:formula="of:=SUBSTITUTE([.J281]; &quot;)&quot;; &quot;&quot;; 1)" office:value-type="string" office:string-value=" -2.591812381517806" calcext:value-type="string">
            <text:p><text:s/>-2.591812381517806</text:p>
          </table:table-cell>
          <table:table-cell/>
          <table:table-cell office:value-type="string" calcext:value-type="string">
            <text:p><text:s/>-2.591812381517806)</text:p>
          </table:table-cell>
        </table:table-row>
        <table:table-row table:style-name="ro1">
          <table:table-cell office:value-type="float" office:value="272.382" calcext:value-type="float">
            <text:p>272.382</text:p>
          </table:table-cell>
          <table:table-cell office:value-type="float" office:value="3.10566889295867" calcext:value-type="float">
            <text:p>3.10566889295867</text:p>
          </table:table-cell>
          <table:table-cell office:value-type="float" office:value="1.36797576723677" calcext:value-type="float">
            <text:p>1.36797576723677</text:p>
          </table:table-cell>
          <table:table-cell office:value-type="float" office:value="0.955550256729126" calcext:value-type="float">
            <text:p>0.955550256729126</text:p>
          </table:table-cell>
          <table:table-cell office:value-type="float" office:value="-0.665763360908233" calcext:value-type="float">
            <text:p>-0.665763360908233</text:p>
          </table:table-cell>
          <table:table-cell office:value-type="float" office:value="-2.04342279196114" calcext:value-type="float">
            <text:p>-2.04342279196114</text:p>
          </table:table-cell>
          <table:table-cell office:value-type="float" office:value="-1.29422134922079" calcext:value-type="float">
            <text:p>-1.29422134922079</text:p>
          </table:table-cell>
          <table:table-cell table:formula="of:=SUBSTITUTE([.J282]; &quot;)&quot;; &quot;&quot;; 1)" office:value-type="string" office:string-value=" -2.577004545574405" calcext:value-type="string">
            <text:p><text:s/>-2.577004545574405</text:p>
          </table:table-cell>
          <table:table-cell/>
          <table:table-cell office:value-type="string" calcext:value-type="string">
            <text:p><text:s/>-2.577004545574405)</text:p>
          </table:table-cell>
        </table:table-row>
        <table:table-row table:style-name="ro1">
          <table:table-cell office:value-type="float" office:value="272.481" calcext:value-type="float">
            <text:p>272.481</text:p>
          </table:table-cell>
          <table:table-cell office:value-type="float" office:value="3.17172926945309" calcext:value-type="float">
            <text:p>3.17172926945309</text:p>
          </table:table-cell>
          <table:table-cell office:value-type="float" office:value="1.43634540069551" calcext:value-type="float">
            <text:p>1.43634540069551</text:p>
          </table:table-cell>
          <table:table-cell office:value-type="float" office:value="0.960307026386261" calcext:value-type="float">
            <text:p>0.960307026386261</text:p>
          </table:table-cell>
          <table:table-cell office:value-type="float" office:value="-0.648199845509357" calcext:value-type="float">
            <text:p>-0.648199845509357</text:p>
          </table:table-cell>
          <table:table-cell office:value-type="float" office:value="-2.10566889295867" calcext:value-type="float">
            <text:p>-2.10566889295867</text:p>
          </table:table-cell>
          <table:table-cell office:value-type="float" office:value="-1.36797576723677" calcext:value-type="float">
            <text:p>-1.36797576723677</text:p>
          </table:table-cell>
          <table:table-cell table:formula="of:=SUBSTITUTE([.J283]; &quot;)&quot;; &quot;&quot;; 1)" office:value-type="string" office:string-value=" -2.5654541768853996" calcext:value-type="string">
            <text:p><text:s/>-2.5654541768853996</text:p>
          </table:table-cell>
          <table:table-cell/>
          <table:table-cell office:value-type="string" calcext:value-type="string">
            <text:p><text:s/>-2.5654541768853996)</text:p>
          </table:table-cell>
        </table:table-row>
        <table:table-row table:style-name="ro1">
          <table:table-cell office:value-type="float" office:value="272.581" calcext:value-type="float">
            <text:p>272.581</text:p>
          </table:table-cell>
          <table:table-cell office:value-type="float" office:value="3.24284470840559" calcext:value-type="float">
            <text:p>3.24284470840559</text:p>
          </table:table-cell>
          <table:table-cell office:value-type="float" office:value="1.5010721844935" calcext:value-type="float">
            <text:p>1.5010721844935</text:p>
          </table:table-cell>
          <table:table-cell office:value-type="float" office:value="0.961611262321472" calcext:value-type="float">
            <text:p>0.961611262321472</text:p>
          </table:table-cell>
          <table:table-cell office:value-type="float" office:value="-0.638389598892396" calcext:value-type="float">
            <text:p>-0.638389598892396</text:p>
          </table:table-cell>
          <table:table-cell office:value-type="float" office:value="-2.17172926945309" calcext:value-type="float">
            <text:p>-2.17172926945309</text:p>
          </table:table-cell>
          <table:table-cell office:value-type="float" office:value="-1.43634540069551" calcext:value-type="float">
            <text:p>-1.43634540069551</text:p>
          </table:table-cell>
          <table:table-cell table:formula="of:=SUBSTITUTE([.J284]; &quot;)&quot;; &quot;&quot;; 1)" office:value-type="string" office:string-value=" -2.5572567125532895" calcext:value-type="string">
            <text:p><text:s/>-2.5572567125532895</text:p>
          </table:table-cell>
          <table:table-cell/>
          <table:table-cell office:value-type="string" calcext:value-type="string">
            <text:p><text:s/>-2.5572567125532895)</text:p>
          </table:table-cell>
        </table:table-row>
        <table:table-row table:style-name="ro1">
          <table:table-cell office:value-type="float" office:value="272.681" calcext:value-type="float">
            <text:p>272.681</text:p>
          </table:table-cell>
          <table:table-cell office:value-type="float" office:value="3.31791626907496" calcext:value-type="float">
            <text:p>3.31791626907496</text:p>
          </table:table-cell>
          <table:table-cell office:value-type="float" office:value="1.56110763486067" calcext:value-type="float">
            <text:p>1.56110763486067</text:p>
          </table:table-cell>
          <table:table-cell office:value-type="float" office:value="0.961248902320862" calcext:value-type="float">
            <text:p>0.961248902320862</text:p>
          </table:table-cell>
          <table:table-cell office:value-type="float" office:value="-0.624460174376706" calcext:value-type="float">
            <text:p>-0.624460174376706</text:p>
          </table:table-cell>
          <table:table-cell office:value-type="float" office:value="-2.24284470840559" calcext:value-type="float">
            <text:p>-2.24284470840559</text:p>
          </table:table-cell>
          <table:table-cell office:value-type="float" office:value="-1.5010721844935" calcext:value-type="float">
            <text:p>-1.5010721844935</text:p>
          </table:table-cell>
          <table:table-cell table:formula="of:=SUBSTITUTE([.J285]; &quot;)&quot;; &quot;&quot;; 1)" office:value-type="string" office:string-value=" -2.551788827473344" calcext:value-type="string">
            <text:p><text:s/>-2.551788827473344</text:p>
          </table:table-cell>
          <table:table-cell/>
          <table:table-cell office:value-type="string" calcext:value-type="string">
            <text:p><text:s/>-2.551788827473344)</text:p>
          </table:table-cell>
        </table:table-row>
        <table:table-row table:style-name="ro1">
          <table:table-cell office:value-type="float" office:value="272.781" calcext:value-type="float">
            <text:p>272.781</text:p>
          </table:table-cell>
          <table:table-cell office:value-type="float" office:value="3.39665382673457" calcext:value-type="float">
            <text:p>3.39665382673457</text:p>
          </table:table-cell>
          <table:table-cell office:value-type="float" office:value="1.61638737889444" calcext:value-type="float">
            <text:p>1.61638737889444</text:p>
          </table:table-cell>
          <table:table-cell office:value-type="float" office:value="0.96205265378952" calcext:value-type="float">
            <text:p>0.96205265378952</text:p>
          </table:table-cell>
          <table:table-cell office:value-type="float" office:value="-0.627256387687591" calcext:value-type="float">
            <text:p>-0.627256387687591</text:p>
          </table:table-cell>
          <table:table-cell office:value-type="float" office:value="-2.31791626907496" calcext:value-type="float">
            <text:p>-2.31791626907496</text:p>
          </table:table-cell>
          <table:table-cell office:value-type="float" office:value="-1.56110763486067" calcext:value-type="float">
            <text:p>-1.56110763486067</text:p>
          </table:table-cell>
          <table:table-cell table:formula="of:=SUBSTITUTE([.J286]; &quot;)&quot;; &quot;&quot;; 1)" office:value-type="string" office:string-value=" -2.548876851938816" calcext:value-type="string">
            <text:p><text:s/>-2.548876851938816</text:p>
          </table:table-cell>
          <table:table-cell/>
          <table:table-cell office:value-type="string" calcext:value-type="string">
            <text:p><text:s/>-2.548876851938816)</text:p>
          </table:table-cell>
        </table:table-row>
        <table:table-row table:style-name="ro1">
          <table:table-cell office:value-type="float" office:value="272.881" calcext:value-type="float">
            <text:p>272.881</text:p>
          </table:table-cell>
          <table:table-cell office:value-type="float" office:value="3.47863853516813" calcext:value-type="float">
            <text:p>3.47863853516813</text:p>
          </table:table-cell>
          <table:table-cell office:value-type="float" office:value="1.66658409617119" calcext:value-type="float">
            <text:p>1.66658409617119</text:p>
          </table:table-cell>
          <table:table-cell office:value-type="float" office:value="0.961311751842499" calcext:value-type="float">
            <text:p>0.961311751842499</text:p>
          </table:table-cell>
          <table:table-cell office:value-type="float" office:value="-0.615823188460017" calcext:value-type="float">
            <text:p>-0.615823188460017</text:p>
          </table:table-cell>
          <table:table-cell office:value-type="float" office:value="-2.39665382673457" calcext:value-type="float">
            <text:p>-2.39665382673457</text:p>
          </table:table-cell>
          <table:table-cell office:value-type="float" office:value="-1.61638737889444" calcext:value-type="float">
            <text:p>-1.61638737889444</text:p>
          </table:table-cell>
          <table:table-cell table:formula="of:=SUBSTITUTE([.J287]; &quot;)&quot;; &quot;&quot;; 1)" office:value-type="string" office:string-value=" -2.548231193473888" calcext:value-type="string">
            <text:p><text:s/>-2.548231193473888</text:p>
          </table:table-cell>
          <table:table-cell/>
          <table:table-cell office:value-type="string" calcext:value-type="string">
            <text:p><text:s/>-2.548231193473888)</text:p>
          </table:table-cell>
        </table:table-row>
        <table:table-row table:style-name="ro1">
          <table:table-cell office:value-type="float" office:value="272.981" calcext:value-type="float">
            <text:p>272.981</text:p>
          </table:table-cell>
          <table:table-cell office:value-type="float" office:value="3.56399036202563" calcext:value-type="float">
            <text:p>3.56399036202563</text:p>
          </table:table-cell>
          <table:table-cell office:value-type="float" office:value="1.71186991672195" calcext:value-type="float">
            <text:p>1.71186991672195</text:p>
          </table:table-cell>
          <table:table-cell office:value-type="float" office:value="0.966216326236725" calcext:value-type="float">
            <text:p>0.966216326236725</text:p>
          </table:table-cell>
          <table:table-cell office:value-type="float" office:value="-0.61875111798206" calcext:value-type="float">
            <text:p>-0.61875111798206</text:p>
          </table:table-cell>
          <table:table-cell office:value-type="float" office:value="-2.47863853516813" calcext:value-type="float">
            <text:p>-2.47863853516813</text:p>
          </table:table-cell>
          <table:table-cell office:value-type="float" office:value="-1.66658409617119" calcext:value-type="float">
            <text:p>-1.66658409617119</text:p>
          </table:table-cell>
          <table:table-cell table:formula="of:=SUBSTITUTE([.J288]; &quot;)&quot;; &quot;&quot;; 1)" office:value-type="string" office:string-value=" -2.5496458892649003" calcext:value-type="string">
            <text:p><text:s/>-2.5496458892649003</text:p>
          </table:table-cell>
          <table:table-cell/>
          <table:table-cell office:value-type="string" calcext:value-type="string">
            <text:p><text:s/>-2.5496458892649003)</text:p>
          </table:table-cell>
        </table:table-row>
        <table:table-row table:style-name="ro1">
          <table:table-cell office:value-type="float" office:value="273.081" calcext:value-type="float">
            <text:p>273.081</text:p>
          </table:table-cell>
          <table:table-cell office:value-type="float" office:value="3.65174132820454" calcext:value-type="float">
            <text:p>3.65174132820454</text:p>
          </table:table-cell>
          <table:table-cell office:value-type="float" office:value="1.75168339704276" calcext:value-type="float">
            <text:p>1.75168339704276</text:p>
          </table:table-cell>
          <table:table-cell office:value-type="float" office:value="0.963604964733124" calcext:value-type="float">
            <text:p>0.963604964733124</text:p>
          </table:table-cell>
          <table:table-cell office:value-type="float" office:value="-0.578312500413642" calcext:value-type="float">
            <text:p>-0.578312500413642</text:p>
          </table:table-cell>
          <table:table-cell office:value-type="float" office:value="-2.56399036202563" calcext:value-type="float">
            <text:p>-2.56399036202563</text:p>
          </table:table-cell>
          <table:table-cell office:value-type="float" office:value="-1.71186991672195" calcext:value-type="float">
            <text:p>-1.71186991672195</text:p>
          </table:table-cell>
          <table:table-cell table:formula="of:=SUBSTITUTE([.J289]; &quot;)&quot;; &quot;&quot;; 1)" office:value-type="string" office:string-value=" -2.5529037219277266" calcext:value-type="string">
            <text:p><text:s/>-2.5529037219277266</text:p>
          </table:table-cell>
          <table:table-cell/>
          <table:table-cell office:value-type="string" calcext:value-type="string">
            <text:p><text:s/>-2.5529037219277266)</text:p>
          </table:table-cell>
        </table:table-row>
        <table:table-row table:style-name="ro1">
          <table:table-cell office:value-type="float" office:value="273.181" calcext:value-type="float">
            <text:p>273.181</text:p>
          </table:table-cell>
          <table:table-cell office:value-type="float" office:value="3.74183297934455" calcext:value-type="float">
            <text:p>3.74183297934455</text:p>
          </table:table-cell>
          <table:table-cell office:value-type="float" office:value="1.78643021442195" calcext:value-type="float">
            <text:p>1.78643021442195</text:p>
          </table:table-cell>
          <table:table-cell office:value-type="float" office:value="0.965600689888" calcext:value-type="float">
            <text:p>0.965600689888</text:p>
          </table:table-cell>
          <table:table-cell office:value-type="float" office:value="-0.59018262610378" calcext:value-type="float">
            <text:p>-0.59018262610378</text:p>
          </table:table-cell>
          <table:table-cell office:value-type="float" office:value="-2.65174132820454" calcext:value-type="float">
            <text:p>-2.65174132820454</text:p>
          </table:table-cell>
          <table:table-cell office:value-type="float" office:value="-1.75168339704276" calcext:value-type="float">
            <text:p>-1.75168339704276</text:p>
          </table:table-cell>
          <table:table-cell table:formula="of:=SUBSTITUTE([.J290]; &quot;)&quot;; &quot;&quot;; 1)" office:value-type="string" office:string-value=" -2.5578167632392343" calcext:value-type="string">
            <text:p><text:s/>-2.5578167632392343</text:p>
          </table:table-cell>
          <table:table-cell/>
          <table:table-cell office:value-type="string" calcext:value-type="string">
            <text:p><text:s/>-2.5578167632392343)</text:p>
          </table:table-cell>
        </table:table-row>
        <table:table-row table:style-name="ro1">
          <table:table-cell office:value-type="float" office:value="273.281" calcext:value-type="float">
            <text:p>273.281</text:p>
          </table:table-cell>
          <table:table-cell office:value-type="float" office:value="3.83379625489349" calcext:value-type="float">
            <text:p>3.83379625489349</text:p>
          </table:table-cell>
          <table:table-cell office:value-type="float" office:value="1.81579585448834" calcext:value-type="float">
            <text:p>1.81579585448834</text:p>
          </table:table-cell>
          <table:table-cell office:value-type="float" office:value="0.9653799700737" calcext:value-type="float">
            <text:p>0.9653799700737</text:p>
          </table:table-cell>
          <table:table-cell office:value-type="float" office:value="-0.582760678716453" calcext:value-type="float">
            <text:p>-0.582760678716453</text:p>
          </table:table-cell>
          <table:table-cell office:value-type="float" office:value="-2.74183297934455" calcext:value-type="float">
            <text:p>-2.74183297934455</text:p>
          </table:table-cell>
          <table:table-cell office:value-type="float" office:value="-1.78643021442195" calcext:value-type="float">
            <text:p>-1.78643021442195</text:p>
          </table:table-cell>
          <table:table-cell table:formula="of:=SUBSTITUTE([.J291]; &quot;)&quot;; &quot;&quot;; 1)" office:value-type="string" office:string-value=" -2.564131406230165" calcext:value-type="string">
            <text:p><text:s/>-2.564131406230165</text:p>
          </table:table-cell>
          <table:table-cell/>
          <table:table-cell office:value-type="string" calcext:value-type="string">
            <text:p><text:s/>-2.564131406230165)</text:p>
          </table:table-cell>
        </table:table-row>
        <table:table-row table:style-name="ro1">
          <table:table-cell office:value-type="float" office:value="273.381" calcext:value-type="float">
            <text:p>273.381</text:p>
          </table:table-cell>
          <table:table-cell office:value-type="float" office:value="3.92750092260574" calcext:value-type="float">
            <text:p>3.92750092260574</text:p>
          </table:table-cell>
          <table:table-cell office:value-type="float" office:value="1.83980337048403" calcext:value-type="float">
            <text:p>1.83980337048403</text:p>
          </table:table-cell>
          <table:table-cell office:value-type="float" office:value="0.967312026977539" calcext:value-type="float">
            <text:p>0.967312026977539</text:p>
          </table:table-cell>
          <table:table-cell office:value-type="float" office:value="-0.573968186435929" calcext:value-type="float">
            <text:p>-0.573968186435929</text:p>
          </table:table-cell>
          <table:table-cell office:value-type="float" office:value="-2.83379625489349" calcext:value-type="float">
            <text:p>-2.83379625489349</text:p>
          </table:table-cell>
          <table:table-cell office:value-type="float" office:value="-1.81579585448834" calcext:value-type="float">
            <text:p>-1.81579585448834</text:p>
          </table:table-cell>
          <table:table-cell table:formula="of:=SUBSTITUTE([.J292]; &quot;)&quot;; &quot;&quot;; 1)" office:value-type="string" office:string-value=" -2.571737344791621" calcext:value-type="string">
            <text:p><text:s/>-2.571737344791621</text:p>
          </table:table-cell>
          <table:table-cell/>
          <table:table-cell office:value-type="string" calcext:value-type="string">
            <text:p><text:s/>-2.571737344791621)</text:p>
          </table:table-cell>
        </table:table-row>
        <table:table-row table:style-name="ro1">
          <table:table-cell office:value-type="float" office:value="273.481" calcext:value-type="float">
            <text:p>273.481</text:p>
          </table:table-cell>
          <table:table-cell office:value-type="float" office:value="4.02227886683963" calcext:value-type="float">
            <text:p>4.02227886683963</text:p>
          </table:table-cell>
          <table:table-cell office:value-type="float" office:value="1.85836665140015" calcext:value-type="float">
            <text:p>1.85836665140015</text:p>
          </table:table-cell>
          <table:table-cell office:value-type="float" office:value="0.965787456512451" calcext:value-type="float">
            <text:p>0.965787456512451</text:p>
          </table:table-cell>
          <table:table-cell office:value-type="float" office:value="-0.569075538451413" calcext:value-type="float">
            <text:p>-0.569075538451413</text:p>
          </table:table-cell>
          <table:table-cell office:value-type="float" office:value="-2.92750092260574" calcext:value-type="float">
            <text:p>-2.92750092260574</text:p>
          </table:table-cell>
          <table:table-cell office:value-type="float" office:value="-1.83980337048403" calcext:value-type="float">
            <text:p>-1.83980337048403</text:p>
          </table:table-cell>
          <table:table-cell table:formula="of:=SUBSTITUTE([.J293]; &quot;)&quot;; &quot;&quot;; 1)" office:value-type="string" office:string-value=" -2.580512510363326" calcext:value-type="string">
            <text:p><text:s/>-2.580512510363326</text:p>
          </table:table-cell>
          <table:table-cell/>
          <table:table-cell office:value-type="string" calcext:value-type="string">
            <text:p><text:s/>-2.580512510363326)</text:p>
          </table:table-cell>
        </table:table-row>
        <table:table-row table:style-name="ro1">
          <table:table-cell office:value-type="float" office:value="273.581" calcext:value-type="float">
            <text:p>273.581</text:p>
          </table:table-cell>
          <table:table-cell office:value-type="float" office:value="4.11857124303373" calcext:value-type="float">
            <text:p>4.11857124303373</text:p>
          </table:table-cell>
          <table:table-cell office:value-type="float" office:value="1.87159328072463" calcext:value-type="float">
            <text:p>1.87159328072463</text:p>
          </table:table-cell>
          <table:table-cell office:value-type="float" office:value="0.971965299606323" calcext:value-type="float">
            <text:p>0.971965299606323</text:p>
          </table:table-cell>
          <table:table-cell office:value-type="float" office:value="-0.547231536313712" calcext:value-type="float">
            <text:p>-0.547231536313712</text:p>
          </table:table-cell>
          <table:table-cell office:value-type="float" office:value="-3.02227886683963" calcext:value-type="float">
            <text:p>-3.02227886683963</text:p>
          </table:table-cell>
          <table:table-cell office:value-type="float" office:value="-1.85836665140015" calcext:value-type="float">
            <text:p>-1.85836665140015</text:p>
          </table:table-cell>
          <table:table-cell table:formula="of:=SUBSTITUTE([.J294]; &quot;)&quot;; &quot;&quot;; 1)" office:value-type="string" office:string-value=" -2.590297082113634" calcext:value-type="string">
            <text:p><text:s/>-2.590297082113634</text:p>
          </table:table-cell>
          <table:table-cell/>
          <table:table-cell office:value-type="string" calcext:value-type="string">
            <text:p><text:s/>-2.590297082113634)</text:p>
          </table:table-cell>
        </table:table-row>
        <table:table-row table:style-name="ro1">
          <table:table-cell office:value-type="float" office:value="273.681" calcext:value-type="float">
            <text:p>273.681</text:p>
          </table:table-cell>
          <table:table-cell office:value-type="float" office:value="4.21548063044219" calcext:value-type="float">
            <text:p>4.21548063044219</text:p>
          </table:table-cell>
          <table:table-cell office:value-type="float" office:value="1.87953640885204" calcext:value-type="float">
            <text:p>1.87953640885204</text:p>
          </table:table-cell>
          <table:table-cell office:value-type="float" office:value="0.972343697071076" calcext:value-type="float">
            <text:p>0.972343697071076</text:p>
          </table:table-cell>
          <table:table-cell office:value-type="float" office:value="-0.530841281615108" calcext:value-type="float">
            <text:p>-0.530841281615108</text:p>
          </table:table-cell>
          <table:table-cell office:value-type="float" office:value="-3.11857124303372" calcext:value-type="float">
            <text:p>-3.11857124303372</text:p>
          </table:table-cell>
          <table:table-cell office:value-type="float" office:value="-1.87159328072463" calcext:value-type="float">
            <text:p>-1.87159328072463</text:p>
          </table:table-cell>
          <table:table-cell table:formula="of:=SUBSTITUTE([.J295]; &quot;)&quot;; &quot;&quot;; 1)" office:value-type="string" office:string-value=" -2.6010669333469587" calcext:value-type="string">
            <text:p><text:s/>-2.6010669333469587</text:p>
          </table:table-cell>
          <table:table-cell/>
          <table:table-cell office:value-type="string" calcext:value-type="string">
            <text:p><text:s/>-2.6010669333469587)</text:p>
          </table:table-cell>
        </table:table-row>
        <table:table-row table:style-name="ro1">
          <table:table-cell office:value-type="float" office:value="273.781" calcext:value-type="float">
            <text:p>273.781</text:p>
          </table:table-cell>
          <table:table-cell office:value-type="float" office:value="4.31258837835835" calcext:value-type="float">
            <text:p>4.31258837835835</text:p>
          </table:table-cell>
          <table:table-cell office:value-type="float" office:value="1.88232392793751" calcext:value-type="float">
            <text:p>1.88232392793751</text:p>
          </table:table-cell>
          <table:table-cell office:value-type="float" office:value="0.971477481365204" calcext:value-type="float">
            <text:p>0.971477481365204</text:p>
          </table:table-cell>
          <table:table-cell office:value-type="float" office:value="-0.51139486266906" calcext:value-type="float">
            <text:p>-0.51139486266906</text:p>
          </table:table-cell>
          <table:table-cell office:value-type="float" office:value="-3.21548063044219" calcext:value-type="float">
            <text:p>-3.21548063044219</text:p>
          </table:table-cell>
          <table:table-cell office:value-type="float" office:value="-1.87953640885204" calcext:value-type="float">
            <text:p>-1.87953640885204</text:p>
          </table:table-cell>
          <table:table-cell table:formula="of:=SUBSTITUTE([.J296]; &quot;)&quot;; &quot;&quot;; 1)" office:value-type="string" office:string-value=" -2.6126277870161956" calcext:value-type="string">
            <text:p><text:s/>-2.6126277870161956</text:p>
          </table:table-cell>
          <table:table-cell/>
          <table:table-cell office:value-type="string" calcext:value-type="string">
            <text:p><text:s/>-2.6126277870161956)</text:p>
          </table:table-cell>
        </table:table-row>
        <table:table-row table:style-name="ro1">
          <table:table-cell office:value-type="float" office:value="273.881" calcext:value-type="float">
            <text:p>273.881</text:p>
          </table:table-cell>
          <table:table-cell office:value-type="float" office:value="4.40977811819422" calcext:value-type="float">
            <text:p>4.40977811819422</text:p>
          </table:table-cell>
          <table:table-cell office:value-type="float" office:value="1.88014243512061" calcext:value-type="float">
            <text:p>1.88014243512061</text:p>
          </table:table-cell>
          <table:table-cell office:value-type="float" office:value="0.972142193317413" calcext:value-type="float">
            <text:p>0.972142193317413</text:p>
          </table:table-cell>
          <table:table-cell office:value-type="float" office:value="-0.512547234454787" calcext:value-type="float">
            <text:p>-0.512547234454787</text:p>
          </table:table-cell>
          <table:table-cell office:value-type="float" office:value="-3.31258837835835" calcext:value-type="float">
            <text:p>-3.31258837835835</text:p>
          </table:table-cell>
          <table:table-cell office:value-type="float" office:value="-1.88232392793751" calcext:value-type="float">
            <text:p>-1.88232392793751</text:p>
          </table:table-cell>
          <table:table-cell table:formula="of:=SUBSTITUTE([.J297]; &quot;)&quot;; &quot;&quot;; 1)" office:value-type="string" office:string-value=" -2.6248583918953208" calcext:value-type="string">
            <text:p><text:s/>-2.6248583918953208</text:p>
          </table:table-cell>
          <table:table-cell/>
          <table:table-cell office:value-type="string" calcext:value-type="string">
            <text:p><text:s/>-2.6248583918953208)</text:p>
          </table:table-cell>
        </table:table-row>
        <table:table-row table:style-name="ro1">
          <table:table-cell office:value-type="float" office:value="273.981" calcext:value-type="float">
            <text:p>273.981</text:p>
          </table:table-cell>
          <table:table-cell office:value-type="float" office:value="4.50650705902684" calcext:value-type="float">
            <text:p>4.50650705902684</text:p>
          </table:table-cell>
          <table:table-cell office:value-type="float" office:value="1.87300090094498" calcext:value-type="float">
            <text:p>1.87300090094498</text:p>
          </table:table-cell>
          <table:table-cell office:value-type="float" office:value="0.969922136306763" calcext:value-type="float">
            <text:p>0.969922136306763</text:p>
          </table:table-cell>
          <table:table-cell office:value-type="float" office:value="-0.483434470303087" calcext:value-type="float">
            <text:p>-0.483434470303087</text:p>
          </table:table-cell>
          <table:table-cell office:value-type="float" office:value="-3.40977811819422" calcext:value-type="float">
            <text:p>-3.40977811819422</text:p>
          </table:table-cell>
          <table:table-cell office:value-type="float" office:value="-1.88014243512061" calcext:value-type="float">
            <text:p>-1.88014243512061</text:p>
          </table:table-cell>
          <table:table-cell table:formula="of:=SUBSTITUTE([.J298]; &quot;)&quot;; &quot;&quot;; 1)" office:value-type="string" office:string-value=" -2.6376772954551617" calcext:value-type="string">
            <text:p><text:s/>-2.6376772954551617</text:p>
          </table:table-cell>
          <table:table-cell/>
          <table:table-cell office:value-type="string" calcext:value-type="string">
            <text:p><text:s/>-2.6376772954551617)</text:p>
          </table:table-cell>
        </table:table-row>
        <table:table-row table:style-name="ro1">
          <table:table-cell office:value-type="float" office:value="274.081" calcext:value-type="float">
            <text:p>274.081</text:p>
          </table:table-cell>
          <table:table-cell office:value-type="float" office:value="4.60300004887803" calcext:value-type="float">
            <text:p>4.60300004887803</text:p>
          </table:table-cell>
          <table:table-cell office:value-type="float" office:value="1.86116607196886" calcext:value-type="float">
            <text:p>1.86116607196886</text:p>
          </table:table-cell>
          <table:table-cell office:value-type="float" office:value="0.972160494327545" calcext:value-type="float">
            <text:p>0.972160494327545</text:p>
          </table:table-cell>
          <table:table-cell office:value-type="float" office:value="-0.505152558705893" calcext:value-type="float">
            <text:p>-0.505152558705893</text:p>
          </table:table-cell>
          <table:table-cell office:value-type="float" office:value="-3.50650705902684" calcext:value-type="float">
            <text:p>-3.50650705902684</text:p>
          </table:table-cell>
          <table:table-cell office:value-type="float" office:value="-1.87300090094498" calcext:value-type="float">
            <text:p>-1.87300090094498</text:p>
          </table:table-cell>
          <table:table-cell table:formula="of:=SUBSTITUTE([.J299]; &quot;)&quot;; &quot;&quot;; 1)" office:value-type="string" office:string-value=" -2.650999695331904" calcext:value-type="string">
            <text:p><text:s/>-2.650999695331904</text:p>
          </table:table-cell>
          <table:table-cell/>
          <table:table-cell office:value-type="string" calcext:value-type="string">
            <text:p><text:s/>-2.650999695331904)</text:p>
          </table:table-cell>
        </table:table-row>
        <table:table-row table:style-name="ro1">
          <table:table-cell office:value-type="float" office:value="274.181" calcext:value-type="float">
            <text:p>274.181</text:p>
          </table:table-cell>
          <table:table-cell office:value-type="float" office:value="4.69870145295347" calcext:value-type="float">
            <text:p>4.69870145295347</text:p>
          </table:table-cell>
          <table:table-cell office:value-type="float" office:value="1.8444864036329" calcext:value-type="float">
            <text:p>1.8444864036329</text:p>
          </table:table-cell>
          <table:table-cell office:value-type="float" office:value="0.971440686702728" calcext:value-type="float">
            <text:p>0.971440686702728</text:p>
          </table:table-cell>
          <table:table-cell office:value-type="float" office:value="-0.511695430939456" calcext:value-type="float">
            <text:p>-0.511695430939456</text:p>
          </table:table-cell>
          <table:table-cell office:value-type="float" office:value="-3.60300004887803" calcext:value-type="float">
            <text:p>-3.60300004887803</text:p>
          </table:table-cell>
          <table:table-cell office:value-type="float" office:value="-1.86116607196886" calcext:value-type="float">
            <text:p>-1.86116607196886</text:p>
          </table:table-cell>
          <table:table-cell table:formula="of:=SUBSTITUTE([.J300]; &quot;)&quot;; &quot;&quot;; 1)" office:value-type="string" office:string-value=" -2.6647849013061014" calcext:value-type="string">
            <text:p><text:s/>-2.6647849013061014</text:p>
          </table:table-cell>
          <table:table-cell/>
          <table:table-cell office:value-type="string" calcext:value-type="string">
            <text:p><text:s/>-2.6647849013061014)</text:p>
          </table:table-cell>
        </table:table-row>
        <table:table-row table:style-name="ro1">
          <table:table-cell office:value-type="float" office:value="274.282" calcext:value-type="float">
            <text:p>274.282</text:p>
          </table:table-cell>
          <table:table-cell office:value-type="float" office:value="4.79443491251921" calcext:value-type="float">
            <text:p>4.79443491251921</text:p>
          </table:table-cell>
          <table:table-cell office:value-type="float" office:value="1.82270379822542" calcext:value-type="float">
            <text:p>1.82270379822542</text:p>
          </table:table-cell>
          <table:table-cell office:value-type="float" office:value="0.97208247423172" calcext:value-type="float">
            <text:p>0.97208247423172</text:p>
          </table:table-cell>
          <table:table-cell office:value-type="float" office:value="-0.499752774296037" calcext:value-type="float">
            <text:p>-0.499752774296037</text:p>
          </table:table-cell>
          <table:table-cell office:value-type="float" office:value="-3.69870145295347" calcext:value-type="float">
            <text:p>-3.69870145295347</text:p>
          </table:table-cell>
          <table:table-cell office:value-type="float" office:value="-1.8444864036329" calcext:value-type="float">
            <text:p>-1.8444864036329</text:p>
          </table:table-cell>
          <table:table-cell table:formula="of:=SUBSTITUTE([.J301]; &quot;)&quot;; &quot;&quot;; 1)" office:value-type="string" office:string-value=" -2.678997712692701" calcext:value-type="string">
            <text:p><text:s/>-2.678997712692701</text:p>
          </table:table-cell>
          <table:table-cell/>
          <table:table-cell office:value-type="string" calcext:value-type="string">
            <text:p><text:s/>-2.678997712692701)</text:p>
          </table:table-cell>
        </table:table-row>
        <table:table-row table:style-name="ro1">
          <table:table-cell office:value-type="float" office:value="274.381" calcext:value-type="float">
            <text:p>274.381</text:p>
          </table:table-cell>
          <table:table-cell office:value-type="float" office:value="4.88707961368801" calcext:value-type="float">
            <text:p>4.88707961368801</text:p>
          </table:table-cell>
          <table:table-cell office:value-type="float" office:value="1.7966442277428" calcext:value-type="float">
            <text:p>1.7966442277428</text:p>
          </table:table-cell>
          <table:table-cell office:value-type="float" office:value="0.972121436119079" calcext:value-type="float">
            <text:p>0.972121436119079</text:p>
          </table:table-cell>
          <table:table-cell office:value-type="float" office:value="-0.497929056006742" calcext:value-type="float">
            <text:p>-0.497929056006742</text:p>
          </table:table-cell>
          <table:table-cell office:value-type="float" office:value="-3.79443491251921" calcext:value-type="float">
            <text:p>-3.79443491251921</text:p>
          </table:table-cell>
          <table:table-cell office:value-type="float" office:value="-1.82270379822542" calcext:value-type="float">
            <text:p>-1.82270379822542</text:p>
          </table:table-cell>
          <table:table-cell table:formula="of:=SUBSTITUTE([.J302]; &quot;)&quot;; &quot;&quot;; 1)" office:value-type="string" office:string-value=" -2.6937781952046573" calcext:value-type="string">
            <text:p><text:s/>-2.6937781952046573</text:p>
          </table:table-cell>
          <table:table-cell/>
          <table:table-cell office:value-type="string" calcext:value-type="string">
            <text:p><text:s/>-2.6937781952046573)</text:p>
          </table:table-cell>
        </table:table-row>
        <table:table-row table:style-name="ro1">
          <table:table-cell office:value-type="float" office:value="274.481" calcext:value-type="float">
            <text:p>274.481</text:p>
          </table:table-cell>
          <table:table-cell office:value-type="float" office:value="4.97958890994103" calcext:value-type="float">
            <text:p>4.97958890994103</text:p>
          </table:table-cell>
          <table:table-cell office:value-type="float" office:value="1.76562839123421" calcext:value-type="float">
            <text:p>1.76562839123421</text:p>
          </table:table-cell>
          <table:table-cell office:value-type="float" office:value="0.975702414035797" calcext:value-type="float">
            <text:p>0.975702414035797</text:p>
          </table:table-cell>
          <table:table-cell office:value-type="float" office:value="-0.48561562113015" calcext:value-type="float">
            <text:p>-0.48561562113015</text:p>
          </table:table-cell>
          <table:table-cell office:value-type="float" office:value="-3.88707961368801" calcext:value-type="float">
            <text:p>-3.88707961368801</text:p>
          </table:table-cell>
          <table:table-cell office:value-type="float" office:value="-1.7966442277428" calcext:value-type="float">
            <text:p>-1.7966442277428</text:p>
          </table:table-cell>
          <table:table-cell table:formula="of:=SUBSTITUTE([.J303]; &quot;)&quot;; &quot;&quot;; 1)" office:value-type="string" office:string-value=" -2.7086320118565" calcext:value-type="string">
            <text:p><text:s/>-2.7086320118565</text:p>
          </table:table-cell>
          <table:table-cell/>
          <table:table-cell office:value-type="string" calcext:value-type="string">
            <text:p><text:s/>-2.7086320118565)</text:p>
          </table:table-cell>
        </table:table-row>
        <table:table-row table:style-name="ro1">
          <table:table-cell office:value-type="float" office:value="274.582" calcext:value-type="float">
            <text:p>274.582</text:p>
          </table:table-cell>
          <table:table-cell office:value-type="float" office:value="5.07154183795775" calcext:value-type="float">
            <text:p>5.07154183795775</text:p>
          </table:table-cell>
          <table:table-cell office:value-type="float" office:value="1.729745516718" calcext:value-type="float">
            <text:p>1.729745516718</text:p>
          </table:table-cell>
          <table:table-cell office:value-type="float" office:value="0.977289496898651" calcext:value-type="float">
            <text:p>0.977289496898651</text:p>
          </table:table-cell>
          <table:table-cell office:value-type="float" office:value="-0.471827777035265" calcext:value-type="float">
            <text:p>-0.471827777035265</text:p>
          </table:table-cell>
          <table:table-cell office:value-type="float" office:value="-3.97958890994103" calcext:value-type="float">
            <text:p>-3.97958890994103</text:p>
          </table:table-cell>
          <table:table-cell office:value-type="float" office:value="-1.76562839123421" calcext:value-type="float">
            <text:p>-1.76562839123421</text:p>
          </table:table-cell>
          <table:table-cell table:formula="of:=SUBSTITUTE([.J304]; &quot;)&quot;; &quot;&quot;; 1)" office:value-type="string" office:string-value=" -2.724014333365244" calcext:value-type="string">
            <text:p><text:s/>-2.724014333365244</text:p>
          </table:table-cell>
          <table:table-cell/>
          <table:table-cell office:value-type="string" calcext:value-type="string">
            <text:p><text:s/>-2.724014333365244)</text:p>
          </table:table-cell>
        </table:table-row>
        <table:table-row table:style-name="ro1">
          <table:table-cell office:value-type="float" office:value="274.681" calcext:value-type="float">
            <text:p>274.681</text:p>
          </table:table-cell>
          <table:table-cell office:value-type="float" office:value="5.15975569741316" calcext:value-type="float">
            <text:p>5.15975569741316</text:p>
          </table:table-cell>
          <table:table-cell office:value-type="float" office:value="1.69038219374707" calcext:value-type="float">
            <text:p>1.69038219374707</text:p>
          </table:table-cell>
          <table:table-cell office:value-type="float" office:value="0.975736463546753" calcext:value-type="float">
            <text:p>0.975736463546753</text:p>
          </table:table-cell>
          <table:table-cell office:value-type="float" office:value="-0.462427185242435" calcext:value-type="float">
            <text:p>-0.462427185242435</text:p>
          </table:table-cell>
          <table:table-cell office:value-type="float" office:value="-4.07154183795775" calcext:value-type="float">
            <text:p>-4.07154183795775</text:p>
          </table:table-cell>
          <table:table-cell office:value-type="float" office:value="-1.729745516718" calcext:value-type="float">
            <text:p>-1.729745516718</text:p>
          </table:table-cell>
          <table:table-cell table:formula="of:=SUBSTITUTE([.J305]; &quot;)&quot;; &quot;&quot;; 1)" office:value-type="string" office:string-value=" -2.739859265942882" calcext:value-type="string">
            <text:p><text:s/>-2.739859265942882</text:p>
          </table:table-cell>
          <table:table-cell/>
          <table:table-cell office:value-type="string" calcext:value-type="string">
            <text:p><text:s/>-2.739859265942882)</text:p>
          </table:table-cell>
        </table:table-row>
        <table:table-row table:style-name="ro1">
          <table:table-cell office:value-type="float" office:value="274.782" calcext:value-type="float">
            <text:p>274.782</text:p>
          </table:table-cell>
          <table:table-cell office:value-type="float" office:value="5.24782020928679" calcext:value-type="float">
            <text:p>5.24782020928679</text:p>
          </table:table-cell>
          <table:table-cell office:value-type="float" office:value="1.6461467870441" calcext:value-type="float">
            <text:p>1.6461467870441</text:p>
          </table:table-cell>
          <table:table-cell office:value-type="float" office:value="0.975743928432465" calcext:value-type="float">
            <text:p>0.975743928432465</text:p>
          </table:table-cell>
          <table:table-cell office:value-type="float" office:value="-0.455295361668231" calcext:value-type="float">
            <text:p>-0.455295361668231</text:p>
          </table:table-cell>
          <table:table-cell office:value-type="float" office:value="-4.15975569741316" calcext:value-type="float">
            <text:p>-4.15975569741316</text:p>
          </table:table-cell>
          <table:table-cell office:value-type="float" office:value="-1.69038219374707" calcext:value-type="float">
            <text:p>-1.69038219374707</text:p>
          </table:table-cell>
          <table:table-cell table:formula="of:=SUBSTITUTE([.J306]; &quot;)&quot;; &quot;&quot;; 1)" office:value-type="string" office:string-value=" -2.755610645636582" calcext:value-type="string">
            <text:p><text:s/>-2.755610645636582</text:p>
          </table:table-cell>
          <table:table-cell/>
          <table:table-cell office:value-type="string" calcext:value-type="string">
            <text:p><text:s/>-2.755610645636582)</text:p>
          </table:table-cell>
        </table:table-row>
        <table:table-row table:style-name="ro1">
          <table:table-cell office:value-type="float" office:value="274.881" calcext:value-type="float">
            <text:p>274.881</text:p>
          </table:table-cell>
          <table:table-cell office:value-type="float" office:value="5.3320661561645" calcext:value-type="float">
            <text:p>5.3320661561645</text:p>
          </table:table-cell>
          <table:table-cell office:value-type="float" office:value="1.59885967120725" calcext:value-type="float">
            <text:p>1.59885967120725</text:p>
          </table:table-cell>
          <table:table-cell office:value-type="float" office:value="0.975856431484222" calcext:value-type="float">
            <text:p>0.975856431484222</text:p>
          </table:table-cell>
          <table:table-cell office:value-type="float" office:value="-0.449008958885469" calcext:value-type="float">
            <text:p>-0.449008958885469</text:p>
          </table:table-cell>
          <table:table-cell office:value-type="float" office:value="-4.24782020928679" calcext:value-type="float">
            <text:p>-4.24782020928679</text:p>
          </table:table-cell>
          <table:table-cell office:value-type="float" office:value="-1.6461467870441" calcext:value-type="float">
            <text:p>-1.6461467870441</text:p>
          </table:table-cell>
          <table:table-cell table:formula="of:=SUBSTITUTE([.J307]; &quot;)&quot;; &quot;&quot;; 1)" office:value-type="string" office:string-value=" -2.771884528722762" calcext:value-type="string">
            <text:p><text:s/>-2.771884528722762</text:p>
          </table:table-cell>
          <table:table-cell/>
          <table:table-cell office:value-type="string" calcext:value-type="string">
            <text:p><text:s/>-2.771884528722762)</text:p>
          </table:table-cell>
        </table:table-row>
        <table:table-row table:style-name="ro1">
          <table:table-cell office:value-type="float" office:value="274.981" calcext:value-type="float">
            <text:p>274.981</text:p>
          </table:table-cell>
          <table:table-cell office:value-type="float" office:value="5.41494115678037" calcext:value-type="float">
            <text:p>5.41494115678037</text:p>
          </table:table-cell>
          <table:table-cell office:value-type="float" office:value="1.54737013622399" calcext:value-type="float">
            <text:p>1.54737013622399</text:p>
          </table:table-cell>
          <table:table-cell office:value-type="float" office:value="0.975676070213318" calcext:value-type="float">
            <text:p>0.975676070213318</text:p>
          </table:table-cell>
          <table:table-cell office:value-type="float" office:value="-0.443943977355957" calcext:value-type="float">
            <text:p>-0.443943977355957</text:p>
          </table:table-cell>
          <table:table-cell office:value-type="float" office:value="-4.3320661561645" calcext:value-type="float">
            <text:p>-4.3320661561645</text:p>
          </table:table-cell>
          <table:table-cell office:value-type="float" office:value="-1.59885967120725" calcext:value-type="float">
            <text:p>-1.59885967120725</text:p>
          </table:table-cell>
          <table:table-cell table:formula="of:=SUBSTITUTE([.J308]; &quot;)&quot;; &quot;&quot;; 1)" office:value-type="string" office:string-value=" -2.788026116891991" calcext:value-type="string">
            <text:p><text:s/>-2.788026116891991</text:p>
          </table:table-cell>
          <table:table-cell/>
          <table:table-cell office:value-type="string" calcext:value-type="string">
            <text:p><text:s/>-2.788026116891991)</text:p>
          </table:table-cell>
        </table:table-row>
        <table:table-row table:style-name="ro1">
          <table:table-cell office:value-type="float" office:value="275.081" calcext:value-type="float">
            <text:p>275.081</text:p>
          </table:table-cell>
          <table:table-cell office:value-type="float" office:value="5.49545998184339" calcext:value-type="float">
            <text:p>5.49545998184339</text:p>
          </table:table-cell>
          <table:table-cell office:value-type="float" office:value="1.49224611537613" calcext:value-type="float">
            <text:p>1.49224611537613</text:p>
          </table:table-cell>
          <table:table-cell office:value-type="float" office:value="0.975804225444794" calcext:value-type="float">
            <text:p>0.975804225444794</text:p>
          </table:table-cell>
          <table:table-cell office:value-type="float" office:value="-0.440442182931555" calcext:value-type="float">
            <text:p>-0.440442182931555</text:p>
          </table:table-cell>
          <table:table-cell office:value-type="float" office:value="-4.41494115678037" calcext:value-type="float">
            <text:p>-4.41494115678037</text:p>
          </table:table-cell>
          <table:table-cell office:value-type="float" office:value="-1.54737013622399" calcext:value-type="float">
            <text:p>-1.54737013622399</text:p>
          </table:table-cell>
          <table:table-cell table:formula="of:=SUBSTITUTE([.J309]; &quot;)&quot;; &quot;&quot;; 1)" office:value-type="string" office:string-value=" -2.8044859322005538" calcext:value-type="string">
            <text:p><text:s/>-2.8044859322005538</text:p>
          </table:table-cell>
          <table:table-cell/>
          <table:table-cell office:value-type="string" calcext:value-type="string">
            <text:p><text:s/>-2.8044859322005538)</text:p>
          </table:table-cell>
        </table:table-row>
        <table:table-row table:style-name="ro1">
          <table:table-cell office:value-type="float" office:value="275.181" calcext:value-type="float">
            <text:p>275.181</text:p>
          </table:table-cell>
          <table:table-cell office:value-type="float" office:value="5.57356571893385" calcext:value-type="float">
            <text:p>5.57356571893385</text:p>
          </table:table-cell>
          <table:table-cell office:value-type="float" office:value="1.43356110546491" calcext:value-type="float">
            <text:p>1.43356110546491</text:p>
          </table:table-cell>
          <table:table-cell office:value-type="float" office:value="0.976956322193146" calcext:value-type="float">
            <text:p>0.976956322193146</text:p>
          </table:table-cell>
          <table:table-cell office:value-type="float" office:value="-0.434689607964941" calcext:value-type="float">
            <text:p>-0.434689607964941</text:p>
          </table:table-cell>
          <table:table-cell office:value-type="float" office:value="-4.49545998184339" calcext:value-type="float">
            <text:p>-4.49545998184339</text:p>
          </table:table-cell>
          <table:table-cell office:value-type="float" office:value="-1.49224611537613" calcext:value-type="float">
            <text:p>-1.49224611537613</text:p>
          </table:table-cell>
          <table:table-cell table:formula="of:=SUBSTITUTE([.J310]; &quot;)&quot;; &quot;&quot;; 1)" office:value-type="string" office:string-value=" -2.8210919885948718" calcext:value-type="string">
            <text:p><text:s/>-2.8210919885948718</text:p>
          </table:table-cell>
          <table:table-cell/>
          <table:table-cell office:value-type="string" calcext:value-type="string">
            <text:p><text:s/>-2.8210919885948718)</text:p>
          </table:table-cell>
        </table:table-row>
        <table:table-row table:style-name="ro1">
          <table:table-cell office:value-type="float" office:value="275.281" calcext:value-type="float">
            <text:p>275.281</text:p>
          </table:table-cell>
          <table:table-cell office:value-type="float" office:value="5.64905722511534" calcext:value-type="float">
            <text:p>5.64905722511534</text:p>
          </table:table-cell>
          <table:table-cell office:value-type="float" office:value="1.37152943548821" calcext:value-type="float">
            <text:p>1.37152943548821</text:p>
          </table:table-cell>
          <table:table-cell office:value-type="float" office:value="0.977082165718079" calcext:value-type="float">
            <text:p>0.977082165718079</text:p>
          </table:table-cell>
          <table:table-cell office:value-type="float" office:value="-0.431954900902438" calcext:value-type="float">
            <text:p>-0.431954900902438</text:p>
          </table:table-cell>
          <table:table-cell office:value-type="float" office:value="-4.57356571893385" calcext:value-type="float">
            <text:p>-4.57356571893385</text:p>
          </table:table-cell>
          <table:table-cell office:value-type="float" office:value="-1.43356110546491" calcext:value-type="float">
            <text:p>-1.43356110546491</text:p>
          </table:table-cell>
          <table:table-cell table:formula="of:=SUBSTITUTE([.J311]; &quot;)&quot;; &quot;&quot;; 1)" office:value-type="string" office:string-value=" -2.83784713179839" calcext:value-type="string">
            <text:p><text:s/>-2.83784713179839</text:p>
          </table:table-cell>
          <table:table-cell/>
          <table:table-cell office:value-type="string" calcext:value-type="string">
            <text:p><text:s/>-2.83784713179839)</text:p>
          </table:table-cell>
        </table:table-row>
        <table:table-row table:style-name="ro1">
          <table:table-cell office:value-type="float" office:value="275.381" calcext:value-type="float">
            <text:p>275.381</text:p>
          </table:table-cell>
          <table:table-cell office:value-type="float" office:value="5.72179323033118" calcext:value-type="float">
            <text:p>5.72179323033118</text:p>
          </table:table-cell>
          <table:table-cell office:value-type="float" office:value="1.30630151395171" calcext:value-type="float">
            <text:p>1.30630151395171</text:p>
          </table:table-cell>
          <table:table-cell office:value-type="float" office:value="0.976995813846588" calcext:value-type="float">
            <text:p>0.976995813846588</text:p>
          </table:table-cell>
          <table:table-cell office:value-type="float" office:value="-0.429596194301743" calcext:value-type="float">
            <text:p>-0.429596194301743</text:p>
          </table:table-cell>
          <table:table-cell office:value-type="float" office:value="-4.64905722511534" calcext:value-type="float">
            <text:p>-4.64905722511534</text:p>
          </table:table-cell>
          <table:table-cell office:value-type="float" office:value="-1.37152943548821" calcext:value-type="float">
            <text:p>-1.37152943548821</text:p>
          </table:table-cell>
          <table:table-cell table:formula="of:=SUBSTITUTE([.J312]; &quot;)&quot;; &quot;&quot;; 1)" office:value-type="string" office:string-value=" -2.8547179154700775" calcext:value-type="string">
            <text:p><text:s/>-2.8547179154700775</text:p>
          </table:table-cell>
          <table:table-cell/>
          <table:table-cell office:value-type="string" calcext:value-type="string">
            <text:p><text:s/>-2.8547179154700775)</text:p>
          </table:table-cell>
        </table:table-row>
        <table:table-row table:style-name="ro1">
          <table:table-cell office:value-type="float" office:value="275.481" calcext:value-type="float">
            <text:p>275.481</text:p>
          </table:table-cell>
          <table:table-cell office:value-type="float" office:value="5.79157364600136" calcext:value-type="float">
            <text:p>5.79157364600136</text:p>
          </table:table-cell>
          <table:table-cell office:value-type="float" office:value="1.23809523334424" calcext:value-type="float">
            <text:p>1.23809523334424</text:p>
          </table:table-cell>
          <table:table-cell office:value-type="float" office:value="0.975776773929596" calcext:value-type="float">
            <text:p>0.975776773929596</text:p>
          </table:table-cell>
          <table:table-cell office:value-type="float" office:value="-0.43133925817099" calcext:value-type="float">
            <text:p>-0.43133925817099</text:p>
          </table:table-cell>
          <table:table-cell office:value-type="float" office:value="-4.72179323033118" calcext:value-type="float">
            <text:p>-4.72179323033118</text:p>
          </table:table-cell>
          <table:table-cell office:value-type="float" office:value="-1.30630151395171" calcext:value-type="float">
            <text:p>-1.30630151395171</text:p>
          </table:table-cell>
          <table:table-cell table:formula="of:=SUBSTITUTE([.J313]; &quot;)&quot;; &quot;&quot;; 1)" office:value-type="string" office:string-value=" -2.871689672504336" calcext:value-type="string">
            <text:p><text:s/>-2.871689672504336</text:p>
          </table:table-cell>
          <table:table-cell/>
          <table:table-cell office:value-type="string" calcext:value-type="string">
            <text:p><text:s/>-2.871689672504336)</text:p>
          </table:table-cell>
        </table:table-row>
        <table:table-row table:style-name="ro1">
          <table:table-cell office:value-type="float" office:value="275.581" calcext:value-type="float">
            <text:p>275.581</text:p>
          </table:table-cell>
          <table:table-cell office:value-type="float" office:value="5.85856490051866" calcext:value-type="float">
            <text:p>5.85856490051866</text:p>
          </table:table-cell>
          <table:table-cell office:value-type="float" office:value="1.16671237263281" calcext:value-type="float">
            <text:p>1.16671237263281</text:p>
          </table:table-cell>
          <table:table-cell office:value-type="float" office:value="0.978945401191712" calcext:value-type="float">
            <text:p>0.978945401191712</text:p>
          </table:table-cell>
          <table:table-cell office:value-type="float" office:value="-0.421733258718468" calcext:value-type="float">
            <text:p>-0.421733258718468</text:p>
          </table:table-cell>
          <table:table-cell office:value-type="float" office:value="-4.79157364600136" calcext:value-type="float">
            <text:p>-4.79157364600136</text:p>
          </table:table-cell>
          <table:table-cell office:value-type="float" office:value="-1.23809523334424" calcext:value-type="float">
            <text:p>-1.23809523334424</text:p>
          </table:table-cell>
          <table:table-cell table:formula="of:=SUBSTITUTE([.J314]; &quot;)&quot;; &quot;&quot;; 1)" office:value-type="string" office:string-value=" -2.888733139348462" calcext:value-type="string">
            <text:p><text:s/>-2.888733139348462</text:p>
          </table:table-cell>
          <table:table-cell/>
          <table:table-cell office:value-type="string" calcext:value-type="string">
            <text:p><text:s/>-2.888733139348462)</text:p>
          </table:table-cell>
        </table:table-row>
        <table:table-row table:style-name="ro1">
          <table:table-cell office:value-type="float" office:value="275.681" calcext:value-type="float">
            <text:p>275.681</text:p>
          </table:table-cell>
          <table:table-cell office:value-type="float" office:value="5.92270033602063" calcext:value-type="float">
            <text:p>5.92270033602063</text:p>
          </table:table-cell>
          <table:table-cell office:value-type="float" office:value="1.09232115926975" calcext:value-type="float">
            <text:p>1.09232115926975</text:p>
          </table:table-cell>
          <table:table-cell office:value-type="float" office:value="0.982212131500244" calcext:value-type="float">
            <text:p>0.982212131500244</text:p>
          </table:table-cell>
          <table:table-cell office:value-type="float" office:value="-0.40524610266628" calcext:value-type="float">
            <text:p>-0.40524610266628</text:p>
          </table:table-cell>
          <table:table-cell office:value-type="float" office:value="-4.85856490051866" calcext:value-type="float">
            <text:p>-4.85856490051866</text:p>
          </table:table-cell>
          <table:table-cell office:value-type="float" office:value="-1.16671237263281" calcext:value-type="float">
            <text:p>-1.16671237263281</text:p>
          </table:table-cell>
          <table:table-cell table:formula="of:=SUBSTITUTE([.J315]; &quot;)&quot;; &quot;&quot;; 1)" office:value-type="string" office:string-value=" -2.9059198560338038" calcext:value-type="string">
            <text:p><text:s/>-2.9059198560338038</text:p>
          </table:table-cell>
          <table:table-cell/>
          <table:table-cell office:value-type="string" calcext:value-type="string">
            <text:p><text:s/>-2.9059198560338038)</text:p>
          </table:table-cell>
        </table:table-row>
        <table:table-row table:style-name="ro1">
          <table:table-cell office:value-type="float" office:value="275.781" calcext:value-type="float">
            <text:p>275.781</text:p>
          </table:table-cell>
          <table:table-cell office:value-type="float" office:value="5.98377124813079" calcext:value-type="float">
            <text:p>5.98377124813079</text:p>
          </table:table-cell>
          <table:table-cell office:value-type="float" office:value="1.0153901725334" calcext:value-type="float">
            <text:p>1.0153901725334</text:p>
          </table:table-cell>
          <table:table-cell office:value-type="float" office:value="0.982244013786316" calcext:value-type="float">
            <text:p>0.982244013786316</text:p>
          </table:table-cell>
          <table:table-cell office:value-type="float" office:value="-0.393984656736075" calcext:value-type="float">
            <text:p>-0.393984656736075</text:p>
          </table:table-cell>
          <table:table-cell office:value-type="float" office:value="-4.92270033602063" calcext:value-type="float">
            <text:p>-4.92270033602063</text:p>
          </table:table-cell>
          <table:table-cell office:value-type="float" office:value="-1.09232115926975" calcext:value-type="float">
            <text:p>-1.09232115926975</text:p>
          </table:table-cell>
          <table:table-cell table:formula="of:=SUBSTITUTE([.J316]; &quot;)&quot;; &quot;&quot;; 1)" office:value-type="string" office:string-value=" -2.923235830050212" calcext:value-type="string">
            <text:p><text:s/>-2.923235830050212</text:p>
          </table:table-cell>
          <table:table-cell/>
          <table:table-cell office:value-type="string" calcext:value-type="string">
            <text:p><text:s/>-2.923235830050212)</text:p>
          </table:table-cell>
        </table:table-row>
        <table:table-row table:style-name="ro1">
          <table:table-cell office:value-type="float" office:value="275.881" calcext:value-type="float">
            <text:p>275.881</text:p>
          </table:table-cell>
          <table:table-cell office:value-type="float" office:value="6.04175481623045" calcext:value-type="float">
            <text:p>6.04175481623045</text:p>
          </table:table-cell>
          <table:table-cell office:value-type="float" office:value="0.936126767633069" calcext:value-type="float">
            <text:p>0.936126767633069</text:p>
          </table:table-cell>
          <table:table-cell office:value-type="float" office:value="0.982078485965729" calcext:value-type="float">
            <text:p>0.982078485965729</text:p>
          </table:table-cell>
          <table:table-cell office:value-type="float" office:value="-0.384939176490508" calcext:value-type="float">
            <text:p>-0.384939176490508</text:p>
          </table:table-cell>
          <table:table-cell office:value-type="float" office:value="-4.98377124813079" calcext:value-type="float">
            <text:p>-4.98377124813079</text:p>
          </table:table-cell>
          <table:table-cell office:value-type="float" office:value="-1.0153901725334" calcext:value-type="float">
            <text:p>-1.0153901725334</text:p>
          </table:table-cell>
          <table:table-cell table:formula="of:=SUBSTITUTE([.J317]; &quot;)&quot;; &quot;&quot;; 1)" office:value-type="string" office:string-value=" -2.9406041914399537" calcext:value-type="string">
            <text:p><text:s/>-2.9406041914399537</text:p>
          </table:table-cell>
          <table:table-cell/>
          <table:table-cell office:value-type="string" calcext:value-type="string">
            <text:p><text:s/>-2.9406041914399537)</text:p>
          </table:table-cell>
        </table:table-row>
        <table:table-row table:style-name="ro1">
          <table:table-cell office:value-type="float" office:value="275.981" calcext:value-type="float">
            <text:p>275.981</text:p>
          </table:table-cell>
          <table:table-cell office:value-type="float" office:value="6.09665049702437" calcext:value-type="float">
            <text:p>6.09665049702437</text:p>
          </table:table-cell>
          <table:table-cell office:value-type="float" office:value="0.854682498552685" calcext:value-type="float">
            <text:p>0.854682498552685</text:p>
          </table:table-cell>
          <table:table-cell office:value-type="float" office:value="0.982176396369934" calcext:value-type="float">
            <text:p>0.982176396369934</text:p>
          </table:table-cell>
          <table:table-cell office:value-type="float" office:value="-0.37799651364246" calcext:value-type="float">
            <text:p>-0.37799651364246</text:p>
          </table:table-cell>
          <table:table-cell office:value-type="float" office:value="-5.04175481623045" calcext:value-type="float">
            <text:p>-5.04175481623045</text:p>
          </table:table-cell>
          <table:table-cell office:value-type="float" office:value="-0.936126767633069" calcext:value-type="float">
            <text:p>-0.936126767633069</text:p>
          </table:table-cell>
          <table:table-cell table:formula="of:=SUBSTITUTE([.J318]; &quot;)&quot;; &quot;&quot;; 1)" office:value-type="string" office:string-value=" -2.9580085064497794" calcext:value-type="string">
            <text:p><text:s/>-2.9580085064497794</text:p>
          </table:table-cell>
          <table:table-cell/>
          <table:table-cell office:value-type="string" calcext:value-type="string">
            <text:p><text:s/>-2.9580085064497794)</text:p>
          </table:table-cell>
        </table:table-row>
        <table:table-row table:style-name="ro1">
          <table:table-cell office:value-type="float" office:value="276.081" calcext:value-type="float">
            <text:p>276.081</text:p>
          </table:table-cell>
          <table:table-cell office:value-type="float" office:value="6.14843146855107" calcext:value-type="float">
            <text:p>6.14843146855107</text:p>
          </table:table-cell>
          <table:table-cell office:value-type="float" office:value="0.771218098339399" calcext:value-type="float">
            <text:p>0.771218098339399</text:p>
          </table:table-cell>
          <table:table-cell office:value-type="float" office:value="0.982220704078674" calcext:value-type="float">
            <text:p>0.982220704078674</text:p>
          </table:table-cell>
          <table:table-cell office:value-type="float" office:value="-0.372784729463508" calcext:value-type="float">
            <text:p>-0.372784729463508</text:p>
          </table:table-cell>
          <table:table-cell office:value-type="float" office:value="-5.09665049702437" calcext:value-type="float">
            <text:p>-5.09665049702437</text:p>
          </table:table-cell>
          <table:table-cell office:value-type="float" office:value="-0.854682498552685" calcext:value-type="float">
            <text:p>-0.854682498552685</text:p>
          </table:table-cell>
          <table:table-cell table:formula="of:=SUBSTITUTE([.J319]; &quot;)&quot;; &quot;&quot;; 1)" office:value-type="string" office:string-value=" -2.9754436612887827" calcext:value-type="string">
            <text:p><text:s/>-2.9754436612887827</text:p>
          </table:table-cell>
          <table:table-cell/>
          <table:table-cell office:value-type="string" calcext:value-type="string">
            <text:p><text:s/>-2.9754436612887827)</text:p>
          </table:table-cell>
        </table:table-row>
        <table:table-row table:style-name="ro1">
          <table:table-cell office:value-type="float" office:value="276.181" calcext:value-type="float">
            <text:p>276.181</text:p>
          </table:table-cell>
          <table:table-cell office:value-type="float" office:value="6.19707366974086" calcext:value-type="float">
            <text:p>6.19707366974086</text:p>
          </table:table-cell>
          <table:table-cell office:value-type="float" office:value="0.68586793840658" calcext:value-type="float">
            <text:p>0.68586793840658</text:p>
          </table:table-cell>
          <table:table-cell office:value-type="float" office:value="0.982380452632904" calcext:value-type="float">
            <text:p>0.982380452632904</text:p>
          </table:table-cell>
          <table:table-cell office:value-type="float" office:value="-0.367905427174396" calcext:value-type="float">
            <text:p>-0.367905427174396</text:p>
          </table:table-cell>
          <table:table-cell office:value-type="float" office:value="-5.14843146855107" calcext:value-type="float">
            <text:p>-5.14843146855107</text:p>
          </table:table-cell>
          <table:table-cell office:value-type="float" office:value="-0.771218098339399" calcext:value-type="float">
            <text:p>-0.771218098339399</text:p>
          </table:table-cell>
          <table:table-cell table:formula="of:=SUBSTITUTE([.J320]; &quot;)&quot;; &quot;&quot;; 1)" office:value-type="string" office:string-value=" -2.992901528021959" calcext:value-type="string">
            <text:p><text:s/>-2.992901528021959</text:p>
          </table:table-cell>
          <table:table-cell/>
          <table:table-cell office:value-type="string" calcext:value-type="string">
            <text:p><text:s/>-2.992901528021959)</text:p>
          </table:table-cell>
        </table:table-row>
        <table:table-row table:style-name="ro1">
          <table:table-cell office:value-type="float" office:value="276.281" calcext:value-type="float">
            <text:p>276.281</text:p>
          </table:table-cell>
          <table:table-cell office:value-type="float" office:value="6.2425023991297" calcext:value-type="float">
            <text:p>6.2425023991297</text:p>
          </table:table-cell>
          <table:table-cell office:value-type="float" office:value="0.598865241460087" calcext:value-type="float">
            <text:p>0.598865241460087</text:p>
          </table:table-cell>
          <table:table-cell office:value-type="float" office:value="0.981490638256073" calcext:value-type="float">
            <text:p>0.981490638256073</text:p>
          </table:table-cell>
          <table:table-cell office:value-type="float" office:value="-0.357474895844977" calcext:value-type="float">
            <text:p>-0.357474895844977</text:p>
          </table:table-cell>
          <table:table-cell office:value-type="float" office:value="-5.19707366974086" calcext:value-type="float">
            <text:p>-5.19707366974086</text:p>
          </table:table-cell>
          <table:table-cell office:value-type="float" office:value="-0.68586793840658" calcext:value-type="float">
            <text:p>-0.68586793840658</text:p>
          </table:table-cell>
          <table:table-cell table:formula="of:=SUBSTITUTE([.J321]; &quot;)&quot;; &quot;&quot;; 1)" office:value-type="string" office:string-value=" -3.0103789643357546" calcext:value-type="string">
            <text:p><text:s/>-3.0103789643357546</text:p>
          </table:table-cell>
          <table:table-cell/>
          <table:table-cell office:value-type="string" calcext:value-type="string">
            <text:p><text:s/>-3.0103789643357546)</text:p>
          </table:table-cell>
        </table:table-row>
        <table:table-row table:style-name="ro1">
          <table:table-cell office:value-type="float" office:value="276.381" calcext:value-type="float">
            <text:p>276.381</text:p>
          </table:table-cell>
          <table:table-cell office:value-type="float" office:value="6.28481705979826" calcext:value-type="float">
            <text:p>6.28481705979826</text:p>
          </table:table-cell>
          <table:table-cell office:value-type="float" office:value="0.510243366636124" calcext:value-type="float">
            <text:p>0.510243366636124</text:p>
          </table:table-cell>
          <table:table-cell office:value-type="float" office:value="0.982057391643524" calcext:value-type="float">
            <text:p>0.982057391643524</text:p>
          </table:table-cell>
          <table:table-cell office:value-type="float" office:value="-0.362125000321722" calcext:value-type="float">
            <text:p>-0.362125000321722</text:p>
          </table:table-cell>
          <table:table-cell office:value-type="float" office:value="-5.2425023991297" calcext:value-type="float">
            <text:p>-5.2425023991297</text:p>
          </table:table-cell>
          <table:table-cell office:value-type="float" office:value="-0.598865241460087" calcext:value-type="float">
            <text:p>-0.598865241460087</text:p>
          </table:table-cell>
          <table:table-cell table:formula="of:=SUBSTITUTE([.J322]; &quot;)&quot;; &quot;&quot;; 1)" office:value-type="string" office:string-value=" -3.0278529704512693" calcext:value-type="string">
            <text:p><text:s/>-3.0278529704512693</text:p>
          </table:table-cell>
          <table:table-cell/>
          <table:table-cell office:value-type="string" calcext:value-type="string">
            <text:p><text:s/>-3.0278529704512693)</text:p>
          </table:table-cell>
        </table:table-row>
        <table:table-row table:style-name="ro1">
          <table:table-cell office:value-type="float" office:value="276.481" calcext:value-type="float">
            <text:p>276.481</text:p>
          </table:table-cell>
          <table:table-cell office:value-type="float" office:value="6.32387290626157" calcext:value-type="float">
            <text:p>6.32387290626157</text:p>
          </table:table-cell>
          <table:table-cell office:value-type="float" office:value="0.420199607043916" calcext:value-type="float">
            <text:p>0.420199607043916</text:p>
          </table:table-cell>
          <table:table-cell office:value-type="float" office:value="0.98149059009552" calcext:value-type="float">
            <text:p>0.98149059009552</text:p>
          </table:table-cell>
          <table:table-cell office:value-type="float" office:value="-0.368979465530579" calcext:value-type="float">
            <text:p>-0.368979465530579</text:p>
          </table:table-cell>
          <table:table-cell office:value-type="float" office:value="-5.28481705979826" calcext:value-type="float">
            <text:p>-5.28481705979826</text:p>
          </table:table-cell>
          <table:table-cell office:value-type="float" office:value="-0.510243366636124" calcext:value-type="float">
            <text:p>-0.510243366636124</text:p>
          </table:table-cell>
          <table:table-cell table:formula="of:=SUBSTITUTE([.J323]; &quot;)&quot;; &quot;&quot;; 1)" office:value-type="string" office:string-value=" -3.045342069021044" calcext:value-type="string">
            <text:p><text:s/>-3.045342069021044</text:p>
          </table:table-cell>
          <table:table-cell/>
          <table:table-cell office:value-type="string" calcext:value-type="string">
            <text:p><text:s/>-3.045342069021044)</text:p>
          </table:table-cell>
        </table:table-row>
        <table:table-row table:style-name="ro1">
          <table:table-cell office:value-type="float" office:value="276.581" calcext:value-type="float">
            <text:p>276.581</text:p>
          </table:table-cell>
          <table:table-cell office:value-type="float" office:value="6.35960807179093" calcext:value-type="float">
            <text:p>6.35960807179093</text:p>
          </table:table-cell>
          <table:table-cell office:value-type="float" office:value="0.328705772293183" calcext:value-type="float">
            <text:p>0.328705772293183</text:p>
          </table:table-cell>
          <table:table-cell office:value-type="float" office:value="0.982248637199402" calcext:value-type="float">
            <text:p>0.982248637199402</text:p>
          </table:table-cell>
          <table:table-cell office:value-type="float" office:value="-0.358725329479539" calcext:value-type="float">
            <text:p>-0.358725329479539</text:p>
          </table:table-cell>
          <table:table-cell office:value-type="float" office:value="-5.32387290626157" calcext:value-type="float">
            <text:p>-5.32387290626157</text:p>
          </table:table-cell>
          <table:table-cell office:value-type="float" office:value="-0.420199607043916" calcext:value-type="float">
            <text:p>-0.420199607043916</text:p>
          </table:table-cell>
          <table:table-cell table:formula="of:=SUBSTITUTE([.J324]; &quot;)&quot;; &quot;&quot;; 1)" office:value-type="string" office:string-value=" -3.062828507383363" calcext:value-type="string">
            <text:p><text:s/>-3.062828507383363</text:p>
          </table:table-cell>
          <table:table-cell/>
          <table:table-cell office:value-type="string" calcext:value-type="string">
            <text:p><text:s/>-3.062828507383363)</text:p>
          </table:table-cell>
        </table:table-row>
        <table:table-row table:style-name="ro1">
          <table:table-cell office:value-type="float" office:value="276.681" calcext:value-type="float">
            <text:p>276.681</text:p>
          </table:table-cell>
          <table:table-cell office:value-type="float" office:value="6.39199571317228" calcext:value-type="float">
            <text:p>6.39199571317228</text:p>
          </table:table-cell>
          <table:table-cell office:value-type="float" office:value="0.236112446589064" calcext:value-type="float">
            <text:p>0.236112446589064</text:p>
          </table:table-cell>
          <table:table-cell office:value-type="float" office:value="0.980942571163178" calcext:value-type="float">
            <text:p>0.980942571163178</text:p>
          </table:table-cell>
          <table:table-cell office:value-type="float" office:value="-0.359964158161577" calcext:value-type="float">
            <text:p>-0.359964158161577</text:p>
          </table:table-cell>
          <table:table-cell office:value-type="float" office:value="-5.35960807179093" calcext:value-type="float">
            <text:p>-5.35960807179093</text:p>
          </table:table-cell>
          <table:table-cell office:value-type="float" office:value="-0.328705772293183" calcext:value-type="float">
            <text:p>-0.328705772293183</text:p>
          </table:table-cell>
          <table:table-cell table:formula="of:=SUBSTITUTE([.J325]; &quot;)&quot;; &quot;&quot;; 1)" office:value-type="string" office:string-value=" -3.0803391878337107" calcext:value-type="string">
            <text:p><text:s/>-3.0803391878337107</text:p>
          </table:table-cell>
          <table:table-cell/>
          <table:table-cell office:value-type="string" calcext:value-type="string">
            <text:p><text:s/>-3.0803391878337107)</text:p>
          </table:table-cell>
        </table:table-row>
        <table:table-row table:style-name="ro1">
          <table:table-cell office:value-type="float" office:value="276.782" calcext:value-type="float">
            <text:p>276.782</text:p>
          </table:table-cell>
          <table:table-cell office:value-type="float" office:value="6.42134145089264" calcext:value-type="float">
            <text:p>6.42134145089264</text:p>
          </table:table-cell>
          <table:table-cell office:value-type="float" office:value="0.141408621225488" calcext:value-type="float">
            <text:p>0.141408621225488</text:p>
          </table:table-cell>
          <table:table-cell office:value-type="float" office:value="0.981646437644958" calcext:value-type="float">
            <text:p>0.981646437644958</text:p>
          </table:table-cell>
          <table:table-cell office:value-type="float" office:value="-0.34936013279191" calcext:value-type="float">
            <text:p>-0.34936013279191</text:p>
          </table:table-cell>
          <table:table-cell office:value-type="float" office:value="-5.39199571317228" calcext:value-type="float">
            <text:p>-5.39199571317228</text:p>
          </table:table-cell>
          <table:table-cell office:value-type="float" office:value="-0.236112446589064" calcext:value-type="float">
            <text:p>-0.236112446589064</text:p>
          </table:table-cell>
          <table:table-cell table:formula="of:=SUBSTITUTE([.J326]; &quot;)&quot;; &quot;&quot;; 1)" office:value-type="string" office:string-value=" -3.097831175247212" calcext:value-type="string">
            <text:p><text:s/>-3.097831175247212</text:p>
          </table:table-cell>
          <table:table-cell/>
          <table:table-cell office:value-type="string" calcext:value-type="string">
            <text:p><text:s/>-3.097831175247212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4-21T18:40:35.297627669</dc:date>
    <meta:editing-duration>PT5M58S</meta:editing-duration>
    <meta:editing-cycles>1</meta:editing-cycles>
    <meta:document-statistic meta:table-count="2" meta:cell-count="8133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714cm" svg:height="22.901cm" xlink:href=".." xlink:type="simple" chart:class="chart:scatter" chart:style-name="ch1">
        <chart:legend chart:legend-position="end" svg:x="38.02cm" svg:y="10.155cm" style:legend-expansion="high" chart:style-name="ch2"/>
        <chart:plot-area chart:style-name="ch3" table:cell-range-address="Sheet2.A1:Sheet2.E326 Sheet2.H1:Sheet2.H326" chart:data-source-has-labels="row" svg:x="0.814cm" svg:y="0.458cm" svg:width="36.392cm" svg:height="21.985cm">
          <chartooo:coordinate-region svg:x="1.356cm" svg:y="0.657cm" svg:width="35.57cm" svg:height="21.58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2:Sheet2.B326" chart:label-cell-address="Sheet2.B1:Sheet2.B1" chart:class="chart:scatter">
            <chart:domain table:cell-range-address="Sheet2.A2:Sheet2.A326"/>
            <chart:data-point chart:repeated="325"/>
          </chart:series>
          <chart:series chart:style-name="ch7" chart:values-cell-range-address="Sheet2.C2:Sheet2.C326" chart:label-cell-address="Sheet2.C1:Sheet2.C1" chart:class="chart:scatter">
            <chart:data-point chart:repeated="325"/>
          </chart:series>
          <chart:series chart:style-name="ch8" chart:values-cell-range-address="Sheet2.D2:Sheet2.D326" chart:label-cell-address="Sheet2.D1:Sheet2.D1" chart:class="chart:scatter">
            <chart:data-point chart:repeated="325"/>
          </chart:series>
          <chart:series chart:style-name="ch9" chart:values-cell-range-address="Sheet2.E2:Sheet2.E326" chart:label-cell-address="Sheet2.E1:Sheet2.E1" chart:class="chart:scatter">
            <chart:data-point chart:repeated="325"/>
          </chart:series>
          <chart:series chart:style-name="ch10" chart:values-cell-range-address="Sheet2.H2:Sheet2.H326" chart:label-cell-address="Sheet2.H1:Sheet2.H1" chart:class="chart:scatter">
            <chart:data-point chart:repeated="3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</text:p>
                <draw:g>
                  <svg:desc>Sheet2.B1:Sheet2.B1</svg:desc>
                </draw:g>
              </table:table-cell>
              <table:table-cell office:value-type="string">
                <text:p>Y</text:p>
                <draw:g>
                  <svg:desc>Sheet2.C1:Sheet2.C1</svg:desc>
                </draw:g>
              </table:table-cell>
              <table:table-cell office:value-type="string">
                <text:p>V</text:p>
                <draw:g>
                  <svg:desc>Sheet2.D1:Sheet2.D1</svg:desc>
                </draw:g>
              </table:table-cell>
              <table:table-cell office:value-type="string">
                <text:p>W</text:p>
                <draw:g>
                  <svg:desc>Sheet2.E1:Sheet2.E1</svg:desc>
                </draw:g>
              </table:table-cell>
              <table:table-cell office:value-type="string">
                <text:p> theta_e:</text:p>
                <draw:g>
                  <svg:desc>Sheet2.H1:Sheet2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3">
                <text:p>243</text:p>
                <draw:g>
                  <svg:desc>Sheet2.A2:Sheet2.A326</svg:desc>
                </draw:g>
              </table:table-cell>
              <table:table-cell office:value-type="float" office:value="0">
                <text:p>0</text:p>
                <draw:g>
                  <svg:desc>Sheet2.B2:Sheet2.B326</svg:desc>
                </draw:g>
              </table:table-cell>
              <table:table-cell office:value-type="float" office:value="0">
                <text:p>0</text:p>
                <draw:g>
                  <svg:desc>Sheet2.C2:Sheet2.C326</svg:desc>
                </draw:g>
              </table:table-cell>
              <table:table-cell office:value-type="float" office:value="0">
                <text:p>0</text:p>
                <draw:g>
                  <svg:desc>Sheet2.D2:Sheet2.D326</svg:desc>
                </draw:g>
              </table:table-cell>
              <table:table-cell office:value-type="float" office:value="0">
                <text:p>0</text:p>
                <draw:g>
                  <svg:desc>Sheet2.E2:Sheet2.E326</svg:desc>
                </draw:g>
              </table:table-cell>
              <table:table-cell office:value-type="float" office:value="NaN">
                <text:p>NaN</text:p>
                <draw:g>
                  <svg:desc>Sheet2.H2:Sheet2.H3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4.581">
                <text:p>244.581</text:p>
              </table:table-cell>
              <table:table-cell office:value-type="float" office:value="0.000318291723311471">
                <text:p>0.000318291723311471</text:p>
              </table:table-cell>
              <table:table-cell office:value-type="float" office:value="0">
                <text:p>0</text:p>
              </table:table-cell>
              <table:table-cell office:value-type="float" office:value="0.00000130137550877407">
                <text:p>0.00000130137550877407</text:p>
              </table:table-cell>
              <table:table-cell office:value-type="float" office:value="0.000109471051013294">
                <text:p>0.000109471051013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4.581">
                <text:p>244.581</text:p>
              </table:table-cell>
              <table:table-cell office:value-type="float" office:value="0.000318291723311471">
                <text:p>0.000318291723311471</text:p>
              </table:table-cell>
              <table:table-cell office:value-type="float" office:value="0">
                <text:p>0</text:p>
              </table:table-cell>
              <table:table-cell office:value-type="float" office:value="0.00000130137550877407">
                <text:p>0.00000130137550877407</text:p>
              </table:table-cell>
              <table:table-cell office:value-type="float" office:value="0.000109471051013294">
                <text:p>0.000109471051013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4.681">
                <text:p>244.681</text:p>
              </table:table-cell>
              <table:table-cell office:value-type="float" office:value="0.000318302882048717">
                <text:p>0.000318302882048717</text:p>
              </table:table-cell>
              <table:table-cell office:value-type="float" office:value="0.000000000298841461161594">
                <text:p>0.000000000298841461161594</text:p>
              </table:table-cell>
              <table:table-cell office:value-type="float" office:value="0.0000001116273815569">
                <text:p>0.0000001116273815569</text:p>
              </table:table-cell>
              <table:table-cell office:value-type="float" office:value="0.0000205924336487113">
                <text:p>0.0000205924336487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4.781">
                <text:p>244.781</text:p>
              </table:table-cell>
              <table:table-cell office:value-type="float" office:value="0.000318500927445617">
                <text:p>0.000318500927445617</text:p>
              </table:table-cell>
              <table:table-cell office:value-type="float" office:value="0.00000000560309126517338">
                <text:p>0.00000000560309126517338</text:p>
              </table:table-cell>
              <table:table-cell office:value-type="float" office:value="0.00000198116416027005">
                <text:p>0.00000198116416027005</text:p>
              </table:table-cell>
              <table:table-cell office:value-type="float" office:value="-0.0000151817372548669">
                <text:p>-0.00001518173725486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4.881">
                <text:p>244.881</text:p>
              </table:table-cell>
              <table:table-cell office:value-type="float" office:value="0.00774043311170781">
                <text:p>0.00774043311170781</text:p>
              </table:table-cell>
              <table:table-cell office:value-type="float" office:value="0.000198775934625313">
                <text:p>0.000198775934625313</text:p>
              </table:table-cell>
              <table:table-cell office:value-type="float" office:value="0.0742459338903427">
                <text:p>0.0742459338903427</text:p>
              </table:table-cell>
              <table:table-cell office:value-type="float" office:value="0.0604968351053904">
                <text:p>0.0604968351053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4.981">
                <text:p>244.981</text:p>
              </table:table-cell>
              <table:table-cell office:value-type="float" office:value="0.0247980295103709">
                <text:p>0.0247980295103709</text:p>
              </table:table-cell>
              <table:table-cell office:value-type="float" office:value="0.000758888687607223">
                <text:p>0.000758888687607223</text:p>
              </table:table-cell>
              <table:table-cell office:value-type="float" office:value="0.170667900085449">
                <text:p>0.170667900085449</text:p>
              </table:table-cell>
              <table:table-cell office:value-type="float" office:value="0.0000998025917145143">
                <text:p>0.000099802591714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5.082">
                <text:p>245.082</text:p>
              </table:table-cell>
              <table:table-cell office:value-type="float" office:value="0.0527035886856654">
                <text:p>0.0527035886856654</text:p>
              </table:table-cell>
              <table:table-cell office:value-type="float" office:value="0.00167549000426477">
                <text:p>0.00167549000426477</text:p>
              </table:table-cell>
              <table:table-cell office:value-type="float" office:value="0.276441670417786">
                <text:p>0.276441670417786</text:p>
              </table:table-cell>
              <table:table-cell office:value-type="float" office:value="0.0630221453057714">
                <text:p>0.0630221453057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5.181">
                <text:p>245.181</text:p>
              </table:table-cell>
              <table:table-cell office:value-type="float" office:value="0.0905800509344306">
                <text:p>0.0905800509344306</text:p>
              </table:table-cell>
              <table:table-cell office:value-type="float" office:value="0.0031610075703589">
                <text:p>0.0031610075703589</text:p>
              </table:table-cell>
              <table:table-cell office:value-type="float" office:value="0.382884667754173">
                <text:p>0.382884667754173</text:p>
              </table:table-cell>
              <table:table-cell office:value-type="float" office:value="0.000324503484978733">
                <text:p>0.000324503484978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5.281">
                <text:p>245.281</text:p>
              </table:table-cell>
              <table:table-cell office:value-type="float" office:value="0.138902406027857">
                <text:p>0.138902406027857</text:p>
              </table:table-cell>
              <table:table-cell office:value-type="float" office:value="0.00505776858942257">
                <text:p>0.00505776858942257</text:p>
              </table:table-cell>
              <table:table-cell office:value-type="float" office:value="0.483595668315888">
                <text:p>0.483595668315888</text:p>
              </table:table-cell>
              <table:table-cell office:value-type="float" office:value="0.000518161130238728">
                <text:p>0.000518161130238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5.381">
                <text:p>245.381</text:p>
              </table:table-cell>
              <table:table-cell office:value-type="float" office:value="0.193933044987266">
                <text:p>0.193933044987266</text:p>
              </table:table-cell>
              <table:table-cell office:value-type="float" office:value="0.00722070069691825">
                <text:p>0.00722070069691825</text:p>
              </table:table-cell>
              <table:table-cell office:value-type="float" office:value="0.550731286525726">
                <text:p>0.550731286525726</text:p>
              </table:table-cell>
              <table:table-cell office:value-type="float" office:value="0.000830914600785956">
                <text:p>0.0008309146007859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5.481">
                <text:p>245.481</text:p>
              </table:table-cell>
              <table:table-cell office:value-type="float" office:value="0.245767091121608">
                <text:p>0.245767091121608</text:p>
              </table:table-cell>
              <table:table-cell office:value-type="float" office:value="0.00926230709678809">
                <text:p>0.00926230709678809</text:p>
              </table:table-cell>
              <table:table-cell office:value-type="float" office:value="0.518742372989655">
                <text:p>0.518742372989655</text:p>
              </table:table-cell>
              <table:table-cell office:value-type="float" office:value="0.0011105939566371">
                <text:p>0.00111059395663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5.581">
                <text:p>245.581</text:p>
              </table:table-cell>
              <table:table-cell office:value-type="float" office:value="0.294801906440111">
                <text:p>0.294801906440111</text:p>
              </table:table-cell>
              <table:table-cell office:value-type="float" office:value="0.011199113425128">
                <text:p>0.011199113425128</text:p>
              </table:table-cell>
              <table:table-cell office:value-type="float" office:value="0.490730509757996">
                <text:p>0.490730509757996</text:p>
              </table:table-cell>
              <table:table-cell office:value-type="float" office:value="0.00180747135575995">
                <text:p>0.001807471355759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5.681">
                <text:p>245.681</text:p>
              </table:table-cell>
              <table:table-cell office:value-type="float" office:value="0.340562223776042">
                <text:p>0.340562223776042</text:p>
              </table:table-cell>
              <table:table-cell office:value-type="float" office:value="0.0130148656921746">
                <text:p>0.0130148656921746</text:p>
              </table:table-cell>
              <table:table-cell office:value-type="float" office:value="0.457963273525238">
                <text:p>0.457963273525238</text:p>
              </table:table-cell>
              <table:table-cell office:value-type="float" office:value="0.000930717192500471">
                <text:p>0.0009307171925004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5.781">
                <text:p>245.781</text:p>
              </table:table-cell>
              <table:table-cell office:value-type="float" office:value="0.383594295021423">
                <text:p>0.383594295021423</text:p>
              </table:table-cell>
              <table:table-cell office:value-type="float" office:value="0.0147263735648885">
                <text:p>0.0147263735648885</text:p>
              </table:table-cell>
              <table:table-cell office:value-type="float" office:value="0.430660935640335">
                <text:p>0.430660935640335</text:p>
              </table:table-cell>
              <table:table-cell office:value-type="float" office:value="0.00239381158208272">
                <text:p>0.00239381158208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5.881">
                <text:p>245.881</text:p>
              </table:table-cell>
              <table:table-cell office:value-type="float" office:value="0.423444257953656">
                <text:p>0.423444257953656</text:p>
              </table:table-cell>
              <table:table-cell office:value-type="float" office:value="0.0163208744503824">
                <text:p>0.0163208744503824</text:p>
              </table:table-cell>
              <table:table-cell office:value-type="float" office:value="0.398818502426147">
                <text:p>0.398818502426147</text:p>
              </table:table-cell>
              <table:table-cell office:value-type="float" office:value="-0.0129470652844532">
                <text:p>-0.01294706528445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5.981">
                <text:p>245.981</text:p>
              </table:table-cell>
              <table:table-cell office:value-type="float" office:value="0.460775515899667">
                <text:p>0.460775515899667</text:p>
              </table:table-cell>
              <table:table-cell office:value-type="float" office:value="0.0177661874601319">
                <text:p>0.0177661874601319</text:p>
              </table:table-cell>
              <table:table-cell office:value-type="float" office:value="0.373592257618904">
                <text:p>0.373592257618904</text:p>
              </table:table-cell>
              <table:table-cell office:value-type="float" office:value="-0.00514752175434526">
                <text:p>-0.005147521754345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6.084">
                <text:p>246.084</text:p>
              </table:table-cell>
              <table:table-cell office:value-type="float" office:value="0.496719411763132">
                <text:p>0.496719411763132</text:p>
              </table:table-cell>
              <table:table-cell office:value-type="float" office:value="0.0191392579428684">
                <text:p>0.0191392579428684</text:p>
              </table:table-cell>
              <table:table-cell office:value-type="float" office:value="0.349224390387535">
                <text:p>0.349224390387535</text:p>
              </table:table-cell>
              <table:table-cell office:value-type="float" office:value="-0.00916051433747073">
                <text:p>-0.00916051433747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6.181">
                <text:p>246.181</text:p>
              </table:table-cell>
              <table:table-cell office:value-type="float" office:value="0.528614267778411">
                <text:p>0.528614267778411</text:p>
              </table:table-cell>
              <table:table-cell office:value-type="float" office:value="0.0203275168783582">
                <text:p>0.0203275168783582</text:p>
              </table:table-cell>
              <table:table-cell office:value-type="float" office:value="0.329041061162949">
                <text:p>0.329041061162949</text:p>
              </table:table-cell>
              <table:table-cell office:value-type="float" office:value="-0.00464024026709867">
                <text:p>-0.004640240267098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6.281">
                <text:p>246.281</text:p>
              </table:table-cell>
              <table:table-cell office:value-type="float" office:value="0.559164720972996">
                <text:p>0.559164720972996</text:p>
              </table:table-cell>
              <table:table-cell office:value-type="float" office:value="0.021451919693375">
                <text:p>0.021451919693375</text:p>
              </table:table-cell>
              <table:table-cell office:value-type="float" office:value="0.305711378931999">
                <text:p>0.305711378931999</text:p>
              </table:table-cell>
              <table:table-cell office:value-type="float" office:value="-0.00734491951494332">
                <text:p>-0.00734491951494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6.381">
                <text:p>246.381</text:p>
              </table:table-cell>
              <table:table-cell office:value-type="float" office:value="0.587994640557515">
                <text:p>0.587994640557515</text:p>
              </table:table-cell>
              <table:table-cell office:value-type="float" office:value="0.0224917951829308">
                <text:p>0.0224917951829308</text:p>
              </table:table-cell>
              <table:table-cell office:value-type="float" office:value="0.288486672878265">
                <text:p>0.288486672878265</text:p>
              </table:table-cell>
              <table:table-cell office:value-type="float" office:value="-0.00354937472975398">
                <text:p>-0.00354937472975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6.481">
                <text:p>246.481</text:p>
              </table:table-cell>
              <table:table-cell office:value-type="float" office:value="0.614834414436597">
                <text:p>0.614834414436597</text:p>
              </table:table-cell>
              <table:table-cell office:value-type="float" office:value="0.0234503487638172">
                <text:p>0.0234503487638172</text:p>
              </table:table-cell>
              <table:table-cell office:value-type="float" office:value="0.268568852782249">
                <text:p>0.268568852782249</text:p>
              </table:table-cell>
              <table:table-cell office:value-type="float" office:value="-0.00292517334581858">
                <text:p>-0.002925173345818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6.581">
                <text:p>246.581</text:p>
              </table:table-cell>
              <table:table-cell office:value-type="float" office:value="0.640036048431649">
                <text:p>0.640036048431649</text:p>
              </table:table-cell>
              <table:table-cell office:value-type="float" office:value="0.024343016704603">
                <text:p>0.024343016704603</text:p>
              </table:table-cell>
              <table:table-cell office:value-type="float" office:value="0.252174386501312">
                <text:p>0.252174386501312</text:p>
              </table:table-cell>
              <table:table-cell office:value-type="float" office:value="-0.0133512077561344">
                <text:p>-0.0133512077561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6.681">
                <text:p>246.681</text:p>
              </table:table-cell>
              <table:table-cell office:value-type="float" office:value="0.663216660372995">
                <text:p>0.663216660372995</text:p>
              </table:table-cell>
              <table:table-cell office:value-type="float" office:value="0.0251331116543437">
                <text:p>0.0251331116543437</text:p>
              </table:table-cell>
              <table:table-cell office:value-type="float" office:value="0.231940729498863">
                <text:p>0.231940729498863</text:p>
              </table:table-cell>
              <table:table-cell office:value-type="float" office:value="-0.024441045450877">
                <text:p>-0.0244410454508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6.781">
                <text:p>246.781</text:p>
              </table:table-cell>
              <table:table-cell office:value-type="float" office:value="0.684779280619511">
                <text:p>0.684779280619511</text:p>
              </table:table-cell>
              <table:table-cell office:value-type="float" office:value="0.0258153002551651">
                <text:p>0.0258153002551651</text:p>
              </table:table-cell>
              <table:table-cell office:value-type="float" office:value="0.215734089374542">
                <text:p>0.215734089374542</text:p>
              </table:table-cell>
              <table:table-cell office:value-type="float" office:value="-0.0219368417579007">
                <text:p>-0.0219368417579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6.881">
                <text:p>246.881</text:p>
              </table:table-cell>
              <table:table-cell office:value-type="float" office:value="0.704939172616625">
                <text:p>0.704939172616625</text:p>
              </table:table-cell>
              <table:table-cell office:value-type="float" office:value="0.0264088442620663">
                <text:p>0.0264088442620663</text:p>
              </table:table-cell>
              <table:table-cell office:value-type="float" office:value="0.201686276137829">
                <text:p>0.201686276137829</text:p>
              </table:table-cell>
              <table:table-cell office:value-type="float" office:value="-0.0264294815350728">
                <text:p>-0.0264294815350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6.981">
                <text:p>246.981</text:p>
              </table:table-cell>
              <table:table-cell office:value-type="float" office:value="0.724090969628627">
                <text:p>0.724090969628627</text:p>
              </table:table-cell>
              <table:table-cell office:value-type="float" office:value="0.0269220508543426">
                <text:p>0.0269220508543426</text:p>
              </table:table-cell>
              <table:table-cell office:value-type="float" office:value="0.191586719214916">
                <text:p>0.191586719214916</text:p>
              </table:table-cell>
              <table:table-cell office:value-type="float" office:value="-0.0308431351041219">
                <text:p>-0.0308431351041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7.082">
                <text:p>247.082</text:p>
              </table:table-cell>
              <table:table-cell office:value-type="float" office:value="0.74240542592605">
                <text:p>0.74240542592605</text:p>
              </table:table-cell>
              <table:table-cell office:value-type="float" office:value="0.0273562958128432">
                <text:p>0.0273562958128432</text:p>
              </table:table-cell>
              <table:table-cell office:value-type="float" office:value="0.181382214426994">
                <text:p>0.181382214426994</text:p>
              </table:table-cell>
              <table:table-cell office:value-type="float" office:value="-0.038041324500578">
                <text:p>-0.038041324500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7.181">
                <text:p>247.181</text:p>
              </table:table-cell>
              <table:table-cell office:value-type="float" office:value="0.759025506251026">
                <text:p>0.759025506251026</text:p>
              </table:table-cell>
              <table:table-cell office:value-type="float" office:value="0.0276864786351764">
                <text:p>0.0276864786351764</text:p>
              </table:table-cell>
              <table:table-cell office:value-type="float" office:value="0.167912725150585">
                <text:p>0.167912725150585</text:p>
              </table:table-cell>
              <table:table-cell office:value-type="float" office:value="-0.0268833802407046">
                <text:p>-0.0268833802407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7.281">
                <text:p>247.281</text:p>
              </table:table-cell>
              <table:table-cell office:value-type="float" office:value="0.774505487819228">
                <text:p>0.774505487819228</text:p>
              </table:table-cell>
              <table:table-cell office:value-type="float" office:value="0.0279527982383273">
                <text:p>0.0279527982383273</text:p>
              </table:table-cell>
              <table:table-cell office:value-type="float" office:value="0.154822722971439">
                <text:p>0.154822722971439</text:p>
              </table:table-cell>
              <table:table-cell office:value-type="float" office:value="-0.0200052699410772">
                <text:p>-0.02000526994107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7.381">
                <text:p>247.381</text:p>
              </table:table-cell>
              <table:table-cell office:value-type="float" office:value="0.789220926271771">
                <text:p>0.789220926271771</text:p>
              </table:table-cell>
              <table:table-cell office:value-type="float" office:value="0.0281765181719471">
                <text:p>0.0281765181719471</text:p>
              </table:table-cell>
              <table:table-cell office:value-type="float" office:value="0.147171389698982">
                <text:p>0.147171389698982</text:p>
              </table:table-cell>
              <table:table-cell office:value-type="float" office:value="-0.0170832154262497">
                <text:p>-0.0170832154262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7.482">
                <text:p>247.482</text:p>
              </table:table-cell>
              <table:table-cell office:value-type="float" office:value="0.803456954029172">
                <text:p>0.803456954029172</text:p>
              </table:table-cell>
              <table:table-cell office:value-type="float" office:value="0.0283686248622807">
                <text:p>0.0283686248622807</text:p>
              </table:table-cell>
              <table:table-cell office:value-type="float" office:value="0.140963602781296">
                <text:p>0.140963602781296</text:p>
              </table:table-cell>
              <table:table-cell office:value-type="float" office:value="-0.0277525186538696">
                <text:p>-0.0277525186538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7.581">
                <text:p>247.581</text:p>
              </table:table-cell>
              <table:table-cell office:value-type="float" office:value="0.816415970607619">
                <text:p>0.816415970607619</text:p>
              </table:table-cell>
              <table:table-cell office:value-type="float" office:value="0.0285071695337479">
                <text:p>0.0285071695337479</text:p>
              </table:table-cell>
              <table:table-cell office:value-type="float" office:value="0.130906637847424">
                <text:p>0.130906637847424</text:p>
              </table:table-cell>
              <table:table-cell office:value-type="float" office:value="-0.0304034524653331">
                <text:p>-0.0304034524653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7.681">
                <text:p>247.681</text:p>
              </table:table-cell>
              <table:table-cell office:value-type="float" office:value="0.828500071556563">
                <text:p>0.828500071556563</text:p>
              </table:table-cell>
              <table:table-cell office:value-type="float" office:value="0.0285999849569481">
                <text:p>0.0285999849569481</text:p>
              </table:table-cell>
              <table:table-cell office:value-type="float" office:value="0.120844573915005">
                <text:p>0.120844573915005</text:p>
              </table:table-cell>
              <table:table-cell office:value-type="float" office:value="-0.0365645217608257">
                <text:p>-0.0365645217608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7.781">
                <text:p>247.781</text:p>
              </table:table-cell>
              <table:table-cell office:value-type="float" office:value="0.839586926967402">
                <text:p>0.839586926967402</text:p>
              </table:table-cell>
              <table:table-cell office:value-type="float" office:value="0.0286446007578497">
                <text:p>0.0286446007578497</text:p>
              </table:table-cell>
              <table:table-cell office:value-type="float" office:value="0.11086945182085">
                <text:p>0.11086945182085</text:p>
              </table:table-cell>
              <table:table-cell office:value-type="float" office:value="-0.0383484930877226">
                <text:p>-0.0383484930877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47.881">
                <text:p>247.881</text:p>
              </table:table-cell>
              <table:table-cell office:value-type="float" office:value="0.849651233496179">
                <text:p>0.849651233496179</text:p>
              </table:table-cell>
              <table:table-cell office:value-type="float" office:value="0.0286465062928683">
                <text:p>0.0286465062928683</text:p>
              </table:table-cell>
              <table:table-cell office:value-type="float" office:value="0.100643067091703">
                <text:p>0.100643067091703</text:p>
              </table:table-cell>
              <table:table-cell office:value-type="float" office:value="-0.0444403315883085">
                <text:p>-0.04444033158830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7.982">
                <text:p>247.982</text:p>
              </table:table-cell>
              <table:table-cell office:value-type="float" office:value="0.859815841674523">
                <text:p>0.859815841674523</text:p>
              </table:table-cell>
              <table:table-cell office:value-type="float" office:value="0.0286032587018179">
                <text:p>0.0286032587018179</text:p>
              </table:table-cell>
              <table:table-cell office:value-type="float" office:value="0.100640595853329">
                <text:p>0.100640595853329</text:p>
              </table:table-cell>
              <table:table-cell office:value-type="float" office:value="-0.0455115049718374">
                <text:p>-0.0455115049718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8.081">
                <text:p>248.081</text:p>
              </table:table-cell>
              <table:table-cell office:value-type="float" office:value="0.86877924112727">
                <text:p>0.86877924112727</text:p>
              </table:table-cell>
              <table:table-cell office:value-type="float" office:value="0.0285239183614477">
                <text:p>0.0285239183614477</text:p>
              </table:table-cell>
              <table:table-cell office:value-type="float" office:value="0.0905429352521897">
                <text:p>0.0905429352521897</text:p>
              </table:table-cell>
              <table:table-cell office:value-type="float" office:value="-0.0455002626740789">
                <text:p>-0.04550026267407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8.181">
                <text:p>248.181</text:p>
              </table:table-cell>
              <table:table-cell office:value-type="float" office:value="0.877830666326701">
                <text:p>0.877830666326701</text:p>
              </table:table-cell>
              <table:table-cell office:value-type="float" office:value="0.0284030213768008">
                <text:p>0.0284030213768008</text:p>
              </table:table-cell>
              <table:table-cell office:value-type="float" office:value="0.0905223255455494">
                <text:p>0.0905223255455494</text:p>
              </table:table-cell>
              <table:table-cell office:value-type="float" office:value="-0.046859383942133">
                <text:p>-0.046859383942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8.282">
                <text:p>248.282</text:p>
              </table:table-cell>
              <table:table-cell office:value-type="float" office:value="0.885954782101857">
                <text:p>0.885954782101857</text:p>
              </table:table-cell>
              <table:table-cell office:value-type="float" office:value="0.0282564316072682">
                <text:p>0.0282564316072682</text:p>
              </table:table-cell>
              <table:table-cell office:value-type="float" office:value="0.0804498830139637">
                <text:p>0.0804498830139637</text:p>
              </table:table-cell>
              <table:table-cell office:value-type="float" office:value="-0.0491694222731763">
                <text:p>-0.04916942227317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8.381">
                <text:p>248.381</text:p>
              </table:table-cell>
              <table:table-cell office:value-type="float" office:value="0.893570459067681">
                <text:p>0.893570459067681</text:p>
              </table:table-cell>
              <table:table-cell office:value-type="float" office:value="0.028081179679474">
                <text:p>0.028081179679474</text:p>
              </table:table-cell>
              <table:table-cell office:value-type="float" office:value="0.0769463954269886">
                <text:p>0.0769463954269886</text:p>
              </table:table-cell>
              <table:table-cell office:value-type="float" office:value="-0.0629059144531388">
                <text:p>-0.0629059144531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8.481">
                <text:p>248.481</text:p>
              </table:table-cell>
              <table:table-cell office:value-type="float" office:value="0.90060567045496">
                <text:p>0.90060567045496</text:p>
              </table:table-cell>
              <table:table-cell office:value-type="float" office:value="0.0278754422877468">
                <text:p>0.0278754422877468</text:p>
              </table:table-cell>
              <table:table-cell office:value-type="float" office:value="0.0703821903169155">
                <text:p>0.0703821903169155</text:p>
              </table:table-cell>
              <table:table-cell office:value-type="float" office:value="-0.0599364972258189">
                <text:p>-0.0599364972258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48.581">
                <text:p>248.581</text:p>
              </table:table-cell>
              <table:table-cell office:value-type="float" office:value="0.9073014173446">
                <text:p>0.9073014173446</text:p>
              </table:table-cell>
              <table:table-cell office:value-type="float" office:value="0.0276394583745158">
                <text:p>0.0276394583745158</text:p>
              </table:table-cell>
              <table:table-cell office:value-type="float" office:value="0.0669990409016609">
                <text:p>0.0669990409016609</text:p>
              </table:table-cell>
              <table:table-cell office:value-type="float" office:value="-0.071012662835868">
                <text:p>-0.0710126628358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48.681">
                <text:p>248.681</text:p>
              </table:table-cell>
              <table:table-cell office:value-type="float" office:value="0.913317460203006">
                <text:p>0.913317460203006</text:p>
              </table:table-cell>
              <table:table-cell office:value-type="float" office:value="0.0273846438341729">
                <text:p>0.0273846438341729</text:p>
              </table:table-cell>
              <table:table-cell office:value-type="float" office:value="0.0602143688201904">
                <text:p>0.0602143688201904</text:p>
              </table:table-cell>
              <table:table-cell office:value-type="float" office:value="-0.0697761551443353">
                <text:p>-0.0697761551443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8.781">
                <text:p>248.781</text:p>
              </table:table-cell>
              <table:table-cell office:value-type="float" office:value="0.919339235866736">
                <text:p>0.919339235866736</text:p>
              </table:table-cell>
              <table:table-cell office:value-type="float" office:value="0.0270874803328926">
                <text:p>0.0270874803328926</text:p>
              </table:table-cell>
              <table:table-cell office:value-type="float" office:value="0.0602910344004631">
                <text:p>0.0602910344004631</text:p>
              </table:table-cell>
              <table:table-cell office:value-type="float" office:value="-0.065235427345138">
                <text:p>-0.065235427345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8.881">
                <text:p>248.881</text:p>
              </table:table-cell>
              <table:table-cell office:value-type="float" office:value="0.924976723953236">
                <text:p>0.924976723953236</text:p>
              </table:table-cell>
              <table:table-cell office:value-type="float" office:value="0.0267724023644244">
                <text:p>0.0267724023644244</text:p>
              </table:table-cell>
              <table:table-cell office:value-type="float" office:value="0.0564628604054451">
                <text:p>0.0564628604054451</text:p>
              </table:table-cell>
              <table:table-cell office:value-type="float" office:value="-0.0741913318634033">
                <text:p>-0.0741913318634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8.982">
                <text:p>248.982</text:p>
              </table:table-cell>
              <table:table-cell office:value-type="float" office:value="0.930027348458508">
                <text:p>0.930027348458508</text:p>
              </table:table-cell>
              <table:table-cell office:value-type="float" office:value="0.0264525194858849">
                <text:p>0.0264525194858849</text:p>
              </table:table-cell>
              <table:table-cell office:value-type="float" office:value="0.0501063792854548">
                <text:p>0.0501063792854548</text:p>
              </table:table-cell>
              <table:table-cell office:value-type="float" office:value="-0.0683767973299486">
                <text:p>-0.0683767973299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9.081">
                <text:p>249.081</text:p>
              </table:table-cell>
              <table:table-cell office:value-type="float" office:value="0.934445476904216">
                <text:p>0.934445476904216</text:p>
              </table:table-cell>
              <table:table-cell office:value-type="float" office:value="0.0261420478110786">
                <text:p>0.0261420478110786</text:p>
              </table:table-cell>
              <table:table-cell office:value-type="float" office:value="0.0447376139163971">
                <text:p>0.0447376139163971</text:p>
              </table:table-cell>
              <table:table-cell office:value-type="float" office:value="-0.0946610900292914">
                <text:p>-0.09466109002929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9.181">
                <text:p>249.181</text:p>
              </table:table-cell>
              <table:table-cell office:value-type="float" office:value="0.938826578750859">
                <text:p>0.938826578750859</text:p>
              </table:table-cell>
              <table:table-cell office:value-type="float" office:value="0.0257928896620166">
                <text:p>0.0257928896620166</text:p>
              </table:table-cell>
              <table:table-cell office:value-type="float" office:value="0.0439499315172434">
                <text:p>0.0439499315172434</text:p>
              </table:table-cell>
              <table:table-cell office:value-type="float" office:value="-0.0859124608427645">
                <text:p>-0.0859124608427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9.281">
                <text:p>249.281</text:p>
              </table:table-cell>
              <table:table-cell office:value-type="float" office:value="0.943241056609652">
                <text:p>0.943241056609652</text:p>
              </table:table-cell>
              <table:table-cell office:value-type="float" office:value="0.0254028777209408">
                <text:p>0.0254028777209408</text:p>
              </table:table-cell>
              <table:table-cell office:value-type="float" office:value="0.0443167283087969">
                <text:p>0.0443167283087969</text:p>
              </table:table-cell>
              <table:table-cell office:value-type="float" office:value="-0.0731148455875466">
                <text:p>-0.0731148455875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49.381">
                <text:p>249.381</text:p>
              </table:table-cell>
              <table:table-cell office:value-type="float" office:value="0.947232680510106">
                <text:p>0.947232680510106</text:p>
              </table:table-cell>
              <table:table-cell office:value-type="float" office:value="0.0250207922074632">
                <text:p>0.0250207922074632</text:p>
              </table:table-cell>
              <table:table-cell office:value-type="float" office:value="0.0400986916273832">
                <text:p>0.0400986916273832</text:p>
              </table:table-cell>
              <table:table-cell office:value-type="float" office:value="-0.0843472791364394">
                <text:p>-0.08434727913643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9.481">
                <text:p>249.481</text:p>
              </table:table-cell>
              <table:table-cell office:value-type="float" office:value="0.950822023985392">
                <text:p>0.950822023985392</text:p>
              </table:table-cell>
              <table:table-cell office:value-type="float" office:value="0.0246466357593296">
                <text:p>0.0246466357593296</text:p>
              </table:table-cell>
              <table:table-cell office:value-type="float" office:value="0.0360879199057818">
                <text:p>0.0360879199057818</text:p>
              </table:table-cell>
              <table:table-cell office:value-type="float" office:value="-0.088262826383832">
                <text:p>-0.088262826383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49.581">
                <text:p>249.581</text:p>
              </table:table-cell>
              <table:table-cell office:value-type="float" office:value="0.954467698507399">
                <text:p>0.954467698507399</text:p>
              </table:table-cell>
              <table:table-cell office:value-type="float" office:value="0.0242340491077527">
                <text:p>0.0242340491077527</text:p>
              </table:table-cell>
              <table:table-cell office:value-type="float" office:value="0.0366894677877426">
                <text:p>0.0366894677877426</text:p>
              </table:table-cell>
              <table:table-cell office:value-type="float" office:value="-0.0937574631478413">
                <text:p>-0.09375746314784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49.681">
                <text:p>249.681</text:p>
              </table:table-cell>
              <table:table-cell office:value-type="float" office:value="0.957763769449439">
                <text:p>0.957763769449439</text:p>
              </table:table-cell>
              <table:table-cell office:value-type="float" office:value="0.0238296945459577">
                <text:p>0.0238296945459577</text:p>
              </table:table-cell>
              <table:table-cell office:value-type="float" office:value="0.0332078097239137">
                <text:p>0.0332078097239137</text:p>
              </table:table-cell>
              <table:table-cell office:value-type="float" office:value="-0.0973254692662193">
                <text:p>-0.0973254692662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49.781">
                <text:p>249.781</text:p>
              </table:table-cell>
              <table:table-cell office:value-type="float" office:value="0.961119228515946">
                <text:p>0.961119228515946</text:p>
              </table:table-cell>
              <table:table-cell office:value-type="float" office:value="0.0233848650603122">
                <text:p>0.0233848650603122</text:p>
              </table:table-cell>
              <table:table-cell office:value-type="float" office:value="0.0338481592088938">
                <text:p>0.0338481592088938</text:p>
              </table:table-cell>
              <table:table-cell office:value-type="float" office:value="-0.100757624909102">
                <text:p>-0.100757624909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49.881">
                <text:p>249.881</text:p>
              </table:table-cell>
              <table:table-cell office:value-type="float" office:value="0.963847528000196">
                <text:p>0.963847528000196</text:p>
              </table:table-cell>
              <table:table-cell office:value-type="float" office:value="0.0229951662457146">
                <text:p>0.0229951662457146</text:p>
              </table:table-cell>
              <table:table-cell office:value-type="float" office:value="0.0275599042847753">
                <text:p>0.0275599042847753</text:p>
              </table:table-cell>
              <table:table-cell office:value-type="float" office:value="-0.117254835564688">
                <text:p>-0.1172548355646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9.981">
                <text:p>249.981</text:p>
              </table:table-cell>
              <table:table-cell office:value-type="float" office:value="0.966136568305159">
                <text:p>0.966136568305159</text:p>
              </table:table-cell>
              <table:table-cell office:value-type="float" office:value="0.0226407744596151">
                <text:p>0.0226407744596151</text:p>
              </table:table-cell>
              <table:table-cell office:value-type="float" office:value="0.02316311519593">
                <text:p>0.02316311519593</text:p>
              </table:table-cell>
              <table:table-cell office:value-type="float" office:value="-0.110369163913181">
                <text:p>-0.110369163913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0.081">
                <text:p>250.081</text:p>
              </table:table-cell>
              <table:table-cell office:value-type="float" office:value="0.968499698298002">
                <text:p>0.968499698298002</text:p>
              </table:table-cell>
              <table:table-cell office:value-type="float" office:value="0.0222481583886661">
                <text:p>0.0222481583886661</text:p>
              </table:table-cell>
              <table:table-cell office:value-type="float" office:value="0.0239552306234837">
                <text:p>0.0239552306234837</text:p>
              </table:table-cell>
              <table:table-cell office:value-type="float" office:value="-0.110425185008221">
                <text:p>-0.110425185008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0.181">
                <text:p>250.181</text:p>
              </table:table-cell>
              <table:table-cell office:value-type="float" office:value="0.970848901955053">
                <text:p>0.970848901955053</text:p>
              </table:table-cell>
              <table:table-cell office:value-type="float" office:value="0.0218311488035945">
                <text:p>0.0218311488035945</text:p>
              </table:table-cell>
              <table:table-cell office:value-type="float" office:value="0.0238592850193381">
                <text:p>0.0238592850193381</text:p>
              </table:table-cell>
              <table:table-cell office:value-type="float" office:value="-0.110295617526554">
                <text:p>-0.1102956175265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0.281">
                <text:p>250.281</text:p>
              </table:table-cell>
              <table:table-cell office:value-type="float" office:value="0.973193495961902">
                <text:p>0.973193495961902</text:p>
              </table:table-cell>
              <table:table-cell office:value-type="float" office:value="0.0213882293758892">
                <text:p>0.0213882293758892</text:p>
              </table:table-cell>
              <table:table-cell office:value-type="float" office:value="0.0238606342673302">
                <text:p>0.0238606342673302</text:p>
              </table:table-cell>
              <table:table-cell office:value-type="float" office:value="-0.11033981607621">
                <text:p>-0.11033981607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50.381">
                <text:p>250.381</text:p>
              </table:table-cell>
              <table:table-cell office:value-type="float" office:value="0.97514335734755">
                <text:p>0.97514335734755</text:p>
              </table:table-cell>
              <table:table-cell office:value-type="float" office:value="0.0209975492636206">
                <text:p>0.0209975492636206</text:p>
              </table:table-cell>
              <table:table-cell office:value-type="float" office:value="0.0198861518986523">
                <text:p>0.0198861518986523</text:p>
              </table:table-cell>
              <table:table-cell office:value-type="float" office:value="-0.121692537677934">
                <text:p>-0.121692537677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50.482">
                <text:p>250.482</text:p>
              </table:table-cell>
              <table:table-cell office:value-type="float" office:value="0.977109296546762">
                <text:p>0.977109296546762</text:p>
              </table:table-cell>
              <table:table-cell office:value-type="float" office:value="0.0205787012437348">
                <text:p>0.0205787012437348</text:p>
              </table:table-cell>
              <table:table-cell office:value-type="float" office:value="0.0199016072973609">
                <text:p>0.0199016072973609</text:p>
              </table:table-cell>
              <table:table-cell office:value-type="float" office:value="-0.133575007229684">
                <text:p>-0.133575007229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0.581">
                <text:p>250.581</text:p>
              </table:table-cell>
              <table:table-cell office:value-type="float" office:value="0.979029860944985">
                <text:p>0.979029860944985</text:p>
              </table:table-cell>
              <table:table-cell office:value-type="float" office:value="0.0201423541100545">
                <text:p>0.0201423541100545</text:p>
              </table:table-cell>
              <table:table-cell office:value-type="float" office:value="0.0198940321691334">
                <text:p>0.0198940321691334</text:p>
              </table:table-cell>
              <table:table-cell office:value-type="float" office:value="-0.142415936587446">
                <text:p>-0.142415936587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0.681">
                <text:p>250.681</text:p>
              </table:table-cell>
              <table:table-cell office:value-type="float" office:value="0.980950907142771">
                <text:p>0.980950907142771</text:p>
              </table:table-cell>
              <table:table-cell office:value-type="float" office:value="0.0196773208082524">
                <text:p>0.0196773208082524</text:p>
              </table:table-cell>
              <table:table-cell office:value-type="float" office:value="0.0197653091698885">
                <text:p>0.0197653091698885</text:p>
              </table:table-cell>
              <table:table-cell office:value-type="float" office:value="-0.148278201021344">
                <text:p>-0.148278201021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0.781">
                <text:p>250.781</text:p>
              </table:table-cell>
              <table:table-cell office:value-type="float" office:value="0.982883796166339">
                <text:p>0.982883796166339</text:p>
              </table:table-cell>
              <table:table-cell office:value-type="float" office:value="0.0191789691257908">
                <text:p>0.0191789691257908</text:p>
              </table:table-cell>
              <table:table-cell office:value-type="float" office:value="0.0199609979130328">
                <text:p>0.0199609979130328</text:p>
              </table:table-cell>
              <table:table-cell office:value-type="float" office:value="-0.153252985777266">
                <text:p>-0.1532529857772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50.881">
                <text:p>250.881</text:p>
              </table:table-cell>
              <table:table-cell office:value-type="float" office:value="0.984809552895087">
                <text:p>0.984809552895087</text:p>
              </table:table-cell>
              <table:table-cell office:value-type="float" office:value="0.0186508543430573">
                <text:p>0.0186508543430573</text:p>
              </table:table-cell>
              <table:table-cell office:value-type="float" office:value="0.0199685858339071">
                <text:p>0.0199685858339071</text:p>
              </table:table-cell>
              <table:table-cell office:value-type="float" office:value="-0.158593299338617">
                <text:p>-0.1585932993386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0.982">
                <text:p>250.982</text:p>
              </table:table-cell>
              <table:table-cell office:value-type="float" office:value="0.986147159207388">
                <text:p>0.986147159207388</text:p>
              </table:table-cell>
              <table:table-cell office:value-type="float" office:value="0.0182611219882803">
                <text:p>0.0182611219882803</text:p>
              </table:table-cell>
              <table:table-cell office:value-type="float" office:value="0.013794328443706">
                <text:p>0.013794328443706</text:p>
              </table:table-cell>
              <table:table-cell office:value-type="float" office:value="-0.174261680658323">
                <text:p>-0.174261680658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1.081">
                <text:p>251.081</text:p>
              </table:table-cell>
              <table:table-cell office:value-type="float" office:value="0.987413392877656">
                <text:p>0.987413392877656</text:p>
              </table:table-cell>
              <table:table-cell office:value-type="float" office:value="0.0178678797854386">
                <text:p>0.0178678797854386</text:p>
              </table:table-cell>
              <table:table-cell office:value-type="float" office:value="0.0133928391225636">
                <text:p>0.0133928391225636</text:p>
              </table:table-cell>
              <table:table-cell office:value-type="float" office:value="-0.187699875693364">
                <text:p>-0.187699875693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1.181">
                <text:p>251.181</text:p>
              </table:table-cell>
              <table:table-cell office:value-type="float" office:value="0.988842793445631">
                <text:p>0.988842793445631</text:p>
              </table:table-cell>
              <table:table-cell office:value-type="float" office:value="0.0173946686130881">
                <text:p>0.0173946686130881</text:p>
              </table:table-cell>
              <table:table-cell office:value-type="float" office:value="0.0150569412476907">
                <text:p>0.0150569412476907</text:p>
              </table:table-cell>
              <table:table-cell office:value-type="float" office:value="-0.181721602497463">
                <text:p>-0.181721602497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1.281">
                <text:p>251.281</text:p>
              </table:table-cell>
              <table:table-cell office:value-type="float" office:value="0.990144177603963">
                <text:p>0.990144177603963</text:p>
              </table:table-cell>
              <table:table-cell office:value-type="float" office:value="0.0169374354186048">
                <text:p>0.0169374354186048</text:p>
              </table:table-cell>
              <table:table-cell office:value-type="float" office:value="0.0137937048021704">
                <text:p>0.0137937048021704</text:p>
              </table:table-cell>
              <table:table-cell office:value-type="float" office:value="-0.205261380624879">
                <text:p>-0.2052613806248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51.381">
                <text:p>251.381</text:p>
              </table:table-cell>
              <table:table-cell office:value-type="float" office:value="0.99141476812004">
                <text:p>0.99141476812004</text:p>
              </table:table-cell>
              <table:table-cell office:value-type="float" office:value="0.0164615046316219">
                <text:p>0.0164615046316219</text:p>
              </table:table-cell>
              <table:table-cell office:value-type="float" office:value="0.0135680152326822">
                <text:p>0.0135680152326822</text:p>
              </table:table-cell>
              <table:table-cell office:value-type="float" office:value="-0.210665120238281">
                <text:p>-0.210665120238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51.481">
                <text:p>251.481</text:p>
              </table:table-cell>
              <table:table-cell office:value-type="float" office:value="0.992674860982046">
                <text:p>0.992674860982046</text:p>
              </table:table-cell>
              <table:table-cell office:value-type="float" office:value="0.0159589903934461">
                <text:p>0.0159589903934461</text:p>
              </table:table-cell>
              <table:table-cell office:value-type="float" office:value="0.0135659669041634">
                <text:p>0.0135659669041634</text:p>
              </table:table-cell>
              <table:table-cell office:value-type="float" office:value="-0.214821959834501">
                <text:p>-0.2148219598345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1.581">
                <text:p>251.581</text:p>
              </table:table-cell>
              <table:table-cell office:value-type="float" office:value="0.993907948636592">
                <text:p>0.993907948636592</text:p>
              </table:table-cell>
              <table:table-cell office:value-type="float" office:value="0.0154362733324289">
                <text:p>0.0154362733324289</text:p>
              </table:table-cell>
              <table:table-cell office:value-type="float" office:value="0.0133930515181273">
                <text:p>0.0133930515181273</text:p>
              </table:table-cell>
              <table:table-cell office:value-type="float" office:value="-0.218097614079534">
                <text:p>-0.2180976140795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1.681">
                <text:p>251.681</text:p>
              </table:table-cell>
              <table:table-cell office:value-type="float" office:value="0.994809577275583">
                <text:p>0.994809577275583</text:p>
              </table:table-cell>
              <table:table-cell office:value-type="float" office:value="0.0150306465774008">
                <text:p>0.0150306465774008</text:p>
              </table:table-cell>
              <table:table-cell office:value-type="float" office:value="0.00988669442757964">
                <text:p>0.00988669442757964</text:p>
              </table:table-cell>
              <table:table-cell office:value-type="float" office:value="-0.232064004448882">
                <text:p>-0.2320640044488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1.782">
                <text:p>251.782</text:p>
              </table:table-cell>
              <table:table-cell office:value-type="float" office:value="0.995714867910415">
                <text:p>0.995714867910415</text:p>
              </table:table-cell>
              <table:table-cell office:value-type="float" office:value="0.0145978406770146">
                <text:p>0.0145978406770146</text:p>
              </table:table-cell>
              <table:table-cell office:value-type="float" office:value="0.00993495205417276">
                <text:p>0.00993495205417276</text:p>
              </table:table-cell>
              <table:table-cell office:value-type="float" office:value="-0.245208163532507">
                <text:p>-0.2452081635325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51.881">
                <text:p>251.881</text:p>
              </table:table-cell>
              <table:table-cell office:value-type="float" office:value="0.996592833331526">
                <text:p>0.996592833331526</text:p>
              </table:table-cell>
              <table:table-cell office:value-type="float" office:value="0.0141510593005002">
                <text:p>0.0141510593005002</text:p>
              </table:table-cell>
              <table:table-cell office:value-type="float" office:value="0.00995058128237725">
                <text:p>0.00995058128237725</text:p>
              </table:table-cell>
              <table:table-cell office:value-type="float" office:value="-0.254977489092264">
                <text:p>-0.254977489092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1.981">
                <text:p>251.981</text:p>
              </table:table-cell>
              <table:table-cell office:value-type="float" office:value="0.997464416360155">
                <text:p>0.997464416360155</text:p>
              </table:table-cell>
              <table:table-cell office:value-type="float" office:value="0.0136794607094941">
                <text:p>0.0136794607094941</text:p>
              </table:table-cell>
              <table:table-cell office:value-type="float" office:value="0.00990990518033505">
                <text:p>0.00990990518033505</text:p>
              </table:table-cell>
              <table:table-cell office:value-type="float" office:value="-0.262706042951848">
                <text:p>-0.2627060429518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2.081">
                <text:p>252.081</text:p>
              </table:table-cell>
              <table:table-cell office:value-type="float" office:value="0.998327313061551">
                <text:p>0.998327313061551</text:p>
              </table:table-cell>
              <table:table-cell office:value-type="float" office:value="0.0131828270470949">
                <text:p>0.0131828270470949</text:p>
              </table:table-cell>
              <table:table-cell office:value-type="float" office:value="0.00995608212053776">
                <text:p>0.00995608212053776</text:p>
              </table:table-cell>
              <table:table-cell office:value-type="float" office:value="-0.268050413713398">
                <text:p>-0.268050413713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52.181">
                <text:p>252.181</text:p>
              </table:table-cell>
              <table:table-cell office:value-type="float" office:value="0.99916104820833">
                <text:p>0.99916104820833</text:p>
              </table:table-cell>
              <table:table-cell office:value-type="float" office:value="0.0126727524070885">
                <text:p>0.0126727524070885</text:p>
              </table:table-cell>
              <table:table-cell office:value-type="float" office:value="0.00977389601618052">
                <text:p>0.00977389601618052</text:p>
              </table:table-cell>
              <table:table-cell office:value-type="float" office:value="-0.272284852363259">
                <text:p>-0.272284852363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52.281">
                <text:p>252.281</text:p>
              </table:table-cell>
              <table:table-cell office:value-type="float" office:value="0.999998536430353">
                <text:p>0.999998536430353</text:p>
              </table:table-cell>
              <table:table-cell office:value-type="float" office:value="0.0121285040220256">
                <text:p>0.0121285040220256</text:p>
              </table:table-cell>
              <table:table-cell office:value-type="float" office:value="0.00998795688152313">
                <text:p>0.00998795688152313</text:p>
              </table:table-cell>
              <table:table-cell office:value-type="float" office:value="-0.275621611669839">
                <text:p>-0.275621611669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2.382">
                <text:p>252.382</text:p>
              </table:table-cell>
              <table:table-cell office:value-type="float" office:value="1.00083192735334">
                <text:p>1.00083192735334</text:p>
              </table:table-cell>
              <table:table-cell office:value-type="float" office:value="0.0115536432042773">
                <text:p>0.0115536432042773</text:p>
              </table:table-cell>
              <table:table-cell office:value-type="float" office:value="0.0100240148380399">
                <text:p>0.0100240148380399</text:p>
              </table:table-cell>
              <table:table-cell office:value-type="float" office:value="-0.278506883924984">
                <text:p>-0.278506883924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2.481">
                <text:p>252.481</text:p>
              </table:table-cell>
              <table:table-cell office:value-type="float" office:value="1.00114445244304">
                <text:p>1.00114445244304</text:p>
              </table:table-cell>
              <table:table-cell office:value-type="float" office:value="0.0113248338048507">
                <text:p>0.0113248338048507</text:p>
              </table:table-cell>
              <table:table-cell office:value-type="float" office:value="0.00391243916004896">
                <text:p>0.00391243916004896</text:p>
              </table:table-cell>
              <table:table-cell office:value-type="float" office:value="-0.293852312108838">
                <text:p>-0.2938523121088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2.581">
                <text:p>252.581</text:p>
              </table:table-cell>
              <table:table-cell office:value-type="float" office:value="1.00163417693431">
                <text:p>1.00163417693431</text:p>
              </table:table-cell>
              <table:table-cell office:value-type="float" office:value="0.010943925246517">
                <text:p>0.010943925246517</text:p>
              </table:table-cell>
              <table:table-cell office:value-type="float" office:value="0.00620420347154141">
                <text:p>0.00620420347154141</text:p>
              </table:table-cell>
              <table:table-cell office:value-type="float" office:value="-0.304585814296481">
                <text:p>-0.304585814296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2.681">
                <text:p>252.681</text:p>
              </table:table-cell>
              <table:table-cell office:value-type="float" office:value="1.00193418295184">
                <text:p>1.00193418295184</text:p>
              </table:table-cell>
              <table:table-cell office:value-type="float" office:value="0.0106955535320666">
                <text:p>0.0106955535320666</text:p>
              </table:table-cell>
              <table:table-cell office:value-type="float" office:value="0.00389476724714041">
                <text:p>0.00389476724714041</text:p>
              </table:table-cell>
              <table:table-cell office:value-type="float" office:value="-0.315630274813577">
                <text:p>-0.3156302748135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2.783">
                <text:p>252.783</text:p>
              </table:table-cell>
              <table:table-cell office:value-type="float" office:value="1.0021531020176">
                <text:p>1.0021531020176</text:p>
              </table:table-cell>
              <table:table-cell office:value-type="float" office:value="0.0105023505747808">
                <text:p>0.0105023505747808</text:p>
              </table:table-cell>
              <table:table-cell office:value-type="float" office:value="0.00286255942285061">
                <text:p>0.00286255942285061</text:p>
              </table:table-cell>
              <table:table-cell office:value-type="float" office:value="-0.335811912833926">
                <text:p>-0.3358119128339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2.881">
                <text:p>252.881</text:p>
              </table:table-cell>
              <table:table-cell office:value-type="float" office:value="1.0026966930024">
                <text:p>1.0026966930024</text:p>
              </table:table-cell>
              <table:table-cell office:value-type="float" office:value="0.0099884466607512">
                <text:p>0.0099884466607512</text:p>
              </table:table-cell>
              <table:table-cell office:value-type="float" office:value="0.0076332286670804">
                <text:p>0.0076332286670804</text:p>
              </table:table-cell>
              <table:table-cell office:value-type="float" office:value="-0.340315513851413">
                <text:p>-0.3403155138514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2.981">
                <text:p>252.981</text:p>
              </table:table-cell>
              <table:table-cell office:value-type="float" office:value="1.00297661348749">
                <text:p>1.00297661348749</text:p>
              </table:table-cell>
              <table:table-cell office:value-type="float" office:value="0.00970555151198765">
                <text:p>0.00970555151198765</text:p>
              </table:table-cell>
              <table:table-cell office:value-type="float" office:value="0.00397976309806109">
                <text:p>0.00397976309806109</text:p>
              </table:table-cell>
              <table:table-cell office:value-type="float" office:value="-0.333160081451916">
                <text:p>-0.3331600814519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3.081">
                <text:p>253.081</text:p>
              </table:table-cell>
              <table:table-cell office:value-type="float" office:value="1.00339102530076">
                <text:p>1.00339102530076</text:p>
              </table:table-cell>
              <table:table-cell office:value-type="float" office:value="0.0092578442565205">
                <text:p>0.0092578442565205</text:p>
              </table:table-cell>
              <table:table-cell office:value-type="float" office:value="0.00610064699500799">
                <text:p>0.00610064699500799</text:p>
              </table:table-cell>
              <table:table-cell office:value-type="float" office:value="-0.336152871778931">
                <text:p>-0.3361528717789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3.181">
                <text:p>253.181</text:p>
              </table:table-cell>
              <table:table-cell office:value-type="float" office:value="1.00360040107298">
                <text:p>1.00360040107298</text:p>
              </table:table-cell>
              <table:table-cell office:value-type="float" office:value="0.00901581259828705">
                <text:p>0.00901581259828705</text:p>
              </table:table-cell>
              <table:table-cell office:value-type="float" office:value="0.00320027401298285">
                <text:p>0.00320027401298285</text:p>
              </table:table-cell>
              <table:table-cell office:value-type="float" office:value="-0.339117320635951">
                <text:p>-0.3391173206359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3.281">
                <text:p>253.281</text:p>
              </table:table-cell>
              <table:table-cell office:value-type="float" office:value="1.00385620103158">
                <text:p>1.00385620103158</text:p>
              </table:table-cell>
              <table:table-cell office:value-type="float" office:value="0.00869901460726281">
                <text:p>0.00869901460726281</text:p>
              </table:table-cell>
              <table:table-cell office:value-type="float" office:value="0.0040717881321907">
                <text:p>0.0040717881321907</text:p>
              </table:table-cell>
              <table:table-cell office:value-type="float" office:value="-0.341078766139157">
                <text:p>-0.341078766139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3.381">
                <text:p>253.381</text:p>
              </table:table-cell>
              <table:table-cell office:value-type="float" office:value="1.00407168055885">
                <text:p>1.00407168055885</text:p>
              </table:table-cell>
              <table:table-cell office:value-type="float" office:value="0.00841270049871071">
                <text:p>0.00841270049871071</text:p>
              </table:table-cell>
              <table:table-cell office:value-type="float" office:value="0.00358339497447014">
                <text:p>0.00358339497447014</text:p>
              </table:table-cell>
              <table:table-cell office:value-type="float" office:value="-0.359715268195394">
                <text:p>-0.3597152681953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3.481">
                <text:p>253.481</text:p>
              </table:table-cell>
              <table:table-cell office:value-type="float" office:value="1.00423529599962">
                <text:p>1.00423529599962</text:p>
              </table:table-cell>
              <table:table-cell office:value-type="float" office:value="0.00817819852190795">
                <text:p>0.00817819852190795</text:p>
              </table:table-cell>
              <table:table-cell office:value-type="float" office:value="0.00285939136147499">
                <text:p>0.00285939136147499</text:p>
              </table:table-cell>
              <table:table-cell office:value-type="float" office:value="-0.354350298643112">
                <text:p>-0.354350298643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53.582">
                <text:p>253.582</text:p>
              </table:table-cell>
              <table:table-cell office:value-type="float" office:value="1.00446039375684">
                <text:p>1.00446039375684</text:p>
              </table:table-cell>
              <table:table-cell office:value-type="float" office:value="0.0078299007682975">
                <text:p>0.0078299007682975</text:p>
              </table:table-cell>
              <table:table-cell office:value-type="float" office:value="0.00410599115490913">
                <text:p>0.00410599115490913</text:p>
              </table:table-cell>
              <table:table-cell office:value-type="float" office:value="-0.344525437039065">
                <text:p>-0.344525437039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53.681">
                <text:p>253.681</text:p>
              </table:table-cell>
              <table:table-cell office:value-type="float" office:value="1.00477207628449">
                <text:p>1.00477207628449</text:p>
              </table:table-cell>
              <table:table-cell office:value-type="float" office:value="0.00730870523991356">
                <text:p>0.00730870523991356</text:p>
              </table:table-cell>
              <table:table-cell office:value-type="float" office:value="0.00613415620476008">
                <text:p>0.00613415620476008</text:p>
              </table:table-cell>
              <table:table-cell office:value-type="float" office:value="-0.345297266112035">
                <text:p>-0.345297266112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53.781">
                <text:p>253.781</text:p>
              </table:table-cell>
              <table:table-cell office:value-type="float" office:value="1.0049947856974">
                <text:p>1.0049947856974</text:p>
              </table:table-cell>
              <table:table-cell office:value-type="float" office:value="0.00690562400021058">
                <text:p>0.00690562400021058</text:p>
              </table:table-cell>
              <table:table-cell office:value-type="float" office:value="0.00460514894872904">
                <text:p>0.00460514894872904</text:p>
              </table:table-cell>
              <table:table-cell office:value-type="float" office:value="-0.351621421255979">
                <text:p>-0.3516214212559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53.881">
                <text:p>253.881</text:p>
              </table:table-cell>
              <table:table-cell office:value-type="float" office:value="1.00516777236757">
                <text:p>1.00516777236757</text:p>
              </table:table-cell>
              <table:table-cell office:value-type="float" office:value="0.00656474852682751">
                <text:p>0.00656474852682751</text:p>
              </table:table-cell>
              <table:table-cell office:value-type="float" office:value="0.00382257081568241">
                <text:p>0.00382257081568241</text:p>
              </table:table-cell>
              <table:table-cell office:value-type="float" office:value="-0.346230802945344">
                <text:p>-0.346230802945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3.981">
                <text:p>253.981</text:p>
              </table:table-cell>
              <table:table-cell office:value-type="float" office:value="1.00534528717285">
                <text:p>1.00534528717285</text:p>
              </table:table-cell>
              <table:table-cell office:value-type="float" office:value="0.00618272754172879">
                <text:p>0.00618272754172879</text:p>
              </table:table-cell>
              <table:table-cell office:value-type="float" office:value="0.0042124997228384">
                <text:p>0.0042124997228384</text:p>
              </table:table-cell>
              <table:table-cell office:value-type="float" office:value="-0.346287050699613">
                <text:p>-0.346287050699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54.081">
                <text:p>254.081</text:p>
              </table:table-cell>
              <table:table-cell office:value-type="float" office:value="1.00549545217832">
                <text:p>1.00549545217832</text:p>
              </table:table-cell>
              <table:table-cell office:value-type="float" office:value="0.00582791008419992">
                <text:p>0.00582791008419992</text:p>
              </table:table-cell>
              <table:table-cell office:value-type="float" office:value="0.00385285552591085">
                <text:p>0.00385285552591085</text:p>
              </table:table-cell>
              <table:table-cell office:value-type="float" office:value="-0.346851259918816">
                <text:p>-0.346851259918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4.181">
                <text:p>254.181</text:p>
              </table:table-cell>
              <table:table-cell office:value-type="float" office:value="1.00562725313374">
                <text:p>1.00562725313374</text:p>
              </table:table-cell>
              <table:table-cell office:value-type="float" office:value="0.00548368850211979">
                <text:p>0.00548368850211979</text:p>
              </table:table-cell>
              <table:table-cell office:value-type="float" office:value="0.00368591900914908">
                <text:p>0.00368591900914908</text:p>
              </table:table-cell>
              <table:table-cell office:value-type="float" office:value="-0.346884188971606">
                <text:p>-0.3468841889716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4.281">
                <text:p>254.281</text:p>
              </table:table-cell>
              <table:table-cell office:value-type="float" office:value="1.00575395772363">
                <text:p>1.00575395772363</text:p>
              </table:table-cell>
              <table:table-cell office:value-type="float" office:value="0.00511496185619931">
                <text:p>0.00511496185619931</text:p>
              </table:table-cell>
              <table:table-cell office:value-type="float" office:value="0.00389888948947191">
                <text:p>0.00389888948947191</text:p>
              </table:table-cell>
              <table:table-cell office:value-type="float" office:value="-0.347276780888977">
                <text:p>-0.347276780888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4.381">
                <text:p>254.381</text:p>
              </table:table-cell>
              <table:table-cell office:value-type="float" office:value="1.00597247198717">
                <text:p>1.00597247198717</text:p>
              </table:table-cell>
              <table:table-cell office:value-type="float" office:value="0.00439908907277496">
                <text:p>0.00439908907277496</text:p>
              </table:table-cell>
              <table:table-cell office:value-type="float" office:value="0.00748480010032654">
                <text:p>0.00748480010032654</text:p>
              </table:table-cell>
              <table:table-cell office:value-type="float" office:value="-0.357560409838895">
                <text:p>-0.3575604098388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4.481">
                <text:p>254.481</text:p>
              </table:table-cell>
              <table:table-cell office:value-type="float" office:value="1.00609314635921">
                <text:p>1.00609314635921</text:p>
              </table:table-cell>
              <table:table-cell office:value-type="float" office:value="0.00394637897122474">
                <text:p>0.00394637897122474</text:p>
              </table:table-cell>
              <table:table-cell office:value-type="float" office:value="0.00468517598509789">
                <text:p>0.00468517598509789</text:p>
              </table:table-cell>
              <table:table-cell office:value-type="float" office:value="-0.354749037558774">
                <text:p>-0.354749037558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54.581">
                <text:p>254.581</text:p>
              </table:table-cell>
              <table:table-cell office:value-type="float" office:value="1.00617635183435">
                <text:p>1.00617635183435</text:p>
              </table:table-cell>
              <table:table-cell office:value-type="float" office:value="0.00358288495310558">
                <text:p>0.00358288495310558</text:p>
              </table:table-cell>
              <table:table-cell office:value-type="float" office:value="0.00372895497828722">
                <text:p>0.00372895497828722</text:p>
              </table:table-cell>
              <table:table-cell office:value-type="float" office:value="-0.348165683986911">
                <text:p>-0.3481656839869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54.681">
                <text:p>254.681</text:p>
              </table:table-cell>
              <table:table-cell office:value-type="float" office:value="1.00618149304995">
                <text:p>1.00618149304995</text:p>
              </table:table-cell>
              <table:table-cell office:value-type="float" office:value="0.00355618273901701">
                <text:p>0.00355618273901701</text:p>
              </table:table-cell>
              <table:table-cell office:value-type="float" office:value="0.000271926522254944">
                <text:p>0.000271926522254944</text:p>
              </table:table-cell>
              <table:table-cell office:value-type="float" office:value="-0.358987964061369">
                <text:p>-0.358987964061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54.781">
                <text:p>254.781</text:p>
              </table:table-cell>
              <table:table-cell office:value-type="float" office:value="1.00617526733355">
                <text:p>1.00617526733355</text:p>
              </table:table-cell>
              <table:table-cell office:value-type="float" office:value="0.00359620686379902">
                <text:p>0.00359620686379902</text:p>
              </table:table-cell>
              <table:table-cell office:value-type="float" office:value="-0.000405054330825806">
                <text:p>-0.000405054330825806</text:p>
              </table:table-cell>
              <table:table-cell office:value-type="float" office:value="-0.379865019795406">
                <text:p>-0.3798650197954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54.881">
                <text:p>254.881</text:p>
              </table:table-cell>
              <table:table-cell office:value-type="float" office:value="1.00617844289256">
                <text:p>1.00617844289256</text:p>
              </table:table-cell>
              <table:table-cell office:value-type="float" office:value="0.0035690313106901">
                <text:p>0.0035690313106901</text:p>
              </table:table-cell>
              <table:table-cell office:value-type="float" office:value="0.000273604616522789">
                <text:p>0.000273604616522789</text:p>
              </table:table-cell>
              <table:table-cell office:value-type="float" office:value="-0.380763079926192">
                <text:p>-0.380763079926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54.982">
                <text:p>254.982</text:p>
              </table:table-cell>
              <table:table-cell office:value-type="float" office:value="1.00621170961008">
                <text:p>1.00621170961008</text:p>
              </table:table-cell>
              <table:table-cell office:value-type="float" office:value="0.00314476374108522">
                <text:p>0.00314476374108522</text:p>
              </table:table-cell>
              <table:table-cell office:value-type="float" office:value="0.00421356226503849">
                <text:p>0.00421356226503849</text:p>
              </table:table-cell>
              <table:table-cell office:value-type="float" office:value="-0.375764427953456">
                <text:p>-0.375764427953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55.081">
                <text:p>255.081</text:p>
              </table:table-cell>
              <table:table-cell office:value-type="float" office:value="1.00622652328671">
                <text:p>1.00622652328671</text:p>
              </table:table-cell>
              <table:table-cell office:value-type="float" office:value="0.00277735446763319">
                <text:p>0.00277735446763319</text:p>
              </table:table-cell>
              <table:table-cell office:value-type="float" office:value="0.00371422010660171">
                <text:p>0.00371422010660171</text:p>
              </table:table-cell>
              <table:table-cell office:value-type="float" office:value="-0.369623395333807">
                <text:p>-0.3696233953338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55.182">
                <text:p>255.182</text:p>
              </table:table-cell>
              <table:table-cell office:value-type="float" office:value="1.00622801576257">
                <text:p>1.00622801576257</text:p>
              </table:table-cell>
              <table:table-cell office:value-type="float" office:value="0.00237449998735612">
                <text:p>0.00237449998735612</text:p>
              </table:table-cell>
              <table:table-cell office:value-type="float" office:value="0.003988685593009">
                <text:p>0.003988685593009</text:p>
              </table:table-cell>
              <table:table-cell office:value-type="float" office:value="-0.365180239799511">
                <text:p>-0.3651802397995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55.281">
                <text:p>255.281</text:p>
              </table:table-cell>
              <table:table-cell office:value-type="float" office:value="1.00621716259744">
                <text:p>1.00621716259744</text:p>
              </table:table-cell>
              <table:table-cell office:value-type="float" office:value="0.00204750532422393">
                <text:p>0.00204750532422393</text:p>
              </table:table-cell>
              <table:table-cell office:value-type="float" office:value="0.00330479520559311">
                <text:p>0.00330479520559311</text:p>
              </table:table-cell>
              <table:table-cell office:value-type="float" office:value="-0.36193351860506">
                <text:p>-0.361933518605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55.383">
                <text:p>255.383</text:p>
              </table:table-cell>
              <table:table-cell office:value-type="float" office:value="1.00619668092621">
                <text:p>1.00619668092621</text:p>
              </table:table-cell>
              <table:table-cell office:value-type="float" office:value="0.00175118333532364">
                <text:p>0.00175118333532364</text:p>
              </table:table-cell>
              <table:table-cell office:value-type="float" office:value="0.00291204890608788">
                <text:p>0.00291204890608788</text:p>
              </table:table-cell>
              <table:table-cell office:value-type="float" office:value="-0.359738550631397">
                <text:p>-0.3597385506313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55.481">
                <text:p>255.481</text:p>
              </table:table-cell>
              <table:table-cell office:value-type="float" office:value="1.00617528639936">
                <text:p>1.00617528639936</text:p>
              </table:table-cell>
              <table:table-cell office:value-type="float" office:value="0.00154953587472641">
                <text:p>0.00154953587472641</text:p>
              </table:table-cell>
              <table:table-cell office:value-type="float" office:value="0.00206917601823807">
                <text:p>0.00206917601823807</text:p>
              </table:table-cell>
              <table:table-cell office:value-type="float" office:value="-0.371800194303674">
                <text:p>-0.3718001943036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55.581">
                <text:p>255.581</text:p>
              </table:table-cell>
              <table:table-cell office:value-type="float" office:value="1.00620205680801">
                <text:p>1.00620205680801</text:p>
              </table:table-cell>
              <table:table-cell office:value-type="float" office:value="0.00173660458169359">
                <text:p>0.00173660458169359</text:p>
              </table:table-cell>
              <table:table-cell office:value-type="float" office:value="-0.00188974484801292">
                <text:p>-0.00188974484801292</text:p>
              </table:table-cell>
              <table:table-cell office:value-type="float" office:value="-0.375372452549188">
                <text:p>-0.375372452549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55.682">
                <text:p>255.682</text:p>
              </table:table-cell>
              <table:table-cell office:value-type="float" office:value="1.00616392150553">
                <text:p>1.00616392150553</text:p>
              </table:table-cell>
              <table:table-cell office:value-type="float" office:value="0.00152664973553355">
                <text:p>0.00152664973553355</text:p>
              </table:table-cell>
              <table:table-cell office:value-type="float" office:value="0.00211277335882187">
                <text:p>0.00211277335882187</text:p>
              </table:table-cell>
              <table:table-cell office:value-type="float" office:value="-0.386597596737276">
                <text:p>-0.386597596737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55.781">
                <text:p>255.781</text:p>
              </table:table-cell>
              <table:table-cell office:value-type="float" office:value="1.00606527355244">
                <text:p>1.00606527355244</text:p>
              </table:table-cell>
              <table:table-cell office:value-type="float" office:value="0.00108284773694885">
                <text:p>0.00108284773694885</text:p>
              </table:table-cell>
              <table:table-cell office:value-type="float" office:value="0.00459225772321224">
                <text:p>0.00459225772321224</text:p>
              </table:table-cell>
              <table:table-cell office:value-type="float" office:value="-0.371386495878898">
                <text:p>-0.3713864958788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55.881">
                <text:p>255.881</text:p>
              </table:table-cell>
              <table:table-cell office:value-type="float" office:value="1.00594409833114">
                <text:p>1.00594409833114</text:p>
              </table:table-cell>
              <table:table-cell office:value-type="float" office:value="0.000618927994893528">
                <text:p>0.000618927994893528</text:p>
              </table:table-cell>
              <table:table-cell office:value-type="float" office:value="0.00479484057426453">
                <text:p>0.00479484057426453</text:p>
              </table:table-cell>
              <table:table-cell office:value-type="float" office:value="-0.368732098714415">
                <text:p>-0.368732098714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55.981">
                <text:p>255.981</text:p>
              </table:table-cell>
              <table:table-cell office:value-type="float" office:value="1.0058126056386">
                <text:p>1.0058126056386</text:p>
              </table:table-cell>
              <table:table-cell office:value-type="float" office:value="0.000182058957601318">
                <text:p>0.000182058957601318</text:p>
              </table:table-cell>
              <table:table-cell office:value-type="float" office:value="0.00456228981912136">
                <text:p>0.00456228981912136</text:p>
              </table:table-cell>
              <table:table-cell office:value-type="float" office:value="-0.362812249236796">
                <text:p>-0.362812249236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56.081">
                <text:p>256.081</text:p>
              </table:table-cell>
              <table:table-cell office:value-type="float" office:value="1.00576854822437">
                <text:p>1.00576854822437</text:p>
              </table:table-cell>
              <table:table-cell office:value-type="float" office:value="0.0000528626970999484">
                <text:p>0.0000528626970999484</text:p>
              </table:table-cell>
              <table:table-cell office:value-type="float" office:value="0.00136501756310463">
                <text:p>0.00136501756310463</text:p>
              </table:table-cell>
              <table:table-cell office:value-type="float" office:value="-0.367236292864903">
                <text:p>-0.3672362928649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56.181">
                <text:p>256.181</text:p>
              </table:table-cell>
              <table:table-cell office:value-type="float" office:value="1.00583443207573">
                <text:p>1.00583443207573</text:p>
              </table:table-cell>
              <table:table-cell office:value-type="float" office:value="0.000225088021672488">
                <text:p>0.000225088021672488</text:p>
              </table:table-cell>
              <table:table-cell office:value-type="float" office:value="-0.00184396974742413">
                <text:p>-0.00184396974742413</text:p>
              </table:table-cell>
              <table:table-cell office:value-type="float" office:value="-0.377636814512402">
                <text:p>-0.377636814512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56.281">
                <text:p>256.281</text:p>
              </table:table-cell>
              <table:table-cell office:value-type="float" office:value="1.00580407224458">
                <text:p>1.00580407224458</text:p>
              </table:table-cell>
              <table:table-cell office:value-type="float" office:value="0.000153902738878547">
                <text:p>0.000153902738878547</text:p>
              </table:table-cell>
              <table:table-cell office:value-type="float" office:value="0.000773890420794487">
                <text:p>0.000773890420794487</text:p>
              </table:table-cell>
              <table:table-cell office:value-type="float" office:value="-0.384614509810884">
                <text:p>-0.384614509810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56.381">
                <text:p>256.381</text:p>
              </table:table-cell>
              <table:table-cell office:value-type="float" office:value="1.00560509287706">
                <text:p>1.00560509287706</text:p>
              </table:table-cell>
              <table:table-cell office:value-type="float" office:value="-0.000267013695570391">
                <text:p>-0.000267013695570391</text:p>
              </table:table-cell>
              <table:table-cell office:value-type="float" office:value="0.00465578600764275">
                <text:p>0.00465578600764275</text:p>
              </table:table-cell>
              <table:table-cell office:value-type="float" office:value="-0.377163024192833">
                <text:p>-0.377163024192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56.481">
                <text:p>256.481</text:p>
              </table:table-cell>
              <table:table-cell office:value-type="float" office:value="1.00538626395998">
                <text:p>1.00538626395998</text:p>
              </table:table-cell>
              <table:table-cell office:value-type="float" office:value="-0.000688053793847327">
                <text:p>-0.000688053793847327</text:p>
              </table:table-cell>
              <table:table-cell office:value-type="float" office:value="0.00474511179327965">
                <text:p>0.00474511179327965</text:p>
              </table:table-cell>
              <table:table-cell office:value-type="float" office:value="-0.370226961661534">
                <text:p>-0.3702269616615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56.581">
                <text:p>256.581</text:p>
              </table:table-cell>
              <table:table-cell office:value-type="float" office:value="1.00522283439293">
                <text:p>1.00522283439293</text:p>
              </table:table-cell>
              <table:table-cell office:value-type="float" office:value="-0.000975932701027155">
                <text:p>-0.000975932701027155</text:p>
              </table:table-cell>
              <table:table-cell office:value-type="float" office:value="0.00331033968925476">
                <text:p>0.00331033968925476</text:p>
              </table:table-cell>
              <table:table-cell office:value-type="float" office:value="-0.251805402248739">
                <text:p>-0.2518054022487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56.681">
                <text:p>256.681</text:p>
              </table:table-cell>
              <table:table-cell office:value-type="float" office:value="1.00535384926992">
                <text:p>1.00535384926992</text:p>
              </table:table-cell>
              <table:table-cell office:value-type="float" office:value="-0.000758114928958546">
                <text:p>-0.000758114928958546</text:p>
              </table:table-cell>
              <table:table-cell office:value-type="float" office:value="-0.00254183948785067">
                <text:p>-0.00254183948785067</text:p>
              </table:table-cell>
              <table:table-cell office:value-type="float" office:value="0.219539599695119">
                <text:p>0.219539599695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6.781">
                <text:p>256.781</text:p>
              </table:table-cell>
              <table:table-cell office:value-type="float" office:value="1.00561524445636">
                <text:p>1.00561524445636</text:p>
              </table:table-cell>
              <table:table-cell office:value-type="float" office:value="-0.00030111178371714">
                <text:p>-0.00030111178371714</text:p>
              </table:table-cell>
              <table:table-cell office:value-type="float" office:value="-0.0052647822201252">
                <text:p>-0.0052647822201252</text:p>
              </table:table-cell>
              <table:table-cell office:value-type="float" office:value="0.511178031384227">
                <text:p>0.511178031384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6.881">
                <text:p>256.881</text:p>
              </table:table-cell>
              <table:table-cell office:value-type="float" office:value="1.00567067871298">
                <text:p>1.00567067871298</text:p>
              </table:table-cell>
              <table:table-cell office:value-type="float" office:value="-0.000191559384468859">
                <text:p>-0.000191559384468859</text:p>
              </table:table-cell>
              <table:table-cell office:value-type="float" office:value="-0.00122779008746147">
                <text:p>-0.00122779008746147</text:p>
              </table:table-cell>
              <table:table-cell office:value-type="float" office:value="0.820246349257159">
                <text:p>0.820246349257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6.981">
                <text:p>256.981</text:p>
              </table:table-cell>
              <table:table-cell office:value-type="float" office:value="1.00544256773069">
                <text:p>1.00544256773069</text:p>
              </table:table-cell>
              <table:table-cell office:value-type="float" office:value="-0.000752204306075637">
                <text:p>-0.000752204306075637</text:p>
              </table:table-cell>
              <table:table-cell office:value-type="float" office:value="0.00605274605751038">
                <text:p>0.00605274605751038</text:p>
              </table:table-cell>
              <table:table-cell office:value-type="float" office:value="1.05693345400224">
                <text:p>1.05693345400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7.081">
                <text:p>257.081</text:p>
              </table:table-cell>
              <table:table-cell office:value-type="float" office:value="1.00548346396067">
                <text:p>1.00548346396067</text:p>
              </table:table-cell>
              <table:table-cell office:value-type="float" office:value="-0.000610369872121474">
                <text:p>-0.000610369872121474</text:p>
              </table:table-cell>
              <table:table-cell office:value-type="float" office:value="-0.00147612696886063">
                <text:p>-0.00147612696886063</text:p>
              </table:table-cell>
              <table:table-cell office:value-type="float" office:value="1.23968752105552">
                <text:p>1.23968752105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7.181">
                <text:p>257.181</text:p>
              </table:table-cell>
              <table:table-cell office:value-type="float" office:value="1.00542357870055">
                <text:p>1.00542357870055</text:p>
              </table:table-cell>
              <table:table-cell office:value-type="float" office:value="-0.000989267198572815">
                <text:p>-0.000989267198572815</text:p>
              </table:table-cell>
              <table:table-cell office:value-type="float" office:value="0.00383600610494614">
                <text:p>0.00383600610494614</text:p>
              </table:table-cell>
              <table:table-cell office:value-type="float" office:value="1.35243065026869">
                <text:p>1.35243065026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7.281">
                <text:p>257.281</text:p>
              </table:table-cell>
              <table:table-cell office:value-type="float" office:value="1.00542630346719">
                <text:p>1.00542630346719</text:p>
              </table:table-cell>
              <table:table-cell office:value-type="float" office:value="-0.000862622212384267">
                <text:p>-0.000862622212384267</text:p>
              </table:table-cell>
              <table:table-cell office:value-type="float" office:value="-0.00126674294471741">
                <text:p>-0.00126674294471741</text:p>
              </table:table-cell>
              <table:table-cell office:value-type="float" office:value="1.40261256838419">
                <text:p>1.40261256838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57.381">
                <text:p>257.381</text:p>
              </table:table-cell>
              <table:table-cell office:value-type="float" office:value="1.00547174903646">
                <text:p>1.00547174903646</text:p>
              </table:table-cell>
              <table:table-cell office:value-type="float" office:value="-0.001243522530482">
                <text:p>-0.001243522530482</text:p>
              </table:table-cell>
              <table:table-cell office:value-type="float" office:value="0.00383601814508438">
                <text:p>0.00383601814508438</text:p>
              </table:table-cell>
              <table:table-cell office:value-type="float" office:value="1.41413244210094">
                <text:p>1.414132442100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57.482">
                <text:p>257.482</text:p>
              </table:table-cell>
              <table:table-cell office:value-type="float" office:value="1.00556834839271">
                <text:p>1.00556834839271</text:p>
              </table:table-cell>
              <table:table-cell office:value-type="float" office:value="-0.00160641075901925">
                <text:p>-0.00160641075901925</text:p>
              </table:table-cell>
              <table:table-cell office:value-type="float" office:value="0.00371807295084">
                <text:p>0.00371807295084</text:p>
              </table:table-cell>
              <table:table-cell office:value-type="float" office:value="1.43821590995214">
                <text:p>1.43821590995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57.582">
                <text:p>257.582</text:p>
              </table:table-cell>
              <table:table-cell office:value-type="float" office:value="1.00571770764472">
                <text:p>1.00571770764472</text:p>
              </table:table-cell>
              <table:table-cell office:value-type="float" office:value="-0.00195440535677718">
                <text:p>-0.00195440535677718</text:p>
              </table:table-cell>
              <table:table-cell office:value-type="float" office:value="0.00378693050146103">
                <text:p>0.00378693050146103</text:p>
              </table:table-cell>
              <table:table-cell office:value-type="float" office:value="1.43524663778673">
                <text:p>1.43524663778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57.681">
                <text:p>257.681</text:p>
              </table:table-cell>
              <table:table-cell office:value-type="float" office:value="1.00565596636394">
                <text:p>1.00565596636394</text:p>
              </table:table-cell>
              <table:table-cell office:value-type="float" office:value="-0.00185346445817918">
                <text:p>-0.00185346445817918</text:p>
              </table:table-cell>
              <table:table-cell office:value-type="float" office:value="-0.00119521248340607">
                <text:p>-0.00119521248340607</text:p>
              </table:table-cell>
              <table:table-cell office:value-type="float" office:value="1.40709846278271">
                <text:p>1.40709846278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57.783">
                <text:p>257.783</text:p>
              </table:table-cell>
              <table:table-cell office:value-type="float" office:value="1.00591192451037">
                <text:p>1.00591192451037</text:p>
              </table:table-cell>
              <table:table-cell office:value-type="float" office:value="-0.00216469823788424">
                <text:p>-0.00216469823788424</text:p>
              </table:table-cell>
              <table:table-cell office:value-type="float" office:value="0.00395064026117325">
                <text:p>0.00395064026117325</text:p>
              </table:table-cell>
              <table:table-cell office:value-type="float" office:value="1.39850303710225">
                <text:p>1.39850303710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57.881">
                <text:p>257.881</text:p>
              </table:table-cell>
              <table:table-cell office:value-type="float" office:value="1.00576350005532">
                <text:p>1.00576350005532</text:p>
              </table:table-cell>
              <table:table-cell office:value-type="float" office:value="-0.00202920091453028">
                <text:p>-0.00202920091453028</text:p>
              </table:table-cell>
              <table:table-cell office:value-type="float" office:value="-0.00205072450637817">
                <text:p>-0.00205072450637817</text:p>
              </table:table-cell>
              <table:table-cell office:value-type="float" office:value="1.36336302326386">
                <text:p>1.36336302326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57.981">
                <text:p>257.981</text:p>
              </table:table-cell>
              <table:table-cell office:value-type="float" office:value="1.00611084884218">
                <text:p>1.00611084884218</text:p>
              </table:table-cell>
              <table:table-cell office:value-type="float" office:value="-0.00227005601687723">
                <text:p>-0.00227005601687723</text:p>
              </table:table-cell>
              <table:table-cell office:value-type="float" office:value="0.00422684705257416">
                <text:p>0.00422684705257416</text:p>
              </table:table-cell>
              <table:table-cell office:value-type="float" office:value="1.32178624997656">
                <text:p>1.32178624997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58.081">
                <text:p>258.081</text:p>
              </table:table-cell>
              <table:table-cell office:value-type="float" office:value="1.00652384473375">
                <text:p>1.00652384473375</text:p>
              </table:table-cell>
              <table:table-cell office:value-type="float" office:value="-0.00248198412513004">
                <text:p>-0.00248198412513004</text:p>
              </table:table-cell>
              <table:table-cell office:value-type="float" office:value="0.0046419729590416">
                <text:p>0.0046419729590416</text:p>
              </table:table-cell>
              <table:table-cell office:value-type="float" office:value="1.33421363098076">
                <text:p>1.334213630980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58.181">
                <text:p>258.181</text:p>
              </table:table-cell>
              <table:table-cell office:value-type="float" office:value="1.00694789127998">
                <text:p>1.00694789127998</text:p>
              </table:table-cell>
              <table:table-cell office:value-type="float" office:value="-0.00263231403056528">
                <text:p>-0.00263231403056528</text:p>
              </table:table-cell>
              <table:table-cell office:value-type="float" office:value="0.00449905049800873">
                <text:p>0.00449905049800873</text:p>
              </table:table-cell>
              <table:table-cell office:value-type="float" office:value="1.28455509622413">
                <text:p>1.284555096224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58.281">
                <text:p>258.281</text:p>
              </table:table-cell>
              <table:table-cell office:value-type="float" office:value="1.00739929604231">
                <text:p>1.00739929604231</text:p>
              </table:table-cell>
              <table:table-cell office:value-type="float" office:value="-0.00272958225435228">
                <text:p>-0.00272958225435228</text:p>
              </table:table-cell>
              <table:table-cell office:value-type="float" office:value="0.00461765488982201">
                <text:p>0.00461765488982201</text:p>
              </table:table-cell>
              <table:table-cell office:value-type="float" office:value="1.23619047740856">
                <text:p>1.23619047740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58.381">
                <text:p>258.381</text:p>
              </table:table-cell>
              <table:table-cell office:value-type="float" office:value="1.00786975516638">
                <text:p>1.00786975516638</text:p>
              </table:table-cell>
              <table:table-cell office:value-type="float" office:value="-0.00277138138926409">
                <text:p>-0.00277138138926409</text:p>
              </table:table-cell>
              <table:table-cell office:value-type="float" office:value="0.0047231234908104">
                <text:p>0.0047231234908104</text:p>
              </table:table-cell>
              <table:table-cell office:value-type="float" office:value="1.19774185533983">
                <text:p>1.197741855339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58.482">
                <text:p>258.482</text:p>
              </table:table-cell>
              <table:table-cell office:value-type="float" office:value="1.00828301251191">
                <text:p>1.00828301251191</text:p>
              </table:table-cell>
              <table:table-cell office:value-type="float" office:value="-0.00275850039803839">
                <text:p>-0.00275850039803839</text:p>
              </table:table-cell>
              <table:table-cell office:value-type="float" office:value="0.00409364399313927">
                <text:p>0.00409364399313927</text:p>
              </table:table-cell>
              <table:table-cell office:value-type="float" office:value="1.13589779404273">
                <text:p>1.135897794042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58.581">
                <text:p>258.581</text:p>
              </table:table-cell>
              <table:table-cell office:value-type="float" office:value="1.00872458617966">
                <text:p>1.00872458617966</text:p>
              </table:table-cell>
              <table:table-cell office:value-type="float" office:value="-0.00269362049831589">
                <text:p>-0.00269362049831589</text:p>
              </table:table-cell>
              <table:table-cell office:value-type="float" office:value="0.0045082280933857">
                <text:p>0.0045082280933857</text:p>
              </table:table-cell>
              <table:table-cell office:value-type="float" office:value="1.09191321069936">
                <text:p>1.09191321069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58.681">
                <text:p>258.681</text:p>
              </table:table-cell>
              <table:table-cell office:value-type="float" office:value="1.00910824554482">
                <text:p>1.00910824554482</text:p>
              </table:table-cell>
              <table:table-cell office:value-type="float" office:value="-0.00259402618585085">
                <text:p>-0.00259402618585085</text:p>
              </table:table-cell>
              <table:table-cell office:value-type="float" office:value="0.00396375498175621">
                <text:p>0.00396375498175621</text:p>
              </table:table-cell>
              <table:table-cell office:value-type="float" office:value="1.01799430509648">
                <text:p>1.01799430509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58.781">
                <text:p>258.781</text:p>
              </table:table-cell>
              <table:table-cell office:value-type="float" office:value="1.0095058010077">
                <text:p>1.0095058010077</text:p>
              </table:table-cell>
              <table:table-cell office:value-type="float" office:value="-0.0024462957863369">
                <text:p>-0.0024462957863369</text:p>
              </table:table-cell>
              <table:table-cell office:value-type="float" office:value="0.00424116277694702">
                <text:p>0.00424116277694702</text:p>
              </table:table-cell>
              <table:table-cell office:value-type="float" office:value="0.976350476942867">
                <text:p>0.9763504769428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58.881">
                <text:p>258.881</text:p>
              </table:table-cell>
              <table:table-cell office:value-type="float" office:value="1.00989427163555">
                <text:p>1.00989427163555</text:p>
              </table:table-cell>
              <table:table-cell office:value-type="float" office:value="-0.00225700231469072">
                <text:p>-0.00225700231469072</text:p>
              </table:table-cell>
              <table:table-cell office:value-type="float" office:value="0.00432135912775993">
                <text:p>0.00432135912775993</text:p>
              </table:table-cell>
              <table:table-cell office:value-type="float" office:value="0.94094423824046">
                <text:p>0.94094423824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58.981">
                <text:p>258.981</text:p>
              </table:table-cell>
              <table:table-cell office:value-type="float" office:value="1.01026873721503">
                <text:p>1.01026873721503</text:p>
              </table:table-cell>
              <table:table-cell office:value-type="float" office:value="-0.00202869477252182">
                <text:p>-0.00202869477252182</text:p>
              </table:table-cell>
              <table:table-cell office:value-type="float" office:value="0.00438575881719589">
                <text:p>0.00438575881719589</text:p>
              </table:table-cell>
              <table:table-cell office:value-type="float" office:value="0.914337454790092">
                <text:p>0.914337454790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59.081">
                <text:p>259.081</text:p>
              </table:table-cell>
              <table:table-cell office:value-type="float" office:value="1.01062603755944">
                <text:p>1.01062603755944</text:p>
              </table:table-cell>
              <table:table-cell office:value-type="float" office:value="-0.00176325331821674">
                <text:p>-0.00176325331821674</text:p>
              </table:table-cell>
              <table:table-cell office:value-type="float" office:value="0.00445109763741493">
                <text:p>0.00445109763741493</text:p>
              </table:table-cell>
              <table:table-cell office:value-type="float" office:value="0.893564118319247">
                <text:p>0.893564118319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59.181">
                <text:p>259.181</text:p>
              </table:table-cell>
              <table:table-cell office:value-type="float" office:value="1.01121066930853">
                <text:p>1.01121066930853</text:p>
              </table:table-cell>
              <table:table-cell office:value-type="float" office:value="-0.00124183959833793">
                <text:p>-0.00124183959833793</text:p>
              </table:table-cell>
              <table:table-cell office:value-type="float" office:value="0.00783368718624115">
                <text:p>0.00783368718624115</text:p>
              </table:table-cell>
              <table:table-cell office:value-type="float" office:value="0.866646902388837">
                <text:p>0.8666469023888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59.281">
                <text:p>259.281</text:p>
              </table:table-cell>
              <table:table-cell office:value-type="float" office:value="1.01196739335425">
                <text:p>1.01196739335425</text:p>
              </table:table-cell>
              <table:table-cell office:value-type="float" office:value="-0.000438985374478145">
                <text:p>-0.000438985374478145</text:p>
              </table:table-cell>
              <table:table-cell office:value-type="float" office:value="0.0110327067673206">
                <text:p>0.0110327067673206</text:p>
              </table:table-cell>
              <table:table-cell office:value-type="float" office:value="0.841105235987399">
                <text:p>0.841105235987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59.381">
                <text:p>259.381</text:p>
              </table:table-cell>
              <table:table-cell office:value-type="float" office:value="1.0126750041411">
                <text:p>1.0126750041411</text:p>
              </table:table-cell>
              <table:table-cell office:value-type="float" office:value="0.00045103093605831">
                <text:p>0.00045103093605831</text:p>
              </table:table-cell>
              <table:table-cell office:value-type="float" office:value="0.0113703212738037">
                <text:p>0.0113703212738037</text:p>
              </table:table-cell>
              <table:table-cell office:value-type="float" office:value="0.823907022734722">
                <text:p>0.823907022734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59.484">
                <text:p>259.484</text:p>
              </table:table-cell>
              <table:table-cell office:value-type="float" office:value="1.01332227562386">
                <text:p>1.01332227562386</text:p>
              </table:table-cell>
              <table:table-cell office:value-type="float" office:value="0.00141915777375228">
                <text:p>0.00141915777375228</text:p>
              </table:table-cell>
              <table:table-cell office:value-type="float" office:value="0.0113065326213837">
                <text:p>0.0113065326213837</text:p>
              </table:table-cell>
              <table:table-cell office:value-type="float" office:value="0.810638572796282">
                <text:p>0.810638572796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59.581">
                <text:p>259.581</text:p>
              </table:table-cell>
              <table:table-cell office:value-type="float" office:value="1.01354988866411">
                <text:p>1.01354988866411</text:p>
              </table:table-cell>
              <table:table-cell office:value-type="float" office:value="0.00183008712851472">
                <text:p>0.00183008712851472</text:p>
              </table:table-cell>
              <table:table-cell office:value-type="float" office:value="0.00484284460544586">
                <text:p>0.00484284460544586</text:p>
              </table:table-cell>
              <table:table-cell office:value-type="float" office:value="0.695100753422243">
                <text:p>0.695100753422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59.684">
                <text:p>259.684</text:p>
              </table:table-cell>
              <table:table-cell office:value-type="float" office:value="1.01397062667222">
                <text:p>1.01397062667222</text:p>
              </table:table-cell>
              <table:table-cell office:value-type="float" office:value="0.00272749847813734">
                <text:p>0.00272749847813734</text:p>
              </table:table-cell>
              <table:table-cell office:value-type="float" office:value="0.00962276302743703">
                <text:p>0.00962276302743703</text:p>
              </table:table-cell>
              <table:table-cell office:value-type="float" office:value="0.137351448041757">
                <text:p>0.1373514480417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59.781">
                <text:p>259.781</text:p>
              </table:table-cell>
              <table:table-cell office:value-type="float" office:value="1.01429638968772">
                <text:p>1.01429638968772</text:p>
              </table:table-cell>
              <table:table-cell office:value-type="float" office:value="0.00344870631052567">
                <text:p>0.00344870631052567</text:p>
              </table:table-cell>
              <table:table-cell office:value-type="float" office:value="0.00815842626988888">
                <text:p>0.00815842626988888</text:p>
              </table:table-cell>
              <table:table-cell office:value-type="float" office:value="-0.125240575118237">
                <text:p>-0.125240575118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59.881">
                <text:p>259.881</text:p>
              </table:table-cell>
              <table:table-cell office:value-type="float" office:value="1.01465831723441">
                <text:p>1.01465831723441</text:p>
              </table:table-cell>
              <table:table-cell office:value-type="float" office:value="0.00422471005145681">
                <text:p>0.00422471005145681</text:p>
              </table:table-cell>
              <table:table-cell office:value-type="float" office:value="0.00856255426257849">
                <text:p>0.00856255426257849</text:p>
              </table:table-cell>
              <table:table-cell office:value-type="float" office:value="-0.378043232642742">
                <text:p>-0.3780432326427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59.981">
                <text:p>259.981</text:p>
              </table:table-cell>
              <table:table-cell office:value-type="float" office:value="1.01516997331804">
                <text:p>1.01516997331804</text:p>
              </table:table-cell>
              <table:table-cell office:value-type="float" office:value="0.00522155417382791">
                <text:p>0.00522155417382791</text:p>
              </table:table-cell>
              <table:table-cell office:value-type="float" office:value="0.011204865694046">
                <text:p>0.011204865694046</text:p>
              </table:table-cell>
              <table:table-cell office:value-type="float" office:value="-0.635846083422741">
                <text:p>-0.6358460834227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60.081">
                <text:p>260.081</text:p>
              </table:table-cell>
              <table:table-cell office:value-type="float" office:value="1.01561202531486">
                <text:p>1.01561202531486</text:p>
              </table:table-cell>
              <table:table-cell office:value-type="float" office:value="0.0059627071591649">
                <text:p>0.0059627071591649</text:p>
              </table:table-cell>
              <table:table-cell office:value-type="float" office:value="0.00862970286607742">
                <text:p>0.00862970286607742</text:p>
              </table:table-cell>
              <table:table-cell office:value-type="float" office:value="-0.795829928064921">
                <text:p>-0.7958299280649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60.181">
                <text:p>260.181</text:p>
              </table:table-cell>
              <table:table-cell office:value-type="float" office:value="1.01587938735037">
                <text:p>1.01587938735037</text:p>
              </table:table-cell>
              <table:table-cell office:value-type="float" office:value="0.00633929450012585">
                <text:p>0.00633929450012585</text:p>
              </table:table-cell>
              <table:table-cell office:value-type="float" office:value="0.00461844652891159">
                <text:p>0.00461844652891159</text:p>
              </table:table-cell>
              <table:table-cell office:value-type="float" office:value="-0.92975862342191">
                <text:p>-0.92975862342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60.281">
                <text:p>260.281</text:p>
              </table:table-cell>
              <table:table-cell office:value-type="float" office:value="1.0164048625646">
                <text:p>1.0164048625646</text:p>
              </table:table-cell>
              <table:table-cell office:value-type="float" office:value="0.00695020800289356">
                <text:p>0.00695020800289356</text:p>
              </table:table-cell>
              <table:table-cell office:value-type="float" office:value="0.00805816051363945">
                <text:p>0.00805816051363945</text:p>
              </table:table-cell>
              <table:table-cell office:value-type="float" office:value="-1.01015552232064">
                <text:p>-1.01015552232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60.381">
                <text:p>260.381</text:p>
              </table:table-cell>
              <table:table-cell office:value-type="float" office:value="1.01699425225759">
                <text:p>1.01699425225759</text:p>
              </table:table-cell>
              <table:table-cell office:value-type="float" office:value="0.00750975012060853">
                <text:p>0.00750975012060853</text:p>
              </table:table-cell>
              <table:table-cell office:value-type="float" office:value="0.0081269157230854">
                <text:p>0.0081269157230854</text:p>
              </table:table-cell>
              <table:table-cell office:value-type="float" office:value="-1.06841854912689">
                <text:p>-1.068418549126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60.481">
                <text:p>260.481</text:p>
              </table:table-cell>
              <table:table-cell office:value-type="float" office:value="1.01815019102519">
                <text:p>1.01815019102519</text:p>
              </table:table-cell>
              <table:table-cell office:value-type="float" office:value="0.00839322155730241">
                <text:p>0.00839322155730241</text:p>
              </table:table-cell>
              <table:table-cell office:value-type="float" office:value="0.0145489388406277">
                <text:p>0.0145489388406277</text:p>
              </table:table-cell>
              <table:table-cell office:value-type="float" office:value="-1.09940507792565">
                <text:p>-1.099405077925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60.581">
                <text:p>260.581</text:p>
              </table:table-cell>
              <table:table-cell office:value-type="float" office:value="1.01896618701392">
                <text:p>1.01896618701392</text:p>
              </table:table-cell>
              <table:table-cell office:value-type="float" office:value="0.00888529009980744">
                <text:p>0.00888529009980744</text:p>
              </table:table-cell>
              <table:table-cell office:value-type="float" office:value="0.00952880319952965">
                <text:p>0.00952880319952965</text:p>
              </table:table-cell>
              <table:table-cell office:value-type="float" office:value="-1.13349274016288">
                <text:p>-1.13349274016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60.681">
                <text:p>260.681</text:p>
              </table:table-cell>
              <table:table-cell office:value-type="float" office:value="1.02001033303501">
                <text:p>1.02001033303501</text:p>
              </table:table-cell>
              <table:table-cell office:value-type="float" office:value="0.00936326526616421">
                <text:p>0.00936326526616421</text:p>
              </table:table-cell>
              <table:table-cell office:value-type="float" office:value="0.0114834714829922">
                <text:p>0.0114834714829922</text:p>
              </table:table-cell>
              <table:table-cell office:value-type="float" office:value="-1.14942039244146">
                <text:p>-1.14942039244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60.781">
                <text:p>260.781</text:p>
              </table:table-cell>
              <table:table-cell office:value-type="float" office:value="1.02142382706361">
                <text:p>1.02142382706361</text:p>
              </table:table-cell>
              <table:table-cell office:value-type="float" office:value="0.00982283819060375">
                <text:p>0.00982283819060375</text:p>
              </table:table-cell>
              <table:table-cell office:value-type="float" office:value="0.014863285779953">
                <text:p>0.014863285779953</text:p>
              </table:table-cell>
              <table:table-cell office:value-type="float" office:value="-1.1365588774164">
                <text:p>-1.1365588774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60.881">
                <text:p>260.881</text:p>
              </table:table-cell>
              <table:table-cell office:value-type="float" office:value="1.02252243330495">
                <text:p>1.02252243330495</text:p>
              </table:table-cell>
              <table:table-cell office:value-type="float" office:value="0.0100463327459307">
                <text:p>0.0100463327459307</text:p>
              </table:table-cell>
              <table:table-cell office:value-type="float" office:value="0.0112110904455185">
                <text:p>0.0112110904455185</text:p>
              </table:table-cell>
              <table:table-cell office:value-type="float" office:value="-1.10979568096529">
                <text:p>-1.109795680965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60.981">
                <text:p>260.981</text:p>
              </table:table-cell>
              <table:table-cell office:value-type="float" office:value="1.02393258914686">
                <text:p>1.02393258914686</text:p>
              </table:table-cell>
              <table:table-cell office:value-type="float" office:value="0.01017318728669">
                <text:p>0.01017318728669</text:p>
              </table:table-cell>
              <table:table-cell office:value-type="float" office:value="0.0141585012376308">
                <text:p>0.0141585012376308</text:p>
              </table:table-cell>
              <table:table-cell office:value-type="float" office:value="-1.06975543965776">
                <text:p>-1.06975543965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61.081">
                <text:p>261.081</text:p>
              </table:table-cell>
              <table:table-cell office:value-type="float" office:value="1.02535745097492">
                <text:p>1.02535745097492</text:p>
              </table:table-cell>
              <table:table-cell office:value-type="float" office:value="0.0101485928489588">
                <text:p>0.0101485928489588</text:p>
              </table:table-cell>
              <table:table-cell office:value-type="float" office:value="0.0142507407367229">
                <text:p>0.0142507407367229</text:p>
              </table:table-cell>
              <table:table-cell office:value-type="float" office:value="-1.04342822676682">
                <text:p>-1.043428226766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61.181">
                <text:p>261.181</text:p>
              </table:table-cell>
              <table:table-cell office:value-type="float" office:value="1.02677948466413">
                <text:p>1.02677948466413</text:p>
              </table:table-cell>
              <table:table-cell office:value-type="float" office:value="0.00997481324726671">
                <text:p>0.00997481324726671</text:p>
              </table:table-cell>
              <table:table-cell office:value-type="float" office:value="0.0143261270523071">
                <text:p>0.0143261270523071</text:p>
              </table:table-cell>
              <table:table-cell office:value-type="float" office:value="-0.9914005772177">
                <text:p>-0.9914005772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61.281">
                <text:p>261.281</text:p>
              </table:table-cell>
              <table:table-cell office:value-type="float" office:value="1.02857227272572">
                <text:p>1.02857227272572</text:p>
              </table:table-cell>
              <table:table-cell office:value-type="float" office:value="0.00957251383899064">
                <text:p>0.00957251383899064</text:p>
              </table:table-cell>
              <table:table-cell office:value-type="float" office:value="0.0183737145066261">
                <text:p>0.0183737145066261</text:p>
              </table:table-cell>
              <table:table-cell office:value-type="float" office:value="-0.964544178491615">
                <text:p>-0.964544178491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61.382">
                <text:p>261.382</text:p>
              </table:table-cell>
              <table:table-cell office:value-type="float" office:value="1.03028173167054">
                <text:p>1.03028173167054</text:p>
              </table:table-cell>
              <table:table-cell office:value-type="float" office:value="0.00901133108128599">
                <text:p>0.00901133108128599</text:p>
              </table:table-cell>
              <table:table-cell office:value-type="float" office:value="0.0178140136301518">
                <text:p>0.0178140136301518</text:p>
              </table:table-cell>
              <table:table-cell office:value-type="float" office:value="-0.946593529129603">
                <text:p>-0.946593529129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61.481">
                <text:p>261.481</text:p>
              </table:table-cell>
              <table:table-cell office:value-type="float" office:value="1.03159753823902">
                <text:p>1.03159753823902</text:p>
              </table:table-cell>
              <table:table-cell office:value-type="float" office:value="0.00843505105210094">
                <text:p>0.00843505105210094</text:p>
              </table:table-cell>
              <table:table-cell office:value-type="float" office:value="0.0145097963511944">
                <text:p>0.0145097963511944</text:p>
              </table:table-cell>
              <table:table-cell office:value-type="float" office:value="-0.921324615377978">
                <text:p>-0.921324615377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61.581">
                <text:p>261.581</text:p>
              </table:table-cell>
              <table:table-cell office:value-type="float" office:value="1.03287298445436">
                <text:p>1.03287298445436</text:p>
              </table:table-cell>
              <table:table-cell office:value-type="float" office:value="0.00773161005647796">
                <text:p>0.00773161005647796</text:p>
              </table:table-cell>
              <table:table-cell office:value-type="float" office:value="0.014565686672926">
                <text:p>0.014565686672926</text:p>
              </table:table-cell>
              <table:table-cell office:value-type="float" office:value="-0.900150146470013">
                <text:p>-0.900150146470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61.681">
                <text:p>261.681</text:p>
              </table:table-cell>
              <table:table-cell office:value-type="float" office:value="1.03464245194051">
                <text:p>1.03464245194051</text:p>
              </table:table-cell>
              <table:table-cell office:value-type="float" office:value="0.00653650089764354">
                <text:p>0.00653650089764354</text:p>
              </table:table-cell>
              <table:table-cell office:value-type="float" office:value="0.0213525199592114">
                <text:p>0.0213525199592114</text:p>
              </table:table-cell>
              <table:table-cell office:value-type="float" office:value="-0.869085574365524">
                <text:p>-0.869085574365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61.781">
                <text:p>261.781</text:p>
              </table:table-cell>
              <table:table-cell office:value-type="float" office:value="1.03629547548187">
                <text:p>1.03629547548187</text:p>
              </table:table-cell>
              <table:table-cell office:value-type="float" office:value="0.00519720045514608">
                <text:p>0.00519720045514608</text:p>
              </table:table-cell>
              <table:table-cell office:value-type="float" office:value="0.0212748971879482">
                <text:p>0.0212748971879482</text:p>
              </table:table-cell>
              <table:table-cell office:value-type="float" office:value="-0.845676281725068">
                <text:p>-0.845676281725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61.881">
                <text:p>261.881</text:p>
              </table:table-cell>
              <table:table-cell office:value-type="float" office:value="1.03771995093715">
                <text:p>1.03771995093715</text:p>
              </table:table-cell>
              <table:table-cell office:value-type="float" office:value="0.00382830194565155">
                <text:p>0.00382830194565155</text:p>
              </table:table-cell>
              <table:table-cell office:value-type="float" office:value="0.0197560457885265">
                <text:p>0.0197560457885265</text:p>
              </table:table-cell>
              <table:table-cell office:value-type="float" office:value="-0.813246096832206">
                <text:p>-0.813246096832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61.981">
                <text:p>261.981</text:p>
              </table:table-cell>
              <table:table-cell office:value-type="float" office:value="1.03912279191151">
                <text:p>1.03912279191151</text:p>
              </table:table-cell>
              <table:table-cell office:value-type="float" office:value="0.0022415768406479">
                <text:p>0.0022415768406479</text:p>
              </table:table-cell>
              <table:table-cell office:value-type="float" office:value="0.0211793752461672">
                <text:p>0.0211793752461672</text:p>
              </table:table-cell>
              <table:table-cell office:value-type="float" office:value="-0.814394932733961">
                <text:p>-0.8143949327339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62.081">
                <text:p>262.081</text:p>
              </table:table-cell>
              <table:table-cell office:value-type="float" office:value="1.04050220800661">
                <text:p>1.04050220800661</text:p>
              </table:table-cell>
              <table:table-cell office:value-type="float" office:value="0.000398619664491196">
                <text:p>0.000398619664491196</text:p>
              </table:table-cell>
              <table:table-cell office:value-type="float" office:value="0.0230201648920774">
                <text:p>0.0230201648920774</text:p>
              </table:table-cell>
              <table:table-cell office:value-type="float" office:value="-0.798856300223305">
                <text:p>-0.7988563002233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62.181">
                <text:p>262.181</text:p>
              </table:table-cell>
              <table:table-cell office:value-type="float" office:value="1.04191556140729">
                <text:p>1.04191556140729</text:p>
              </table:table-cell>
              <table:table-cell office:value-type="float" office:value="-0.0018425364758501">
                <text:p>-0.0018425364758501</text:p>
              </table:table-cell>
              <table:table-cell office:value-type="float" office:value="0.0264959405958652">
                <text:p>0.0264959405958652</text:p>
              </table:table-cell>
              <table:table-cell office:value-type="float" office:value="-0.778450750083808">
                <text:p>-0.778450750083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62.281">
                <text:p>262.281</text:p>
              </table:table-cell>
              <table:table-cell office:value-type="float" office:value="1.04314310652587">
                <text:p>1.04314310652587</text:p>
              </table:table-cell>
              <table:table-cell office:value-type="float" office:value="-0.00417306924548589">
                <text:p>-0.00417306924548589</text:p>
              </table:table-cell>
              <table:table-cell office:value-type="float" office:value="0.0263405580967665">
                <text:p>0.0263405580967665</text:p>
              </table:table-cell>
              <table:table-cell office:value-type="float" office:value="-0.762656754219388">
                <text:p>-0.762656754219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62.381">
                <text:p>262.381</text:p>
              </table:table-cell>
              <table:table-cell office:value-type="float" office:value="1.04394275988968">
                <text:p>1.04394275988968</text:p>
              </table:table-cell>
              <table:table-cell office:value-type="float" office:value="-0.00602033064372223">
                <text:p>-0.00602033064372223</text:p>
              </table:table-cell>
              <table:table-cell office:value-type="float" office:value="0.0201291335523128">
                <text:p>0.0201291335523128</text:p>
              </table:table-cell>
              <table:table-cell office:value-type="float" office:value="-0.644827990287758">
                <text:p>-0.6448279902877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62.481">
                <text:p>262.481</text:p>
              </table:table-cell>
              <table:table-cell office:value-type="float" office:value="1.04500906103659">
                <text:p>1.04500906103659</text:p>
              </table:table-cell>
              <table:table-cell office:value-type="float" office:value="-0.00899634623453348">
                <text:p>-0.00899634623453348</text:p>
              </table:table-cell>
              <table:table-cell office:value-type="float" office:value="0.0316127615571022">
                <text:p>0.0316127615571022</text:p>
              </table:table-cell>
              <table:table-cell office:value-type="float" office:value="-0.0113838056483901">
                <text:p>-0.01138380564839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62.581">
                <text:p>262.581</text:p>
              </table:table-cell>
              <table:table-cell office:value-type="float" office:value="1.04601440209493">
                <text:p>1.04601440209493</text:p>
              </table:table-cell>
              <table:table-cell office:value-type="float" office:value="-0.0118123153111069">
                <text:p>-0.0118123153111069</text:p>
              </table:table-cell>
              <table:table-cell office:value-type="float" office:value="0.0299004890993238">
                <text:p>0.0299004890993238</text:p>
              </table:table-cell>
              <table:table-cell office:value-type="float" office:value="0.13731305310166">
                <text:p>0.13731305310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62.681">
                <text:p>262.681</text:p>
              </table:table-cell>
              <table:table-cell office:value-type="float" office:value="1.04691934263115">
                <text:p>1.04691934263115</text:p>
              </table:table-cell>
              <table:table-cell office:value-type="float" office:value="-0.0142412100327096">
                <text:p>-0.0142412100327096</text:p>
              </table:table-cell>
              <table:table-cell office:value-type="float" office:value="0.0259199670962989">
                <text:p>0.0259199670962989</text:p>
              </table:table-cell>
              <table:table-cell office:value-type="float" office:value="0.419420396213431">
                <text:p>0.4194203962134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62.781">
                <text:p>262.781</text:p>
              </table:table-cell>
              <table:table-cell office:value-type="float" office:value="1.04807652355917">
                <text:p>1.04807652355917</text:p>
              </table:table-cell>
              <table:table-cell office:value-type="float" office:value="-0.0169890478466496">
                <text:p>-0.0169890478466496</text:p>
              </table:table-cell>
              <table:table-cell office:value-type="float" office:value="0.0298155669942498">
                <text:p>0.0298155669942498</text:p>
              </table:table-cell>
              <table:table-cell office:value-type="float" office:value="0.64806812023183">
                <text:p>0.64806812023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62.881">
                <text:p>262.881</text:p>
              </table:table-cell>
              <table:table-cell office:value-type="float" office:value="1.04940768839145">
                <text:p>1.04940768839145</text:p>
              </table:table-cell>
              <table:table-cell office:value-type="float" office:value="-0.0196530928314424">
                <text:p>-0.0196530928314424</text:p>
              </table:table-cell>
              <table:table-cell office:value-type="float" office:value="0.0297810938209295">
                <text:p>0.0297810938209295</text:p>
              </table:table-cell>
              <table:table-cell office:value-type="float" office:value="0.799573268696486">
                <text:p>0.799573268696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62.981">
                <text:p>262.981</text:p>
              </table:table-cell>
              <table:table-cell office:value-type="float" office:value="1.05089031255578">
                <text:p>1.05089031255578</text:p>
              </table:table-cell>
              <table:table-cell office:value-type="float" office:value="-0.0221078137265916">
                <text:p>-0.0221078137265916</text:p>
              </table:table-cell>
              <table:table-cell office:value-type="float" office:value="0.0286772193312645">
                <text:p>0.0286772193312645</text:p>
              </table:table-cell>
              <table:table-cell office:value-type="float" office:value="0.938950688724058">
                <text:p>0.9389506887240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63.082">
                <text:p>263.082</text:p>
              </table:table-cell>
              <table:table-cell office:value-type="float" office:value="1.05287146304559">
                <text:p>1.05287146304559</text:p>
              </table:table-cell>
              <table:table-cell office:value-type="float" office:value="-0.0247840807993335">
                <text:p>-0.0247840807993335</text:p>
              </table:table-cell>
              <table:table-cell office:value-type="float" office:value="0.0329680115580559">
                <text:p>0.0329680115580559</text:p>
              </table:table-cell>
              <table:table-cell office:value-type="float" office:value="1.020531038922">
                <text:p>1.0205310389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63.181">
                <text:p>263.181</text:p>
              </table:table-cell>
              <table:table-cell office:value-type="float" office:value="1.05482790208469">
                <text:p>1.05482790208469</text:p>
              </table:table-cell>
              <table:table-cell office:value-type="float" office:value="-0.02692537975917">
                <text:p>-0.02692537975917</text:p>
              </table:table-cell>
              <table:table-cell office:value-type="float" office:value="0.0292978312671185">
                <text:p>0.0292978312671185</text:p>
              </table:table-cell>
              <table:table-cell office:value-type="float" office:value="1.08106548132667">
                <text:p>1.08106548132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63.281">
                <text:p>263.281</text:p>
              </table:table-cell>
              <table:table-cell office:value-type="float" office:value="1.05732940657686">
                <text:p>1.05732940657686</text:p>
              </table:table-cell>
              <table:table-cell office:value-type="float" office:value="-0.029134705725752">
                <text:p>-0.029134705725752</text:p>
              </table:table-cell>
              <table:table-cell office:value-type="float" office:value="0.0333746100366116">
                <text:p>0.0333746100366116</text:p>
              </table:table-cell>
              <table:table-cell office:value-type="float" office:value="1.10911856825093">
                <text:p>1.109118568250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63.381">
                <text:p>263.381</text:p>
              </table:table-cell>
              <table:table-cell office:value-type="float" office:value="1.06009122808825">
                <text:p>1.06009122808825</text:p>
              </table:table-cell>
              <table:table-cell office:value-type="float" office:value="-0.0310754673431043">
                <text:p>-0.0310754673431043</text:p>
              </table:table-cell>
              <table:table-cell office:value-type="float" office:value="0.0337553161978722">
                <text:p>0.0337553161978722</text:p>
              </table:table-cell>
              <table:table-cell office:value-type="float" office:value="1.12744369492473">
                <text:p>1.127443694924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63.481">
                <text:p>263.481</text:p>
              </table:table-cell>
              <table:table-cell office:value-type="float" office:value="1.06358907165647">
                <text:p>1.06358907165647</text:p>
              </table:table-cell>
              <table:table-cell office:value-type="float" office:value="-0.0329854332131581">
                <text:p>-0.0329854332131581</text:p>
              </table:table-cell>
              <table:table-cell office:value-type="float" office:value="0.0398533301651478">
                <text:p>0.0398533301651478</text:p>
              </table:table-cell>
              <table:table-cell office:value-type="float" office:value="1.1283497878586">
                <text:p>1.12834978785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63.581">
                <text:p>263.581</text:p>
              </table:table-cell>
              <table:table-cell office:value-type="float" office:value="1.0674603323073">
                <text:p>1.0674603323073</text:p>
              </table:table-cell>
              <table:table-cell office:value-type="float" office:value="-0.0345630101036122">
                <text:p>-0.0345630101036122</text:p>
              </table:table-cell>
              <table:table-cell office:value-type="float" office:value="0.0418035977780819">
                <text:p>0.0418035977780819</text:p>
              </table:table-cell>
              <table:table-cell office:value-type="float" office:value="1.12242132533027">
                <text:p>1.12242132533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63.681">
                <text:p>263.681</text:p>
              </table:table-cell>
              <table:table-cell office:value-type="float" office:value="1.07174832928046">
                <text:p>1.07174832928046</text:p>
              </table:table-cell>
              <table:table-cell office:value-type="float" office:value="-0.0357715731126752">
                <text:p>-0.0357715731126752</text:p>
              </table:table-cell>
              <table:table-cell office:value-type="float" office:value="0.0445505809038878">
                <text:p>0.0445505809038878</text:p>
              </table:table-cell>
              <table:table-cell office:value-type="float" office:value="1.11403513331729">
                <text:p>1.11403513331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63.782">
                <text:p>263.782</text:p>
              </table:table-cell>
              <table:table-cell office:value-type="float" office:value="1.07616652354347">
                <text:p>1.07616652354347</text:p>
              </table:table-cell>
              <table:table-cell office:value-type="float" office:value="-0.0364996281045973">
                <text:p>-0.0364996281045973</text:p>
              </table:table-cell>
              <table:table-cell office:value-type="float" office:value="0.0443344453722239">
                <text:p>0.0443344453722239</text:p>
              </table:table-cell>
              <table:table-cell office:value-type="float" office:value="1.0803735541651">
                <text:p>1.08037355416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63.881">
                <text:p>263.881</text:p>
              </table:table-cell>
              <table:table-cell office:value-type="float" office:value="1.08063928914797">
                <text:p>1.08063928914797</text:p>
              </table:table-cell>
              <table:table-cell office:value-type="float" office:value="-0.0367422906016194">
                <text:p>-0.0367422906016194</text:p>
              </table:table-cell>
              <table:table-cell office:value-type="float" office:value="0.045245892867446">
                <text:p>0.045245892867446</text:p>
              </table:table-cell>
              <table:table-cell office:value-type="float" office:value="1.06432843800769">
                <text:p>1.06432843800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63.981">
                <text:p>263.981</text:p>
              </table:table-cell>
              <table:table-cell office:value-type="float" office:value="1.08572081361472">
                <text:p>1.08572081361472</text:p>
              </table:table-cell>
              <table:table-cell office:value-type="float" office:value="-0.0364820504410604">
                <text:p>-0.0364820504410604</text:p>
              </table:table-cell>
              <table:table-cell office:value-type="float" office:value="0.0508818394392729">
                <text:p>0.0508818394392729</text:p>
              </table:table-cell>
              <table:table-cell office:value-type="float" office:value="1.03756778013993">
                <text:p>1.037567780139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64.081">
                <text:p>264.081</text:p>
              </table:table-cell>
              <table:table-cell office:value-type="float" office:value="1.09045026755915">
                <text:p>1.09045026755915</text:p>
              </table:table-cell>
              <table:table-cell office:value-type="float" office:value="-0.03574342043307">
                <text:p>-0.03574342043307</text:p>
              </table:table-cell>
              <table:table-cell office:value-type="float" office:value="0.047867848187685">
                <text:p>0.047867848187685</text:p>
              </table:table-cell>
              <table:table-cell office:value-type="float" office:value="0.992123311901667">
                <text:p>0.992123311901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64.181">
                <text:p>264.181</text:p>
              </table:table-cell>
              <table:table-cell office:value-type="float" office:value="1.09593111274384">
                <text:p>1.09593111274384</text:p>
              </table:table-cell>
              <table:table-cell office:value-type="float" office:value="-0.0343197501766888">
                <text:p>-0.0343197501766888</text:p>
              </table:table-cell>
              <table:table-cell office:value-type="float" office:value="0.0566272910684347">
                <text:p>0.0566272910684347</text:p>
              </table:table-cell>
              <table:table-cell office:value-type="float" office:value="0.948489107460861">
                <text:p>0.9484891074608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64.281">
                <text:p>264.281</text:p>
              </table:table-cell>
              <table:table-cell office:value-type="float" office:value="1.10154903583569">
                <text:p>1.10154903583569</text:p>
              </table:table-cell>
              <table:table-cell office:value-type="float" office:value="-0.0322754993222703">
                <text:p>-0.0322754993222703</text:p>
              </table:table-cell>
              <table:table-cell office:value-type="float" office:value="0.0597829586267471">
                <text:p>0.0597829586267471</text:p>
              </table:table-cell>
              <table:table-cell office:value-type="float" office:value="0.934787629598595">
                <text:p>0.934787629598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64.381">
                <text:p>264.381</text:p>
              </table:table-cell>
              <table:table-cell office:value-type="float" office:value="1.10730799657852">
                <text:p>1.10730799657852</text:p>
              </table:table-cell>
              <table:table-cell office:value-type="float" office:value="-0.0295469298105717">
                <text:p>-0.0295469298105717</text:p>
              </table:table-cell>
              <table:table-cell office:value-type="float" office:value="0.0637265411093831">
                <text:p>0.0637265411093831</text:p>
              </table:table-cell>
              <table:table-cell office:value-type="float" office:value="0.912232778786895">
                <text:p>0.9122327787868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64.481">
                <text:p>264.481</text:p>
              </table:table-cell>
              <table:table-cell office:value-type="float" office:value="1.11300055541561">
                <text:p>1.11300055541561</text:p>
              </table:table-cell>
              <table:table-cell office:value-type="float" office:value="-0.0261832972979465">
                <text:p>-0.0261832972979465</text:p>
              </table:table-cell>
              <table:table-cell office:value-type="float" office:value="0.0661205337196589">
                <text:p>0.0661205337196589</text:p>
              </table:table-cell>
              <table:table-cell office:value-type="float" office:value="0.891210361956114">
                <text:p>0.891210361956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64.581">
                <text:p>264.581</text:p>
              </table:table-cell>
              <table:table-cell office:value-type="float" office:value="1.11838340578626">
                <text:p>1.11838340578626</text:p>
              </table:table-cell>
              <table:table-cell office:value-type="float" office:value="-0.0223175559218082">
                <text:p>-0.0223175559218082</text:p>
              </table:table-cell>
              <table:table-cell office:value-type="float" office:value="0.066271437663585">
                <text:p>0.066271437663585</text:p>
              </table:table-cell>
              <table:table-cell office:value-type="float" office:value="0.876953473785914">
                <text:p>0.8769534737859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64.681">
                <text:p>264.681</text:p>
              </table:table-cell>
              <table:table-cell office:value-type="float" office:value="1.12370085322497">
                <text:p>1.12370085322497</text:p>
              </table:table-cell>
              <table:table-cell office:value-type="float" office:value="-0.0177423885100783">
                <text:p>-0.0177423885100783</text:p>
              </table:table-cell>
              <table:table-cell office:value-type="float" office:value="0.070147989357356">
                <text:p>0.070147989357356</text:p>
              </table:table-cell>
              <table:table-cell office:value-type="float" office:value="0.854879688488387">
                <text:p>0.854879688488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64.782">
                <text:p>264.782</text:p>
              </table:table-cell>
              <table:table-cell office:value-type="float" office:value="1.12864988757754">
                <text:p>1.12864988757754</text:p>
              </table:table-cell>
              <table:table-cell office:value-type="float" office:value="-0.0126873616021191">
                <text:p>-0.0126873616021191</text:p>
              </table:table-cell>
              <table:table-cell office:value-type="float" office:value="0.0700429364468437">
                <text:p>0.0700429364468437</text:p>
              </table:table-cell>
              <table:table-cell office:value-type="float" office:value="0.835024517671912">
                <text:p>0.835024517671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64.881">
                <text:p>264.881</text:p>
              </table:table-cell>
              <table:table-cell office:value-type="float" office:value="1.13347329190866">
                <text:p>1.13347329190866</text:p>
              </table:table-cell>
              <table:table-cell office:value-type="float" office:value="-0.00684873767313552">
                <text:p>-0.00684873767313552</text:p>
              </table:table-cell>
              <table:table-cell office:value-type="float" office:value="0.0764979036636651">
                <text:p>0.0764979036636651</text:p>
              </table:table-cell>
              <table:table-cell office:value-type="float" office:value="0.805684486561152">
                <text:p>0.805684486561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64.981">
                <text:p>264.981</text:p>
              </table:table-cell>
              <table:table-cell office:value-type="float" office:value="1.13785664089045">
                <text:p>1.13785664089045</text:p>
              </table:table-cell>
              <table:table-cell office:value-type="float" office:value="-0.000586509342928871">
                <text:p>-0.000586509342928871</text:p>
              </table:table-cell>
              <table:table-cell office:value-type="float" office:value="0.0764390292689204">
                <text:p>0.0764390292689204</text:p>
              </table:table-cell>
              <table:table-cell office:value-type="float" office:value="0.783758066594601">
                <text:p>0.783758066594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65.081">
                <text:p>265.081</text:p>
              </table:table-cell>
              <table:table-cell office:value-type="float" office:value="1.14194061621023">
                <text:p>1.14194061621023</text:p>
              </table:table-cell>
              <table:table-cell office:value-type="float" office:value="0.00634667103852988">
                <text:p>0.00634667103852988</text:p>
              </table:table-cell>
              <table:table-cell office:value-type="float" office:value="0.0804660453945398">
                <text:p>0.0804660453945398</text:p>
              </table:table-cell>
              <table:table-cell office:value-type="float" office:value="0.77812851319112">
                <text:p>0.77812851319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65.181">
                <text:p>265.181</text:p>
              </table:table-cell>
              <table:table-cell office:value-type="float" office:value="1.14566582337543">
                <text:p>1.14566582337543</text:p>
              </table:table-cell>
              <table:table-cell office:value-type="float" office:value="0.0139703650057447">
                <text:p>0.0139703650057447</text:p>
              </table:table-cell>
              <table:table-cell office:value-type="float" office:value="0.0848515634089708">
                <text:p>0.0848515634089708</text:p>
              </table:table-cell>
              <table:table-cell office:value-type="float" office:value="0.752978912857642">
                <text:p>0.7529789128576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65.281">
                <text:p>265.281</text:p>
              </table:table-cell>
              <table:table-cell office:value-type="float" office:value="1.14898706773479">
                <text:p>1.14898706773479</text:p>
              </table:table-cell>
              <table:table-cell office:value-type="float" office:value="0.0223046276868722">
                <text:p>0.0223046276868722</text:p>
              </table:table-cell>
              <table:table-cell office:value-type="float" office:value="0.0897165528386831">
                <text:p>0.0897165528386831</text:p>
              </table:table-cell>
              <table:table-cell office:value-type="float" office:value="0.662469820983439">
                <text:p>0.662469820983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65.382">
                <text:p>265.382</text:p>
              </table:table-cell>
              <table:table-cell office:value-type="float" office:value="1.15126787894362">
                <text:p>1.15126787894362</text:p>
              </table:table-cell>
              <table:table-cell office:value-type="float" office:value="0.0293527566840901">
                <text:p>0.0293527566840901</text:p>
              </table:table-cell>
              <table:table-cell office:value-type="float" office:value="0.0733463730216026">
                <text:p>0.0733463730216026</text:p>
              </table:table-cell>
              <table:table-cell office:value-type="float" office:value="0.0140495357743229">
                <text:p>0.0140495357743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65.481">
                <text:p>265.481</text:p>
              </table:table-cell>
              <table:table-cell office:value-type="float" office:value="1.15407595998801">
                <text:p>1.15407595998801</text:p>
              </table:table-cell>
              <table:table-cell office:value-type="float" office:value="0.0380724675961936">
                <text:p>0.0380724675961936</text:p>
              </table:table-cell>
              <table:table-cell office:value-type="float" office:value="0.0925324627459049">
                <text:p>0.0925324627459049</text:p>
              </table:table-cell>
              <table:table-cell office:value-type="float" office:value="-0.13059441116919">
                <text:p>-0.130594411169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65.581">
                <text:p>265.581</text:p>
              </table:table-cell>
              <table:table-cell office:value-type="float" office:value="1.15708468061606">
                <text:p>1.15708468061606</text:p>
              </table:table-cell>
              <table:table-cell office:value-type="float" office:value="0.0470171843668639">
                <text:p>0.0470171843668639</text:p>
              </table:table-cell>
              <table:table-cell office:value-type="float" office:value="0.0943717955350876">
                <text:p>0.0943717955350876</text:p>
              </table:table-cell>
              <table:table-cell office:value-type="float" office:value="-0.394253456448934">
                <text:p>-0.394253456448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65.682">
                <text:p>265.682</text:p>
              </table:table-cell>
              <table:table-cell office:value-type="float" office:value="1.16042513058848">
                <text:p>1.16042513058848</text:p>
              </table:table-cell>
              <table:table-cell office:value-type="float" office:value="0.0557878146381971">
                <text:p>0.0557878146381971</text:p>
              </table:table-cell>
              <table:table-cell office:value-type="float" office:value="0.0929230794459581">
                <text:p>0.0929230794459581</text:p>
              </table:table-cell>
              <table:table-cell office:value-type="float" office:value="-0.71631698202656">
                <text:p>-0.71631698202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65.781">
                <text:p>265.781</text:p>
              </table:table-cell>
              <table:table-cell office:value-type="float" office:value="1.16461445584674">
                <text:p>1.16461445584674</text:p>
              </table:table-cell>
              <table:table-cell office:value-type="float" office:value="0.0647737113686539">
                <text:p>0.0647737113686539</text:p>
              </table:table-cell>
              <table:table-cell office:value-type="float" office:value="0.100146197676659">
                <text:p>0.100146197676659</text:p>
              </table:table-cell>
              <table:table-cell office:value-type="float" office:value="-0.825830180960966">
                <text:p>-0.8258301809609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65.881">
                <text:p>265.881</text:p>
              </table:table-cell>
              <table:table-cell office:value-type="float" office:value="1.16957361460728">
                <text:p>1.16957361460728</text:p>
              </table:table-cell>
              <table:table-cell office:value-type="float" office:value="0.0734751690218318">
                <text:p>0.0734751690218318</text:p>
              </table:table-cell>
              <table:table-cell office:value-type="float" office:value="0.100154191575944">
                <text:p>0.100154191575944</text:p>
              </table:table-cell>
              <table:table-cell office:value-type="float" office:value="-0.957862346017935">
                <text:p>-0.9578623460179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65.981">
                <text:p>265.981</text:p>
              </table:table-cell>
              <table:table-cell office:value-type="float" office:value="1.175722271222">
                <text:p>1.175722271222</text:p>
              </table:table-cell>
              <table:table-cell office:value-type="float" office:value="0.0822018058262272">
                <text:p>0.0822018058262272</text:p>
              </table:table-cell>
              <table:table-cell office:value-type="float" office:value="0.106752127885819">
                <text:p>0.106752127885819</text:p>
              </table:table-cell>
              <table:table-cell office:value-type="float" office:value="-1.04258052125035">
                <text:p>-1.04258052125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66.081">
                <text:p>266.081</text:p>
              </table:table-cell>
              <table:table-cell office:value-type="float" office:value="1.18297792266432">
                <text:p>1.18297792266432</text:p>
              </table:table-cell>
              <table:table-cell office:value-type="float" office:value="0.0905069661608571">
                <text:p>0.0905069661608571</text:p>
              </table:table-cell>
              <table:table-cell office:value-type="float" office:value="0.110281533375382">
                <text:p>0.110281533375382</text:p>
              </table:table-cell>
              <table:table-cell office:value-type="float" office:value="-1.0946678093758">
                <text:p>-1.09466780937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66.181">
                <text:p>266.181</text:p>
              </table:table-cell>
              <table:table-cell office:value-type="float" office:value="1.19171678059597">
                <text:p>1.19171678059597</text:p>
              </table:table-cell>
              <table:table-cell office:value-type="float" office:value="0.0985389649584514">
                <text:p>0.0985389649584514</text:p>
              </table:table-cell>
              <table:table-cell office:value-type="float" office:value="0.118693151712418">
                <text:p>0.118693151712418</text:p>
              </table:table-cell>
              <table:table-cell office:value-type="float" office:value="-1.15623536454626">
                <text:p>-1.156235364546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66.282">
                <text:p>266.282</text:p>
              </table:table-cell>
              <table:table-cell office:value-type="float" office:value="1.20182476442867">
                <text:p>1.20182476442867</text:p>
              </table:table-cell>
              <table:table-cell office:value-type="float" office:value="0.105872548624195">
                <text:p>0.105872548624195</text:p>
              </table:table-cell>
              <table:table-cell office:value-type="float" office:value="0.123644611909986">
                <text:p>0.123644611909986</text:p>
              </table:table-cell>
              <table:table-cell office:value-type="float" office:value="-1.1424179096897">
                <text:p>-1.14241790968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66.381">
                <text:p>266.381</text:p>
              </table:table-cell>
              <table:table-cell office:value-type="float" office:value="1.21331210331399">
                <text:p>1.21331210331399</text:p>
              </table:table-cell>
              <table:table-cell office:value-type="float" office:value="0.112332329355453">
                <text:p>0.112332329355453</text:p>
              </table:table-cell>
              <table:table-cell office:value-type="float" office:value="0.133121856227517">
                <text:p>0.133121856227517</text:p>
              </table:table-cell>
              <table:table-cell office:value-type="float" office:value="-1.10453361470297">
                <text:p>-1.10453361470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66.481">
                <text:p>266.481</text:p>
              </table:table-cell>
              <table:table-cell office:value-type="float" office:value="1.2256548382223">
                <text:p>1.2256548382223</text:p>
              </table:table-cell>
              <table:table-cell office:value-type="float" office:value="0.117593267347116">
                <text:p>0.117593267347116</text:p>
              </table:table-cell>
              <table:table-cell office:value-type="float" office:value="0.134171745747328">
                <text:p>0.134171745747328</text:p>
              </table:table-cell>
              <table:table-cell office:value-type="float" office:value="-1.17379470941532">
                <text:p>-1.173794709415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66.581">
                <text:p>266.581</text:p>
              </table:table-cell>
              <table:table-cell office:value-type="float" office:value="1.23972908531606">
                <text:p>1.23972908531606</text:p>
              </table:table-cell>
              <table:table-cell office:value-type="float" office:value="0.12172491664605">
                <text:p>0.12172491664605</text:p>
              </table:table-cell>
              <table:table-cell office:value-type="float" office:value="0.146681613430381">
                <text:p>0.146681613430381</text:p>
              </table:table-cell>
              <table:table-cell office:value-type="float" office:value="-1.16060109328793">
                <text:p>-1.160601093287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66.681">
                <text:p>266.681</text:p>
              </table:table-cell>
              <table:table-cell office:value-type="float" office:value="1.25455043117609">
                <text:p>1.25455043117609</text:p>
              </table:table-cell>
              <table:table-cell office:value-type="float" office:value="0.12426115116977">
                <text:p>0.12426115116977</text:p>
              </table:table-cell>
              <table:table-cell office:value-type="float" office:value="0.150367808610201">
                <text:p>0.150367808610201</text:p>
              </table:table-cell>
              <table:table-cell office:value-type="float" office:value="-1.13269279627915">
                <text:p>-1.13269279627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66.781">
                <text:p>266.781</text:p>
              </table:table-cell>
              <table:table-cell office:value-type="float" office:value="1.2707704199782">
                <text:p>1.2707704199782</text:p>
              </table:table-cell>
              <table:table-cell office:value-type="float" office:value="0.125173831638782">
                <text:p>0.125173831638782</text:p>
              </table:table-cell>
              <table:table-cell office:value-type="float" office:value="0.162456462591887">
                <text:p>0.162456462591887</text:p>
              </table:table-cell>
              <table:table-cell office:value-type="float" office:value="-1.0962802993964">
                <text:p>-1.09628029939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66.881">
                <text:p>266.881</text:p>
              </table:table-cell>
              <table:table-cell office:value-type="float" office:value="1.28765957059427">
                <text:p>1.28765957059427</text:p>
              </table:table-cell>
              <table:table-cell office:value-type="float" office:value="0.124270780578072">
                <text:p>0.124270780578072</text:p>
              </table:table-cell>
              <table:table-cell office:value-type="float" office:value="0.169132761389017">
                <text:p>0.169132761389017</text:p>
              </table:table-cell>
              <table:table-cell office:value-type="float" office:value="-1.03445440710309">
                <text:p>-1.03445440710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66.982">
                <text:p>266.982</text:p>
              </table:table-cell>
              <table:table-cell office:value-type="float" office:value="1.3058771391726">
                <text:p>1.3058771391726</text:p>
              </table:table-cell>
              <table:table-cell office:value-type="float" office:value="0.121389430269234">
                <text:p>0.121389430269234</text:p>
              </table:table-cell>
              <table:table-cell office:value-type="float" office:value="0.182614089131355">
                <text:p>0.182614089131355</text:p>
              </table:table-cell>
              <table:table-cell office:value-type="float" office:value="-0.981932314045458">
                <text:p>-0.981932314045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67.081">
                <text:p>267.081</text:p>
              </table:table-cell>
              <table:table-cell office:value-type="float" office:value="1.32406323099909">
                <text:p>1.32406323099909</text:p>
              </table:table-cell>
              <table:table-cell office:value-type="float" office:value="0.116628589447825">
                <text:p>0.116628589447825</text:p>
              </table:table-cell>
              <table:table-cell office:value-type="float" office:value="0.18988812059164">
                <text:p>0.18988812059164</text:p>
              </table:table-cell>
              <table:table-cell office:value-type="float" office:value="-0.961944741656981">
                <text:p>-0.9619447416569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67.181">
                <text:p>267.181</text:p>
              </table:table-cell>
              <table:table-cell office:value-type="float" office:value="1.34246521563857">
                <text:p>1.34246521563857</text:p>
              </table:table-cell>
              <table:table-cell office:value-type="float" office:value="0.109884811175212">
                <text:p>0.109884811175212</text:p>
              </table:table-cell>
              <table:table-cell office:value-type="float" office:value="0.1959876486063">
                <text:p>0.1959876486063</text:p>
              </table:table-cell>
              <table:table-cell office:value-type="float" office:value="-0.935098497264356">
                <text:p>-0.935098497264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67.281">
                <text:p>267.281</text:p>
              </table:table-cell>
              <table:table-cell office:value-type="float" office:value="1.36108290304983">
                <text:p>1.36108290304983</text:p>
              </table:table-cell>
              <table:table-cell office:value-type="float" office:value="0.101010971768559">
                <text:p>0.101010971768559</text:p>
              </table:table-cell>
              <table:table-cell office:value-type="float" office:value="0.206243378162384">
                <text:p>0.206243378162384</text:p>
              </table:table-cell>
              <table:table-cell office:value-type="float" office:value="-0.914530024471053">
                <text:p>-0.9145300244710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67.381">
                <text:p>267.381</text:p>
              </table:table-cell>
              <table:table-cell office:value-type="float" office:value="1.3796527657883">
                <text:p>1.3796527657883</text:p>
              </table:table-cell>
              <table:table-cell office:value-type="float" office:value="0.0899744843191808">
                <text:p>0.0899744843191808</text:p>
              </table:table-cell>
              <table:table-cell office:value-type="float" office:value="0.216019410550594">
                <text:p>0.216019410550594</text:p>
              </table:table-cell>
              <table:table-cell office:value-type="float" office:value="-0.899790646800076">
                <text:p>-0.8997906468000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67.481">
                <text:p>267.481</text:p>
              </table:table-cell>
              <table:table-cell office:value-type="float" office:value="1.39797450617579">
                <text:p>1.39797450617579</text:p>
              </table:table-cell>
              <table:table-cell office:value-type="float" office:value="0.0767217977329626">
                <text:p>0.0767217977329626</text:p>
              </table:table-cell>
              <table:table-cell office:value-type="float" office:value="0.226123831689358">
                <text:p>0.226123831689358</text:p>
              </table:table-cell>
              <table:table-cell office:value-type="float" office:value="-0.889811258000064">
                <text:p>-0.889811258000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67.581">
                <text:p>267.581</text:p>
              </table:table-cell>
              <table:table-cell office:value-type="float" office:value="1.41550760312649">
                <text:p>1.41550760312649</text:p>
              </table:table-cell>
              <table:table-cell office:value-type="float" office:value="0.0614925219006543">
                <text:p>0.0614925219006543</text:p>
              </table:table-cell>
              <table:table-cell office:value-type="float" office:value="0.232237019240856">
                <text:p>0.232237019240856</text:p>
              </table:table-cell>
              <table:table-cell office:value-type="float" office:value="-0.868664133261485">
                <text:p>-0.8686641332614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67.681">
                <text:p>267.681</text:p>
              </table:table-cell>
              <table:table-cell office:value-type="float" office:value="1.43216697263404">
                <text:p>1.43216697263404</text:p>
              </table:table-cell>
              <table:table-cell office:value-type="float" office:value="0.0442685060956499">
                <text:p>0.0442685060956499</text:p>
              </table:table-cell>
              <table:table-cell office:value-type="float" office:value="0.239624980509281">
                <text:p>0.239624980509281</text:p>
              </table:table-cell>
              <table:table-cell office:value-type="float" office:value="-0.851467189300491">
                <text:p>-0.8514671893004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67.781">
                <text:p>267.781</text:p>
              </table:table-cell>
              <table:table-cell office:value-type="float" office:value="1.44798195856544">
                <text:p>1.44798195856544</text:p>
              </table:table-cell>
              <table:table-cell office:value-type="float" office:value="0.0248544194690806">
                <text:p>0.0248544194690806</text:p>
              </table:table-cell>
              <table:table-cell office:value-type="float" office:value="0.250403781831264">
                <text:p>0.250403781831264</text:p>
              </table:table-cell>
              <table:table-cell office:value-type="float" office:value="-0.83947187518499">
                <text:p>-0.839471875184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67.881">
                <text:p>267.881</text:p>
              </table:table-cell>
              <table:table-cell office:value-type="float" office:value="1.4628150814422">
                <text:p>1.4628150814422</text:p>
              </table:table-cell>
              <table:table-cell office:value-type="float" office:value="0.00315621124648813">
                <text:p>0.00315621124648813</text:p>
              </table:table-cell>
              <table:table-cell office:value-type="float" office:value="0.26283716905117">
                <text:p>0.26283716905117</text:p>
              </table:table-cell>
              <table:table-cell office:value-type="float" office:value="-0.829099731272962">
                <text:p>-0.8290997312729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67.981">
                <text:p>267.981</text:p>
              </table:table-cell>
              <table:table-cell office:value-type="float" office:value="1.47600164307221">
                <text:p>1.47600164307221</text:p>
              </table:table-cell>
              <table:table-cell office:value-type="float" office:value="-0.0200501766400786">
                <text:p>-0.0200501766400786</text:p>
              </table:table-cell>
              <table:table-cell office:value-type="float" office:value="0.266912316381931">
                <text:p>0.266912316381931</text:p>
              </table:table-cell>
              <table:table-cell office:value-type="float" office:value="-0.810753244233419">
                <text:p>-0.810753244233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68.081">
                <text:p>268.081</text:p>
              </table:table-cell>
              <table:table-cell office:value-type="float" office:value="1.48769029316229">
                <text:p>1.48769029316229</text:p>
              </table:table-cell>
              <table:table-cell office:value-type="float" office:value="-0.0451608857128815">
                <text:p>-0.0451608857128815</text:p>
              </table:table-cell>
              <table:table-cell office:value-type="float" office:value="0.276978744864464">
                <text:p>0.276978744864464</text:p>
              </table:table-cell>
              <table:table-cell office:value-type="float" office:value="-0.793373304677297">
                <text:p>-0.793373304677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68.181">
                <text:p>268.181</text:p>
              </table:table-cell>
              <table:table-cell office:value-type="float" office:value="1.49736405705759">
                <text:p>1.49736405705759</text:p>
              </table:table-cell>
              <table:table-cell office:value-type="float" office:value="-0.0711512442321302">
                <text:p>-0.0711512442321302</text:p>
              </table:table-cell>
              <table:table-cell office:value-type="float" office:value="0.277322996497154">
                <text:p>0.277322996497154</text:p>
              </table:table-cell>
              <table:table-cell office:value-type="float" office:value="-0.633503768817488">
                <text:p>-0.633503768817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68.281">
                <text:p>268.281</text:p>
              </table:table-cell>
              <table:table-cell office:value-type="float" office:value="1.50613793014446">
                <text:p>1.50613793014446</text:p>
              </table:table-cell>
              <table:table-cell office:value-type="float" office:value="-0.100237668397115">
                <text:p>-0.100237668397115</text:p>
              </table:table-cell>
              <table:table-cell office:value-type="float" office:value="0.303809301972389">
                <text:p>0.303809301972389</text:p>
              </table:table-cell>
              <table:table-cell office:value-type="float" office:value="-0.104044346924288">
                <text:p>-0.104044346924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68.381">
                <text:p>268.381</text:p>
              </table:table-cell>
              <table:table-cell office:value-type="float" office:value="1.51483690429474">
                <text:p>1.51483690429474</text:p>
              </table:table-cell>
              <table:table-cell office:value-type="float" office:value="-0.130199793695052">
                <text:p>-0.130199793695052</text:p>
              </table:table-cell>
              <table:table-cell office:value-type="float" office:value="0.311993766546249">
                <text:p>0.311993766546249</text:p>
              </table:table-cell>
              <table:table-cell office:value-type="float" office:value="0.125729506274304">
                <text:p>0.125729506274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68.481">
                <text:p>268.481</text:p>
              </table:table-cell>
              <table:table-cell office:value-type="float" office:value="1.52399262462769">
                <text:p>1.52399262462769</text:p>
              </table:table-cell>
              <table:table-cell office:value-type="float" office:value="-0.160315731775186">
                <text:p>-0.160315731775186</text:p>
              </table:table-cell>
              <table:table-cell office:value-type="float" office:value="0.314769271254539">
                <text:p>0.314769271254539</text:p>
              </table:table-cell>
              <table:table-cell office:value-type="float" office:value="0.400598174118134">
                <text:p>0.400598174118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68.581">
                <text:p>268.581</text:p>
              </table:table-cell>
              <table:table-cell office:value-type="float" office:value="1.5345742150453">
                <text:p>1.5345742150453</text:p>
              </table:table-cell>
              <table:table-cell office:value-type="float" office:value="-0.190692773816775">
                <text:p>-0.190692773816775</text:p>
              </table:table-cell>
              <table:table-cell office:value-type="float" office:value="0.321672930002213">
                <text:p>0.321672930002213</text:p>
              </table:table-cell>
              <table:table-cell office:value-type="float" office:value="0.692768955805216">
                <text:p>0.692768955805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68.681">
                <text:p>268.681</text:p>
              </table:table-cell>
              <table:table-cell office:value-type="float" office:value="1.54770008716294">
                <text:p>1.54770008716294</text:p>
              </table:table-cell>
              <table:table-cell office:value-type="float" office:value="-0.221355215304151">
                <text:p>-0.221355215304151</text:p>
              </table:table-cell>
              <table:table-cell office:value-type="float" office:value="0.333537679553032">
                <text:p>0.333537679553032</text:p>
              </table:table-cell>
              <table:table-cell office:value-type="float" office:value="0.820973943514996">
                <text:p>0.820973943514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68.781">
                <text:p>268.781</text:p>
              </table:table-cell>
              <table:table-cell office:value-type="float" office:value="1.56347317767334">
                <text:p>1.56347317767334</text:p>
              </table:table-cell>
              <table:table-cell office:value-type="float" office:value="-0.251172493211121">
                <text:p>-0.251172493211121</text:p>
              </table:table-cell>
              <table:table-cell office:value-type="float" office:value="0.337321870923042">
                <text:p>0.337321870923042</text:p>
              </table:table-cell>
              <table:table-cell office:value-type="float" office:value="1.00419786608363">
                <text:p>1.004197866083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68.881">
                <text:p>268.881</text:p>
              </table:table-cell>
              <table:table-cell office:value-type="float" office:value="1.58325428730005">
                <text:p>1.58325428730005</text:p>
              </table:table-cell>
              <table:table-cell office:value-type="float" office:value="-0.280909303732994">
                <text:p>-0.280909303732994</text:p>
              </table:table-cell>
              <table:table-cell office:value-type="float" office:value="0.357151256203651">
                <text:p>0.357151256203651</text:p>
              </table:table-cell>
              <table:table-cell office:value-type="float" office:value="1.05236886351942">
                <text:p>1.052368863519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68.981">
                <text:p>268.981</text:p>
              </table:table-cell>
              <table:table-cell office:value-type="float" office:value="1.60691677409349">
                <text:p>1.60691677409349</text:p>
              </table:table-cell>
              <table:table-cell office:value-type="float" office:value="-0.309449678572483">
                <text:p>-0.309449678572483</text:p>
              </table:table-cell>
              <table:table-cell office:value-type="float" office:value="0.370737950205803">
                <text:p>0.370737950205803</text:p>
              </table:table-cell>
              <table:table-cell office:value-type="float" office:value="1.10709056653172">
                <text:p>1.10709056653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69.081">
                <text:p>269.081</text:p>
              </table:table-cell>
              <table:table-cell office:value-type="float" office:value="1.6350390948019">
                <text:p>1.6350390948019</text:p>
              </table:table-cell>
              <table:table-cell office:value-type="float" office:value="-0.336602452994064">
                <text:p>-0.336602452994064</text:p>
              </table:table-cell>
              <table:table-cell office:value-type="float" office:value="0.390914067387581">
                <text:p>0.390914067387581</text:p>
              </table:table-cell>
              <table:table-cell office:value-type="float" office:value="1.1502960949059">
                <text:p>1.15029609490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69.181">
                <text:p>269.181</text:p>
              </table:table-cell>
              <table:table-cell office:value-type="float" office:value="1.66771732949818">
                <text:p>1.66771732949818</text:p>
              </table:table-cell>
              <table:table-cell office:value-type="float" office:value="-0.361590828482164">
                <text:p>-0.361590828482164</text:p>
              </table:table-cell>
              <table:table-cell office:value-type="float" office:value="0.411374030828476">
                <text:p>0.411374030828476</text:p>
              </table:table-cell>
              <table:table-cell office:value-type="float" office:value="1.16179703804384">
                <text:p>1.16179703804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69.281">
                <text:p>269.281</text:p>
              </table:table-cell>
              <table:table-cell office:value-type="float" office:value="1.70502116621556">
                <text:p>1.70502116621556</text:p>
              </table:table-cell>
              <table:table-cell office:value-type="float" office:value="-0.383782335744163">
                <text:p>-0.383782335744163</text:p>
              </table:table-cell>
              <table:table-cell office:value-type="float" office:value="0.434055207133293">
                <text:p>0.434055207133293</text:p>
              </table:table-cell>
              <table:table-cell office:value-type="float" office:value="1.16402446361909">
                <text:p>1.16402446361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69.381">
                <text:p>269.381</text:p>
              </table:table-cell>
              <table:table-cell office:value-type="float" office:value="1.74665503045733">
                <text:p>1.74665503045733</text:p>
              </table:table-cell>
              <table:table-cell office:value-type="float" office:value="-0.402387253223951">
                <text:p>-0.402387253223951</text:p>
              </table:table-cell>
              <table:table-cell office:value-type="float" office:value="0.456017719626427">
                <text:p>0.456017719626427</text:p>
              </table:table-cell>
              <table:table-cell office:value-type="float" office:value="1.17930760584682">
                <text:p>1.179307605846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69.481">
                <text:p>269.481</text:p>
              </table:table-cell>
              <table:table-cell office:value-type="float" office:value="1.79288769907388">
                <text:p>1.79288769907388</text:p>
              </table:table-cell>
              <table:table-cell office:value-type="float" office:value="-0.416806152356692">
                <text:p>-0.416806152356692</text:p>
              </table:table-cell>
              <table:table-cell office:value-type="float" office:value="0.484289613723755">
                <text:p>0.484289613723755</text:p>
              </table:table-cell>
              <table:table-cell office:value-type="float" office:value="1.13302865085832">
                <text:p>1.13302865085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69.581">
                <text:p>269.581</text:p>
              </table:table-cell>
              <table:table-cell office:value-type="float" office:value="1.84343625335699">
                <text:p>1.84343625335699</text:p>
              </table:table-cell>
              <table:table-cell office:value-type="float" office:value="-0.426475977745593">
                <text:p>-0.426475977745593</text:p>
              </table:table-cell>
              <table:table-cell office:value-type="float" office:value="0.514651519298553">
                <text:p>0.514651519298553</text:p>
              </table:table-cell>
              <table:table-cell office:value-type="float" office:value="1.13655191444489">
                <text:p>1.13655191444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69.681">
                <text:p>269.681</text:p>
              </table:table-cell>
              <table:table-cell office:value-type="float" office:value="1.8972172879721">
                <text:p>1.8972172879721</text:p>
              </table:table-cell>
              <table:table-cell office:value-type="float" office:value="-0.430536552451042">
                <text:p>-0.430536552451042</text:p>
              </table:table-cell>
              <table:table-cell office:value-type="float" office:value="0.539341074943543">
                <text:p>0.539341074943543</text:p>
              </table:table-cell>
              <table:table-cell office:value-type="float" office:value="1.10598969172282">
                <text:p>1.10598969172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69.781">
                <text:p>269.781</text:p>
              </table:table-cell>
              <table:table-cell office:value-type="float" office:value="1.95413130248568">
                <text:p>1.95413130248568</text:p>
              </table:table-cell>
              <table:table-cell office:value-type="float" office:value="-0.428530073855925">
                <text:p>-0.428530073855925</text:p>
              </table:table-cell>
              <table:table-cell office:value-type="float" office:value="0.569493722915649">
                <text:p>0.569493722915649</text:p>
              </table:table-cell>
              <table:table-cell office:value-type="float" office:value="1.08732892806271">
                <text:p>1.08732892806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69.882">
                <text:p>269.882</text:p>
              </table:table-cell>
              <table:table-cell office:value-type="float" office:value="2.01446962123124">
                <text:p>2.01446962123124</text:p>
              </table:table-cell>
              <table:table-cell office:value-type="float" office:value="-0.419782469265946">
                <text:p>-0.419782469265946</text:p>
              </table:table-cell>
              <table:table-cell office:value-type="float" office:value="0.603654629230499">
                <text:p>0.603654629230499</text:p>
              </table:table-cell>
              <table:table-cell office:value-type="float" office:value="1.05081626593349">
                <text:p>1.050816265933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69.981">
                <text:p>269.981</text:p>
              </table:table-cell>
              <table:table-cell office:value-type="float" office:value="2.07557720352199">
                <text:p>2.07557720352199</text:p>
              </table:table-cell>
              <table:table-cell office:value-type="float" office:value="-0.404172287341627">
                <text:p>-0.404172287341627</text:p>
              </table:table-cell>
              <table:table-cell office:value-type="float" office:value="0.637069865703583">
                <text:p>0.637069865703583</text:p>
              </table:table-cell>
              <table:table-cell office:value-type="float" office:value="1.02229013213192">
                <text:p>1.02229013213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70.081">
                <text:p>270.081</text:p>
              </table:table-cell>
              <table:table-cell office:value-type="float" office:value="2.13795361268327">
                <text:p>2.13795361268327</text:p>
              </table:table-cell>
              <table:table-cell office:value-type="float" office:value="-0.381310331946682">
                <text:p>-0.381310331946682</text:p>
              </table:table-cell>
              <table:table-cell office:value-type="float" office:value="0.664340682506561">
                <text:p>0.664340682506561</text:p>
              </table:table-cell>
              <table:table-cell office:value-type="float" office:value="0.998507522674928">
                <text:p>0.998507522674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70.181">
                <text:p>270.181</text:p>
              </table:table-cell>
              <table:table-cell office:value-type="float" office:value="2.20016110140206">
                <text:p>2.20016110140206</text:p>
              </table:table-cell>
              <table:table-cell office:value-type="float" office:value="-0.351171427336788">
                <text:p>-0.351171427336788</text:p>
              </table:table-cell>
              <table:table-cell office:value-type="float" office:value="0.691239844322205">
                <text:p>0.691239844322205</text:p>
              </table:table-cell>
              <table:table-cell office:value-type="float" office:value="0.967640089701457">
                <text:p>0.9676400897014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70.281">
                <text:p>270.281</text:p>
              </table:table-cell>
              <table:table-cell office:value-type="float" office:value="2.26224817033459">
                <text:p>2.26224817033459</text:p>
              </table:table-cell>
              <table:table-cell office:value-type="float" office:value="-0.313282402400404">
                <text:p>-0.313282402400404</text:p>
              </table:table-cell>
              <table:table-cell office:value-type="float" office:value="0.727350145339966">
                <text:p>0.727350145339966</text:p>
              </table:table-cell>
              <table:table-cell office:value-type="float" office:value="0.94668908866055">
                <text:p>0.94668908866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70.381">
                <text:p>270.381</text:p>
              </table:table-cell>
              <table:table-cell office:value-type="float" office:value="2.3228033795743">
                <text:p>2.3228033795743</text:p>
              </table:table-cell>
              <table:table-cell office:value-type="float" office:value="-0.267951605368793">
                <text:p>-0.267951605368793</text:p>
              </table:table-cell>
              <table:table-cell office:value-type="float" office:value="0.75642676615715">
                <text:p>0.75642676615715</text:p>
              </table:table-cell>
              <table:table-cell office:value-type="float" office:value="0.906813601413405">
                <text:p>0.906813601413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70.481">
                <text:p>270.481</text:p>
              </table:table-cell>
              <table:table-cell office:value-type="float" office:value="2.381369928848">
                <text:p>2.381369928848</text:p>
              </table:table-cell>
              <table:table-cell office:value-type="float" office:value="-0.215192721083003">
                <text:p>-0.215192721083003</text:p>
              </table:table-cell>
              <table:table-cell office:value-type="float" office:value="0.788260145187378">
                <text:p>0.788260145187378</text:p>
              </table:table-cell>
              <table:table-cell office:value-type="float" office:value="0.902444046663951">
                <text:p>0.9024440466639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70.582">
                <text:p>270.582</text:p>
              </table:table-cell>
              <table:table-cell office:value-type="float" office:value="2.43737050496128">
                <text:p>2.43737050496128</text:p>
              </table:table-cell>
              <table:table-cell office:value-type="float" office:value="-0.154750822125498">
                <text:p>-0.154750822125498</text:p>
              </table:table-cell>
              <table:table-cell office:value-type="float" office:value="0.815813206911087">
                <text:p>0.815813206911087</text:p>
              </table:table-cell>
              <table:table-cell office:value-type="float" office:value="0.889012184487768">
                <text:p>0.889012184487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70.681">
                <text:p>270.681</text:p>
              </table:table-cell>
              <table:table-cell office:value-type="float" office:value="2.4887525013684">
                <text:p>2.4887525013684</text:p>
              </table:table-cell>
              <table:table-cell office:value-type="float" office:value="-0.088200925948347">
                <text:p>-0.088200925948347</text:p>
              </table:table-cell>
              <table:table-cell office:value-type="float" office:value="0.849266008615494">
                <text:p>0.849266008615494</text:p>
              </table:table-cell>
              <table:table-cell office:value-type="float" office:value="0.878035059894424">
                <text:p>0.878035059894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70.781">
                <text:p>270.781</text:p>
              </table:table-cell>
              <table:table-cell office:value-type="float" office:value="2.53591692838125">
                <text:p>2.53591692838125</text:p>
              </table:table-cell>
              <table:table-cell office:value-type="float" office:value="-0.0147083524268462">
                <text:p>-0.0147083524268462</text:p>
              </table:table-cell>
              <table:table-cell office:value-type="float" office:value="0.873249193429947">
                <text:p>0.873249193429947</text:p>
              </table:table-cell>
              <table:table-cell office:value-type="float" office:value="0.862761781876346">
                <text:p>0.8627617818763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70.881">
                <text:p>270.881</text:p>
              </table:table-cell>
              <table:table-cell office:value-type="float" office:value="2.57785344065573">
                <text:p>2.57785344065573</text:p>
              </table:table-cell>
              <table:table-cell office:value-type="float" office:value="0.0650087224224085">
                <text:p>0.0650087224224085</text:p>
              </table:table-cell>
              <table:table-cell office:value-type="float" office:value="0.900748748779297">
                <text:p>0.900748748779297</text:p>
              </table:table-cell>
              <table:table-cell office:value-type="float" office:value="0.804654914212514">
                <text:p>0.804654914212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70.981">
                <text:p>270.981</text:p>
              </table:table-cell>
              <table:table-cell office:value-type="float" office:value="2.61454462110234">
                <text:p>2.61454462110234</text:p>
              </table:table-cell>
              <table:table-cell office:value-type="float" office:value="0.150876135800847">
                <text:p>0.150876135800847</text:p>
              </table:table-cell>
              <table:table-cell office:value-type="float" office:value="0.933780241966248">
                <text:p>0.933780241966248</text:p>
              </table:table-cell>
              <table:table-cell office:value-type="float" office:value="0.832273540726627">
                <text:p>0.8322735407266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71.081">
                <text:p>271.081</text:p>
              </table:table-cell>
              <table:table-cell office:value-type="float" office:value="2.64402540758125">
                <text:p>2.64402540758125</text:p>
              </table:table-cell>
              <table:table-cell office:value-type="float" office:value="0.239661789236488">
                <text:p>0.239661789236488</text:p>
              </table:table-cell>
              <table:table-cell office:value-type="float" office:value="0.935521727561951">
                <text:p>0.935521727561951</text:p>
              </table:table-cell>
              <table:table-cell office:value-type="float" office:value="0.692506974001965">
                <text:p>0.6925069740019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71.182">
                <text:p>271.182</text:p>
              </table:table-cell>
              <table:table-cell office:value-type="float" office:value="2.66738512737743">
                <text:p>2.66738512737743</text:p>
              </table:table-cell>
              <table:table-cell office:value-type="float" office:value="0.330637346639879">
                <text:p>0.330637346639879</text:p>
              </table:table-cell>
              <table:table-cell office:value-type="float" office:value="0.929967515468598">
                <text:p>0.929967515468598</text:p>
              </table:table-cell>
              <table:table-cell office:value-type="float" office:value="0.293080174779318">
                <text:p>0.2930801747793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1.282">
                <text:p>271.282</text:p>
              </table:table-cell>
              <table:table-cell office:value-type="float" office:value="2.68819724911433">
                <text:p>2.68819724911433</text:p>
              </table:table-cell>
              <table:table-cell office:value-type="float" office:value="0.422952918762244">
                <text:p>0.422952918762244</text:p>
              </table:table-cell>
              <table:table-cell office:value-type="float" office:value="0.946324958324432">
                <text:p>0.946324958324432</text:p>
              </table:table-cell>
              <table:table-cell office:value-type="float" office:value="0.0848142152809235">
                <text:p>0.0848142152809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.382">
                <text:p>271.382</text:p>
              </table:table-cell>
              <table:table-cell office:value-type="float" office:value="2.7082186180554">
                <text:p>2.7082186180554</text:p>
              </table:table-cell>
              <table:table-cell office:value-type="float" office:value="0.515409145639748">
                <text:p>0.515409145639748</text:p>
              </table:table-cell>
              <table:table-cell office:value-type="float" office:value="0.945992024421692">
                <text:p>0.945992024421692</text:p>
              </table:table-cell>
              <table:table-cell office:value-type="float" office:value="-0.11241833560438">
                <text:p>-0.11241833560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.482">
                <text:p>271.482</text:p>
              </table:table-cell>
              <table:table-cell office:value-type="float" office:value="2.72924970547117">
                <text:p>2.72924970547117</text:p>
              </table:table-cell>
              <table:table-cell office:value-type="float" office:value="0.607510209081871">
                <text:p>0.607510209081871</text:p>
              </table:table-cell>
              <table:table-cell office:value-type="float" office:value="0.944717551708222">
                <text:p>0.944717551708222</text:p>
              </table:table-cell>
              <table:table-cell office:value-type="float" office:value="-0.282177321882133">
                <text:p>-0.282177321882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1.581">
                <text:p>271.581</text:p>
              </table:table-cell>
              <table:table-cell office:value-type="float" office:value="2.75273215372938">
                <text:p>2.75273215372938</text:p>
              </table:table-cell>
              <table:table-cell office:value-type="float" office:value="0.698443727526173">
                <text:p>0.698443727526173</text:p>
              </table:table-cell>
              <table:table-cell office:value-type="float" office:value="0.94865265417099">
                <text:p>0.94865265417099</text:p>
              </table:table-cell>
              <table:table-cell office:value-type="float" office:value="-0.372326914086399">
                <text:p>-0.372326914086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1.681">
                <text:p>271.681</text:p>
              </table:table-cell>
              <table:table-cell office:value-type="float" office:value="2.77992496757208">
                <text:p>2.77992496757208</text:p>
              </table:table-cell>
              <table:table-cell office:value-type="float" office:value="0.789709475364524">
                <text:p>0.789709475364524</text:p>
              </table:table-cell>
              <table:table-cell office:value-type="float" office:value="0.952306980609894">
                <text:p>0.952306980609894</text:p>
              </table:table-cell>
              <table:table-cell office:value-type="float" office:value="-0.463035865002368">
                <text:p>-0.463035865002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1.781">
                <text:p>271.781</text:p>
              </table:table-cell>
              <table:table-cell office:value-type="float" office:value="2.81130405356745">
                <text:p>2.81130405356745</text:p>
              </table:table-cell>
              <table:table-cell office:value-type="float" office:value="0.87959293764322">
                <text:p>0.87959293764322</text:p>
              </table:table-cell>
              <table:table-cell office:value-type="float" office:value="0.9520338139534">
                <text:p>0.9520338139534</text:p>
              </table:table-cell>
              <table:table-cell office:value-type="float" office:value="-0.524774212435067">
                <text:p>-0.5247742124350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1.881">
                <text:p>271.881</text:p>
              </table:table-cell>
              <table:table-cell office:value-type="float" office:value="2.84735273157058">
                <text:p>2.84735273157058</text:p>
              </table:table-cell>
              <table:table-cell office:value-type="float" office:value="0.967702086212335">
                <text:p>0.967702086212335</text:p>
              </table:table-cell>
              <table:table-cell office:value-type="float" office:value="0.951983678817749">
                <text:p>0.951983678817749</text:p>
              </table:table-cell>
              <table:table-cell office:value-type="float" office:value="-0.572981765471309">
                <text:p>-0.572981765471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1.981">
                <text:p>271.981</text:p>
              </table:table-cell>
              <table:table-cell office:value-type="float" office:value="2.88830997152696">
                <text:p>2.88830997152696</text:p>
              </table:table-cell>
              <table:table-cell office:value-type="float" office:value="1.05343894483905">
                <text:p>1.05343894483905</text:p>
              </table:table-cell>
              <table:table-cell office:value-type="float" office:value="0.950173901557922">
                <text:p>0.950173901557922</text:p>
              </table:table-cell>
              <table:table-cell office:value-type="float" office:value="-0.627417116280062">
                <text:p>-0.6274171162800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2.081">
                <text:p>272.081</text:p>
              </table:table-cell>
              <table:table-cell office:value-type="float" office:value="2.9348092603574">
                <text:p>2.9348092603574</text:p>
              </table:table-cell>
              <table:table-cell office:value-type="float" office:value="1.13688210662895">
                <text:p>1.13688210662895</text:p>
              </table:table-cell>
              <table:table-cell office:value-type="float" office:value="0.955245785713196">
                <text:p>0.955245785713196</text:p>
              </table:table-cell>
              <table:table-cell office:value-type="float" office:value="-0.629637143698083">
                <text:p>-0.6296371436980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2.181">
                <text:p>272.181</text:p>
              </table:table-cell>
              <table:table-cell office:value-type="float" office:value="2.98655021688823">
                <text:p>2.98655021688823</text:p>
              </table:table-cell>
              <table:table-cell office:value-type="float" office:value="1.21736379506745">
                <text:p>1.21736379506745</text:p>
              </table:table-cell>
              <table:table-cell office:value-type="float" office:value="0.956787790298462">
                <text:p>0.956787790298462</text:p>
              </table:table-cell>
              <table:table-cell office:value-type="float" office:value="-0.656919226588973">
                <text:p>-0.6569192265889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2.281">
                <text:p>272.281</text:p>
              </table:table-cell>
              <table:table-cell office:value-type="float" office:value="3.04342279196114">
                <text:p>3.04342279196114</text:p>
              </table:table-cell>
              <table:table-cell office:value-type="float" office:value="1.29422134922079">
                <text:p>1.29422134922079</text:p>
              </table:table-cell>
              <table:table-cell office:value-type="float" office:value="0.9561157579422">
                <text:p>0.9561157579422</text:p>
              </table:table-cell>
              <table:table-cell office:value-type="float" office:value="-0.639262291322271">
                <text:p>-0.639262291322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72.382">
                <text:p>272.382</text:p>
              </table:table-cell>
              <table:table-cell office:value-type="float" office:value="3.10566889295867">
                <text:p>3.10566889295867</text:p>
              </table:table-cell>
              <table:table-cell office:value-type="float" office:value="1.36797576723677">
                <text:p>1.36797576723677</text:p>
              </table:table-cell>
              <table:table-cell office:value-type="float" office:value="0.955550256729126">
                <text:p>0.955550256729126</text:p>
              </table:table-cell>
              <table:table-cell office:value-type="float" office:value="-0.665763360908233">
                <text:p>-0.665763360908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72.481">
                <text:p>272.481</text:p>
              </table:table-cell>
              <table:table-cell office:value-type="float" office:value="3.17172926945309">
                <text:p>3.17172926945309</text:p>
              </table:table-cell>
              <table:table-cell office:value-type="float" office:value="1.43634540069551">
                <text:p>1.43634540069551</text:p>
              </table:table-cell>
              <table:table-cell office:value-type="float" office:value="0.960307026386261">
                <text:p>0.960307026386261</text:p>
              </table:table-cell>
              <table:table-cell office:value-type="float" office:value="-0.648199845509357">
                <text:p>-0.648199845509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72.581">
                <text:p>272.581</text:p>
              </table:table-cell>
              <table:table-cell office:value-type="float" office:value="3.24284470840559">
                <text:p>3.24284470840559</text:p>
              </table:table-cell>
              <table:table-cell office:value-type="float" office:value="1.5010721844935">
                <text:p>1.5010721844935</text:p>
              </table:table-cell>
              <table:table-cell office:value-type="float" office:value="0.961611262321472">
                <text:p>0.961611262321472</text:p>
              </table:table-cell>
              <table:table-cell office:value-type="float" office:value="-0.638389598892396">
                <text:p>-0.6383895988923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72.681">
                <text:p>272.681</text:p>
              </table:table-cell>
              <table:table-cell office:value-type="float" office:value="3.31791626907496">
                <text:p>3.31791626907496</text:p>
              </table:table-cell>
              <table:table-cell office:value-type="float" office:value="1.56110763486067">
                <text:p>1.56110763486067</text:p>
              </table:table-cell>
              <table:table-cell office:value-type="float" office:value="0.961248902320862">
                <text:p>0.961248902320862</text:p>
              </table:table-cell>
              <table:table-cell office:value-type="float" office:value="-0.624460174376706">
                <text:p>-0.624460174376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72.781">
                <text:p>272.781</text:p>
              </table:table-cell>
              <table:table-cell office:value-type="float" office:value="3.39665382673457">
                <text:p>3.39665382673457</text:p>
              </table:table-cell>
              <table:table-cell office:value-type="float" office:value="1.61638737889444">
                <text:p>1.61638737889444</text:p>
              </table:table-cell>
              <table:table-cell office:value-type="float" office:value="0.96205265378952">
                <text:p>0.96205265378952</text:p>
              </table:table-cell>
              <table:table-cell office:value-type="float" office:value="-0.627256387687591">
                <text:p>-0.627256387687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72.881">
                <text:p>272.881</text:p>
              </table:table-cell>
              <table:table-cell office:value-type="float" office:value="3.47863853516813">
                <text:p>3.47863853516813</text:p>
              </table:table-cell>
              <table:table-cell office:value-type="float" office:value="1.66658409617119">
                <text:p>1.66658409617119</text:p>
              </table:table-cell>
              <table:table-cell office:value-type="float" office:value="0.961311751842499">
                <text:p>0.961311751842499</text:p>
              </table:table-cell>
              <table:table-cell office:value-type="float" office:value="-0.615823188460017">
                <text:p>-0.615823188460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72.981">
                <text:p>272.981</text:p>
              </table:table-cell>
              <table:table-cell office:value-type="float" office:value="3.56399036202563">
                <text:p>3.56399036202563</text:p>
              </table:table-cell>
              <table:table-cell office:value-type="float" office:value="1.71186991672195">
                <text:p>1.71186991672195</text:p>
              </table:table-cell>
              <table:table-cell office:value-type="float" office:value="0.966216326236725">
                <text:p>0.966216326236725</text:p>
              </table:table-cell>
              <table:table-cell office:value-type="float" office:value="-0.61875111798206">
                <text:p>-0.61875111798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73.081">
                <text:p>273.081</text:p>
              </table:table-cell>
              <table:table-cell office:value-type="float" office:value="3.65174132820454">
                <text:p>3.65174132820454</text:p>
              </table:table-cell>
              <table:table-cell office:value-type="float" office:value="1.75168339704276">
                <text:p>1.75168339704276</text:p>
              </table:table-cell>
              <table:table-cell office:value-type="float" office:value="0.963604964733124">
                <text:p>0.963604964733124</text:p>
              </table:table-cell>
              <table:table-cell office:value-type="float" office:value="-0.578312500413642">
                <text:p>-0.5783125004136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73.181">
                <text:p>273.181</text:p>
              </table:table-cell>
              <table:table-cell office:value-type="float" office:value="3.74183297934455">
                <text:p>3.74183297934455</text:p>
              </table:table-cell>
              <table:table-cell office:value-type="float" office:value="1.78643021442195">
                <text:p>1.78643021442195</text:p>
              </table:table-cell>
              <table:table-cell office:value-type="float" office:value="0.965600689888">
                <text:p>0.965600689888</text:p>
              </table:table-cell>
              <table:table-cell office:value-type="float" office:value="-0.59018262610378">
                <text:p>-0.59018262610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73.281">
                <text:p>273.281</text:p>
              </table:table-cell>
              <table:table-cell office:value-type="float" office:value="3.83379625489349">
                <text:p>3.83379625489349</text:p>
              </table:table-cell>
              <table:table-cell office:value-type="float" office:value="1.81579585448834">
                <text:p>1.81579585448834</text:p>
              </table:table-cell>
              <table:table-cell office:value-type="float" office:value="0.9653799700737">
                <text:p>0.9653799700737</text:p>
              </table:table-cell>
              <table:table-cell office:value-type="float" office:value="-0.582760678716453">
                <text:p>-0.5827606787164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73.381">
                <text:p>273.381</text:p>
              </table:table-cell>
              <table:table-cell office:value-type="float" office:value="3.92750092260574">
                <text:p>3.92750092260574</text:p>
              </table:table-cell>
              <table:table-cell office:value-type="float" office:value="1.83980337048403">
                <text:p>1.83980337048403</text:p>
              </table:table-cell>
              <table:table-cell office:value-type="float" office:value="0.967312026977539">
                <text:p>0.967312026977539</text:p>
              </table:table-cell>
              <table:table-cell office:value-type="float" office:value="-0.573968186435929">
                <text:p>-0.5739681864359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73.481">
                <text:p>273.481</text:p>
              </table:table-cell>
              <table:table-cell office:value-type="float" office:value="4.02227886683963">
                <text:p>4.02227886683963</text:p>
              </table:table-cell>
              <table:table-cell office:value-type="float" office:value="1.85836665140015">
                <text:p>1.85836665140015</text:p>
              </table:table-cell>
              <table:table-cell office:value-type="float" office:value="0.965787456512451">
                <text:p>0.965787456512451</text:p>
              </table:table-cell>
              <table:table-cell office:value-type="float" office:value="-0.569075538451413">
                <text:p>-0.5690755384514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73.581">
                <text:p>273.581</text:p>
              </table:table-cell>
              <table:table-cell office:value-type="float" office:value="4.11857124303373">
                <text:p>4.11857124303373</text:p>
              </table:table-cell>
              <table:table-cell office:value-type="float" office:value="1.87159328072463">
                <text:p>1.87159328072463</text:p>
              </table:table-cell>
              <table:table-cell office:value-type="float" office:value="0.971965299606323">
                <text:p>0.971965299606323</text:p>
              </table:table-cell>
              <table:table-cell office:value-type="float" office:value="-0.547231536313712">
                <text:p>-0.547231536313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73.681">
                <text:p>273.681</text:p>
              </table:table-cell>
              <table:table-cell office:value-type="float" office:value="4.21548063044219">
                <text:p>4.21548063044219</text:p>
              </table:table-cell>
              <table:table-cell office:value-type="float" office:value="1.87953640885204">
                <text:p>1.87953640885204</text:p>
              </table:table-cell>
              <table:table-cell office:value-type="float" office:value="0.972343697071076">
                <text:p>0.972343697071076</text:p>
              </table:table-cell>
              <table:table-cell office:value-type="float" office:value="-0.530841281615108">
                <text:p>-0.530841281615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73.781">
                <text:p>273.781</text:p>
              </table:table-cell>
              <table:table-cell office:value-type="float" office:value="4.31258837835835">
                <text:p>4.31258837835835</text:p>
              </table:table-cell>
              <table:table-cell office:value-type="float" office:value="1.88232392793751">
                <text:p>1.88232392793751</text:p>
              </table:table-cell>
              <table:table-cell office:value-type="float" office:value="0.971477481365204">
                <text:p>0.971477481365204</text:p>
              </table:table-cell>
              <table:table-cell office:value-type="float" office:value="-0.51139486266906">
                <text:p>-0.511394862669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73.881">
                <text:p>273.881</text:p>
              </table:table-cell>
              <table:table-cell office:value-type="float" office:value="4.40977811819422">
                <text:p>4.40977811819422</text:p>
              </table:table-cell>
              <table:table-cell office:value-type="float" office:value="1.88014243512061">
                <text:p>1.88014243512061</text:p>
              </table:table-cell>
              <table:table-cell office:value-type="float" office:value="0.972142193317413">
                <text:p>0.972142193317413</text:p>
              </table:table-cell>
              <table:table-cell office:value-type="float" office:value="-0.512547234454787">
                <text:p>-0.512547234454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73.981">
                <text:p>273.981</text:p>
              </table:table-cell>
              <table:table-cell office:value-type="float" office:value="4.50650705902684">
                <text:p>4.50650705902684</text:p>
              </table:table-cell>
              <table:table-cell office:value-type="float" office:value="1.87300090094498">
                <text:p>1.87300090094498</text:p>
              </table:table-cell>
              <table:table-cell office:value-type="float" office:value="0.969922136306763">
                <text:p>0.969922136306763</text:p>
              </table:table-cell>
              <table:table-cell office:value-type="float" office:value="-0.483434470303087">
                <text:p>-0.4834344703030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74.081">
                <text:p>274.081</text:p>
              </table:table-cell>
              <table:table-cell office:value-type="float" office:value="4.60300004887803">
                <text:p>4.60300004887803</text:p>
              </table:table-cell>
              <table:table-cell office:value-type="float" office:value="1.86116607196886">
                <text:p>1.86116607196886</text:p>
              </table:table-cell>
              <table:table-cell office:value-type="float" office:value="0.972160494327545">
                <text:p>0.972160494327545</text:p>
              </table:table-cell>
              <table:table-cell office:value-type="float" office:value="-0.505152558705893">
                <text:p>-0.5051525587058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74.181">
                <text:p>274.181</text:p>
              </table:table-cell>
              <table:table-cell office:value-type="float" office:value="4.69870145295347">
                <text:p>4.69870145295347</text:p>
              </table:table-cell>
              <table:table-cell office:value-type="float" office:value="1.8444864036329">
                <text:p>1.8444864036329</text:p>
              </table:table-cell>
              <table:table-cell office:value-type="float" office:value="0.971440686702728">
                <text:p>0.971440686702728</text:p>
              </table:table-cell>
              <table:table-cell office:value-type="float" office:value="-0.511695430939456">
                <text:p>-0.511695430939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74.282">
                <text:p>274.282</text:p>
              </table:table-cell>
              <table:table-cell office:value-type="float" office:value="4.79443491251921">
                <text:p>4.79443491251921</text:p>
              </table:table-cell>
              <table:table-cell office:value-type="float" office:value="1.82270379822542">
                <text:p>1.82270379822542</text:p>
              </table:table-cell>
              <table:table-cell office:value-type="float" office:value="0.97208247423172">
                <text:p>0.97208247423172</text:p>
              </table:table-cell>
              <table:table-cell office:value-type="float" office:value="-0.499752774296037">
                <text:p>-0.499752774296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74.381">
                <text:p>274.381</text:p>
              </table:table-cell>
              <table:table-cell office:value-type="float" office:value="4.88707961368801">
                <text:p>4.88707961368801</text:p>
              </table:table-cell>
              <table:table-cell office:value-type="float" office:value="1.7966442277428">
                <text:p>1.7966442277428</text:p>
              </table:table-cell>
              <table:table-cell office:value-type="float" office:value="0.972121436119079">
                <text:p>0.972121436119079</text:p>
              </table:table-cell>
              <table:table-cell office:value-type="float" office:value="-0.497929056006742">
                <text:p>-0.4979290560067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74.481">
                <text:p>274.481</text:p>
              </table:table-cell>
              <table:table-cell office:value-type="float" office:value="4.97958890994103">
                <text:p>4.97958890994103</text:p>
              </table:table-cell>
              <table:table-cell office:value-type="float" office:value="1.76562839123421">
                <text:p>1.76562839123421</text:p>
              </table:table-cell>
              <table:table-cell office:value-type="float" office:value="0.975702414035797">
                <text:p>0.975702414035797</text:p>
              </table:table-cell>
              <table:table-cell office:value-type="float" office:value="-0.48561562113015">
                <text:p>-0.48561562113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74.582">
                <text:p>274.582</text:p>
              </table:table-cell>
              <table:table-cell office:value-type="float" office:value="5.07154183795775">
                <text:p>5.07154183795775</text:p>
              </table:table-cell>
              <table:table-cell office:value-type="float" office:value="1.729745516718">
                <text:p>1.729745516718</text:p>
              </table:table-cell>
              <table:table-cell office:value-type="float" office:value="0.977289496898651">
                <text:p>0.977289496898651</text:p>
              </table:table-cell>
              <table:table-cell office:value-type="float" office:value="-0.471827777035265">
                <text:p>-0.4718277770352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74.681">
                <text:p>274.681</text:p>
              </table:table-cell>
              <table:table-cell office:value-type="float" office:value="5.15975569741316">
                <text:p>5.15975569741316</text:p>
              </table:table-cell>
              <table:table-cell office:value-type="float" office:value="1.69038219374707">
                <text:p>1.69038219374707</text:p>
              </table:table-cell>
              <table:table-cell office:value-type="float" office:value="0.975736463546753">
                <text:p>0.975736463546753</text:p>
              </table:table-cell>
              <table:table-cell office:value-type="float" office:value="-0.462427185242435">
                <text:p>-0.462427185242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74.782">
                <text:p>274.782</text:p>
              </table:table-cell>
              <table:table-cell office:value-type="float" office:value="5.24782020928679">
                <text:p>5.24782020928679</text:p>
              </table:table-cell>
              <table:table-cell office:value-type="float" office:value="1.6461467870441">
                <text:p>1.6461467870441</text:p>
              </table:table-cell>
              <table:table-cell office:value-type="float" office:value="0.975743928432465">
                <text:p>0.975743928432465</text:p>
              </table:table-cell>
              <table:table-cell office:value-type="float" office:value="-0.455295361668231">
                <text:p>-0.455295361668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74.881">
                <text:p>274.881</text:p>
              </table:table-cell>
              <table:table-cell office:value-type="float" office:value="5.3320661561645">
                <text:p>5.3320661561645</text:p>
              </table:table-cell>
              <table:table-cell office:value-type="float" office:value="1.59885967120725">
                <text:p>1.59885967120725</text:p>
              </table:table-cell>
              <table:table-cell office:value-type="float" office:value="0.975856431484222">
                <text:p>0.975856431484222</text:p>
              </table:table-cell>
              <table:table-cell office:value-type="float" office:value="-0.449008958885469">
                <text:p>-0.4490089588854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74.981">
                <text:p>274.981</text:p>
              </table:table-cell>
              <table:table-cell office:value-type="float" office:value="5.41494115678037">
                <text:p>5.41494115678037</text:p>
              </table:table-cell>
              <table:table-cell office:value-type="float" office:value="1.54737013622399">
                <text:p>1.54737013622399</text:p>
              </table:table-cell>
              <table:table-cell office:value-type="float" office:value="0.975676070213318">
                <text:p>0.975676070213318</text:p>
              </table:table-cell>
              <table:table-cell office:value-type="float" office:value="-0.443943977355957">
                <text:p>-0.4439439773559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75.081">
                <text:p>275.081</text:p>
              </table:table-cell>
              <table:table-cell office:value-type="float" office:value="5.49545998184339">
                <text:p>5.49545998184339</text:p>
              </table:table-cell>
              <table:table-cell office:value-type="float" office:value="1.49224611537613">
                <text:p>1.49224611537613</text:p>
              </table:table-cell>
              <table:table-cell office:value-type="float" office:value="0.975804225444794">
                <text:p>0.975804225444794</text:p>
              </table:table-cell>
              <table:table-cell office:value-type="float" office:value="-0.440442182931555">
                <text:p>-0.4404421829315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75.181">
                <text:p>275.181</text:p>
              </table:table-cell>
              <table:table-cell office:value-type="float" office:value="5.57356571893385">
                <text:p>5.57356571893385</text:p>
              </table:table-cell>
              <table:table-cell office:value-type="float" office:value="1.43356110546491">
                <text:p>1.43356110546491</text:p>
              </table:table-cell>
              <table:table-cell office:value-type="float" office:value="0.976956322193146">
                <text:p>0.976956322193146</text:p>
              </table:table-cell>
              <table:table-cell office:value-type="float" office:value="-0.434689607964941">
                <text:p>-0.4346896079649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75.281">
                <text:p>275.281</text:p>
              </table:table-cell>
              <table:table-cell office:value-type="float" office:value="5.64905722511534">
                <text:p>5.64905722511534</text:p>
              </table:table-cell>
              <table:table-cell office:value-type="float" office:value="1.37152943548821">
                <text:p>1.37152943548821</text:p>
              </table:table-cell>
              <table:table-cell office:value-type="float" office:value="0.977082165718079">
                <text:p>0.977082165718079</text:p>
              </table:table-cell>
              <table:table-cell office:value-type="float" office:value="-0.431954900902438">
                <text:p>-0.431954900902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75.381">
                <text:p>275.381</text:p>
              </table:table-cell>
              <table:table-cell office:value-type="float" office:value="5.72179323033118">
                <text:p>5.72179323033118</text:p>
              </table:table-cell>
              <table:table-cell office:value-type="float" office:value="1.30630151395171">
                <text:p>1.30630151395171</text:p>
              </table:table-cell>
              <table:table-cell office:value-type="float" office:value="0.976995813846588">
                <text:p>0.976995813846588</text:p>
              </table:table-cell>
              <table:table-cell office:value-type="float" office:value="-0.429596194301743">
                <text:p>-0.4295961943017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75.481">
                <text:p>275.481</text:p>
              </table:table-cell>
              <table:table-cell office:value-type="float" office:value="5.79157364600136">
                <text:p>5.79157364600136</text:p>
              </table:table-cell>
              <table:table-cell office:value-type="float" office:value="1.23809523334424">
                <text:p>1.23809523334424</text:p>
              </table:table-cell>
              <table:table-cell office:value-type="float" office:value="0.975776773929596">
                <text:p>0.975776773929596</text:p>
              </table:table-cell>
              <table:table-cell office:value-type="float" office:value="-0.43133925817099">
                <text:p>-0.43133925817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75.581">
                <text:p>275.581</text:p>
              </table:table-cell>
              <table:table-cell office:value-type="float" office:value="5.85856490051866">
                <text:p>5.85856490051866</text:p>
              </table:table-cell>
              <table:table-cell office:value-type="float" office:value="1.16671237263281">
                <text:p>1.16671237263281</text:p>
              </table:table-cell>
              <table:table-cell office:value-type="float" office:value="0.978945401191712">
                <text:p>0.978945401191712</text:p>
              </table:table-cell>
              <table:table-cell office:value-type="float" office:value="-0.421733258718468">
                <text:p>-0.421733258718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75.681">
                <text:p>275.681</text:p>
              </table:table-cell>
              <table:table-cell office:value-type="float" office:value="5.92270033602063">
                <text:p>5.92270033602063</text:p>
              </table:table-cell>
              <table:table-cell office:value-type="float" office:value="1.09232115926975">
                <text:p>1.09232115926975</text:p>
              </table:table-cell>
              <table:table-cell office:value-type="float" office:value="0.982212131500244">
                <text:p>0.982212131500244</text:p>
              </table:table-cell>
              <table:table-cell office:value-type="float" office:value="-0.40524610266628">
                <text:p>-0.405246102666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75.781">
                <text:p>275.781</text:p>
              </table:table-cell>
              <table:table-cell office:value-type="float" office:value="5.98377124813079">
                <text:p>5.98377124813079</text:p>
              </table:table-cell>
              <table:table-cell office:value-type="float" office:value="1.0153901725334">
                <text:p>1.0153901725334</text:p>
              </table:table-cell>
              <table:table-cell office:value-type="float" office:value="0.982244013786316">
                <text:p>0.982244013786316</text:p>
              </table:table-cell>
              <table:table-cell office:value-type="float" office:value="-0.393984656736075">
                <text:p>-0.393984656736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75.881">
                <text:p>275.881</text:p>
              </table:table-cell>
              <table:table-cell office:value-type="float" office:value="6.04175481623045">
                <text:p>6.04175481623045</text:p>
              </table:table-cell>
              <table:table-cell office:value-type="float" office:value="0.936126767633069">
                <text:p>0.936126767633069</text:p>
              </table:table-cell>
              <table:table-cell office:value-type="float" office:value="0.982078485965729">
                <text:p>0.982078485965729</text:p>
              </table:table-cell>
              <table:table-cell office:value-type="float" office:value="-0.384939176490508">
                <text:p>-0.3849391764905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75.981">
                <text:p>275.981</text:p>
              </table:table-cell>
              <table:table-cell office:value-type="float" office:value="6.09665049702437">
                <text:p>6.09665049702437</text:p>
              </table:table-cell>
              <table:table-cell office:value-type="float" office:value="0.854682498552685">
                <text:p>0.854682498552685</text:p>
              </table:table-cell>
              <table:table-cell office:value-type="float" office:value="0.982176396369934">
                <text:p>0.982176396369934</text:p>
              </table:table-cell>
              <table:table-cell office:value-type="float" office:value="-0.37799651364246">
                <text:p>-0.37799651364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76.081">
                <text:p>276.081</text:p>
              </table:table-cell>
              <table:table-cell office:value-type="float" office:value="6.14843146855107">
                <text:p>6.14843146855107</text:p>
              </table:table-cell>
              <table:table-cell office:value-type="float" office:value="0.771218098339399">
                <text:p>0.771218098339399</text:p>
              </table:table-cell>
              <table:table-cell office:value-type="float" office:value="0.982220704078674">
                <text:p>0.982220704078674</text:p>
              </table:table-cell>
              <table:table-cell office:value-type="float" office:value="-0.372784729463508">
                <text:p>-0.3727847294635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76.181">
                <text:p>276.181</text:p>
              </table:table-cell>
              <table:table-cell office:value-type="float" office:value="6.19707366974086">
                <text:p>6.19707366974086</text:p>
              </table:table-cell>
              <table:table-cell office:value-type="float" office:value="0.68586793840658">
                <text:p>0.68586793840658</text:p>
              </table:table-cell>
              <table:table-cell office:value-type="float" office:value="0.982380452632904">
                <text:p>0.982380452632904</text:p>
              </table:table-cell>
              <table:table-cell office:value-type="float" office:value="-0.367905427174396">
                <text:p>-0.3679054271743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76.281">
                <text:p>276.281</text:p>
              </table:table-cell>
              <table:table-cell office:value-type="float" office:value="6.2425023991297">
                <text:p>6.2425023991297</text:p>
              </table:table-cell>
              <table:table-cell office:value-type="float" office:value="0.598865241460087">
                <text:p>0.598865241460087</text:p>
              </table:table-cell>
              <table:table-cell office:value-type="float" office:value="0.981490638256073">
                <text:p>0.981490638256073</text:p>
              </table:table-cell>
              <table:table-cell office:value-type="float" office:value="-0.357474895844977">
                <text:p>-0.357474895844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76.381">
                <text:p>276.381</text:p>
              </table:table-cell>
              <table:table-cell office:value-type="float" office:value="6.28481705979826">
                <text:p>6.28481705979826</text:p>
              </table:table-cell>
              <table:table-cell office:value-type="float" office:value="0.510243366636124">
                <text:p>0.510243366636124</text:p>
              </table:table-cell>
              <table:table-cell office:value-type="float" office:value="0.982057391643524">
                <text:p>0.982057391643524</text:p>
              </table:table-cell>
              <table:table-cell office:value-type="float" office:value="-0.362125000321722">
                <text:p>-0.362125000321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76.481">
                <text:p>276.481</text:p>
              </table:table-cell>
              <table:table-cell office:value-type="float" office:value="6.32387290626157">
                <text:p>6.32387290626157</text:p>
              </table:table-cell>
              <table:table-cell office:value-type="float" office:value="0.420199607043916">
                <text:p>0.420199607043916</text:p>
              </table:table-cell>
              <table:table-cell office:value-type="float" office:value="0.98149059009552">
                <text:p>0.98149059009552</text:p>
              </table:table-cell>
              <table:table-cell office:value-type="float" office:value="-0.368979465530579">
                <text:p>-0.3689794655305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76.581">
                <text:p>276.581</text:p>
              </table:table-cell>
              <table:table-cell office:value-type="float" office:value="6.35960807179093">
                <text:p>6.35960807179093</text:p>
              </table:table-cell>
              <table:table-cell office:value-type="float" office:value="0.328705772293183">
                <text:p>0.328705772293183</text:p>
              </table:table-cell>
              <table:table-cell office:value-type="float" office:value="0.982248637199402">
                <text:p>0.982248637199402</text:p>
              </table:table-cell>
              <table:table-cell office:value-type="float" office:value="-0.358725329479539">
                <text:p>-0.3587253294795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76.681">
                <text:p>276.681</text:p>
              </table:table-cell>
              <table:table-cell office:value-type="float" office:value="6.39199571317228">
                <text:p>6.39199571317228</text:p>
              </table:table-cell>
              <table:table-cell office:value-type="float" office:value="0.236112446589064">
                <text:p>0.236112446589064</text:p>
              </table:table-cell>
              <table:table-cell office:value-type="float" office:value="0.980942571163178">
                <text:p>0.980942571163178</text:p>
              </table:table-cell>
              <table:table-cell office:value-type="float" office:value="-0.359964158161577">
                <text:p>-0.3599641581615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76.782">
                <text:p>276.782</text:p>
              </table:table-cell>
              <table:table-cell office:value-type="float" office:value="6.42134145089264">
                <text:p>6.42134145089264</text:p>
              </table:table-cell>
              <table:table-cell office:value-type="float" office:value="0.141408621225488">
                <text:p>0.141408621225488</text:p>
              </table:table-cell>
              <table:table-cell office:value-type="float" office:value="0.981646437644958">
                <text:p>0.981646437644958</text:p>
              </table:table-cell>
              <table:table-cell office:value-type="float" office:value="-0.34936013279191">
                <text:p>-0.3493601327919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